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15.886cm"/>
    </style:style>
    <style:style style:name="co3" style:family="table-column">
      <style:table-column-properties fo:break-before="auto" style:column-width="6.454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eds (3)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eld1</text:p>
          </table:table-cell>
          <table:table-cell office:value-type="string" calcext:value-type="string">
            <text:p>field2</text:p>
          </table:table-cell>
          <table:table-cell office:value-type="string" calcext:value-type="string">
            <text:p>field3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field5</text:p>
          </table:table-cell>
          <table:table-cell office:value-type="string" calcext:value-type="string">
            <text:p>field6</text:p>
          </table:table-cell>
          <table:table-cell office:value-type="string" calcext:value-type="string">
            <text:p>number of peopl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0,24.75,24.75,24.50,24.75,24.75,24.50,23.50,25.50,25.75,25.00,24.50,25.75,25.25,25.25,25.25</text:p>
          </table:table-cell>
          <table:table-cell office:value-type="string" calcext:value-type="string">
            <text:p>26.75,26.75,27.50,26.00,27.25,27.25,25.25,26.25,26.75,27.50,26.50,25.00,27.25,27.25,24.50,25.75</text:p>
          </table:table-cell>
          <table:table-cell office:value-type="string" calcext:value-type="string">
            <text:p>27.50,27.25,26.75,24.75,26.25,25.75,24.00,26.00,27.75,28.00,26.25,24.25,24.25,24.50,24.50,25.50</text:p>
          </table:table-cell>
          <table:table-cell office:value-type="string" calcext:value-type="string">
            <text:p>28.00,28.75,25.75,24.75,24.50,25.25,24.25,25.50,26.75,26.75,25.00,24.25,24.50,25.25,24.25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0,24.00,24.75,24.50,25.00,25.25,25.75,24.50,24.75,25.25,24.50,24.50,25.50,25.50,25.50,25.75</text:p>
          </table:table-cell>
          <table:table-cell office:value-type="string" calcext:value-type="string">
            <text:p>25.75,25.00,25.00,25.75,27.25,27.00,27.25,26.50,25.00,25.25,24.75,25.00,27.25,28.00,27.50,26.50</text:p>
          </table:table-cell>
          <table:table-cell office:value-type="string" calcext:value-type="string">
            <text:p>24.50,24.75,24.50,24.75,25.50,27.25,28.00,26.50,25.25,24.75,24.50,24.00,24.25,27.50,30.25,27.00</text:p>
          </table:table-cell>
          <table:table-cell office:value-type="string" calcext:value-type="string">
            <text:p>25.00,25.00,24.50,24.25,24.50,27.50,29.00,26.00,25.00,24.75,25.25,23.75,24.25,26.50,26.50,25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4.75,24.25,24.25,24.00,24.50,23.75,25.00,24.00,24.25,24.75,24.00,24.50,25.25,24.50,24.25,25.50</text:p>
          </table:table-cell>
          <table:table-cell office:value-type="string" calcext:value-type="string">
            <text:p>25.00,24.50,24.25,25.25,26.75,26.25,24.75,25.75,24.75,24.75,24.50,24.75,27.50,25.75,24.75,25.25</text:p>
          </table:table-cell>
          <table:table-cell office:value-type="string" calcext:value-type="string">
            <text:p>24.75,24.50,24.50,24.25,25.25,24.75,25.75,25.75,25.00,25.00,24.50,24.00,24.00,24.50,26.00,25.50</text:p>
          </table:table-cell>
          <table:table-cell office:value-type="string" calcext:value-type="string">
            <text:p>25.00,25.00,24.50,23.75,24.00,24.00,24.25,25.75,24.75,25.00,24.75,24.50,24.50,24.50,24.75,24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.25,24.25,24.75,24.00,24.50,24.25,24.50,24.50,25.25,24.75,24.75,24.50,25.75,24.75,24.75,25.75</text:p>
          </table:table-cell>
          <table:table-cell office:value-type="string" calcext:value-type="string">
            <text:p>25.75,24.50,24.75,25.75,27.50,25.75,25.25,25.50,24.75,25.00,24.50,24.75,27.75,25.75,25.00,25.75</text:p>
          </table:table-cell>
          <table:table-cell office:value-type="string" calcext:value-type="string">
            <text:p>24.75,24.75,24.50,24.00,25.75,25.00,24.50,25.25,25.25,25.00,24.75,24.25,24.25,24.50,24.75,25.25</text:p>
          </table:table-cell>
          <table:table-cell office:value-type="string" calcext:value-type="string">
            <text:p>24.50,24.75,24.75,23.75,24.25,25.00,24.25,24.50,25.25,25.00,24.75,24.50,24.00,24.50,24.00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4.25,24.50,24.25,24.75,24.25,24.50,24.00,24.50,25.00,24.00,24.50,25.75,24.75,24.75,25.50</text:p>
          </table:table-cell>
          <table:table-cell office:value-type="string" calcext:value-type="string">
            <text:p>25.50,25.00,24.50,26.00,27.50,25.75,24.75,25.25,24.75,24.75,24.75,25.00,27.75,25.50,24.00,25.50</text:p>
          </table:table-cell>
          <table:table-cell office:value-type="string" calcext:value-type="string">
            <text:p>24.50,24.50,24.25,24.25,26.00,24.75,24.00,25.50,25.00,24.75,24.50,23.75,24.00,24.25,24.00,25.25</text:p>
          </table:table-cell>
          <table:table-cell office:value-type="string" calcext:value-type="string">
            <text:p>24.75,24.75,23.75,23.50,24.00,24.00,24.25,24.50,25.25,24.25,24.00,24.00,24.00,24.75,24.50,23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4.00,25.00,24.25,25.00,24.25,24.00,24.00,25.25,24.75,24.25,24.50,25.25,25.00,24.50,24.75</text:p>
          </table:table-cell>
          <table:table-cell office:value-type="string" calcext:value-type="string">
            <text:p>24.75,24.50,24.50,25.75,27.75,26.75,24.75,25.25,24.75,24.50,24.75,25.25,27.25,26.75,24.25,25.50</text:p>
          </table:table-cell>
          <table:table-cell office:value-type="string" calcext:value-type="string">
            <text:p>24.75,24.75,24.75,24.00,26.00,25.00,24.25,24.75,24.75,24.75,24.25,24.25,23.75,24.50,24.50,25.00</text:p>
          </table:table-cell>
          <table:table-cell office:value-type="string" calcext:value-type="string">
            <text:p>24.75,25.25,24.25,24.50,24.25,24.50,24.25,24.25,25.00,24.25,25.00,24.00,24.00,24.50,24.75,24.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00,24.25,24.75,24.00,24.50,24.25,24.25,24.50,25.25,24.75,24.25,24.25,26.00,25.25,24.50,25.00</text:p>
          </table:table-cell>
          <table:table-cell office:value-type="string" calcext:value-type="string">
            <text:p>25.50,24.75,24.50,25.75,27.50,27.00,24.75,25.25,25.00,24.75,24.50,25.00,27.75,27.00,25.00,25.00</text:p>
          </table:table-cell>
          <table:table-cell office:value-type="string" calcext:value-type="string">
            <text:p>24.50,25.00,24.50,24.75,25.50,25.50,24.25,25.00,25.00,25.00,24.50,24.00,24.25,24.50,24.50,25.50</text:p>
          </table:table-cell>
          <table:table-cell office:value-type="string" calcext:value-type="string">
            <text:p>25.25,24.75,24.25,24.00,23.75,24.50,24.50,24.75,24.50,24.50,24.75,23.75,24.00,24.50,25.00,24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00,24.75,24.50,25.25,24.25,24.75,23.50,24.50,24.75,24.50,24.50,25.25,24.50,24.50,25.25</text:p>
          </table:table-cell>
          <table:table-cell office:value-type="string" calcext:value-type="string">
            <text:p>25.50,24.75,24.75,25.00,26.25,25.00,24.25,25.50,25.25,24.75,24.50,25.50,26.75,25.75,24.00,25.25</text:p>
          </table:table-cell>
          <table:table-cell office:value-type="string" calcext:value-type="string">
            <text:p>24.75,25.00,24.75,26.00,28.00,27.00,24.50,25.25,25.00,24.75,25.75,25.50,27.25,25.25,24.50,24.75</text:p>
          </table:table-cell>
          <table:table-cell office:value-type="string" calcext:value-type="string">
            <text:p>25.25,25.25,24.50,24.50,26.00,24.50,24.25,24.25,25.00,24.75,25.25,24.50,24.50,24.75,24.25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2.75,23.50,23.25,24.00,23.75,23.75,23.25,23.75,23.25,23.25,23.25,23.25,23.25,23.75,24.75</text:p>
          </table:table-cell>
          <table:table-cell office:value-type="string" calcext:value-type="string">
            <text:p>24.75,23.75,23.50,23.25,23.50,23.50,23.50,24.50,23.75,24.00,23.50,23.50,23.25,23.50,23.25,24.50</text:p>
          </table:table-cell>
          <table:table-cell office:value-type="string" calcext:value-type="string">
            <text:p>24.00,23.50,23.50,23.75,23.25,23.75,23.75,24.75,24.25,23.75,23.75,23.25,23.25,24.25,24.00,25.25</text:p>
          </table:table-cell>
          <table:table-cell office:value-type="string" calcext:value-type="string">
            <text:p>24.25,24.00,23.25,24.00,23.00,23.50,23.25,24.50,23.50,24.00,24.00,23.50,23.50,23.75,24.25,26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3.75,24.00,23.25,24.25,23.50,24.00,23.75,24.50,24.50,23.50,23.75,23.50,23.50,24.00,24.25</text:p>
          </table:table-cell>
          <table:table-cell office:value-type="string" calcext:value-type="string">
            <text:p>25.50,24.25,24.25,23.25,23.25,23.25,24.00,24.75,24.25,24.50,23.75,23.75,23.25,23.75,23.50,24.50</text:p>
          </table:table-cell>
          <table:table-cell office:value-type="string" calcext:value-type="string">
            <text:p>24.25,24.00,24.00,24.00,24.00,24.00,23.75,24.25,24.50,23.75,23.75,23.25,23.50,24.25,23.75,24.25</text:p>
          </table:table-cell>
          <table:table-cell office:value-type="string" calcext:value-type="string">
            <text:p>24.75,24.50,23.50,23.75,24.00,24.00,23.50,24.25,24.50,24.25,24.00,23.25,24.00,24.25,23.75,24.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25,23.50,23.00,23.00,23.25,23.75,23.75,23.75,23.75,23.00,23.25,23.00,22.50,23.75,24.50</text:p>
          </table:table-cell>
          <table:table-cell office:value-type="string" calcext:value-type="string">
            <text:p>24.75,24.00,24.00,23.00,22.75,23.00,23.00,25.00,24.00,23.50,23.75,23.50,23.00,23.50,23.25,24.25</text:p>
          </table:table-cell>
          <table:table-cell office:value-type="string" calcext:value-type="string">
            <text:p>23.75,23.75,23.75,23.25,23.25,23.50,23.00,24.25,23.75,23.75,23.25,23.25,23.00,23.75,23.50,24.00</text:p>
          </table:table-cell>
          <table:table-cell office:value-type="string" calcext:value-type="string">
            <text:p>24.00,24.25,22.75,23.00,23.25,23.50,23.25,24.00,24.50,23.75,23.75,23.50,22.50,24.00,23.25,23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3.50,24.00,23.75,24.00,24.00,24.00,23.75,24.50,24.75,23.00,24.00,24.75,24.00,24.00,24.75</text:p>
          </table:table-cell>
          <table:table-cell office:value-type="string" calcext:value-type="string">
            <text:p>24.00,24.00,23.75,25.75,25.50,24.25,24.00,24.50,24.25,24.00,24.00,25.25,26.00,24.50,23.75,24.50</text:p>
          </table:table-cell>
          <table:table-cell office:value-type="string" calcext:value-type="string">
            <text:p>24.50,23.50,23.50,24.25,25.75,24.25,24.25,24.50,24.00,24.00,23.75,23.50,23.25,24.00,23.75,24.50</text:p>
          </table:table-cell>
          <table:table-cell office:value-type="string" calcext:value-type="string">
            <text:p>24.25,24.25,23.25,23.75,23.25,24.25,23.75,24.25,23.75,23.75,24.50,24.00,23.25,23.50,24.00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25,24.25,23.75,23.75,23.50,23.25,23.50,24.00,24.25,23.75,24.00,23.25,23.25,23.25,24.25</text:p>
          </table:table-cell>
          <table:table-cell office:value-type="string" calcext:value-type="string">
            <text:p>24.25,24.50,25.25,25.50,24.75,23.25,23.50,24.75,24.50,24.00,25.50,26.25,24.25,23.50,23.50,24.25</text:p>
          </table:table-cell>
          <table:table-cell office:value-type="string" calcext:value-type="string">
            <text:p>24.00,24.50,26.75,26.50,25.75,23.75,23.50,24.00,24.25,24.00,25.25,26.75,24.00,24.00,23.50,24.25</text:p>
          </table:table-cell>
          <table:table-cell office:value-type="string" calcext:value-type="string">
            <text:p>24.25,24.00,24.00,27.00,23.50,23.75,23.00,23.50,24.00,23.50,24.25,23.50,23.50,24.25,24.00,23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3.50,23.50,24.00,24.00,24.00,24.25,24.00,24.50,24.75,23.75,24.00,24.25,24.00,24.50,25.00</text:p>
          </table:table-cell>
          <table:table-cell office:value-type="string" calcext:value-type="string">
            <text:p>24.25,24.25,24.25,24.50,25.75,23.75,24.50,25.00,24.50,24.25,24.50,26.00,26.00,24.50,24.25,24.75</text:p>
          </table:table-cell>
          <table:table-cell office:value-type="string" calcext:value-type="string">
            <text:p>24.25,24.50,24.50,26.50,26.75,25.00,23.75,25.50,24.50,23.75,24.00,24.75,26.25,24.25,24.25,25.00</text:p>
          </table:table-cell>
          <table:table-cell office:value-type="string" calcext:value-type="string">
            <text:p>24.75,24.50,23.75,24.25,26.00,24.25,23.25,24.00,24.25,24.00,23.75,23.50,24.00,24.75,24.25,23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50,24.25,24.00,23.50,23.75,24.00,23.50,23.75,24.00,24.00,24.50,23.25,23.25,23.25,24.00</text:p>
          </table:table-cell>
          <table:table-cell office:value-type="string" calcext:value-type="string">
            <text:p>24.75,24.50,25.25,25.25,23.75,23.00,23.50,24.75,24.00,24.25,25.50,26.00,23.75,23.25,23.50,24.50</text:p>
          </table:table-cell>
          <table:table-cell office:value-type="string" calcext:value-type="string">
            <text:p>24.00,23.75,25.75,26.50,25.25,23.50,23.00,24.75,24.50,23.75,25.25,26.00,23.75,23.75,23.50,25.00</text:p>
          </table:table-cell>
          <table:table-cell office:value-type="string" calcext:value-type="string">
            <text:p>24.00,24.25,23.75,25.75,23.25,23.25,23.25,24.25,23.75,24.25,24.25,24.25,23.75,23.75,23.75,24.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3.75,24.25,24.25,24.50,24.50,24.50,23.50,24.50,24.50,24.25,24.00,24.75,24.50,24.25,24.50</text:p>
          </table:table-cell>
          <table:table-cell office:value-type="string" calcext:value-type="string">
            <text:p>25.00,24.25,24.25,24.25,25.25,26.00,25.00,25.25,24.50,24.25,24.50,24.75,26.25,26.25,24.50,24.75</text:p>
          </table:table-cell>
          <table:table-cell office:value-type="string" calcext:value-type="string">
            <text:p>24.50,24.25,24.50,26.25,26.75,27.00,26.25,24.50,24.75,24.50,24.50,25.00,27.50,26.75,25.00,24.75</text:p>
          </table:table-cell>
          <table:table-cell office:value-type="string" calcext:value-type="string">
            <text:p>24.00,24.75,23.75,23.75,26.25,27.00,24.50,24.25,24.50,24.25,24.00,23.50,24.75,27.25,24.50,23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50,23.75,23.25,23.75,23.75,24.50,23.75,24.00,24.00,23.75,23.50,23.00,23.50,24.00,24.50</text:p>
          </table:table-cell>
          <table:table-cell office:value-type="string" calcext:value-type="string">
            <text:p>24.50,23.50,23.50,23.50,23.25,23.75,24.25,25.00,23.75,23.75,23.75,23.50,23.25,23.50,24.00,25.00</text:p>
          </table:table-cell>
          <table:table-cell office:value-type="string" calcext:value-type="string">
            <text:p>24.25,23.75,23.50,23.75,23.50,24.00,25.50,25.25,24.25,24.25,23.50,23.25,23.50,23.50,25.00,25.75</text:p>
          </table:table-cell>
          <table:table-cell office:value-type="string" calcext:value-type="string">
            <text:p>23.75,24.25,23.50,24.00,23.75,23.75,25.00,25.25,24.75,23.50,23.75,24.00,23.75,24.25,24.00,24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3.75,24.50,24.00,24.50,24.00,24.50,24.00,24.50,24.75,24.25,24.50,24.75,24.50,24.50,24.75</text:p>
          </table:table-cell>
          <table:table-cell office:value-type="string" calcext:value-type="string">
            <text:p>25.50,24.25,24.25,25.25,25.75,25.50,25.00,25.25,24.75,25.00,24.75,26.50,26.25,26.25,24.00,24.75</text:p>
          </table:table-cell>
          <table:table-cell office:value-type="string" calcext:value-type="string">
            <text:p>24.75,24.50,25.25,26.50,26.50,25.50,24.50,24.75,24.75,24.50,24.50,26.50,27.25,25.00,24.00,25.00</text:p>
          </table:table-cell>
          <table:table-cell office:value-type="string" calcext:value-type="string">
            <text:p>24.25,24.50,24.00,24.25,28.00,24.75,23.75,24.25,24.75,24.50,23.75,24.25,25.50,25.25,24.25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3.75,24.00,23.75,23.50,23.50,23.75,23.00,24.75,24.50,24.25,24.00,23.25,22.75,23.75,24.25</text:p>
          </table:table-cell>
          <table:table-cell office:value-type="string" calcext:value-type="string">
            <text:p>25.00,25.00,26.00,24.25,23.25,23.50,23.50,25.00,24.25,24.50,26.00,26.00,23.25,23.75,23.25,24.25</text:p>
          </table:table-cell>
          <table:table-cell office:value-type="string" calcext:value-type="string">
            <text:p>24.75,24.50,26.00,26.00,23.75,23.50,23.25,24.25,24.25,24.75,26.00,25.00,23.25,23.75,23.75,24.50</text:p>
          </table:table-cell>
          <table:table-cell office:value-type="string" calcext:value-type="string">
            <text:p>24.25,24.50,24.75,24.00,23.50,24.00,23.25,23.75,24.25,23.75,24.25,23.50,23.50,23.75,23.50,23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4.00,24.25,24.50,24.50,24.00,23.75,23.75,24.50,25.25,23.75,24.50,24.50,23.75,24.00,25.00</text:p>
          </table:table-cell>
          <table:table-cell office:value-type="string" calcext:value-type="string">
            <text:p>25.25,24.50,24.50,25.75,25.25,23.50,24.25,25.00,24.75,24.75,24.25,26.25,26.75,24.50,23.75,25.00</text:p>
          </table:table-cell>
          <table:table-cell office:value-type="string" calcext:value-type="string">
            <text:p>24.75,24.75,24.75,26.75,26.75,24.50,24.00,24.50,24.25,25.00,24.25,25.25,24.75,24.50,24.50,24.50</text:p>
          </table:table-cell>
          <table:table-cell office:value-type="string" calcext:value-type="string">
            <text:p>24.75,24.75,24.25,24.25,24.00,24.75,23.75,24.25,24.25,24.25,24.50,24.25,24.00,25.00,24.00,23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75,24.25,24.25,24.00,24.00,24.50,24.25,23.75,24.75,24.50,24.50,23.75,24.25,25.25,24.50,25.00</text:p>
          </table:table-cell>
          <table:table-cell office:value-type="string" calcext:value-type="string">
            <text:p>25.25,24.25,24.25,24.75,25.25,26.25,25.00,25.00,24.75,24.75,24.75,24.50,26.50,27.00,25.25,25.50</text:p>
          </table:table-cell>
          <table:table-cell office:value-type="string" calcext:value-type="string">
            <text:p>24.50,24.50,24.00,24.25,26.00,27.00,25.25,24.75,25.00,24.75,24.00,23.75,25.25,27.00,24.50,24.75</text:p>
          </table:table-cell>
          <table:table-cell office:value-type="string" calcext:value-type="string">
            <text:p>24.75,24.50,23.50,24.25,24.50,26.25,24.25,24.25,24.75,24.00,24.50,24.00,24.50,24.50,24.75,24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4.25,23.75,23.75,24.75,24.00,24.25,23.50,25.00,24.50,23.50,23.75,24.25,24.25,23.75,25.00</text:p>
          </table:table-cell>
          <table:table-cell office:value-type="string" calcext:value-type="string">
            <text:p>25.00,24.75,24.00,24.25,25.25,25.25,24.25,25.00,24.50,24.25,24.00,23.75,25.75,26.75,24.25,24.75</text:p>
          </table:table-cell>
          <table:table-cell office:value-type="string" calcext:value-type="string">
            <text:p>24.00,24.50,24.25,24.00,26.50,26.50,24.50,24.25,24.25,24.25,24.00,23.50,24.00,26.50,24.75,24.75</text:p>
          </table:table-cell>
          <table:table-cell office:value-type="string" calcext:value-type="string">
            <text:p>24.75,24.50,24.00,24.25,24.25,24.50,23.75,24.25,24.25,23.75,24.25,24.00,23.75,24.25,24.00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25,24.25,24.00,24.50,25.00,24.50,23.75,25.00,24.75,24.25,24.00,24.25,24.25,24.50,24.75</text:p>
          </table:table-cell>
          <table:table-cell office:value-type="string" calcext:value-type="string">
            <text:p>25.75,24.25,24.50,24.25,25.25,26.00,24.50,25.50,24.75,24.75,24.25,24.00,25.25,26.50,25.75,25.50</text:p>
          </table:table-cell>
          <table:table-cell office:value-type="string" calcext:value-type="string">
            <text:p>24.75,24.50,24.25,24.25,25.50,27.25,24.75,24.00,24.25,24.75,24.00,23.75,24.00,27.00,24.75,24.75</text:p>
          </table:table-cell>
          <table:table-cell office:value-type="string" calcext:value-type="string">
            <text:p>24.50,24.50,23.75,24.25,23.75,24.50,24.50,24.50,25.00,24.00,24.50,24.00,24.25,24.25,24.25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00,24.50,24.25,24.75,24.50,24.00,24.25,23.75,25.50,25.00,24.25,24.75,25.50,24.50,24.50,25.00</text:p>
          </table:table-cell>
          <table:table-cell office:value-type="string" calcext:value-type="string">
            <text:p>25.50,25.00,25.00,26.50,26.25,25.25,24.75,25.50,24.50,24.75,25.25,27.00,28.00,25.25,25.25,24.50</text:p>
          </table:table-cell>
          <table:table-cell office:value-type="string" calcext:value-type="string">
            <text:p>24.75,24.75,24.50,26.75,27.00,24.75,24.25,24.75,25.25,24.50,24.00,25.00,24.50,25.25,24.50,25.00</text:p>
          </table:table-cell>
          <table:table-cell office:value-type="string" calcext:value-type="string">
            <text:p>24.50,24.50,24.50,24.25,24.25,24.50,24.50,24.50,25.00,24.75,24.25,25.00,24.00,25.25,24.50,24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4.25,24.25,24.00,24.25,24.00,24.25,23.75,25.25,25.00,23.75,24.00,24.50,24.75,24.25,25.00</text:p>
          </table:table-cell>
          <table:table-cell office:value-type="string" calcext:value-type="string">
            <text:p>26.25,25.25,24.25,24.75,26.75,26.25,25.50,25.75,25.00,24.50,24.25,24.25,26.50,27.00,24.00,24.50</text:p>
          </table:table-cell>
          <table:table-cell office:value-type="string" calcext:value-type="string">
            <text:p>24.25,24.75,24.50,24.00,25.25,25.50,23.75,24.50,25.00,24.50,24.25,24.00,23.75,24.50,24.50,24.00</text:p>
          </table:table-cell>
          <table:table-cell office:value-type="string" calcext:value-type="string">
            <text:p>24.75,24.75,24.00,23.50,23.75,24.00,23.75,23.75,25.00,24.25,24.50,23.50,24.00,23.75,24.25,24.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75,24.25,25.00,24.75,24.75,25.25,25.50,24.50,25.50,25.75,25.00,25.25,26.25,26.25,25.75,26.00</text:p>
          </table:table-cell>
          <table:table-cell office:value-type="string" calcext:value-type="string">
            <text:p>26.50,27.25,25.75,26.75,26.00,28.00,27.00,25.50,24.75,25.75,24.75,25.00,26.75,27.50,28.25,25.25</text:p>
          </table:table-cell>
          <table:table-cell office:value-type="string" calcext:value-type="string">
            <text:p>25.00,25.00,24.50,24.50,27.00,27.25,27.75,25.50,24.75,24.50,24.50,24.50,26.50,28.00,27.50,25.50</text:p>
          </table:table-cell>
          <table:table-cell office:value-type="string" calcext:value-type="string">
            <text:p>24.50,25.00,24.00,24.50,27.25,28.00,25.25,24.25,24.50,24.50,24.75,25.00,27.25,26.25,24.50,24.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25,24.25,23.75,24.75,25.00,25.25,23.75,24.75,24.50,24.00,25.00,26.00,26.50,25.50,26.25</text:p>
          </table:table-cell>
          <table:table-cell office:value-type="string" calcext:value-type="string">
            <text:p>25.00,23.75,24.25,25.25,27.75,26.75,26.50,26.00,24.25,24.25,24.00,24.75,27.75,26.00,26.25,25.25</text:p>
          </table:table-cell>
          <table:table-cell office:value-type="string" calcext:value-type="string">
            <text:p>24.25,24.00,24.00,24.25,25.75,24.50,26.25,24.75,24.50,24.00,23.75,24.00,23.50,24.50,24.25,24.00</text:p>
          </table:table-cell>
          <table:table-cell office:value-type="string" calcext:value-type="string">
            <text:p>24.00,24.50,24.00,24.00,23.50,23.75,24.00,23.75,24.75,23.75,24.00,24.25,23.50,25.00,24.00,23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3.75,24.50,24.50,24.50,25.00,25.00,24.25,25.75,24.75,24.25,25.50,26.00,25.75,24.75,25.00</text:p>
          </table:table-cell>
          <table:table-cell office:value-type="string" calcext:value-type="string">
            <text:p>24.75,24.25,24.50,25.25,27.25,26.75,24.25,25.50,24.25,24.50,24.25,24.25,26.50,27.25,24.25,24.75</text:p>
          </table:table-cell>
          <table:table-cell office:value-type="string" calcext:value-type="string">
            <text:p>24.25,24.75,24.50,24.00,24.50,25.25,24.25,24.75,24.50,25.00,24.50,23.75,23.75,24.50,24.25,24.50</text:p>
          </table:table-cell>
          <table:table-cell office:value-type="string" calcext:value-type="string">
            <text:p>24.25,24.75,24.00,24.00,24.00,24.25,23.50,24.50,24.25,24.75,24.00,24.25,24.25,24.75,24.00,23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00,24.25,24.00,24.75,24.50,25.00,24.25,25.75,25.00,23.50,25.00,26.00,25.50,24.50,25.50</text:p>
          </table:table-cell>
          <table:table-cell office:value-type="string" calcext:value-type="string">
            <text:p>25.25,24.75,24.75,25.50,27.50,26.50,24.75,25.25,25.00,25.00,24.25,24.25,27.25,26.25,24.25,25.25</text:p>
          </table:table-cell>
          <table:table-cell office:value-type="string" calcext:value-type="string">
            <text:p>24.75,24.50,24.50,24.75,25.25,24.75,24.50,24.50,24.50,24.50,24.25,24.00,24.00,24.25,24.75,24.00</text:p>
          </table:table-cell>
          <table:table-cell office:value-type="string" calcext:value-type="string">
            <text:p>24.25,25.00,24.00,24.00,23.75,24.00,24.00,24.00,24.50,24.25,24.25,24.25,23.75,24.50,24.00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00,24.25,24.00,24.75,24.50,25.00,24.25,25.75,25.00,23.50,25.00,26.00,25.50,24.50,25.50</text:p>
          </table:table-cell>
          <table:table-cell office:value-type="string" calcext:value-type="string">
            <text:p>25.25,24.75,24.75,25.50,27.50,26.50,24.75,25.25,25.00,25.00,24.25,24.25,27.25,26.25,24.25,25.25</text:p>
          </table:table-cell>
          <table:table-cell office:value-type="string" calcext:value-type="string">
            <text:p>24.75,24.50,24.50,24.75,25.25,24.75,24.50,24.50,24.50,24.50,24.25,24.00,24.00,24.25,24.75,24.00</text:p>
          </table:table-cell>
          <table:table-cell office:value-type="string" calcext:value-type="string">
            <text:p>24.25,25.00,24.00,24.00,23.75,24.00,24.00,24.00,24.50,24.25,24.25,24.25,23.75,24.50,24.00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00,24.00,24.50,24.25,25.25,24.50,24.75,24.50,25.00,25.00,25.00,25.00,25.00,25.00,24.25,25.75</text:p>
          </table:table-cell>
          <table:table-cell office:value-type="string" calcext:value-type="string">
            <text:p>25.00,24.50,24.75,26.50,26.75,27.00,24.25,25.50,24.75,24.75,24.75,25.00,28.25,27.00,24.50,24.75</text:p>
          </table:table-cell>
          <table:table-cell office:value-type="string" calcext:value-type="string">
            <text:p>24.00,24.50,24.25,23.75,26.50,26.25,24.25,25.25,25.00,24.50,24.25,24.00,24.50,24.25,24.25,23.75</text:p>
          </table:table-cell>
          <table:table-cell office:value-type="string" calcext:value-type="string">
            <text:p>24.75,24.75,24.25,24.00,23.50,24.25,24.00,24.00,25.00,24.00,24.50,24.25,23.50,24.50,23.50,24.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3.75,23.75,23.75,24.00,24.25,24.25,23.75,25.00,24.50,24.00,24.25,24.50,24.50,24.50,25.50</text:p>
          </table:table-cell>
          <table:table-cell office:value-type="string" calcext:value-type="string">
            <text:p>25.00,24.25,24.00,24.75,26.50,26.75,24.75,25.25,24.25,24.00,24.25,23.75,25.25,26.25,24.25,24.50</text:p>
          </table:table-cell>
          <table:table-cell office:value-type="string" calcext:value-type="string">
            <text:p>24.75,24.25,23.75,23.75,24.00,24.50,24.50,24.75,24.25,24.75,24.00,23.75,23.75,23.75,24.25,24.75</text:p>
          </table:table-cell>
          <table:table-cell office:value-type="string" calcext:value-type="string">
            <text:p>24.75,24.50,23.75,23.25,23.75,24.00,23.75,23.25,24.00,24.25,24.25,23.75,23.75,24.50,24.00,24.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50,24.25,24.00,24.25,23.75,23.75,23.75,25.00,24.75,23.75,24.00,24.00,24.25,24.25,25.00</text:p>
          </table:table-cell>
          <table:table-cell office:value-type="string" calcext:value-type="string">
            <text:p>24.75,24.00,24.25,25.00,27.00,26.75,25.75,25.00,24.50,24.25,24.00,24.25,26.50,26.75,23.75,24.50</text:p>
          </table:table-cell>
          <table:table-cell office:value-type="string" calcext:value-type="string">
            <text:p>24.50,24.00,23.75,24.00,24.50,25.00,24.00,24.25,24.75,24.25,24.00,23.50,23.25,23.75,24.25,23.75</text:p>
          </table:table-cell>
          <table:table-cell office:value-type="string" calcext:value-type="string">
            <text:p>24.25,24.50,23.75,23.50,23.00,23.75,23.50,23.50,24.25,24.00,24.50,23.50,23.25,24.25,24.00,23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3.50,23.75,23.50,24.50,23.75,24.50,23.50,24.75,24.50,24.00,24.25,24.25,24.75,24.25,25.50</text:p>
          </table:table-cell>
          <table:table-cell office:value-type="string" calcext:value-type="string">
            <text:p>24.50,24.00,24.00,24.75,27.00,26.25,26.00,25.00,24.25,24.25,24.25,24.00,27.50,26.00,26.75,25.50</text:p>
          </table:table-cell>
          <table:table-cell office:value-type="string" calcext:value-type="string">
            <text:p>24.25,24.25,23.75,23.50,25.00,24.25,25.25,24.75,24.75,24.00,23.75,24.00,23.75,24.00,24.00,24.00</text:p>
          </table:table-cell>
          <table:table-cell office:value-type="string" calcext:value-type="string">
            <text:p>23.75,24.25,23.25,23.50,23.50,23.75,23.25,23.50,24.25,23.75,24.00,23.50,23.50,24.25,23.75,23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4.25,24.50,24.25,25.00,24.00,24.75,24.50,25.50,25.25,23.75,24.25,24.75,24.75,24.75,25.50</text:p>
          </table:table-cell>
          <table:table-cell office:value-type="string" calcext:value-type="string">
            <text:p>24.75,24.00,24.75,25.75,27.50,27.25,24.75,25.00,24.75,24.50,24.25,24.00,27.25,26.25,24.00,25.00</text:p>
          </table:table-cell>
          <table:table-cell office:value-type="string" calcext:value-type="string">
            <text:p>24.50,24.50,24.25,24.00,25.00,24.75,24.00,24.50,24.50,24.75,24.50,24.00,24.00,24.00,24.25,24.50</text:p>
          </table:table-cell>
          <table:table-cell office:value-type="string" calcext:value-type="string">
            <text:p>24.25,24.75,23.75,24.25,23.75,24.75,24.00,23.50,24.75,24.25,24.75,24.00,23.25,24.50,24.00,23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4.25,24.50,24.25,25.00,24.00,24.75,24.50,25.50,25.25,23.75,24.25,24.75,24.75,24.75,25.50</text:p>
          </table:table-cell>
          <table:table-cell office:value-type="string" calcext:value-type="string">
            <text:p>24.75,24.00,24.75,25.75,27.50,27.25,24.75,25.00,24.75,24.50,24.25,24.00,27.25,26.25,24.00,25.00</text:p>
          </table:table-cell>
          <table:table-cell office:value-type="string" calcext:value-type="string">
            <text:p>24.50,24.50,24.25,24.00,25.00,24.75,24.00,24.50,24.50,24.75,24.50,24.00,24.00,24.00,24.25,24.50</text:p>
          </table:table-cell>
          <table:table-cell office:value-type="string" calcext:value-type="string">
            <text:p>24.25,24.75,23.75,24.25,23.75,24.75,24.00,23.50,24.75,24.25,24.75,24.00,23.25,24.50,24.00,23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50,24.75,24.25,24.50,24.25,23.75,24.00,25.00,24.75,24.25,24.25,24.50,24.25,24.25,25.25</text:p>
          </table:table-cell>
          <table:table-cell office:value-type="string" calcext:value-type="string">
            <text:p>24.50,24.25,24.75,26.75,26.75,25.50,23.50,25.25,24.50,24.50,25.00,27.25,27.50,26.50,24.25,25.00</text:p>
          </table:table-cell>
          <table:table-cell office:value-type="string" calcext:value-type="string">
            <text:p>24.50,24.75,26.25,27.25,27.25,26.50,24.00,24.25,24.50,24.50,24.25,25.00,27.75,25.00,24.25,24.75</text:p>
          </table:table-cell>
          <table:table-cell office:value-type="string" calcext:value-type="string">
            <text:p>24.25,24.50,24.25,24.50,25.50,24.75,23.50,23.75,24.50,24.50,24.50,24.25,24.75,24.75,24.50,24.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3.75,24.25,24.00,24.50,24.50,24.25,24.00,24.75,25.25,24.50,24.00,24.50,24.50,24.75,25.50</text:p>
          </table:table-cell>
          <table:table-cell office:value-type="string" calcext:value-type="string">
            <text:p>24.75,24.25,24.50,24.50,26.75,26.25,23.75,25.00,24.75,24.75,24.50,25.25,27.75,28.00,25.00,24.75</text:p>
          </table:table-cell>
          <table:table-cell office:value-type="string" calcext:value-type="string">
            <text:p>24.25,24.75,24.50,24.25,25.50,26.25,24.75,25.00,25.00,24.50,24.25,24.00,23.50,24.00,24.75,24.25</text:p>
          </table:table-cell>
          <table:table-cell office:value-type="string" calcext:value-type="string">
            <text:p>24.75,24.50,23.75,24.00,24.00,24.25,23.75,24.00,25.00,24.50,24.50,24.25,24.00,24.75,24.00,23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4.50,24.50,25.00,24.50,24.25,24.25,23.75,25.25,25.25,24.25,25.00,24.25,24.00,24.25,24.75</text:p>
          </table:table-cell>
          <table:table-cell office:value-type="string" calcext:value-type="string">
            <text:p>24.75,24.75,24.25,27.00,26.75,24.25,23.75,25.00,24.50,24.75,24.75,27.50,27.00,25.00,23.75,24.75</text:p>
          </table:table-cell>
          <table:table-cell office:value-type="string" calcext:value-type="string">
            <text:p>24.50,24.75,26.25,27.50,27.00,25.00,24.00,24.25,24.50,24.50,24.25,24.50,27.50,24.50,23.75,24.25</text:p>
          </table:table-cell>
          <table:table-cell office:value-type="string" calcext:value-type="string">
            <text:p>24.50,24.75,23.75,24.00,24.25,24.25,23.75,23.50,24.50,24.00,24.50,23.50,24.00,24.75,24.25,23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4.00,25.00,24.00,24.25,23.75,24.25,23.75,25.25,25.50,25.00,24.25,24.00,23.75,23.75,25.25</text:p>
          </table:table-cell>
          <table:table-cell office:value-type="string" calcext:value-type="string">
            <text:p>25.25,25.50,27.25,24.00,23.25,24.25,23.75,25.00,25.00,25.50,26.50,24.75,23.50,23.75,24.00,24.75</text:p>
          </table:table-cell>
          <table:table-cell office:value-type="string" calcext:value-type="string">
            <text:p>25.00,25.25,27.00,24.50,23.50,24.25,24.00,24.50,24.75,25.25,24.50,23.75,23.50,23.75,24.00,24.00</text:p>
          </table:table-cell>
          <table:table-cell office:value-type="string" calcext:value-type="string">
            <text:p>24.00,24.75,24.00,24.00,23.25,23.75,23.50,24.25,24.25,24.25,24.75,24.00,24.00,24.00,24.00,23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75,24.75,25.00,24.00,24.25,23.50,23.75,24.25,26.25,25.75,25.75,24.50,23.75,24.00,24.00,25.25</text:p>
          </table:table-cell>
          <table:table-cell office:value-type="string" calcext:value-type="string">
            <text:p>25.75,25.75,27.50,25.25,24.00,24.25,23.75,25.00,24.75,26.25,27.00,26.25,23.50,23.75,23.75,24.50</text:p>
          </table:table-cell>
          <table:table-cell office:value-type="string" calcext:value-type="string">
            <text:p>25.00,25.75,26.75,26.50,24.50,24.00,23.75,25.00,25.25,25.50,26.00,25.75,24.25,24.25,23.50,24.50</text:p>
          </table:table-cell>
          <table:table-cell office:value-type="string" calcext:value-type="string">
            <text:p>25.00,25.75,24.25,24.50,24.00,23.75,23.75,23.75,24.75,24.75,24.50,24.25,24.25,24.50,23.75,24.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75,24.00,24.75,24.25,24.00,23.50,23.75,23.75,25.25,25.50,25.00,25.00,23.50,23.75,23.75,24.75</text:p>
          </table:table-cell>
          <table:table-cell office:value-type="string" calcext:value-type="string">
            <text:p>25.25,25.00,27.00,26.00,24.00,24.00,23.25,24.50,24.50,25.50,27.25,26.25,23.75,24.00,23.50,24.50</text:p>
          </table:table-cell>
          <table:table-cell office:value-type="string" calcext:value-type="string">
            <text:p>24.75,25.50,27.25,25.50,23.75,24.25,23.50,24.50,24.75,25.25,25.50,26.25,23.00,24.00,24.00,24.25</text:p>
          </table:table-cell>
          <table:table-cell office:value-type="string" calcext:value-type="string">
            <text:p>24.50,25.50,24.00,24.00,23.75,24.00,24.00,24.00,24.75,24.25,24.00,23.75,23.25,24.50,23.75,23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00,24.50,24.75,24.50,24.00,24.50,24.00,25.75,25.50,24.00,24.50,24.75,24.50,24.00,25.75</text:p>
          </table:table-cell>
          <table:table-cell office:value-type="string" calcext:value-type="string">
            <text:p>25.00,24.50,24.25,25.50,27.00,26.25,24.50,25.25,24.75,25.00,24.50,26.25,27.00,27.25,24.50,24.75</text:p>
          </table:table-cell>
          <table:table-cell office:value-type="string" calcext:value-type="string">
            <text:p>24.75,24.75,24.50,25.50,27.25,26.50,24.25,25.00,24.75,25.50,24.75,24.00,26.00,27.25,24.25,24.50</text:p>
          </table:table-cell>
          <table:table-cell office:value-type="string" calcext:value-type="string">
            <text:p>25.00,25.50,24.00,24.25,24.75,25.00,23.75,23.75,25.00,24.75,24.25,23.75,23.75,24.75,24.25,23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25,24.75,25.00,25.00,24.75,24.25,24.00,24.25,25.25,25.25,25.00,25.25,24.50,24.25,23.75,25.00</text:p>
          </table:table-cell>
          <table:table-cell office:value-type="string" calcext:value-type="string">
            <text:p>25.25,24.75,25.75,27.25,26.75,24.25,24.25,25.50,25.25,25.50,26.75,28.00,27.50,24.75,24.00,25.00</text:p>
          </table:table-cell>
          <table:table-cell office:value-type="string" calcext:value-type="string">
            <text:p>25.25,25.50,25.00,27.00,28.25,25.25,24.00,25.25,25.00,25.00,25.00,27.00,26.50,24.50,24.50,24.75</text:p>
          </table:table-cell>
          <table:table-cell office:value-type="string" calcext:value-type="string">
            <text:p>25.00,25.50,24.25,25.25,24.50,24.50,24.00,24.00,24.75,24.50,25.00,24.50,24.25,25.25,24.50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75,24.25,24.50,24.50,23.50,24.25,24.25,25.25,25.25,24.75,25.25,24.25,23.50,23.75,25.25</text:p>
          </table:table-cell>
          <table:table-cell office:value-type="string" calcext:value-type="string">
            <text:p>24.75,25.00,26.50,26.50,25.50,24.25,24.00,25.00,25.00,26.25,26.50,26.75,26.00,24.25,23.50,24.75</text:p>
          </table:table-cell>
          <table:table-cell office:value-type="string" calcext:value-type="string">
            <text:p>24.50,26.00,26.50,27.00,25.50,23.75,23.50,23.75,25.00,25.25,25.25,27.00,25.25,24.00,23.75,23.75</text:p>
          </table:table-cell>
          <table:table-cell office:value-type="string" calcext:value-type="string">
            <text:p>24.75,25.25,24.00,25.75,25.25,24.00,23.75,23.50,24.75,25.00,24.50,24.00,23.75,24.50,24.25,23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00,24.25,25.00,24.75,24.50,24.25,24.25,23.75,25.50,25.25,24.75,25.25,24.75,24.25,24.00,25.00</text:p>
          </table:table-cell>
          <table:table-cell office:value-type="string" calcext:value-type="string">
            <text:p>25.25,24.50,25.50,26.75,25.25,24.25,24.25,25.00,25.25,25.25,26.00,27.50,25.75,24.50,24.25,24.50</text:p>
          </table:table-cell>
          <table:table-cell office:value-type="string" calcext:value-type="string">
            <text:p>25.25,25.25,26.75,27.50,26.25,24.50,24.00,25.00,25.50,25.50,26.00,26.75,24.75,24.75,24.50,24.25</text:p>
          </table:table-cell>
          <table:table-cell office:value-type="string" calcext:value-type="string">
            <text:p>25.25,26.00,24.25,24.25,24.00,24.75,24.25,23.75,25.00,25.00,25.00,24.00,24.50,24.50,24.25,24.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50,25.00,24.50,24.75,24.25,23.75,24.00,25.50,25.25,25.50,24.50,23.50,24.00,23.50,25.00</text:p>
          </table:table-cell>
          <table:table-cell office:value-type="string" calcext:value-type="string">
            <text:p>25.25,25.25,26.50,25.00,23.75,24.00,23.25,24.75,24.75,25.50,27.00,26.25,23.50,24.00,23.25,24.25</text:p>
          </table:table-cell>
          <table:table-cell office:value-type="string" calcext:value-type="string">
            <text:p>25.25,26.25,27.00,26.50,24.25,23.50,24.00,24.50,25.00,26.25,25.25,26.00,23.50,24.25,24.00,23.75</text:p>
          </table:table-cell>
          <table:table-cell office:value-type="string" calcext:value-type="string">
            <text:p>24.50,25.50,24.00,23.75,23.75,24.50,23.00,24.25,24.50,24.75,24.25,23.75,24.00,24.00,23.75,24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75,24.50,25.00,24.50,24.25,24.00,24.00,24.00,25.50,25.50,25.50,25.75,24.50,24.25,24.00,25.50</text:p>
          </table:table-cell>
          <table:table-cell office:value-type="string" calcext:value-type="string">
            <text:p>25.25,25.25,27.25,27.25,25.00,24.75,24.25,25.25,25.25,25.25,27.50,28.25,25.00,24.50,24.00,25.00</text:p>
          </table:table-cell>
          <table:table-cell office:value-type="string" calcext:value-type="string">
            <text:p>25.25,26.00,27.00,27.50,25.00,24.25,24.00,24.50,24.75,25.50,26.25,27.75,24.50,24.00,24.75,24.25</text:p>
          </table:table-cell>
          <table:table-cell office:value-type="string" calcext:value-type="string">
            <text:p>25.00,25.25,24.75,24.25,24.00,24.25,23.75,24.25,24.50,24.50,24.75,24.50,24.25,25.00,24.75,23.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50,25.00,24.75,24.50,24.50,24.50,24.00,25.75,25.25,25.00,25.50,24.25,24.00,24.00,25.00</text:p>
          </table:table-cell>
          <table:table-cell office:value-type="string" calcext:value-type="string">
            <text:p>25.25,24.50,25.75,27.00,26.00,24.25,24.00,25.25,25.00,25.25,27.00,28.00,27.50,25.00,24.25,25.00</text:p>
          </table:table-cell>
          <table:table-cell office:value-type="string" calcext:value-type="string">
            <text:p>25.00,25.00,26.00,27.25,25.50,24.75,24.25,25.00,25.50,25.00,24.75,27.50,24.75,24.50,24.00,24.75</text:p>
          </table:table-cell>
          <table:table-cell office:value-type="string" calcext:value-type="string">
            <text:p>24.75,25.00,24.00,24.50,24.25,24.00,23.75,24.00,25.00,24.75,24.75,23.75,24.25,24.50,24.00,24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4.00,24.50,24.50,24.50,24.25,24.25,24.00,25.50,25.25,24.25,24.75,25.00,24.75,24.00,25.25</text:p>
          </table:table-cell>
          <table:table-cell office:value-type="string" calcext:value-type="string">
            <text:p>25.00,24.50,25.00,25.75,27.25,26.00,24.25,25.50,24.75,25.00,24.50,26.50,27.50,26.00,24.00,25.00</text:p>
          </table:table-cell>
          <table:table-cell office:value-type="string" calcext:value-type="string">
            <text:p>25.25,25.00,24.25,25.75,26.75,25.00,24.25,25.00,24.75,25.25,24.50,24.00,27.00,24.75,24.50,24.50</text:p>
          </table:table-cell>
          <table:table-cell office:value-type="string" calcext:value-type="string">
            <text:p>24.75,25.25,24.50,24.00,24.25,24.25,24.00,24.00,24.75,24.25,24.25,24.50,24.25,24.75,24.00,24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50,24.75,25.00,24.75,25.00,24.25,24.25,24.25,25.50,25.75,24.75,25.75,24.50,24.50,24.25,25.50</text:p>
          </table:table-cell>
          <table:table-cell office:value-type="string" calcext:value-type="string">
            <text:p>25.50,24.75,25.00,27.00,26.75,26.25,24.50,25.00,25.00,25.00,25.00,27.50,27.25,26.00,24.25,24.75</text:p>
          </table:table-cell>
          <table:table-cell office:value-type="string" calcext:value-type="string">
            <text:p>25.00,25.00,24.75,27.00,27.00,25.00,24.50,25.00,25.25,24.50,24.75,25.50,28.00,24.75,24.50,24.25</text:p>
          </table:table-cell>
          <table:table-cell office:value-type="string" calcext:value-type="string">
            <text:p>24.50,25.75,24.50,24.75,24.75,24.50,23.50,24.00,24.75,24.75,24.75,24.00,24.25,24.75,24.25,24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00,24.25,24.50,24.75,25.00,24.00,24.25,24.00,25.75,25.00,24.25,25.00,24.75,24.50,23.75,25.00</text:p>
          </table:table-cell>
          <table:table-cell office:value-type="string" calcext:value-type="string">
            <text:p>25.25,24.50,24.75,26.75,27.00,24.50,24.25,25.00,24.75,25.00,25.00,27.00,26.75,24.75,23.75,25.25</text:p>
          </table:table-cell>
          <table:table-cell office:value-type="string" calcext:value-type="string">
            <text:p>25.25,25.00,24.50,26.75,27.25,26.25,24.00,24.50,25.00,24.75,25.00,27.00,27.75,25.75,24.00,24.50</text:p>
          </table:table-cell>
          <table:table-cell office:value-type="string" calcext:value-type="string">
            <text:p>24.75,24.75,24.25,25.00,24.75,24.75,23.75,24.00,25.00,24.50,24.75,24.00,24.50,25.00,24.00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3.75,24.25,24.50,24.25,24.00,24.00,23.50,25.00,25.00,24.25,25.00,23.75,24.00,23.75,24.50</text:p>
          </table:table-cell>
          <table:table-cell office:value-type="string" calcext:value-type="string">
            <text:p>24.75,24.50,25.00,26.25,24.75,24.00,23.50,25.00,24.50,24.50,25.25,26.75,26.00,24.25,23.75,24.50</text:p>
          </table:table-cell>
          <table:table-cell office:value-type="string" calcext:value-type="string">
            <text:p>24.50,24.50,24.75,27.50,25.25,24.25,24.00,24.75,24.50,24.75,25.00,26.75,23.75,24.25,24.25,24.00</text:p>
          </table:table-cell>
          <table:table-cell office:value-type="string" calcext:value-type="string">
            <text:p>24.25,24.75,24.00,24.50,24.00,24.00,23.75,24.00,24.50,24.25,24.50,24.25,23.50,24.75,24.00,23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75,24.00,24.50,24.25,24.75,24.25,24.50,24.25,25.75,25.25,24.00,24.50,24.50,24.50,24.75,25.00</text:p>
          </table:table-cell>
          <table:table-cell office:value-type="string" calcext:value-type="string">
            <text:p>25.25,25.00,24.50,25.25,26.00,25.75,24.25,24.75,24.50,24.75,25.00,26.00,27.00,26.25,24.50,25.25</text:p>
          </table:table-cell>
          <table:table-cell office:value-type="string" calcext:value-type="string">
            <text:p>24.25,24.75,24.25,25.25,28.25,25.00,24.00,25.00,25.25,24.75,24.50,24.25,26.00,24.50,24.50,24.50</text:p>
          </table:table-cell>
          <table:table-cell office:value-type="string" calcext:value-type="string">
            <text:p>24.50,24.75,24.00,24.25,24.25,24.25,23.75,24.50,24.75,24.50,25.00,24.25,24.00,24.75,24.25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75,24.00,24.50,24.25,24.75,24.25,24.50,24.25,25.75,25.25,24.00,24.50,24.50,24.50,24.75,25.00</text:p>
          </table:table-cell>
          <table:table-cell office:value-type="string" calcext:value-type="string">
            <text:p>25.25,25.00,24.50,25.25,26.00,25.75,24.25,24.75,24.50,24.75,25.00,26.00,27.00,26.25,24.50,25.25</text:p>
          </table:table-cell>
          <table:table-cell office:value-type="string" calcext:value-type="string">
            <text:p>24.25,24.75,24.25,25.25,28.25,25.00,24.00,25.00,25.25,24.75,24.50,24.25,26.00,24.50,24.50,24.50</text:p>
          </table:table-cell>
          <table:table-cell office:value-type="string" calcext:value-type="string">
            <text:p>24.50,24.75,24.00,24.25,24.25,24.25,23.75,24.50,24.75,24.50,25.00,24.25,24.00,24.75,24.25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4.25,24.00,23.75,24.25,24.00,24.00,23.75,25.25,25.00,23.75,24.00,24.75,24.50,23.75,25.00</text:p>
          </table:table-cell>
          <table:table-cell office:value-type="string" calcext:value-type="string">
            <text:p>24.75,24.00,24.00,24.75,27.00,26.00,24.25,25.00,24.50,24.25,24.00,24.25,27.75,24.50,23.75,24.50</text:p>
          </table:table-cell>
          <table:table-cell office:value-type="string" calcext:value-type="string">
            <text:p>24.25,24.00,23.75,24.50,24.75,24.25,23.50,24.25,24.50,24.75,23.75,23.50,23.75,24.25,24.00,24.00</text:p>
          </table:table-cell>
          <table:table-cell office:value-type="string" calcext:value-type="string">
            <text:p>24.50,24.50,24.25,23.50,23.50,24.00,23.00,23.75,24.25,24.00,24.25,23.50,24.00,24.50,23.25,23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00,24.25,23.75,24.25,24.25,24.00,24.50,25.50,25.00,24.00,24.25,24.50,25.00,24.00,25.25</text:p>
          </table:table-cell>
          <table:table-cell office:value-type="string" calcext:value-type="string">
            <text:p>24.75,24.25,24.00,24.50,26.50,26.25,24.25,24.75,24.25,24.25,24.50,23.75,25.75,27.00,24.25,24.50</text:p>
          </table:table-cell>
          <table:table-cell office:value-type="string" calcext:value-type="string">
            <text:p>24.00,24.75,24.00,23.75,24.25,24.50,24.25,25.00,24.50,24.50,24.25,23.75,23.50,23.75,24.00,24.25</text:p>
          </table:table-cell>
          <table:table-cell office:value-type="string" calcext:value-type="string">
            <text:p>25.00,24.75,23.75,23.75,23.25,23.75,23.50,24.00,24.25,24.00,24.25,24.00,24.00,24.50,24.25,24.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00,24.25,23.75,24.25,24.25,24.00,24.50,25.50,25.00,24.00,24.25,24.50,25.00,24.00,25.25</text:p>
          </table:table-cell>
          <table:table-cell office:value-type="string" calcext:value-type="string">
            <text:p>24.75,24.25,24.00,24.50,26.50,26.25,24.25,24.75,24.25,24.25,24.50,23.75,25.75,27.00,24.25,24.50</text:p>
          </table:table-cell>
          <table:table-cell office:value-type="string" calcext:value-type="string">
            <text:p>24.00,24.75,24.00,23.75,24.25,24.50,24.25,25.00,24.50,24.50,24.25,23.75,23.50,23.75,24.00,24.25</text:p>
          </table:table-cell>
          <table:table-cell office:value-type="string" calcext:value-type="string">
            <text:p>25.00,24.75,23.75,23.75,23.25,23.75,23.50,24.00,24.25,24.00,24.25,24.00,24.00,24.50,24.25,24.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4.00,24.25,23.25,24.25,24.25,24.50,24.00,25.25,25.00,23.75,24.50,24.25,24.50,25.00,24.50</text:p>
          </table:table-cell>
          <table:table-cell office:value-type="string" calcext:value-type="string">
            <text:p>24.75,24.50,24.00,24.75,26.25,27.00,25.00,25.25,24.75,24.50,24.00,23.75,24.25,27.50,24.50,24.50</text:p>
          </table:table-cell>
          <table:table-cell office:value-type="string" calcext:value-type="string">
            <text:p>24.50,24.25,24.25,24.00,23.75,24.25,23.25,24.00,24.75,25.00,24.25,23.75,23.50,24.00,23.75,24.00</text:p>
          </table:table-cell>
          <table:table-cell office:value-type="string" calcext:value-type="string">
            <text:p>24.50,24.50,24.25,24.00,23.00,24.25,23.75,23.50,24.50,23.50,24.75,24.00,23.50,23.75,23.50,23.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00,24.75,24.25,24.50,24.25,24.00,23.50,25.25,25.00,24.00,25.00,24.75,24.00,23.75,24.50</text:p>
          </table:table-cell>
          <table:table-cell office:value-type="string" calcext:value-type="string">
            <text:p>24.25,24.00,24.25,26.25,27.00,26.25,24.00,24.50,24.25,24.25,24.50,27.50,27.75,27.25,24.25,24.75</text:p>
          </table:table-cell>
          <table:table-cell office:value-type="string" calcext:value-type="string">
            <text:p>23.75,24.50,24.50,27.00,27.25,26.50,24.25,24.50,24.50,24.75,24.00,25.50,28.75,26.50,23.75,24.25</text:p>
          </table:table-cell>
          <table:table-cell office:value-type="string" calcext:value-type="string">
            <text:p>24.50,24.25,24.00,24.25,26.50,26.50,23.50,24.00,24.00,24.25,24.25,24.25,24.00,25.00,23.75,23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00,24.00,24.50,24.50,24.75,24.25,23.75,23.75,25.50,25.50,24.00,25.00,24.50,24.00,24.00,24.75</text:p>
          </table:table-cell>
          <table:table-cell office:value-type="string" calcext:value-type="string">
            <text:p>25.00,24.75,24.50,26.00,26.75,24.00,23.75,25.00,24.50,24.75,24.75,26.50,27.00,25.75,24.00,25.00</text:p>
          </table:table-cell>
          <table:table-cell office:value-type="string" calcext:value-type="string">
            <text:p>24.75,24.75,24.75,26.75,27.50,26.25,24.50,24.50,25.00,25.00,24.00,25.50,27.25,24.75,24.00,24.25</text:p>
          </table:table-cell>
          <table:table-cell office:value-type="string" calcext:value-type="string">
            <text:p>24.25,24.50,24.50,24.25,24.25,24.25,24.00,23.75,24.50,24.00,24.75,24.00,23.75,25.25,23.75,23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4.50,24.50,24.75,24.50,23.75,24.50,24.25,25.25,25.25,24.50,25.50,24.75,23.50,23.75,25.00</text:p>
          </table:table-cell>
          <table:table-cell office:value-type="string" calcext:value-type="string">
            <text:p>24.25,24.50,25.00,26.75,26.75,24.25,24.00,25.25,24.50,24.75,25.25,27.25,26.75,25.00,23.75,25.00</text:p>
          </table:table-cell>
          <table:table-cell office:value-type="string" calcext:value-type="string">
            <text:p>24.75,24.75,25.00,27.75,27.00,24.50,23.75,24.50,24.50,25.25,24.75,27.50,25.00,24.25,24.50,24.00</text:p>
          </table:table-cell>
          <table:table-cell office:value-type="string" calcext:value-type="string">
            <text:p>24.50,24.75,24.25,24.50,24.25,24.50,23.50,24.00,25.00,24.50,24.25,24.25,24.25,24.75,24.00,23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75,24.00,24.00,24.50,24.50,24.25,24.50,24.00,25.50,25.25,23.75,23.75,24.50,24.25,24.50,25.25</text:p>
          </table:table-cell>
          <table:table-cell office:value-type="string" calcext:value-type="string">
            <text:p>25.00,24.25,24.50,24.00,26.00,26.50,24.25,24.50,24.50,24.75,24.75,24.25,26.75,27.25,25.75,25.00</text:p>
          </table:table-cell>
          <table:table-cell office:value-type="string" calcext:value-type="string">
            <text:p>24.75,24.75,24.00,23.75,26.25,27.75,25.75,25.00,25.00,25.00,24.00,23.75,24.00,27.75,25.00,24.25</text:p>
          </table:table-cell>
          <table:table-cell office:value-type="string" calcext:value-type="string">
            <text:p>24.50,25.00,24.00,24.00,24.00,24.50,24.00,24.00,24.75,24.25,24.25,24.00,24.00,24.75,24.25,23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75,24.25,24.00,24.75,24.75,24.00,23.75,25.75,25.50,24.00,24.25,24.50,24.75,24.50,25.00</text:p>
          </table:table-cell>
          <table:table-cell office:value-type="string" calcext:value-type="string">
            <text:p>25.25,24.50,24.50,25.00,27.00,26.50,24.00,24.75,25.00,24.50,24.50,25.25,28.00,27.25,24.50,24.75</text:p>
          </table:table-cell>
          <table:table-cell office:value-type="string" calcext:value-type="string">
            <text:p>24.50,24.25,24.25,26.00,28.00,26.25,23.75,24.50,25.50,24.50,24.50,24.00,28.00,25.00,23.75,24.25</text:p>
          </table:table-cell>
          <table:table-cell office:value-type="string" calcext:value-type="string">
            <text:p>24.25,24.75,24.50,24.25,25.00,24.50,24.25,24.00,24.50,24.25,24.75,24.25,24.50,24.75,24.75,23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4.25,24.00,24.00,24.50,23.75,24.25,23.50,25.00,25.00,24.00,24.75,24.50,24.00,24.50,24.50</text:p>
          </table:table-cell>
          <table:table-cell office:value-type="string" calcext:value-type="string">
            <text:p>24.50,24.25,25.00,27.00,26.00,24.00,23.75,25.00,24.50,24.75,25.75,28.00,27.00,24.50,24.00,24.00</text:p>
          </table:table-cell>
          <table:table-cell office:value-type="string" calcext:value-type="string">
            <text:p>24.25,24.50,25.00,28.00,27.25,24.25,23.50,24.25,23.75,24.75,24.00,25.75,26.50,24.00,24.00,24.25</text:p>
          </table:table-cell>
          <table:table-cell office:value-type="string" calcext:value-type="string">
            <text:p>24.00,24.75,24.25,23.75,24.25,24.00,23.25,23.75,24.50,24.25,24.50,23.75,24.00,24.50,23.75,23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25,24.00,24.75,24.75,24.25,23.50,23.75,23.50,25.50,25.25,24.75,25.00,24.50,23.75,23.50,24.25</text:p>
          </table:table-cell>
          <table:table-cell office:value-type="string" calcext:value-type="string">
            <text:p>25.00,24.50,25.25,26.50,25.00,24.00,23.50,24.50,24.50,25.25,26.00,27.25,26.00,24.25,23.75,24.75</text:p>
          </table:table-cell>
          <table:table-cell office:value-type="string" calcext:value-type="string">
            <text:p>25.25,25.25,26.75,27.50,26.00,24.25,23.50,24.25,25.00,24.75,25.75,28.00,24.50,24.00,23.75,23.75</text:p>
          </table:table-cell>
          <table:table-cell office:value-type="string" calcext:value-type="string">
            <text:p>25.00,25.00,24.50,24.75,23.50,24.00,23.50,23.75,24.25,24.50,24.50,24.25,24.25,24.50,23.75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00,24.25,24.50,24.25,24.25,24.25,23.75,25.25,25.00,24.50,24.25,24.50,24.25,24.00,25.00</text:p>
          </table:table-cell>
          <table:table-cell office:value-type="string" calcext:value-type="string">
            <text:p>25.00,24.50,24.25,25.00,26.00,25.25,24.00,25.00,24.75,24.25,24.50,25.25,27.25,26.00,24.00,25.00</text:p>
          </table:table-cell>
          <table:table-cell office:value-type="string" calcext:value-type="string">
            <text:p>24.75,24.25,24.50,26.75,27.75,27.25,24.25,25.00,25.25,25.00,23.75,26.75,26.00,24.75,24.25,24.00</text:p>
          </table:table-cell>
          <table:table-cell office:value-type="string" calcext:value-type="string">
            <text:p>24.50,24.50,24.00,24.75,24.25,24.50,23.75,24.25,25.25,24.50,24.25,24.25,24.00,24.75,24.25,23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00,24.25,24.50,24.25,24.25,24.25,23.75,25.25,25.00,24.50,24.25,24.50,24.25,24.00,25.00</text:p>
          </table:table-cell>
          <table:table-cell office:value-type="string" calcext:value-type="string">
            <text:p>25.00,24.50,24.25,25.00,26.00,25.25,24.00,25.00,24.75,24.25,24.50,25.25,27.25,26.00,24.00,25.00</text:p>
          </table:table-cell>
          <table:table-cell office:value-type="string" calcext:value-type="string">
            <text:p>24.75,24.25,24.50,26.75,27.75,27.25,24.25,25.00,25.25,25.00,23.75,26.75,26.00,24.75,24.25,24.00</text:p>
          </table:table-cell>
          <table:table-cell office:value-type="string" calcext:value-type="string">
            <text:p>24.50,24.50,24.00,24.75,24.25,24.50,23.75,24.25,25.25,24.50,24.25,24.25,24.00,24.75,24.25,23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00,24.25,24.50,24.25,24.25,24.25,23.75,25.25,25.00,24.50,24.25,24.50,24.25,24.00,25.00</text:p>
          </table:table-cell>
          <table:table-cell office:value-type="string" calcext:value-type="string">
            <text:p>25.00,24.50,24.25,25.00,26.00,25.25,24.00,25.00,24.75,24.25,24.50,25.25,27.25,26.00,24.00,25.00</text:p>
          </table:table-cell>
          <table:table-cell office:value-type="string" calcext:value-type="string">
            <text:p>24.75,24.25,24.50,26.75,27.75,27.25,24.25,25.00,25.25,25.00,23.75,26.75,26.00,24.75,24.25,24.00</text:p>
          </table:table-cell>
          <table:table-cell office:value-type="string" calcext:value-type="string">
            <text:p>24.50,24.50,24.00,24.75,24.25,24.50,23.75,24.25,25.25,24.50,24.25,24.25,24.00,24.75,24.25,23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00,24.25,24.50,24.25,24.25,24.25,23.75,25.25,25.00,24.50,24.25,24.50,24.25,24.00,25.00</text:p>
          </table:table-cell>
          <table:table-cell office:value-type="string" calcext:value-type="string">
            <text:p>25.00,24.50,24.25,25.00,26.00,25.25,24.00,25.00,24.75,24.25,24.50,25.25,27.25,26.00,24.00,25.00</text:p>
          </table:table-cell>
          <table:table-cell office:value-type="string" calcext:value-type="string">
            <text:p>24.75,24.25,24.50,26.75,27.75,27.25,24.25,25.00,25.25,25.00,23.75,26.75,26.00,24.75,24.25,24.00</text:p>
          </table:table-cell>
          <table:table-cell office:value-type="string" calcext:value-type="string">
            <text:p>24.50,24.50,24.00,24.75,24.25,24.50,23.75,24.25,25.25,24.50,24.25,24.25,24.00,24.75,24.25,23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4.25,24.25,24.25,24.75,24.50,23.75,24.00,25.50,25.00,24.25,25.25,24.75,24.75,24.25,25.00</text:p>
          </table:table-cell>
          <table:table-cell office:value-type="string" calcext:value-type="string">
            <text:p>24.75,24.25,24.50,26.25,27.25,25.75,24.50,25.00,24.50,24.50,24.25,25.00,27.50,24.75,24.00,24.50</text:p>
          </table:table-cell>
          <table:table-cell office:value-type="string" calcext:value-type="string">
            <text:p>24.75,24.25,24.00,24.00,24.50,24.50,24.25,24.50,24.50,24.75,24.25,23.75,23.75,24.25,24.50,24.25</text:p>
          </table:table-cell>
          <table:table-cell office:value-type="string" calcext:value-type="string">
            <text:p>24.75,24.50,24.00,23.75,24.25,24.50,24.00,24.50,24.50,24.00,24.50,24.00,24.25,24.75,24.25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4.25,24.25,24.25,24.75,24.50,23.75,24.00,25.50,25.00,24.25,25.25,24.75,24.75,24.25,25.00</text:p>
          </table:table-cell>
          <table:table-cell office:value-type="string" calcext:value-type="string">
            <text:p>24.75,24.25,24.50,26.25,27.25,25.75,24.50,25.00,24.50,24.50,24.25,25.00,27.50,24.75,24.00,24.50</text:p>
          </table:table-cell>
          <table:table-cell office:value-type="string" calcext:value-type="string">
            <text:p>24.75,24.25,24.00,24.00,24.50,24.50,24.25,24.50,24.50,24.75,24.25,23.75,23.75,24.25,24.50,24.25</text:p>
          </table:table-cell>
          <table:table-cell office:value-type="string" calcext:value-type="string">
            <text:p>24.75,24.50,24.00,23.75,24.25,24.50,24.00,24.50,24.50,24.00,24.50,24.00,24.25,24.75,24.25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4.25,24.25,24.25,24.75,24.50,23.75,24.00,25.50,25.00,24.25,25.25,24.75,24.75,24.25,25.00</text:p>
          </table:table-cell>
          <table:table-cell office:value-type="string" calcext:value-type="string">
            <text:p>24.75,24.25,24.50,26.25,27.25,25.75,24.50,25.00,24.50,24.50,24.25,25.00,27.50,24.75,24.00,24.50</text:p>
          </table:table-cell>
          <table:table-cell office:value-type="string" calcext:value-type="string">
            <text:p>24.75,24.25,24.00,24.00,24.50,24.50,24.25,24.50,24.50,24.75,24.25,23.75,23.75,24.25,24.50,24.25</text:p>
          </table:table-cell>
          <table:table-cell office:value-type="string" calcext:value-type="string">
            <text:p>24.75,24.50,24.00,23.75,24.25,24.50,24.00,24.50,24.50,24.00,24.50,24.00,24.25,24.75,24.25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4.25,24.25,24.25,24.75,24.50,23.75,24.00,25.50,25.00,24.25,25.25,24.75,24.75,24.25,25.00</text:p>
          </table:table-cell>
          <table:table-cell office:value-type="string" calcext:value-type="string">
            <text:p>24.75,24.25,24.50,26.25,27.25,25.75,24.50,25.00,24.50,24.50,24.25,25.00,27.50,24.75,24.00,24.50</text:p>
          </table:table-cell>
          <table:table-cell office:value-type="string" calcext:value-type="string">
            <text:p>24.75,24.25,24.00,24.00,24.50,24.50,24.25,24.50,24.50,24.75,24.25,23.75,23.75,24.25,24.50,24.25</text:p>
          </table:table-cell>
          <table:table-cell office:value-type="string" calcext:value-type="string">
            <text:p>24.75,24.50,24.00,23.75,24.25,24.50,24.00,24.50,24.50,24.00,24.50,24.00,24.25,24.75,24.25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4.25,24.25,24.25,24.75,24.50,23.75,24.00,25.50,25.00,24.25,25.25,24.75,24.75,24.25,25.00</text:p>
          </table:table-cell>
          <table:table-cell office:value-type="string" calcext:value-type="string">
            <text:p>24.75,24.25,24.50,26.25,27.25,25.75,24.50,25.00,24.50,24.50,24.25,25.00,27.50,24.75,24.00,24.50</text:p>
          </table:table-cell>
          <table:table-cell office:value-type="string" calcext:value-type="string">
            <text:p>24.75,24.25,24.00,24.00,24.50,24.50,24.25,24.50,24.50,24.75,24.25,23.75,23.75,24.25,24.50,24.25</text:p>
          </table:table-cell>
          <table:table-cell office:value-type="string" calcext:value-type="string">
            <text:p>24.75,24.50,24.00,23.75,24.25,24.50,24.00,24.50,24.50,24.00,24.50,24.00,24.25,24.75,24.25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00,24.25,24.00,24.75,24.75,24.25,24.25,23.75,25.25,25.25,24.00,25.50,24.75,24.50,23.50,25.25</text:p>
          </table:table-cell>
          <table:table-cell office:value-type="string" calcext:value-type="string">
            <text:p>24.75,24.25,24.50,26.50,27.00,25.50,23.75,25.00,24.25,25.00,24.25,24.50,27.50,24.75,24.00,24.75</text:p>
          </table:table-cell>
          <table:table-cell office:value-type="string" calcext:value-type="string">
            <text:p>24.50,24.75,23.75,23.75,24.75,24.25,24.25,24.25,25.00,24.75,24.75,24.00,23.75,24.00,24.00,24.00</text:p>
          </table:table-cell>
          <table:table-cell office:value-type="string" calcext:value-type="string">
            <text:p>24.75,25.00,24.00,23.75,23.75,24.00,23.50,23.50,24.75,24.00,24.25,23.75,24.00,24.75,24.25,23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25,24.50,24.75,24.75,24.25,24.75,24.50,25.25,25.50,24.50,25.25,24.75,24.75,23.75,25.00</text:p>
          </table:table-cell>
          <table:table-cell office:value-type="string" calcext:value-type="string">
            <text:p>25.25,24.50,25.25,26.75,26.75,26.00,24.75,24.75,24.50,24.50,24.50,27.75,27.25,25.00,24.00,25.25</text:p>
          </table:table-cell>
          <table:table-cell office:value-type="string" calcext:value-type="string">
            <text:p>25.50,24.25,24.50,27.75,26.50,24.50,24.25,24.75,24.50,25.00,24.25,25.75,26.50,24.50,23.75,24.50</text:p>
          </table:table-cell>
          <table:table-cell office:value-type="string" calcext:value-type="string">
            <text:p>25.00,24.50,24.25,24.50,25.00,24.50,24.00,23.50,25.00,25.00,24.25,24.50,23.75,24.75,23.75,23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00,24.50,24.25,24.75,25.00,24.25,24.50,24.25,25.50,25.00,24.50,24.50,25.00,24.50,24.50,25.00</text:p>
          </table:table-cell>
          <table:table-cell office:value-type="string" calcext:value-type="string">
            <text:p>25.00,24.50,24.50,25.75,27.25,25.25,25.50,25.25,24.50,24.50,24.50,27.25,27.50,26.75,24.50,25.25</text:p>
          </table:table-cell>
          <table:table-cell office:value-type="string" calcext:value-type="string">
            <text:p>24.75,24.75,24.00,26.75,27.00,25.50,24.00,25.25,24.50,24.50,24.50,24.75,26.75,25.00,24.00,24.50</text:p>
          </table:table-cell>
          <table:table-cell office:value-type="string" calcext:value-type="string">
            <text:p>24.75,25.00,24.00,24.00,25.00,24.75,23.75,24.50,24.25,24.50,25.25,24.25,24.25,24.75,24.25,24.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50,24.75,24.75,24.25,24.50,24.50,24.00,25.00,25.50,24.75,24.25,24.25,24.00,24.50,25.00</text:p>
          </table:table-cell>
          <table:table-cell office:value-type="string" calcext:value-type="string">
            <text:p>25.25,24.50,25.75,26.25,24.25,23.75,24.75,25.25,24.50,25.50,27.25,27.50,25.75,24.50,24.25,24.75</text:p>
          </table:table-cell>
          <table:table-cell office:value-type="string" calcext:value-type="string">
            <text:p>24.75,24.75,26.00,26.75,24.50,25.00,24.25,24.75,25.00,24.50,25.00,26.00,24.25,24.25,24.25,24.75</text:p>
          </table:table-cell>
          <table:table-cell office:value-type="string" calcext:value-type="string">
            <text:p>24.75,24.50,24.25,24.00,23.75,24.75,24.00,23.75,23.75,24.25,24.75,23.75,24.00,24.50,23.75,24.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25,24.25,24.00,24.25,24.75,24.00,24.25,25.50,25.50,24.25,24.00,24.00,24.50,24.25,24.75</text:p>
          </table:table-cell>
          <table:table-cell office:value-type="string" calcext:value-type="string">
            <text:p>25.00,24.50,24.25,23.75,25.75,26.25,24.25,25.00,25.25,25.00,24.50,24.50,26.75,27.25,25.50,25.25</text:p>
          </table:table-cell>
          <table:table-cell office:value-type="string" calcext:value-type="string">
            <text:p>24.50,24.75,24.75,24.25,26.50,27.25,25.25,24.50,24.25,24.50,24.50,23.75,24.50,25.00,24.50,24.50</text:p>
          </table:table-cell>
          <table:table-cell office:value-type="string" calcext:value-type="string">
            <text:p>25.00,24.50,24.00,24.25,24.00,24.00,24.00,24.00,24.50,24.25,24.50,24.25,24.00,24.50,24.25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25,25.00,25.50,25.00,25.25,24.25,24.50,24.25,26.50,26.25,25.50,26.00,24.75,24.25,24.75,25.50</text:p>
          </table:table-cell>
          <table:table-cell office:value-type="string" calcext:value-type="string">
            <text:p>25.75,25.25,27.25,28.00,26.50,24.25,24.75,25.25,25.25,26.00,28.00,28.25,26.00,25.00,24.25,25.25</text:p>
          </table:table-cell>
          <table:table-cell office:value-type="string" calcext:value-type="string">
            <text:p>25.25,25.75,27.50,27.50,25.75,25.25,24.50,24.75,25.25,25.75,26.75,26.50,24.50,25.00,24.75,25.00</text:p>
          </table:table-cell>
          <table:table-cell office:value-type="string" calcext:value-type="string">
            <text:p>25.25,25.25,26.25,27.50,24.75,24.75,24.00,24.50,25.25,25.00,24.75,25.25,24.50,25.50,25.00,24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00,24.50,24.50,24.50,25.00,24.00,24.50,24.00,25.75,25.25,24.50,25.00,24.50,24.25,24.50,25.25</text:p>
          </table:table-cell>
          <table:table-cell office:value-type="string" calcext:value-type="string">
            <text:p>25.00,24.25,24.75,26.25,27.25,25.50,24.50,24.75,25.00,25.00,24.50,26.25,27.25,25.25,24.00,24.50</text:p>
          </table:table-cell>
          <table:table-cell office:value-type="string" calcext:value-type="string">
            <text:p>25.00,24.75,25.00,26.25,26.25,24.50,24.25,24.25,25.25,25.00,25.00,25.25,26.50,24.00,24.50,24.00</text:p>
          </table:table-cell>
          <table:table-cell office:value-type="string" calcext:value-type="string">
            <text:p>24.75,24.75,24.25,24.00,24.50,24.75,23.75,23.50,24.25,24.75,24.75,24.50,24.50,24.75,24.75,23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75,24.75,24.50,24.75,24.25,24.25,24.25,24.50,25.50,25.50,25.00,25.00,24.50,23.25,24.00,24.75</text:p>
          </table:table-cell>
          <table:table-cell office:value-type="string" calcext:value-type="string">
            <text:p>25.25,24.25,25.75,26.50,25.25,23.75,24.00,25.25,24.50,24.75,25.75,27.50,25.75,24.25,24.00,24.75</text:p>
          </table:table-cell>
          <table:table-cell office:value-type="string" calcext:value-type="string">
            <text:p>24.75,26.25,26.75,27.25,26.00,24.50,24.00,24.50,24.75,25.00,26.50,26.00,24.75,23.75,24.00,24.25</text:p>
          </table:table-cell>
          <table:table-cell office:value-type="string" calcext:value-type="string">
            <text:p>24.75,24.75,24.75,25.75,25.00,24.75,24.00,24.00,24.75,25.00,25.00,24.50,24.25,24.75,24.25,23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50,24.75,24.25,24.25,24.00,25.00,24.50,25.75,25.25,24.50,25.00,25.00,24.50,24.25,25.00</text:p>
          </table:table-cell>
          <table:table-cell office:value-type="string" calcext:value-type="string">
            <text:p>25.00,24.25,25.00,26.75,25.50,23.75,24.75,25.25,24.75,24.75,24.75,26.50,26.75,25.75,24.75,25.00</text:p>
          </table:table-cell>
          <table:table-cell office:value-type="string" calcext:value-type="string">
            <text:p>24.50,24.50,25.25,26.25,26.75,25.00,24.50,24.25,24.50,24.75,24.50,24.00,26.50,24.75,24.50,24.50</text:p>
          </table:table-cell>
          <table:table-cell office:value-type="string" calcext:value-type="string">
            <text:p>24.75,24.50,24.75,24.00,23.75,24.50,23.75,24.00,25.00,24.50,24.75,24.00,24.25,24.75,24.50,24.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75,24.00,24.50,24.25,24.75,24.25,24.25,23.50,25.75,25.25,24.25,25.00,25.00,24.75,24.25,25.00</text:p>
          </table:table-cell>
          <table:table-cell office:value-type="string" calcext:value-type="string">
            <text:p>25.75,24.25,25.00,26.25,26.75,26.00,24.00,25.25,24.75,25.25,25.50,27.25,27.50,27.25,24.25,25.00</text:p>
          </table:table-cell>
          <table:table-cell office:value-type="string" calcext:value-type="string">
            <text:p>24.50,24.75,25.50,27.25,27.25,27.50,24.25,24.50,24.50,24.50,25.00,26.50,27.00,26.75,24.75,24.50</text:p>
          </table:table-cell>
          <table:table-cell office:value-type="string" calcext:value-type="string">
            <text:p>24.50,25.00,24.50,24.50,28.25,25.75,24.50,24.75,24.75,24.25,24.50,24.50,25.25,25.25,24.50,24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4.25,24.50,24.00,25.00,23.50,24.25,23.75,25.25,25.25,24.25,25.25,24.50,24.00,23.75,25.00</text:p>
          </table:table-cell>
          <table:table-cell office:value-type="string" calcext:value-type="string">
            <text:p>25.00,24.50,24.50,26.50,26.50,24.75,23.75,24.75,24.25,24.25,24.50,25.25,27.75,24.75,24.00,24.75</text:p>
          </table:table-cell>
          <table:table-cell office:value-type="string" calcext:value-type="string">
            <text:p>24.00,24.50,24.00,24.25,27.00,24.50,24.00,24.25,24.50,24.25,24.50,24.25,23.75,24.00,24.25,24.50</text:p>
          </table:table-cell>
          <table:table-cell office:value-type="string" calcext:value-type="string">
            <text:p>24.50,24.50,24.00,23.75,24.00,24.00,23.50,24.50,24.75,24.25,24.50,23.75,23.75,24.00,24.00,23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3.75,24.50,23.75,24.50,24.50,24.25,23.75,25.75,25.25,24.00,24.00,24.50,24.50,25.00,24.75</text:p>
          </table:table-cell>
          <table:table-cell office:value-type="string" calcext:value-type="string">
            <text:p>24.75,24.50,24.25,24.75,26.75,26.50,24.25,25.00,24.25,24.25,24.00,23.75,25.50,28.00,24.75,24.75</text:p>
          </table:table-cell>
          <table:table-cell office:value-type="string" calcext:value-type="string">
            <text:p>24.50,24.50,24.25,23.75,24.00,27.75,24.50,24.75,24.50,24.25,24.00,23.75,23.75,24.25,24.00,24.50</text:p>
          </table:table-cell>
          <table:table-cell office:value-type="string" calcext:value-type="string">
            <text:p>24.50,24.50,24.00,23.75,23.25,24.00,24.00,23.75,24.25,24.25,24.50,24.00,23.75,25.00,24.00,23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25,24.50,24.00,24.25,24.25,24.00,23.75,25.50,25.25,24.25,24.50,24.75,24.25,24.25,24.75</text:p>
          </table:table-cell>
          <table:table-cell office:value-type="string" calcext:value-type="string">
            <text:p>24.50,24.75,24.50,25.75,27.00,25.00,24.25,25.50,24.75,24.50,24.75,26.50,27.00,26.00,24.00,25.00</text:p>
          </table:table-cell>
          <table:table-cell office:value-type="string" calcext:value-type="string">
            <text:p>24.25,24.50,24.50,26.00,27.25,25.00,24.00,24.25,24.50,24.50,24.25,24.25,27.00,24.00,24.50,24.25</text:p>
          </table:table-cell>
          <table:table-cell office:value-type="string" calcext:value-type="string">
            <text:p>24.50,25.75,24.00,23.75,24.50,24.25,23.75,23.50,24.75,24.75,24.00,24.50,24.25,25.00,24.25,24.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3.75,24.25,24.00,24.50,24.50,25.00,24.00,25.50,25.25,24.50,24.75,24.75,24.00,24.75,25.50</text:p>
          </table:table-cell>
          <table:table-cell office:value-type="string" calcext:value-type="string">
            <text:p>24.50,24.25,24.25,25.75,26.25,24.00,24.75,25.25,24.50,24.25,24.50,26.75,26.50,26.00,24.75,24.50</text:p>
          </table:table-cell>
          <table:table-cell office:value-type="string" calcext:value-type="string">
            <text:p>24.25,24.50,24.25,25.25,27.00,24.75,23.75,24.50,24.00,24.50,24.25,24.25,26.00,24.50,24.00,24.50</text:p>
          </table:table-cell>
          <table:table-cell office:value-type="string" calcext:value-type="string">
            <text:p>24.25,24.50,24.25,24.00,23.75,24.50,24.25,23.75,24.75,23.75,24.50,24.25,24.00,24.25,24.25,24.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25,24.50,24.00,24.25,24.00,25.00,24.50,26.00,26.25,24.50,24.25,24.00,24.75,26.00,26.00</text:p>
          </table:table-cell>
          <table:table-cell office:value-type="string" calcext:value-type="string">
            <text:p>25.00,24.75,24.75,24.00,24.00,24.50,27.00,25.75,24.25,25.00,24.75,24.50,24.00,24.25,26.00,25.00</text:p>
          </table:table-cell>
          <table:table-cell office:value-type="string" calcext:value-type="string">
            <text:p>24.75,24.50,24.25,24.00,24.50,24.25,24.00,25.00,24.50,24.25,24.50,23.75,24.25,24.25,24.50,25.00</text:p>
          </table:table-cell>
          <table:table-cell office:value-type="string" calcext:value-type="string">
            <text:p>24.75,25.00,24.25,24.00,24.00,24.50,23.50,24.25,24.75,24.75,25.00,24.75,24.25,24.50,24.25,24.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50,24.75,24.50,24.25,24.75,24.00,23.75,26.25,25.75,25.00,25.25,24.50,25.00,25.00,25.25</text:p>
          </table:table-cell>
          <table:table-cell office:value-type="string" calcext:value-type="string">
            <text:p>25.50,25.75,26.25,26.25,26.75,27.00,25.25,24.75,24.75,24.50,24.50,24.25,24.75,28.25,24.75,24.50</text:p>
          </table:table-cell>
          <table:table-cell office:value-type="string" calcext:value-type="string">
            <text:p>24.50,24.50,24.25,24.25,24.25,26.50,24.75,24.25,24.50,24.75,24.00,24.00,23.75,24.00,24.50,24.25</text:p>
          </table:table-cell>
          <table:table-cell office:value-type="string" calcext:value-type="string">
            <text:p>25.00,24.75,24.25,23.50,23.75,24.00,23.50,23.50,24.50,24.50,24.50,24.00,24.00,24.50,24.25,24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50,24.50,24.25,24.25,24.75,24.50,24.50,26.00,25.50,24.25,23.50,25.00,25.25,25.25,25.75</text:p>
          </table:table-cell>
          <table:table-cell office:value-type="string" calcext:value-type="string">
            <text:p>24.75,24.50,24.50,24.75,25.75,27.00,26.50,25.75,24.00,24.25,24.00,24.50,26.25,27.00,24.50,24.75</text:p>
          </table:table-cell>
          <table:table-cell office:value-type="string" calcext:value-type="string">
            <text:p>24.50,24.25,24.00,24.25,24.75,25.25,24.00,24.50,24.75,24.50,24.25,23.75,23.50,24.25,24.25,24.75</text:p>
          </table:table-cell>
          <table:table-cell office:value-type="string" calcext:value-type="string">
            <text:p>24.25,24.75,24.00,24.00,23.50,24.00,24.00,24.00,24.75,24.25,24.25,24.00,24.50,24.50,23.75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75,24.25,24.25,23.75,24.25,24.25,24.50,24.50,25.25,25.00,23.75,24.00,24.75,24.75,24.50,24.75</text:p>
          </table:table-cell>
          <table:table-cell office:value-type="string" calcext:value-type="string">
            <text:p>24.50,24.25,24.00,23.50,26.25,27.25,25.25,25.00,24.25,24.00,24.00,23.75,25.50,27.75,24.25,24.75</text:p>
          </table:table-cell>
          <table:table-cell office:value-type="string" calcext:value-type="string">
            <text:p>24.50,24.25,23.75,23.75,24.50,25.50,23.75,24.50,24.25,23.75,24.25,23.50,23.50,23.75,24.25,24.75</text:p>
          </table:table-cell>
          <table:table-cell office:value-type="string" calcext:value-type="string">
            <text:p>24.50,24.50,23.50,23.50,23.25,24.00,24.25,23.75,24.25,24.25,24.25,24.00,24.00,24.25,24.25,24.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3.75,23.75,24.00,24.25,24.25,24.75,23.75,25.25,25.25,24.25,23.75,24.50,24.50,24.50,25.25</text:p>
          </table:table-cell>
          <table:table-cell office:value-type="string" calcext:value-type="string">
            <text:p>24.50,24.00,24.00,24.00,26.00,26.75,25.75,25.50,24.00,24.25,24.50,24.00,24.75,28.00,24.75,24.75</text:p>
          </table:table-cell>
          <table:table-cell office:value-type="string" calcext:value-type="string">
            <text:p>24.25,24.50,24.25,23.75,24.00,26.00,24.50,24.50,24.75,24.25,23.75,24.00,23.75,24.00,24.25,24.75</text:p>
          </table:table-cell>
          <table:table-cell office:value-type="string" calcext:value-type="string">
            <text:p>24.75,24.50,23.75,24.00,23.50,24.25,24.00,23.75,24.25,24.50,25.00,23.75,23.75,24.50,24.25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00,24.25,24.00,24.50,24.25,25.00,24.25,25.75,25.50,24.00,24.00,24.00,25.00,25.75,25.50</text:p>
          </table:table-cell>
          <table:table-cell office:value-type="string" calcext:value-type="string">
            <text:p>25.25,24.50,24.00,24.25,24.00,27.00,27.25,25.75,24.00,24.50,24.00,23.75,24.00,25.00,26.75,25.50</text:p>
          </table:table-cell>
          <table:table-cell office:value-type="string" calcext:value-type="string">
            <text:p>24.00,24.75,24.25,24.00,23.75,24.50,24.50,24.50,24.50,24.75,24.25,24.00,24.00,24.00,24.00,24.25</text:p>
          </table:table-cell>
          <table:table-cell office:value-type="string" calcext:value-type="string">
            <text:p>24.25,24.75,24.00,24.00,23.75,24.00,23.50,24.00,25.00,24.75,24.50,23.50,23.75,24.25,24.50,23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50,24.50,23.50,24.50,24.50,24.25,24.00,26.25,25.50,24.25,23.75,24.25,24.75,24.75,25.00</text:p>
          </table:table-cell>
          <table:table-cell office:value-type="string" calcext:value-type="string">
            <text:p>25.25,24.50,24.25,24.00,25.50,26.00,26.25,24.75,24.75,24.50,24.00,23.50,25.50,26.00,24.50,24.50</text:p>
          </table:table-cell>
          <table:table-cell office:value-type="string" calcext:value-type="string">
            <text:p>24.25,24.25,24.00,24.00,24.00,25.25,24.50,24.50,24.50,24.50,23.75,23.50,23.50,24.00,24.00,24.25</text:p>
          </table:table-cell>
          <table:table-cell office:value-type="string" calcext:value-type="string">
            <text:p>24.25,25.25,23.75,23.75,23.75,24.00,23.50,23.50,24.50,24.25,24.75,24.25,24.00,24.25,24.00,23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4.25,24.00,24.25,24.25,24.25,24.50,24.50,25.75,25.75,24.25,23.75,24.00,25.00,24.75,25.25</text:p>
          </table:table-cell>
          <table:table-cell office:value-type="string" calcext:value-type="string">
            <text:p>25.00,24.75,24.25,23.75,25.00,26.50,25.75,25.25,24.75,24.75,24.25,24.25,23.75,26.50,25.00,25.00</text:p>
          </table:table-cell>
          <table:table-cell office:value-type="string" calcext:value-type="string">
            <text:p>24.50,24.50,24.00,24.25,23.75,24.00,24.25,24.75,24.75,24.75,24.25,23.50,23.75,23.75,24.00,24.50</text:p>
          </table:table-cell>
          <table:table-cell office:value-type="string" calcext:value-type="string">
            <text:p>24.50,24.75,23.75,24.00,23.75,24.25,23.75,23.75,25.00,24.00,24.50,24.00,24.00,24.50,24.00,23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50,24.50,23.75,24.25,25.00,24.25,24.25,26.00,25.25,23.75,23.75,24.25,25.00,25.50,25.50</text:p>
          </table:table-cell>
          <table:table-cell office:value-type="string" calcext:value-type="string">
            <text:p>25.00,24.50,24.25,24.00,24.25,26.75,26.75,25.25,24.50,24.25,24.25,24.00,24.00,25.75,26.25,25.25</text:p>
          </table:table-cell>
          <table:table-cell office:value-type="string" calcext:value-type="string">
            <text:p>24.00,24.50,24.25,24.00,23.75,24.50,24.50,25.25,24.50,24.75,24.25,23.50,23.75,24.50,24.00,24.50</text:p>
          </table:table-cell>
          <table:table-cell office:value-type="string" calcext:value-type="string">
            <text:p>24.00,24.75,24.00,24.00,23.75,24.00,24.50,24.50,24.75,24.25,24.25,24.25,23.75,25.00,24.00,24.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75,24.75,24.50,24.00,24.75,24.50,24.25,24.00,25.50,25.50,24.00,24.75,24.25,24.00,24.00,24.50</text:p>
          </table:table-cell>
          <table:table-cell office:value-type="string" calcext:value-type="string">
            <text:p>24.75,25.00,24.50,26.25,27.25,25.75,24.25,24.75,24.25,24.25,24.25,24.75,26.75,26.50,24.00,25.25</text:p>
          </table:table-cell>
          <table:table-cell office:value-type="string" calcext:value-type="string">
            <text:p>24.25,24.25,24.25,23.75,24.75,24.50,23.75,25.00,24.00,24.50,24.25,24.00,23.50,24.00,23.50,24.75</text:p>
          </table:table-cell>
          <table:table-cell office:value-type="string" calcext:value-type="string">
            <text:p>24.25,24.50,23.75,23.75,24.00,24.00,23.50,23.75,24.75,25.00,24.25,23.75,23.75,24.25,24.25,24.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5.00,24.50,24.50,24.50,25.00,24.25,24.25,24.00,24.25,24.75,24.25,24.75,25.00,25.00,25.25,25.25</text:p>
          </table:table-cell>
          <table:table-cell office:value-type="string" calcext:value-type="string">
            <text:p>25.25,25.00,24.75,25.50,26.75,25.75,26.00,26.00,24.75,25.25,24.75,25.25,26.75,25.00,25.50,25.50</text:p>
          </table:table-cell>
          <table:table-cell office:value-type="string" calcext:value-type="string">
            <text:p>24.75,24.75,24.75,24.75,25.00,25.50,25.25,25.25,25.25,25.50,25.00,24.75,25.00,25.50,25.25,25.50</text:p>
          </table:table-cell>
          <table:table-cell office:value-type="string" calcext:value-type="string">
            <text:p>25.00,25.25,24.75,25.25,24.75,25.75,24.75,25.25,25.25,25.25,25.00,25.50,25.00,25.00,25.50,25.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4.50,24.25,24.75,24.25,24.00,24.50,24.75,24.25,24.50,24.25,24.25,24.25,24.50,25.00,24.25,25.00</text:p>
          </table:table-cell>
          <table:table-cell office:value-type="string" calcext:value-type="string">
            <text:p>25.25,24.25,25.25,25.50,26.75,25.25,25.75,26.50,24.75,24.75,25.00,25.25,26.75,25.00,25.50,25.00</text:p>
          </table:table-cell>
          <table:table-cell office:value-type="string" calcext:value-type="string">
            <text:p>25.00,24.50,24.50,25.00,25.25,24.75,25.50,25.00,25.25,24.75,24.75,25.25,24.00,25.00,25.00,25.00</text:p>
          </table:table-cell>
          <table:table-cell office:value-type="string" calcext:value-type="string">
            <text:p>25.25,25.25,24.50,25.25,24.50,25.25,24.75,25.25,24.75,24.50,25.50,25.25,25.00,25.25,25.00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4.50,24.25,24.25,24.50,24.50,24.25,24.25,24.25,24.25,24.50,24.00,24.50,24.50,24.25,24.50,24.75</text:p>
          </table:table-cell>
          <table:table-cell office:value-type="string" calcext:value-type="string">
            <text:p>24.75,24.25,24.50,25.75,26.00,25.00,24.75,26.00,24.50,24.75,24.50,26.00,26.25,24.50,24.25,25.25</text:p>
          </table:table-cell>
          <table:table-cell office:value-type="string" calcext:value-type="string">
            <text:p>24.25,24.75,24.25,24.50,25.00,24.50,24.25,25.00,25.00,24.75,24.50,24.50,24.25,24.75,25.25,24.75</text:p>
          </table:table-cell>
          <table:table-cell office:value-type="string" calcext:value-type="string">
            <text:p>25.00,25.00,24.50,24.75,24.75,24.75,24.00,26.00,25.25,25.00,25.50,24.50,24.75,24.50,24.50,26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4.75,24.00,24.25,23.75,24.00,23.75,24.25,23.50,23.75,24.25,23.75,24.50,24.00,25.00,24.50,25.50</text:p>
          </table:table-cell>
          <table:table-cell office:value-type="string" calcext:value-type="string">
            <text:p>24.50,24.50,25.75,26.00,25.50,24.50,24.75,25.75,24.75,24.75,26.25,26.25,24.75,24.75,24.75,25.00</text:p>
          </table:table-cell>
          <table:table-cell office:value-type="string" calcext:value-type="string">
            <text:p>24.00,24.25,25.50,24.75,24.25,24.50,24.50,24.75,24.75,24.25,24.00,24.25,24.25,24.25,24.50,24.50</text:p>
          </table:table-cell>
          <table:table-cell office:value-type="string" calcext:value-type="string">
            <text:p>24.25,25.00,24.25,24.75,24.25,25.00,24.25,24.25,24.75,24.25,25.50,24.25,24.25,25.25,25.00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4.50,23.50,24.25,24.25,24.50,24.50,24.75,24.00,23.75,24.25,24.25,24.50,24.25,24.00,24.75,25.25</text:p>
          </table:table-cell>
          <table:table-cell office:value-type="string" calcext:value-type="string">
            <text:p>24.75,24.50,26.25,26.00,25.75,25.00,24.50,26.00,24.25,25.00,27.25,25.25,26.00,24.25,24.50,25.50</text:p>
          </table:table-cell>
          <table:table-cell office:value-type="string" calcext:value-type="string">
            <text:p>24.50,24.50,25.75,24.50,24.50,24.50,24.00,25.00,24.75,24.50,24.25,24.50,24.00,24.25,24.50,24.50</text:p>
          </table:table-cell>
          <table:table-cell office:value-type="string" calcext:value-type="string">
            <text:p>24.00,24.75,24.75,24.75,24.50,24.75,24.25,24.50,24.50,24.50,24.75,25.00,24.50,25.25,24.25,24.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4.50,24.00,24.50,24.50,24.00,24.50,24.50,23.75,24.00,24.25,24.50,24.50,25.00,24.50,24.50,24.75</text:p>
          </table:table-cell>
          <table:table-cell office:value-type="string" calcext:value-type="string">
            <text:p>24.75,24.50,26.50,25.75,26.25,24.50,24.50,25.25,24.50,25.25,27.25,25.50,26.50,24.75,24.50,25.25</text:p>
          </table:table-cell>
          <table:table-cell office:value-type="string" calcext:value-type="string">
            <text:p>23.75,24.50,25.75,24.50,24.50,24.50,24.50,24.75,24.75,24.25,24.25,24.50,24.75,24.50,24.75,25.00</text:p>
          </table:table-cell>
          <table:table-cell office:value-type="string" calcext:value-type="string">
            <text:p>24.75,25.00,24.50,25.00,24.25,24.75,24.00,24.75,25.00,24.00,25.50,25.00,25.25,25.00,24.50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3.75,24.00,24.00,23.75,23.50,24.50,24.00,24.00,23.75,23.75,23.75,24.25,24.00,23.50,24.50</text:p>
          </table:table-cell>
          <table:table-cell office:value-type="string" calcext:value-type="string">
            <text:p>24.25,24.00,25.50,25.50,25.75,24.25,24.00,25.00,24.00,24.50,26.25,25.25,25.75,24.00,24.00,24.75</text:p>
          </table:table-cell>
          <table:table-cell office:value-type="string" calcext:value-type="string">
            <text:p>24.75,23.75,24.50,24.75,24.00,23.75,24.25,24.50,24.25,24.00,24.50,24.25,24.00,23.50,24.00,24.50</text:p>
          </table:table-cell>
          <table:table-cell office:value-type="string" calcext:value-type="string">
            <text:p>23.75,24.00,24.00,23.25,24.25,24.50,23.75,23.50,23.75,24.00,24.75,24.25,23.75,24.50,24.25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4.00,24.25,24.00,24.00,24.25,24.00,23.00,23.75,24.25,24.25,25.00,24.75,24.00,24.25,25.00</text:p>
          </table:table-cell>
          <table:table-cell office:value-type="string" calcext:value-type="string">
            <text:p>25.25,24.50,26.25,26.25,26.00,25.00,24.75,26.00,24.50,25.00,26.75,26.75,27.00,26.25,24.75,25.50</text:p>
          </table:table-cell>
          <table:table-cell office:value-type="string" calcext:value-type="string">
            <text:p>24.50,24.75,26.00,27.50,26.50,25.25,25.00,24.50,24.50,24.50,25.25,27.50,25.50,24.75,24.25,24.75</text:p>
          </table:table-cell>
          <table:table-cell office:value-type="string" calcext:value-type="string">
            <text:p>24.00,24.75,24.25,26.25,24.50,24.25,24.75,24.50,24.75,24.75,24.75,25.25,24.50,25.25,25.00,24.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50,23.75,23.75,23.75,23.75,23.50,23.25,23.75,24.00,23.75,23.00,23.50,23.50,23.75,24.50</text:p>
          </table:table-cell>
          <table:table-cell office:value-type="string" calcext:value-type="string">
            <text:p>24.25,23.75,24.00,24.00,24.25,23.50,24.00,25.00,24.50,24.50,24.25,24.25,24.25,24.00,24.25,25.00</text:p>
          </table:table-cell>
          <table:table-cell office:value-type="string" calcext:value-type="string">
            <text:p>23.75,24.25,24.00,24.00,24.00,23.75,24.25,24.50,24.25,24.00,24.00,23.75,23.25,24.25,24.00,24.25</text:p>
          </table:table-cell>
          <table:table-cell office:value-type="string" calcext:value-type="string">
            <text:p>24.00,24.50,23.75,24.50,23.50,24.00,24.00,24.00,24.50,24.00,24.75,24.00,24.00,24.00,24.00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.00,23.00,23.25,23.25,23.25,23.00,23.00,22.50,23.50,23.75,23.00,23.25,23.25,23.25,23.50,24.00</text:p>
          </table:table-cell>
          <table:table-cell office:value-type="string" calcext:value-type="string">
            <text:p>24.25,24.25,24.50,25.00,23.00,24.00,25.00,24.75,23.50,24.00,25.00,25.00,23.50,25.75,25.75,24.50</text:p>
          </table:table-cell>
          <table:table-cell office:value-type="string" calcext:value-type="string">
            <text:p>23.75,23.50,24.25,24.00,23.00,24.50,24.25,24.00,23.50,23.75,23.50,23.50,23.00,23.75,23.00,23.75</text:p>
          </table:table-cell>
          <table:table-cell office:value-type="string" calcext:value-type="string">
            <text:p>23.75,24.00,23.50,23.75,23.25,23.50,23.25,23.25,24.00,23.50,24.25,23.50,23.50,24.25,23.75,24.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50,23.50,24.50,24.00,23.75,23.50,24.00,23.75,24.25,24.00,24.00,24.50,23.75,24.00,24.75,24.50</text:p>
          </table:table-cell>
          <table:table-cell office:value-type="string" calcext:value-type="string">
            <text:p>24.75,24.00,25.00,26.00,25.00,25.25,25.75,26.00,24.75,24.50,25.75,25.75,24.75,25.50,26.00,25.50</text:p>
          </table:table-cell>
          <table:table-cell office:value-type="string" calcext:value-type="string">
            <text:p>24.50,24.50,24.75,25.50,24.00,24.25,25.00,24.50,24.25,24.75,24.50,24.25,24.50,24.25,24.50,24.50</text:p>
          </table:table-cell>
          <table:table-cell office:value-type="string" calcext:value-type="string">
            <text:p>23.75,24.50,24.25,24.50,24.50,24.50,24.50,24.00,24.25,23.75,24.50,24.50,24.00,24.75,24.50,23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.75,23.50,23.75,24.00,24.25,23.75,24.00,23.25,23.75,24.00,24.00,24.50,24.00,23.75,24.00,24.75</text:p>
          </table:table-cell>
          <table:table-cell office:value-type="string" calcext:value-type="string">
            <text:p>24.75,24.25,25.25,26.25,25.75,25.25,26.00,25.50,24.25,24.50,25.75,27.00,25.25,25.00,26.25,25.25</text:p>
          </table:table-cell>
          <table:table-cell office:value-type="string" calcext:value-type="string">
            <text:p>24.50,24.50,24.50,25.75,24.00,24.25,24.25,24.75,24.75,24.75,24.25,24.50,23.50,24.25,24.75,24.50</text:p>
          </table:table-cell>
          <table:table-cell office:value-type="string" calcext:value-type="string">
            <text:p>24.25,24.50,24.75,24.25,24.00,24.00,23.75,24.25,24.50,24.00,25.50,24.50,23.75,24.25,24.25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25,23.50,24.00,23.75,23.50,23.50,23.75,23.25,24.25,23.50,23.75,23.75,23.00,23.75,24.00,25.00</text:p>
          </table:table-cell>
          <table:table-cell office:value-type="string" calcext:value-type="string">
            <text:p>24.25,24.25,25.25,25.75,25.25,24.50,25.50,25.50,24.00,24.25,25.50,26.25,25.00,24.25,25.50,25.00</text:p>
          </table:table-cell>
          <table:table-cell office:value-type="string" calcext:value-type="string">
            <text:p>23.75,24.00,24.25,25.25,24.25,23.75,25.00,24.25,24.00,24.25,24.25,24.00,24.00,24.25,23.75,24.25</text:p>
          </table:table-cell>
          <table:table-cell office:value-type="string" calcext:value-type="string">
            <text:p>24.00,24.50,23.75,24.00,23.50,24.25,24.00,24.00,24.25,24.00,24.50,24.00,23.50,24.25,24.25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.50,23.00,23.50,23.25,23.25,23.00,23.75,22.50,23.25,23.25,23.00,24.00,23.25,23.25,23.50,24.25</text:p>
          </table:table-cell>
          <table:table-cell office:value-type="string" calcext:value-type="string">
            <text:p>24.25,23.25,24.75,25.50,25.25,23.75,25.50,25.00,23.50,23.50,24.50,25.75,25.25,24.50,25.75,24.25</text:p>
          </table:table-cell>
          <table:table-cell office:value-type="string" calcext:value-type="string">
            <text:p>23.50,23.50,23.50,24.25,23.50,24.25,23.75,24.00,23.00,23.50,23.25,23.00,23.00,23.75,23.50,23.75</text:p>
          </table:table-cell>
          <table:table-cell office:value-type="string" calcext:value-type="string">
            <text:p>23.75,23.50,23.25,23.75,23.50,23.50,23.25,22.75,23.75,23.75,24.00,23.75,23.50,24.00,24.00,23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.75,24.00,23.50,23.75,24.00,23.50,23.50,23.75,23.50,23.75,23.75,24.25,24.25,23.75,24.00,24.50</text:p>
          </table:table-cell>
          <table:table-cell office:value-type="string" calcext:value-type="string">
            <text:p>24.50,24.25,24.75,25.75,25.75,24.75,26.25,25.75,24.00,24.25,25.00,27.00,25.50,24.25,26.25,24.75</text:p>
          </table:table-cell>
          <table:table-cell office:value-type="string" calcext:value-type="string">
            <text:p>24.00,23.75,24.00,25.00,24.00,24.25,24.50,24.50,24.75,24.25,24.25,23.75,23.50,23.75,24.00,24.75</text:p>
          </table:table-cell>
          <table:table-cell office:value-type="string" calcext:value-type="string">
            <text:p>24.25,24.50,24.25,24.50,24.00,24.25,24.25,24.00,24.00,23.75,24.75,24.25,24.00,24.75,23.75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.75,24.00,23.50,23.75,24.00,23.50,23.50,23.75,23.50,23.75,23.75,24.25,24.25,23.75,24.00,24.50</text:p>
          </table:table-cell>
          <table:table-cell office:value-type="string" calcext:value-type="string">
            <text:p>24.50,24.25,24.75,25.75,25.75,24.75,26.25,25.75,24.00,24.25,25.00,27.00,25.50,24.25,26.25,24.75</text:p>
          </table:table-cell>
          <table:table-cell office:value-type="string" calcext:value-type="string">
            <text:p>24.00,23.75,24.00,25.00,24.00,24.25,24.50,24.50,24.75,24.25,24.25,23.75,23.50,23.75,24.00,24.75</text:p>
          </table:table-cell>
          <table:table-cell office:value-type="string" calcext:value-type="string">
            <text:p>24.25,24.50,24.25,24.50,24.00,24.25,24.25,24.00,24.00,23.75,24.75,24.25,24.00,24.75,23.75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3.75,24.00,23.75,23.75,23.75,24.50,23.50,23.75,24.25,23.75,24.25,24.00,23.50,24.00,25.00</text:p>
          </table:table-cell>
          <table:table-cell office:value-type="string" calcext:value-type="string">
            <text:p>24.50,24.00,25.25,26.25,25.00,24.00,26.00,25.75,24.25,24.50,26.00,26.75,24.25,24.00,25.75,25.00</text:p>
          </table:table-cell>
          <table:table-cell office:value-type="string" calcext:value-type="string">
            <text:p>24.50,23.75,25.00,25.00,23.75,24.25,24.50,24.50,24.25,24.25,24.00,24.00,23.25,24.25,24.25,24.75</text:p>
          </table:table-cell>
          <table:table-cell office:value-type="string" calcext:value-type="string">
            <text:p>23.75,24.50,23.75,24.00,23.75,24.50,23.75,24.25,24.25,23.75,24.75,24.00,24.00,24.50,24.25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.25,23.50,23.50,23.50,23.50,23.25,23.50,22.50,23.25,23.25,23.00,23.50,23.50,23.00,23.50,24.25</text:p>
          </table:table-cell>
          <table:table-cell office:value-type="string" calcext:value-type="string">
            <text:p>24.25,23.00,24.50,25.75,24.50,24.25,25.25,25.00,23.75,23.75,25.25,26.50,24.50,23.75,25.50,24.50</text:p>
          </table:table-cell>
          <table:table-cell office:value-type="string" calcext:value-type="string">
            <text:p>23.75,23.75,23.75,24.75,23.50,23.50,24.00,24.25,23.75,23.75,24.00,23.50,23.25,23.75,23.75,24.00</text:p>
          </table:table-cell>
          <table:table-cell office:value-type="string" calcext:value-type="string">
            <text:p>23.75,23.75,23.50,23.75,24.00,23.75,23.50,23.50,23.50,23.25,24.25,23.75,23.50,23.50,24.00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.00,23.50,24.25,24.25,24.25,23.25,23.50,23.25,23.75,23.50,23.50,24.00,23.50,23.75,24.00,24.50</text:p>
          </table:table-cell>
          <table:table-cell office:value-type="string" calcext:value-type="string">
            <text:p>24.00,23.75,25.00,26.00,25.00,24.00,26.00,25.50,24.25,24.50,25.75,27.00,25.50,24.50,25.50,25.25</text:p>
          </table:table-cell>
          <table:table-cell office:value-type="string" calcext:value-type="string">
            <text:p>23.75,24.00,24.25,26.00,24.00,24.00,24.00,24.50,24.25,24.25,24.00,23.75,23.75,24.25,24.25,24.00</text:p>
          </table:table-cell>
          <table:table-cell office:value-type="string" calcext:value-type="string">
            <text:p>24.25,24.25,23.75,24.25,24.00,24.00,24.00,23.75,24.25,24.00,24.50,24.50,24.00,24.50,24.5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.00,23.50,24.25,24.25,24.25,23.25,23.50,23.25,23.75,23.50,23.50,24.00,23.50,23.75,24.00,24.50</text:p>
          </table:table-cell>
          <table:table-cell office:value-type="string" calcext:value-type="string">
            <text:p>24.00,23.75,25.00,26.00,25.00,24.00,26.00,25.50,24.25,24.50,25.75,27.00,25.50,24.50,25.50,25.25</text:p>
          </table:table-cell>
          <table:table-cell office:value-type="string" calcext:value-type="string">
            <text:p>23.75,24.00,24.25,26.00,24.00,24.00,24.00,24.50,24.25,24.25,24.00,23.75,23.75,24.25,24.25,24.00</text:p>
          </table:table-cell>
          <table:table-cell office:value-type="string" calcext:value-type="string">
            <text:p>24.25,24.25,23.75,24.25,24.00,24.00,24.00,23.75,24.25,24.00,24.50,24.50,24.00,24.50,24.5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3.75,23.25,23.75,23.50,23.50,23.50,22.75,23.25,23.75,23.50,24.00,24.00,23.75,23.50,24.00</text:p>
          </table:table-cell>
          <table:table-cell office:value-type="string" calcext:value-type="string">
            <text:p>24.25,23.50,24.50,26.25,25.75,25.00,25.00,25.00,23.75,23.75,25.50,26.00,26.25,25.25,25.00,25.00</text:p>
          </table:table-cell>
          <table:table-cell office:value-type="string" calcext:value-type="string">
            <text:p>23.75,24.25,24.00,24.50,25.50,25.00,24.25,24.00,24.00,24.25,23.75,23.75,23.50,24.25,24.00,24.25</text:p>
          </table:table-cell>
          <table:table-cell office:value-type="string" calcext:value-type="string">
            <text:p>24.50,24.25,23.75,23.75,23.75,23.75,23.75,23.25,24.50,24.00,24.00,23.75,23.00,24.00,23.5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25,23.50,23.75,23.25,23.75,24.50,23.25,23.25,23.75,23.75,23.75,23.50,23.75,23.75,24.00</text:p>
          </table:table-cell>
          <table:table-cell office:value-type="string" calcext:value-type="string">
            <text:p>24.25,23.50,24.75,26.00,25.25,25.25,25.50,25.50,23.75,24.00,25.75,25.75,25.75,25.25,25.50,24.75</text:p>
          </table:table-cell>
          <table:table-cell office:value-type="string" calcext:value-type="string">
            <text:p>23.75,23.50,24.25,24.50,23.75,24.00,24.50,24.25,24.00,23.50,23.50,23.50,23.50,23.50,24.00,24.00</text:p>
          </table:table-cell>
          <table:table-cell office:value-type="string" calcext:value-type="string">
            <text:p>23.75,23.75,23.75,24.25,23.75,24.00,24.25,23.75,24.00,24.25,24.25,24.00,23.75,24.25,24.5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25,23.50,23.75,23.25,23.75,24.50,23.25,23.25,23.75,23.75,23.75,23.50,23.75,23.75,24.00</text:p>
          </table:table-cell>
          <table:table-cell office:value-type="string" calcext:value-type="string">
            <text:p>24.25,23.50,24.75,26.00,25.25,25.25,25.50,25.50,23.75,24.00,25.75,25.75,25.75,25.25,25.50,24.75</text:p>
          </table:table-cell>
          <table:table-cell office:value-type="string" calcext:value-type="string">
            <text:p>23.75,23.50,24.25,24.50,23.75,24.00,24.50,24.25,24.00,23.50,23.50,23.50,23.50,23.50,24.00,24.00</text:p>
          </table:table-cell>
          <table:table-cell office:value-type="string" calcext:value-type="string">
            <text:p>23.75,23.75,23.75,24.25,23.75,24.00,24.25,23.75,24.00,24.25,24.25,24.00,23.75,24.25,24.5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.50,23.25,23.25,23.25,23.75,23.50,23.75,23.75,23.50,23.75,23.50,24.25,23.50,23.75,23.75,24.75</text:p>
          </table:table-cell>
          <table:table-cell office:value-type="string" calcext:value-type="string">
            <text:p>24.50,23.75,24.75,25.50,25.50,24.00,25.25,25.25,23.50,24.00,26.00,26.25,25.25,24.00,24.75,24.75</text:p>
          </table:table-cell>
          <table:table-cell office:value-type="string" calcext:value-type="string">
            <text:p>23.50,23.75,24.00,24.75,23.75,23.75,24.50,24.50,23.25,23.75,23.50,23.75,23.50,23.75,24.00,24.50</text:p>
          </table:table-cell>
          <table:table-cell office:value-type="string" calcext:value-type="string">
            <text:p>23.75,24.00,23.75,24.25,23.75,24.25,23.75,23.75,23.75,23.75,24.50,24.00,23.75,24.25,24.5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.00,22.75,23.00,23.00,23.00,23.00,22.50,22.50,23.00,23.25,23.00,23.00,23.00,23.25,23.25,23.50</text:p>
          </table:table-cell>
          <table:table-cell office:value-type="string" calcext:value-type="string">
            <text:p>24.00,23.25,23.75,25.00,25.00,23.75,25.00,24.50,23.25,23.50,24.75,25.75,24.75,23.50,24.00,24.00</text:p>
          </table:table-cell>
          <table:table-cell office:value-type="string" calcext:value-type="string">
            <text:p>23.25,23.50,23.50,24.50,23.25,23.00,24.00,23.75,23.75,23.50,23.00,23.50,23.25,23.00,23.25,23.75</text:p>
          </table:table-cell>
          <table:table-cell office:value-type="string" calcext:value-type="string">
            <text:p>23.00,23.50,23.25,23.50,22.75,23.25,23.25,23.50,23.50,23.50,24.00,23.25,22.75,23.50,23.50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.00,23.25,23.50,23.75,23.00,23.00,23.50,23.00,23.25,23.75,22.75,23.50,23.00,23.50,23.75,24.00</text:p>
          </table:table-cell>
          <table:table-cell office:value-type="string" calcext:value-type="string">
            <text:p>23.75,23.00,25.00,25.25,25.00,24.75,25.00,24.50,23.50,24.00,25.50,24.75,25.25,25.25,25.25,24.25</text:p>
          </table:table-cell>
          <table:table-cell office:value-type="string" calcext:value-type="string">
            <text:p>23.50,23.25,24.25,24.25,23.50,24.25,24.00,24.00,23.50,24.00,23.75,23.50,23.25,23.75,23.50,23.50</text:p>
          </table:table-cell>
          <table:table-cell office:value-type="string" calcext:value-type="string">
            <text:p>23.50,23.75,23.50,24.00,23.25,24.25,24.00,23.75,24.00,23.25,24.00,23.25,23.25,23.50,24.0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.00,23.25,23.50,23.75,23.00,23.00,23.50,23.00,23.25,23.75,22.75,23.50,23.00,23.50,23.75,24.00</text:p>
          </table:table-cell>
          <table:table-cell office:value-type="string" calcext:value-type="string">
            <text:p>23.75,23.00,25.00,25.25,25.00,24.75,25.00,24.50,23.50,24.00,25.50,24.75,25.25,25.25,25.25,24.25</text:p>
          </table:table-cell>
          <table:table-cell office:value-type="string" calcext:value-type="string">
            <text:p>23.50,23.25,24.25,24.25,23.50,24.25,24.00,24.00,23.50,24.00,23.75,23.50,23.25,23.75,23.50,23.50</text:p>
          </table:table-cell>
          <table:table-cell office:value-type="string" calcext:value-type="string">
            <text:p>23.50,23.75,23.50,24.00,23.25,24.25,24.00,23.75,24.00,23.25,24.00,23.25,23.25,23.50,24.0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.00,23.25,23.50,23.75,23.00,23.00,23.50,23.00,23.25,23.75,22.75,23.50,23.00,23.50,23.75,24.00</text:p>
          </table:table-cell>
          <table:table-cell office:value-type="string" calcext:value-type="string">
            <text:p>23.75,23.00,25.00,25.25,25.00,24.75,25.00,24.50,23.50,24.00,25.50,24.75,25.25,25.25,25.25,24.25</text:p>
          </table:table-cell>
          <table:table-cell office:value-type="string" calcext:value-type="string">
            <text:p>23.50,23.25,24.25,24.25,23.50,24.25,24.00,24.00,23.50,24.00,23.75,23.50,23.25,23.75,23.50,23.50</text:p>
          </table:table-cell>
          <table:table-cell office:value-type="string" calcext:value-type="string">
            <text:p>23.50,23.75,23.50,24.00,23.25,24.25,24.00,23.75,24.00,23.25,24.00,23.25,23.25,23.50,24.0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2.75,23.25,23.75,23.75,23.50,23.00,23.50,23.00,23.00,23.75,23.50,23.50,23.50,23.50,23.75,24.00</text:p>
          </table:table-cell>
          <table:table-cell office:value-type="string" calcext:value-type="string">
            <text:p>24.25,24.00,24.25,25.50,25.25,24.75,25.00,24.50,23.50,24.00,25.00,26.00,25.00,25.25,25.25,24.25</text:p>
          </table:table-cell>
          <table:table-cell office:value-type="string" calcext:value-type="string">
            <text:p>24.00,23.50,24.00,25.00,23.50,24.25,24.00,24.00,23.50,23.75,23.75,23.50,23.25,23.75,23.50,23.50</text:p>
          </table:table-cell>
          <table:table-cell office:value-type="string" calcext:value-type="string">
            <text:p>24.25,24.25,23.75,24.25,23.25,24.25,24.00,23.75,23.50,23.50,24.25,23.75,23.25,23.50,24.0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2.75,23.25,23.75,23.75,23.50,23.00,23.50,23.00,23.00,23.75,23.50,23.50,23.50,23.50,23.75,24.00</text:p>
          </table:table-cell>
          <table:table-cell office:value-type="string" calcext:value-type="string">
            <text:p>24.25,24.00,24.25,25.50,25.25,24.75,25.00,24.50,23.50,24.00,25.00,26.00,25.00,25.25,25.25,24.25</text:p>
          </table:table-cell>
          <table:table-cell office:value-type="string" calcext:value-type="string">
            <text:p>24.00,23.50,24.00,25.00,23.50,24.25,24.00,24.00,23.50,23.75,23.75,23.50,23.25,23.75,23.50,23.50</text:p>
          </table:table-cell>
          <table:table-cell office:value-type="string" calcext:value-type="string">
            <text:p>24.25,24.25,23.75,24.25,23.25,24.25,24.00,23.75,23.50,23.50,24.25,23.75,23.25,23.50,24.0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2.75,23.25,23.75,23.75,23.50,23.00,23.50,23.00,23.00,23.75,23.50,23.50,23.50,23.50,23.75,24.00</text:p>
          </table:table-cell>
          <table:table-cell office:value-type="string" calcext:value-type="string">
            <text:p>24.25,24.00,24.25,25.50,25.25,24.75,25.00,24.50,23.50,24.00,25.00,26.00,25.00,25.25,25.25,24.25</text:p>
          </table:table-cell>
          <table:table-cell office:value-type="string" calcext:value-type="string">
            <text:p>24.00,23.50,24.00,25.00,23.50,24.25,24.00,24.00,23.50,23.75,23.75,23.50,23.25,23.75,23.50,23.50</text:p>
          </table:table-cell>
          <table:table-cell office:value-type="string" calcext:value-type="string">
            <text:p>24.25,24.25,23.75,24.25,23.25,24.25,24.00,23.75,23.50,23.50,24.25,23.75,23.25,23.50,24.0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.50,23.75,24.00,23.25,24.00,23.75,24.50,23.25,23.50,23.50,23.75,24.00,23.75,24.00,24.00,24.25</text:p>
          </table:table-cell>
          <table:table-cell office:value-type="string" calcext:value-type="string">
            <text:p>24.75,24.00,25.00,25.75,25.75,24.75,25.75,25.00,24.00,24.00,25.50,26.00,25.75,24.50,25.50,24.50</text:p>
          </table:table-cell>
          <table:table-cell office:value-type="string" calcext:value-type="string">
            <text:p>23.75,24.00,24.25,24.50,23.75,24.25,24.25,24.50,24.50,24.25,24.25,23.75,23.50,24.25,23.75,24.00</text:p>
          </table:table-cell>
          <table:table-cell office:value-type="string" calcext:value-type="string">
            <text:p>24.00,24.25,23.75,24.00,24.00,24.25,23.50,24.25,24.00,24.00,24.75,24.50,24.00,24.00,24.50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.50,23.75,24.00,23.25,24.00,23.75,24.50,23.25,23.50,23.50,23.75,24.00,23.75,24.00,24.00,24.25</text:p>
          </table:table-cell>
          <table:table-cell office:value-type="string" calcext:value-type="string">
            <text:p>24.75,24.00,25.00,25.75,25.75,24.75,25.75,25.00,24.00,24.00,25.50,26.00,25.75,24.50,25.50,24.50</text:p>
          </table:table-cell>
          <table:table-cell office:value-type="string" calcext:value-type="string">
            <text:p>23.75,24.00,24.25,24.50,23.75,24.25,24.25,24.50,24.50,24.25,24.25,23.75,23.50,24.25,23.75,24.00</text:p>
          </table:table-cell>
          <table:table-cell office:value-type="string" calcext:value-type="string">
            <text:p>24.00,24.25,23.75,24.00,24.00,24.25,23.50,24.25,24.00,24.00,24.75,24.50,24.00,24.00,24.50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.00,22.75,23.25,23.00,23.00,22.75,23.50,23.25,23.00,23.25,23.00,23.50,23.25,23.00,23.50,24.00</text:p>
          </table:table-cell>
          <table:table-cell office:value-type="string" calcext:value-type="string">
            <text:p>23.75,23.50,23.75,25.75,25.00,24.00,25.00,24.50,23.25,23.50,25.00,25.75,25.50,23.25,24.25,24.00</text:p>
          </table:table-cell>
          <table:table-cell office:value-type="string" calcext:value-type="string">
            <text:p>23.00,23.50,23.75,24.00,23.25,24.00,23.50,23.75,23.50,23.25,23.25,23.50,23.00,23.50,23.50,24.25</text:p>
          </table:table-cell>
          <table:table-cell office:value-type="string" calcext:value-type="string">
            <text:p>23.75,23.50,23.00,23.50,23.75,23.75,23.25,23.25,23.50,23.75,24.00,23.50,23.00,23.75,23.50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.00,22.75,23.25,23.00,23.00,22.75,23.50,23.25,23.00,23.25,23.00,23.50,23.25,23.00,23.50,24.00</text:p>
          </table:table-cell>
          <table:table-cell office:value-type="string" calcext:value-type="string">
            <text:p>23.75,23.50,23.75,25.75,25.00,24.00,25.00,24.50,23.25,23.50,25.00,25.75,25.50,23.25,24.25,24.00</text:p>
          </table:table-cell>
          <table:table-cell office:value-type="string" calcext:value-type="string">
            <text:p>23.00,23.50,23.75,24.00,23.25,24.00,23.50,23.75,23.50,23.25,23.25,23.50,23.00,23.50,23.50,24.25</text:p>
          </table:table-cell>
          <table:table-cell office:value-type="string" calcext:value-type="string">
            <text:p>23.75,23.50,23.00,23.50,23.75,23.75,23.25,23.25,23.50,23.75,24.00,23.50,23.00,23.75,23.50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.50,23.25,24.00,23.50,24.00,23.25,24.00,23.00,23.50,23.75,23.50,24.00,23.75,23.75,23.50,24.25</text:p>
          </table:table-cell>
          <table:table-cell office:value-type="string" calcext:value-type="string">
            <text:p>24.00,23.75,25.25,26.00,25.50,24.50,25.25,25.00,23.75,24.25,25.50,26.00,25.25,24.75,25.50,23.75</text:p>
          </table:table-cell>
          <table:table-cell office:value-type="string" calcext:value-type="string">
            <text:p>24.00,24.00,24.25,25.00,23.75,23.75,23.50,24.00,24.00,24.00,23.75,23.75,23.75,23.75,23.75,24.25</text:p>
          </table:table-cell>
          <table:table-cell office:value-type="string" calcext:value-type="string">
            <text:p>23.25,23.75,24.00,24.00,24.00,23.75,23.25,23.75,24.25,23.75,24.50,24.00,23.75,24.00,23.75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.25,23.50,23.50,23.25,23.75,23.50,23.50,23.00,23.50,23.75,23.25,24.00,24.00,23.75,23.50,24.50</text:p>
          </table:table-cell>
          <table:table-cell office:value-type="string" calcext:value-type="string">
            <text:p>23.75,23.00,24.50,26.00,25.50,25.00,25.25,24.75,23.25,24.00,24.50,27.25,26.25,25.50,24.75,24.50</text:p>
          </table:table-cell>
          <table:table-cell office:value-type="string" calcext:value-type="string">
            <text:p>24.25,23.75,23.75,27.00,27.50,24.25,23.75,24.50,23.75,24.00,24.00,25.00,27.25,24.25,24.25,23.75</text:p>
          </table:table-cell>
          <table:table-cell office:value-type="string" calcext:value-type="string">
            <text:p>23.75,23.50,23.50,24.00,25.00,24.25,23.25,23.50,23.50,23.75,24.00,24.25,23.75,23.75,23.75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25,23.75,23.00,23.50,23.00,23.75,22.50,22.75,23.75,23.50,23.50,23.25,22.75,22.75,23.25</text:p>
          </table:table-cell>
          <table:table-cell office:value-type="string" calcext:value-type="string">
            <text:p>24.00,23.25,23.75,23.50,24.00,24.00,23.75,23.50,23.50,23.50,23.25,25.00,25.75,25.50,25.00,23.25</text:p>
          </table:table-cell>
          <table:table-cell office:value-type="string" calcext:value-type="string">
            <text:p>23.75,24.00,23.50,23.50,24.00,24.75,23.25,23.25,23.25,24.00,23.50,24.00,23.50,23.50,23.75,23.25</text:p>
          </table:table-cell>
          <table:table-cell office:value-type="string" calcext:value-type="string">
            <text:p>24.00,23.75,23.25,23.50,23.50,23.50,23.50,22.75,23.25,23.50,24.00,24.00,23.50,24.00,23.25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00,23.25,23.25,23.00,23.00,23.00,22.25,23.00,22.75,22.75,23.00,23.00,22.50,22.75,23.00</text:p>
          </table:table-cell>
          <table:table-cell office:value-type="string" calcext:value-type="string">
            <text:p>23.25,23.25,23.75,23.75,23.75,24.00,23.25,22.75,23.25,23.75,25.25,24.75,25.50,25.00,24.50,23.00</text:p>
          </table:table-cell>
          <table:table-cell office:value-type="string" calcext:value-type="string">
            <text:p>23.25,23.50,24.50,23.25,23.75,24.50,23.75,23.00,23.50,23.75,23.50,23.00,23.00,23.25,22.75,23.25</text:p>
          </table:table-cell>
          <table:table-cell office:value-type="string" calcext:value-type="string">
            <text:p>23.00,23.50,23.00,23.50,23.00,22.75,23.50,23.25,23.25,23.25,24.00,23.25,23.25,23.00,23.25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00,23.25,23.25,23.00,23.00,23.00,22.25,23.00,22.75,22.75,23.00,23.00,22.50,22.75,23.00</text:p>
          </table:table-cell>
          <table:table-cell office:value-type="string" calcext:value-type="string">
            <text:p>23.25,23.25,23.75,23.75,23.75,24.00,23.25,22.75,23.25,23.75,25.25,24.75,25.50,25.00,24.50,23.00</text:p>
          </table:table-cell>
          <table:table-cell office:value-type="string" calcext:value-type="string">
            <text:p>23.25,23.50,24.50,23.25,23.75,24.50,23.75,23.00,23.50,23.75,23.50,23.00,23.00,23.25,22.75,23.25</text:p>
          </table:table-cell>
          <table:table-cell office:value-type="string" calcext:value-type="string">
            <text:p>23.00,23.50,23.00,23.50,23.00,22.75,23.50,23.25,23.25,23.25,24.00,23.25,23.25,23.00,23.25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00,23.25,23.25,23.00,23.00,23.00,22.25,23.00,22.75,22.75,23.00,23.00,22.50,22.75,23.00</text:p>
          </table:table-cell>
          <table:table-cell office:value-type="string" calcext:value-type="string">
            <text:p>23.25,23.25,23.75,23.75,23.75,24.00,23.25,22.75,23.25,23.75,25.25,24.75,25.50,25.00,24.50,23.00</text:p>
          </table:table-cell>
          <table:table-cell office:value-type="string" calcext:value-type="string">
            <text:p>23.25,23.50,24.50,23.25,23.75,24.50,23.75,23.00,23.50,23.75,23.50,23.00,23.00,23.25,22.75,23.25</text:p>
          </table:table-cell>
          <table:table-cell office:value-type="string" calcext:value-type="string">
            <text:p>23.00,23.50,23.00,23.50,23.00,22.75,23.50,23.25,23.25,23.25,24.00,23.25,23.25,23.00,23.25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25,23.75,23.75,23.50,24.00,23.50,22.75,23.75,23.75,23.50,23.75,23.75,23.00,23.50,23.50</text:p>
          </table:table-cell>
          <table:table-cell office:value-type="string" calcext:value-type="string">
            <text:p>24.25,23.50,24.25,24.50,24.25,24.00,25.00,23.75,23.75,24.50,26.50,26.75,26.00,24.50,26.00,24.00</text:p>
          </table:table-cell>
          <table:table-cell office:value-type="string" calcext:value-type="string">
            <text:p>24.00,24.50,26.25,24.50,24.00,23.75,24.75,24.00,24.00,24.25,23.75,24.00,23.75,24.25,24.00,23.75</text:p>
          </table:table-cell>
          <table:table-cell office:value-type="string" calcext:value-type="string">
            <text:p>24.00,24.25,24.00,24.25,23.50,24.00,23.50,23.75,23.50,23.50,24.75,24.00,24.00,24.50,24.5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2.75,22.75,23.00,22.50,22.75,23.00,23.00,22.25,22.75,22.75,22.25,22.75,22.50,22.75,22.75,23.00</text:p>
          </table:table-cell>
          <table:table-cell office:value-type="string" calcext:value-type="string">
            <text:p>22.75,23.00,23.75,23.50,23.25,23.25,23.75,22.50,23.00,24.00,25.75,26.00,24.75,24.50,25.50,23.50</text:p>
          </table:table-cell>
          <table:table-cell office:value-type="string" calcext:value-type="string">
            <text:p>23.00,23.75,25.25,23.50,23.00,23.75,24.00,23.25,22.75,23.25,23.00,23.00,23.00,23.00,22.75,23.50</text:p>
          </table:table-cell>
          <table:table-cell office:value-type="string" calcext:value-type="string">
            <text:p>23.25,23.25,23.00,23.00,22.75,23.25,22.50,23.25,23.25,22.75,23.25,23.00,23.00,23.00,23.25,23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00,23.25,23.00,23.25,22.75,23.25,22.25,23.25,23.00,23.25,23.00,22.50,23.00,23.00,23.50</text:p>
          </table:table-cell>
          <table:table-cell office:value-type="string" calcext:value-type="string">
            <text:p>23.50,23.00,24.25,23.50,23.50,24.00,24.25,22.75,23.50,23.75,26.25,25.25,25.75,24.50,25.50,23.00</text:p>
          </table:table-cell>
          <table:table-cell office:value-type="string" calcext:value-type="string">
            <text:p>23.00,23.75,25.25,23.75,23.50,23.75,24.00,23.25,23.75,23.75,23.25,23.00,22.75,23.25,23.25,23.00</text:p>
          </table:table-cell>
          <table:table-cell office:value-type="string" calcext:value-type="string">
            <text:p>23.75,23.50,23.25,23.00,23.25,23.75,23.00,23.50,23.25,23.50,24.00,23.00,23.00,23.50,24.00,23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4.00,24.00,23.75,24.50,24.00,24.50,23.75,23.25,24.00,23.75,23.50,23.75,23.75,24.25,24.75</text:p>
          </table:table-cell>
          <table:table-cell office:value-type="string" calcext:value-type="string">
            <text:p>24.25,24.00,24.75,25.50,24.25,24.25,26.00,25.50,24.25,24.50,27.00,26.25,24.75,25.25,27.00,26.50</text:p>
          </table:table-cell>
          <table:table-cell office:value-type="string" calcext:value-type="string">
            <text:p>24.00,24.25,25.00,25.75,24.00,24.50,26.00,26.50,24.50,24.50,24.50,24.25,24.25,24.50,27.00,27.50</text:p>
          </table:table-cell>
          <table:table-cell office:value-type="string" calcext:value-type="string">
            <text:p>23.75,24.75,24.25,24.75,24.25,25.00,25.50,26.75,24.25,23.75,24.75,24.50,24.25,25.00,25.25,27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50,24.25,23.75,23.75,23.50,24.00,23.00,23.25,23.50,24.00,23.50,23.50,24.00,23.75,23.50</text:p>
          </table:table-cell>
          <table:table-cell office:value-type="string" calcext:value-type="string">
            <text:p>23.75,23.50,24.75,24.50,24.75,24.50,24.75,24.25,24.25,24.75,26.25,25.25,26.00,24.50,26.25,24.25</text:p>
          </table:table-cell>
          <table:table-cell office:value-type="string" calcext:value-type="string">
            <text:p>24.25,24.00,26.25,25.00,25.25,24.25,24.50,24.00,24.00,24.25,24.00,24.25,23.75,24.25,23.75,23.75</text:p>
          </table:table-cell>
          <table:table-cell office:value-type="string" calcext:value-type="string">
            <text:p>23.50,24.00,24.00,24.00,23.50,24.00,23.75,24.00,23.50,23.75,24.25,24.00,23.75,24.50,24.75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75,23.75,23.50,24.00,24.00,23.75,23.00,23.50,24.50,23.50,23.50,23.75,23.50,23.75,23.75</text:p>
          </table:table-cell>
          <table:table-cell office:value-type="string" calcext:value-type="string">
            <text:p>24.25,24.00,25.50,24.75,24.50,24.25,24.75,23.75,24.00,24.75,26.50,25.75,26.25,24.50,25.50,25.00</text:p>
          </table:table-cell>
          <table:table-cell office:value-type="string" calcext:value-type="string">
            <text:p>24.25,24.00,26.75,24.25,24.75,24.25,24.00,24.50,24.50,24.00,24.25,24.00,23.50,23.75,24.75,24.25</text:p>
          </table:table-cell>
          <table:table-cell office:value-type="string" calcext:value-type="string">
            <text:p>24.25,24.25,23.75,24.25,24.00,24.25,23.75,23.75,24.00,24.50,24.50,24.50,23.75,24.25,23.75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00,23.50,23.50,23.75,23.50,23.75,23.50,22.50,23.50,23.75,23.50,23.50,23.75,23.25,23.50,24.00</text:p>
          </table:table-cell>
          <table:table-cell office:value-type="string" calcext:value-type="string">
            <text:p>24.25,23.50,24.50,24.25,24.25,23.75,25.00,23.75,24.50,24.50,26.75,25.50,26.00,24.50,25.75,24.00</text:p>
          </table:table-cell>
          <table:table-cell office:value-type="string" calcext:value-type="string">
            <text:p>23.50,24.50,26.25,24.50,24.50,24.25,25.25,24.00,24.00,23.75,24.00,23.50,24.00,24.00,24.00,24.00</text:p>
          </table:table-cell>
          <table:table-cell office:value-type="string" calcext:value-type="string">
            <text:p>23.50,24.00,23.25,23.50,23.50,23.75,23.50,23.75,24.00,23.75,24.50,24.25,23.50,24.25,23.75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00,23.50,23.50,23.75,23.50,23.75,23.50,22.50,23.50,23.75,23.50,23.50,23.75,23.25,23.50,24.00</text:p>
          </table:table-cell>
          <table:table-cell office:value-type="string" calcext:value-type="string">
            <text:p>24.25,23.50,24.50,24.25,24.25,23.75,25.00,23.75,24.50,24.50,26.75,25.50,26.00,24.50,25.75,24.00</text:p>
          </table:table-cell>
          <table:table-cell office:value-type="string" calcext:value-type="string">
            <text:p>23.50,24.50,26.25,24.50,24.50,24.25,25.25,24.00,24.00,23.75,24.00,23.50,24.00,24.00,24.00,24.00</text:p>
          </table:table-cell>
          <table:table-cell office:value-type="string" calcext:value-type="string">
            <text:p>23.50,24.00,23.25,23.50,23.50,23.75,23.50,23.75,24.00,23.75,24.50,24.25,23.50,24.25,23.75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00,23.50,23.50,23.75,23.50,23.75,23.50,22.50,23.50,23.75,23.50,23.50,23.75,23.25,23.50,24.00</text:p>
          </table:table-cell>
          <table:table-cell office:value-type="string" calcext:value-type="string">
            <text:p>24.25,23.50,24.50,24.25,24.25,23.75,25.00,23.75,24.50,24.50,26.75,25.50,26.00,24.50,25.75,24.00</text:p>
          </table:table-cell>
          <table:table-cell office:value-type="string" calcext:value-type="string">
            <text:p>23.50,24.50,26.25,24.50,24.50,24.25,25.25,24.00,24.00,23.75,24.00,23.50,24.00,24.00,24.00,24.00</text:p>
          </table:table-cell>
          <table:table-cell office:value-type="string" calcext:value-type="string">
            <text:p>23.50,24.00,23.25,23.50,23.50,23.75,23.50,23.75,24.00,23.75,24.50,24.25,23.50,24.25,23.75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00,23.50,23.75,23.00,23.75,23.25,22.75,22.75,23.00,23.50,23.50,23.00,23.25,23.00,23.25</text:p>
          </table:table-cell>
          <table:table-cell office:value-type="string" calcext:value-type="string">
            <text:p>23.50,23.75,24.25,24.25,24.25,24.00,24.75,23.00,23.75,24.00,26.25,26.25,25.50,23.50,25.75,23.75</text:p>
          </table:table-cell>
          <table:table-cell office:value-type="string" calcext:value-type="string">
            <text:p>23.00,23.75,25.00,24.25,23.75,24.25,24.50,23.75,23.75,23.75,23.50,24.00,23.00,23.50,23.75,23.50</text:p>
          </table:table-cell>
          <table:table-cell office:value-type="string" calcext:value-type="string">
            <text:p>23.75,24.00,23.50,23.75,23.75,24.00,23.25,23.25,24.00,23.75,24.25,24.00,23.25,23.75,24.00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00,23.50,23.75,23.00,23.75,23.25,22.75,22.75,23.00,23.50,23.50,23.00,23.25,23.00,23.25</text:p>
          </table:table-cell>
          <table:table-cell office:value-type="string" calcext:value-type="string">
            <text:p>23.50,23.75,24.25,24.25,24.25,24.00,24.75,23.00,23.75,24.00,26.25,26.25,25.50,23.50,25.75,23.75</text:p>
          </table:table-cell>
          <table:table-cell office:value-type="string" calcext:value-type="string">
            <text:p>23.00,23.75,25.00,24.25,23.75,24.25,24.50,23.75,23.75,23.75,23.50,24.00,23.00,23.50,23.75,23.50</text:p>
          </table:table-cell>
          <table:table-cell office:value-type="string" calcext:value-type="string">
            <text:p>23.75,24.00,23.50,23.75,23.75,24.00,23.25,23.25,24.00,23.75,24.25,24.00,23.25,23.75,24.00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00,23.50,23.75,24.00,23.50,23.50,22.75,22.75,23.25,23.50,23.75,23.75,23.50,23.25,24.00</text:p>
          </table:table-cell>
          <table:table-cell office:value-type="string" calcext:value-type="string">
            <text:p>23.75,23.75,24.75,24.25,24.50,24.50,24.50,23.50,23.75,24.25,27.00,25.75,26.00,24.25,26.00,24.00</text:p>
          </table:table-cell>
          <table:table-cell office:value-type="string" calcext:value-type="string">
            <text:p>23.50,24.25,26.00,24.50,24.25,24.00,25.00,23.50,23.75,24.00,24.25,24.00,23.50,24.00,24.25,24.00</text:p>
          </table:table-cell>
          <table:table-cell office:value-type="string" calcext:value-type="string">
            <text:p>23.25,23.75,24.25,24.25,23.75,23.75,24.25,24.00,24.00,23.75,24.50,24.00,24.25,24.25,24.25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50,23.25,23.50,23.25,23.75,23.75,23.00,23.25,23.75,23.50,23.75,23.75,23.75,23.50,23.75</text:p>
          </table:table-cell>
          <table:table-cell office:value-type="string" calcext:value-type="string">
            <text:p>23.75,23.50,24.75,24.50,24.75,24.25,24.75,23.50,23.75,24.00,26.25,25.50,25.75,24.50,26.25,23.50</text:p>
          </table:table-cell>
          <table:table-cell office:value-type="string" calcext:value-type="string">
            <text:p>24.50,23.75,25.50,24.25,24.25,23.75,24.50,23.00,23.25,24.25,24.00,23.50,23.50,23.50,24.00,23.75</text:p>
          </table:table-cell>
          <table:table-cell office:value-type="string" calcext:value-type="string">
            <text:p>23.50,23.75,23.25,23.75,23.25,24.00,23.75,24.00,23.50,23.50,24.50,24.00,23.25,24.00,24.00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50,23.25,23.50,23.25,23.75,23.75,23.00,23.25,23.75,23.50,23.75,23.75,23.75,23.50,23.75</text:p>
          </table:table-cell>
          <table:table-cell office:value-type="string" calcext:value-type="string">
            <text:p>23.75,23.50,24.75,24.50,24.75,24.25,24.75,23.50,23.75,24.00,26.25,25.50,25.75,24.50,26.25,23.50</text:p>
          </table:table-cell>
          <table:table-cell office:value-type="string" calcext:value-type="string">
            <text:p>24.50,23.75,25.50,24.25,24.25,23.75,24.50,23.00,23.25,24.25,24.00,23.50,23.50,23.50,24.00,23.75</text:p>
          </table:table-cell>
          <table:table-cell office:value-type="string" calcext:value-type="string">
            <text:p>23.50,23.75,23.25,23.75,23.25,24.00,23.75,24.00,23.50,23.50,24.50,24.00,23.25,24.00,24.00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50,23.25,23.50,23.25,23.75,23.75,23.00,23.25,23.75,23.50,23.75,23.75,23.75,23.50,23.75</text:p>
          </table:table-cell>
          <table:table-cell office:value-type="string" calcext:value-type="string">
            <text:p>23.75,23.50,24.75,24.50,24.75,24.25,24.75,23.50,23.75,24.00,26.25,25.50,25.75,24.50,26.25,23.50</text:p>
          </table:table-cell>
          <table:table-cell office:value-type="string" calcext:value-type="string">
            <text:p>24.50,23.75,25.50,24.25,24.25,23.75,24.50,23.00,23.25,24.25,24.00,23.50,23.50,23.50,24.00,23.75</text:p>
          </table:table-cell>
          <table:table-cell office:value-type="string" calcext:value-type="string">
            <text:p>23.50,23.75,23.25,23.75,23.25,24.00,23.75,24.00,23.50,23.50,24.50,24.00,23.25,24.00,24.00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50,23.25,23.50,23.25,23.75,23.75,23.00,23.25,23.75,23.50,23.75,23.75,23.75,23.50,23.75</text:p>
          </table:table-cell>
          <table:table-cell office:value-type="string" calcext:value-type="string">
            <text:p>23.75,23.50,24.75,24.50,24.75,24.25,24.75,23.50,23.75,24.00,26.25,25.50,25.75,24.50,26.25,23.50</text:p>
          </table:table-cell>
          <table:table-cell office:value-type="string" calcext:value-type="string">
            <text:p>24.50,23.75,25.50,24.25,24.25,23.75,24.50,23.00,23.25,24.25,24.00,23.50,23.50,23.50,24.00,23.75</text:p>
          </table:table-cell>
          <table:table-cell office:value-type="string" calcext:value-type="string">
            <text:p>23.50,23.75,23.25,23.75,23.25,24.00,23.75,24.00,23.50,23.50,24.50,24.00,23.25,24.00,24.00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50,23.25,23.50,23.25,23.75,23.75,23.00,23.25,23.75,23.50,23.75,23.75,23.75,23.50,23.75</text:p>
          </table:table-cell>
          <table:table-cell office:value-type="string" calcext:value-type="string">
            <text:p>23.75,23.50,24.75,24.50,24.75,24.25,24.75,23.50,23.75,24.00,26.25,25.50,25.75,24.50,26.25,23.50</text:p>
          </table:table-cell>
          <table:table-cell office:value-type="string" calcext:value-type="string">
            <text:p>24.50,23.75,25.50,24.25,24.25,23.75,24.50,23.00,23.25,24.25,24.00,23.50,23.50,23.50,24.00,23.75</text:p>
          </table:table-cell>
          <table:table-cell office:value-type="string" calcext:value-type="string">
            <text:p>23.50,23.75,23.25,23.75,23.25,24.00,23.75,24.00,23.50,23.50,24.50,24.00,23.25,24.00,24.00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75,23.50,23.50,23.50,23.50,23.75,23.00,23.25,23.75,23.00,23.50,23.50,23.00,23.50,23.50</text:p>
          </table:table-cell>
          <table:table-cell office:value-type="string" calcext:value-type="string">
            <text:p>24.00,23.50,24.75,25.00,24.25,24.00,25.25,23.75,23.25,24.25,26.50,25.50,26.50,25.00,26.75,24.75</text:p>
          </table:table-cell>
          <table:table-cell office:value-type="string" calcext:value-type="string">
            <text:p>23.50,23.75,25.25,24.00,24.25,23.75,25.25,23.75,24.00,23.75,24.00,23.50,23.75,23.75,23.50,23.50</text:p>
          </table:table-cell>
          <table:table-cell office:value-type="string" calcext:value-type="string">
            <text:p>24.25,24.00,23.50,23.75,23.25,24.00,23.50,23.50,23.75,23.50,24.50,24.00,23.50,24.25,23.75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75,24.00,23.50,23.75,23.25,23.25,23.00,23.50,23.50,23.50,23.25,23.25,23.00,23.25,23.50</text:p>
          </table:table-cell>
          <table:table-cell office:value-type="string" calcext:value-type="string">
            <text:p>23.50,24.00,24.75,24.25,24.50,24.00,25.00,23.25,23.75,24.75,26.50,25.50,26.00,24.50,26.00,23.75</text:p>
          </table:table-cell>
          <table:table-cell office:value-type="string" calcext:value-type="string">
            <text:p>23.50,24.50,25.75,24.00,24.00,24.00,25.00,24.00,24.25,24.25,24.25,23.75,23.50,24.25,23.75,23.75</text:p>
          </table:table-cell>
          <table:table-cell office:value-type="string" calcext:value-type="string">
            <text:p>24.50,24.25,23.75,23.75,23.25,24.00,23.50,23.75,24.25,24.00,24.50,24.00,23.75,24.25,24.50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25,23.75,23.75,23.50,23.00,23.75,23.25,23.25,23.25,23.00,24.25,23.25,23.75,23.50,24.00</text:p>
          </table:table-cell>
          <table:table-cell office:value-type="string" calcext:value-type="string">
            <text:p>24.00,23.50,24.50,24.50,24.50,24.25,24.50,24.00,24.00,24.50,26.25,25.75,25.75,24.00,26.50,24.00</text:p>
          </table:table-cell>
          <table:table-cell office:value-type="string" calcext:value-type="string">
            <text:p>24.00,24.00,25.75,24.50,24.50,24.50,24.75,24.00,23.75,24.00,24.00,23.75,23.50,24.25,23.75,24.00</text:p>
          </table:table-cell>
          <table:table-cell office:value-type="string" calcext:value-type="string">
            <text:p>23.50,24.50,23.50,24.25,24.00,24.00,24.50,23.75,23.75,23.75,24.25,24.25,23.50,24.25,24.5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25,23.75,23.75,23.50,23.00,23.75,23.25,23.25,23.25,23.00,24.25,23.25,23.75,23.50,24.00</text:p>
          </table:table-cell>
          <table:table-cell office:value-type="string" calcext:value-type="string">
            <text:p>24.00,23.50,24.50,24.50,24.50,24.25,24.50,24.00,24.00,24.50,26.25,25.75,25.75,24.00,26.50,24.00</text:p>
          </table:table-cell>
          <table:table-cell office:value-type="string" calcext:value-type="string">
            <text:p>24.00,24.00,25.75,24.50,24.50,24.50,24.75,24.00,23.75,24.00,24.00,23.75,23.50,24.25,23.75,24.00</text:p>
          </table:table-cell>
          <table:table-cell office:value-type="string" calcext:value-type="string">
            <text:p>23.50,24.50,23.50,24.25,24.00,24.00,24.50,23.75,23.75,23.75,24.25,24.25,23.50,24.25,24.5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50,23.25,23.25,23.50,23.50,23.75,22.75,23.75,23.50,23.25,23.50,23.00,23.75,24.00,23.75</text:p>
          </table:table-cell>
          <table:table-cell office:value-type="string" calcext:value-type="string">
            <text:p>24.00,23.75,24.75,24.25,24.25,24.00,25.00,23.25,23.25,24.50,26.50,25.25,26.00,24.00,26.25,24.00</text:p>
          </table:table-cell>
          <table:table-cell office:value-type="string" calcext:value-type="string">
            <text:p>23.75,24.25,25.75,23.75,23.75,24.00,25.25,23.50,23.75,24.25,23.75,24.00,23.25,24.00,23.25,23.75</text:p>
          </table:table-cell>
          <table:table-cell office:value-type="string" calcext:value-type="string">
            <text:p>23.75,23.50,23.50,23.75,23.50,23.50,23.25,23.25,23.25,23.50,24.25,24.25,23.50,24.00,24.25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00,23.00,23.25,23.25,23.00,23.50,22.75,23.25,23.00,22.75,23.25,22.75,23.00,23.00,23.25</text:p>
          </table:table-cell>
          <table:table-cell office:value-type="string" calcext:value-type="string">
            <text:p>23.25,23.25,24.50,23.75,23.75,23.50,24.75,23.25,23.50,23.50,26.50,27.50,26.00,24.00,25.25,23.50</text:p>
          </table:table-cell>
          <table:table-cell office:value-type="string" calcext:value-type="string">
            <text:p>23.50,23.50,25.50,24.00,23.50,23.25,24.25,23.00,23.25,23.50,23.50,23.50,23.25,23.25,23.25,23.00</text:p>
          </table:table-cell>
          <table:table-cell office:value-type="string" calcext:value-type="string">
            <text:p>23.25,23.25,23.25,22.75,23.00,23.50,22.50,23.25,24.00,23.25,24.00,23.50,23.25,23.25,23.00,22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00,23.75,23.50,23.50,23.25,23.75,23.50,23.00,23.25,23.25,23.75,23.25,23.50,23.50,23.50</text:p>
          </table:table-cell>
          <table:table-cell office:value-type="string" calcext:value-type="string">
            <text:p>24.25,23.75,25.00,24.50,24.50,24.00,24.25,23.75,24.00,24.00,27.00,27.75,25.50,24.25,26.00,23.75</text:p>
          </table:table-cell>
          <table:table-cell office:value-type="string" calcext:value-type="string">
            <text:p>23.50,24.25,26.00,24.50,24.25,24.00,24.50,23.75,23.75,24.00,23.75,24.00,24.00,23.50,23.75,23.50</text:p>
          </table:table-cell>
          <table:table-cell office:value-type="string" calcext:value-type="string">
            <text:p>23.75,23.50,23.75,23.75,23.50,23.75,23.50,24.25,24.00,23.75,24.50,24.25,23.25,24.00,24.25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50,23.50,23.50,23.25,23.75,23.25,23.25,23.75,23.50,23.50,23.50,23.75,23.50,23.75,23.75</text:p>
          </table:table-cell>
          <table:table-cell office:value-type="string" calcext:value-type="string">
            <text:p>24.25,24.25,24.75,24.50,24.25,24.00,25.00,23.75,23.75,24.25,27.25,26.75,26.00,24.75,25.75,24.50</text:p>
          </table:table-cell>
          <table:table-cell office:value-type="string" calcext:value-type="string">
            <text:p>24.25,24.00,25.75,24.25,23.75,24.00,24.75,23.50,24.00,24.00,23.75,23.75,23.75,24.00,24.00,23.50</text:p>
          </table:table-cell>
          <table:table-cell office:value-type="string" calcext:value-type="string">
            <text:p>23.75,24.50,23.75,24.50,23.75,24.00,24.00,24.00,23.50,23.25,24.50,24.25,23.75,24.00,24.5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50,23.50,23.50,23.25,23.75,23.25,23.25,23.75,23.50,23.50,23.50,23.75,23.50,23.75,23.75</text:p>
          </table:table-cell>
          <table:table-cell office:value-type="string" calcext:value-type="string">
            <text:p>24.25,24.25,24.75,24.50,24.25,24.00,25.00,23.75,23.75,24.25,27.25,26.75,26.00,24.75,25.75,24.50</text:p>
          </table:table-cell>
          <table:table-cell office:value-type="string" calcext:value-type="string">
            <text:p>24.25,24.00,25.75,24.25,23.75,24.00,24.75,23.50,24.00,24.00,23.75,23.75,23.75,24.00,24.00,23.50</text:p>
          </table:table-cell>
          <table:table-cell office:value-type="string" calcext:value-type="string">
            <text:p>23.75,24.50,23.75,24.50,23.75,24.00,24.00,24.00,23.50,23.25,24.50,24.25,23.75,24.00,24.5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50,23.75,23.50,23.50,23.50,23.25,23.25,23.50,23.75,23.25,23.50,23.25,23.75,23.75,23.75</text:p>
          </table:table-cell>
          <table:table-cell office:value-type="string" calcext:value-type="string">
            <text:p>23.75,23.75,24.75,24.50,24.50,25.25,25.00,23.75,23.50,24.75,26.75,26.25,25.75,24.75,25.75,24.50</text:p>
          </table:table-cell>
          <table:table-cell office:value-type="string" calcext:value-type="string">
            <text:p>24.25,24.00,26.25,24.00,25.00,24.00,24.75,23.50,23.75,24.25,24.00,23.75,23.50,24.00,24.00,23.50</text:p>
          </table:table-cell>
          <table:table-cell office:value-type="string" calcext:value-type="string">
            <text:p>24.00,24.00,23.75,24.00,23.25,24.00,24.00,24.00,24.25,23.75,24.25,24.00,24.00,24.00,24.5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00,23.50,23.50,23.25,23.00,23.00,23.50,23.25,22.75,23.50,23.25,23.50,22.75,23.50,23.00,23.75</text:p>
          </table:table-cell>
          <table:table-cell office:value-type="string" calcext:value-type="string">
            <text:p>23.75,23.25,24.50,24.00,24.00,23.50,23.75,23.25,23.25,24.00,26.50,26.50,26.00,24.50,25.75,24.00</text:p>
          </table:table-cell>
          <table:table-cell office:value-type="string" calcext:value-type="string">
            <text:p>23.25,23.75,25.75,23.50,23.50,23.50,24.50,23.00,23.75,23.50,23.50,23.50,23.25,23.50,23.50,23.50</text:p>
          </table:table-cell>
          <table:table-cell office:value-type="string" calcext:value-type="string">
            <text:p>23.50,23.50,23.50,23.25,23.75,23.75,23.25,23.25,23.50,23.75,23.75,23.75,23.75,23.25,23.50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00,23.50,23.50,23.25,23.00,23.00,23.50,23.25,22.75,23.50,23.25,23.50,22.75,23.50,23.00,23.75</text:p>
          </table:table-cell>
          <table:table-cell office:value-type="string" calcext:value-type="string">
            <text:p>23.75,23.25,24.50,24.00,24.00,23.50,23.75,23.25,23.25,24.00,26.50,26.50,26.00,24.50,25.75,24.00</text:p>
          </table:table-cell>
          <table:table-cell office:value-type="string" calcext:value-type="string">
            <text:p>23.25,23.75,25.75,23.50,23.50,23.50,24.50,23.00,23.75,23.50,23.50,23.50,23.25,23.50,23.50,23.50</text:p>
          </table:table-cell>
          <table:table-cell office:value-type="string" calcext:value-type="string">
            <text:p>23.50,23.50,23.50,23.25,23.75,23.75,23.25,23.25,23.50,23.75,23.75,23.75,23.75,23.25,23.50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50,23.75,23.25,23.25,23.25,23.25,22.75,23.00,23.50,23.50,23.50,23.00,22.75,23.00,23.00</text:p>
          </table:table-cell>
          <table:table-cell office:value-type="string" calcext:value-type="string">
            <text:p>23.50,23.25,24.00,24.00,24.00,23.75,24.25,23.00,23.75,24.00,26.50,26.75,26.25,24.75,25.75,23.50</text:p>
          </table:table-cell>
          <table:table-cell office:value-type="string" calcext:value-type="string">
            <text:p>23.75,23.75,25.50,24.25,23.75,24.25,23.75,23.75,23.75,23.50,23.75,23.25,23.00,23.50,23.50,23.25</text:p>
          </table:table-cell>
          <table:table-cell office:value-type="string" calcext:value-type="string">
            <text:p>23.50,23.75,23.25,23.50,23.25,23.50,22.75,23.25,23.50,23.00,24.00,23.75,23.50,24.25,24.00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4.00,24.25,23.50,23.75,23.25,23.50,22.75,23.25,23.75,23.50,23.25,23.25,23.50,23.50,23.00</text:p>
          </table:table-cell>
          <table:table-cell office:value-type="string" calcext:value-type="string">
            <text:p>24.00,23.75,25.00,24.75,24.25,24.00,24.75,23.00,23.50,24.50,26.75,27.00,26.50,24.25,25.50,23.50</text:p>
          </table:table-cell>
          <table:table-cell office:value-type="string" calcext:value-type="string">
            <text:p>24.00,24.25,25.50,24.00,24.25,24.00,24.50,23.75,24.75,23.75,24.25,24.00,23.75,23.50,23.75,23.25</text:p>
          </table:table-cell>
          <table:table-cell office:value-type="string" calcext:value-type="string">
            <text:p>24.00,24.25,24.00,24.25,24.00,24.25,23.25,23.25,24.00,23.50,24.75,24.00,23.75,24.00,24.25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25,23.50,23.25,23.50,23.50,23.25,22.50,22.75,23.25,23.00,23.00,23.00,23.00,23.00,23.00</text:p>
          </table:table-cell>
          <table:table-cell office:value-type="string" calcext:value-type="string">
            <text:p>23.25,23.75,24.25,23.75,24.25,24.25,23.75,23.25,23.25,24.00,26.75,26.75,26.25,24.75,25.25,23.25</text:p>
          </table:table-cell>
          <table:table-cell office:value-type="string" calcext:value-type="string">
            <text:p>23.25,24.00,25.50,23.75,24.00,24.75,23.25,23.25,23.50,23.50,23.50,23.00,22.75,24.00,22.75,23.75</text:p>
          </table:table-cell>
          <table:table-cell office:value-type="string" calcext:value-type="string">
            <text:p>23.50,23.75,23.75,23.50,22.75,23.75,23.25,23.00,23.50,23.50,24.00,24.00,23.00,24.00,23.50,23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25,23.50,23.25,23.50,23.50,23.25,22.50,22.75,23.25,23.00,23.00,23.00,23.00,23.00,23.00</text:p>
          </table:table-cell>
          <table:table-cell office:value-type="string" calcext:value-type="string">
            <text:p>23.25,23.75,24.25,23.75,24.25,24.25,23.75,23.25,23.25,24.00,26.75,26.75,26.25,24.75,25.25,23.25</text:p>
          </table:table-cell>
          <table:table-cell office:value-type="string" calcext:value-type="string">
            <text:p>23.25,24.00,25.50,23.75,24.00,24.75,23.25,23.25,23.50,23.50,23.50,23.00,22.75,24.00,22.75,23.75</text:p>
          </table:table-cell>
          <table:table-cell office:value-type="string" calcext:value-type="string">
            <text:p>23.50,23.75,23.75,23.50,22.75,23.75,23.25,23.00,23.50,23.50,24.00,24.00,23.00,24.00,23.50,23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75,23.50,23.50,23.50,23.50,23.75,22.75,23.50,23.75,23.25,23.50,23.25,23.50,23.75,23.50</text:p>
          </table:table-cell>
          <table:table-cell office:value-type="string" calcext:value-type="string">
            <text:p>24.00,23.50,24.75,24.50,24.50,24.25,24.00,23.25,24.25,24.25,26.50,26.00,26.25,25.25,26.25,23.75</text:p>
          </table:table-cell>
          <table:table-cell office:value-type="string" calcext:value-type="string">
            <text:p>23.75,24.00,25.00,24.25,24.00,24.25,24.25,24.00,23.75,24.50,24.00,24.00,23.50,24.00,23.50,23.75</text:p>
          </table:table-cell>
          <table:table-cell office:value-type="string" calcext:value-type="string">
            <text:p>23.75,24.00,23.75,24.00,23.75,24.25,24.00,23.75,24.50,23.75,24.50,23.75,24.00,24.50,24.25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25,23.75,23.25,23.25,23.25,23.00,22.75,23.00,23.25,23.00,23.25,22.75,23.00,23.00,23.25</text:p>
          </table:table-cell>
          <table:table-cell office:value-type="string" calcext:value-type="string">
            <text:p>23.50,23.50,24.25,24.75,23.75,23.25,24.75,23.50,23.25,24.00,25.75,26.25,25.75,23.75,25.75,24.00</text:p>
          </table:table-cell>
          <table:table-cell office:value-type="string" calcext:value-type="string">
            <text:p>23.50,24.00,24.25,25.00,23.75,23.50,24.25,23.50,24.00,23.75,23.75,23.75,23.25,23.25,23.25,23.00</text:p>
          </table:table-cell>
          <table:table-cell office:value-type="string" calcext:value-type="string">
            <text:p>24.00,24.25,23.75,23.75,23.25,23.75,23.25,23.25,23.50,24.00,24.50,23.75,23.25,23.75,23.50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25,23.75,23.75,23.75,23.50,23.50,22.50,23.25,23.50,23.00,23.25,23.50,23.25,24.00,23.50</text:p>
          </table:table-cell>
          <table:table-cell office:value-type="string" calcext:value-type="string">
            <text:p>23.50,23.25,24.25,25.50,24.50,24.25,24.00,23.50,23.75,23.75,26.00,26.50,26.25,24.75,25.25,23.75</text:p>
          </table:table-cell>
          <table:table-cell office:value-type="string" calcext:value-type="string">
            <text:p>23.75,24.25,24.25,25.50,24.00,24.75,23.75,23.75,24.00,24.00,23.75,24.00,23.75,24.00,23.50,23.75</text:p>
          </table:table-cell>
          <table:table-cell office:value-type="string" calcext:value-type="string">
            <text:p>23.75,24.00,23.50,24.00,23.75,24.00,23.75,23.75,24.00,24.00,24.00,24.50,24.25,24.25,24.25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25,23.75,23.75,23.75,23.50,23.50,22.50,23.25,23.50,23.00,23.25,23.50,23.25,24.00,23.50</text:p>
          </table:table-cell>
          <table:table-cell office:value-type="string" calcext:value-type="string">
            <text:p>23.50,23.25,24.25,25.50,24.50,24.25,24.00,23.50,23.75,23.75,26.00,26.50,26.25,24.75,25.25,23.75</text:p>
          </table:table-cell>
          <table:table-cell office:value-type="string" calcext:value-type="string">
            <text:p>23.75,24.25,24.25,25.50,24.00,24.75,23.75,23.75,24.00,24.00,23.75,24.00,23.75,24.00,23.50,23.75</text:p>
          </table:table-cell>
          <table:table-cell office:value-type="string" calcext:value-type="string">
            <text:p>23.75,24.00,23.50,24.00,23.75,24.00,23.75,23.75,24.00,24.00,24.00,24.50,24.25,24.25,24.25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50,23.50,24.00,24.25,23.50,23.75,23.00,23.75,23.75,23.25,23.50,23.75,23.75,24.00,23.75</text:p>
          </table:table-cell>
          <table:table-cell office:value-type="string" calcext:value-type="string">
            <text:p>24.25,23.50,24.50,25.00,24.25,24.00,25.00,23.50,24.25,24.50,25.75,28.00,26.50,25.00,27.00,24.00</text:p>
          </table:table-cell>
          <table:table-cell office:value-type="string" calcext:value-type="string">
            <text:p>23.75,24.25,24.50,25.75,24.50,24.00,24.50,23.25,23.50,24.50,23.75,24.00,23.75,24.00,24.00,23.75</text:p>
          </table:table-cell>
          <table:table-cell office:value-type="string" calcext:value-type="string">
            <text:p>24.25,23.75,23.50,24.00,24.00,24.25,23.50,23.25,24.25,23.50,25.00,24.50,24.50,24.00,24.75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50,24.00,23.75,23.75,23.50,23.25,23.25,23.25,23.75,23.50,24.25,23.75,23.00,24.00,24.25</text:p>
          </table:table-cell>
          <table:table-cell office:value-type="string" calcext:value-type="string">
            <text:p>24.25,23.75,24.25,25.25,24.25,24.00,25.25,23.75,24.00,24.25,26.25,27.75,26.50,24.25,25.75,24.25</text:p>
          </table:table-cell>
          <table:table-cell office:value-type="string" calcext:value-type="string">
            <text:p>23.75,24.50,24.50,26.00,24.25,24.25,25.50,24.00,24.00,24.00,24.25,24.25,23.75,23.75,24.25,24.00</text:p>
          </table:table-cell>
          <table:table-cell office:value-type="string" calcext:value-type="string">
            <text:p>23.75,23.75,23.50,24.25,23.75,23.75,23.75,23.75,24.00,24.25,24.50,24.25,24.00,24.50,24.75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50,23.75,23.25,23.50,23.25,23.50,22.75,23.50,23.25,23.50,23.50,23.25,23.50,23.75,24.00</text:p>
          </table:table-cell>
          <table:table-cell office:value-type="string" calcext:value-type="string">
            <text:p>24.00,23.75,24.00,25.00,24.25,24.25,24.25,23.50,23.75,24.00,26.00,27.50,26.25,24.50,26.00,23.50</text:p>
          </table:table-cell>
          <table:table-cell office:value-type="string" calcext:value-type="string">
            <text:p>23.50,24.00,24.25,25.50,24.25,24.50,24.00,24.00,24.00,23.50,23.50,23.50,23.75,23.50,24.00,23.50</text:p>
          </table:table-cell>
          <table:table-cell office:value-type="string" calcext:value-type="string">
            <text:p>23.75,23.75,23.50,23.75,23.75,24.25,23.75,24.00,23.75,23.25,24.50,24.00,23.75,24.00,24.25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2.50,23.25,23.00,23.00,23.00,23.00,22.75,23.00,23.00,23.00,23.00,22.75,23.00,22.50,23.25</text:p>
          </table:table-cell>
          <table:table-cell office:value-type="string" calcext:value-type="string">
            <text:p>23.25,23.25,23.75,24.75,23.50,23.00,23.50,24.75,22.75,23.25,25.50,26.50,26.00,23.50,23.50,25.75</text:p>
          </table:table-cell>
          <table:table-cell office:value-type="string" calcext:value-type="string">
            <text:p>22.75,23.00,23.75,25.50,23.50,23.00,23.25,26.00,23.25,23.50,23.00,23.25,23.00,23.25,23.25,23.50</text:p>
          </table:table-cell>
          <table:table-cell office:value-type="string" calcext:value-type="string">
            <text:p>23.25,23.50,22.75,23.50,23.00,23.50,22.25,22.75,23.25,23.25,24.00,23.50,23.50,23.25,23.25,23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00,22.75,23.00,23.25,23.00,23.50,23.00,23.00,22.75,23.25,23.00,22.75,23.00,22.50,23.25,23.00</text:p>
          </table:table-cell>
          <table:table-cell office:value-type="string" calcext:value-type="string">
            <text:p>23.25,23.25,24.00,24.00,23.50,23.00,24.25,23.25,23.25,23.50,26.25,26.50,25.75,23.25,25.25,23.75</text:p>
          </table:table-cell>
          <table:table-cell office:value-type="string" calcext:value-type="string">
            <text:p>23.50,23.25,25.25,23.75,23.75,22.75,24.50,23.00,23.00,23.25,23.25,23.00,22.75,23.25,23.25,23.25</text:p>
          </table:table-cell>
          <table:table-cell office:value-type="string" calcext:value-type="string">
            <text:p>23.50,23.50,23.25,23.75,23.25,23.25,23.25,23.75,23.75,23.25,23.50,23.75,23.75,23.75,23.75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50,23.50,23.50,23.50,23.75,23.50,22.50,23.50,24.00,23.25,23.50,23.75,23.25,23.25,24.00</text:p>
          </table:table-cell>
          <table:table-cell office:value-type="string" calcext:value-type="string">
            <text:p>23.50,23.50,24.00,25.25,24.75,23.75,25.00,23.75,23.25,24.00,24.75,27.75,26.50,24.25,26.00,24.50</text:p>
          </table:table-cell>
          <table:table-cell office:value-type="string" calcext:value-type="string">
            <text:p>23.75,23.50,24.50,25.75,24.75,23.75,24.75,23.50,23.50,24.00,23.75,24.00,24.00,24.00,23.75,23.75</text:p>
          </table:table-cell>
          <table:table-cell office:value-type="string" calcext:value-type="string">
            <text:p>23.50,24.25,23.50,24.00,23.75,23.75,23.25,24.00,23.50,23.50,24.00,24.25,24.00,24.25,24.50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75,23.25,23.50,23.25,23.25,23.25,22.50,23.75,23.75,23.25,23.50,23.25,23.00,23.00,23.25</text:p>
          </table:table-cell>
          <table:table-cell office:value-type="string" calcext:value-type="string">
            <text:p>23.50,23.25,24.25,24.50,24.00,24.00,24.75,23.50,23.00,24.50,25.25,27.25,26.25,24.50,26.00,23.75</text:p>
          </table:table-cell>
          <table:table-cell office:value-type="string" calcext:value-type="string">
            <text:p>23.50,23.75,25.25,24.75,24.00,24.00,24.50,23.75,23.25,23.75,23.75,23.75,23.75,24.25,23.75,23.75</text:p>
          </table:table-cell>
          <table:table-cell office:value-type="string" calcext:value-type="string">
            <text:p>23.50,24.25,23.50,24.00,23.50,24.00,23.50,23.50,23.50,23.75,24.50,24.25,23.50,24.25,23.75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00,23.75,23.50,23.25,23.25,24.00,23.00,23.25,23.75,23.25,23.75,23.25,23.00,23.00,23.50</text:p>
          </table:table-cell>
          <table:table-cell office:value-type="string" calcext:value-type="string">
            <text:p>24.50,23.25,24.00,24.75,23.75,23.75,25.00,23.75,23.50,23.75,25.75,27.00,26.00,24.00,26.00,24.00</text:p>
          </table:table-cell>
          <table:table-cell office:value-type="string" calcext:value-type="string">
            <text:p>23.50,23.75,24.25,25.50,23.75,24.25,25.00,24.00,23.50,24.00,23.50,23.75,23.75,23.75,23.75,24.00</text:p>
          </table:table-cell>
          <table:table-cell office:value-type="string" calcext:value-type="string">
            <text:p>24.00,24.00,23.75,24.25,23.75,23.75,23.25,23.50,24.00,24.00,24.25,23.75,23.75,24.25,23.75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00,23.25,23.00,23.25,23.50,23.00,23.25,23.00,23.50,22.75,22.75,23.25,22.75,23.25,23.00,23.25</text:p>
          </table:table-cell>
          <table:table-cell office:value-type="string" calcext:value-type="string">
            <text:p>23.50,23.50,23.75,24.50,24.25,24.00,23.75,23.00,23.75,23.75,25.00,27.00,25.75,25.25,26.00,24.00</text:p>
          </table:table-cell>
          <table:table-cell office:value-type="string" calcext:value-type="string">
            <text:p>23.50,23.75,24.25,25.25,23.50,24.25,23.25,23.75,23.75,23.50,23.50,23.50,23.25,23.50,23.25,23.75</text:p>
          </table:table-cell>
          <table:table-cell office:value-type="string" calcext:value-type="string">
            <text:p>24.00,23.75,23.75,23.25,23.75,24.00,23.00,23.50,23.75,23.50,24.00,23.75,23.50,24.00,23.75,23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00,23.25,23.00,23.25,23.50,23.00,23.25,23.00,23.50,22.75,22.75,23.25,22.75,23.25,23.00,23.25</text:p>
          </table:table-cell>
          <table:table-cell office:value-type="string" calcext:value-type="string">
            <text:p>23.50,23.50,23.75,24.50,24.25,24.00,23.75,23.00,23.75,23.75,25.00,27.00,25.75,25.25,26.00,24.00</text:p>
          </table:table-cell>
          <table:table-cell office:value-type="string" calcext:value-type="string">
            <text:p>23.50,23.75,24.25,25.25,23.50,24.25,23.25,23.75,23.75,23.50,23.50,23.50,23.25,23.50,23.25,23.75</text:p>
          </table:table-cell>
          <table:table-cell office:value-type="string" calcext:value-type="string">
            <text:p>24.00,23.75,23.75,23.25,23.75,24.00,23.00,23.50,23.75,23.50,24.00,23.75,23.50,24.00,23.75,23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50,23.50,23.50,23.50,22.75,23.25,22.75,23.25,23.50,23.50,23.25,23.50,23.25,23.25,23.50</text:p>
          </table:table-cell>
          <table:table-cell office:value-type="string" calcext:value-type="string">
            <text:p>23.75,23.75,24.00,24.75,24.00,24.25,24.25,23.75,23.50,24.00,25.00,27.00,26.00,25.25,25.75,23.50</text:p>
          </table:table-cell>
          <table:table-cell office:value-type="string" calcext:value-type="string">
            <text:p>23.25,24.00,24.25,26.00,23.75,24.00,24.25,23.50,23.50,23.25,24.00,23.50,23.50,23.75,23.75,23.75</text:p>
          </table:table-cell>
          <table:table-cell office:value-type="string" calcext:value-type="string">
            <text:p>23.75,23.75,23.50,23.75,23.50,23.50,24.00,23.50,23.50,23.50,24.50,24.00,23.50,24.50,23.50,23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50,23.50,23.50,23.50,22.75,23.25,22.75,23.25,23.50,23.50,23.25,23.50,23.25,23.25,23.50</text:p>
          </table:table-cell>
          <table:table-cell office:value-type="string" calcext:value-type="string">
            <text:p>23.75,23.75,24.00,24.75,24.00,24.25,24.25,23.75,23.50,24.00,25.00,27.00,26.00,25.25,25.75,23.50</text:p>
          </table:table-cell>
          <table:table-cell office:value-type="string" calcext:value-type="string">
            <text:p>23.25,24.00,24.25,26.00,23.75,24.00,24.25,23.50,23.50,23.25,24.00,23.50,23.50,23.75,23.75,23.75</text:p>
          </table:table-cell>
          <table:table-cell office:value-type="string" calcext:value-type="string">
            <text:p>23.75,23.75,23.50,23.75,23.50,23.50,24.00,23.50,23.50,23.50,24.50,24.00,23.50,24.50,23.50,23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50,23.50,24.00,23.50,24.00,24.00,23.00,23.75,23.25,23.50,24.00,23.75,23.25,23.50,24.00</text:p>
          </table:table-cell>
          <table:table-cell office:value-type="string" calcext:value-type="string">
            <text:p>24.00,24.00,24.50,24.75,24.25,23.50,24.75,24.00,23.75,24.00,25.75,27.50,26.00,24.50,26.50,24.25</text:p>
          </table:table-cell>
          <table:table-cell office:value-type="string" calcext:value-type="string">
            <text:p>23.75,24.25,25.00,26.00,23.75,23.75,25.25,24.25,23.50,24.50,24.00,24.00,23.75,23.75,24.25,23.75</text:p>
          </table:table-cell>
          <table:table-cell office:value-type="string" calcext:value-type="string">
            <text:p>23.50,24.25,23.75,24.00,23.50,24.25,24.25,23.25,24.00,24.00,24.25,23.75,23.75,24.50,24.25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50,23.50,24.00,23.50,24.00,24.00,23.00,23.75,23.25,23.50,24.00,23.75,23.25,23.50,24.00</text:p>
          </table:table-cell>
          <table:table-cell office:value-type="string" calcext:value-type="string">
            <text:p>24.00,24.00,24.50,24.75,24.25,23.50,24.75,24.00,23.75,24.00,25.75,27.50,26.00,24.50,26.50,24.25</text:p>
          </table:table-cell>
          <table:table-cell office:value-type="string" calcext:value-type="string">
            <text:p>23.75,24.25,25.00,26.00,23.75,23.75,25.25,24.25,23.50,24.50,24.00,24.00,23.75,23.75,24.25,23.75</text:p>
          </table:table-cell>
          <table:table-cell office:value-type="string" calcext:value-type="string">
            <text:p>23.50,24.25,23.75,24.00,23.50,24.25,24.25,23.25,24.00,24.00,24.25,23.75,23.75,24.50,24.25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50,23.75,23.00,23.75,23.50,23.50,23.00,23.00,23.75,23.50,23.50,23.00,23.00,23.25,23.00</text:p>
          </table:table-cell>
          <table:table-cell office:value-type="string" calcext:value-type="string">
            <text:p>24.00,23.50,24.00,24.75,23.75,24.00,24.25,23.00,23.25,24.25,25.00,27.50,26.25,25.25,25.50,23.75</text:p>
          </table:table-cell>
          <table:table-cell office:value-type="string" calcext:value-type="string">
            <text:p>23.00,23.25,24.00,25.00,24.00,24.25,23.25,23.75,23.75,24.00,23.75,23.50,23.50,23.50,23.75,23.75</text:p>
          </table:table-cell>
          <table:table-cell office:value-type="string" calcext:value-type="string">
            <text:p>23.75,23.25,23.75,24.25,23.50,23.25,23.00,23.25,23.50,23.50,24.25,23.75,23.50,23.50,23.75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00,22.75,23.25,23.25,22.75,22.75,23.50,22.75,23.00,23.25,23.25,23.25,23.00,22.75,24.00,23.50</text:p>
          </table:table-cell>
          <table:table-cell office:value-type="string" calcext:value-type="string">
            <text:p>23.00,23.25,23.50,24.00,23.50,23.75,24.50,23.50,23.25,23.50,24.75,26.75,25.75,24.00,25.75,24.00</text:p>
          </table:table-cell>
          <table:table-cell office:value-type="string" calcext:value-type="string">
            <text:p>23.00,23.25,23.75,25.25,23.50,23.75,24.75,23.50,23.50,23.25,23.00,23.25,23.00,23.75,23.50,23.50</text:p>
          </table:table-cell>
          <table:table-cell office:value-type="string" calcext:value-type="string">
            <text:p>22.50,23.50,23.25,24.00,23.25,23.50,23.50,23.75,23.50,23.00,24.00,24.00,23.50,23.50,23.75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00,22.75,23.25,23.25,22.75,22.75,23.50,22.75,23.00,23.25,23.25,23.25,23.00,22.75,24.00,23.50</text:p>
          </table:table-cell>
          <table:table-cell office:value-type="string" calcext:value-type="string">
            <text:p>23.00,23.25,23.50,24.00,23.50,23.75,24.50,23.50,23.25,23.50,24.75,26.75,25.75,24.00,25.75,24.00</text:p>
          </table:table-cell>
          <table:table-cell office:value-type="string" calcext:value-type="string">
            <text:p>23.00,23.25,23.75,25.25,23.50,23.75,24.75,23.50,23.50,23.25,23.00,23.25,23.00,23.75,23.50,23.50</text:p>
          </table:table-cell>
          <table:table-cell office:value-type="string" calcext:value-type="string">
            <text:p>22.50,23.50,23.25,24.00,23.25,23.50,23.50,23.75,23.50,23.00,24.00,24.00,23.50,23.50,23.75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00,22.75,23.25,23.25,22.75,22.75,23.50,22.75,23.00,23.25,23.25,23.25,23.00,22.75,24.00,23.50</text:p>
          </table:table-cell>
          <table:table-cell office:value-type="string" calcext:value-type="string">
            <text:p>23.00,23.25,23.50,24.00,23.50,23.75,24.50,23.50,23.25,23.50,24.75,26.75,25.75,24.00,25.75,24.00</text:p>
          </table:table-cell>
          <table:table-cell office:value-type="string" calcext:value-type="string">
            <text:p>23.00,23.25,23.75,25.25,23.50,23.75,24.75,23.50,23.50,23.25,23.00,23.25,23.00,23.75,23.50,23.50</text:p>
          </table:table-cell>
          <table:table-cell office:value-type="string" calcext:value-type="string">
            <text:p>22.50,23.50,23.25,24.00,23.25,23.50,23.50,23.75,23.50,23.00,24.00,24.00,23.50,23.50,23.75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00,22.75,23.25,23.25,22.75,22.75,23.50,22.75,23.00,23.25,23.25,23.25,23.00,22.75,24.00,23.50</text:p>
          </table:table-cell>
          <table:table-cell office:value-type="string" calcext:value-type="string">
            <text:p>23.00,23.25,23.50,24.00,23.50,23.75,24.50,23.50,23.25,23.50,24.75,26.75,25.75,24.00,25.75,24.00</text:p>
          </table:table-cell>
          <table:table-cell office:value-type="string" calcext:value-type="string">
            <text:p>23.00,23.25,23.75,25.25,23.50,23.75,24.75,23.50,23.50,23.25,23.00,23.25,23.00,23.75,23.50,23.50</text:p>
          </table:table-cell>
          <table:table-cell office:value-type="string" calcext:value-type="string">
            <text:p>22.50,23.50,23.25,24.00,23.25,23.50,23.50,23.75,23.50,23.00,24.00,24.00,23.50,23.50,23.75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00,22.75,23.25,23.25,22.75,22.75,23.50,22.75,23.00,23.25,23.25,23.25,23.00,22.75,24.00,23.50</text:p>
          </table:table-cell>
          <table:table-cell office:value-type="string" calcext:value-type="string">
            <text:p>23.00,23.25,23.50,24.00,23.50,23.75,24.50,23.50,23.25,23.50,24.75,26.75,25.75,24.00,25.75,24.00</text:p>
          </table:table-cell>
          <table:table-cell office:value-type="string" calcext:value-type="string">
            <text:p>23.00,23.25,23.75,25.25,23.50,23.75,24.75,23.50,23.50,23.25,23.00,23.25,23.00,23.75,23.50,23.50</text:p>
          </table:table-cell>
          <table:table-cell office:value-type="string" calcext:value-type="string">
            <text:p>22.50,23.50,23.25,24.00,23.25,23.50,23.50,23.75,23.50,23.00,24.00,24.00,23.50,23.50,23.75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00,22.75,23.25,23.25,22.75,22.75,23.50,22.75,23.00,23.25,23.25,23.25,23.00,22.75,24.00,23.50</text:p>
          </table:table-cell>
          <table:table-cell office:value-type="string" calcext:value-type="string">
            <text:p>23.00,23.25,23.50,24.00,23.50,23.75,24.50,23.50,23.25,23.50,24.75,26.75,25.75,24.00,25.75,24.00</text:p>
          </table:table-cell>
          <table:table-cell office:value-type="string" calcext:value-type="string">
            <text:p>23.00,23.25,23.75,25.25,23.50,23.75,24.75,23.50,23.50,23.25,23.00,23.25,23.00,23.75,23.50,23.50</text:p>
          </table:table-cell>
          <table:table-cell office:value-type="string" calcext:value-type="string">
            <text:p>22.50,23.50,23.25,24.00,23.25,23.50,23.50,23.75,23.50,23.00,24.00,24.00,23.50,23.50,23.75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00,22.75,23.25,23.25,22.75,22.75,23.50,22.75,23.00,23.25,23.25,23.25,23.00,22.75,24.00,23.50</text:p>
          </table:table-cell>
          <table:table-cell office:value-type="string" calcext:value-type="string">
            <text:p>23.00,23.25,23.50,24.00,23.50,23.75,24.50,23.50,23.25,23.50,24.75,26.75,25.75,24.00,25.75,24.00</text:p>
          </table:table-cell>
          <table:table-cell office:value-type="string" calcext:value-type="string">
            <text:p>23.00,23.25,23.75,25.25,23.50,23.75,24.75,23.50,23.50,23.25,23.00,23.25,23.00,23.75,23.50,23.50</text:p>
          </table:table-cell>
          <table:table-cell office:value-type="string" calcext:value-type="string">
            <text:p>22.50,23.50,23.25,24.00,23.25,23.50,23.50,23.75,23.50,23.00,24.00,24.00,23.50,23.50,23.75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00,22.75,23.25,23.25,22.75,22.75,23.50,22.75,23.00,23.25,23.25,23.25,23.00,22.75,24.00,23.50</text:p>
          </table:table-cell>
          <table:table-cell office:value-type="string" calcext:value-type="string">
            <text:p>23.00,23.25,23.50,24.00,23.50,23.75,24.50,23.50,23.25,23.50,24.75,26.75,25.75,24.00,25.75,24.00</text:p>
          </table:table-cell>
          <table:table-cell office:value-type="string" calcext:value-type="string">
            <text:p>23.00,23.25,23.75,25.25,23.50,23.75,24.75,23.50,23.50,23.25,23.00,23.25,23.00,23.75,23.50,23.50</text:p>
          </table:table-cell>
          <table:table-cell office:value-type="string" calcext:value-type="string">
            <text:p>22.50,23.50,23.25,24.00,23.25,23.50,23.50,23.75,23.50,23.00,24.00,24.00,23.50,23.50,23.75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2.75,22.75,23.25,23.00,23.00,23.50,23.25,22.75,23.00,23.00,22.75,22.75,22.75,23.00,23.25,22.25</text:p>
          </table:table-cell>
          <table:table-cell office:value-type="string" calcext:value-type="string">
            <text:p>23.50,23.25,23.50,24.75,23.50,23.50,24.50,23.00,22.75,23.00,25.00,27.00,25.75,24.00,25.25,23.75</text:p>
          </table:table-cell>
          <table:table-cell office:value-type="string" calcext:value-type="string">
            <text:p>23.25,23.00,24.00,25.00,23.50,23.25,24.00,23.25,23.00,23.25,23.25,23.25,22.50,24.00,23.50,23.25</text:p>
          </table:table-cell>
          <table:table-cell office:value-type="string" calcext:value-type="string">
            <text:p>23.25,23.50,23.25,23.50,23.00,23.50,23.00,23.00,22.75,23.25,23.75,23.50,22.50,23.50,23.00,23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2.75,22.75,23.25,23.00,23.00,23.50,23.25,22.75,23.00,23.00,22.75,22.75,22.75,23.00,23.25,22.25</text:p>
          </table:table-cell>
          <table:table-cell office:value-type="string" calcext:value-type="string">
            <text:p>23.50,23.25,23.50,24.75,23.50,23.50,24.50,23.00,22.75,23.00,25.00,27.00,25.75,24.00,25.25,23.75</text:p>
          </table:table-cell>
          <table:table-cell office:value-type="string" calcext:value-type="string">
            <text:p>23.25,23.00,24.00,25.00,23.50,23.25,24.00,23.25,23.00,23.25,23.25,23.25,22.50,24.00,23.50,23.25</text:p>
          </table:table-cell>
          <table:table-cell office:value-type="string" calcext:value-type="string">
            <text:p>23.25,23.50,23.25,23.50,23.00,23.50,23.00,23.00,22.75,23.25,23.75,23.50,22.50,23.50,23.00,23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00,23.50,23.50,23.50,23.50,23.50,23.25,23.50,23.00,23.00,23.50,23.25,23.25,23.50,24.00</text:p>
          </table:table-cell>
          <table:table-cell office:value-type="string" calcext:value-type="string">
            <text:p>23.50,23.25,24.00,24.75,24.00,24.00,24.75,23.75,23.50,23.75,25.00,27.25,25.50,24.25,25.75,24.50</text:p>
          </table:table-cell>
          <table:table-cell office:value-type="string" calcext:value-type="string">
            <text:p>23.25,23.25,24.50,25.50,24.00,24.25,24.25,23.75,24.00,23.50,23.25,23.50,23.75,24.00,23.75,24.00</text:p>
          </table:table-cell>
          <table:table-cell office:value-type="string" calcext:value-type="string">
            <text:p>23.25,24.00,23.75,23.75,23.50,24.00,23.50,23.75,23.50,23.75,24.00,23.75,23.75,23.75,24.00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00,23.50,23.50,23.50,23.50,23.50,23.25,23.50,23.00,23.00,23.50,23.25,23.25,23.50,24.00</text:p>
          </table:table-cell>
          <table:table-cell office:value-type="string" calcext:value-type="string">
            <text:p>23.50,23.25,24.00,24.75,24.00,24.00,24.75,23.75,23.50,23.75,25.00,27.25,25.50,24.25,25.75,24.50</text:p>
          </table:table-cell>
          <table:table-cell office:value-type="string" calcext:value-type="string">
            <text:p>23.25,23.25,24.50,25.50,24.00,24.25,24.25,23.75,24.00,23.50,23.25,23.50,23.75,24.00,23.75,24.00</text:p>
          </table:table-cell>
          <table:table-cell office:value-type="string" calcext:value-type="string">
            <text:p>23.25,24.00,23.75,23.75,23.50,24.00,23.50,23.75,23.50,23.75,24.00,23.75,23.75,23.75,24.00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00,23.50,23.50,23.50,23.50,23.50,23.25,23.50,23.00,23.00,23.50,23.25,23.25,23.50,24.00</text:p>
          </table:table-cell>
          <table:table-cell office:value-type="string" calcext:value-type="string">
            <text:p>23.50,23.25,24.00,24.75,24.00,24.00,24.75,23.75,23.50,23.75,25.00,27.25,25.50,24.25,25.75,24.50</text:p>
          </table:table-cell>
          <table:table-cell office:value-type="string" calcext:value-type="string">
            <text:p>23.25,23.25,24.50,25.50,24.00,24.25,24.25,23.75,24.00,23.50,23.25,23.50,23.75,24.00,23.75,24.00</text:p>
          </table:table-cell>
          <table:table-cell office:value-type="string" calcext:value-type="string">
            <text:p>23.25,24.00,23.75,23.75,23.50,24.00,23.50,23.75,23.50,23.75,24.00,23.75,23.75,23.75,24.00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00,23.50,23.50,23.50,23.50,23.50,23.25,23.50,23.00,23.00,23.50,23.25,23.25,23.50,24.00</text:p>
          </table:table-cell>
          <table:table-cell office:value-type="string" calcext:value-type="string">
            <text:p>23.50,23.25,24.00,24.75,24.00,24.00,24.75,23.75,23.50,23.75,25.00,27.25,25.50,24.25,25.75,24.50</text:p>
          </table:table-cell>
          <table:table-cell office:value-type="string" calcext:value-type="string">
            <text:p>23.25,23.25,24.50,25.50,24.00,24.25,24.25,23.75,24.00,23.50,23.25,23.50,23.75,24.00,23.75,24.00</text:p>
          </table:table-cell>
          <table:table-cell office:value-type="string" calcext:value-type="string">
            <text:p>23.25,24.00,23.75,23.75,23.50,24.00,23.50,23.75,23.50,23.75,24.00,23.75,23.75,23.75,24.00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00,23.00,23.75,23.50,23.00,23.25,23.25,22.75,23.50,23.00,23.25,23.25,23.00,22.50,23.00,23.50</text:p>
          </table:table-cell>
          <table:table-cell office:value-type="string" calcext:value-type="string">
            <text:p>23.50,23.50,23.75,24.25,23.75,23.25,24.00,23.75,23.00,23.50,24.75,27.00,26.00,24.00,25.25,24.25</text:p>
          </table:table-cell>
          <table:table-cell office:value-type="string" calcext:value-type="string">
            <text:p>23.00,23.25,23.75,25.50,23.75,23.75,23.50,24.00,24.00,23.75,23.25,23.25,23.00,23.50,23.25,24.00</text:p>
          </table:table-cell>
          <table:table-cell office:value-type="string" calcext:value-type="string">
            <text:p>23.25,23.75,23.25,23.25,22.75,23.50,23.25,23.50,23.75,23.25,23.75,23.75,23.00,24.00,24.00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00,23.00,23.75,23.50,23.00,23.25,23.25,22.75,23.50,23.00,23.25,23.25,23.00,22.50,23.00,23.50</text:p>
          </table:table-cell>
          <table:table-cell office:value-type="string" calcext:value-type="string">
            <text:p>23.50,23.50,23.75,24.25,23.75,23.25,24.00,23.75,23.00,23.50,24.75,27.00,26.00,24.00,25.25,24.25</text:p>
          </table:table-cell>
          <table:table-cell office:value-type="string" calcext:value-type="string">
            <text:p>23.00,23.25,23.75,25.50,23.75,23.75,23.50,24.00,24.00,23.75,23.25,23.25,23.00,23.50,23.25,24.00</text:p>
          </table:table-cell>
          <table:table-cell office:value-type="string" calcext:value-type="string">
            <text:p>23.25,23.75,23.25,23.25,22.75,23.50,23.25,23.50,23.75,23.25,23.75,23.75,23.00,24.00,24.00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25,23.75,23.50,24.00,23.75,24.00,23.25,23.25,23.50,23.50,23.75,23.50,24.00,23.50,24.50</text:p>
          </table:table-cell>
          <table:table-cell office:value-type="string" calcext:value-type="string">
            <text:p>24.00,23.75,24.25,24.75,25.00,24.75,25.50,25.00,23.75,24.00,24.75,26.75,26.25,25.50,26.75,26.25</text:p>
          </table:table-cell>
          <table:table-cell office:value-type="string" calcext:value-type="string">
            <text:p>23.50,23.75,24.25,24.25,24.25,24.50,25.00,27.00,24.00,24.00,24.00,23.75,24.00,24.00,24.25,26.00</text:p>
          </table:table-cell>
          <table:table-cell office:value-type="string" calcext:value-type="string">
            <text:p>23.75,23.75,24.00,24.25,24.00,23.75,24.25,23.75,24.00,24.25,24.50,24.25,24.25,24.25,24.75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25,24.00,23.25,23.50,23.50,23.75,22.75,23.50,23.75,23.50,23.75,23.75,23.25,23.50,24.00</text:p>
          </table:table-cell>
          <table:table-cell office:value-type="string" calcext:value-type="string">
            <text:p>24.25,23.50,24.75,24.50,24.75,24.75,24.50,23.25,24.25,24.75,27.25,27.75,26.25,25.50,26.25,23.75</text:p>
          </table:table-cell>
          <table:table-cell office:value-type="string" calcext:value-type="string">
            <text:p>23.25,24.50,26.00,24.50,24.00,25.00,24.50,23.00,23.75,23.75,24.25,23.75,23.50,24.00,24.25,23.50</text:p>
          </table:table-cell>
          <table:table-cell office:value-type="string" calcext:value-type="string">
            <text:p>23.50,24.00,23.75,24.00,23.75,24.00,23.75,23.50,24.00,24.00,24.50,23.75,24.00,23.75,24.25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2.75,23.75,23.00,23.50,23.50,23.25,22.75,22.75,22.75,22.75,23.00,22.75,23.25,22.75,23.00</text:p>
          </table:table-cell>
          <table:table-cell office:value-type="string" calcext:value-type="string">
            <text:p>23.50,23.00,24.25,24.00,23.50,24.25,24.00,22.75,23.00,24.00,26.50,27.00,26.00,25.25,25.75,23.25</text:p>
          </table:table-cell>
          <table:table-cell office:value-type="string" calcext:value-type="string">
            <text:p>23.00,23.50,25.25,23.75,24.00,24.25,23.25,23.00,23.50,23.25,23.25,23.25,22.75,23.25,23.25,23.25</text:p>
          </table:table-cell>
          <table:table-cell office:value-type="string" calcext:value-type="string">
            <text:p>23.25,23.25,23.25,23.50,23.25,23.50,23.00,23.00,23.25,22.75,23.75,23.25,23.00,23.25,23.25,23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50,23.75,23.25,23.75,23.00,24.00,23.00,23.25,23.50,24.00,23.50,23.25,23.50,23.50,23.50</text:p>
          </table:table-cell>
          <table:table-cell office:value-type="string" calcext:value-type="string">
            <text:p>23.75,24.00,25.00,24.50,24.00,24.00,25.50,23.50,23.50,24.75,27.00,27.50,26.25,24.50,26.50,24.75</text:p>
          </table:table-cell>
          <table:table-cell office:value-type="string" calcext:value-type="string">
            <text:p>23.75,24.50,26.00,24.25,24.25,24.25,25.50,24.25,24.00,24.25,24.25,24.00,23.50,24.50,23.75,23.50</text:p>
          </table:table-cell>
          <table:table-cell office:value-type="string" calcext:value-type="string">
            <text:p>24.25,24.25,23.50,24.25,24.00,24.00,23.50,24.00,23.25,23.25,24.25,24.25,23.75,24.00,24.25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50,23.75,23.25,23.75,23.00,24.00,23.00,23.25,23.50,24.00,23.50,23.25,23.50,23.50,23.50</text:p>
          </table:table-cell>
          <table:table-cell office:value-type="string" calcext:value-type="string">
            <text:p>23.75,24.00,25.00,24.50,24.00,24.00,25.50,23.50,23.50,24.75,27.00,27.50,26.25,24.50,26.50,24.75</text:p>
          </table:table-cell>
          <table:table-cell office:value-type="string" calcext:value-type="string">
            <text:p>23.75,24.50,26.00,24.25,24.25,24.25,25.50,24.25,24.00,24.25,24.25,24.00,23.50,24.50,23.75,23.50</text:p>
          </table:table-cell>
          <table:table-cell office:value-type="string" calcext:value-type="string">
            <text:p>24.25,24.25,23.50,24.25,24.00,24.00,23.50,24.00,23.25,23.25,24.25,24.25,23.75,24.00,24.25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50,23.75,23.25,23.75,23.00,24.00,23.00,23.25,23.50,24.00,23.50,23.25,23.50,23.50,23.50</text:p>
          </table:table-cell>
          <table:table-cell office:value-type="string" calcext:value-type="string">
            <text:p>23.75,24.00,25.00,24.50,24.00,24.00,25.50,23.50,23.50,24.75,27.00,27.50,26.25,24.50,26.50,24.75</text:p>
          </table:table-cell>
          <table:table-cell office:value-type="string" calcext:value-type="string">
            <text:p>23.75,24.50,26.00,24.25,24.25,24.25,25.50,24.25,24.00,24.25,24.25,24.00,23.50,24.50,23.75,23.50</text:p>
          </table:table-cell>
          <table:table-cell office:value-type="string" calcext:value-type="string">
            <text:p>24.25,24.25,23.50,24.25,24.00,24.00,23.50,24.00,23.25,23.25,24.25,24.25,23.75,24.00,24.25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50,23.75,23.25,23.75,23.00,24.00,23.00,23.25,23.50,24.00,23.50,23.25,23.50,23.50,23.50</text:p>
          </table:table-cell>
          <table:table-cell office:value-type="string" calcext:value-type="string">
            <text:p>23.75,24.00,25.00,24.50,24.00,24.00,25.50,23.50,23.50,24.75,27.00,27.50,26.25,24.50,26.50,24.75</text:p>
          </table:table-cell>
          <table:table-cell office:value-type="string" calcext:value-type="string">
            <text:p>23.75,24.50,26.00,24.25,24.25,24.25,25.50,24.25,24.00,24.25,24.25,24.00,23.50,24.50,23.75,23.50</text:p>
          </table:table-cell>
          <table:table-cell office:value-type="string" calcext:value-type="string">
            <text:p>24.25,24.25,23.50,24.25,24.00,24.00,23.50,24.00,23.25,23.25,24.25,24.25,23.75,24.00,24.25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50,23.75,23.25,23.75,23.00,24.00,23.00,23.25,23.50,24.00,23.50,23.25,23.50,23.50,23.50</text:p>
          </table:table-cell>
          <table:table-cell office:value-type="string" calcext:value-type="string">
            <text:p>23.75,24.00,25.00,24.50,24.00,24.00,25.50,23.50,23.50,24.75,27.00,27.50,26.25,24.50,26.50,24.75</text:p>
          </table:table-cell>
          <table:table-cell office:value-type="string" calcext:value-type="string">
            <text:p>23.75,24.50,26.00,24.25,24.25,24.25,25.50,24.25,24.00,24.25,24.25,24.00,23.50,24.50,23.75,23.50</text:p>
          </table:table-cell>
          <table:table-cell office:value-type="string" calcext:value-type="string">
            <text:p>24.25,24.25,23.50,24.25,24.00,24.00,23.50,24.00,23.25,23.25,24.25,24.25,23.75,24.00,24.25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50,23.75,23.25,23.75,23.00,24.00,23.00,23.25,23.50,24.00,23.50,23.25,23.50,23.50,23.50</text:p>
          </table:table-cell>
          <table:table-cell office:value-type="string" calcext:value-type="string">
            <text:p>23.75,24.00,25.00,24.50,24.00,24.00,25.50,23.50,23.50,24.75,27.00,27.50,26.25,24.50,26.50,24.75</text:p>
          </table:table-cell>
          <table:table-cell office:value-type="string" calcext:value-type="string">
            <text:p>23.75,24.50,26.00,24.25,24.25,24.25,25.50,24.25,24.00,24.25,24.25,24.00,23.50,24.50,23.75,23.50</text:p>
          </table:table-cell>
          <table:table-cell office:value-type="string" calcext:value-type="string">
            <text:p>24.25,24.25,23.50,24.25,24.00,24.00,23.50,24.00,23.25,23.25,24.25,24.25,23.75,24.00,24.25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50,23.75,23.25,23.75,23.00,24.00,23.00,23.25,23.50,24.00,23.50,23.25,23.50,23.50,23.50</text:p>
          </table:table-cell>
          <table:table-cell office:value-type="string" calcext:value-type="string">
            <text:p>23.75,24.00,25.00,24.50,24.00,24.00,25.50,23.50,23.50,24.75,27.00,27.50,26.25,24.50,26.50,24.75</text:p>
          </table:table-cell>
          <table:table-cell office:value-type="string" calcext:value-type="string">
            <text:p>23.75,24.50,26.00,24.25,24.25,24.25,25.50,24.25,24.00,24.25,24.25,24.00,23.50,24.50,23.75,23.50</text:p>
          </table:table-cell>
          <table:table-cell office:value-type="string" calcext:value-type="string">
            <text:p>24.25,24.25,23.50,24.25,24.00,24.00,23.50,24.00,23.25,23.25,24.25,24.25,23.75,24.00,24.25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00,23.50,23.25,23.00,23.00,23.25,22.75,23.00,23.25,23.00,23.25,23.25,22.50,22.50,23.00</text:p>
          </table:table-cell>
          <table:table-cell office:value-type="string" calcext:value-type="string">
            <text:p>23.50,23.25,24.25,24.50,23.50,23.25,24.25,23.25,23.75,24.25,26.50,27.25,26.25,24.00,25.25,24.25</text:p>
          </table:table-cell>
          <table:table-cell office:value-type="string" calcext:value-type="string">
            <text:p>23.25,23.75,25.50,23.75,23.75,23.50,23.50,23.75,23.50,23.75,23.50,23.00,23.00,23.75,23.00,23.00</text:p>
          </table:table-cell>
          <table:table-cell office:value-type="string" calcext:value-type="string">
            <text:p>23.25,23.75,23.25,23.25,23.50,23.50,23.25,23.75,24.00,22.50,23.75,23.50,23.75,23.75,23.50,23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2.75,22.00,23.50,22.00,23.00,22.75,22.50,21.75,22.75,22.50,22.75,22.75,22.50,22.25,22.25,22.75</text:p>
          </table:table-cell>
          <table:table-cell office:value-type="string" calcext:value-type="string">
            <text:p>23.25,22.25,22.25,22.75,23.75,22.25,23.75,22.50,22.75,23.00,23.25,24.50,25.25,23.00,25.00,23.75</text:p>
          </table:table-cell>
          <table:table-cell office:value-type="string" calcext:value-type="string">
            <text:p>22.50,22.75,23.00,23.75,24.50,22.50,22.75,23.25,22.50,23.25,23.00,22.75,22.75,22.50,22.25,23.00</text:p>
          </table:table-cell>
          <table:table-cell office:value-type="string" calcext:value-type="string">
            <text:p>22.50,23.25,22.50,22.75,22.75,23.00,22.75,22.50,22.75,23.25,23.25,23.25,22.75,22.75,22.50,23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.00,23.00,23.50,23.00,23.50,22.75,23.75,22.75,23.25,23.50,23.00,23.50,23.25,23.00,23.25,23.50</text:p>
          </table:table-cell>
          <table:table-cell office:value-type="string" calcext:value-type="string">
            <text:p>23.50,23.50,23.50,24.25,24.25,23.25,23.50,23.00,23.25,23.50,24.00,26.50,25.25,23.50,23.25,23.50</text:p>
          </table:table-cell>
          <table:table-cell office:value-type="string" calcext:value-type="string">
            <text:p>23.25,24.00,23.25,25.00,25.50,23.75,23.00,23.25,23.50,23.75,24.00,23.50,23.75,23.75,23.50,23.50</text:p>
          </table:table-cell>
          <table:table-cell office:value-type="string" calcext:value-type="string">
            <text:p>23.50,23.75,23.50,23.50,23.00,23.50,23.25,22.75,23.25,23.75,24.50,23.50,23.50,24.00,24.75,24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.50,23.00,23.25,23.25,23.75,23.25,24.00,22.75,23.00,23.25,23.25,23.50,23.25,23.50,23.25,23.50</text:p>
          </table:table-cell>
          <table:table-cell office:value-type="string" calcext:value-type="string">
            <text:p>23.50,23.25,24.00,24.50,23.75,23.75,24.25,23.50,23.50,23.75,24.25,26.75,24.50,25.25,25.75,23.25</text:p>
          </table:table-cell>
          <table:table-cell office:value-type="string" calcext:value-type="string">
            <text:p>23.75,24.00,24.00,24.25,23.75,24.50,25.00,23.75,24.25,23.75,23.50,23.75,23.50,23.50,24.00,24.00</text:p>
          </table:table-cell>
          <table:table-cell office:value-type="string" calcext:value-type="string">
            <text:p>23.50,23.75,24.00,24.25,23.75,23.75,23.50,23.50,23.50,23.50,24.00,24.25,24.25,23.75,24.50,23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.50,23.00,23.25,23.25,23.75,23.25,24.00,22.75,23.00,23.25,23.25,23.50,23.25,23.50,23.25,23.50</text:p>
          </table:table-cell>
          <table:table-cell office:value-type="string" calcext:value-type="string">
            <text:p>23.50,23.25,24.00,24.50,23.75,23.75,24.25,23.50,23.50,23.75,24.25,26.75,24.50,25.25,25.75,23.25</text:p>
          </table:table-cell>
          <table:table-cell office:value-type="string" calcext:value-type="string">
            <text:p>23.75,24.00,24.00,24.25,23.75,24.50,25.00,23.75,24.25,23.75,23.50,23.75,23.50,23.50,24.00,24.00</text:p>
          </table:table-cell>
          <table:table-cell office:value-type="string" calcext:value-type="string">
            <text:p>23.50,23.75,24.00,24.25,23.75,23.75,23.50,23.50,23.50,23.50,24.00,24.25,24.25,23.75,24.50,23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.50,23.00,23.25,23.25,23.75,23.25,24.00,22.75,23.00,23.25,23.25,23.50,23.25,23.50,23.25,23.50</text:p>
          </table:table-cell>
          <table:table-cell office:value-type="string" calcext:value-type="string">
            <text:p>23.50,23.25,24.00,24.50,23.75,23.75,24.25,23.50,23.50,23.75,24.25,26.75,24.50,25.25,25.75,23.25</text:p>
          </table:table-cell>
          <table:table-cell office:value-type="string" calcext:value-type="string">
            <text:p>23.75,24.00,24.00,24.25,23.75,24.50,25.00,23.75,24.25,23.75,23.50,23.75,23.50,23.50,24.00,24.00</text:p>
          </table:table-cell>
          <table:table-cell office:value-type="string" calcext:value-type="string">
            <text:p>23.50,23.75,24.00,24.25,23.75,23.75,23.50,23.50,23.50,23.50,24.00,24.25,24.25,23.75,24.50,23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.50,23.00,23.25,23.25,23.75,23.25,24.00,22.75,23.00,23.25,23.25,23.50,23.25,23.50,23.25,23.50</text:p>
          </table:table-cell>
          <table:table-cell office:value-type="string" calcext:value-type="string">
            <text:p>23.50,23.25,24.00,24.50,23.75,23.75,24.25,23.50,23.50,23.75,24.25,26.75,24.50,25.25,25.75,23.25</text:p>
          </table:table-cell>
          <table:table-cell office:value-type="string" calcext:value-type="string">
            <text:p>23.75,24.00,24.00,24.25,23.75,24.50,25.00,23.75,24.25,23.75,23.50,23.75,23.50,23.50,24.00,24.00</text:p>
          </table:table-cell>
          <table:table-cell office:value-type="string" calcext:value-type="string">
            <text:p>23.50,23.75,24.00,24.25,23.75,23.75,23.50,23.50,23.50,23.50,24.00,24.25,24.25,23.75,24.50,23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.50,23.00,23.25,23.25,23.75,23.25,24.00,22.75,23.00,23.25,23.25,23.50,23.25,23.50,23.25,23.50</text:p>
          </table:table-cell>
          <table:table-cell office:value-type="string" calcext:value-type="string">
            <text:p>23.50,23.25,24.00,24.50,23.75,23.75,24.25,23.50,23.50,23.75,24.25,26.75,24.50,25.25,25.75,23.25</text:p>
          </table:table-cell>
          <table:table-cell office:value-type="string" calcext:value-type="string">
            <text:p>23.75,24.00,24.00,24.25,23.75,24.50,25.00,23.75,24.25,23.75,23.50,23.75,23.50,23.50,24.00,24.00</text:p>
          </table:table-cell>
          <table:table-cell office:value-type="string" calcext:value-type="string">
            <text:p>23.50,23.75,24.00,24.25,23.75,23.75,23.50,23.50,23.50,23.50,24.00,24.25,24.25,23.75,24.50,23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.50,23.75,24.25,24.00,24.00,23.25,24.00,23.00,23.00,23.75,23.50,23.50,23.75,23.75,23.50,23.75</text:p>
          </table:table-cell>
          <table:table-cell office:value-type="string" calcext:value-type="string">
            <text:p>24.00,23.50,24.00,24.75,24.00,23.50,24.75,23.75,23.75,23.75,24.75,26.75,24.75,24.75,26.50,25.00</text:p>
          </table:table-cell>
          <table:table-cell office:value-type="string" calcext:value-type="string">
            <text:p>23.50,24.25,23.75,24.00,23.75,24.25,25.00,24.00,23.75,24.00,24.50,23.75,23.75,24.25,24.00,24.00</text:p>
          </table:table-cell>
          <table:table-cell office:value-type="string" calcext:value-type="string">
            <text:p>23.75,24.00,24.25,24.00,24.00,24.00,23.50,24.00,23.25,23.75,24.50,24.00,24.25,24.25,24.50,24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.50,23.75,24.25,24.00,24.00,23.25,24.00,23.00,23.00,23.75,23.50,23.50,23.75,23.75,23.50,23.75</text:p>
          </table:table-cell>
          <table:table-cell office:value-type="string" calcext:value-type="string">
            <text:p>24.00,23.50,24.00,24.75,24.00,23.50,24.75,23.75,23.75,23.75,24.75,26.75,24.75,24.75,26.50,25.00</text:p>
          </table:table-cell>
          <table:table-cell office:value-type="string" calcext:value-type="string">
            <text:p>23.50,24.25,23.75,24.00,23.75,24.25,25.00,24.00,23.75,24.00,24.50,23.75,23.75,24.25,24.00,24.00</text:p>
          </table:table-cell>
          <table:table-cell office:value-type="string" calcext:value-type="string">
            <text:p>23.75,24.00,24.25,24.00,24.00,24.00,23.50,24.00,23.25,23.75,24.50,24.00,24.25,24.25,24.50,24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.75,23.25,23.50,23.50,23.50,23.25,23.25,23.25,23.00,23.25,23.25,23.25,23.50,23.25,23.00,23.00</text:p>
          </table:table-cell>
          <table:table-cell office:value-type="string" calcext:value-type="string">
            <text:p>24.00,23.00,23.75,24.00,23.75,23.75,24.00,23.25,23.50,23.50,23.75,25.25,24.50,25.00,25.75,24.00</text:p>
          </table:table-cell>
          <table:table-cell office:value-type="string" calcext:value-type="string">
            <text:p>23.25,23.75,23.50,23.50,23.50,24.00,24.50,23.25,23.25,24.00,23.50,23.50,23.25,23.50,23.75,23.75</text:p>
          </table:table-cell>
          <table:table-cell office:value-type="string" calcext:value-type="string">
            <text:p>23.75,24.00,23.75,23.75,23.75,24.25,23.50,23.75,24.25,23.25,24.25,24.00,23.75,23.75,24.25,23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.00,23.25,23.50,23.25,23.25,23.00,23.25,22.25,23.25,23.25,23.50,23.00,22.75,23.00,23.25,23.25</text:p>
          </table:table-cell>
          <table:table-cell office:value-type="string" calcext:value-type="string">
            <text:p>23.75,23.25,23.25,23.50,23.25,23.75,24.25,23.25,23.25,23.75,23.75,24.75,24.50,25.00,25.75,23.25</text:p>
          </table:table-cell>
          <table:table-cell office:value-type="string" calcext:value-type="string">
            <text:p>23.00,23.50,23.50,23.75,23.50,24.25,23.25,23.75,23.75,23.50,23.50,23.25,23.25,23.50,23.50,23.75</text:p>
          </table:table-cell>
          <table:table-cell office:value-type="string" calcext:value-type="string">
            <text:p>23.75,24.00,23.25,23.75,23.50,23.50,23.25,23.25,23.25,23.50,23.75,23.75,23.50,23.25,23.25,23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.00,23.25,23.50,23.25,23.25,23.00,23.25,22.25,23.25,23.25,23.50,23.00,22.75,23.00,23.25,23.25</text:p>
          </table:table-cell>
          <table:table-cell office:value-type="string" calcext:value-type="string">
            <text:p>23.75,23.25,23.25,23.50,23.25,23.75,24.25,23.25,23.25,23.75,23.75,24.75,24.50,25.00,25.75,23.25</text:p>
          </table:table-cell>
          <table:table-cell office:value-type="string" calcext:value-type="string">
            <text:p>23.00,23.50,23.50,23.75,23.50,24.25,23.25,23.75,23.75,23.50,23.50,23.25,23.25,23.50,23.50,23.75</text:p>
          </table:table-cell>
          <table:table-cell office:value-type="string" calcext:value-type="string">
            <text:p>23.75,24.00,23.25,23.75,23.50,23.50,23.25,23.25,23.25,23.50,23.75,23.75,23.50,23.25,23.25,23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3.25,23.75,23.25,23.75,23.25,23.50,23.25,23.50,23.25,22.75,23.50,23.25,23.50,23.75,23.25</text:p>
          </table:table-cell>
          <table:table-cell office:value-type="string" calcext:value-type="string">
            <text:p>23.25,23.25,23.50,24.00,24.00,24.00,24.25,23.50,24.00,23.75,23.75,25.50,25.00,25.25,25.75,23.50</text:p>
          </table:table-cell>
          <table:table-cell office:value-type="string" calcext:value-type="string">
            <text:p>23.25,23.50,23.75,23.75,23.75,24.50,24.50,23.50,23.50,24.00,23.50,23.50,23.75,24.00,23.50,23.75</text:p>
          </table:table-cell>
          <table:table-cell office:value-type="string" calcext:value-type="string">
            <text:p>23.25,23.50,23.25,24.00,23.75,23.50,23.25,23.75,23.50,23.00,23.75,23.25,23.50,24.25,24.00,23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3.25,23.75,23.25,23.75,23.25,23.50,23.25,23.50,23.25,22.75,23.50,23.25,23.50,23.75,23.25</text:p>
          </table:table-cell>
          <table:table-cell office:value-type="string" calcext:value-type="string">
            <text:p>23.25,23.25,23.50,24.00,24.00,24.00,24.25,23.50,24.00,23.75,23.75,25.50,25.00,25.25,25.75,23.50</text:p>
          </table:table-cell>
          <table:table-cell office:value-type="string" calcext:value-type="string">
            <text:p>23.25,23.50,23.75,23.75,23.75,24.50,24.50,23.50,23.50,24.00,23.50,23.50,23.75,24.00,23.50,23.75</text:p>
          </table:table-cell>
          <table:table-cell office:value-type="string" calcext:value-type="string">
            <text:p>23.25,23.50,23.25,24.00,23.75,23.50,23.25,23.75,23.50,23.00,23.75,23.25,23.50,24.25,24.00,23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3.25,23.75,23.25,23.75,23.25,23.50,23.25,23.50,23.25,22.75,23.50,23.25,23.50,23.75,23.25</text:p>
          </table:table-cell>
          <table:table-cell office:value-type="string" calcext:value-type="string">
            <text:p>23.25,23.25,23.50,24.00,24.00,24.00,24.25,23.50,24.00,23.75,23.75,25.50,25.00,25.25,25.75,23.50</text:p>
          </table:table-cell>
          <table:table-cell office:value-type="string" calcext:value-type="string">
            <text:p>23.25,23.50,23.75,23.75,23.75,24.50,24.50,23.50,23.50,24.00,23.50,23.50,23.75,24.00,23.50,23.75</text:p>
          </table:table-cell>
          <table:table-cell office:value-type="string" calcext:value-type="string">
            <text:p>23.25,23.50,23.25,24.00,23.75,23.50,23.25,23.75,23.50,23.00,23.75,23.25,23.50,24.25,24.00,23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.75,23.75,23.75,23.50,23.50,23.75,24.00,23.50,23.50,23.75,23.50,23.75,23.25,24.00,23.25,23.75</text:p>
          </table:table-cell>
          <table:table-cell office:value-type="string" calcext:value-type="string">
            <text:p>24.25,23.75,24.25,24.00,24.00,24.75,24.25,23.75,24.00,24.00,24.00,26.00,24.75,26.25,25.25,23.00</text:p>
          </table:table-cell>
          <table:table-cell office:value-type="string" calcext:value-type="string">
            <text:p>23.75,23.50,24.25,23.75,24.00,25.75,24.25,23.75,23.50,24.00,23.75,23.75,23.50,24.00,24.25,23.75</text:p>
          </table:table-cell>
          <table:table-cell office:value-type="string" calcext:value-type="string">
            <text:p>23.75,23.75,24.00,23.75,23.75,24.25,24.00,23.50,24.00,24.00,24.50,24.00,23.75,24.50,23.75,23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25,24.00,23.75,23.75,24.00,23.50,23.50,23.50,23.50,23.75,23.25,23.75,23.75,23.25,23.25,24.00</text:p>
          </table:table-cell>
          <table:table-cell office:value-type="string" calcext:value-type="string">
            <text:p>23.75,23.50,23.75,23.75,24.75,24.75,24.00,23.50,23.75,24.00,23.50,25.00,26.00,26.25,26.00,23.75</text:p>
          </table:table-cell>
          <table:table-cell office:value-type="string" calcext:value-type="string">
            <text:p>23.75,23.75,23.75,24.00,24.00,25.75,24.50,24.00,23.50,23.75,23.50,23.75,23.75,24.00,23.75,24.25</text:p>
          </table:table-cell>
          <table:table-cell office:value-type="string" calcext:value-type="string">
            <text:p>23.25,23.75,23.75,24.25,24.00,24.00,23.50,23.75,24.25,23.75,24.25,24.00,24.25,24.75,24.50,24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25,24.00,23.75,23.75,24.00,23.50,23.50,23.50,23.50,23.75,23.25,23.75,23.75,23.25,23.25,24.00</text:p>
          </table:table-cell>
          <table:table-cell office:value-type="string" calcext:value-type="string">
            <text:p>23.75,23.50,23.75,23.75,24.75,24.75,24.00,23.50,23.75,24.00,23.50,25.00,26.00,26.25,26.00,23.75</text:p>
          </table:table-cell>
          <table:table-cell office:value-type="string" calcext:value-type="string">
            <text:p>23.75,23.75,23.75,24.00,24.00,25.75,24.50,24.00,23.50,23.75,23.50,23.75,23.75,24.00,23.75,24.25</text:p>
          </table:table-cell>
          <table:table-cell office:value-type="string" calcext:value-type="string">
            <text:p>23.25,23.75,23.75,24.25,24.00,24.00,23.50,23.75,24.25,23.75,24.25,24.00,24.25,24.75,24.50,24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75,23.75,23.75,23.75,23.75,23.00,23.00,23.00,24.00,23.50,23.25,23.50,23.50,23.50,24.00</text:p>
          </table:table-cell>
          <table:table-cell office:value-type="string" calcext:value-type="string">
            <text:p>23.75,23.75,24.00,24.25,24.50,25.00,23.25,23.50,24.00,24.00,23.75,25.25,25.75,26.00,24.25,23.75</text:p>
          </table:table-cell>
          <table:table-cell office:value-type="string" calcext:value-type="string">
            <text:p>23.75,23.75,24.25,24.00,24.75,27.25,23.75,23.50,23.75,23.75,24.00,23.75,23.75,25.50,24.00,24.00</text:p>
          </table:table-cell>
          <table:table-cell office:value-type="string" calcext:value-type="string">
            <text:p>23.75,24.50,24.00,23.75,23.75,24.50,23.50,24.25,23.75,24.25,24.75,24.75,24.00,24.25,24.50,24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75,23.75,24.25,24.00,23.75,24.50,23.50,23.50,23.50,23.50,23.75,24.00,24.00,23.50,23.50</text:p>
          </table:table-cell>
          <table:table-cell office:value-type="string" calcext:value-type="string">
            <text:p>24.00,23.75,24.00,24.25,24.75,25.00,23.75,23.50,24.00,24.25,24.25,25.50,25.75,25.75,24.00,24.00</text:p>
          </table:table-cell>
          <table:table-cell office:value-type="string" calcext:value-type="string">
            <text:p>23.50,24.25,23.75,24.50,24.25,26.25,24.25,24.00,24.50,24.25,24.00,24.25,24.25,24.75,24.25,24.00</text:p>
          </table:table-cell>
          <table:table-cell office:value-type="string" calcext:value-type="string">
            <text:p>24.00,24.50,23.75,24.00,24.00,24.00,23.75,24.50,24.00,24.00,24.75,24.50,24.00,24.50,24.50,24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50,24.00,23.75,23.50,24.00,23.75,23.00,23.50,24.00,23.50,23.50,23.50,23.75,23.00,23.00</text:p>
          </table:table-cell>
          <table:table-cell office:value-type="string" calcext:value-type="string">
            <text:p>24.00,23.75,24.00,24.00,24.50,24.75,23.75,23.25,23.50,23.75,24.00,25.25,25.50,26.00,24.25,23.50</text:p>
          </table:table-cell>
          <table:table-cell office:value-type="string" calcext:value-type="string">
            <text:p>23.75,23.75,24.00,23.75,24.25,26.50,24.25,23.50,23.75,23.75,23.75,23.75,23.25,24.50,24.25,23.25</text:p>
          </table:table-cell>
          <table:table-cell office:value-type="string" calcext:value-type="string">
            <text:p>23.75,24.00,23.50,24.00,23.75,24.25,23.50,23.50,23.75,24.00,24.75,24.00,23.75,24.50,24.50,23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50,24.00,23.75,23.50,24.00,23.75,23.00,23.50,24.00,23.50,23.50,23.50,23.75,23.00,23.00</text:p>
          </table:table-cell>
          <table:table-cell office:value-type="string" calcext:value-type="string">
            <text:p>24.00,23.75,24.00,24.00,24.50,24.75,23.75,23.25,23.50,23.75,24.00,25.25,25.50,26.00,24.25,23.50</text:p>
          </table:table-cell>
          <table:table-cell office:value-type="string" calcext:value-type="string">
            <text:p>23.75,23.75,24.00,23.75,24.25,26.50,24.25,23.50,23.75,23.75,23.75,23.75,23.25,24.50,24.25,23.25</text:p>
          </table:table-cell>
          <table:table-cell office:value-type="string" calcext:value-type="string">
            <text:p>23.75,24.00,23.50,24.00,23.75,24.25,23.50,23.50,23.75,24.00,24.75,24.00,23.75,24.50,24.50,23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00,23.50,23.50,23.25,23.00,23.75,23.00,23.00,23.75,23.25,23.50,23.50,23.25,23.25,23.50</text:p>
          </table:table-cell>
          <table:table-cell office:value-type="string" calcext:value-type="string">
            <text:p>23.50,23.50,23.50,23.50,23.75,23.50,24.50,24.00,23.50,23.50,23.50,24.50,25.25,24.25,26.00,25.00</text:p>
          </table:table-cell>
          <table:table-cell office:value-type="string" calcext:value-type="string">
            <text:p>23.50,23.25,23.25,23.75,23.75,23.75,24.75,23.75,23.50,23.50,23.50,23.50,23.50,23.75,23.75,24.00</text:p>
          </table:table-cell>
          <table:table-cell office:value-type="string" calcext:value-type="string">
            <text:p>23.25,23.25,23.25,23.50,23.50,23.75,23.25,23.50,23.25,23.25,24.50,23.75,23.50,24.25,24.75,23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00,23.50,23.50,23.25,23.00,23.75,23.00,23.00,23.75,23.25,23.50,23.50,23.25,23.25,23.50</text:p>
          </table:table-cell>
          <table:table-cell office:value-type="string" calcext:value-type="string">
            <text:p>23.50,23.50,23.50,23.50,23.75,23.50,24.50,24.00,23.50,23.50,23.50,24.50,25.25,24.25,26.00,25.00</text:p>
          </table:table-cell>
          <table:table-cell office:value-type="string" calcext:value-type="string">
            <text:p>23.50,23.25,23.25,23.75,23.75,23.75,24.75,23.75,23.50,23.50,23.50,23.50,23.50,23.75,23.75,24.00</text:p>
          </table:table-cell>
          <table:table-cell office:value-type="string" calcext:value-type="string">
            <text:p>23.25,23.25,23.25,23.50,23.50,23.75,23.25,23.50,23.25,23.25,24.50,23.75,23.50,24.25,24.75,23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00,23.50,23.50,23.25,23.00,23.75,23.00,23.00,23.75,23.25,23.50,23.50,23.25,23.25,23.50</text:p>
          </table:table-cell>
          <table:table-cell office:value-type="string" calcext:value-type="string">
            <text:p>23.50,23.50,23.50,23.50,23.75,23.50,24.50,24.00,23.50,23.50,23.50,24.50,25.25,24.25,26.00,25.00</text:p>
          </table:table-cell>
          <table:table-cell office:value-type="string" calcext:value-type="string">
            <text:p>23.50,23.25,23.25,23.75,23.75,23.75,24.75,23.75,23.50,23.50,23.50,23.50,23.50,23.75,23.75,24.00</text:p>
          </table:table-cell>
          <table:table-cell office:value-type="string" calcext:value-type="string">
            <text:p>23.25,23.25,23.25,23.50,23.50,23.75,23.25,23.50,23.25,23.25,24.50,23.75,23.50,24.25,24.75,23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00,23.50,23.50,23.25,23.00,23.75,23.00,23.00,23.75,23.25,23.50,23.50,23.25,23.25,23.50</text:p>
          </table:table-cell>
          <table:table-cell office:value-type="string" calcext:value-type="string">
            <text:p>23.50,23.50,23.50,23.50,23.75,23.50,24.50,24.00,23.50,23.50,23.50,24.50,25.25,24.25,26.00,25.00</text:p>
          </table:table-cell>
          <table:table-cell office:value-type="string" calcext:value-type="string">
            <text:p>23.50,23.25,23.25,23.75,23.75,23.75,24.75,23.75,23.50,23.50,23.50,23.50,23.50,23.75,23.75,24.00</text:p>
          </table:table-cell>
          <table:table-cell office:value-type="string" calcext:value-type="string">
            <text:p>23.25,23.25,23.25,23.50,23.50,23.75,23.25,23.50,23.25,23.25,24.50,23.75,23.50,24.25,24.75,23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00,23.50,23.50,23.25,23.00,23.75,23.00,23.00,23.75,23.25,23.50,23.50,23.25,23.25,23.50</text:p>
          </table:table-cell>
          <table:table-cell office:value-type="string" calcext:value-type="string">
            <text:p>23.50,23.50,23.50,23.50,23.75,23.50,24.50,24.00,23.50,23.50,23.50,24.50,25.25,24.25,26.00,25.00</text:p>
          </table:table-cell>
          <table:table-cell office:value-type="string" calcext:value-type="string">
            <text:p>23.50,23.25,23.25,23.75,23.75,23.75,24.75,23.75,23.50,23.50,23.50,23.50,23.50,23.75,23.75,24.00</text:p>
          </table:table-cell>
          <table:table-cell office:value-type="string" calcext:value-type="string">
            <text:p>23.25,23.25,23.25,23.50,23.50,23.75,23.25,23.50,23.25,23.25,24.50,23.75,23.50,24.25,24.75,23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00,23.50,23.50,23.25,23.00,23.75,23.00,23.00,23.75,23.25,23.50,23.50,23.25,23.25,23.50</text:p>
          </table:table-cell>
          <table:table-cell office:value-type="string" calcext:value-type="string">
            <text:p>23.50,23.50,23.50,23.50,23.75,23.50,24.50,24.00,23.50,23.50,23.50,24.50,25.25,24.25,26.00,25.00</text:p>
          </table:table-cell>
          <table:table-cell office:value-type="string" calcext:value-type="string">
            <text:p>23.50,23.25,23.25,23.75,23.75,23.75,24.75,23.75,23.50,23.50,23.50,23.50,23.50,23.75,23.75,24.00</text:p>
          </table:table-cell>
          <table:table-cell office:value-type="string" calcext:value-type="string">
            <text:p>23.25,23.25,23.25,23.50,23.50,23.75,23.25,23.50,23.25,23.25,24.50,23.75,23.50,24.25,24.75,23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00,23.00,23.00,23.00,22.75,22.75,23.25,22.75,23.25,23.00,22.75,23.25,22.75,22.75,23.00,23.25</text:p>
          </table:table-cell>
          <table:table-cell office:value-type="string" calcext:value-type="string">
            <text:p>23.25,23.00,23.25,23.50,23.75,23.75,23.00,23.00,23.25,23.50,23.50,25.00,24.75,25.50,24.00,22.75</text:p>
          </table:table-cell>
          <table:table-cell office:value-type="string" calcext:value-type="string">
            <text:p>23.25,23.25,23.25,23.25,23.00,24.50,23.25,23.25,23.25,23.75,23.50,23.25,23.25,23.75,23.25,23.25</text:p>
          </table:table-cell>
          <table:table-cell office:value-type="string" calcext:value-type="string">
            <text:p>23.50,23.25,23.00,23.50,22.75,23.25,22.75,23.75,24.00,23.25,24.00,23.75,23.75,23.50,23.75,24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00,23.00,23.00,23.00,22.75,22.75,23.25,22.75,23.25,23.00,22.75,23.25,22.75,22.75,23.00,23.25</text:p>
          </table:table-cell>
          <table:table-cell office:value-type="string" calcext:value-type="string">
            <text:p>23.25,23.00,23.25,23.50,23.75,23.75,23.00,23.00,23.25,23.50,23.50,25.00,24.75,25.50,24.00,22.75</text:p>
          </table:table-cell>
          <table:table-cell office:value-type="string" calcext:value-type="string">
            <text:p>23.25,23.25,23.25,23.25,23.00,24.50,23.25,23.25,23.25,23.75,23.50,23.25,23.25,23.75,23.25,23.25</text:p>
          </table:table-cell>
          <table:table-cell office:value-type="string" calcext:value-type="string">
            <text:p>23.50,23.25,23.00,23.50,22.75,23.25,22.75,23.75,24.00,23.25,24.00,23.75,23.75,23.50,23.75,24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2.75,22.75,22.75,22.75,23.00,23.00,23.00,22.75,23.00,22.50,22.50,23.00,22.75,23.25,22.50,23.25</text:p>
          </table:table-cell>
          <table:table-cell office:value-type="string" calcext:value-type="string">
            <text:p>23.25,22.50,23.25,23.25,23.00,24.00,23.00,23.00,22.50,23.00,23.00,23.75,23.25,25.75,23.50,22.50</text:p>
          </table:table-cell>
          <table:table-cell office:value-type="string" calcext:value-type="string">
            <text:p>22.50,23.00,23.00,23.25,22.75,25.75,23.25,23.00,23.00,23.00,22.75,23.00,22.75,24.50,23.50,23.00</text:p>
          </table:table-cell>
          <table:table-cell office:value-type="string" calcext:value-type="string">
            <text:p>23.25,23.50,23.50,23.00,23.25,23.25,23.00,23.50,22.50,22.50,23.50,23.75,23.25,23.25,23.25,23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25,23.50,23.50,23.50,23.75,23.75,23.00,23.25,23.25,23.50,23.25,22.75,23.00,23.25,23.25</text:p>
          </table:table-cell>
          <table:table-cell office:value-type="string" calcext:value-type="string">
            <text:p>23.50,23.50,23.50,23.25,23.00,23.50,23.25,23.75,23.50,23.75,23.75,23.75,23.50,23.00,23.75,24.75</text:p>
          </table:table-cell>
          <table:table-cell office:value-type="string" calcext:value-type="string">
            <text:p>23.25,23.25,23.75,23.75,23.25,24.00,23.50,24.75,23.75,24.00,23.50,23.50,23.50,23.75,23.75,23.50</text:p>
          </table:table-cell>
          <table:table-cell office:value-type="string" calcext:value-type="string">
            <text:p>24.25,23.75,23.50,23.75,23.75,23.75,23.25,23.75,23.50,24.00,24.50,23.75,23.50,24.25,24.00,23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75,24.00,23.25,23.50,23.25,23.50,23.00,23.75,24.00,23.50,23.50,22.75,23.25,23.00,23.25</text:p>
          </table:table-cell>
          <table:table-cell office:value-type="string" calcext:value-type="string">
            <text:p>24.25,24.25,24.50,23.50,23.25,23.00,23.75,23.50,25.25,26.00,25.50,23.75,23.50,23.75,23.75,23.25</text:p>
          </table:table-cell>
          <table:table-cell office:value-type="string" calcext:value-type="string">
            <text:p>25.50,25.75,25.75,23.25,23.50,23.75,23.50,23.50,24.75,26.25,26.00,23.75,23.00,24.00,23.50,23.75</text:p>
          </table:table-cell>
          <table:table-cell office:value-type="string" calcext:value-type="string">
            <text:p>24.25,25.50,24.75,23.75,23.25,24.00,23.25,23.75,24.00,24.00,24.25,24.25,23.50,23.75,23.75,23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4.75,24.75,24.75,25.50,26.75,26.00,26.25,25.25,25.75,25.75,25.00,26.25,28.00,28.25,28.25,27.50</text:p>
          </table:table-cell>
          <table:table-cell office:value-type="string" calcext:value-type="string">
            <text:p>25.25,24.75,25.00,26.50,28.25,27.25,27.50,27.75,24.75,25.00,24.75,25.50,27.75,27.75,28.75,26.50</text:p>
          </table:table-cell>
          <table:table-cell office:value-type="string" calcext:value-type="string">
            <text:p>25.25,25.25,24.50,24.75,26.00,28.00,29.50,26.75,25.00,24.75,24.50,24.75,24.50,26.25,29.00,27.25</text:p>
          </table:table-cell>
          <table:table-cell office:value-type="string" calcext:value-type="string">
            <text:p>25.00,25.25,24.75,24.75,24.50,25.25,26.25,25.25,25.25,24.75,25.25,24.75,24.75,25.25,25.00,25.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5.25,25.00,25.25,24.75,25.00,26.00,25.25,24.25,24.75,25.25,24.75,25.00,25.00,24.75,24.75,25.25</text:p>
          </table:table-cell>
          <table:table-cell office:value-type="string" calcext:value-type="string">
            <text:p>25.00,24.25,25.25,26.50,27.00,26.75,26.75,26.00,26.00,25.75,25.50,28.00,28.75,29.50,28.50,28.50</text:p>
          </table:table-cell>
          <table:table-cell office:value-type="string" calcext:value-type="string">
            <text:p>25.50,24.50,25.00,27.00,28.00,28.00,28.50,26.25,25.50,24.75,25.00,25.00,27.50,27.75,29.75,26.75</text:p>
          </table:table-cell>
          <table:table-cell office:value-type="string" calcext:value-type="string">
            <text:p>25.00,25.00,25.25,25.25,25.00,26.75,29.00,27.75,25.00,25.00,25.25,25.00,24.75,25.50,27.50,26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4.75,24.50,24.75,24.75,24.75,24.75,25.25,24.25,24.75,24.50,24.25,24.75,24.50,25.25,24.75,25.00</text:p>
          </table:table-cell>
          <table:table-cell office:value-type="string" calcext:value-type="string">
            <text:p>25.25,25.00,26.25,26.75,26.50,25.75,25.75,25.25,25.50,25.50,27.00,28.25,27.25,27.00,26.75,26.50</text:p>
          </table:table-cell>
          <table:table-cell office:value-type="string" calcext:value-type="string">
            <text:p>24.75,24.75,25.00,25.25,28.00,27.75,27.75,26.25,25.25,24.25,24.75,24.75,25.75,27.50,29.25,26.75</text:p>
          </table:table-cell>
          <table:table-cell office:value-type="string" calcext:value-type="string">
            <text:p>24.75,24.50,24.50,24.75,25.00,25.25,29.75,28.25,24.50,24.00,25.25,24.25,24.25,25.25,26.75,26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4.75,24.25,24.75,24.75,25.25,24.75,25.50,24.50,24.25,24.50,24.50,25.25,25.00,24.75,25.00,25.25</text:p>
          </table:table-cell>
          <table:table-cell office:value-type="string" calcext:value-type="string">
            <text:p>25.25,24.75,25.00,25.75,26.75,27.00,27.25,26.00,25.50,25.25,24.75,26.00,28.25,28.75,28.25,28.00</text:p>
          </table:table-cell>
          <table:table-cell office:value-type="string" calcext:value-type="string">
            <text:p>25.25,24.50,24.25,24.75,27.50,27.50,28.25,27.25,25.00,25.00,24.50,24.75,25.25,26.25,29.00,28.50</text:p>
          </table:table-cell>
          <table:table-cell office:value-type="string" calcext:value-type="string">
            <text:p>24.75,24.75,24.75,25.00,24.50,25.50,27.75,28.25,24.75,24.00,24.75,24.75,24.25,25.00,25.50,25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50,24.50,24.50,24.75,24.75,24.25,24.50,23.75,24.25,25.00,24.75,24.75,24.75,24.25,24.75,24.75</text:p>
          </table:table-cell>
          <table:table-cell office:value-type="string" calcext:value-type="string">
            <text:p>25.50,25.00,26.00,26.25,25.25,25.50,24.75,25.00,26.00,26.25,27.00,27.00,25.00,25.25,25.25,25.00</text:p>
          </table:table-cell>
          <table:table-cell office:value-type="string" calcext:value-type="string">
            <text:p>25.25,25.00,26.25,27.00,25.50,24.75,24.75,25.00,25.25,25.25,25.25,25.50,25.00,24.75,25.25,24.75</text:p>
          </table:table-cell>
          <table:table-cell office:value-type="string" calcext:value-type="string">
            <text:p>25.75,25.50,24.75,25.00,25.00,24.75,24.50,25.25,25.50,25.25,25.25,24.75,24.50,24.75,25.00,24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25,24.00,24.75,24.50,25.00,25.50,24.75,24.75,24.50,24.25,24.75,24.75,25.00,24.75,25.00,25.25</text:p>
          </table:table-cell>
          <table:table-cell office:value-type="string" calcext:value-type="string">
            <text:p>25.00,25.00,25.25,25.50,26.50,26.75,25.75,25.50,25.50,25.25,25.00,26.75,28.25,28.75,28.50,28.00</text:p>
          </table:table-cell>
          <table:table-cell office:value-type="string" calcext:value-type="string">
            <text:p>24.75,24.50,25.00,25.75,27.75,26.50,26.75,27.25,25.00,24.50,24.50,25.25,25.50,26.25,28.50,26.00</text:p>
          </table:table-cell>
          <table:table-cell office:value-type="string" calcext:value-type="string">
            <text:p>25.25,24.75,24.50,24.75,24.50,26.00,28.25,26.25,24.50,24.25,25.00,24.75,24.50,25.00,26.25,25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25,23.75,23.75,24.50,23.75,24.75,25.00,24.00,24.50,24.25,24.25,24.25,24.00,24.50,24.50,25.00</text:p>
          </table:table-cell>
          <table:table-cell office:value-type="string" calcext:value-type="string">
            <text:p>24.75,24.00,25.50,24.75,24.50,26.00,25.75,24.50,25.25,25.25,26.25,25.50,24.50,27.50,27.75,27.50</text:p>
          </table:table-cell>
          <table:table-cell office:value-type="string" calcext:value-type="string">
            <text:p>24.25,24.50,26.50,24.75,24.25,26.75,26.00,26.50,24.75,24.50,24.50,23.50,23.75,24.75,27.25,27.75</text:p>
          </table:table-cell>
          <table:table-cell office:value-type="string" calcext:value-type="string">
            <text:p>24.50,24.25,23.75,24.00,24.50,24.00,26.00,27.00,24.25,23.75,24.50,24.25,23.50,24.00,24.75,25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25,23.75,24.50,24.00,24.25,24.25,24.50,23.75,24.25,24.00,23.75,24.50,24.50,24.25,24.50,24.00</text:p>
          </table:table-cell>
          <table:table-cell office:value-type="string" calcext:value-type="string">
            <text:p>24.75,24.25,25.00,25.50,25.50,26.00,26.50,25.25,25.50,24.75,26.25,26.75,25.50,28.00,27.50,28.00</text:p>
          </table:table-cell>
          <table:table-cell office:value-type="string" calcext:value-type="string">
            <text:p>24.50,23.75,25.25,26.25,24.75,27.50,27.75,27.25,24.50,24.25,24.00,24.75,24.00,25.25,27.25,28.50</text:p>
          </table:table-cell>
          <table:table-cell office:value-type="string" calcext:value-type="string">
            <text:p>24.50,24.25,24.25,24.25,24.25,24.50,26.00,26.75,24.75,24.00,24.25,24.50,23.75,24.50,24.75,24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25,24.00,24.00,23.75,24.00,24.00,25.00,23.50,24.25,24.50,24.00,24.00,24.25,24.00,24.25,25.00</text:p>
          </table:table-cell>
          <table:table-cell office:value-type="string" calcext:value-type="string">
            <text:p>24.75,24.00,25.00,25.50,24.75,25.25,26.00,24.75,25.25,25.25,26.50,26.25,25.50,26.50,26.25,26.25</text:p>
          </table:table-cell>
          <table:table-cell office:value-type="string" calcext:value-type="string">
            <text:p>24.00,24.50,25.25,26.75,24.75,27.25,27.75,27.25,24.50,24.50,24.25,24.75,24.00,24.75,27.50,27.00</text:p>
          </table:table-cell>
          <table:table-cell office:value-type="string" calcext:value-type="string">
            <text:p>24.25,24.25,24.50,23.75,24.00,24.50,24.50,25.50,24.50,24.00,24.25,24.25,24.50,24.50,24.50,24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75,24.50,24.00,24.50,24.25,24.25,24.75,23.25,24.75,24.00,24.00,24.50,24.00,24.00,24.00,23.75</text:p>
          </table:table-cell>
          <table:table-cell office:value-type="string" calcext:value-type="string">
            <text:p>24.50,24.50,25.25,25.25,25.00,25.25,25.75,25.00,25.50,25.25,26.50,25.75,25.50,27.00,26.25,26.50</text:p>
          </table:table-cell>
          <table:table-cell office:value-type="string" calcext:value-type="string">
            <text:p>25.00,24.25,26.25,24.75,24.75,27.00,27.75,26.25,24.50,24.75,24.25,24.25,24.00,25.00,27.00,26.00</text:p>
          </table:table-cell>
          <table:table-cell office:value-type="string" calcext:value-type="string">
            <text:p>24.50,24.25,23.50,24.25,24.00,24.50,25.00,24.75,24.50,24.25,24.75,24.00,24.50,24.25,24.50,24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00,24.25,24.50,24.25,24.25,25.00,24.00,24.00,24.50,23.50,24.00,24.25,24.25,25.00,24.75</text:p>
          </table:table-cell>
          <table:table-cell office:value-type="string" calcext:value-type="string">
            <text:p>25.25,24.50,25.25,24.50,25.25,26.00,26.25,25.50,25.00,25.50,26.75,25.50,26.00,27.75,27.75,27.75</text:p>
          </table:table-cell>
          <table:table-cell office:value-type="string" calcext:value-type="string">
            <text:p>24.00,24.50,26.00,25.00,24.75,27.50,28.50,27.25,25.00,24.00,24.00,24.00,24.00,25.00,28.25,27.75</text:p>
          </table:table-cell>
          <table:table-cell office:value-type="string" calcext:value-type="string">
            <text:p>24.50,24.75,24.00,24.25,24.00,24.25,26.25,26.00,24.50,24.00,24.25,23.75,23.50,24.25,24.75,24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25,24.00,24.00,24.00,24.50,24.25,25.00,24.00,24.50,24.25,24.00,24.50,24.50,24.25,25.00,24.50</text:p>
          </table:table-cell>
          <table:table-cell office:value-type="string" calcext:value-type="string">
            <text:p>25.00,24.50,24.50,24.75,24.50,24.75,25.50,24.50,25.00,25.25,25.00,26.75,26.00,26.75,27.50,27.00</text:p>
          </table:table-cell>
          <table:table-cell office:value-type="string" calcext:value-type="string">
            <text:p>24.75,24.75,25.00,27.25,27.00,27.50,27.25,27.75,24.75,24.25,24.50,26.75,25.00,27.50,29.00,27.25</text:p>
          </table:table-cell>
          <table:table-cell office:value-type="string" calcext:value-type="string">
            <text:p>24.75,24.25,24.25,24.25,24.50,25.25,28.75,27.50,25.00,24.25,24.50,24.50,24.00,24.50,26.00,26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4.00,23.75,24.00,24.50,23.75,24.00,23.50,24.50,24.25,23.75,23.75,24.00,23.75,23.25,24.00</text:p>
          </table:table-cell>
          <table:table-cell office:value-type="string" calcext:value-type="string">
            <text:p>25.25,24.25,25.00,24.75,24.50,24.25,24.25,23.50,25.50,25.50,25.75,25.50,25.00,26.00,24.75,24.50</text:p>
          </table:table-cell>
          <table:table-cell office:value-type="string" calcext:value-type="string">
            <text:p>26.00,24.50,25.50,25.50,24.25,24.50,24.75,24.50,26.50,25.75,26.50,26.50,23.75,24.00,24.75,25.00</text:p>
          </table:table-cell>
          <table:table-cell office:value-type="string" calcext:value-type="string">
            <text:p>26.25,26.00,25.50,26.00,24.00,24.00,24.50,25.00,26.00,27.25,26.00,25.00,24.25,23.75,24.75,23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75,24.25,23.75,24.00,23.25,24.00,23.75,23.75,23.75,24.25,24.00,24.00,24.00,24.25,24.50</text:p>
          </table:table-cell>
          <table:table-cell office:value-type="string" calcext:value-type="string">
            <text:p>24.50,23.75,24.50,24.00,24.25,24.50,24.50,24.00,25.25,25.50,25.75,24.25,25.00,26.25,26.75,26.50</text:p>
          </table:table-cell>
          <table:table-cell office:value-type="string" calcext:value-type="string">
            <text:p>25.25,26.75,26.50,24.50,24.00,25.75,27.00,27.75,25.00,25.50,26.00,23.75,23.75,24.75,27.00,28.00</text:p>
          </table:table-cell>
          <table:table-cell office:value-type="string" calcext:value-type="string">
            <text:p>24.25,24.75,24.00,24.00,23.75,24.00,25.25,26.25,24.50,24.00,24.25,24.00,23.75,24.25,24.75,25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4.50,24.00,24.00,23.50,24.00,24.25,24.25,23.75,23.50,24.50,24.25,24.50,23.75,23.50,24.00,24.00</text:p>
          </table:table-cell>
          <table:table-cell office:value-type="string" calcext:value-type="string">
            <text:p>25.25,24.25,24.75,24.25,24.25,24.00,24.75,24.75,25.25,26.25,26.25,25.00,24.50,26.00,26.75,26.00</text:p>
          </table:table-cell>
          <table:table-cell office:value-type="string" calcext:value-type="string">
            <text:p>25.75,27.50,26.75,24.50,24.25,26.00,27.50,26.25,24.75,25.50,26.75,23.75,24.00,24.50,25.50,27.50</text:p>
          </table:table-cell>
          <table:table-cell office:value-type="string" calcext:value-type="string">
            <text:p>24.50,24.75,25.00,24.25,24.00,24.25,24.75,25.75,25.00,24.50,25.00,24.25,24.50,24.50,24.75,24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4.50,24.00,24.00,24.00,23.50,24.00,23.75,23.75,24.00,24.00,24.00,24.00,23.75,23.75,24.25,24.00</text:p>
          </table:table-cell>
          <table:table-cell office:value-type="string" calcext:value-type="string">
            <text:p>24.75,24.25,24.50,24.50,24.50,24.25,24.25,24.50,25.50,25.75,26.00,24.75,24.25,26.00,26.50,25.50</text:p>
          </table:table-cell>
          <table:table-cell office:value-type="string" calcext:value-type="string">
            <text:p>25.25,27.00,26.50,24.75,24.00,26.25,26.75,26.50,25.00,25.75,26.75,24.00,23.25,24.00,25.25,27.50</text:p>
          </table:table-cell>
          <table:table-cell office:value-type="string" calcext:value-type="string">
            <text:p>24.50,25.00,25.00,24.50,24.00,24.50,24.50,25.25,25.00,23.75,24.75,24.25,23.25,24.25,24.50,24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25,24.00,23.75,24.50,24.00,24.50,23.25,24.50,24.25,24.00,24.50,24.00,24.00,23.75,24.25</text:p>
          </table:table-cell>
          <table:table-cell office:value-type="string" calcext:value-type="string">
            <text:p>24.75,24.00,24.50,24.25,24.25,24.25,24.50,24.00,25.50,25.75,25.75,25.25,24.50,26.25,26.75,25.75</text:p>
          </table:table-cell>
          <table:table-cell office:value-type="string" calcext:value-type="string">
            <text:p>25.50,27.00,26.75,24.75,24.50,25.75,27.25,26.75,25.25,25.75,26.50,24.00,24.00,24.25,25.25,27.75</text:p>
          </table:table-cell>
          <table:table-cell office:value-type="string" calcext:value-type="string">
            <text:p>24.25,24.50,24.50,24.00,24.25,24.50,24.75,25.25,25.25,24.00,24.75,24.25,23.50,24.00,25.00,24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4.00,24.25,24.25,24.50,24.00,24.25,23.75,24.25,24.25,24.00,24.00,23.75,24.00,24.75,24.25</text:p>
          </table:table-cell>
          <table:table-cell office:value-type="string" calcext:value-type="string">
            <text:p>25.00,24.50,24.50,24.25,24.00,25.00,25.00,24.75,25.50,25.75,26.00,24.75,25.00,27.75,27.50,27.00</text:p>
          </table:table-cell>
          <table:table-cell office:value-type="string" calcext:value-type="string">
            <text:p>25.75,27.25,27.00,25.25,24.50,27.25,27.50,28.75,25.25,26.00,27.25,24.25,23.75,25.00,27.75,29.00</text:p>
          </table:table-cell>
          <table:table-cell office:value-type="string" calcext:value-type="string">
            <text:p>25.00,24.50,24.50,24.25,24.25,24.50,26.25,27.50,25.25,24.25,25.00,24.25,23.75,24.25,25.75,25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3.50,24.00,24.00,24.25,24.00,24.00,23.50,23.75,24.00,24.00,24.00,23.75,24.25,24.25,24.75</text:p>
          </table:table-cell>
          <table:table-cell office:value-type="string" calcext:value-type="string">
            <text:p>24.75,24.50,24.25,24.50,24.50,25.00,25.00,24.00,25.25,25.50,24.75,24.50,24.50,26.50,26.75,26.50</text:p>
          </table:table-cell>
          <table:table-cell office:value-type="string" calcext:value-type="string">
            <text:p>26.75,27.00,25.25,24.00,24.25,26.75,28.25,28.50,26.25,27.25,24.00,24.25,24.00,25.25,27.25,29.00</text:p>
          </table:table-cell>
          <table:table-cell office:value-type="string" calcext:value-type="string">
            <text:p>25.25,25.00,24.25,24.25,24.00,24.25,25.75,27.50,24.75,24.25,23.75,24.00,23.75,24.00,24.50,25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25,24.00,23.75,24.50,24.25,24.75,23.50,24.25,24.25,23.50,23.75,24.00,23.75,24.00,24.25</text:p>
          </table:table-cell>
          <table:table-cell office:value-type="string" calcext:value-type="string">
            <text:p>24.75,25.00,24.25,24.25,24.25,24.75,24.75,25.25,25.25,25.75,25.00,24.50,26.00,28.00,27.50,27.25</text:p>
          </table:table-cell>
          <table:table-cell office:value-type="string" calcext:value-type="string">
            <text:p>25.50,27.00,25.75,24.25,24.75,27.75,27.75,29.25,25.00,27.25,24.25,24.25,23.75,25.00,26.50,29.50</text:p>
          </table:table-cell>
          <table:table-cell office:value-type="string" calcext:value-type="string">
            <text:p>24.25,25.25,24.00,24.00,24.00,24.25,24.75,26.75,24.50,24.50,24.50,23.50,23.75,23.75,25.25,25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4.25,24.00,24.00,24.25,23.75,24.25,23.50,24.00,24.00,23.50,23.50,24.00,24.00,24.00,24.00</text:p>
          </table:table-cell>
          <table:table-cell office:value-type="string" calcext:value-type="string">
            <text:p>24.25,24.50,24.00,24.25,24.25,24.75,25.00,24.75,25.00,25.50,25.00,24.50,25.25,27.50,27.25,26.50</text:p>
          </table:table-cell>
          <table:table-cell office:value-type="string" calcext:value-type="string">
            <text:p>25.00,27.25,25.25,24.25,24.50,27.00,28.50,28.75,24.50,27.25,24.50,24.00,23.75,24.75,26.00,27.50</text:p>
          </table:table-cell>
          <table:table-cell office:value-type="string" calcext:value-type="string">
            <text:p>25.00,24.50,24.00,24.25,24.00,24.50,24.75,26.00,24.25,24.00,24.25,24.00,24.50,24.25,24.75,24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75,24.00,24.00,23.75,23.50,24.25,23.25,23.50,23.75,23.25,23.50,23.75,24.00,24.25,24.50</text:p>
          </table:table-cell>
          <table:table-cell office:value-type="string" calcext:value-type="string">
            <text:p>24.25,24.25,24.00,24.25,23.50,24.00,25.00,24.25,24.75,25.50,24.25,24.00,25.00,27.00,26.50,26.75</text:p>
          </table:table-cell>
          <table:table-cell office:value-type="string" calcext:value-type="string">
            <text:p>25.25,26.75,25.75,24.00,24.25,27.50,27.50,28.75,25.00,26.25,24.75,23.50,23.75,24.75,26.00,28.50</text:p>
          </table:table-cell>
          <table:table-cell office:value-type="string" calcext:value-type="string">
            <text:p>24.75,24.50,24.00,24.00,23.75,24.00,25.00,26.00,24.25,24.00,24.50,23.75,23.75,23.50,24.50,25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4.00,24.00,23.50,24.00,24.25,24.25,23.50,24.00,24.25,23.50,24.50,24.00,24.00,24.00,24.25</text:p>
          </table:table-cell>
          <table:table-cell office:value-type="string" calcext:value-type="string">
            <text:p>24.75,24.75,24.25,24.25,24.75,24.25,24.50,24.50,25.50,25.75,24.75,24.50,25.50,26.50,26.00,25.75</text:p>
          </table:table-cell>
          <table:table-cell office:value-type="string" calcext:value-type="string">
            <text:p>25.75,27.25,26.50,24.00,26.50,27.75,26.75,25.50,25.25,27.00,25.25,24.00,25.50,28.00,25.25,25.25</text:p>
          </table:table-cell>
          <table:table-cell office:value-type="string" calcext:value-type="string">
            <text:p>24.75,25.25,24.25,24.25,24.25,26.25,25.00,25.00,24.75,24.00,24.25,24.50,24.25,23.75,24.75,24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3.75,24.00,23.75,24.50,24.00,24.00,23.25,24.00,24.50,23.75,23.75,23.75,23.50,24.25,24.00</text:p>
          </table:table-cell>
          <table:table-cell office:value-type="string" calcext:value-type="string">
            <text:p>24.50,23.75,25.00,24.50,24.25,24.75,24.50,24.00,25.50,25.75,25.50,25.00,26.25,27.00,26.75,26.00</text:p>
          </table:table-cell>
          <table:table-cell office:value-type="string" calcext:value-type="string">
            <text:p>25.50,27.25,26.50,25.00,26.00,28.00,26.75,26.00,25.25,25.75,27.00,24.25,24.50,27.50,26.25,25.25</text:p>
          </table:table-cell>
          <table:table-cell office:value-type="string" calcext:value-type="string">
            <text:p>24.75,24.50,24.25,24.00,24.25,26.00,25.00,25.25,24.50,23.75,24.50,24.25,24.00,24.25,24.75,24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4.00,24.25,23.50,23.75,23.75,24.00,23.25,23.75,24.25,23.50,23.75,23.75,23.75,23.75,24.50</text:p>
          </table:table-cell>
          <table:table-cell office:value-type="string" calcext:value-type="string">
            <text:p>24.25,24.00,24.25,24.25,24.25,24.50,24.50,24.25,25.25,25.50,25.25,25.00,25.75,26.50,26.00,26.00</text:p>
          </table:table-cell>
          <table:table-cell office:value-type="string" calcext:value-type="string">
            <text:p>25.50,27.00,26.25,24.25,26.25,27.75,26.50,25.75,25.25,25.75,26.50,24.00,23.75,27.75,25.75,25.25</text:p>
          </table:table-cell>
          <table:table-cell office:value-type="string" calcext:value-type="string">
            <text:p>23.75,24.75,24.50,23.75,24.00,25.50,24.75,25.00,24.25,24.00,24.00,24.00,23.75,23.50,24.50,24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4.25,23.75,23.75,24.00,23.50,24.00,23.50,23.75,24.00,24.00,23.75,24.00,23.75,24.00,24.00</text:p>
          </table:table-cell>
          <table:table-cell office:value-type="string" calcext:value-type="string">
            <text:p>24.75,24.00,24.50,24.25,24.00,24.75,24.25,23.50,25.00,25.75,26.00,25.25,26.50,26.50,26.25,26.00</text:p>
          </table:table-cell>
          <table:table-cell office:value-type="string" calcext:value-type="string">
            <text:p>25.00,26.50,27.25,24.75,26.25,27.75,27.00,26.00,24.50,25.50,27.25,24.00,24.75,28.50,25.75,25.50</text:p>
          </table:table-cell>
          <table:table-cell office:value-type="string" calcext:value-type="string">
            <text:p>24.50,24.25,24.25,23.75,23.75,25.50,24.50,24.75,24.25,24.00,24.50,24.75,24.00,24.00,25.00,24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75,24.00,23.75,24.25,23.75,24.00,23.25,24.25,24.50,24.25,24.00,23.50,23.75,23.75,24.00</text:p>
          </table:table-cell>
          <table:table-cell office:value-type="string" calcext:value-type="string">
            <text:p>24.75,24.25,24.25,24.25,24.50,24.75,24.25,23.75,25.00,25.50,26.00,25.25,26.25,26.50,26.00,26.00</text:p>
          </table:table-cell>
          <table:table-cell office:value-type="string" calcext:value-type="string">
            <text:p>25.00,27.25,27.75,24.75,26.75,27.50,27.25,26.00,24.75,25.75,26.75,24.50,24.50,28.00,25.75,25.25</text:p>
          </table:table-cell>
          <table:table-cell office:value-type="string" calcext:value-type="string">
            <text:p>24.75,24.75,24.25,24.00,23.75,25.75,25.00,25.00,24.50,24.00,24.50,24.25,24.25,24.00,24.75,24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75,24.50,23.75,24.00,24.00,24.25,23.25,23.50,23.50,23.25,23.50,23.50,23.75,23.75,24.50</text:p>
          </table:table-cell>
          <table:table-cell office:value-type="string" calcext:value-type="string">
            <text:p>24.25,24.00,24.00,23.75,24.50,25.00,24.25,23.75,25.00,24.50,24.25,24.50,26.50,26.50,26.00,26.00</text:p>
          </table:table-cell>
          <table:table-cell office:value-type="string" calcext:value-type="string">
            <text:p>24.25,25.25,24.50,23.75,26.25,27.25,26.75,26.00,24.50,24.00,23.50,24.25,24.00,27.75,26.25,25.25</text:p>
          </table:table-cell>
          <table:table-cell office:value-type="string" calcext:value-type="string">
            <text:p>24.50,24.00,23.50,23.75,23.75,25.25,24.75,24.75,24.00,23.75,24.25,23.75,24.00,24.25,24.50,25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00,24.25,23.50,23.50,23.75,23.75,23.00,23.75,23.50,24.00,23.25,24.00,23.75,23.75,24.25</text:p>
          </table:table-cell>
          <table:table-cell office:value-type="string" calcext:value-type="string">
            <text:p>24.50,24.00,24.25,23.75,24.25,24.50,24.25,23.75,25.25,25.25,25.00,24.50,26.00,26.25,25.75,26.25</text:p>
          </table:table-cell>
          <table:table-cell office:value-type="string" calcext:value-type="string">
            <text:p>25.00,26.75,25.50,24.25,26.00,27.75,26.75,26.00,24.75,27.00,26.50,24.25,24.25,28.00,25.50,25.25</text:p>
          </table:table-cell>
          <table:table-cell office:value-type="string" calcext:value-type="string">
            <text:p>24.50,25.75,25.25,24.25,23.50,25.75,24.50,24.75,24.00,23.75,24.50,24.25,23.50,24.25,24.50,25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3.75,24.00,23.75,23.50,24.00,24.00,23.25,23.75,23.75,23.75,24.25,23.25,23.75,23.50,24.50</text:p>
          </table:table-cell>
          <table:table-cell office:value-type="string" calcext:value-type="string">
            <text:p>24.50,24.50,24.50,24.50,24.00,24.50,24.50,24.00,25.25,25.50,25.25,25.00,26.00,26.25,25.50,26.00</text:p>
          </table:table-cell>
          <table:table-cell office:value-type="string" calcext:value-type="string">
            <text:p>25.50,27.75,26.25,24.50,26.25,27.50,27.00,25.75,25.00,27.25,26.75,24.00,24.50,28.00,25.50,25.00</text:p>
          </table:table-cell>
          <table:table-cell office:value-type="string" calcext:value-type="string">
            <text:p>24.50,25.00,25.75,24.25,23.75,25.75,24.75,25.50,24.50,23.50,24.75,24.25,23.25,24.25,25.25,24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3.75,24.50,23.75,24.25,23.75,24.50,23.50,24.50,24.25,23.75,24.00,23.75,23.75,23.75,24.50</text:p>
          </table:table-cell>
          <table:table-cell office:value-type="string" calcext:value-type="string">
            <text:p>24.50,25.00,24.75,24.75,24.50,24.75,24.75,24.50,25.00,25.50,25.75,24.50,25.50,27.00,26.25,26.00</text:p>
          </table:table-cell>
          <table:table-cell office:value-type="string" calcext:value-type="string">
            <text:p>25.00,27.25,27.00,24.25,25.50,28.00,26.75,26.50,25.25,27.25,27.50,24.50,24.50,27.50,25.75,25.75</text:p>
          </table:table-cell>
          <table:table-cell office:value-type="string" calcext:value-type="string">
            <text:p>24.50,24.75,25.00,24.00,24.50,25.00,25.00,25.00,24.25,24.75,24.75,24.25,24.25,24.50,25.00,24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50,23.75,23.50,23.50,23.25,24.25,23.00,24.00,23.75,23.75,23.50,23.50,23.00,23.75,23.50</text:p>
          </table:table-cell>
          <table:table-cell office:value-type="string" calcext:value-type="string">
            <text:p>24.25,24.25,24.25,24.25,23.75,24.25,24.25,23.50,25.25,25.25,25.50,24.00,25.00,26.50,25.75,26.00</text:p>
          </table:table-cell>
          <table:table-cell office:value-type="string" calcext:value-type="string">
            <text:p>25.25,27.00,26.25,24.00,25.25,27.50,26.25,25.75,24.50,26.75,25.50,24.00,23.75,27.00,24.75,24.75</text:p>
          </table:table-cell>
          <table:table-cell office:value-type="string" calcext:value-type="string">
            <text:p>24.50,24.50,24.25,23.75,23.75,24.00,24.50,24.25,24.25,23.75,24.25,23.75,24.00,24.00,24.25,25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3.25,23.75,24.00,23.00,23.50,24.25,23.25,24.00,24.00,23.50,24.00,23.50,23.50,24.00,24.25</text:p>
          </table:table-cell>
          <table:table-cell office:value-type="string" calcext:value-type="string">
            <text:p>24.50,24.50,24.00,24.50,24.00,24.50,24.25,23.75,25.25,25.75,25.00,24.50,25.50,26.75,26.00,25.75</text:p>
          </table:table-cell>
          <table:table-cell office:value-type="string" calcext:value-type="string">
            <text:p>27.00,27.25,25.50,24.25,25.75,28.00,26.00,26.00,25.75,27.50,25.50,24.50,24.00,27.25,24.75,25.25</text:p>
          </table:table-cell>
          <table:table-cell office:value-type="string" calcext:value-type="string">
            <text:p>24.75,25.50,24.75,24.00,23.50,24.50,24.75,25.00,24.75,24.00,25.00,23.75,23.75,24.00,24.50,24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3.75,24.00,24.25,24.25,23.75,24.25,23.25,24.00,23.75,23.75,24.00,23.50,23.50,23.50,24.00</text:p>
          </table:table-cell>
          <table:table-cell office:value-type="string" calcext:value-type="string">
            <text:p>24.50,24.00,24.50,24.00,24.00,24.50,24.25,24.00,25.25,25.75,25.25,24.50,25.50,27.00,26.50,26.00</text:p>
          </table:table-cell>
          <table:table-cell office:value-type="string" calcext:value-type="string">
            <text:p>26.25,27.00,26.50,24.75,25.50,27.75,26.00,25.75,25.50,27.25,26.25,24.00,24.00,27.50,24.75,25.25</text:p>
          </table:table-cell>
          <table:table-cell office:value-type="string" calcext:value-type="string">
            <text:p>24.50,24.75,24.00,24.25,24.00,24.00,25.00,24.25,24.25,23.75,24.50,24.25,24.00,24.25,25.00,25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50,23.50,24.25,23.75,23.75,24.25,23.50,23.75,24.25,23.75,24.00,23.75,23.50,23.75,23.75</text:p>
          </table:table-cell>
          <table:table-cell office:value-type="string" calcext:value-type="string">
            <text:p>24.50,25.00,24.25,24.25,24.25,24.25,24.50,23.75,25.50,25.75,25.50,24.50,25.50,26.50,26.00,26.00</text:p>
          </table:table-cell>
          <table:table-cell office:value-type="string" calcext:value-type="string">
            <text:p>26.50,27.25,26.25,24.75,25.50,27.50,26.50,26.25,25.50,28.00,24.75,23.50,24.25,27.50,25.00,25.00</text:p>
          </table:table-cell>
          <table:table-cell office:value-type="string" calcext:value-type="string">
            <text:p>24.50,25.75,24.50,24.00,23.75,24.75,25.00,25.00,24.50,24.25,25.00,24.00,24.00,24.50,24.75,24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25,24.00,23.50,24.25,23.75,24.00,23.25,23.75,24.25,24.00,23.50,23.25,23.75,23.75,24.25</text:p>
          </table:table-cell>
          <table:table-cell office:value-type="string" calcext:value-type="string">
            <text:p>24.75,24.75,24.25,24.25,24.00,24.50,24.50,24.25,24.75,25.75,25.50,25.00,25.50,27.00,26.25,25.75</text:p>
          </table:table-cell>
          <table:table-cell office:value-type="string" calcext:value-type="string">
            <text:p>26.75,27.00,25.75,25.75,25.75,28.00,26.50,25.50,25.50,27.50,25.00,24.25,24.00,27.50,25.25,25.25</text:p>
          </table:table-cell>
          <table:table-cell office:value-type="string" calcext:value-type="string">
            <text:p>24.50,24.75,24.25,24.00,24.00,24.50,24.50,24.75,24.50,24.50,24.00,24.00,23.25,24.25,24.50,24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75,24.25,24.00,23.75,23.75,24.25,23.00,23.75,23.75,23.50,23.75,23.25,23.25,23.75,24.00</text:p>
          </table:table-cell>
          <table:table-cell office:value-type="string" calcext:value-type="string">
            <text:p>25.00,24.50,24.50,24.00,24.25,24.50,23.75,23.75,25.25,26.00,25.50,25.00,25.50,27.00,26.50,25.50</text:p>
          </table:table-cell>
          <table:table-cell office:value-type="string" calcext:value-type="string">
            <text:p>26.25,27.50,27.25,24.75,25.50,27.50,26.50,25.75,25.00,27.25,25.75,24.00,24.00,27.25,25.25,25.25</text:p>
          </table:table-cell>
          <table:table-cell office:value-type="string" calcext:value-type="string">
            <text:p>24.75,25.25,24.75,24.25,23.50,24.50,24.50,24.50,24.25,24.00,24.75,24.00,24.00,24.25,24.50,24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4.00,23.75,23.50,24.00,23.50,24.00,23.25,23.75,24.25,23.75,24.00,23.75,23.50,23.50,23.75</text:p>
          </table:table-cell>
          <table:table-cell office:value-type="string" calcext:value-type="string">
            <text:p>24.50,24.00,25.00,24.25,23.75,24.50,24.50,24.00,24.75,25.25,25.75,24.50,25.50,26.75,26.25,25.75</text:p>
          </table:table-cell>
          <table:table-cell office:value-type="string" calcext:value-type="string">
            <text:p>24.75,27.00,26.50,24.25,25.50,28.00,26.25,25.75,25.00,26.00,27.25,24.25,24.25,27.25,25.00,25.25</text:p>
          </table:table-cell>
          <table:table-cell office:value-type="string" calcext:value-type="string">
            <text:p>24.50,24.50,25.25,23.50,24.00,24.25,24.50,25.25,24.50,24.25,24.50,24.25,24.00,24.00,25.00,24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50,24.25,23.75,24.25,23.75,24.00,23.75,23.75,24.00,24.00,23.75,24.25,23.75,24.25,24.25</text:p>
          </table:table-cell>
          <table:table-cell office:value-type="string" calcext:value-type="string">
            <text:p>24.25,24.00,25.00,23.75,23.75,25.25,24.75,24.25,25.25,25.50,26.00,24.50,25.25,27.00,26.75,26.25</text:p>
          </table:table-cell>
          <table:table-cell office:value-type="string" calcext:value-type="string">
            <text:p>26.00,27.25,26.75,24.50,25.00,28.00,26.50,26.25,25.00,25.75,28.00,24.25,24.25,27.50,25.25,25.00</text:p>
          </table:table-cell>
          <table:table-cell office:value-type="string" calcext:value-type="string">
            <text:p>24.25,24.75,25.00,24.50,24.00,24.00,24.75,24.75,25.00,24.25,24.25,24.50,24.25,24.25,24.50,24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75,24.25,24.00,24.00,23.75,24.50,23.50,23.75,24.25,24.00,24.00,24.00,24.00,24.00,24.25</text:p>
          </table:table-cell>
          <table:table-cell office:value-type="string" calcext:value-type="string">
            <text:p>24.25,24.25,24.75,24.00,24.00,24.50,24.25,24.00,25.25,26.00,26.00,24.50,25.75,26.75,26.00,26.00</text:p>
          </table:table-cell>
          <table:table-cell office:value-type="string" calcext:value-type="string">
            <text:p>25.25,27.25,26.50,24.25,25.50,28.00,26.00,26.00,25.00,26.25,27.75,24.00,24.25,27.50,25.00,25.25</text:p>
          </table:table-cell>
          <table:table-cell office:value-type="string" calcext:value-type="string">
            <text:p>24.00,25.00,24.75,23.75,23.75,24.50,25.00,25.25,24.50,24.25,24.25,24.25,24.25,24.25,24.50,24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75,24.00,23.25,23.75,23.75,23.75,23.50,23.50,23.75,23.50,23.75,23.50,23.75,23.50,24.00</text:p>
          </table:table-cell>
          <table:table-cell office:value-type="string" calcext:value-type="string">
            <text:p>24.25,24.00,24.75,23.75,24.00,24.25,24.50,23.75,24.75,25.25,25.75,24.50,25.00,27.00,26.00,26.25</text:p>
          </table:table-cell>
          <table:table-cell office:value-type="string" calcext:value-type="string">
            <text:p>25.25,27.00,26.50,24.00,24.75,27.75,26.25,26.25,24.50,26.00,27.25,23.75,24.00,27.00,25.00,25.00</text:p>
          </table:table-cell>
          <table:table-cell office:value-type="string" calcext:value-type="string">
            <text:p>24.00,24.50,24.50,23.75,23.50,24.25,24.50,24.75,24.00,23.75,24.75,24.00,23.50,24.25,24.75,24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50,24.00,23.50,24.00,23.75,24.00,23.75,24.00,24.25,23.75,23.75,24.00,23.50,24.25,24.50</text:p>
          </table:table-cell>
          <table:table-cell office:value-type="string" calcext:value-type="string">
            <text:p>24.50,24.75,24.75,24.75,24.50,24.75,24.75,24.00,25.50,25.75,25.75,24.75,25.25,27.00,26.50,25.50</text:p>
          </table:table-cell>
          <table:table-cell office:value-type="string" calcext:value-type="string">
            <text:p>25.25,27.25,26.50,24.50,25.50,28.00,27.75,26.25,24.75,26.25,26.75,24.00,24.00,28.00,25.75,26.00</text:p>
          </table:table-cell>
          <table:table-cell office:value-type="string" calcext:value-type="string">
            <text:p>24.50,25.00,25.25,24.00,23.75,24.25,24.75,25.00,24.50,24.75,24.25,24.00,24.25,24.25,24.50,24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3.75,24.50,24.00,24.00,24.25,24.50,23.25,24.25,24.50,23.50,23.75,23.75,23.50,23.50,23.75</text:p>
          </table:table-cell>
          <table:table-cell office:value-type="string" calcext:value-type="string">
            <text:p>24.50,23.75,25.00,24.25,24.25,25.00,24.50,24.25,25.00,25.50,26.00,24.25,25.00,27.00,26.25,25.50</text:p>
          </table:table-cell>
          <table:table-cell office:value-type="string" calcext:value-type="string">
            <text:p>25.00,26.50,27.00,24.25,25.00,28.00,27.50,26.00,25.00,25.25,27.75,24.50,24.25,27.00,25.75,25.00</text:p>
          </table:table-cell>
          <table:table-cell office:value-type="string" calcext:value-type="string">
            <text:p>24.25,24.75,25.25,24.25,23.75,24.25,24.50,24.50,24.50,23.75,24.25,24.25,23.75,24.25,25.25,24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25,23.75,23.75,23.75,23.75,23.75,22.75,23.75,24.25,23.50,24.00,23.50,23.50,24.00,23.25</text:p>
          </table:table-cell>
          <table:table-cell office:value-type="string" calcext:value-type="string">
            <text:p>24.25,24.75,23.75,23.75,24.00,24.25,24.00,24.50,24.75,25.25,24.75,24.25,25.25,27.00,26.00,26.00</text:p>
          </table:table-cell>
          <table:table-cell office:value-type="string" calcext:value-type="string">
            <text:p>26.50,26.50,25.25,24.00,25.25,28.00,26.50,25.75,25.00,27.25,24.75,24.00,23.75,27.00,25.50,25.00</text:p>
          </table:table-cell>
          <table:table-cell office:value-type="string" calcext:value-type="string">
            <text:p>24.00,26.00,24.00,24.00,23.75,24.75,24.50,24.50,24.50,23.75,24.75,24.00,23.50,23.50,25.25,24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00,23.00,23.25,23.25,23.50,23.50,23.25,23.25,23.25,23.50,23.00,23.50,23.50,23.50,24.25</text:p>
          </table:table-cell>
          <table:table-cell office:value-type="string" calcext:value-type="string">
            <text:p>23.75,25.00,23.25,23.50,23.25,24.25,24.50,23.25,24.50,25.00,24.00,23.75,25.00,26.50,26.00,25.50</text:p>
          </table:table-cell>
          <table:table-cell office:value-type="string" calcext:value-type="string">
            <text:p>26.25,26.50,24.50,23.50,25.00,27.75,27.25,25.75,25.25,27.25,24.50,23.00,23.75,27.00,25.00,25.00</text:p>
          </table:table-cell>
          <table:table-cell office:value-type="string" calcext:value-type="string">
            <text:p>24.50,25.50,23.50,23.25,23.50,24.00,23.75,24.25,23.75,23.50,23.75,23.50,23.25,23.25,24.25,23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3.75,23.75,23.50,23.75,23.50,24.25,23.25,23.75,23.75,23.75,23.50,23.75,23.75,23.25,23.75</text:p>
          </table:table-cell>
          <table:table-cell office:value-type="string" calcext:value-type="string">
            <text:p>24.50,24.50,23.75,24.50,23.75,24.50,24.00,23.75,25.25,25.50,24.75,24.00,25.00,26.75,26.25,25.50</text:p>
          </table:table-cell>
          <table:table-cell office:value-type="string" calcext:value-type="string">
            <text:p>26.00,26.50,25.50,24.00,25.00,28.00,27.50,26.00,25.50,27.75,24.25,24.00,23.75,27.25,25.25,25.25</text:p>
          </table:table-cell>
          <table:table-cell office:value-type="string" calcext:value-type="string">
            <text:p>24.25,25.50,24.25,23.75,24.00,24.00,24.75,24.75,24.25,23.75,24.25,24.00,23.75,23.50,24.50,24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4.25,24.00,23.50,23.75,23.50,24.00,24.00,23.75,24.00,24.00,23.50,23.50,23.75,23.50,23.50</text:p>
          </table:table-cell>
          <table:table-cell office:value-type="string" calcext:value-type="string">
            <text:p>24.50,24.25,24.00,23.50,24.25,24.00,24.25,24.00,24.50,25.50,24.50,24.50,24.75,26.75,26.50,25.50</text:p>
          </table:table-cell>
          <table:table-cell office:value-type="string" calcext:value-type="string">
            <text:p>25.25,26.50,24.75,24.00,25.00,28.00,27.50,25.50,25.00,28.00,25.75,24.00,23.75,27.00,25.25,24.75</text:p>
          </table:table-cell>
          <table:table-cell office:value-type="string" calcext:value-type="string">
            <text:p>24.75,25.25,24.00,23.75,23.75,24.25,23.75,24.50,24.75,24.25,24.00,23.75,24.00,23.75,24.50,24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50,23.75,23.75,23.50,23.50,23.50,23.00,23.25,23.75,23.25,23.25,23.75,23.50,23.50,23.50</text:p>
          </table:table-cell>
          <table:table-cell office:value-type="string" calcext:value-type="string">
            <text:p>23.75,23.75,24.00,23.75,23.50,24.00,24.25,23.75,25.25,25.00,24.00,24.00,24.75,26.75,26.25,25.50</text:p>
          </table:table-cell>
          <table:table-cell office:value-type="string" calcext:value-type="string">
            <text:p>26.25,26.75,23.50,23.75,25.00,27.75,26.75,25.75,26.50,25.75,23.50,23.50,23.50,27.25,25.50,25.00</text:p>
          </table:table-cell>
          <table:table-cell office:value-type="string" calcext:value-type="string">
            <text:p>24.25,24.50,23.75,23.25,23.75,24.00,24.00,24.50,24.00,23.25,23.75,23.50,23.25,24.00,24.50,24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3.75,24.00,24.00,23.75,23.50,24.50,23.75,23.75,24.25,23.75,24.00,24.00,24.00,24.00,24.00</text:p>
          </table:table-cell>
          <table:table-cell office:value-type="string" calcext:value-type="string">
            <text:p>24.50,24.50,24.00,24.00,24.00,24.50,24.50,23.75,24.75,25.75,25.00,24.50,25.25,26.75,26.75,26.25</text:p>
          </table:table-cell>
          <table:table-cell office:value-type="string" calcext:value-type="string">
            <text:p>25.75,27.00,26.00,24.75,25.25,27.75,26.75,26.25,25.25,26.75,26.00,24.00,23.75,26.75,25.25,25.50</text:p>
          </table:table-cell>
          <table:table-cell office:value-type="string" calcext:value-type="string">
            <text:p>25.00,24.25,24.50,24.00,24.00,24.25,24.75,24.75,24.50,24.00,24.75,24.00,24.00,24.25,25.00,24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50,24.00,23.75,24.25,24.00,24.50,23.00,23.25,24.00,23.75,24.00,23.50,23.25,23.75,24.00</text:p>
          </table:table-cell>
          <table:table-cell office:value-type="string" calcext:value-type="string">
            <text:p>24.50,24.25,24.75,24.25,23.75,24.50,23.75,23.75,24.75,25.25,25.25,24.50,25.50,27.25,26.00,26.00</text:p>
          </table:table-cell>
          <table:table-cell office:value-type="string" calcext:value-type="string">
            <text:p>25.00,26.50,26.50,25.25,25.00,27.50,25.50,25.50,24.50,26.50,26.75,26.00,23.75,26.25,24.75,25.00</text:p>
          </table:table-cell>
          <table:table-cell office:value-type="string" calcext:value-type="string">
            <text:p>25.00,25.00,26.25,27.00,24.25,24.00,24.75,24.00,24.00,24.00,24.25,24.25,24.00,24.00,24.00,24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75,24.25,24.00,23.50,24.00,24.00,23.50,23.75,24.25,23.75,24.00,24.00,23.50,23.75,24.25</text:p>
          </table:table-cell>
          <table:table-cell office:value-type="string" calcext:value-type="string">
            <text:p>24.75,23.75,24.75,23.75,24.25,24.50,24.50,24.00,25.25,25.50,25.75,25.00,25.50,26.75,26.00,26.25</text:p>
          </table:table-cell>
          <table:table-cell office:value-type="string" calcext:value-type="string">
            <text:p>25.50,27.00,26.25,24.75,25.00,28.00,25.75,25.50,25.00,26.25,27.25,23.75,24.00,27.25,24.75,25.00</text:p>
          </table:table-cell>
          <table:table-cell office:value-type="string" calcext:value-type="string">
            <text:p>24.00,24.50,25.25,24.00,23.50,24.50,24.25,24.75,24.25,23.75,24.25,24.25,24.00,24.25,24.75,24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75,24.25,24.00,24.00,23.75,24.00,23.00,24.25,23.75,23.75,23.50,23.75,23.50,23.50,24.00</text:p>
          </table:table-cell>
          <table:table-cell office:value-type="string" calcext:value-type="string">
            <text:p>24.25,24.25,24.50,24.25,24.00,24.50,24.50,24.00,24.75,25.75,25.25,24.25,25.50,26.75,25.75,26.00</text:p>
          </table:table-cell>
          <table:table-cell office:value-type="string" calcext:value-type="string">
            <text:p>25.75,27.25,26.25,25.00,25.00,27.75,25.25,25.75,24.50,26.25,26.75,23.75,24.00,26.50,24.75,24.50</text:p>
          </table:table-cell>
          <table:table-cell office:value-type="string" calcext:value-type="string">
            <text:p>24.25,25.00,25.25,24.00,23.75,24.00,23.75,24.25,24.50,24.00,24.50,24.25,24.00,24.00,23.75,24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4.00,24.25,23.75,24.00,23.75,23.75,23.50,24.00,24.25,24.00,24.00,23.75,23.50,23.75,24.00</text:p>
          </table:table-cell>
          <table:table-cell office:value-type="string" calcext:value-type="string">
            <text:p>24.50,24.75,24.25,24.25,23.75,24.75,24.50,24.00,25.25,25.75,25.25,25.00,25.50,27.00,26.25,26.50</text:p>
          </table:table-cell>
          <table:table-cell office:value-type="string" calcext:value-type="string">
            <text:p>26.00,27.50,26.00,25.25,25.25,28.00,25.50,25.50,26.00,27.75,24.75,23.75,24.00,27.00,24.50,25.00</text:p>
          </table:table-cell>
          <table:table-cell office:value-type="string" calcext:value-type="string">
            <text:p>25.00,25.00,24.50,24.00,23.75,24.25,24.50,25.00,24.00,24.75,24.25,24.25,24.00,23.75,25.00,24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4.00,24.50,24.00,23.75,23.75,23.75,23.50,23.75,24.00,23.75,23.50,23.50,23.75,23.75,24.25</text:p>
          </table:table-cell>
          <table:table-cell office:value-type="string" calcext:value-type="string">
            <text:p>24.50,24.25,24.00,24.25,24.25,24.25,24.25,24.00,25.25,25.50,25.00,25.00,25.00,26.75,26.25,26.00</text:p>
          </table:table-cell>
          <table:table-cell office:value-type="string" calcext:value-type="string">
            <text:p>26.25,27.00,25.25,25.00,25.00,27.25,25.25,25.50,25.25,27.50,25.00,24.25,24.00,26.75,24.50,24.75</text:p>
          </table:table-cell>
          <table:table-cell office:value-type="string" calcext:value-type="string">
            <text:p>25.00,24.75,24.25,23.75,23.25,24.25,24.25,24.75,24.25,24.00,24.25,24.00,24.00,23.75,24.50,24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25,24.25,24.00,23.50,24.00,23.75,23.75,23.50,24.00,23.25,23.50,23.50,23.50,23.75,23.75</text:p>
          </table:table-cell>
          <table:table-cell office:value-type="string" calcext:value-type="string">
            <text:p>24.25,24.00,23.75,23.75,23.50,24.75,24.50,24.00,24.75,25.25,25.00,24.25,24.75,27.25,26.75,26.75</text:p>
          </table:table-cell>
          <table:table-cell office:value-type="string" calcext:value-type="string">
            <text:p>25.00,27.25,25.75,24.00,24.50,27.50,25.50,25.75,25.25,26.75,24.50,23.75,23.75,27.00,25.00,25.00</text:p>
          </table:table-cell>
          <table:table-cell office:value-type="string" calcext:value-type="string">
            <text:p>24.00,24.25,23.75,23.75,23.75,24.25,23.75,25.00,24.25,23.75,24.00,23.75,23.75,23.75,24.00,24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4.00,24.00,24.00,24.25,24.00,24.25,23.75,23.50,23.75,23.75,23.75,24.25,23.75,24.00,24.25</text:p>
          </table:table-cell>
          <table:table-cell office:value-type="string" calcext:value-type="string">
            <text:p>25.00,24.25,24.50,23.75,24.75,24.25,24.00,24.00,25.00,26.00,25.50,24.75,25.25,26.75,26.75,26.25</text:p>
          </table:table-cell>
          <table:table-cell office:value-type="string" calcext:value-type="string">
            <text:p>25.75,27.25,26.25,25.00,25.00,27.75,25.75,25.50,25.25,27.00,25.50,24.00,24.25,27.00,25.50,25.00</text:p>
          </table:table-cell>
          <table:table-cell office:value-type="string" calcext:value-type="string">
            <text:p>24.25,24.50,24.25,24.00,23.75,24.50,24.25,24.25,24.00,24.00,24.25,24.00,24.00,24.25,24.75,24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50,24.25,24.00,24.50,24.25,24.00,23.75,24.00,23.75,23.50,23.75,23.50,23.75,23.50,24.25</text:p>
          </table:table-cell>
          <table:table-cell office:value-type="string" calcext:value-type="string">
            <text:p>24.75,24.25,24.50,24.25,24.25,24.75,24.25,24.00,24.75,25.75,26.00,25.00,24.75,26.75,26.50,26.00</text:p>
          </table:table-cell>
          <table:table-cell office:value-type="string" calcext:value-type="string">
            <text:p>25.00,27.50,27.00,25.00,25.00,28.00,26.25,26.00,24.50,25.50,27.50,24.25,24.00,27.00,24.75,25.00</text:p>
          </table:table-cell>
          <table:table-cell office:value-type="string" calcext:value-type="string">
            <text:p>24.50,24.25,24.25,24.25,24.25,24.50,24.75,24.25,24.25,23.75,24.50,24.00,23.75,24.00,24.50,24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25,24.00,23.50,24.00,23.50,23.75,23.50,24.00,24.00,23.50,24.50,23.50,23.50,24.00,24.25</text:p>
          </table:table-cell>
          <table:table-cell office:value-type="string" calcext:value-type="string">
            <text:p>24.75,24.25,24.50,24.00,24.00,24.75,24.25,23.75,24.50,25.25,26.25,25.75,25.25,26.50,26.75,26.00</text:p>
          </table:table-cell>
          <table:table-cell office:value-type="string" calcext:value-type="string">
            <text:p>24.75,27.25,26.50,26.50,25.25,27.50,26.25,25.75,24.75,26.25,26.25,23.50,23.75,27.00,25.00,25.00</text:p>
          </table:table-cell>
          <table:table-cell office:value-type="string" calcext:value-type="string">
            <text:p>24.25,24.50,24.50,24.00,24.25,24.50,23.75,24.00,24.75,23.50,24.25,24.25,24.25,23.75,24.50,24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50,24.00,23.75,23.75,23.75,24.25,23.25,23.00,23.75,23.75,24.00,23.50,24.25,23.75,24.00</text:p>
          </table:table-cell>
          <table:table-cell office:value-type="string" calcext:value-type="string">
            <text:p>24.50,24.75,23.75,23.75,23.75,24.50,24.50,24.25,24.50,25.75,25.25,25.00,25.25,26.50,26.50,26.25</text:p>
          </table:table-cell>
          <table:table-cell office:value-type="string" calcext:value-type="string">
            <text:p>25.75,27.00,25.75,24.75,25.00,27.75,25.50,25.00,25.25,27.50,24.50,24.00,24.00,27.00,25.00,24.75</text:p>
          </table:table-cell>
          <table:table-cell office:value-type="string" calcext:value-type="string">
            <text:p>24.50,25.00,24.00,23.75,24.00,24.25,24.50,24.50,24.25,23.75,24.25,23.50,24.00,24.25,24.25,24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3.50,24.00,24.00,24.00,24.00,24.00,23.50,23.75,24.00,23.50,23.50,23.50,23.50,23.25,24.00</text:p>
          </table:table-cell>
          <table:table-cell office:value-type="string" calcext:value-type="string">
            <text:p>24.50,23.75,24.00,24.00,24.25,24.50,24.00,24.00,25.00,25.25,24.75,25.00,25.50,26.50,26.00,26.00</text:p>
          </table:table-cell>
          <table:table-cell office:value-type="string" calcext:value-type="string">
            <text:p>26.00,27.00,25.50,25.00,25.00,28.25,25.50,25.25,25.50,27.00,24.00,23.75,24.00,26.50,25.00,24.25</text:p>
          </table:table-cell>
          <table:table-cell office:value-type="string" calcext:value-type="string">
            <text:p>24.75,24.25,23.75,24.00,23.50,24.50,24.75,24.50,24.25,24.00,24.50,24.00,23.50,24.00,24.50,24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4.00,23.75,24.25,24.75,24.00,24.25,23.25,23.50,23.75,23.25,23.75,23.75,24.00,24.25,24.00</text:p>
          </table:table-cell>
          <table:table-cell office:value-type="string" calcext:value-type="string">
            <text:p>24.50,24.00,24.00,24.00,24.25,24.75,23.75,24.25,24.50,25.50,24.25,25.25,25.00,27.25,26.00,25.75</text:p>
          </table:table-cell>
          <table:table-cell office:value-type="string" calcext:value-type="string">
            <text:p>25.75,27.25,25.25,24.75,25.25,27.75,25.25,25.50,24.50,26.75,24.00,23.75,23.75,26.75,24.75,24.75</text:p>
          </table:table-cell>
          <table:table-cell office:value-type="string" calcext:value-type="string">
            <text:p>24.00,24.00,24.00,23.75,24.00,23.75,24.50,24.50,24.25,24.00,24.00,24.00,24.00,24.00,24.50,24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3.75,24.00,23.50,24.00,23.75,24.00,23.00,24.00,24.00,23.50,24.00,23.50,23.25,23.25,24.00</text:p>
          </table:table-cell>
          <table:table-cell office:value-type="string" calcext:value-type="string">
            <text:p>24.25,24.25,24.25,24.00,24.50,24.50,24.50,24.00,24.75,25.50,24.50,25.00,25.50,27.00,26.00,26.25</text:p>
          </table:table-cell>
          <table:table-cell office:value-type="string" calcext:value-type="string">
            <text:p>26.00,27.00,25.25,25.25,25.00,27.75,25.25,25.50,25.25,27.25,24.00,23.75,23.75,26.50,25.00,24.75</text:p>
          </table:table-cell>
          <table:table-cell office:value-type="string" calcext:value-type="string">
            <text:p>24.25,25.00,23.75,24.25,23.25,24.25,23.75,24.50,24.75,23.75,24.25,23.75,23.75,23.75,24.25,24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50,24.00,24.00,23.75,24.00,24.00,23.50,23.75,23.75,23.75,23.75,23.50,23.50,23.50,24.50</text:p>
          </table:table-cell>
          <table:table-cell office:value-type="string" calcext:value-type="string">
            <text:p>24.00,24.50,24.50,23.50,23.75,24.50,24.25,24.00,25.50,25.50,24.50,25.00,25.25,27.00,26.00,26.00</text:p>
          </table:table-cell>
          <table:table-cell office:value-type="string" calcext:value-type="string">
            <text:p>25.75,26.25,25.75,25.25,24.75,27.75,25.75,25.25,24.75,26.75,24.00,24.00,24.00,26.75,25.25,24.75</text:p>
          </table:table-cell>
          <table:table-cell office:value-type="string" calcext:value-type="string">
            <text:p>24.75,24.25,24.00,23.75,23.50,24.00,24.50,24.75,24.50,23.75,24.25,23.50,23.75,24.00,24.00,24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50,23.50,23.25,23.00,23.50,23.50,23.25,23.75,23.75,23.25,23.50,23.00,23.50,23.50,24.00</text:p>
          </table:table-cell>
          <table:table-cell office:value-type="string" calcext:value-type="string">
            <text:p>24.00,23.50,23.75,23.75,23.75,24.50,24.25,24.00,24.50,24.75,25.00,24.75,25.00,27.00,26.00,26.00</text:p>
          </table:table-cell>
          <table:table-cell office:value-type="string" calcext:value-type="string">
            <text:p>25.75,26.75,25.50,24.75,25.00,27.75,25.50,25.75,24.75,26.50,23.75,23.75,23.75,26.75,25.00,24.50</text:p>
          </table:table-cell>
          <table:table-cell office:value-type="string" calcext:value-type="string">
            <text:p>24.25,24.25,23.50,23.50,23.25,25.00,23.75,24.50,24.25,23.25,24.00,23.50,23.75,23.75,24.50,24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4.00,24.00,24.00,24.00,24.00,23.75,23.50,23.50,23.75,23.25,24.00,23.50,23.75,23.75,24.00</text:p>
          </table:table-cell>
          <table:table-cell office:value-type="string" calcext:value-type="string">
            <text:p>24.50,24.50,24.50,24.00,24.25,25.00,24.25,23.75,25.00,25.50,24.75,25.50,26.00,26.75,26.25,26.00</text:p>
          </table:table-cell>
          <table:table-cell office:value-type="string" calcext:value-type="string">
            <text:p>26.25,27.00,25.50,25.25,26.25,27.25,26.00,25.25,25.00,27.25,24.00,24.00,24.50,27.75,25.00,24.75</text:p>
          </table:table-cell>
          <table:table-cell office:value-type="string" calcext:value-type="string">
            <text:p>24.25,24.50,23.75,24.00,24.00,25.25,24.75,24.75,24.50,24.00,24.50,24.50,24.00,24.50,24.50,24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3.75,24.00,23.50,23.50,24.00,24.00,23.00,24.00,24.00,24.00,23.50,23.25,23.75,23.75,23.75</text:p>
          </table:table-cell>
          <table:table-cell office:value-type="string" calcext:value-type="string">
            <text:p>24.50,23.75,24.50,24.25,24.00,24.75,24.25,23.75,24.75,25.25,26.25,25.00,25.25,26.75,26.75,26.50</text:p>
          </table:table-cell>
          <table:table-cell office:value-type="string" calcext:value-type="string">
            <text:p>24.75,27.25,27.25,24.75,25.25,27.75,26.50,25.75,24.75,24.50,26.75,25.00,24.25,27.25,25.75,24.75</text:p>
          </table:table-cell>
          <table:table-cell office:value-type="string" calcext:value-type="string">
            <text:p>24.00,24.50,24.25,24.25,23.75,24.75,24.50,24.50,24.25,23.50,24.75,24.25,23.50,23.50,23.50,24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3.50,24.00,24.00,24.25,23.75,24.25,23.00,24.00,23.75,23.75,24.00,23.75,24.00,24.00,23.50</text:p>
          </table:table-cell>
          <table:table-cell office:value-type="string" calcext:value-type="string">
            <text:p>24.25,24.50,24.25,24.25,24.00,25.00,24.50,24.50,24.75,25.50,25.00,24.50,25.50,26.50,26.75,26.25</text:p>
          </table:table-cell>
          <table:table-cell office:value-type="string" calcext:value-type="string">
            <text:p>25.75,26.75,25.50,24.00,25.75,28.00,27.50,25.75,25.25,27.50,24.50,24.00,24.50,27.25,27.25,25.25</text:p>
          </table:table-cell>
          <table:table-cell office:value-type="string" calcext:value-type="string">
            <text:p>24.25,25.50,24.00,23.75,23.75,25.00,24.75,24.75,24.75,23.75,24.50,24.50,23.75,24.25,24.00,24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75,24.50,24.00,23.75,23.50,23.75,23.25,24.00,23.75,23.75,23.25,23.75,24.00,24.00,24.00</text:p>
          </table:table-cell>
          <table:table-cell office:value-type="string" calcext:value-type="string">
            <text:p>24.25,24.25,24.25,24.00,24.50,24.25,24.25,23.75,25.00,25.50,24.75,24.50,25.75,27.00,26.75,26.25</text:p>
          </table:table-cell>
          <table:table-cell office:value-type="string" calcext:value-type="string">
            <text:p>25.50,27.00,25.75,24.25,25.75,27.50,25.75,25.75,25.00,27.25,24.25,24.00,24.25,27.25,25.75,25.00</text:p>
          </table:table-cell>
          <table:table-cell office:value-type="string" calcext:value-type="string">
            <text:p>24.25,25.00,23.75,23.75,24.00,25.00,25.00,24.25,24.25,23.75,24.00,24.00,23.75,24.25,24.75,24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75,24.00,23.75,24.00,23.25,23.50,23.25,23.75,24.00,23.50,23.25,23.75,23.50,23.75,24.00</text:p>
          </table:table-cell>
          <table:table-cell office:value-type="string" calcext:value-type="string">
            <text:p>24.25,24.50,24.00,24.00,24.00,24.50,23.75,24.00,24.75,25.25,25.00,24.25,25.50,26.50,26.00,26.00</text:p>
          </table:table-cell>
          <table:table-cell office:value-type="string" calcext:value-type="string">
            <text:p>26.25,27.00,25.25,24.25,25.25,27.25,25.50,25.25,24.75,27.50,24.50,23.75,24.25,27.00,25.25,25.00</text:p>
          </table:table-cell>
          <table:table-cell office:value-type="string" calcext:value-type="string">
            <text:p>24.50,25.00,23.50,23.75,23.50,24.50,24.00,24.00,23.75,23.75,23.75,23.50,23.25,23.75,23.75,24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75,24.25,24.00,24.00,23.75,23.75,23.00,24.50,24.50,23.75,23.75,23.75,24.25,24.25,24.00</text:p>
          </table:table-cell>
          <table:table-cell office:value-type="string" calcext:value-type="string">
            <text:p>24.25,24.50,24.25,24.00,24.50,25.25,24.25,24.25,25.25,25.25,25.25,24.50,26.00,26.75,26.50,25.75</text:p>
          </table:table-cell>
          <table:table-cell office:value-type="string" calcext:value-type="string">
            <text:p>26.50,26.50,25.50,24.00,26.25,28.00,25.75,25.75,25.50,27.00,24.50,24.25,24.50,27.50,26.00,24.75</text:p>
          </table:table-cell>
          <table:table-cell office:value-type="string" calcext:value-type="string">
            <text:p>24.75,25.25,23.50,24.00,23.75,25.25,24.50,25.00,24.75,24.00,24.50,24.25,24.00,24.25,24.75,25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75,24.50,24.75,24.25,24.00,24.00,23.50,23.75,24.00,23.75,24.25,24.00,24.25,24.00,23.75</text:p>
          </table:table-cell>
          <table:table-cell office:value-type="string" calcext:value-type="string">
            <text:p>25.00,24.50,24.00,24.25,24.50,25.00,24.00,24.25,25.75,25.50,25.25,24.25,26.00,26.75,26.25,26.00</text:p>
          </table:table-cell>
          <table:table-cell office:value-type="string" calcext:value-type="string">
            <text:p>26.00,27.00,25.75,24.25,26.00,27.75,25.75,26.00,25.50,27.75,24.75,24.00,24.75,27.50,26.25,24.75</text:p>
          </table:table-cell>
          <table:table-cell office:value-type="string" calcext:value-type="string">
            <text:p>24.75,25.00,23.75,24.25,24.25,24.75,25.00,24.75,24.25,23.75,24.25,24.50,24.00,24.50,24.75,24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4.00,24.00,24.00,24.00,23.75,24.00,24.00,23.50,23.50,24.00,23.75,24.00,23.75,24.00,24.25</text:p>
          </table:table-cell>
          <table:table-cell office:value-type="string" calcext:value-type="string">
            <text:p>24.50,24.00,24.50,24.00,24.50,25.00,23.75,24.00,24.75,25.50,26.00,24.50,26.25,26.75,26.50,26.25</text:p>
          </table:table-cell>
          <table:table-cell office:value-type="string" calcext:value-type="string">
            <text:p>25.00,27.25,26.50,24.25,26.25,28.00,26.00,26.00,24.50,25.25,26.25,24.25,24.50,27.75,26.50,25.00</text:p>
          </table:table-cell>
          <table:table-cell office:value-type="string" calcext:value-type="string">
            <text:p>24.50,24.00,24.00,24.25,23.75,25.00,24.50,25.00,23.75,24.00,24.25,24.00,24.00,24.25,24.00,24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50,24.25,24.00,24.00,23.75,23.75,23.75,23.50,24.00,23.50,23.75,23.75,24.00,23.75,23.75</text:p>
          </table:table-cell>
          <table:table-cell office:value-type="string" calcext:value-type="string">
            <text:p>24.50,24.25,24.00,24.25,24.25,24.75,24.00,24.25,24.75,25.50,24.75,24.50,25.50,26.50,26.00,26.50</text:p>
          </table:table-cell>
          <table:table-cell office:value-type="string" calcext:value-type="string">
            <text:p>26.25,27.00,25.50,24.25,25.75,27.00,25.25,25.50,25.75,27.25,24.25,24.25,24.25,27.50,26.00,24.75</text:p>
          </table:table-cell>
          <table:table-cell office:value-type="string" calcext:value-type="string">
            <text:p>24.75,25.00,23.50,24.00,23.50,24.75,24.50,24.00,23.75,23.75,24.50,23.75,23.50,24.50,24.25,24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3.75,23.75,24.00,24.00,23.50,24.00,23.50,24.00,23.75,23.75,23.75,23.75,23.75,23.75,24.00</text:p>
          </table:table-cell>
          <table:table-cell office:value-type="string" calcext:value-type="string">
            <text:p>24.75,24.00,24.00,24.00,24.25,24.25,24.25,24.00,25.00,25.25,25.00,24.50,25.50,26.50,26.00,26.25</text:p>
          </table:table-cell>
          <table:table-cell office:value-type="string" calcext:value-type="string">
            <text:p>26.00,26.50,25.50,24.25,26.25,27.50,25.50,25.75,25.25,27.00,24.50,24.00,24.50,27.50,25.75,24.50</text:p>
          </table:table-cell>
          <table:table-cell office:value-type="string" calcext:value-type="string">
            <text:p>24.50,24.75,23.50,23.75,23.75,24.75,24.75,24.50,24.50,24.25,24.00,24.25,24.00,24.50,24.25,24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4.00,24.25,23.50,24.25,23.75,24.00,23.25,24.25,24.25,24.00,24.50,24.25,23.75,24.25,23.75</text:p>
          </table:table-cell>
          <table:table-cell office:value-type="string" calcext:value-type="string">
            <text:p>25.00,24.50,24.25,24.25,24.50,24.50,24.25,24.00,24.75,25.50,25.25,24.75,25.75,26.50,26.50,26.25</text:p>
          </table:table-cell>
          <table:table-cell office:value-type="string" calcext:value-type="string">
            <text:p>25.75,27.25,26.00,24.25,26.25,27.50,25.50,26.00,25.75,27.75,24.50,24.25,24.50,27.50,26.25,25.50</text:p>
          </table:table-cell>
          <table:table-cell office:value-type="string" calcext:value-type="string">
            <text:p>24.50,25.25,24.25,24.25,24.00,24.75,24.50,24.75,24.25,23.75,24.50,24.25,23.75,24.50,24.50,24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4.25,24.50,24.00,24.00,24.00,24.25,23.25,23.75,24.25,23.75,24.25,23.75,24.25,24.25,24.00</text:p>
          </table:table-cell>
          <table:table-cell office:value-type="string" calcext:value-type="string">
            <text:p>24.75,24.50,24.00,24.25,24.25,24.50,24.25,24.25,25.50,25.75,25.50,25.00,25.50,26.50,26.50,26.00</text:p>
          </table:table-cell>
          <table:table-cell office:value-type="string" calcext:value-type="string">
            <text:p>26.50,27.00,25.75,24.75,26.00,28.00,26.00,25.50,25.75,27.50,24.25,24.00,24.50,27.50,25.75,25.00</text:p>
          </table:table-cell>
          <table:table-cell office:value-type="string" calcext:value-type="string">
            <text:p>24.25,25.00,23.50,23.75,24.25,24.75,24.25,25.25,24.25,23.75,24.00,24.25,23.75,24.00,24.75,24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50,24.00,23.75,23.50,23.75,23.75,23.25,24.00,23.50,23.50,24.00,24.50,24.00,23.75,23.75</text:p>
          </table:table-cell>
          <table:table-cell office:value-type="string" calcext:value-type="string">
            <text:p>24.00,24.50,24.25,24.50,24.50,24.50,23.50,24.00,25.00,25.25,24.75,25.25,27.00,27.00,26.00,26.25</text:p>
          </table:table-cell>
          <table:table-cell office:value-type="string" calcext:value-type="string">
            <text:p>25.75,26.25,25.25,25.25,27.25,27.25,25.75,26.00,25.25,27.75,24.00,24.25,24.50,27.00,26.50,25.00</text:p>
          </table:table-cell>
          <table:table-cell office:value-type="string" calcext:value-type="string">
            <text:p>24.25,25.25,23.50,23.75,24.25,24.50,25.00,25.25,24.25,23.75,24.50,24.00,23.25,24.50,24.75,24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3.75,23.50,23.75,23.50,24.00,23.75,23.50,23.50,24.50,23.50,24.00,23.75,24.50,23.75,24.00</text:p>
          </table:table-cell>
          <table:table-cell office:value-type="string" calcext:value-type="string">
            <text:p>24.50,24.50,24.00,24.25,24.25,24.50,24.50,24.00,25.00,25.25,25.75,25.25,26.25,26.50,26.25,26.25</text:p>
          </table:table-cell>
          <table:table-cell office:value-type="string" calcext:value-type="string">
            <text:p>26.25,26.50,25.50,24.75,26.50,28.00,25.75,26.00,25.00,28.00,24.00,24.25,24.50,27.25,26.25,24.75</text:p>
          </table:table-cell>
          <table:table-cell office:value-type="string" calcext:value-type="string">
            <text:p>24.50,25.00,23.75,23.75,23.75,25.00,24.75,24.25,24.50,23.75,24.75,23.75,24.00,24.25,24.00,24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75,24.25,24.25,24.25,24.00,23.75,23.50,23.75,23.75,23.75,24.00,23.75,24.00,24.25,24.50</text:p>
          </table:table-cell>
          <table:table-cell office:value-type="string" calcext:value-type="string">
            <text:p>24.75,24.75,24.25,24.25,24.25,24.50,24.25,24.25,24.75,25.25,25.50,25.00,26.50,27.00,26.25,26.25</text:p>
          </table:table-cell>
          <table:table-cell office:value-type="string" calcext:value-type="string">
            <text:p>26.00,26.75,26.00,24.75,25.75,27.75,25.50,26.25,25.00,27.75,24.50,23.75,24.50,27.00,26.25,25.25</text:p>
          </table:table-cell>
          <table:table-cell office:value-type="string" calcext:value-type="string">
            <text:p>24.25,25.50,24.00,24.25,23.75,25.00,25.00,25.00,24.50,24.25,24.75,24.00,24.00,24.25,25.00,24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3.50,24.00,23.50,24.00,24.25,24.00,23.25,23.75,23.75,23.25,24.00,24.25,23.75,23.75,24.25</text:p>
          </table:table-cell>
          <table:table-cell office:value-type="string" calcext:value-type="string">
            <text:p>23.75,23.75,24.25,23.75,24.25,24.50,24.25,23.75,24.50,25.25,25.50,25.50,25.75,27.00,26.50,26.25</text:p>
          </table:table-cell>
          <table:table-cell office:value-type="string" calcext:value-type="string">
            <text:p>25.50,27.00,26.25,25.00,26.00,27.75,26.00,25.75,24.25,24.50,25.75,23.75,24.25,27.25,26.50,25.25</text:p>
          </table:table-cell>
          <table:table-cell office:value-type="string" calcext:value-type="string">
            <text:p>24.50,23.75,23.75,24.25,23.75,24.75,24.50,24.50,23.75,24.00,24.00,24.25,23.50,24.50,25.00,24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25,24.25,23.50,23.75,24.00,23.75,22.75,24.00,23.50,23.50,23.50,24.00,23.75,23.75,23.50</text:p>
          </table:table-cell>
          <table:table-cell office:value-type="string" calcext:value-type="string">
            <text:p>24.50,24.25,23.75,24.25,24.25,24.25,24.25,23.50,25.25,25.00,24.75,25.00,25.75,26.00,26.25,26.00</text:p>
          </table:table-cell>
          <table:table-cell office:value-type="string" calcext:value-type="string">
            <text:p>25.00,26.75,26.00,24.75,25.75,27.25,25.75,25.50,25.25,27.25,25.25,24.00,24.25,26.50,26.25,25.00</text:p>
          </table:table-cell>
          <table:table-cell office:value-type="string" calcext:value-type="string">
            <text:p>24.25,24.50,24.25,24.00,24.00,24.50,24.25,24.50,24.00,24.00,24.00,24.00,24.00,24.25,24.50,24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75,23.75,23.75,23.75,23.75,24.25,24.00,23.50,24.00,23.50,24.00,23.75,23.75,24.25,24.00</text:p>
          </table:table-cell>
          <table:table-cell office:value-type="string" calcext:value-type="string">
            <text:p>24.50,24.75,23.75,24.25,24.25,25.00,24.00,24.50,25.00,25.50,25.50,25.25,26.00,26.75,26.00,26.00</text:p>
          </table:table-cell>
          <table:table-cell office:value-type="string" calcext:value-type="string">
            <text:p>26.00,27.25,26.50,25.75,26.00,28.00,25.75,26.00,25.00,27.00,26.00,24.25,24.50,27.00,25.75,24.75</text:p>
          </table:table-cell>
          <table:table-cell office:value-type="string" calcext:value-type="string">
            <text:p>24.25,24.50,24.25,24.00,23.75,24.50,24.75,24.75,24.00,24.00,24.50,24.00,24.25,24.00,24.00,24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3.75,24.25,24.25,23.75,23.75,24.00,23.25,23.75,23.75,23.75,23.75,24.00,23.75,23.75,24.25</text:p>
          </table:table-cell>
          <table:table-cell office:value-type="string" calcext:value-type="string">
            <text:p>24.50,24.25,24.25,23.75,24.25,24.75,24.00,23.50,25.00,25.50,25.50,25.00,25.75,26.75,26.25,25.75</text:p>
          </table:table-cell>
          <table:table-cell office:value-type="string" calcext:value-type="string">
            <text:p>26.00,27.00,26.50,25.25,26.00,27.50,26.00,26.00,25.00,26.50,26.00,24.25,24.00,26.75,25.75,25.25</text:p>
          </table:table-cell>
          <table:table-cell office:value-type="string" calcext:value-type="string">
            <text:p>24.25,24.50,24.25,23.75,24.00,24.50,24.75,24.75,24.50,24.00,24.25,24.00,23.75,24.00,24.00,24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75,24.25,23.75,23.75,23.75,24.25,23.25,23.50,24.00,23.50,23.50,24.00,24.00,24.00,23.50</text:p>
          </table:table-cell>
          <table:table-cell office:value-type="string" calcext:value-type="string">
            <text:p>24.25,24.25,24.50,24.00,24.00,24.50,24.00,24.00,25.50,25.75,25.00,25.25,26.00,26.75,25.75,26.00</text:p>
          </table:table-cell>
          <table:table-cell office:value-type="string" calcext:value-type="string">
            <text:p>25.50,27.25,26.50,25.00,26.25,27.75,26.00,25.50,24.75,27.75,25.00,23.75,24.50,27.25,26.25,25.00</text:p>
          </table:table-cell>
          <table:table-cell office:value-type="string" calcext:value-type="string">
            <text:p>24.00,24.50,23.75,24.25,23.50,24.50,24.75,24.75,24.25,23.50,23.50,23.75,23.75,24.00,24.25,24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3.75,24.25,24.25,23.75,23.50,24.00,23.50,24.00,23.75,23.50,24.00,24.00,23.50,23.50,24.00</text:p>
          </table:table-cell>
          <table:table-cell office:value-type="string" calcext:value-type="string">
            <text:p>24.50,24.25,24.00,23.75,23.75,23.75,24.00,24.50,24.50,25.50,25.50,25.25,25.75,26.50,26.00,26.00</text:p>
          </table:table-cell>
          <table:table-cell office:value-type="string" calcext:value-type="string">
            <text:p>25.50,26.75,26.25,25.50,26.00,27.25,25.50,25.75,24.75,27.00,25.00,24.25,23.75,26.75,26.25,24.75</text:p>
          </table:table-cell>
          <table:table-cell office:value-type="string" calcext:value-type="string">
            <text:p>24.25,24.75,24.00,23.25,23.50,24.75,24.75,25.00,24.50,24.00,24.25,24.00,23.25,24.25,25.00,24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3.50,23.50,24.00,24.00,23.50,24.00,23.00,23.50,24.00,23.25,24.00,23.75,24.00,23.75,24.00</text:p>
          </table:table-cell>
          <table:table-cell office:value-type="string" calcext:value-type="string">
            <text:p>24.25,23.50,24.00,24.00,24.25,24.25,24.25,24.25,24.75,25.25,25.50,25.25,26.00,26.25,25.75,25.75</text:p>
          </table:table-cell>
          <table:table-cell office:value-type="string" calcext:value-type="string">
            <text:p>25.25,27.25,26.50,25.50,26.00,27.50,25.25,25.50,24.50,25.25,25.75,24.00,24.00,26.75,25.50,24.75</text:p>
          </table:table-cell>
          <table:table-cell office:value-type="string" calcext:value-type="string">
            <text:p>24.00,24.25,23.75,24.25,23.50,24.75,24.25,24.25,24.25,24.00,23.75,23.50,23.50,24.00,24.50,24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3.75,24.25,24.50,24.00,23.75,24.50,23.50,23.50,24.00,24.25,24.00,23.75,24.00,24.25,24.25</text:p>
          </table:table-cell>
          <table:table-cell office:value-type="string" calcext:value-type="string">
            <text:p>24.25,24.75,24.25,24.25,24.00,24.50,24.50,24.50,25.00,25.50,25.50,25.50,25.25,27.50,27.00,26.25</text:p>
          </table:table-cell>
          <table:table-cell office:value-type="string" calcext:value-type="string">
            <text:p>25.50,27.75,26.00,25.25,25.75,27.75,27.00,25.75,25.00,27.75,24.75,24.25,24.00,27.25,26.00,25.75</text:p>
          </table:table-cell>
          <table:table-cell office:value-type="string" calcext:value-type="string">
            <text:p>25.25,25.25,23.75,24.00,23.75,24.00,24.50,24.75,24.25,24.00,24.00,24.00,24.00,24.50,24.75,24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75,24.00,23.50,24.00,23.75,24.00,23.50,23.25,24.00,23.75,24.50,23.50,23.75,23.50,24.00</text:p>
          </table:table-cell>
          <table:table-cell office:value-type="string" calcext:value-type="string">
            <text:p>24.25,24.50,24.25,24.00,24.00,24.50,24.25,24.00,24.75,25.75,25.50,25.25,25.75,27.25,26.00,25.75</text:p>
          </table:table-cell>
          <table:table-cell office:value-type="string" calcext:value-type="string">
            <text:p>25.75,27.75,25.75,25.00,26.00,28.00,26.75,25.00,25.25,28.00,24.50,24.00,23.75,27.50,25.25,25.25</text:p>
          </table:table-cell>
          <table:table-cell office:value-type="string" calcext:value-type="string">
            <text:p>24.50,25.00,23.25,24.00,24.00,24.75,24.75,24.75,24.75,23.25,24.00,24.25,24.00,24.50,24.25,24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3.75,24.25,23.75,23.75,23.75,24.00,23.00,24.00,24.00,23.50,24.00,23.50,23.75,23.75,23.50</text:p>
          </table:table-cell>
          <table:table-cell office:value-type="string" calcext:value-type="string">
            <text:p>24.00,24.25,24.25,24.25,24.00,24.50,24.25,24.00,24.75,25.75,25.25,25.75,26.00,26.75,26.00,26.00</text:p>
          </table:table-cell>
          <table:table-cell office:value-type="string" calcext:value-type="string">
            <text:p>25.75,27.25,27.00,25.25,26.00,27.75,26.50,25.50,24.50,26.75,25.25,24.00,24.25,27.50,25.50,24.75</text:p>
          </table:table-cell>
          <table:table-cell office:value-type="string" calcext:value-type="string">
            <text:p>24.25,24.75,24.00,24.25,23.75,24.75,25.00,24.75,24.25,24.00,24.50,23.75,23.25,24.00,24.50,24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25,24.00,24.00,24.00,23.50,23.75,22.75,23.00,24.00,23.00,23.75,23.75,23.75,23.50,24.25</text:p>
          </table:table-cell>
          <table:table-cell office:value-type="string" calcext:value-type="string">
            <text:p>24.00,24.25,24.00,24.00,24.25,24.50,24.50,23.75,25.00,25.50,25.50,25.50,26.00,27.00,26.50,26.00</text:p>
          </table:table-cell>
          <table:table-cell office:value-type="string" calcext:value-type="string">
            <text:p>26.00,27.25,26.50,25.25,26.25,27.50,26.25,25.25,24.75,26.50,25.25,24.00,24.25,27.50,25.50,25.00</text:p>
          </table:table-cell>
          <table:table-cell office:value-type="string" calcext:value-type="string">
            <text:p>24.00,24.25,23.75,24.25,23.75,24.75,24.50,25.25,24.00,23.75,24.25,23.75,23.75,24.25,25.25,24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3.75,24.00,24.25,24.25,24.25,24.25,23.50,24.00,24.25,23.75,24.00,24.00,23.75,24.25,24.25</text:p>
          </table:table-cell>
          <table:table-cell office:value-type="string" calcext:value-type="string">
            <text:p>25.00,24.25,24.50,24.25,24.50,24.50,24.75,24.25,25.00,25.50,25.25,25.50,26.00,27.00,26.50,26.00</text:p>
          </table:table-cell>
          <table:table-cell office:value-type="string" calcext:value-type="string">
            <text:p>25.75,27.75,26.75,26.00,26.50,28.25,26.75,25.25,24.75,27.50,25.50,24.50,24.25,28.25,25.50,25.00</text:p>
          </table:table-cell>
          <table:table-cell office:value-type="string" calcext:value-type="string">
            <text:p>24.00,24.75,24.00,24.00,24.25,25.25,24.75,25.00,24.50,24.00,24.50,24.25,23.50,24.25,25.00,24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3.75,24.25,24.00,23.75,24.00,24.25,23.50,23.50,24.25,23.50,24.00,24.50,24.00,24.00,24.75</text:p>
          </table:table-cell>
          <table:table-cell office:value-type="string" calcext:value-type="string">
            <text:p>24.50,24.75,24.25,24.00,24.50,24.75,24.00,23.75,25.00,25.50,25.75,25.75,26.25,27.25,26.25,26.00</text:p>
          </table:table-cell>
          <table:table-cell office:value-type="string" calcext:value-type="string">
            <text:p>26.00,27.75,26.50,25.75,26.50,28.25,26.00,25.00,25.00,27.50,25.00,24.50,24.50,28.00,25.75,25.50</text:p>
          </table:table-cell>
          <table:table-cell office:value-type="string" calcext:value-type="string">
            <text:p>24.25,24.50,24.25,24.00,23.75,25.25,25.00,24.50,24.50,24.25,24.75,24.00,24.00,23.75,24.50,24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50,23.75,24.00,24.50,24.25,24.25,23.75,23.75,23.50,23.75,24.00,24.25,24.25,24.25,24.75</text:p>
          </table:table-cell>
          <table:table-cell office:value-type="string" calcext:value-type="string">
            <text:p>24.25,24.50,24.00,24.25,24.00,24.75,24.75,24.25,24.75,25.75,25.75,24.50,25.00,27.00,27.25,26.50</text:p>
          </table:table-cell>
          <table:table-cell office:value-type="string" calcext:value-type="string">
            <text:p>25.50,27.25,27.25,24.25,24.75,27.00,27.25,27.50,25.50,27.75,26.75,23.75,24.75,27.25,28.00,27.25</text:p>
          </table:table-cell>
          <table:table-cell office:value-type="string" calcext:value-type="string">
            <text:p>24.25,25.25,25.50,24.50,27.00,27.75,27.75,26.75,24.50,23.75,24.50,24.25,25.00,27.25,28.00,26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25,24.00,24.00,24.00,24.25,24.50,23.25,23.75,24.00,24.00,23.50,24.00,24.25,23.75,23.50</text:p>
          </table:table-cell>
          <table:table-cell office:value-type="string" calcext:value-type="string">
            <text:p>24.50,24.75,25.25,24.25,24.00,25.00,24.50,24.25,25.25,25.75,26.75,25.25,25.00,27.25,26.00,25.25</text:p>
          </table:table-cell>
          <table:table-cell office:value-type="string" calcext:value-type="string">
            <text:p>25.25,27.25,27.25,26.25,24.25,26.75,26.75,25.25,24.75,25.75,28.25,25.25,24.00,26.25,26.50,25.50</text:p>
          </table:table-cell>
          <table:table-cell office:value-type="string" calcext:value-type="string">
            <text:p>24.50,24.50,26.50,23.75,24.25,25.25,26.75,25.50,24.50,23.50,24.75,24.75,24.25,24.00,26.50,25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00,24.00,23.75,24.00,24.00,24.25,23.25,24.00,24.50,24.00,24.25,24.00,23.75,24.00,24.00</text:p>
          </table:table-cell>
          <table:table-cell office:value-type="string" calcext:value-type="string">
            <text:p>24.75,24.75,25.50,24.50,24.75,24.50,24.75,24.25,25.00,26.25,26.50,26.25,24.75,27.00,26.25,26.00</text:p>
          </table:table-cell>
          <table:table-cell office:value-type="string" calcext:value-type="string">
            <text:p>24.50,27.50,27.25,26.00,24.50,25.00,26.25,26.50,25.00,25.75,28.00,25.00,24.00,23.75,25.00,26.25</text:p>
          </table:table-cell>
          <table:table-cell office:value-type="string" calcext:value-type="string">
            <text:p>24.25,24.50,26.50,24.50,23.75,24.00,27.00,25.00,25.00,24.00,24.25,24.00,24.00,23.75,25.25,24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3.75,23.75,23.75,23.75,24.50,24.25,23.25,24.00,24.00,23.50,23.75,23.75,23.75,24.25,24.50</text:p>
          </table:table-cell>
          <table:table-cell office:value-type="string" calcext:value-type="string">
            <text:p>24.50,24.25,25.00,24.50,24.25,25.00,24.75,24.25,25.00,25.75,26.50,25.50,25.25,26.75,26.25,26.00</text:p>
          </table:table-cell>
          <table:table-cell office:value-type="string" calcext:value-type="string">
            <text:p>24.75,27.00,27.00,26.00,24.00,25.50,26.50,25.75,24.25,25.50,28.00,24.25,23.75,25.50,26.25,25.50</text:p>
          </table:table-cell>
          <table:table-cell office:value-type="string" calcext:value-type="string">
            <text:p>24.75,25.00,25.50,23.75,24.25,25.50,26.50,24.75,23.75,24.25,24.25,24.00,24.00,27.00,25.25,24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50,24.25,24.00,23.50,24.25,24.00,23.25,24.25,24.00,24.25,23.75,23.75,23.75,24.25,24.00</text:p>
          </table:table-cell>
          <table:table-cell office:value-type="string" calcext:value-type="string">
            <text:p>24.25,24.50,25.00,24.00,24.75,24.75,24.50,23.75,25.00,25.75,26.25,26.00,24.75,26.75,26.50,25.75</text:p>
          </table:table-cell>
          <table:table-cell office:value-type="string" calcext:value-type="string">
            <text:p>25.00,26.75,27.00,26.00,23.75,24.50,26.25,26.00,24.50,25.50,28.00,24.75,23.75,24.50,27.00,25.75</text:p>
          </table:table-cell>
          <table:table-cell office:value-type="string" calcext:value-type="string">
            <text:p>24.75,24.75,25.50,24.25,23.75,24.25,26.50,25.50,24.25,24.00,24.75,24.00,24.25,24.50,26.00,24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4.00,23.75,24.25,24.00,23.75,23.75,23.25,24.00,23.50,23.50,23.50,23.50,23.50,23.75,24.25</text:p>
          </table:table-cell>
          <table:table-cell office:value-type="string" calcext:value-type="string">
            <text:p>24.50,23.75,24.00,24.00,24.25,24.75,25.00,24.25,24.75,24.75,25.25,25.25,25.00,27.00,26.50,24.75</text:p>
          </table:table-cell>
          <table:table-cell office:value-type="string" calcext:value-type="string">
            <text:p>24.00,24.25,24.00,23.75,24.00,26.25,25.25,24.75,25.00,23.75,24.00,23.75,24.50,25.50,26.00,25.25</text:p>
          </table:table-cell>
          <table:table-cell office:value-type="string" calcext:value-type="string">
            <text:p>24.75,24.50,23.75,23.75,23.75,24.75,25.25,25.50,24.25,23.50,24.00,24.00,24.00,24.00,24.50,24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50,23.75,23.75,23.50,24.25,24.00,23.50,23.25,23.75,23.50,23.50,23.50,23.25,23.50,23.75</text:p>
          </table:table-cell>
          <table:table-cell office:value-type="string" calcext:value-type="string">
            <text:p>23.75,23.75,24.00,24.25,24.25,24.00,24.50,24.25,24.50,25.25,25.25,24.75,24.25,26.75,25.75,25.00</text:p>
          </table:table-cell>
          <table:table-cell office:value-type="string" calcext:value-type="string">
            <text:p>24.00,23.75,23.75,24.00,23.75,25.75,25.75,24.75,24.00,23.50,23.75,23.25,23.50,25.25,25.75,25.00</text:p>
          </table:table-cell>
          <table:table-cell office:value-type="string" calcext:value-type="string">
            <text:p>23.75,24.00,23.25,23.50,23.25,24.50,26.00,24.50,23.50,23.50,24.50,23.00,23.50,23.50,24.00,24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4.00,24.25,24.00,24.25,23.75,24.25,23.25,24.00,24.25,24.25,24.25,24.00,23.50,24.00,23.75</text:p>
          </table:table-cell>
          <table:table-cell office:value-type="string" calcext:value-type="string">
            <text:p>24.25,23.75,25.25,25.25,24.50,24.50,24.25,24.00,24.50,25.25,27.50,26.75,26.25,26.75,25.50,24.75</text:p>
          </table:table-cell>
          <table:table-cell office:value-type="string" calcext:value-type="string">
            <text:p>24.25,24.75,27.00,26.50,25.25,24.75,24.50,25.25,24.00,24.75,26.50,26.25,24.75,24.50,25.00,24.75</text:p>
          </table:table-cell>
          <table:table-cell office:value-type="string" calcext:value-type="string">
            <text:p>24.25,24.50,26.00,26.50,24.25,23.75,24.00,24.25,23.75,24.25,25.50,27.25,24.00,24.00,24.25,24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75,24.00,24.00,23.75,23.75,24.00,23.00,24.25,24.25,23.50,24.00,23.75,24.00,24.50,24.25</text:p>
          </table:table-cell>
          <table:table-cell office:value-type="string" calcext:value-type="string">
            <text:p>24.50,24.00,24.50,24.50,24.50,25.25,24.75,24.00,24.75,25.50,25.50,25.00,25.25,27.25,26.00,25.00</text:p>
          </table:table-cell>
          <table:table-cell office:value-type="string" calcext:value-type="string">
            <text:p>25.00,25.00,23.75,24.00,24.25,27.00,26.50,25.00,24.50,24.25,24.00,23.75,24.00,25.75,26.75,25.00</text:p>
          </table:table-cell>
          <table:table-cell office:value-type="string" calcext:value-type="string">
            <text:p>24.75,24.00,24.00,24.00,23.25,24.00,24.75,24.50,24.25,23.50,24.00,24.00,23.75,24.25,24.25,24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25,24.00,23.75,24.00,24.00,24.50,24.00,24.00,24.00,23.25,23.75,24.00,23.00,24.25,24.25</text:p>
          </table:table-cell>
          <table:table-cell office:value-type="string" calcext:value-type="string">
            <text:p>24.25,24.75,24.25,24.50,24.25,24.75,24.75,24.25,25.25,25.50,26.00,24.00,24.50,27.25,26.75,26.00</text:p>
          </table:table-cell>
          <table:table-cell office:value-type="string" calcext:value-type="string">
            <text:p>25.25,27.25,26.50,24.25,24.00,26.50,27.00,27.00,24.75,26.75,26.00,23.50,23.50,24.50,27.50,28.25</text:p>
          </table:table-cell>
          <table:table-cell office:value-type="string" calcext:value-type="string">
            <text:p>24.00,24.25,24.00,23.50,23.75,24.25,24.50,26.75,24.00,24.25,24.00,24.00,23.75,23.50,24.00,25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00,24.00,24.25,24.00,23.25,24.50,23.75,24.25,24.00,24.25,23.75,23.75,23.75,24.75,24.75</text:p>
          </table:table-cell>
          <table:table-cell office:value-type="string" calcext:value-type="string">
            <text:p>24.50,24.25,24.25,24.00,24.25,25.00,24.75,24.25,25.25,25.75,25.75,24.25,24.50,27.25,27.00,26.00</text:p>
          </table:table-cell>
          <table:table-cell office:value-type="string" calcext:value-type="string">
            <text:p>25.00,27.50,25.75,24.50,24.50,26.25,27.25,27.50,25.00,25.50,25.50,24.00,24.25,25.25,26.75,28.25</text:p>
          </table:table-cell>
          <table:table-cell office:value-type="string" calcext:value-type="string">
            <text:p>24.75,25.00,24.25,24.25,23.75,24.00,25.00,27.25,24.50,23.75,24.25,24.25,24.00,24.00,24.75,24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75,24.00,23.75,23.75,23.50,24.25,23.50,24.00,23.50,23.50,24.00,23.50,23.75,24.25,24.50</text:p>
          </table:table-cell>
          <table:table-cell office:value-type="string" calcext:value-type="string">
            <text:p>24.50,24.25,24.25,23.75,24.00,25.00,24.75,24.50,24.75,25.25,26.25,24.50,24.25,26.75,26.75,26.00</text:p>
          </table:table-cell>
          <table:table-cell office:value-type="string" calcext:value-type="string">
            <text:p>25.25,26.75,26.25,23.75,23.75,26.25,27.25,27.50,24.50,25.50,25.50,24.25,23.50,24.75,26.50,28.50</text:p>
          </table:table-cell>
          <table:table-cell office:value-type="string" calcext:value-type="string">
            <text:p>24.25,24.25,24.00,23.75,23.75,24.50,25.25,27.00,24.50,23.75,24.00,24.75,23.75,23.75,24.00,24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75,24.25,24.00,23.75,23.25,24.00,23.50,24.00,24.25,24.00,23.50,23.50,24.00,24.00,24.50</text:p>
          </table:table-cell>
          <table:table-cell office:value-type="string" calcext:value-type="string">
            <text:p>24.50,24.50,24.00,24.00,24.25,25.25,25.00,24.00,24.75,26.25,26.50,24.50,24.25,27.50,26.75,26.00</text:p>
          </table:table-cell>
          <table:table-cell office:value-type="string" calcext:value-type="string">
            <text:p>24.75,27.00,25.75,24.25,24.25,26.00,26.00,25.00,24.50,25.25,25.25,24.00,23.75,24.75,26.25,24.75</text:p>
          </table:table-cell>
          <table:table-cell office:value-type="string" calcext:value-type="string">
            <text:p>24.25,24.00,23.75,23.75,24.25,24.25,23.50,24.50,24.25,24.00,24.25,23.50,23.75,24.50,24.25,24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50,24.25,23.50,24.25,23.75,24.75,24.00,24.25,24.25,23.50,23.75,23.75,24.00,24.25,24.00</text:p>
          </table:table-cell>
          <table:table-cell office:value-type="string" calcext:value-type="string">
            <text:p>24.25,24.50,24.75,24.25,24.75,25.50,25.50,24.25,25.00,26.25,26.50,24.25,24.75,27.25,26.75,26.00</text:p>
          </table:table-cell>
          <table:table-cell office:value-type="string" calcext:value-type="string">
            <text:p>24.75,27.00,26.00,24.25,24.50,27.50,28.25,26.75,24.25,24.50,25.75,24.00,23.75,25.00,28.25,26.75</text:p>
          </table:table-cell>
          <table:table-cell office:value-type="string" calcext:value-type="string">
            <text:p>24.75,24.50,24.00,24.00,23.50,24.25,26.00,25.50,24.25,23.50,24.25,23.75,23.75,24.00,25.00,24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3.75,23.50,23.25,24.25,24.00,24.50,23.00,23.50,23.75,24.00,23.75,24.00,24.00,24.50,24.50</text:p>
          </table:table-cell>
          <table:table-cell office:value-type="string" calcext:value-type="string">
            <text:p>24.25,24.00,24.50,24.25,24.50,25.25,24.75,24.25,25.25,26.25,26.25,24.25,24.25,27.25,26.50,26.00</text:p>
          </table:table-cell>
          <table:table-cell office:value-type="string" calcext:value-type="string">
            <text:p>24.75,27.00,26.00,24.00,24.50,27.50,28.00,26.00,24.50,24.50,25.25,23.75,23.50,25.25,28.25,26.50</text:p>
          </table:table-cell>
          <table:table-cell office:value-type="string" calcext:value-type="string">
            <text:p>24.75,24.25,23.75,23.75,23.75,24.25,26.25,25.00,24.50,23.50,24.25,24.00,23.75,23.75,24.50,25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75,23.75,23.75,23.75,23.75,23.75,23.25,23.75,23.75,23.75,23.75,23.75,23.75,23.25,24.00</text:p>
          </table:table-cell>
          <table:table-cell office:value-type="string" calcext:value-type="string">
            <text:p>24.25,24.25,24.50,23.75,23.75,25.25,24.50,24.25,24.75,26.00,25.75,24.25,24.25,27.00,26.25,24.75</text:p>
          </table:table-cell>
          <table:table-cell office:value-type="string" calcext:value-type="string">
            <text:p>25.00,27.50,26.75,24.50,23.75,26.25,26.75,24.50,24.75,25.75,25.00,24.00,23.75,25.00,26.25,24.75</text:p>
          </table:table-cell>
          <table:table-cell office:value-type="string" calcext:value-type="string">
            <text:p>24.25,24.50,23.50,23.75,23.75,25.00,24.25,24.50,24.50,23.25,23.75,24.00,23.50,23.75,24.50,24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75,24.00,23.50,23.75,23.50,24.00,23.75,23.75,23.75,23.50,23.50,23.50,23.75,23.75,23.75</text:p>
          </table:table-cell>
          <table:table-cell office:value-type="string" calcext:value-type="string">
            <text:p>24.50,24.50,24.25,23.75,23.75,25.25,24.50,24.25,25.00,26.00,26.25,24.25,24.25,26.50,26.00,24.50</text:p>
          </table:table-cell>
          <table:table-cell office:value-type="string" calcext:value-type="string">
            <text:p>24.25,27.00,26.75,24.00,23.50,26.00,26.25,25.00,24.25,25.25,25.00,23.25,23.25,25.00,25.25,24.25</text:p>
          </table:table-cell>
          <table:table-cell office:value-type="string" calcext:value-type="string">
            <text:p>24.00,24.25,23.25,23.75,23.25,23.75,24.00,24.25,24.00,24.00,24.00,23.00,23.25,24.00,23.75,24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25,24.00,24.00,23.25,23.75,24.25,23.75,23.50,24.00,23.25,24.00,23.75,23.50,24.25,24.00</text:p>
          </table:table-cell>
          <table:table-cell office:value-type="string" calcext:value-type="string">
            <text:p>24.50,25.00,24.00,24.00,23.50,25.50,25.00,24.50,25.00,25.50,25.75,24.25,24.75,27.50,26.75,26.25</text:p>
          </table:table-cell>
          <table:table-cell office:value-type="string" calcext:value-type="string">
            <text:p>25.25,27.50,25.75,23.75,24.00,27.00,28.00,26.75,24.75,27.25,24.50,23.50,23.75,24.75,28.00,26.75</text:p>
          </table:table-cell>
          <table:table-cell office:value-type="string" calcext:value-type="string">
            <text:p>24.25,24.75,24.25,23.50,23.75,24.00,25.75,25.50,24.25,23.50,24.00,24.25,23.50,23.75,24.00,24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4.25,24.50,24.50,23.75,24.25,23.75,23.50,23.25,24.75,25.75,24.75,25.25,25.25,24.75,23.50,24.00</text:p>
          </table:table-cell>
          <table:table-cell office:value-type="string" calcext:value-type="string">
            <text:p>27.75,27.00,26.25,26.00,25.75,25.25,25.50,24.75,24.25,25.75,26.50,26.50,26.25,25.25,24.50,24.25</text:p>
          </table:table-cell>
          <table:table-cell office:value-type="string" calcext:value-type="string">
            <text:p>24.00,24.25,25.75,27.25,26.25,24.75,24.00,24.00,23.75,24.00,27.00,28.50,26.00,24.50,24.00,23.00</text:p>
          </table:table-cell>
          <table:table-cell office:value-type="string" calcext:value-type="string">
            <text:p>23.75,24.00,28.25,26.50,24.00,24.25,24.50,23.50,23.50,24.50,24.25,24.00,23.50,23.75,23.50,24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4.50,25.25,27.25,28.50,29.00,28.50,25.75,25.00,24.75,26.50,29.75,29.00,29.25,29.00,25.50,24.75</text:p>
          </table:table-cell>
          <table:table-cell office:value-type="string" calcext:value-type="string">
            <text:p>25.75,26.50,29.25,29.75,29.50,28.50,26.25,25.25,24.75,25.50,28.00,29.25,29.50,29.00,26.50,26.00</text:p>
          </table:table-cell>
          <table:table-cell office:value-type="string" calcext:value-type="string">
            <text:p>24.75,24.50,26.75,28.25,27.75,28.25,27.50,25.50,24.50,24.25,25.00,26.25,27.50,29.25,27.00,25.00</text:p>
          </table:table-cell>
          <table:table-cell office:value-type="string" calcext:value-type="string">
            <text:p>24.75,24.75,24.75,24.75,25.75,29.25,27.75,25.00,24.75,25.00,24.75,24.75,25.25,27.50,26.25,24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4.50,24.50,24.75,24.75,24.75,24.75,24.50,23.25,24.75,25.00,25.00,25.25,25.25,25.00,24.00,24.25</text:p>
          </table:table-cell>
          <table:table-cell office:value-type="string" calcext:value-type="string">
            <text:p>25.75,25.50,26.00,26.50,25.75,25.75,25.25,25.00,25.00,25.25,27.25,28.00,28.00,28.00,25.75,26.00</text:p>
          </table:table-cell>
          <table:table-cell office:value-type="string" calcext:value-type="string">
            <text:p>25.00,24.50,26.50,28.25,28.25,27.75,26.00,24.75,24.75,24.50,24.75,26.75,29.00,28.00,25.25,24.75</text:p>
          </table:table-cell>
          <table:table-cell office:value-type="string" calcext:value-type="string">
            <text:p>24.75,24.75,24.50,25.50,28.75,28.25,25.75,25.25,24.75,24.50,24.50,24.75,26.25,25.75,24.75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0,29.00,27.50,27.25,28.00,27.25,28.75,29.25,27.75,27.75,27.00,25.25,25.75,28.25,28.00,29.00</text:p>
          </table:table-cell>
          <table:table-cell office:value-type="string" calcext:value-type="string">
            <text:p>25.25,26.25,25.25,25.00,25.00,26.75,28.00,28.50,24.25,24.75,25.00,25.00,24.75,25.00,28.50,28.00</text:p>
          </table:table-cell>
          <table:table-cell office:value-type="string" calcext:value-type="string">
            <text:p>25.00,24.75,25.00,25.00,24.75,26.50,29.50,28.25,24.50,24.75,24.50,24.75,25.00,29.25,29.75,26.25</text:p>
          </table:table-cell>
          <table:table-cell office:value-type="string" calcext:value-type="string">
            <text:p>25.00,24.75,24.75,24.75,25.00,28.00,27.75,25.25,24.25,25.25,24.50,25.25,25.00,24.50,25.25,25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7.00,26.75,26.75,27.00,28.50,28.75,28.50,27.75,27.25,27.25,25.75,26.25,29.25,29.75,29.50,30.25</text:p>
          </table:table-cell>
          <table:table-cell office:value-type="string" calcext:value-type="string">
            <text:p>26.75,27.00,25.50,28.75,29.25,30.00,30.00,29.75,25.75,27.50,25.25,26.75,29.25,30.25,30.00,29.25</text:p>
          </table:table-cell>
          <table:table-cell office:value-type="string" calcext:value-type="string">
            <text:p>25.00,24.25,25.00,24.75,27.25,28.75,29.75,29.25,24.25,24.25,24.25,24.50,25.25,26.50,29.00,29.25</text:p>
          </table:table-cell>
          <table:table-cell office:value-type="string" calcext:value-type="string">
            <text:p>24.75,24.75,25.00,24.50,24.75,27.75,29.50,29.75,24.50,24.50,24.75,24.50,26.00,28.50,27.50,28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.25,26.25,26.00,24.75,25.00,25.25,27.00,27.25,26.75,26.00,25.00,25.25,25.00,25.25,27.75,28.50</text:p>
          </table:table-cell>
          <table:table-cell office:value-type="string" calcext:value-type="string">
            <text:p>26.50,26.25,24.75,24.75,24.50,24.75,27.00,27.75,27.00,25.00,24.75,24.25,24.50,24.75,24.75,26.00</text:p>
          </table:table-cell>
          <table:table-cell office:value-type="string" calcext:value-type="string">
            <text:p>25.25,24.25,25.00,24.25,24.25,24.75,24.75,27.75,24.00,24.75,24.25,24.50,24.00,24.75,24.50,25.75</text:p>
          </table:table-cell>
          <table:table-cell office:value-type="string" calcext:value-type="string">
            <text:p>24.75,25.00,24.75,24.50,24.25,24.50,24.25,24.75,24.25,24.00,24.00,24.75,24.00,23.75,24.75,24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.50,26.25,25.75,25.00,24.75,25.00,27.00,27.00,27.00,26.00,25.25,24.50,25.00,25.00,26.00,27.25</text:p>
          </table:table-cell>
          <table:table-cell office:value-type="string" calcext:value-type="string">
            <text:p>26.75,25.75,24.75,24.75,24.25,24.25,24.50,26.50,26.75,25.50,24.50,24.50,24.50,24.75,24.50,24.75</text:p>
          </table:table-cell>
          <table:table-cell office:value-type="string" calcext:value-type="string">
            <text:p>24.75,24.50,24.50,24.25,24.50,24.25,24.50,24.00,23.75,24.00,23.75,24.50,24.50,24.75,24.00,23.75</text:p>
          </table:table-cell>
          <table:table-cell office:value-type="string" calcext:value-type="string">
            <text:p>24.50,24.50,24.75,24.50,24.25,24.50,24.50,24.00,24.00,24.75,24.25,24.50,24.25,24.50,23.75,24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.25,26.50,26.75,27.50,26.75,26.50,26.25,27.50,25.50,27.00,27.75,27.75,27.25,26.75,27.75,29.25</text:p>
          </table:table-cell>
          <table:table-cell office:value-type="string" calcext:value-type="string">
            <text:p>26.75,27.25,28.00,27.75,27.25,27.75,29.50,30.00,29.50,27.75,27.50,27.75,27.75,29.75,30.00,30.25</text:p>
          </table:table-cell>
          <table:table-cell office:value-type="string" calcext:value-type="string">
            <text:p>29.50,28.50,27.75,27.50,28.25,29.25,29.50,29.75,27.50,29.00,28.00,27.25,28.00,30.00,29.75,29.75</text:p>
          </table:table-cell>
          <table:table-cell office:value-type="string" calcext:value-type="string">
            <text:p>26.00,29.00,28.25,28.25,28.00,28.00,29.75,29.75,25.75,26.50,27.25,29.50,26.25,25.75,26.25,28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.00,26.25,25.75,24.75,25.50,27.00,27.50,27.00,25.50,25.75,24.75,24.75,24.75,26.25,27.50,28.50</text:p>
          </table:table-cell>
          <table:table-cell office:value-type="string" calcext:value-type="string">
            <text:p>26.00,26.00,24.25,24.50,24.50,26.00,27.50,27.25,26.25,26.75,24.50,23.75,24.00,25.50,27.00,27.25</text:p>
          </table:table-cell>
          <table:table-cell office:value-type="string" calcext:value-type="string">
            <text:p>25.25,26.00,24.25,23.50,24.00,24.25,24.75,26.25,24.25,24.50,23.75,24.00,24.00,24.25,23.50,24.25</text:p>
          </table:table-cell>
          <table:table-cell office:value-type="string" calcext:value-type="string">
            <text:p>24.25,24.75,24.25,24.25,24.25,24.00,24.25,25.50,23.75,24.25,24.00,24.00,23.75,24.00,23.50,25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7.00,27.00,27.50,27.75,28.25,28.25,28.00,27.25,26.00,26.75,26.50,27.00,27.25,27.75,27.50,27.75</text:p>
          </table:table-cell>
          <table:table-cell office:value-type="string" calcext:value-type="string">
            <text:p>26.50,27.00,25.75,25.75,25.50,26.00,27.00,28.25,25.75,26.50,25.25,25.00,25.50,26.75,28.00,28.75</text:p>
          </table:table-cell>
          <table:table-cell office:value-type="string" calcext:value-type="string">
            <text:p>26.75,26.50,25.00,25.00,25.00,25.25,27.75,28.25,27.00,27.00,25.00,25.00,24.75,25.25,25.75,26.25</text:p>
          </table:table-cell>
          <table:table-cell office:value-type="string" calcext:value-type="string">
            <text:p>25.25,26.75,25.25,24.75,24.75,24.75,25.00,25.00,24.50,25.00,24.75,24.75,24.25,24.50,24.00,24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.50,26.25,27.00,27.25,27.75,27.75,27.50,27.75,26.00,26.50,26.50,26.25,26.50,27.25,27.50,28.00</text:p>
          </table:table-cell>
          <table:table-cell office:value-type="string" calcext:value-type="string">
            <text:p>26.00,26.25,25.50,25.25,24.75,25.25,27.75,27.75,25.25,26.25,25.00,24.75,24.75,26.00,27.75,28.50</text:p>
          </table:table-cell>
          <table:table-cell office:value-type="string" calcext:value-type="string">
            <text:p>25.50,26.25,24.75,24.50,24.75,24.75,28.00,27.50,26.00,27.00,24.50,24.50,24.00,24.75,26.00,26.25</text:p>
          </table:table-cell>
          <table:table-cell office:value-type="string" calcext:value-type="string">
            <text:p>25.00,26.50,25.00,24.75,24.25,24.00,24.75,24.75,24.75,24.50,24.25,24.50,23.50,23.75,24.00,24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.50,26.75,27.00,27.00,27.25,28.25,28.00,28.00,26.00,26.00,25.75,26.25,27.25,28.25,28.00,28.25</text:p>
          </table:table-cell>
          <table:table-cell office:value-type="string" calcext:value-type="string">
            <text:p>25.75,24.75,24.75,25.25,26.00,28.25,28.50,29.00,25.50,24.75,24.50,25.50,27.25,28.00,28.00,27.75</text:p>
          </table:table-cell>
          <table:table-cell office:value-type="string" calcext:value-type="string">
            <text:p>26.25,24.25,24.75,25.00,26.00,27.75,25.50,27.25,26.50,25.25,24.00,24.50,25.00,25.50,24.25,26.50</text:p>
          </table:table-cell>
          <table:table-cell office:value-type="string" calcext:value-type="string">
            <text:p>27.25,25.50,24.00,24.50,24.25,24.00,24.00,24.50,26.25,24.00,23.75,23.75,24.00,23.50,23.25,24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.75,26.50,27.00,27.50,28.00,28.00,28.00,27.75,26.25,26.75,27.00,27.00,27.00,28.00,27.50,28.25</text:p>
          </table:table-cell>
          <table:table-cell office:value-type="string" calcext:value-type="string">
            <text:p>27.50,28.00,27.50,26.75,26.25,27.25,28.25,27.50,25.50,27.00,27.00,27.75,27.75,28.00,28.00,28.00</text:p>
          </table:table-cell>
          <table:table-cell office:value-type="string" calcext:value-type="string">
            <text:p>24.50,24.50,25.00,24.50,26.25,27.75,28.00,28.00,23.75,23.75,23.75,24.50,25.00,25.50,25.25,27.00</text:p>
          </table:table-cell>
          <table:table-cell office:value-type="string" calcext:value-type="string">
            <text:p>24.25,24.50,24.00,24.00,24.00,24.25,24.50,25.75,23.50,23.50,24.00,24.00,23.25,23.25,24.00,26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.00,27.25,27.25,27.50,27.75,28.00,28.75,27.75,26.50,27.00,27.50,27.75,27.50,28.50,27.25,28.50</text:p>
          </table:table-cell>
          <table:table-cell office:value-type="string" calcext:value-type="string">
            <text:p>28.75,28.25,26.25,26.50,27.00,28.00,28.25,27.75,26.50,28.25,28.75,28.25,28.25,28.75,27.75,27.75</text:p>
          </table:table-cell>
          <table:table-cell office:value-type="string" calcext:value-type="string">
            <text:p>25.00,24.75,25.75,27.00,27.75,28.25,27.75,27.50,24.50,24.25,24.75,25.00,25.25,25.75,27.75,28.00</text:p>
          </table:table-cell>
          <table:table-cell office:value-type="string" calcext:value-type="string">
            <text:p>24.25,24.75,25.00,24.50,24.50,24.50,25.25,27.75,24.25,24.00,24.25,24.50,23.75,24.00,25.00,28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.50,27.00,27.75,27.75,28.25,28.50,28.25,28.25,26.25,26.00,26.50,26.75,27.75,27.25,27.75,27.50</text:p>
          </table:table-cell>
          <table:table-cell office:value-type="string" calcext:value-type="string">
            <text:p>26.00,25.00,26.75,28.00,26.50,25.50,27.50,27.00,25.50,25.25,26.25,27.50,27.00,25.25,27.25,26.25</text:p>
          </table:table-cell>
          <table:table-cell office:value-type="string" calcext:value-type="string">
            <text:p>26.50,24.75,25.75,27.25,26.50,24.25,27.00,27.50,27.25,25.00,24.75,26.00,24.50,24.25,25.50,28.25</text:p>
          </table:table-cell>
          <table:table-cell office:value-type="string" calcext:value-type="string">
            <text:p>26.75,24.75,24.25,24.25,24.00,23.75,26.00,28.75,26.25,24.50,24.25,24.75,24.00,23.50,25.75,29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7.00,27.75,27.75,28.50,29.00,29.00,29.00,25.25,26.25,27.00,27.00,28.00,28.25,28.00,28.25</text:p>
          </table:table-cell>
          <table:table-cell office:value-type="string" calcext:value-type="string">
            <text:p>24.75,25.25,27.00,28.00,26.75,26.75,28.50,28.50,24.75,25.00,26.50,27.75,27.50,25.75,27.75,28.50</text:p>
          </table:table-cell>
          <table:table-cell office:value-type="string" calcext:value-type="string">
            <text:p>25.00,24.75,26.00,27.50,26.75,24.50,26.50,28.25,24.50,24.25,25.00,26.00,24.75,25.00,25.75,28.25</text:p>
          </table:table-cell>
          <table:table-cell office:value-type="string" calcext:value-type="string">
            <text:p>24.75,25.25,25.25,25.00,24.25,24.25,25.25,27.50,24.00,24.75,24.50,24.50,24.25,24.25,24.50,28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6.50,27.25,27.75,27.25,28.00,28.25,28.00,28.50,26.00,26.25,27.00,26.75,27.75,27.75,28.00,28.25</text:p>
          </table:table-cell>
          <table:table-cell office:value-type="string" calcext:value-type="string">
            <text:p>26.00,25.25,26.25,27.50,26.25,27.50,28.00,28.50,25.75,25.50,26.00,27.50,27.00,27.00,27.25,27.75</text:p>
          </table:table-cell>
          <table:table-cell office:value-type="string" calcext:value-type="string">
            <text:p>26.25,25.00,25.25,26.50,27.00,25.00,27.00,28.50,27.00,24.75,24.50,25.25,25.50,24.50,26.00,28.00</text:p>
          </table:table-cell>
          <table:table-cell office:value-type="string" calcext:value-type="string">
            <text:p>27.00,25.25,24.75,24.50,24.75,24.25,25.50,28.75,26.25,24.50,24.50,24.25,24.00,24.50,26.25,29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5.75,26.50,27.00,27.00,28.00,28.25,28.50,27.50,25.00,26.25,26.25,26.75,27.00,27.25,27.50,27.75</text:p>
          </table:table-cell>
          <table:table-cell office:value-type="string" calcext:value-type="string">
            <text:p>24.00,25.00,26.00,26.75,25.75,25.00,27.25,26.75,24.25,24.75,25.50,27.00,26.25,24.75,26.25,26.75</text:p>
          </table:table-cell>
          <table:table-cell office:value-type="string" calcext:value-type="string">
            <text:p>24.00,24.50,24.75,26.25,26.50,23.75,27.50,27.50,24.00,23.75,23.75,24.75,24.50,24.75,27.25,28.25</text:p>
          </table:table-cell>
          <table:table-cell office:value-type="string" calcext:value-type="string">
            <text:p>24.25,24.25,24.75,24.25,23.75,24.25,25.25,28.25,24.00,23.75,24.00,23.50,23.25,23.00,24.00,27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25,26.75,27.00,27.50,27.50,28.50,28.25,28.50,25.00,25.50,26.00,26.00,27.25,27.75,27.25,27.50</text:p>
          </table:table-cell>
          <table:table-cell office:value-type="string" calcext:value-type="string">
            <text:p>24.50,24.25,24.25,26.00,26.75,26.75,25.50,26.25,24.00,24.00,24.50,24.50,27.00,28.00,25.25,24.50</text:p>
          </table:table-cell>
          <table:table-cell office:value-type="string" calcext:value-type="string">
            <text:p>24.25,24.00,24.50,24.50,25.50,27.25,25.25,25.00,23.50,24.25,24.25,23.75,24.25,26.00,23.75,23.75</text:p>
          </table:table-cell>
          <table:table-cell office:value-type="string" calcext:value-type="string">
            <text:p>24.25,24.00,24.00,24.25,24.00,23.75,24.00,24.50,23.50,24.00,24.00,23.50,23.50,23.50,23.50,25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50,26.75,27.25,27.75,27.75,28.50,28.50,28.00,25.50,25.75,26.75,27.00,27.75,28.25,27.00,27.75</text:p>
          </table:table-cell>
          <table:table-cell office:value-type="string" calcext:value-type="string">
            <text:p>25.50,27.75,27.50,26.00,27.00,26.50,26.00,26.25,25.00,28.25,26.75,25.50,27.00,28.00,25.75,26.00</text:p>
          </table:table-cell>
          <table:table-cell office:value-type="string" calcext:value-type="string">
            <text:p>24.75,26.00,26.00,24.50,26.50,27.25,24.50,24.50,24.00,24.25,24.25,24.50,25.25,25.25,24.00,24.25</text:p>
          </table:table-cell>
          <table:table-cell office:value-type="string" calcext:value-type="string">
            <text:p>24.00,24.00,24.50,24.25,24.50,23.75,24.00,24.75,23.75,24.00,24.25,24.00,23.75,23.75,23.50,24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25,26.75,27.25,27.50,27.50,28.25,28.50,28.25,25.50,26.25,26.50,26.75,27.75,28.00,27.00,28.00</text:p>
          </table:table-cell>
          <table:table-cell office:value-type="string" calcext:value-type="string">
            <text:p>24.75,28.00,27.25,26.50,26.75,26.25,25.25,26.50,25.25,27.50,27.25,26.50,27.00,27.50,25.00,27.00</text:p>
          </table:table-cell>
          <table:table-cell office:value-type="string" calcext:value-type="string">
            <text:p>24.75,26.00,25.75,24.50,25.25,26.75,25.00,26.50,24.50,24.25,24.00,23.75,24.25,25.50,24.00,26.75</text:p>
          </table:table-cell>
          <table:table-cell office:value-type="string" calcext:value-type="string">
            <text:p>24.00,24.25,24.00,24.00,24.00,23.75,24.00,27.25,23.50,24.00,23.50,23.50,23.25,22.75,23.00,26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7.25,28.00,27.75,27.75,28.50,28.75,28.50,26.00,26.50,27.00,27.25,27.50,28.00,27.75,28.00</text:p>
          </table:table-cell>
          <table:table-cell office:value-type="string" calcext:value-type="string">
            <text:p>25.75,28.25,27.75,26.50,26.75,26.50,26.00,26.50,25.75,28.25,27.50,26.25,27.25,27.75,25.75,26.25</text:p>
          </table:table-cell>
          <table:table-cell office:value-type="string" calcext:value-type="string">
            <text:p>25.00,27.00,26.25,25.00,25.25,27.50,26.00,28.00,25.00,25.00,24.50,24.75,24.75,26.75,25.00,25.00</text:p>
          </table:table-cell>
          <table:table-cell office:value-type="string" calcext:value-type="string">
            <text:p>24.25,24.50,24.75,24.50,24.75,24.50,25.00,25.00,24.00,24.00,24.50,24.00,24.50,24.25,24.25,25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00,26.75,27.75,27.50,28.00,28.25,28.75,28.00,25.50,26.00,26.50,26.75,27.50,28.00,27.75,27.75</text:p>
          </table:table-cell>
          <table:table-cell office:value-type="string" calcext:value-type="string">
            <text:p>25.00,27.25,27.50,26.25,26.00,26.25,26.25,27.25,25.25,27.75,27.25,26.50,26.75,27.75,25.75,26.50</text:p>
          </table:table-cell>
          <table:table-cell office:value-type="string" calcext:value-type="string">
            <text:p>24.50,26.25,26.00,24.50,25.00,27.25,25.50,26.75,24.25,24.50,24.25,24.00,24.00,25.75,24.75,27.25</text:p>
          </table:table-cell>
          <table:table-cell office:value-type="string" calcext:value-type="string">
            <text:p>23.75,24.25,24.00,24.50,23.75,24.25,26.00,27.50,23.25,24.00,24.25,23.75,23.25,23.50,24.25,25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7.75,27.75,28.50,28.50,28.75,29.00,28.75,26.00,26.75,27.25,27.50,27.75,28.25,28.50,28.50</text:p>
          </table:table-cell>
          <table:table-cell office:value-type="string" calcext:value-type="string">
            <text:p>25.25,28.00,28.00,26.00,26.50,28.00,28.25,27.75,25.50,28.50,27.75,27.00,27.75,28.25,28.25,28.50</text:p>
          </table:table-cell>
          <table:table-cell office:value-type="string" calcext:value-type="string">
            <text:p>25.25,27.25,26.50,25.25,26.75,27.25,27.25,28.25,23.75,24.75,24.50,24.75,25.50,25.25,25.00,27.25</text:p>
          </table:table-cell>
          <table:table-cell office:value-type="string" calcext:value-type="string">
            <text:p>24.25,25.00,24.75,24.50,24.25,24.75,24.75,27.75,24.25,24.25,24.25,24.25,24.00,23.50,24.00,26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5.50,26.50,27.25,27.50,27.75,28.25,28.75,28.25,25.25,26.00,26.00,26.00,26.75,28.00,28.00,28.00</text:p>
          </table:table-cell>
          <table:table-cell office:value-type="string" calcext:value-type="string">
            <text:p>25.00,25.50,24.00,25.25,25.50,26.50,26.75,26.50,25.25,26.50,24.25,25.00,26.50,28.00,26.75,26.50</text:p>
          </table:table-cell>
          <table:table-cell office:value-type="string" calcext:value-type="string">
            <text:p>25.25,25.75,24.75,24.00,24.75,27.25,27.00,26.25,24.75,25.75,23.75,24.25,24.25,27.50,26.25,26.25</text:p>
          </table:table-cell>
          <table:table-cell office:value-type="string" calcext:value-type="string">
            <text:p>23.75,24.25,24.00,24.00,24.00,26.75,27.00,27.00,23.25,23.75,24.00,23.50,23.50,26.50,26.50,25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5.75,27.00,27.25,27.75,27.00,28.25,28.00,28.00,24.50,25.75,26.75,27.00,27.25,28.00,27.25,27.75</text:p>
          </table:table-cell>
          <table:table-cell office:value-type="string" calcext:value-type="string">
            <text:p>24.50,24.50,27.25,28.00,27.00,26.50,25.25,25.50,24.75,26.25,26.25,28.25,27.75,27.25,24.75,23.50</text:p>
          </table:table-cell>
          <table:table-cell office:value-type="string" calcext:value-type="string">
            <text:p>24.25,25.75,24.75,25.50,28.25,27.00,24.00,24.25,23.50,24.25,24.00,24.50,26.00,24.75,23.75,23.50</text:p>
          </table:table-cell>
          <table:table-cell office:value-type="string" calcext:value-type="string">
            <text:p>23.25,23.75,24.00,23.75,23.50,23.50,24.00,24.00,22.75,23.75,23.75,23.75,23.25,23.00,23.00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25,27.00,27.50,28.00,27.75,28.75,29.00,28.00,25.50,26.25,26.75,27.00,27.75,28.00,28.00,28.25</text:p>
          </table:table-cell>
          <table:table-cell office:value-type="string" calcext:value-type="string">
            <text:p>25.25,26.75,28.00,27.25,26.25,26.50,25.50,25.50,25.75,27.25,28.50,27.00,26.25,27.25,24.75,24.25</text:p>
          </table:table-cell>
          <table:table-cell office:value-type="string" calcext:value-type="string">
            <text:p>25.00,26.50,28.50,25.75,25.00,27.00,24.75,24.25,24.00,24.25,25.50,24.50,24.50,25.75,24.00,24.00</text:p>
          </table:table-cell>
          <table:table-cell office:value-type="string" calcext:value-type="string">
            <text:p>23.75,24.25,24.25,24.00,24.00,23.75,24.25,24.25,23.50,24.00,23.75,24.25,23.75,23.50,23.50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00,27.00,27.25,27.25,27.25,28.25,27.75,27.75,24.75,26.00,26.25,26.75,27.25,28.00,27.25,27.00</text:p>
          </table:table-cell>
          <table:table-cell office:value-type="string" calcext:value-type="string">
            <text:p>24.50,26.25,27.75,27.25,25.75,25.50,25.25,24.75,25.50,27.50,28.00,27.50,26.25,27.00,24.25,23.50</text:p>
          </table:table-cell>
          <table:table-cell office:value-type="string" calcext:value-type="string">
            <text:p>24.50,26.00,28.00,26.50,25.25,27.25,24.25,24.00,23.50,24.25,24.75,24.75,24.00,25.75,23.25,23.50</text:p>
          </table:table-cell>
          <table:table-cell office:value-type="string" calcext:value-type="string">
            <text:p>23.75,24.25,23.75,24.00,24.25,23.50,23.75,23.50,23.00,23.50,23.50,23.25,23.25,23.00,23.25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7.00,27.50,28.00,27.75,28.25,28.25,28.00,25.75,26.25,26.75,27.75,27.50,28.00,27.75,27.75</text:p>
          </table:table-cell>
          <table:table-cell office:value-type="string" calcext:value-type="string">
            <text:p>25.00,25.50,27.75,28.25,27.50,26.75,25.50,25.00,25.75,26.50,27.00,28.50,28.00,27.50,24.75,24.00</text:p>
          </table:table-cell>
          <table:table-cell office:value-type="string" calcext:value-type="string">
            <text:p>24.75,26.00,25.75,28.00,26.25,27.50,24.00,24.00,24.00,24.25,24.25,25.50,25.00,25.50,23.50,23.50</text:p>
          </table:table-cell>
          <table:table-cell office:value-type="string" calcext:value-type="string">
            <text:p>24.00,24.25,24.25,24.00,23.75,23.75,23.75,24.00,23.50,23.75,24.25,24.25,24.25,23.25,23.5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50,27.25,28.25,28.00,29.00,29.75,30.00,29.00,25.50,26.75,26.75,27.75,28.75,29.25,29.25,29.00</text:p>
          </table:table-cell>
          <table:table-cell office:value-type="string" calcext:value-type="string">
            <text:p>25.25,25.00,25.50,28.50,28.25,29.50,29.00,29.00,25.75,26.50,25.25,27.25,29.75,28.75,26.75,26.25</text:p>
          </table:table-cell>
          <table:table-cell office:value-type="string" calcext:value-type="string">
            <text:p>24.75,26.50,25.25,25.25,29.00,28.25,25.75,25.00,23.75,24.50,24.50,25.00,26.00,26.75,24.50,24.50</text:p>
          </table:table-cell>
          <table:table-cell office:value-type="string" calcext:value-type="string">
            <text:p>24.25,25.00,25.00,25.00,25.00,24.50,25.25,24.50,23.50,24.00,24.00,24.50,24.25,24.25,23.75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8.00,28.25,28.75,28.50,29.00,29.25,29.50,26.00,26.50,27.50,28.50,28.00,28.25,27.75,28.25</text:p>
          </table:table-cell>
          <table:table-cell office:value-type="string" calcext:value-type="string">
            <text:p>25.50,25.75,27.50,28.25,27.75,26.75,26.00,25.75,25.50,26.50,27.50,29.50,28.00,28.00,25.25,24.50</text:p>
          </table:table-cell>
          <table:table-cell office:value-type="string" calcext:value-type="string">
            <text:p>25.25,26.00,26.25,29.25,26.00,27.75,25.00,25.00,24.50,24.75,24.75,26.25,25.25,26.25,24.25,24.25</text:p>
          </table:table-cell>
          <table:table-cell office:value-type="string" calcext:value-type="string">
            <text:p>24.50,24.75,24.50,24.50,24.25,24.25,24.50,24.50,24.00,24.00,24.25,24.25,24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5.50,26.75,27.75,27.75,27.75,28.50,28.50,28.75,25.00,26.00,26.50,27.00,27.25,28.25,27.25,28.25</text:p>
          </table:table-cell>
          <table:table-cell office:value-type="string" calcext:value-type="string">
            <text:p>25.00,25.00,27.25,27.00,26.25,26.00,25.50,25.25,24.75,25.75,27.75,27.75,26.75,27.25,25.00,24.25</text:p>
          </table:table-cell>
          <table:table-cell office:value-type="string" calcext:value-type="string">
            <text:p>24.25,25.75,27.00,26.50,24.75,26.25,24.25,24.50,23.75,24.00,24.25,25.00,24.00,25.00,23.50,23.50</text:p>
          </table:table-cell>
          <table:table-cell office:value-type="string" calcext:value-type="string">
            <text:p>23.75,24.00,23.75,24.00,23.25,23.00,23.75,24.00,22.75,23.75,23.75,23.75,23.50,23.00,23.00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7.75,29.50,29.25,28.00,29.50,29.50,29.00,26.25,28.75,30.00,29.00,28.25,28.75,28.75,28.00</text:p>
          </table:table-cell>
          <table:table-cell office:value-type="string" calcext:value-type="string">
            <text:p>25.50,27.25,28.75,29.00,28.00,27.25,25.75,25.75,25.25,26.25,25.75,26.75,29.25,28.25,25.25,24.50</text:p>
          </table:table-cell>
          <table:table-cell office:value-type="string" calcext:value-type="string">
            <text:p>24.50,25.50,25.25,25.25,28.75,28.25,25.50,24.50,24.00,24.25,24.00,24.50,26.25,26.75,24.50,24.50</text:p>
          </table:table-cell>
          <table:table-cell office:value-type="string" calcext:value-type="string">
            <text:p>23.75,24.00,24.25,24.00,24.50,24.00,24.00,24.75,23.75,23.75,24.25,24.25,24.00,23.50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50,27.25,28.00,28.00,27.75,29.25,28.75,28.75,25.50,26.75,27.00,27.00,27.75,28.25,27.75,28.00</text:p>
          </table:table-cell>
          <table:table-cell office:value-type="string" calcext:value-type="string">
            <text:p>25.50,26.75,27.25,27.25,26.00,26.25,25.75,25.25,26.00,27.00,27.25,26.50,27.00,27.50,24.50,23.75</text:p>
          </table:table-cell>
          <table:table-cell office:value-type="string" calcext:value-type="string">
            <text:p>24.50,26.00,27.75,25.00,25.75,27.50,24.50,23.75,24.00,24.50,24.75,24.25,24.75,25.25,24.00,23.75</text:p>
          </table:table-cell>
          <table:table-cell office:value-type="string" calcext:value-type="string">
            <text:p>23.75,24.25,24.50,24.25,24.25,23.75,23.75,24.50,23.25,24.00,23.50,24.00,23.75,23.50,23.25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7.00,27.75,28.00,28.25,29.00,29.25,28.75,25.25,26.50,27.00,26.50,27.75,28.50,27.50,28.25</text:p>
          </table:table-cell>
          <table:table-cell office:value-type="string" calcext:value-type="string">
            <text:p>24.75,27.25,27.25,27.25,25.50,25.75,26.25,25.50,25.00,27.50,27.50,26.25,26.50,27.50,24.75,24.75</text:p>
          </table:table-cell>
          <table:table-cell office:value-type="string" calcext:value-type="string">
            <text:p>24.75,26.25,27.00,24.75,25.25,27.50,25.25,24.50,23.75,24.25,25.00,24.50,24.50,25.75,23.50,24.25</text:p>
          </table:table-cell>
          <table:table-cell office:value-type="string" calcext:value-type="string">
            <text:p>23.75,24.25,24.25,24.25,23.50,23.75,24.00,24.25,23.00,24.00,23.50,24.00,23.25,23.00,23.25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8.00,28.25,28.75,28.75,29.25,29.75,29.25,26.25,26.75,27.75,28.00,28.25,28.75,28.25,28.25</text:p>
          </table:table-cell>
          <table:table-cell office:value-type="string" calcext:value-type="string">
            <text:p>25.50,27.50,28.00,27.75,26.25,26.75,26.00,26.25,25.75,27.75,28.25,27.00,27.00,28.25,25.75,24.75</text:p>
          </table:table-cell>
          <table:table-cell office:value-type="string" calcext:value-type="string">
            <text:p>25.25,26.75,28.00,25.50,26.25,27.75,25.25,24.50,24.00,24.75,25.50,25.00,25.50,26.00,24.50,24.50</text:p>
          </table:table-cell>
          <table:table-cell office:value-type="string" calcext:value-type="string">
            <text:p>24.50,24.75,24.75,24.50,24.75,24.75,24.50,24.50,24.00,24.50,24.50,24.25,24.50,24.00,25.00,25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7.75,29.00,29.00,28.50,29.75,30.00,29.00,26.00,27.50,27.75,27.50,28.00,29.50,28.25,29.00</text:p>
          </table:table-cell>
          <table:table-cell office:value-type="string" calcext:value-type="string">
            <text:p>25.00,26.25,28.75,29.00,27.25,26.25,26.50,26.00,25.75,27.75,29.25,29.50,28.00,28.25,26.00,24.25</text:p>
          </table:table-cell>
          <table:table-cell office:value-type="string" calcext:value-type="string">
            <text:p>25.00,26.50,26.50,29.50,27.75,28.25,25.50,24.50,24.25,24.75,25.25,26.50,26.00,25.50,24.50,24.25</text:p>
          </table:table-cell>
          <table:table-cell office:value-type="string" calcext:value-type="string">
            <text:p>24.50,24.50,24.75,24.75,25.00,24.25,24.75,24.25,23.75,24.50,24.75,24.50,24.25,23.75,24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7.00,28.00,28.25,28.25,29.00,29.00,28.75,25.75,26.75,27.50,27.25,27.50,28.25,27.75,28.00</text:p>
          </table:table-cell>
          <table:table-cell office:value-type="string" calcext:value-type="string">
            <text:p>24.75,26.00,28.00,27.50,25.75,26.25,25.50,25.50,25.50,27.50,28.50,27.50,26.75,27.25,25.50,24.00</text:p>
          </table:table-cell>
          <table:table-cell office:value-type="string" calcext:value-type="string">
            <text:p>25.00,26.25,27.75,26.75,25.00,27.50,24.75,24.75,24.25,24.75,25.00,25.25,24.50,25.25,24.25,24.00</text:p>
          </table:table-cell>
          <table:table-cell office:value-type="string" calcext:value-type="string">
            <text:p>23.50,24.00,24.25,24.00,24.25,23.75,23.75,24.00,23.50,23.75,23.50,23.50,23.50,23.25,23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7.00,28.00,28.25,27.75,29.00,28.75,28.50,25.50,26.25,26.75,27.25,27.25,28.25,27.25,27.75</text:p>
          </table:table-cell>
          <table:table-cell office:value-type="string" calcext:value-type="string">
            <text:p>24.75,26.00,27.75,27.25,25.75,26.00,24.75,24.75,25.25,27.25,28.50,27.50,26.50,27.00,24.75,24.00</text:p>
          </table:table-cell>
          <table:table-cell office:value-type="string" calcext:value-type="string">
            <text:p>24.75,25.75,27.75,26.75,26.00,27.25,24.50,24.00,23.75,24.00,24.50,24.75,24.75,25.00,23.50,24.00</text:p>
          </table:table-cell>
          <table:table-cell office:value-type="string" calcext:value-type="string">
            <text:p>24.25,23.75,24.00,23.50,24.00,23.00,23.75,24.00,23.75,23.25,23.75,24.00,23.25,23.25,23.5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8.25,29.25,29.25,28.25,29.00,28.75,29.00,26.50,28.50,29.25,29.50,28.25,29.00,28.25,28.00</text:p>
          </table:table-cell>
          <table:table-cell office:value-type="string" calcext:value-type="string">
            <text:p>25.50,28.75,29.50,29.50,28.00,27.00,25.75,25.75,25.50,27.00,27.75,27.75,28.75,28.50,25.75,24.00</text:p>
          </table:table-cell>
          <table:table-cell office:value-type="string" calcext:value-type="string">
            <text:p>24.50,25.75,25.50,25.00,25.75,28.25,24.25,24.50,23.75,24.00,23.75,24.25,24.25,25.50,23.50,23.75</text:p>
          </table:table-cell>
          <table:table-cell office:value-type="string" calcext:value-type="string">
            <text:p>23.75,24.25,23.75,24.00,24.00,23.50,23.75,24.00,23.50,23.50,23.75,23.50,23.75,23.25,23.75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50,27.00,28.00,27.25,28.25,28.50,28.50,28.25,25.00,26.00,26.25,27.00,27.50,28.25,27.50,27.25</text:p>
          </table:table-cell>
          <table:table-cell office:value-type="string" calcext:value-type="string">
            <text:p>24.50,24.75,25.00,27.50,27.25,26.75,25.25,25.50,25.00,26.00,24.75,27.50,27.50,27.75,24.75,23.75</text:p>
          </table:table-cell>
          <table:table-cell office:value-type="string" calcext:value-type="string">
            <text:p>24.00,26.00,24.50,26.00,27.25,27.00,23.75,24.00,23.75,23.75,23.75,24.75,25.25,25.25,23.25,23.50</text:p>
          </table:table-cell>
          <table:table-cell office:value-type="string" calcext:value-type="string">
            <text:p>24.00,23.75,24.00,24.00,23.75,23.50,24.25,24.00,23.00,23.50,23.25,23.50,23.00,23.25,22.75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7.25,28.25,28.75,28.75,29.25,29.75,29.50,26.00,27.00,27.75,28.00,28.25,29.25,28.75,28.75</text:p>
          </table:table-cell>
          <table:table-cell office:value-type="string" calcext:value-type="string">
            <text:p>24.50,25.50,26.50,28.50,27.75,27.25,26.75,26.00,25.50,27.25,25.75,28.50,28.75,28.25,25.50,24.75</text:p>
          </table:table-cell>
          <table:table-cell office:value-type="string" calcext:value-type="string">
            <text:p>25.00,26.50,26.00,27.75,28.25,28.25,25.00,24.75,24.25,24.00,24.25,25.75,25.75,25.75,24.25,24.25</text:p>
          </table:table-cell>
          <table:table-cell office:value-type="string" calcext:value-type="string">
            <text:p>24.25,24.75,25.00,24.75,24.75,24.50,24.50,24.50,23.75,24.00,23.75,24.50,24.00,24.25,25.00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50,27.75,28.50,29.25,29.50,29.75,29.50,29.50,26.00,27.00,27.75,28.50,28.50,28.75,28.25,29.25</text:p>
          </table:table-cell>
          <table:table-cell office:value-type="string" calcext:value-type="string">
            <text:p>25.50,25.25,26.50,28.75,28.00,27.50,26.50,26.00,25.75,26.75,26.00,29.00,28.50,28.25,25.50,24.75</text:p>
          </table:table-cell>
          <table:table-cell office:value-type="string" calcext:value-type="string">
            <text:p>25.00,26.00,26.00,28.25,28.25,28.00,25.50,24.75,24.50,25.00,24.75,26.25,26.25,25.50,24.50,24.50</text:p>
          </table:table-cell>
          <table:table-cell office:value-type="string" calcext:value-type="string">
            <text:p>24.75,24.50,25.00,25.00,25.00,25.00,24.50,24.75,24.00,24.50,24.50,24.75,24.75,24.25,24.00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7.75,28.50,29.00,28.50,29.25,29.25,29.25,26.00,26.25,27.50,27.75,28.50,29.25,28.00,28.50</text:p>
          </table:table-cell>
          <table:table-cell office:value-type="string" calcext:value-type="string">
            <text:p>25.50,25.50,26.00,28.50,27.75,26.75,25.75,25.75,25.50,26.75,25.75,28.25,29.00,28.00,25.50,24.50</text:p>
          </table:table-cell>
          <table:table-cell office:value-type="string" calcext:value-type="string">
            <text:p>25.25,26.50,25.75,27.25,28.25,27.00,24.75,24.50,24.00,25.00,24.75,25.25,25.75,25.25,24.25,24.75</text:p>
          </table:table-cell>
          <table:table-cell office:value-type="string" calcext:value-type="string">
            <text:p>24.00,24.50,24.50,24.75,24.25,24.25,24.00,24.25,23.75,24.25,24.50,24.25,24.00,24.00,23.75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00,27.25,27.25,28.00,28.00,28.75,28.75,28.50,25.00,25.75,26.75,27.00,27.75,28.75,27.75,28.00</text:p>
          </table:table-cell>
          <table:table-cell office:value-type="string" calcext:value-type="string">
            <text:p>24.50,24.50,25.00,27.50,27.00,26.25,25.50,24.75,24.75,25.75,25.00,27.25,27.50,26.75,24.50,24.00</text:p>
          </table:table-cell>
          <table:table-cell office:value-type="string" calcext:value-type="string">
            <text:p>24.00,25.25,24.75,27.25,27.00,26.50,25.50,24.25,23.75,24.00,23.75,24.75,25.00,25.25,25.25,23.75</text:p>
          </table:table-cell>
          <table:table-cell office:value-type="string" calcext:value-type="string">
            <text:p>23.75,24.00,24.00,23.75,23.00,23.50,23.75,24.00,23.25,24.00,23.75,23.50,23.50,23.00,23.50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00,27.00,28.00,28.25,28.25,28.75,29.25,28.50,25.75,26.00,26.75,27.25,27.50,28.50,28.25,28.25</text:p>
          </table:table-cell>
          <table:table-cell office:value-type="string" calcext:value-type="string">
            <text:p>24.50,25.00,25.50,28.00,27.50,26.50,25.50,25.50,24.50,26.00,25.75,28.50,27.75,26.75,25.00,24.25</text:p>
          </table:table-cell>
          <table:table-cell office:value-type="string" calcext:value-type="string">
            <text:p>24.25,25.50,25.50,28.25,27.25,26.50,24.00,24.75,23.25,24.00,24.00,25.75,26.00,25.00,23.50,23.75</text:p>
          </table:table-cell>
          <table:table-cell office:value-type="string" calcext:value-type="string">
            <text:p>24.00,24.00,24.00,24.00,23.75,24.00,23.75,24.50,23.00,23.50,24.25,23.25,24.00,23.25,23.75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25,26.75,27.25,27.75,28.25,28.25,28.50,28.50,25.00,25.50,26.25,27.50,26.75,28.50,27.50,27.75</text:p>
          </table:table-cell>
          <table:table-cell office:value-type="string" calcext:value-type="string">
            <text:p>24.00,24.00,24.75,28.00,27.50,26.25,25.00,24.50,25.00,26.25,24.75,27.00,28.50,27.25,24.50,23.75</text:p>
          </table:table-cell>
          <table:table-cell office:value-type="string" calcext:value-type="string">
            <text:p>23.75,24.75,24.00,26.25,27.50,26.00,24.25,23.75,22.75,23.25,23.50,24.50,24.75,25.50,23.50,23.50</text:p>
          </table:table-cell>
          <table:table-cell office:value-type="string" calcext:value-type="string">
            <text:p>23.50,23.25,23.50,23.75,23.75,23.50,23.50,23.75,22.75,23.50,23.25,23.25,23.25,23.25,22.75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7.50,28.75,28.50,29.25,29.25,29.50,29.25,26.00,26.75,27.25,27.50,28.50,29.00,28.50,28.50</text:p>
          </table:table-cell>
          <table:table-cell office:value-type="string" calcext:value-type="string">
            <text:p>25.00,25.50,25.75,29.00,28.50,27.25,26.25,26.00,25.50,26.75,25.50,28.50,29.50,28.50,25.25,24.50</text:p>
          </table:table-cell>
          <table:table-cell office:value-type="string" calcext:value-type="string">
            <text:p>25.00,26.25,25.75,27.50,28.75,27.25,24.50,24.50,24.00,24.50,24.50,25.75,26.75,25.50,24.00,24.50</text:p>
          </table:table-cell>
          <table:table-cell office:value-type="string" calcext:value-type="string">
            <text:p>24.25,24.50,25.00,24.75,24.25,24.25,24.25,24.25,24.00,24.00,24.75,24.50,24.75,24.25,24.2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8.00,28.50,28.25,29.50,29.25,29.25,29.00,25.75,26.50,27.00,28.00,28.50,29.25,28.25,28.50</text:p>
          </table:table-cell>
          <table:table-cell office:value-type="string" calcext:value-type="string">
            <text:p>24.75,25.25,25.25,28.50,28.50,27.00,25.50,25.25,25.75,26.50,26.00,28.25,28.75,28.00,25.25,24.00</text:p>
          </table:table-cell>
          <table:table-cell office:value-type="string" calcext:value-type="string">
            <text:p>25.25,26.25,25.50,28.00,28.75,27.00,24.50,24.00,24.00,24.50,24.25,26.00,26.00,25.50,24.00,24.00</text:p>
          </table:table-cell>
          <table:table-cell office:value-type="string" calcext:value-type="string">
            <text:p>24.50,24.25,24.25,24.50,24.25,24.00,24.25,23.75,23.50,24.25,24.25,24.50,23.50,24.00,23.25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00,26.50,27.75,27.75,28.25,29.00,29.00,28.50,24.50,25.50,25.75,26.75,27.25,28.50,28.25,27.75</text:p>
          </table:table-cell>
          <table:table-cell office:value-type="string" calcext:value-type="string">
            <text:p>24.25,24.00,24.25,25.00,27.00,28.75,28.50,27.00,24.25,25.25,24.00,25.25,27.25,29.00,27.75,25.50</text:p>
          </table:table-cell>
          <table:table-cell office:value-type="string" calcext:value-type="string">
            <text:p>24.00,25.00,24.50,24.25,26.00,28.00,24.25,23.50,23.25,23.00,23.50,24.00,24.25,26.25,23.50,23.50</text:p>
          </table:table-cell>
          <table:table-cell office:value-type="string" calcext:value-type="string">
            <text:p>23.50,23.50,23.50,23.50,23.50,23.75,23.25,23.75,22.25,23.00,22.75,23.25,23.25,23.50,22.50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8.00,28.50,29.25,29.75,29.50,29.25,29.25,29.00,26.75,29.00,29.75,30.25,29.50,29.50,28.50,28.25</text:p>
          </table:table-cell>
          <table:table-cell office:value-type="string" calcext:value-type="string">
            <text:p>26.00,29.25,29.50,30.00,28.75,27.75,26.50,26.00,26.50,26.50,26.50,27.75,28.75,29.00,25.50,24.50</text:p>
          </table:table-cell>
          <table:table-cell office:value-type="string" calcext:value-type="string">
            <text:p>25.25,26.50,25.25,26.00,27.75,29.25,25.00,24.50,24.50,25.25,24.50,25.00,26.25,26.00,24.75,24.25</text:p>
          </table:table-cell>
          <table:table-cell office:value-type="string" calcext:value-type="string">
            <text:p>24.75,24.50,24.50,24.75,24.25,24.75,24.50,24.50,23.75,24.00,24.25,24.00,24.00,24.00,23.75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8.00,28.00,29.00,29.25,28.50,29.00,28.75,26.25,27.25,28.00,28.50,28.50,28.75,28.25,28.50</text:p>
          </table:table-cell>
          <table:table-cell office:value-type="string" calcext:value-type="string">
            <text:p>25.25,26.25,27.75,28.50,27.50,26.25,26.00,25.25,25.50,26.50,29.00,28.75,27.50,27.75,25.00,24.00</text:p>
          </table:table-cell>
          <table:table-cell office:value-type="string" calcext:value-type="string">
            <text:p>25.25,27.00,27.50,29.25,27.25,27.25,24.25,24.25,24.50,24.75,24.75,27.00,26.00,25.25,23.75,23.75</text:p>
          </table:table-cell>
          <table:table-cell office:value-type="string" calcext:value-type="string">
            <text:p>24.50,24.50,24.50,24.75,24.25,24.00,23.75,24.25,23.75,24.25,24.00,24.25,24.00,24.00,23.75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8.00,28.50,29.25,29.25,29.00,29.75,29.50,25.75,27.25,28.00,28.75,29.00,29.00,28.50,28.50</text:p>
          </table:table-cell>
          <table:table-cell office:value-type="string" calcext:value-type="string">
            <text:p>25.00,25.50,26.50,28.50,27.50,26.50,26.25,26.25,25.50,26.00,26.75,29.25,29.00,27.50,25.00,24.75</text:p>
          </table:table-cell>
          <table:table-cell office:value-type="string" calcext:value-type="string">
            <text:p>25.25,26.75,26.00,29.00,27.50,27.75,25.00,24.75,24.00,24.50,24.75,27.00,26.25,26.00,24.25,24.25</text:p>
          </table:table-cell>
          <table:table-cell office:value-type="string" calcext:value-type="string">
            <text:p>24.00,24.25,24.75,24.75,24.50,24.25,24.00,24.50,23.50,23.75,24.75,23.75,24.50,23.75,23.75,25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8.00,28.00,29.00,29.50,28.50,29.50,28.75,25.25,27.00,27.75,28.25,29.00,28.75,28.50,28.25</text:p>
          </table:table-cell>
          <table:table-cell office:value-type="string" calcext:value-type="string">
            <text:p>25.25,26.00,25.75,28.50,28.75,26.75,26.25,25.75,25.50,26.00,26.25,29.25,29.00,27.75,25.25,24.50</text:p>
          </table:table-cell>
          <table:table-cell office:value-type="string" calcext:value-type="string">
            <text:p>24.50,26.75,26.25,29.00,28.50,27.50,24.75,24.50,24.25,24.75,24.75,26.75,26.25,26.50,24.25,24.25</text:p>
          </table:table-cell>
          <table:table-cell office:value-type="string" calcext:value-type="string">
            <text:p>23.75,24.50,24.50,24.75,25.25,24.00,24.25,24.25,24.00,24.25,24.25,24.25,24.25,24.00,24.00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8.00,28.50,28.75,29.50,28.75,29.50,28.75,25.75,27.25,27.25,28.00,28.75,28.75,28.75,29.00</text:p>
          </table:table-cell>
          <table:table-cell office:value-type="string" calcext:value-type="string">
            <text:p>24.75,25.50,26.00,28.50,28.75,26.75,25.75,26.00,25.50,25.75,25.75,28.00,29.00,27.75,24.75,24.50</text:p>
          </table:table-cell>
          <table:table-cell office:value-type="string" calcext:value-type="string">
            <text:p>24.75,26.50,25.25,28.00,28.25,27.50,24.25,24.25,24.50,24.75,24.25,25.75,26.75,25.75,24.00,24.00</text:p>
          </table:table-cell>
          <table:table-cell office:value-type="string" calcext:value-type="string">
            <text:p>24.50,24.50,24.25,24.25,24.50,24.00,24.00,24.25,23.75,24.50,23.50,24.50,24.00,23.25,23.50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7.25,28.25,28.00,28.75,28.50,29.00,28.50,26.00,26.25,27.00,27.75,28.00,28.50,27.75,28.25</text:p>
          </table:table-cell>
          <table:table-cell office:value-type="string" calcext:value-type="string">
            <text:p>24.50,24.75,25.50,28.00,28.00,26.50,25.25,25.25,24.25,25.00,25.00,27.75,28.50,27.25,24.75,23.75</text:p>
          </table:table-cell>
          <table:table-cell office:value-type="string" calcext:value-type="string">
            <text:p>24.00,25.75,25.00,26.75,28.25,26.50,24.25,23.75,23.50,23.50,23.25,24.75,26.00,24.25,23.25,23.25</text:p>
          </table:table-cell>
          <table:table-cell office:value-type="string" calcext:value-type="string">
            <text:p>23.50,23.75,23.50,24.25,24.00,23.50,23.50,23.75,23.00,23.00,23.25,24.00,23.25,22.75,23.00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7.00,28.25,28.50,29.00,28.25,29.50,29.25,25.25,26.75,27.00,28.00,28.00,28.25,27.50,28.75</text:p>
          </table:table-cell>
          <table:table-cell office:value-type="string" calcext:value-type="string">
            <text:p>24.75,25.00,26.50,28.00,27.25,26.00,25.75,26.00,25.00,25.50,26.75,28.50,27.50,26.75,25.00,24.50</text:p>
          </table:table-cell>
          <table:table-cell office:value-type="string" calcext:value-type="string">
            <text:p>24.25,26.50,27.00,29.00,28.00,26.50,24.25,24.00,23.50,24.75,24.25,26.00,25.75,24.75,23.50,24.00</text:p>
          </table:table-cell>
          <table:table-cell office:value-type="string" calcext:value-type="string">
            <text:p>24.00,24.25,24.50,24.25,23.75,23.75,23.75,23.75,23.00,23.75,23.50,23.50,24.00,23.50,23.75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7.50,28.00,28.75,28.75,29.00,29.00,29.00,25.75,26.75,27.00,27.75,28.25,29.00,28.25,29.00</text:p>
          </table:table-cell>
          <table:table-cell office:value-type="string" calcext:value-type="string">
            <text:p>24.75,25.00,25.25,28.00,28.25,26.75,26.00,25.50,25.00,25.50,26.00,29.00,28.25,27.75,24.75,23.75</text:p>
          </table:table-cell>
          <table:table-cell office:value-type="string" calcext:value-type="string">
            <text:p>24.50,26.50,25.75,29.00,28.00,27.00,24.75,23.50,23.75,24.50,24.00,26.25,26.25,25.00,24.25,24.50</text:p>
          </table:table-cell>
          <table:table-cell office:value-type="string" calcext:value-type="string">
            <text:p>23.75,24.25,24.25,24.75,24.25,23.75,23.75,24.00,23.25,23.50,23.75,24.00,24.00,23.75,23.25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7.25,28.25,28.75,29.00,29.00,29.75,29.00,26.25,27.25,27.25,28.00,29.00,28.75,28.25,28.25</text:p>
          </table:table-cell>
          <table:table-cell office:value-type="string" calcext:value-type="string">
            <text:p>25.00,25.25,25.50,28.50,28.00,27.25,26.00,25.75,25.75,26.00,25.75,29.00,28.50,27.75,24.50,24.25</text:p>
          </table:table-cell>
          <table:table-cell office:value-type="string" calcext:value-type="string">
            <text:p>24.50,26.50,26.00,29.25,28.00,27.25,24.25,24.25,24.00,25.00,24.25,26.25,26.25,25.25,24.25,24.00</text:p>
          </table:table-cell>
          <table:table-cell office:value-type="string" calcext:value-type="string">
            <text:p>24.00,24.50,24.75,24.50,24.75,24.25,24.25,24.00,23.50,24.50,24.00,23.75,24.00,23.25,23.5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7.25,28.00,29.00,28.50,28.75,29.25,28.75,25.75,26.75,27.25,28.00,28.25,28.50,28.00,28.25</text:p>
          </table:table-cell>
          <table:table-cell office:value-type="string" calcext:value-type="string">
            <text:p>24.75,24.75,25.00,28.25,27.75,26.50,25.00,25.00,25.00,25.50,25.50,28.50,28.00,27.50,24.75,23.75</text:p>
          </table:table-cell>
          <table:table-cell office:value-type="string" calcext:value-type="string">
            <text:p>25.00,26.25,25.25,28.75,28.25,26.75,24.00,24.25,23.75,24.75,24.00,26.00,26.00,25.00,23.50,24.00</text:p>
          </table:table-cell>
          <table:table-cell office:value-type="string" calcext:value-type="string">
            <text:p>23.75,23.75,24.50,24.25,23.75,23.75,23.50,23.50,22.75,24.25,23.50,23.75,23.50,23.00,23.00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7.50,28.25,28.75,28.50,29.00,29.00,29.00,25.75,26.75,27.00,28.00,28.25,28.75,28.00,28.50</text:p>
          </table:table-cell>
          <table:table-cell office:value-type="string" calcext:value-type="string">
            <text:p>25.00,25.25,25.75,27.75,27.75,26.75,26.00,26.25,25.75,25.75,24.75,26.25,28.00,27.75,27.50,25.25</text:p>
          </table:table-cell>
          <table:table-cell office:value-type="string" calcext:value-type="string">
            <text:p>24.50,26.50,25.25,25.00,28.50,27.50,25.75,28.00,23.75,24.75,24.25,25.00,27.50,27.25,24.00,24.50</text:p>
          </table:table-cell>
          <table:table-cell office:value-type="string" calcext:value-type="string">
            <text:p>24.25,24.50,24.00,24.50,24.25,24.25,24.00,23.75,23.75,23.75,23.50,23.75,24.00,23.75,24.25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7.00,28.50,29.00,29.00,28.75,29.00,28.25,25.25,27.00,28.50,29.50,29.50,28.75,28.00,28.25</text:p>
          </table:table-cell>
          <table:table-cell office:value-type="string" calcext:value-type="string">
            <text:p>24.25,26.25,28.25,28.75,29.00,26.50,25.50,25.50,24.50,25.50,24.75,27.50,28.25,27.50,24.75,24.50</text:p>
          </table:table-cell>
          <table:table-cell office:value-type="string" calcext:value-type="string">
            <text:p>24.00,25.50,24.75,26.50,28.00,27.25,23.75,24.25,23.50,23.75,23.75,24.50,26.00,25.25,23.50,23.75</text:p>
          </table:table-cell>
          <table:table-cell office:value-type="string" calcext:value-type="string">
            <text:p>23.50,23.50,23.75,24.00,23.50,23.00,23.50,23.75,22.50,23.00,23.25,23.25,23.00,22.75,23.25,23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50,27.50,28.00,29.00,28.75,28.75,29.25,28.75,25.50,26.25,27.00,28.25,28.50,28.25,28.50,28.50</text:p>
          </table:table-cell>
          <table:table-cell office:value-type="string" calcext:value-type="string">
            <text:p>25.00,25.00,27.00,27.75,27.50,26.00,25.75,25.50,25.00,26.00,26.75,28.00,27.00,27.00,24.75,24.25</text:p>
          </table:table-cell>
          <table:table-cell office:value-type="string" calcext:value-type="string">
            <text:p>24.50,26.25,25.25,28.25,25.50,26.25,24.75,24.25,23.75,24.25,24.50,25.00,24.00,25.75,24.25,23.50</text:p>
          </table:table-cell>
          <table:table-cell office:value-type="string" calcext:value-type="string">
            <text:p>23.75,24.00,24.25,24.00,23.75,23.50,23.50,24.25,23.50,24.00,23.75,23.25,23.25,23.50,24.00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7.25,28.50,29.25,29.25,28.75,29.25,29.25,26.25,26.75,28.00,28.75,29.25,29.25,28.25,29.00</text:p>
          </table:table-cell>
          <table:table-cell office:value-type="string" calcext:value-type="string">
            <text:p>24.75,25.50,27.00,28.00,28.00,27.00,26.00,25.75,25.25,26.50,28.25,28.25,28.00,27.75,25.25,24.75</text:p>
          </table:table-cell>
          <table:table-cell office:value-type="string" calcext:value-type="string">
            <text:p>25.00,26.50,26.25,28.75,26.25,26.50,25.00,24.50,24.25,24.75,24.75,26.25,25.00,27.00,24.25,24.25</text:p>
          </table:table-cell>
          <table:table-cell office:value-type="string" calcext:value-type="string">
            <text:p>24.25,24.25,24.50,24.50,24.00,23.75,24.00,24.00,23.25,24.00,24.25,24.25,24.00,23.50,24.00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50,28.00,29.00,29.00,30.00,29.25,29.75,29.00,26.00,27.00,28.00,28.75,29.25,29.25,28.75,28.75</text:p>
          </table:table-cell>
          <table:table-cell office:value-type="string" calcext:value-type="string">
            <text:p>24.75,25.50,27.50,28.50,28.25,27.00,26.25,26.00,26.25,26.75,28.25,28.75,28.00,27.50,25.50,24.50</text:p>
          </table:table-cell>
          <table:table-cell office:value-type="string" calcext:value-type="string">
            <text:p>25.00,26.75,26.50,29.00,28.00,27.75,24.75,24.25,24.25,24.50,24.75,26.25,26.25,25.25,24.25,24.25</text:p>
          </table:table-cell>
          <table:table-cell office:value-type="string" calcext:value-type="string">
            <text:p>24.25,24.75,24.50,24.50,24.50,24.25,23.75,24.25,23.25,24.00,24.00,24.50,24.25,23.75,23.75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75,28.25,28.50,29.00,29.50,29.50,30.00,30.00,26.00,26.75,28.25,28.75,29.25,29.50,28.50,29.25</text:p>
          </table:table-cell>
          <table:table-cell office:value-type="string" calcext:value-type="string">
            <text:p>25.25,25.75,27.50,28.25,28.00,27.50,26.25,26.00,25.75,26.50,28.75,29.00,28.25,27.75,25.25,24.50</text:p>
          </table:table-cell>
          <table:table-cell office:value-type="string" calcext:value-type="string">
            <text:p>25.00,27.25,26.75,29.00,28.25,27.00,25.25,24.50,24.50,25.00,24.50,26.25,26.25,25.00,24.00,24.25</text:p>
          </table:table-cell>
          <table:table-cell office:value-type="string" calcext:value-type="string">
            <text:p>24.00,24.50,24.50,25.00,24.75,24.00,24.50,24.00,23.75,24.25,24.50,24.75,24.25,24.00,24.25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50,27.50,28.25,28.75,29.50,29.25,30.00,29.00,26.00,26.75,27.25,28.00,28.50,29.25,28.75,29.00</text:p>
          </table:table-cell>
          <table:table-cell office:value-type="string" calcext:value-type="string">
            <text:p>24.50,24.50,25.00,28.00,27.50,27.75,26.50,26.50,25.00,25.50,26.00,27.25,27.50,28.50,25.50,24.75</text:p>
          </table:table-cell>
          <table:table-cell office:value-type="string" calcext:value-type="string">
            <text:p>24.75,25.75,26.00,25.50,28.75,27.50,25.00,23.75,23.75,24.50,24.25,24.75,26.50,25.25,24.00,24.25</text:p>
          </table:table-cell>
          <table:table-cell office:value-type="string" calcext:value-type="string">
            <text:p>23.75,24.25,24.25,24.25,24.00,24.00,24.50,24.50,23.00,24.00,24.25,23.75,23.50,23.75,23.5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50,27.00,27.75,28.25,28.75,28.75,29.00,28.75,25.00,26.50,26.75,27.25,27.75,28.25,27.75,27.50</text:p>
          </table:table-cell>
          <table:table-cell office:value-type="string" calcext:value-type="string">
            <text:p>24.00,24.25,24.75,27.50,26.75,25.75,25.50,24.75,25.00,25.50,24.75,27.00,27.50,27.50,24.00,23.75</text:p>
          </table:table-cell>
          <table:table-cell office:value-type="string" calcext:value-type="string">
            <text:p>23.75,25.25,24.75,25.25,27.75,26.00,24.00,23.50,23.25,23.75,23.75,24.25,25.25,23.75,23.25,22.75</text:p>
          </table:table-cell>
          <table:table-cell office:value-type="string" calcext:value-type="string">
            <text:p>23.50,23.50,23.50,24.00,23.25,23.25,23.00,23.25,23.25,23.25,23.00,23.75,23.25,23.00,22.25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50,27.25,27.75,28.25,28.25,29.25,29.25,28.75,26.00,26.00,26.75,27.50,28.25,28.75,28.25,28.75</text:p>
          </table:table-cell>
          <table:table-cell office:value-type="string" calcext:value-type="string">
            <text:p>24.50,24.75,24.75,27.50,28.00,27.00,26.25,25.50,25.25,24.75,24.75,27.00,28.25,28.00,26.25,24.75</text:p>
          </table:table-cell>
          <table:table-cell office:value-type="string" calcext:value-type="string">
            <text:p>24.25,25.50,24.75,25.00,28.75,27.00,24.25,24.25,23.75,23.75,23.50,24.25,26.25,24.25,23.50,24.00</text:p>
          </table:table-cell>
          <table:table-cell office:value-type="string" calcext:value-type="string">
            <text:p>23.25,23.75,23.75,23.50,23.50,23.50,23.25,23.75,23.50,23.00,23.75,23.75,23.25,23.75,23.00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7.75,28.00,28.25,29.00,29.00,28.75,29.00,25.50,26.25,27.00,27.75,28.50,29.00,28.00,28.75</text:p>
          </table:table-cell>
          <table:table-cell office:value-type="string" calcext:value-type="string">
            <text:p>24.75,24.75,25.50,27.75,28.00,26.75,26.50,26.00,25.00,25.25,24.50,27.00,28.25,28.25,26.75,24.50</text:p>
          </table:table-cell>
          <table:table-cell office:value-type="string" calcext:value-type="string">
            <text:p>24.25,25.75,25.00,25.50,28.75,26.75,24.50,24.25,23.75,23.75,23.50,24.50,26.00,24.50,23.25,23.50</text:p>
          </table:table-cell>
          <table:table-cell office:value-type="string" calcext:value-type="string">
            <text:p>23.75,23.75,24.00,23.50,24.00,23.50,23.75,23.50,23.25,24.00,23.50,23.50,23.50,23.25,23.50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50,28.00,28.75,29.50,29.75,29.75,30.50,29.75,26.00,27.75,27.75,28.50,29.50,30.00,29.50,28.75</text:p>
          </table:table-cell>
          <table:table-cell office:value-type="string" calcext:value-type="string">
            <text:p>24.75,25.50,26.50,29.00,29.50,28.25,27.25,26.50,26.25,26.25,26.25,28.00,29.00,28.75,28.00,25.50</text:p>
          </table:table-cell>
          <table:table-cell office:value-type="string" calcext:value-type="string">
            <text:p>25.00,27.25,25.50,26.00,29.75,27.75,25.25,24.75,24.25,25.00,24.50,25.25,26.00,25.75,24.25,24.75</text:p>
          </table:table-cell>
          <table:table-cell office:value-type="string" calcext:value-type="string">
            <text:p>24.00,24.75,24.75,25.00,24.50,24.25,24.75,24.75,24.25,24.25,24.25,24.50,24.25,24.75,24.50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7.00,28.00,28.75,29.25,29.75,29.50,29.75,29.25,25.75,26.75,27.75,28.50,29.00,29.25,28.50,29.00</text:p>
          </table:table-cell>
          <table:table-cell office:value-type="string" calcext:value-type="string">
            <text:p>25.00,25.25,27.25,28.75,28.00,27.25,26.50,25.75,25.75,26.00,26.00,28.00,28.75,27.75,25.25,24.50</text:p>
          </table:table-cell>
          <table:table-cell office:value-type="string" calcext:value-type="string">
            <text:p>24.50,26.25,25.50,27.25,28.25,27.50,25.00,24.75,24.00,24.75,24.25,25.25,26.25,25.25,24.25,24.00</text:p>
          </table:table-cell>
          <table:table-cell office:value-type="string" calcext:value-type="string">
            <text:p>24.50,24.50,24.25,24.75,24.75,23.75,24.50,24.50,23.50,24.00,24.75,24.00,24.00,23.75,23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7.00,27.50,28.50,28.75,29.25,29.75,29.50,29.75,25.75,26.50,27.50,28.00,29.00,28.75,27.75,28.75</text:p>
          </table:table-cell>
          <table:table-cell office:value-type="string" calcext:value-type="string">
            <text:p>24.25,25.00,27.50,28.25,27.50,26.75,25.75,26.00,25.25,25.75,25.50,27.50,27.75,27.25,24.75,24.25</text:p>
          </table:table-cell>
          <table:table-cell office:value-type="string" calcext:value-type="string">
            <text:p>24.50,26.00,25.00,27.25,27.75,27.25,25.25,24.00,23.75,24.25,23.75,24.75,25.75,25.75,24.00,24.25</text:p>
          </table:table-cell>
          <table:table-cell office:value-type="string" calcext:value-type="string">
            <text:p>24.00,24.00,24.00,24.25,24.25,23.50,24.25,23.75,23.25,24.00,23.50,23.75,23.75,23.50,24.00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7.50,28.25,28.50,28.75,29.00,28.75,28.50,25.50,26.00,27.25,28.00,28.50,28.50,27.50,27.75</text:p>
          </table:table-cell>
          <table:table-cell office:value-type="string" calcext:value-type="string">
            <text:p>24.50,25.25,27.50,27.75,28.00,26.25,25.75,25.00,25.25,25.50,24.75,27.00,27.75,27.00,24.25,23.75</text:p>
          </table:table-cell>
          <table:table-cell office:value-type="string" calcext:value-type="string">
            <text:p>24.00,26.00,24.75,26.75,27.50,27.00,24.50,23.50,23.75,24.00,23.75,24.50,24.75,26.50,23.25,23.50</text:p>
          </table:table-cell>
          <table:table-cell office:value-type="string" calcext:value-type="string">
            <text:p>23.50,23.75,24.00,23.75,23.75,23.25,23.50,23.75,23.00,23.75,23.50,23.25,23.00,23.00,22.75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8.50,29.00,29.25,29.25,29.75,30.25,28.75,26.25,27.00,28.00,28.50,29.00,29.25,28.25,29.25</text:p>
          </table:table-cell>
          <table:table-cell office:value-type="string" calcext:value-type="string">
            <text:p>25.25,25.25,27.75,28.75,28.25,27.25,26.00,26.50,26.25,27.00,28.25,29.00,28.25,27.50,25.00,24.25</text:p>
          </table:table-cell>
          <table:table-cell office:value-type="string" calcext:value-type="string">
            <text:p>25.25,27.00,27.00,29.25,26.75,27.25,25.00,24.00,24.75,25.25,25.00,26.50,25.75,25.75,24.00,24.50</text:p>
          </table:table-cell>
          <table:table-cell office:value-type="string" calcext:value-type="string">
            <text:p>24.25,24.50,24.75,24.75,24.50,24.50,24.25,24.75,23.75,24.25,24.50,24.50,24.00,24.25,23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75,28.25,28.50,29.25,29.50,30.00,29.75,29.75,26.25,27.25,28.00,28.50,29.00,29.50,28.75,28.75</text:p>
          </table:table-cell>
          <table:table-cell office:value-type="string" calcext:value-type="string">
            <text:p>25.00,26.00,28.00,29.00,28.25,27.00,26.50,25.75,26.00,26.75,28.50,29.00,28.00,28.00,25.25,24.50</text:p>
          </table:table-cell>
          <table:table-cell office:value-type="string" calcext:value-type="string">
            <text:p>25.00,27.00,26.50,29.25,26.75,27.75,25.25,24.75,24.25,25.25,24.50,26.00,25.25,26.50,24.75,24.25</text:p>
          </table:table-cell>
          <table:table-cell office:value-type="string" calcext:value-type="string">
            <text:p>24.75,24.50,24.25,24.75,24.50,24.50,23.75,24.50,23.50,24.25,24.00,24.25,24.25,24.00,24.00,25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25,27.25,28.00,27.75,28.50,28.50,29.00,28.50,25.50,26.50,27.00,27.50,28.25,28.50,27.75,27.00</text:p>
          </table:table-cell>
          <table:table-cell office:value-type="string" calcext:value-type="string">
            <text:p>24.00,24.75,26.25,28.25,27.50,26.50,25.00,25.00,25.00,25.50,27.75,28.00,26.75,26.75,24.75,23.50</text:p>
          </table:table-cell>
          <table:table-cell office:value-type="string" calcext:value-type="string">
            <text:p>24.00,26.50,26.50,28.50,25.75,27.00,24.25,23.75,23.00,24.00,24.00,25.50,24.50,25.50,23.50,23.00</text:p>
          </table:table-cell>
          <table:table-cell office:value-type="string" calcext:value-type="string">
            <text:p>23.25,23.50,23.25,23.75,23.50,23.50,23.25,23.75,22.75,23.25,23.50,23.25,23.50,22.75,22.50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7.75,28.50,28.75,28.75,29.50,29.50,29.75,25.75,27.00,27.50,28.00,29.25,29.00,28.75,28.25</text:p>
          </table:table-cell>
          <table:table-cell office:value-type="string" calcext:value-type="string">
            <text:p>24.75,25.50,27.00,28.50,28.00,26.25,26.25,26.25,26.00,26.25,28.00,28.50,27.50,27.75,25.25,24.50</text:p>
          </table:table-cell>
          <table:table-cell office:value-type="string" calcext:value-type="string">
            <text:p>25.00,26.25,27.00,28.50,26.75,27.50,25.00,24.50,24.00,24.25,25.25,25.75,25.00,26.25,24.25,24.00</text:p>
          </table:table-cell>
          <table:table-cell office:value-type="string" calcext:value-type="string">
            <text:p>24.00,24.50,24.25,24.25,24.25,24.25,24.00,23.75,24.00,24.00,24.50,24.00,24.50,23.25,23.75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7.75,28.75,28.25,28.75,29.50,29.00,29.00,25.50,26.50,27.25,28.00,29.00,29.00,29.00,28.75</text:p>
          </table:table-cell>
          <table:table-cell office:value-type="string" calcext:value-type="string">
            <text:p>24.50,25.25,25.25,28.50,28.50,27.00,26.50,26.00,25.00,25.50,25.25,27.75,28.75,28.75,27.50,25.25</text:p>
          </table:table-cell>
          <table:table-cell office:value-type="string" calcext:value-type="string">
            <text:p>24.50,26.00,25.25,26.50,28.25,26.75,25.75,24.25,23.75,24.00,24.75,25.75,26.50,26.50,24.50,23.75</text:p>
          </table:table-cell>
          <table:table-cell office:value-type="string" calcext:value-type="string">
            <text:p>23.50,23.75,24.25,24.50,23.75,24.00,24.25,23.75,23.75,24.00,23.75,24.50,23.75,23.50,23.50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7.00,28.00,28.25,28.75,29.25,28.75,28.50,25.50,26.25,26.75,27.50,28.25,28.50,28.00,28.25</text:p>
          </table:table-cell>
          <table:table-cell office:value-type="string" calcext:value-type="string">
            <text:p>24.25,24.50,24.25,26.75,27.50,27.00,26.50,25.75,25.25,24.75,24.50,25.25,28.00,28.25,27.50,24.50</text:p>
          </table:table-cell>
          <table:table-cell office:value-type="string" calcext:value-type="string">
            <text:p>24.50,25.75,24.50,24.50,26.50,27.00,25.00,24.00,23.25,23.75,23.75,24.75,25.00,26.75,24.25,24.00</text:p>
          </table:table-cell>
          <table:table-cell office:value-type="string" calcext:value-type="string">
            <text:p>23.25,24.00,24.00,23.75,23.75,23.75,23.50,24.00,23.00,23.75,23.50,23.00,23.50,23.25,23.75,23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8.00,28.25,28.25,29.00,29.00,29.00,29.75,25.25,26.50,26.75,27.50,28.50,28.75,28.25,27.75</text:p>
          </table:table-cell>
          <table:table-cell office:value-type="string" calcext:value-type="string">
            <text:p>24.50,24.50,25.00,28.00,28.00,27.00,26.25,25.50,25.25,25.75,24.50,27.50,28.50,28.75,27.50,24.25</text:p>
          </table:table-cell>
          <table:table-cell office:value-type="string" calcext:value-type="string">
            <text:p>25.00,26.00,24.75,25.75,28.25,27.00,25.25,24.25,24.25,24.25,23.25,24.75,25.75,25.75,23.50,23.75</text:p>
          </table:table-cell>
          <table:table-cell office:value-type="string" calcext:value-type="string">
            <text:p>23.75,23.75,24.00,24.00,24.00,23.50,23.50,23.75,23.00,23.75,23.75,23.75,23.50,23.50,23.5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75,28.25,29.00,29.25,29.75,30.25,29.75,29.75,26.50,27.75,28.00,28.50,29.25,29.75,28.75,29.00</text:p>
          </table:table-cell>
          <table:table-cell office:value-type="string" calcext:value-type="string">
            <text:p>25.25,25.50,25.75,28.25,29.00,28.00,27.50,26.75,26.00,26.25,25.50,28.25,29.75,29.25,28.25,25.00</text:p>
          </table:table-cell>
          <table:table-cell office:value-type="string" calcext:value-type="string">
            <text:p>25.75,27.00,26.00,26.50,30.00,28.25,25.25,24.75,24.75,25.00,25.00,25.50,27.50,26.50,25.25,24.25</text:p>
          </table:table-cell>
          <table:table-cell office:value-type="string" calcext:value-type="string">
            <text:p>24.75,25.00,25.25,25.00,25.50,24.50,24.50,25.00,24.25,24.50,24.75,24.75,24.50,24.00,24.50,25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8.00,28.50,29.25,29.75,29.75,29.75,29.25,26.00,27.00,27.50,28.25,28.75,29.75,28.50,29.00</text:p>
          </table:table-cell>
          <table:table-cell office:value-type="string" calcext:value-type="string">
            <text:p>24.75,25.50,25.75,28.50,28.75,27.50,27.25,27.00,26.00,25.75,25.25,27.50,29.00,29.00,27.75,25.25</text:p>
          </table:table-cell>
          <table:table-cell office:value-type="string" calcext:value-type="string">
            <text:p>25.25,26.75,25.25,25.75,28.75,28.25,25.25,25.00,24.25,24.75,24.50,24.75,26.50,25.75,24.25,24.75</text:p>
          </table:table-cell>
          <table:table-cell office:value-type="string" calcext:value-type="string">
            <text:p>24.25,24.25,24.75,24.75,24.50,24.25,24.50,24.25,24.00,24.00,24.25,24.25,24.75,24.50,23.75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7.50,28.75,29.00,29.00,29.75,29.75,28.75,25.75,26.75,27.50,28.25,28.75,29.25,28.75,28.75</text:p>
          </table:table-cell>
          <table:table-cell office:value-type="string" calcext:value-type="string">
            <text:p>25.00,25.50,26.50,27.00,28.00,27.00,26.00,26.00,25.50,26.25,26.00,27.25,28.25,28.00,25.00,24.25</text:p>
          </table:table-cell>
          <table:table-cell office:value-type="string" calcext:value-type="string">
            <text:p>24.50,26.25,25.00,25.25,28.25,27.25,24.75,24.75,23.75,24.50,24.00,24.50,25.25,25.25,24.25,24.25</text:p>
          </table:table-cell>
          <table:table-cell office:value-type="string" calcext:value-type="string">
            <text:p>23.75,24.00,24.25,24.75,24.00,24.00,24.25,24.25,23.50,24.00,23.75,24.25,24.25,23.50,23.75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7.50,28.50,28.75,29.25,29.50,30.00,29.50,25.25,26.50,27.25,28.00,28.75,29.25,28.75,28.50</text:p>
          </table:table-cell>
          <table:table-cell office:value-type="string" calcext:value-type="string">
            <text:p>25.50,25.00,24.50,26.50,26.50,26.25,26.25,25.75,25.50,25.75,24.50,25.25,26.00,27.25,25.50,24.75</text:p>
          </table:table-cell>
          <table:table-cell office:value-type="string" calcext:value-type="string">
            <text:p>24.75,26.25,24.75,24.50,26.00,27.00,25.00,25.00,23.75,24.50,24.00,24.25,24.75,25.75,23.50,24.50</text:p>
          </table:table-cell>
          <table:table-cell office:value-type="string" calcext:value-type="string">
            <text:p>24.25,24.25,24.75,24.25,24.50,24.00,24.00,24.25,23.75,24.00,24.00,24.00,23.50,23.75,23.5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7.50,28.50,28.75,29.25,29.25,29.50,28.75,26.00,26.00,27.25,27.75,28.25,29.00,28.00,28.50</text:p>
          </table:table-cell>
          <table:table-cell office:value-type="string" calcext:value-type="string">
            <text:p>24.50,24.75,24.75,26.50,26.25,26.25,25.50,26.00,25.00,26.00,24.50,25.00,25.75,27.00,24.75,24.25</text:p>
          </table:table-cell>
          <table:table-cell office:value-type="string" calcext:value-type="string">
            <text:p>25.50,26.50,24.50,24.50,24.75,26.25,25.00,24.25,24.00,24.25,23.75,24.50,24.00,26.25,24.00,24.00</text:p>
          </table:table-cell>
          <table:table-cell office:value-type="string" calcext:value-type="string">
            <text:p>24.00,24.25,24.00,24.25,24.00,23.75,24.00,24.75,23.50,23.75,23.75,23.75,23.00,23.75,23.00,25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7.75,27.75,28.50,29.25,29.50,29.50,29.00,26.25,27.00,27.25,28.00,28.75,29.00,28.25,28.75</text:p>
          </table:table-cell>
          <table:table-cell office:value-type="string" calcext:value-type="string">
            <text:p>24.50,25.25,25.25,27.25,28.00,26.75,25.75,26.00,25.50,26.25,25.00,27.75,27.75,27.75,25.25,23.75</text:p>
          </table:table-cell>
          <table:table-cell office:value-type="string" calcext:value-type="string">
            <text:p>25.00,26.50,25.25,26.75,27.75,27.25,25.25,24.25,24.00,24.50,23.75,25.25,25.50,25.75,24.00,23.50</text:p>
          </table:table-cell>
          <table:table-cell office:value-type="string" calcext:value-type="string">
            <text:p>24.00,24.25,24.25,24.75,24.00,24.00,24.00,24.50,23.50,23.75,24.00,24.25,23.75,23.25,23.25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8.00,28.50,28.75,29.50,30.00,29.50,29.00,26.00,27.50,27.50,28.25,29.25,29.00,29.00,28.75</text:p>
          </table:table-cell>
          <table:table-cell office:value-type="string" calcext:value-type="string">
            <text:p>25.50,24.75,26.25,28.25,27.75,27.50,26.50,25.50,25.75,26.00,26.50,28.50,27.75,28.00,25.25,24.75</text:p>
          </table:table-cell>
          <table:table-cell office:value-type="string" calcext:value-type="string">
            <text:p>25.25,26.75,25.25,27.75,27.25,27.50,25.25,24.00,24.25,24.75,24.50,25.75,25.50,27.00,24.00,24.25</text:p>
          </table:table-cell>
          <table:table-cell office:value-type="string" calcext:value-type="string">
            <text:p>24.50,24.25,24.25,24.25,24.75,24.00,24.25,24.00,24.00,24.00,24.75,24.75,23.75,23.50,23.25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50,28.00,28.00,28.75,29.25,29.75,29.75,29.00,26.00,26.25,27.00,28.00,28.50,29.00,28.00,28.50</text:p>
          </table:table-cell>
          <table:table-cell office:value-type="string" calcext:value-type="string">
            <text:p>25.00,25.00,25.25,26.50,27.25,26.25,25.75,25.75,25.50,26.00,25.50,27.75,28.25,27.50,25.00,24.00</text:p>
          </table:table-cell>
          <table:table-cell office:value-type="string" calcext:value-type="string">
            <text:p>24.50,26.25,25.00,25.75,27.75,27.25,25.25,24.00,23.50,24.25,24.00,25.00,26.75,26.75,24.25,23.75</text:p>
          </table:table-cell>
          <table:table-cell office:value-type="string" calcext:value-type="string">
            <text:p>24.25,24.00,24.25,24.75,23.75,24.25,24.00,24.00,22.75,23.50,23.75,24.00,23.75,23.25,23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8.00,28.25,28.50,29.25,29.25,29.25,28.75,25.75,26.50,27.25,28.00,29.00,29.00,28.50,27.50</text:p>
          </table:table-cell>
          <table:table-cell office:value-type="string" calcext:value-type="string">
            <text:p>24.75,24.75,25.00,27.75,28.00,27.25,25.75,25.50,26.25,25.50,24.75,27.00,27.75,28.25,27.25,24.25</text:p>
          </table:table-cell>
          <table:table-cell office:value-type="string" calcext:value-type="string">
            <text:p>24.25,26.25,25.50,25.00,28.25,27.00,24.25,24.00,24.50,24.25,23.75,24.75,27.50,26.50,24.25,23.75</text:p>
          </table:table-cell>
          <table:table-cell office:value-type="string" calcext:value-type="string">
            <text:p>23.75,24.00,24.50,24.25,24.50,24.00,24.25,24.50,24.00,23.75,23.75,23.75,23.75,23.25,23.50,23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75,28.00,29.25,29.00,29.75,30.00,30.00,28.75,26.25,26.75,27.75,28.00,29.25,29.50,28.50,28.25</text:p>
          </table:table-cell>
          <table:table-cell office:value-type="string" calcext:value-type="string">
            <text:p>25.25,25.25,25.50,28.00,28.50,27.50,26.50,26.00,25.75,26.50,25.00,27.00,28.75,28.75,27.50,25.00</text:p>
          </table:table-cell>
          <table:table-cell office:value-type="string" calcext:value-type="string">
            <text:p>25.50,27.00,25.25,25.50,28.50,27.75,25.00,24.25,24.50,25.75,24.25,25.00,26.75,25.25,24.50,24.25</text:p>
          </table:table-cell>
          <table:table-cell office:value-type="string" calcext:value-type="string">
            <text:p>24.00,24.50,24.50,24.50,24.25,24.25,24.00,24.00,23.75,24.25,24.25,24.25,24.50,24.00,23.75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8.00,28.50,29.00,29.50,29.75,30.25,29.25,26.25,27.00,28.00,28.00,29.25,29.25,28.75,28.75</text:p>
          </table:table-cell>
          <table:table-cell office:value-type="string" calcext:value-type="string">
            <text:p>24.75,25.75,25.25,28.25,28.00,27.25,27.00,26.50,25.50,26.25,25.50,28.00,29.00,28.50,27.50,25.00</text:p>
          </table:table-cell>
          <table:table-cell office:value-type="string" calcext:value-type="string">
            <text:p>25.25,27.00,25.50,25.25,28.50,28.25,25.75,24.50,24.50,25.75,24.25,25.50,26.50,26.50,24.50,24.25</text:p>
          </table:table-cell>
          <table:table-cell office:value-type="string" calcext:value-type="string">
            <text:p>24.75,24.50,25.00,24.75,24.50,24.75,24.50,24.50,24.00,24.50,24.25,24.75,24.25,24.25,24.50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8.25,28.50,29.25,29.50,30.00,29.75,29.75,26.50,26.75,27.75,28.25,29.50,30.00,29.25,29.25</text:p>
          </table:table-cell>
          <table:table-cell office:value-type="string" calcext:value-type="string">
            <text:p>25.00,26.00,26.00,28.00,28.00,27.50,27.00,26.25,25.75,26.00,26.00,28.00,29.00,29.00,27.50,24.75</text:p>
          </table:table-cell>
          <table:table-cell office:value-type="string" calcext:value-type="string">
            <text:p>25.00,27.00,25.75,26.75,29.00,28.50,26.25,24.75,24.50,26.00,24.75,25.75,27.50,27.25,24.25,24.50</text:p>
          </table:table-cell>
          <table:table-cell office:value-type="string" calcext:value-type="string">
            <text:p>24.25,24.50,25.00,24.75,25.00,24.75,24.25,24.50,24.25,24.75,24.50,24.50,24.75,24.00,24.2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8.00,28.50,28.75,29.50,29.50,29.75,29.50,26.25,27.00,27.50,28.00,28.75,29.00,29.00,29.25</text:p>
          </table:table-cell>
          <table:table-cell office:value-type="string" calcext:value-type="string">
            <text:p>25.00,25.00,25.25,26.00,26.75,27.25,26.50,26.00,25.50,25.75,24.75,25.50,26.75,27.75,25.50,25.00</text:p>
          </table:table-cell>
          <table:table-cell office:value-type="string" calcext:value-type="string">
            <text:p>25.00,26.75,25.50,24.75,25.00,26.75,25.25,24.75,24.25,25.00,24.50,24.50,24.50,26.50,24.75,24.00</text:p>
          </table:table-cell>
          <table:table-cell office:value-type="string" calcext:value-type="string">
            <text:p>24.00,24.50,24.50,24.75,24.25,24.25,24.75,24.75,23.75,24.00,24.50,24.50,23.75,24.00,24.00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7.25,28.00,28.50,28.75,28.75,29.00,29.00,25.75,26.25,26.50,28.00,28.50,29.00,28.00,28.00</text:p>
          </table:table-cell>
          <table:table-cell office:value-type="string" calcext:value-type="string">
            <text:p>24.50,24.50,24.75,27.25,27.00,27.00,25.25,25.75,24.75,25.25,24.50,26.50,28.25,27.75,24.50,24.00</text:p>
          </table:table-cell>
          <table:table-cell office:value-type="string" calcext:value-type="string">
            <text:p>24.50,26.00,24.25,24.50,26.25,26.75,24.25,24.25,23.50,24.50,23.50,23.75,24.00,25.75,23.75,24.00</text:p>
          </table:table-cell>
          <table:table-cell office:value-type="string" calcext:value-type="string">
            <text:p>23.75,24.00,24.00,23.75,23.50,23.50,23.25,23.75,23.00,23.50,23.25,23.75,23.25,23.25,22.75,23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8.00,28.00,28.25,29.00,29.50,29.50,29.25,26.25,26.75,27.25,28.00,28.75,29.25,28.00,28.75</text:p>
          </table:table-cell>
          <table:table-cell office:value-type="string" calcext:value-type="string">
            <text:p>24.75,25.25,25.50,27.75,27.50,27.00,25.75,25.75,25.25,25.75,24.75,27.25,28.00,27.25,25.00,24.00</text:p>
          </table:table-cell>
          <table:table-cell office:value-type="string" calcext:value-type="string">
            <text:p>24.75,26.50,25.00,25.50,27.50,27.00,24.75,24.00,24.25,24.50,23.75,24.50,25.50,26.50,23.75,23.25</text:p>
          </table:table-cell>
          <table:table-cell office:value-type="string" calcext:value-type="string">
            <text:p>23.75,24.00,24.25,24.00,24.00,24.00,24.00,23.75,23.50,23.50,23.50,23.75,23.75,23.50,22.75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25,27.25,27.50,28.50,29.25,28.75,29.00,28.50,25.75,26.25,26.75,27.50,28.00,28.75,27.75,28.00</text:p>
          </table:table-cell>
          <table:table-cell office:value-type="string" calcext:value-type="string">
            <text:p>24.75,24.50,25.25,27.25,27.75,26.50,25.75,25.50,24.75,25.75,24.75,27.25,28.25,27.25,24.75,23.75</text:p>
          </table:table-cell>
          <table:table-cell office:value-type="string" calcext:value-type="string">
            <text:p>24.00,25.50,24.75,26.50,27.75,27.00,24.50,23.75,23.50,24.25,23.50,25.00,25.50,24.25,23.25,23.50</text:p>
          </table:table-cell>
          <table:table-cell office:value-type="string" calcext:value-type="string">
            <text:p>23.50,23.50,23.50,23.50,24.00,23.25,23.50,23.50,22.50,24.00,23.75,23.50,23.50,23.25,22.50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7.75,27.50,28.00,28.75,29.25,29.50,28.25,25.50,26.00,26.75,27.75,28.00,28.75,28.25,28.50</text:p>
          </table:table-cell>
          <table:table-cell office:value-type="string" calcext:value-type="string">
            <text:p>25.00,24.50,24.50,25.25,26.50,27.00,25.75,25.25,24.75,25.25,25.75,26.75,27.00,26.25,24.75,24.00</text:p>
          </table:table-cell>
          <table:table-cell office:value-type="string" calcext:value-type="string">
            <text:p>25.25,26.00,25.50,27.25,27.00,26.50,24.25,23.75,23.75,25.25,24.25,25.50,26.00,25.00,23.25,23.25</text:p>
          </table:table-cell>
          <table:table-cell office:value-type="string" calcext:value-type="string">
            <text:p>23.75,24.25,24.00,23.75,24.00,23.75,24.00,23.75,23.00,23.75,23.50,23.75,23.25,23.25,22.75,23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7.50,27.50,28.50,28.75,28.75,28.75,28.75,25.00,26.50,27.00,27.25,28.00,28.75,28.50,27.50</text:p>
          </table:table-cell>
          <table:table-cell office:value-type="string" calcext:value-type="string">
            <text:p>24.75,24.25,24.50,25.50,26.50,26.50,25.50,25.00,24.75,24.50,24.50,26.00,27.75,27.25,25.00,24.00</text:p>
          </table:table-cell>
          <table:table-cell office:value-type="string" calcext:value-type="string">
            <text:p>24.25,25.75,25.75,26.75,27.00,26.00,24.25,24.00,23.50,24.00,24.00,24.50,25.00,25.50,23.75,23.00</text:p>
          </table:table-cell>
          <table:table-cell office:value-type="string" calcext:value-type="string">
            <text:p>23.75,24.00,24.50,24.00,24.00,23.25,23.75,23.50,23.50,23.50,23.75,23.50,23.25,23.00,22.75,23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8.00,28.50,28.50,28.75,29.50,29.25,29.25,25.75,26.50,27.25,28.00,28.50,28.75,28.25,28.25</text:p>
          </table:table-cell>
          <table:table-cell office:value-type="string" calcext:value-type="string">
            <text:p>24.75,25.75,26.25,26.75,27.00,26.00,26.00,25.00,24.75,25.50,27.75,27.50,26.75,27.50,24.75,24.25</text:p>
          </table:table-cell>
          <table:table-cell office:value-type="string" calcext:value-type="string">
            <text:p>24.50,25.75,27.00,25.75,26.25,26.75,24.50,24.25,23.75,24.50,24.75,24.25,24.75,25.75,23.75,23.25</text:p>
          </table:table-cell>
          <table:table-cell office:value-type="string" calcext:value-type="string">
            <text:p>24.00,23.75,24.75,24.50,24.00,23.50,23.50,23.75,23.00,23.50,24.00,23.75,23.75,23.50,23.5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75,28.00,28.25,28.50,29.25,29.50,29.75,29.25,26.50,27.00,28.25,28.75,29.25,29.50,28.75,28.25</text:p>
          </table:table-cell>
          <table:table-cell office:value-type="string" calcext:value-type="string">
            <text:p>25.25,26.00,28.00,27.50,27.75,27.25,26.50,26.00,25.50,26.25,28.50,28.25,27.50,28.50,25.50,25.00</text:p>
          </table:table-cell>
          <table:table-cell office:value-type="string" calcext:value-type="string">
            <text:p>25.00,25.75,27.00,26.50,26.25,27.75,25.25,25.00,24.25,25.00,24.75,25.00,25.50,25.75,24.50,24.25</text:p>
          </table:table-cell>
          <table:table-cell office:value-type="string" calcext:value-type="string">
            <text:p>24.25,24.75,25.00,24.75,24.50,24.25,24.75,25.25,23.75,24.50,24.50,24.50,24.00,23.75,24.00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50,27.25,28.25,28.50,28.75,29.00,29.25,28.00,26.00,26.00,27.25,27.75,28.25,28.75,28.25,28.00</text:p>
          </table:table-cell>
          <table:table-cell office:value-type="string" calcext:value-type="string">
            <text:p>25.00,24.50,24.75,26.00,26.75,26.00,25.50,25.75,24.75,25.25,25.00,26.25,27.25,27.75,24.50,23.75</text:p>
          </table:table-cell>
          <table:table-cell office:value-type="string" calcext:value-type="string">
            <text:p>24.25,25.50,26.25,27.00,27.25,26.75,24.00,23.75,23.50,24.25,25.00,25.25,25.50,24.75,23.25,24.00</text:p>
          </table:table-cell>
          <table:table-cell office:value-type="string" calcext:value-type="string">
            <text:p>24.50,24.50,24.25,24.50,23.75,24.00,23.75,23.75,23.25,23.75,24.00,24.25,23.50,23.50,23.00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50,27.50,27.75,28.50,29.00,29.75,29.50,28.50,26.00,26.50,27.00,27.75,28.50,28.50,28.00,28.50</text:p>
          </table:table-cell>
          <table:table-cell office:value-type="string" calcext:value-type="string">
            <text:p>24.50,24.75,24.75,27.50,26.75,27.25,25.75,25.75,25.00,25.00,25.00,26.25,27.50,26.75,24.75,24.25</text:p>
          </table:table-cell>
          <table:table-cell office:value-type="string" calcext:value-type="string">
            <text:p>24.00,25.00,25.00,25.00,25.75,26.75,25.00,23.50,23.25,24.25,24.00,24.00,24.50,26.00,23.50,24.00</text:p>
          </table:table-cell>
          <table:table-cell office:value-type="string" calcext:value-type="string">
            <text:p>23.75,24.00,24.50,23.75,24.00,24.00,23.75,24.00,23.00,23.50,23.25,23.50,23.50,23.75,23.75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7.50,28.50,28.50,28.75,29.75,29.75,29.25,26.25,26.50,27.00,27.75,28.00,28.75,28.75,28.75</text:p>
          </table:table-cell>
          <table:table-cell office:value-type="string" calcext:value-type="string">
            <text:p>24.50,25.00,25.00,25.50,26.00,26.50,26.00,25.25,25.00,24.75,24.75,25.25,27.00,27.75,25.25,24.25</text:p>
          </table:table-cell>
          <table:table-cell office:value-type="string" calcext:value-type="string">
            <text:p>24.75,25.25,25.00,24.50,25.50,27.00,25.00,24.75,24.50,24.50,24.25,24.50,24.75,26.25,24.25,24.00</text:p>
          </table:table-cell>
          <table:table-cell office:value-type="string" calcext:value-type="string">
            <text:p>23.75,24.00,24.50,24.25,24.00,24.00,23.75,24.00,23.75,24.50,24.00,24.25,24.25,23.50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75,27.75,29.00,29.00,29.75,29.75,29.75,29.50,26.50,27.00,27.50,28.75,29.25,29.50,29.25,29.25</text:p>
          </table:table-cell>
          <table:table-cell office:value-type="string" calcext:value-type="string">
            <text:p>25.25,25.25,26.75,28.00,27.25,27.75,27.25,26.25,25.50,25.75,26.00,28.00,29.00,28.25,25.75,24.75</text:p>
          </table:table-cell>
          <table:table-cell office:value-type="string" calcext:value-type="string">
            <text:p>25.50,25.75,26.00,25.50,27.00,27.75,25.50,24.50,24.50,25.00,25.00,25.00,24.75,26.75,24.50,23.75</text:p>
          </table:table-cell>
          <table:table-cell office:value-type="string" calcext:value-type="string">
            <text:p>24.50,24.75,24.75,25.00,24.50,24.50,24.50,24.50,24.00,24.50,24.00,24.50,24.00,24.00,23.75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8.00,28.50,29.00,29.25,29.75,29.50,29.50,26.00,26.75,27.50,28.50,29.25,29.75,28.75,29.00</text:p>
          </table:table-cell>
          <table:table-cell office:value-type="string" calcext:value-type="string">
            <text:p>25.75,25.50,26.50,27.75,27.50,27.75,27.25,26.50,25.25,25.50,25.75,27.75,28.50,28.25,25.75,25.00</text:p>
          </table:table-cell>
          <table:table-cell office:value-type="string" calcext:value-type="string">
            <text:p>25.25,25.75,25.75,25.75,27.25,27.50,25.50,25.00,24.00,25.00,25.00,24.75,25.00,26.00,24.50,24.25</text:p>
          </table:table-cell>
          <table:table-cell office:value-type="string" calcext:value-type="string">
            <text:p>24.75,24.75,24.50,25.00,24.75,24.50,24.75,24.25,24.25,24.25,24.75,24.75,24.25,24.25,24.50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8.25,28.25,28.50,29.00,29.00,29.50,29.50,25.75,27.00,27.50,27.75,29.00,29.25,28.00,28.75</text:p>
          </table:table-cell>
          <table:table-cell office:value-type="string" calcext:value-type="string">
            <text:p>25.25,25.50,26.50,27.50,27.50,27.50,26.50,26.00,25.00,25.75,26.50,27.75,28.25,28.75,25.50,24.25</text:p>
          </table:table-cell>
          <table:table-cell office:value-type="string" calcext:value-type="string">
            <text:p>24.50,25.75,25.75,26.00,29.00,27.75,24.75,24.50,24.25,24.75,24.25,24.75,26.25,25.75,23.50,24.25</text:p>
          </table:table-cell>
          <table:table-cell office:value-type="string" calcext:value-type="string">
            <text:p>24.25,24.75,25.00,24.50,24.50,24.00,24.00,24.25,23.50,24.00,23.75,24.25,24.00,23.75,23.50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75,27.25,28.75,28.75,28.75,29.25,29.50,29.25,26.50,26.75,27.50,28.00,28.50,29.00,27.75,28.50</text:p>
          </table:table-cell>
          <table:table-cell office:value-type="string" calcext:value-type="string">
            <text:p>25.50,25.25,26.50,27.50,27.25,28.00,26.25,26.25,25.00,25.75,26.75,27.75,28.50,28.75,25.25,24.25</text:p>
          </table:table-cell>
          <table:table-cell office:value-type="string" calcext:value-type="string">
            <text:p>25.00,25.75,26.00,26.50,28.25,27.50,24.50,24.25,24.25,24.50,24.75,25.00,26.00,26.00,24.25,23.25</text:p>
          </table:table-cell>
          <table:table-cell office:value-type="string" calcext:value-type="string">
            <text:p>24.75,24.50,24.75,24.25,24.00,24.25,24.25,24.25,24.00,24.25,23.75,24.00,23.25,23.50,23.25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75,28.25,28.50,29.00,29.25,29.75,29.75,29.50,26.25,27.25,28.00,28.25,29.00,29.25,28.50,28.75</text:p>
          </table:table-cell>
          <table:table-cell office:value-type="string" calcext:value-type="string">
            <text:p>25.00,26.00,26.25,27.75,28.00,28.25,26.50,26.50,25.25,26.00,26.75,28.25,28.25,28.75,25.50,24.75</text:p>
          </table:table-cell>
          <table:table-cell office:value-type="string" calcext:value-type="string">
            <text:p>25.00,26.00,25.75,26.50,28.75,27.50,24.75,24.50,24.25,24.50,25.00,25.50,26.25,25.50,24.00,23.75</text:p>
          </table:table-cell>
          <table:table-cell office:value-type="string" calcext:value-type="string">
            <text:p>24.50,25.00,24.75,25.00,24.50,24.50,24.50,24.25,24.25,24.25,24.50,24.25,24.50,24.25,24.00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8.00,28.75,29.00,29.00,29.75,29.75,29.75,26.25,26.50,28.00,28.25,29.00,29.25,28.50,28.75</text:p>
          </table:table-cell>
          <table:table-cell office:value-type="string" calcext:value-type="string">
            <text:p>25.25,25.25,25.75,27.50,28.00,28.00,26.50,26.00,25.00,25.75,26.00,28.00,28.25,28.50,25.25,24.50</text:p>
          </table:table-cell>
          <table:table-cell office:value-type="string" calcext:value-type="string">
            <text:p>24.75,25.50,26.00,26.75,28.25,27.50,25.25,24.50,24.75,25.00,24.75,25.00,26.50,25.50,24.50,23.75</text:p>
          </table:table-cell>
          <table:table-cell office:value-type="string" calcext:value-type="string">
            <text:p>24.00,24.50,25.25,25.00,24.75,24.25,24.25,24.25,24.25,24.25,24.25,24.25,24.75,24.25,24.00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50,28.00,28.50,29.00,29.75,29.50,29.75,29.25,26.50,27.00,27.75,28.25,29.00,29.75,28.50,28.75</text:p>
          </table:table-cell>
          <table:table-cell office:value-type="string" calcext:value-type="string">
            <text:p>25.50,25.50,25.50,28.25,27.50,28.25,26.50,26.00,25.50,25.25,26.25,28.25,28.50,28.50,25.25,24.50</text:p>
          </table:table-cell>
          <table:table-cell office:value-type="string" calcext:value-type="string">
            <text:p>25.50,26.25,26.00,26.75,28.50,27.50,25.00,24.25,24.25,24.50,25.25,25.00,25.75,25.75,24.25,24.50</text:p>
          </table:table-cell>
          <table:table-cell office:value-type="string" calcext:value-type="string">
            <text:p>24.50,24.50,25.00,24.75,24.50,24.50,24.25,25.25,23.75,24.75,24.50,24.75,23.75,23.50,24.25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8.00,28.50,28.75,29.00,29.00,29.50,28.75,26.00,27.00,27.75,28.50,29.00,29.00,28.50,27.75</text:p>
          </table:table-cell>
          <table:table-cell office:value-type="string" calcext:value-type="string">
            <text:p>25.00,24.75,25.00,27.25,27.00,26.50,26.25,25.75,24.50,25.25,25.50,27.50,27.75,28.00,25.00,24.50</text:p>
          </table:table-cell>
          <table:table-cell office:value-type="string" calcext:value-type="string">
            <text:p>25.25,25.75,25.25,26.50,26.75,26.75,24.50,24.25,24.00,24.75,24.25,24.50,26.00,24.75,24.00,23.75</text:p>
          </table:table-cell>
          <table:table-cell office:value-type="string" calcext:value-type="string">
            <text:p>24.75,24.00,24.50,24.50,24.75,23.75,24.00,24.00,23.75,24.25,24.25,24.25,23.75,23.50,24.00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50,28.50,28.50,29.00,29.50,29.50,29.75,29.75,26.50,27.25,27.50,28.25,29.25,29.50,28.25,28.75</text:p>
          </table:table-cell>
          <table:table-cell office:value-type="string" calcext:value-type="string">
            <text:p>25.50,25.25,25.50,27.50,27.50,27.25,26.50,25.75,25.50,25.50,25.50,27.50,28.75,28.25,25.50,24.75</text:p>
          </table:table-cell>
          <table:table-cell office:value-type="string" calcext:value-type="string">
            <text:p>24.75,26.00,25.75,25.50,28.00,27.50,24.50,24.25,25.00,24.25,24.50,25.00,25.50,25.75,24.25,24.25</text:p>
          </table:table-cell>
          <table:table-cell office:value-type="string" calcext:value-type="string">
            <text:p>25.00,24.25,25.00,24.25,24.50,24.25,24.25,24.25,24.00,24.25,24.25,24.50,24.00,24.00,24.2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8.00,28.25,29.25,29.00,29.50,29.25,29.00,25.75,26.75,27.25,28.25,29.00,29.00,28.50,28.50</text:p>
          </table:table-cell>
          <table:table-cell office:value-type="string" calcext:value-type="string">
            <text:p>25.25,25.25,25.50,27.50,27.50,26.75,25.75,26.00,25.25,25.75,25.00,27.50,28.00,28.25,25.00,24.00</text:p>
          </table:table-cell>
          <table:table-cell office:value-type="string" calcext:value-type="string">
            <text:p>24.75,26.00,25.75,25.00,27.25,27.50,25.00,23.50,24.25,24.50,24.25,24.50,25.75,24.75,24.25,23.50</text:p>
          </table:table-cell>
          <table:table-cell office:value-type="string" calcext:value-type="string">
            <text:p>23.75,24.50,24.25,24.25,24.50,24.00,24.00,24.25,23.75,24.50,24.50,24.00,24.25,23.75,23.50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7.50,28.50,29.00,29.25,28.75,29.50,29.75,26.00,27.00,27.00,28.25,29.00,29.00,28.75,28.50</text:p>
          </table:table-cell>
          <table:table-cell office:value-type="string" calcext:value-type="string">
            <text:p>25.25,24.75,25.25,27.25,27.25,26.75,25.75,25.50,25.00,25.25,25.00,27.00,28.25,28.00,25.25,24.50</text:p>
          </table:table-cell>
          <table:table-cell office:value-type="string" calcext:value-type="string">
            <text:p>24.75,25.50,25.50,25.25,27.50,27.25,25.00,24.00,23.75,24.00,24.50,24.50,25.75,25.25,24.00,24.00</text:p>
          </table:table-cell>
          <table:table-cell office:value-type="string" calcext:value-type="string">
            <text:p>24.25,24.00,24.50,24.25,24.00,24.00,23.75,24.25,23.50,23.75,24.00,24.25,24.50,23.75,22.75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8.25,28.50,29.00,29.25,29.25,29.75,29.50,25.75,27.25,27.75,28.00,29.00,29.00,29.00,28.25</text:p>
          </table:table-cell>
          <table:table-cell office:value-type="string" calcext:value-type="string">
            <text:p>24.75,25.25,25.25,27.50,28.25,27.00,26.25,26.00,25.25,25.50,25.50,27.50,28.25,28.25,25.25,24.75</text:p>
          </table:table-cell>
          <table:table-cell office:value-type="string" calcext:value-type="string">
            <text:p>25.00,26.00,25.25,25.50,27.75,27.50,24.25,25.25,24.25,24.75,24.75,24.50,26.00,25.75,24.50,24.00</text:p>
          </table:table-cell>
          <table:table-cell office:value-type="string" calcext:value-type="string">
            <text:p>24.00,24.50,24.75,24.50,24.50,24.25,24.25,24.25,23.50,24.00,24.50,24.25,24.25,24.00,24.2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7.75,28.50,29.00,29.00,29.25,29.25,29.00,25.50,27.00,27.25,27.50,28.75,29.00,28.50,28.25</text:p>
          </table:table-cell>
          <table:table-cell office:value-type="string" calcext:value-type="string">
            <text:p>24.50,24.75,25.25,27.50,28.00,27.50,26.25,25.75,25.25,25.25,25.25,27.75,28.00,27.50,25.00,24.00</text:p>
          </table:table-cell>
          <table:table-cell office:value-type="string" calcext:value-type="string">
            <text:p>24.75,26.00,25.50,25.50,28.50,27.00,24.50,24.00,24.00,24.25,24.50,25.00,26.75,25.50,23.75,24.00</text:p>
          </table:table-cell>
          <table:table-cell office:value-type="string" calcext:value-type="string">
            <text:p>23.75,24.25,24.25,24.25,24.25,23.75,24.00,24.50,23.50,24.00,24.25,24.50,23.75,23.25,23.75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7.75,28.75,28.75,29.50,29.25,29.00,28.75,26.25,26.75,27.75,28.00,29.00,29.25,28.25,28.25</text:p>
          </table:table-cell>
          <table:table-cell office:value-type="string" calcext:value-type="string">
            <text:p>24.50,25.00,25.50,27.25,28.00,27.75,25.75,26.00,25.50,25.25,25.25,27.75,29.00,28.25,25.25,24.25</text:p>
          </table:table-cell>
          <table:table-cell office:value-type="string" calcext:value-type="string">
            <text:p>24.50,25.75,25.50,26.00,28.00,27.75,24.50,24.50,24.25,24.25,24.00,25.00,26.00,26.25,24.50,24.75</text:p>
          </table:table-cell>
          <table:table-cell office:value-type="string" calcext:value-type="string">
            <text:p>24.00,24.25,24.50,24.75,24.00,24.25,24.25,24.75,23.75,24.25,23.75,23.75,24.00,23.50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8.00,28.50,28.50,29.00,29.50,29.25,29.00,25.75,27.00,27.75,28.25,29.00,29.25,28.50,29.25</text:p>
          </table:table-cell>
          <table:table-cell office:value-type="string" calcext:value-type="string">
            <text:p>25.25,25.50,25.50,28.00,27.50,27.50,26.50,26.25,25.25,25.50,25.50,27.50,28.50,28.00,25.25,25.00</text:p>
          </table:table-cell>
          <table:table-cell office:value-type="string" calcext:value-type="string">
            <text:p>24.75,26.00,26.00,25.00,26.25,27.25,25.50,24.75,24.25,24.25,24.75,24.50,24.75,27.25,24.25,24.00</text:p>
          </table:table-cell>
          <table:table-cell office:value-type="string" calcext:value-type="string">
            <text:p>24.25,24.75,24.25,24.25,24.00,24.25,24.25,24.75,23.50,24.00,24.25,24.50,24.00,23.75,24.00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8.50,28.75,29.00,29.25,29.75,30.00,29.50,25.75,27.00,27.50,28.50,29.75,30.00,29.00,29.00</text:p>
          </table:table-cell>
          <table:table-cell office:value-type="string" calcext:value-type="string">
            <text:p>25.50,25.25,25.50,28.25,28.75,27.50,26.75,26.25,25.00,25.75,25.75,28.00,29.50,28.50,25.50,24.75</text:p>
          </table:table-cell>
          <table:table-cell office:value-type="string" calcext:value-type="string">
            <text:p>24.75,26.25,26.00,26.25,28.00,27.00,25.00,24.75,23.75,25.00,24.75,25.25,26.25,26.00,24.50,24.50</text:p>
          </table:table-cell>
          <table:table-cell office:value-type="string" calcext:value-type="string">
            <text:p>23.75,24.25,24.75,25.00,24.50,24.50,24.75,24.50,23.75,24.50,24.25,24.50,24.75,24.2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8.00,28.50,28.75,29.25,29.00,29.50,28.75,26.00,26.75,27.25,28.00,28.75,29.00,28.50,28.75</text:p>
          </table:table-cell>
          <table:table-cell office:value-type="string" calcext:value-type="string">
            <text:p>24.75,25.50,25.25,27.50,28.25,27.00,26.25,26.00,25.00,25.50,25.25,27.75,29.00,27.75,24.75,24.25</text:p>
          </table:table-cell>
          <table:table-cell office:value-type="string" calcext:value-type="string">
            <text:p>24.75,26.00,25.50,26.75,28.25,27.75,24.50,24.25,24.00,24.50,24.50,24.75,25.75,26.50,24.25,24.25</text:p>
          </table:table-cell>
          <table:table-cell office:value-type="string" calcext:value-type="string">
            <text:p>24.00,24.50,24.50,24.50,23.75,24.00,24.25,24.00,23.50,24.25,24.25,24.00,24.25,23.75,23.75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7.75,28.50,28.50,29.00,30.00,29.25,28.75,26.25,26.75,27.75,28.00,28.75,29.50,28.50,28.25</text:p>
          </table:table-cell>
          <table:table-cell office:value-type="string" calcext:value-type="string">
            <text:p>25.50,25.25,25.50,28.00,28.25,28.00,26.25,25.75,25.75,25.75,25.50,27.50,29.25,28.25,25.00,24.25</text:p>
          </table:table-cell>
          <table:table-cell office:value-type="string" calcext:value-type="string">
            <text:p>25.50,26.00,26.00,25.25,26.75,27.50,25.00,23.50,24.00,24.75,24.25,24.75,25.75,25.25,24.00,23.75</text:p>
          </table:table-cell>
          <table:table-cell office:value-type="string" calcext:value-type="string">
            <text:p>24.25,24.00,24.75,24.50,24.50,24.00,23.50,24.25,24.00,23.75,24.00,24.25,24.00,23.75,23.00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8.00,28.25,29.25,29.50,29.50,29.75,30.00,29.50,26.75,27.50,28.00,28.50,29.50,29.75,29.00,28.75</text:p>
          </table:table-cell>
          <table:table-cell office:value-type="string" calcext:value-type="string">
            <text:p>25.50,25.75,25.75,28.50,29.25,28.25,26.75,26.00,26.00,26.00,26.00,28.50,30.00,28.50,25.75,25.00</text:p>
          </table:table-cell>
          <table:table-cell office:value-type="string" calcext:value-type="string">
            <text:p>25.25,26.25,26.25,27.00,28.50,27.00,25.50,24.75,24.75,25.50,25.25,25.00,26.00,25.25,24.25,24.25</text:p>
          </table:table-cell>
          <table:table-cell office:value-type="string" calcext:value-type="string">
            <text:p>25.00,25.00,25.00,25.25,25.25,24.50,24.50,24.50,24.50,24.75,25.00,24.50,24.25,24.50,24.00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75,28.00,28.25,29.00,29.00,29.75,30.00,29.00,26.00,27.00,27.50,28.25,29.25,29.50,28.50,28.50</text:p>
          </table:table-cell>
          <table:table-cell office:value-type="string" calcext:value-type="string">
            <text:p>25.50,25.00,25.75,28.25,28.00,27.25,26.25,26.00,25.00,25.75,25.25,27.75,29.25,27.75,25.25,24.25</text:p>
          </table:table-cell>
          <table:table-cell office:value-type="string" calcext:value-type="string">
            <text:p>25.00,26.00,25.75,26.50,27.75,27.00,24.50,24.25,24.00,25.00,24.25,24.75,25.50,25.00,24.25,24.25</text:p>
          </table:table-cell>
          <table:table-cell office:value-type="string" calcext:value-type="string">
            <text:p>24.50,24.75,24.50,24.50,24.00,23.75,24.25,24.00,23.75,24.50,24.50,24.50,24.25,23.25,24.00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50,28.25,28.75,29.00,29.75,30.00,29.75,29.25,26.00,27.50,27.75,28.25,29.25,29.25,28.75,28.75</text:p>
          </table:table-cell>
          <table:table-cell office:value-type="string" calcext:value-type="string">
            <text:p>25.50,25.00,26.00,28.00,28.25,28.00,26.75,25.75,25.50,26.00,25.25,26.75,28.00,28.25,25.00,24.75</text:p>
          </table:table-cell>
          <table:table-cell office:value-type="string" calcext:value-type="string">
            <text:p>25.75,26.50,26.50,25.75,29.00,27.50,25.25,24.25,24.25,24.75,25.00,25.50,27.75,25.75,24.50,24.25</text:p>
          </table:table-cell>
          <table:table-cell office:value-type="string" calcext:value-type="string">
            <text:p>24.75,24.75,24.75,24.50,25.00,24.50,24.75,24.50,24.25,25.00,24.50,24.75,24.75,24.50,23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50,28.25,28.75,29.00,29.00,29.25,29.25,28.75,26.50,27.00,28.25,28.50,29.25,29.25,28.75,29.00</text:p>
          </table:table-cell>
          <table:table-cell office:value-type="string" calcext:value-type="string">
            <text:p>25.50,25.75,25.50,27.75,28.25,27.50,26.00,26.00,25.75,26.00,25.50,27.25,28.50,28.00,25.25,24.25</text:p>
          </table:table-cell>
          <table:table-cell office:value-type="string" calcext:value-type="string">
            <text:p>25.75,26.00,25.50,25.75,29.25,27.00,24.75,23.75,24.50,24.75,25.00,25.50,27.50,25.50,24.25,24.25</text:p>
          </table:table-cell>
          <table:table-cell office:value-type="string" calcext:value-type="string">
            <text:p>24.25,24.75,24.50,24.75,24.50,24.50,24.00,23.75,24.00,24.75,24.75,24.50,24.25,24.50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75,28.00,28.50,29.00,29.75,30.25,29.75,29.75,26.25,27.25,28.25,28.50,29.00,29.50,28.75,29.00</text:p>
          </table:table-cell>
          <table:table-cell office:value-type="string" calcext:value-type="string">
            <text:p>25.75,25.50,26.00,27.75,28.50,28.00,26.25,26.00,26.00,26.00,25.50,27.75,29.25,28.25,25.25,24.75</text:p>
          </table:table-cell>
          <table:table-cell office:value-type="string" calcext:value-type="string">
            <text:p>25.50,26.25,26.25,26.50,29.75,27.75,25.00,24.75,24.50,24.50,24.75,25.50,27.25,27.00,24.50,24.75</text:p>
          </table:table-cell>
          <table:table-cell office:value-type="string" calcext:value-type="string">
            <text:p>24.75,24.50,25.00,24.50,24.75,24.50,24.50,24.50,24.50,24.50,24.25,25.00,24.75,24.00,24.25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7.25,28.00,28.25,28.50,29.25,29.25,28.50,25.50,27.00,27.25,28.00,28.25,28.75,28.00,28.50</text:p>
          </table:table-cell>
          <table:table-cell office:value-type="string" calcext:value-type="string">
            <text:p>25.25,25.25,25.00,27.50,27.75,26.25,25.50,25.25,25.00,25.00,25.00,27.50,28.50,26.75,24.25,24.25</text:p>
          </table:table-cell>
          <table:table-cell office:value-type="string" calcext:value-type="string">
            <text:p>24.75,25.25,25.25,26.25,27.00,26.25,24.75,24.50,23.50,23.75,24.00,25.00,25.00,26.25,24.25,23.00</text:p>
          </table:table-cell>
          <table:table-cell office:value-type="string" calcext:value-type="string">
            <text:p>24.25,24.00,24.00,24.00,23.75,23.75,23.75,23.75,22.75,23.50,23.75,23.75,23.25,23.25,23.25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6.75,27.25,28.50,28.25,28.75,29.50,28.50,29.00,25.50,27.00,27.00,28.00,29.00,29.00,28.00,28.25</text:p>
          </table:table-cell>
          <table:table-cell office:value-type="string" calcext:value-type="string">
            <text:p>24.75,24.75,25.25,27.75,27.75,27.00,26.00,26.00,25.00,25.25,25.00,27.25,28.75,27.50,24.75,24.25</text:p>
          </table:table-cell>
          <table:table-cell office:value-type="string" calcext:value-type="string">
            <text:p>24.50,25.75,25.00,24.75,26.75,27.50,25.00,23.75,24.00,24.25,24.25,24.25,24.50,25.50,24.00,24.00</text:p>
          </table:table-cell>
          <table:table-cell office:value-type="string" calcext:value-type="string">
            <text:p>23.75,24.25,24.25,24.00,24.25,24.25,24.00,23.75,23.50,24.25,24.00,24.00,23.75,23.25,24.0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7.75,28.25,29.00,29.25,29.50,29.50,29.25,25.75,26.75,27.50,28.25,29.00,29.00,28.25,28.25</text:p>
          </table:table-cell>
          <table:table-cell office:value-type="string" calcext:value-type="string">
            <text:p>25.25,25.25,25.25,27.75,28.50,27.25,26.25,26.25,25.25,25.50,25.50,28.00,29.00,27.50,24.75,24.25</text:p>
          </table:table-cell>
          <table:table-cell office:value-type="string" calcext:value-type="string">
            <text:p>25.00,26.00,25.75,26.50,27.50,27.25,25.00,24.25,24.25,24.50,24.75,25.25,25.50,25.75,24.00,23.75</text:p>
          </table:table-cell>
          <table:table-cell office:value-type="string" calcext:value-type="string">
            <text:p>24.50,24.50,24.50,24.00,24.25,24.25,24.00,24.00,23.75,24.00,24.00,24.50,24.00,23.75,23.5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7.00,28.25,28.50,28.50,28.75,29.50,29.50,28.50,25.75,27.00,27.75,28.25,28.75,29.00,28.50,28.25</text:p>
          </table:table-cell>
          <table:table-cell office:value-type="string" calcext:value-type="string">
            <text:p>25.25,25.50,25.75,27.50,28.50,27.50,26.25,26.00,25.25,26.00,25.50,27.75,28.25,27.50,24.75,24.25</text:p>
          </table:table-cell>
          <table:table-cell office:value-type="string" calcext:value-type="string">
            <text:p>25.00,25.75,25.50,25.25,26.75,27.50,25.00,24.75,24.25,24.50,24.25,24.75,24.50,26.75,24.50,23.75</text:p>
          </table:table-cell>
          <table:table-cell office:value-type="string" calcext:value-type="string">
            <text:p>24.50,24.50,24.50,24.25,24.50,24.00,24.50,23.75,24.25,24.25,23.75,23.75,23.75,23.25,24.00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7.50,28.50,28.50,29.25,29.25,29.00,28.75,26.00,27.00,27.50,27.75,28.75,28.75,28.25,28.50</text:p>
          </table:table-cell>
          <table:table-cell office:value-type="string" calcext:value-type="string">
            <text:p>25.25,25.00,25.75,28.00,28.00,27.00,25.75,25.50,25.25,25.50,25.25,27.75,27.75,27.00,24.50,24.25</text:p>
          </table:table-cell>
          <table:table-cell office:value-type="string" calcext:value-type="string">
            <text:p>25.00,25.75,25.50,26.00,27.25,26.25,24.25,23.50,23.50,24.50,24.50,24.50,25.50,24.75,24.00,23.50</text:p>
          </table:table-cell>
          <table:table-cell office:value-type="string" calcext:value-type="string">
            <text:p>24.00,24.25,24.25,24.25,24.00,23.75,23.75,23.50,23.75,24.00,23.75,24.25,23.75,23.25,23.50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7.00,27.75,28.50,28.75,29.00,29.00,29.50,29.00,26.00,26.75,27.25,28.25,28.75,29.00,28.25,28.00</text:p>
          </table:table-cell>
          <table:table-cell office:value-type="string" calcext:value-type="string">
            <text:p>25.00,25.25,25.50,28.00,28.25,27.25,26.00,25.75,24.50,25.75,25.50,28.00,29.00,27.25,25.25,24.00</text:p>
          </table:table-cell>
          <table:table-cell office:value-type="string" calcext:value-type="string">
            <text:p>25.25,25.50,26.00,25.50,27.50,26.50,24.75,24.50,24.25,24.50,24.50,24.50,25.75,25.25,24.00,23.75</text:p>
          </table:table-cell>
          <table:table-cell office:value-type="string" calcext:value-type="string">
            <text:p>24.50,24.75,24.25,24.50,24.50,24.25,24.00,23.75,24.00,24.25,23.75,24.00,24.25,23.75,24.00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7.50,28.00,29.00,29.00,29.25,29.75,29.50,29.50,26.50,27.25,27.75,28.75,29.00,29.50,29.00,28.75</text:p>
          </table:table-cell>
          <table:table-cell office:value-type="string" calcext:value-type="string">
            <text:p>26.00,25.75,26.50,28.25,28.00,28.00,26.75,25.75,26.00,26.25,26.25,28.75,28.50,28.00,25.75,24.50</text:p>
          </table:table-cell>
          <table:table-cell office:value-type="string" calcext:value-type="string">
            <text:p>25.50,26.25,26.25,27.25,28.75,28.00,25.00,24.50,24.50,24.75,25.00,26.50,27.00,25.75,24.75,24.50</text:p>
          </table:table-cell>
          <table:table-cell office:value-type="string" calcext:value-type="string">
            <text:p>24.75,24.50,25.00,24.75,24.75,24.50,24.75,24.50,24.25,25.00,24.50,25.00,24.25,24.50,24.2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8.00,28.25,28.75,29.00,29.00,30.00,29.75,29.00,26.75,27.50,27.75,28.50,29.25,29.50,28.75,29.00</text:p>
          </table:table-cell>
          <table:table-cell office:value-type="string" calcext:value-type="string">
            <text:p>25.50,25.50,25.50,28.25,28.25,27.00,26.25,26.50,25.50,26.00,26.00,28.75,28.25,27.75,25.50,24.50</text:p>
          </table:table-cell>
          <table:table-cell office:value-type="string" calcext:value-type="string">
            <text:p>25.25,26.25,26.75,28.75,27.50,27.25,25.00,24.25,24.50,24.75,25.25,26.00,26.50,26.25,24.00,24.00</text:p>
          </table:table-cell>
          <table:table-cell office:value-type="string" calcext:value-type="string">
            <text:p>24.75,24.50,25.00,25.00,25.00,24.25,24.50,24.25,24.25,24.50,25.00,24.00,24.25,24.50,24.50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7.00,27.75,28.50,29.00,29.75,29.25,29.50,29.25,26.25,27.25,28.00,28.25,29.25,29.25,28.50,29.00</text:p>
          </table:table-cell>
          <table:table-cell office:value-type="string" calcext:value-type="string">
            <text:p>25.50,25.75,26.00,28.00,28.00,26.75,26.50,26.00,25.50,26.00,26.50,28.25,28.00,27.75,25.50,24.50</text:p>
          </table:table-cell>
          <table:table-cell office:value-type="string" calcext:value-type="string">
            <text:p>25.00,26.25,27.00,27.50,27.25,27.25,25.00,25.00,24.50,24.75,25.00,25.25,26.25,25.75,24.25,24.00</text:p>
          </table:table-cell>
          <table:table-cell office:value-type="string" calcext:value-type="string">
            <text:p>24.50,25.00,25.25,24.75,24.25,24.00,24.50,25.00,24.25,24.50,24.50,24.50,24.00,24.00,24.25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7.25,28.25,28.50,29.25,29.75,29.75,30.00,29.50,26.25,27.50,27.75,28.25,29.25,29.25,29.00,28.75</text:p>
          </table:table-cell>
          <table:table-cell office:value-type="string" calcext:value-type="string">
            <text:p>25.00,26.00,26.25,28.50,28.25,26.75,26.00,25.50,25.75,25.50,25.75,28.50,27.75,27.75,25.00,24.75</text:p>
          </table:table-cell>
          <table:table-cell office:value-type="string" calcext:value-type="string">
            <text:p>25.25,26.25,26.50,28.50,26.50,27.50,24.50,24.25,24.25,24.25,25.00,25.50,25.50,25.75,24.00,24.00</text:p>
          </table:table-cell>
          <table:table-cell office:value-type="string" calcext:value-type="string">
            <text:p>24.50,25.00,25.00,24.75,25.00,24.25,24.50,24.25,24.50,24.50,24.75,24.50,24.25,24.25,23.50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75,28.25,28.75,29.25,29.25,29.75,29.50,28.50,26.75,27.50,28.00,28.50,29.25,29.50,29.25,29.00</text:p>
          </table:table-cell>
          <table:table-cell office:value-type="string" calcext:value-type="string">
            <text:p>25.75,26.00,25.75,28.50,28.50,26.75,26.50,26.00,26.00,26.25,26.25,28.25,28.25,28.00,25.25,24.50</text:p>
          </table:table-cell>
          <table:table-cell office:value-type="string" calcext:value-type="string">
            <text:p>25.25,26.25,26.50,27.00,26.25,27.25,25.50,24.50,24.75,24.75,25.25,25.00,24.75,27.00,24.50,24.00</text:p>
          </table:table-cell>
          <table:table-cell office:value-type="string" calcext:value-type="string">
            <text:p>25.25,24.75,24.75,25.25,24.25,24.50,24.75,24.25,24.50,24.00,25.00,24.50,24.50,24.50,23.75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7.50,28.50,28.50,29.50,29.25,29.25,28.75,25.75,27.00,27.75,27.75,28.50,28.75,28.75,28.25</text:p>
          </table:table-cell>
          <table:table-cell office:value-type="string" calcext:value-type="string">
            <text:p>24.75,25.25,25.75,28.00,27.50,26.75,25.75,25.75,25.25,26.00,25.75,27.75,27.25,27.50,24.75,23.75</text:p>
          </table:table-cell>
          <table:table-cell office:value-type="string" calcext:value-type="string">
            <text:p>25.00,25.50,26.25,26.50,25.50,27.00,24.75,24.00,24.25,24.50,25.00,24.25,24.50,26.25,23.50,24.00</text:p>
          </table:table-cell>
          <table:table-cell office:value-type="string" calcext:value-type="string">
            <text:p>24.25,24.50,24.50,24.25,23.75,23.25,24.00,24.50,24.00,24.00,24.00,24.25,24.00,23.50,23.50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7.75,28.75,29.50,29.50,29.75,29.25,29.50,26.00,27.50,28.00,28.50,29.25,29.00,28.75,29.25</text:p>
          </table:table-cell>
          <table:table-cell office:value-type="string" calcext:value-type="string">
            <text:p>25.50,25.75,28.00,28.50,27.00,27.50,26.75,26.25,25.50,27.00,28.25,28.50,27.75,28.50,25.25,24.50</text:p>
          </table:table-cell>
          <table:table-cell office:value-type="string" calcext:value-type="string">
            <text:p>25.25,27.00,28.50,28.50,27.25,28.25,25.75,24.75,24.75,25.75,27.75,28.00,26.75,27.75,24.75,24.00</text:p>
          </table:table-cell>
          <table:table-cell office:value-type="string" calcext:value-type="string">
            <text:p>24.50,25.50,27.25,27.50,27.50,25.50,24.75,24.75,23.50,24.75,27.00,28.25,28.00,27.00,24.75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7.50,27.00,28.25,28.50,28.75,29.75,29.50,28.75,25.75,27.00,28.00,27.75,28.50,28.75,28.25,28.25</text:p>
          </table:table-cell>
          <table:table-cell office:value-type="string" calcext:value-type="string">
            <text:p>25.00,25.50,26.50,27.75,27.50,27.75,26.25,26.00,25.50,25.50,26.00,27.75,27.50,27.50,25.00,24.00</text:p>
          </table:table-cell>
          <table:table-cell office:value-type="string" calcext:value-type="string">
            <text:p>25.00,25.75,26.25,26.75,27.75,26.50,25.00,24.00,24.25,24.25,24.25,25.00,25.50,26.00,24.00,24.00</text:p>
          </table:table-cell>
          <table:table-cell office:value-type="string" calcext:value-type="string">
            <text:p>24.25,24.50,24.50,24.25,24.50,24.00,24.50,24.50,23.50,24.00,24.00,24.25,23.75,23.50,23.5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7.00,27.50,28.25,28.50,29.00,29.00,28.25,25.50,26.25,26.75,27.50,28.25,28.50,28.00,28.25</text:p>
          </table:table-cell>
          <table:table-cell office:value-type="string" calcext:value-type="string">
            <text:p>25.25,24.75,24.50,27.00,27.50,26.75,25.50,25.50,26.25,26.00,24.50,27.25,27.50,26.75,24.25,23.25</text:p>
          </table:table-cell>
          <table:table-cell office:value-type="string" calcext:value-type="string">
            <text:p>25.25,24.00,24.50,25.00,27.50,26.25,23.75,23.75,23.75,23.75,23.25,24.25,25.25,24.75,23.50,23.25</text:p>
          </table:table-cell>
          <table:table-cell office:value-type="string" calcext:value-type="string">
            <text:p>23.50,23.75,23.75,24.00,23.75,23.25,23.50,23.50,23.50,23.25,23.25,23.25,23.25,22.75,23.25,23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7.25,28.50,28.50,29.00,29.25,29.00,29.00,26.00,26.75,27.50,28.25,29.00,28.75,28.50,28.25</text:p>
          </table:table-cell>
          <table:table-cell office:value-type="string" calcext:value-type="string">
            <text:p>25.25,25.50,25.00,27.50,27.75,27.50,26.25,25.50,25.50,26.25,25.00,27.75,28.00,27.25,25.00,24.25</text:p>
          </table:table-cell>
          <table:table-cell office:value-type="string" calcext:value-type="string">
            <text:p>25.25,26.75,25.25,26.25,28.25,26.50,24.50,23.75,24.50,25.25,24.50,24.75,26.00,25.50,23.75,23.50</text:p>
          </table:table-cell>
          <table:table-cell office:value-type="string" calcext:value-type="string">
            <text:p>24.25,24.00,25.00,24.50,24.25,24.00,24.00,24.25,23.75,24.25,24.00,24.25,24.25,23.75,24.00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50,28.00,28.25,29.00,29.25,29.50,29.25,29.25,26.25,26.75,27.75,28.25,29.00,29.50,28.25,28.75</text:p>
          </table:table-cell>
          <table:table-cell office:value-type="string" calcext:value-type="string">
            <text:p>25.00,25.75,25.50,27.75,28.25,27.50,26.50,26.75,25.00,25.50,25.75,28.00,28.50,28.00,25.75,24.00</text:p>
          </table:table-cell>
          <table:table-cell office:value-type="string" calcext:value-type="string">
            <text:p>25.25,26.25,26.25,26.75,28.25,27.25,24.75,24.00,24.75,25.25,24.50,25.25,25.00,26.00,24.00,24.00</text:p>
          </table:table-cell>
          <table:table-cell office:value-type="string" calcext:value-type="string">
            <text:p>24.25,24.50,24.75,24.75,24.25,24.50,24.00,24.25,24.50,24.50,23.75,24.25,24.00,23.50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8.00,28.25,28.50,29.50,29.50,29.25,28.75,26.00,27.00,27.00,28.00,29.00,29.25,28.75,28.25</text:p>
          </table:table-cell>
          <table:table-cell office:value-type="string" calcext:value-type="string">
            <text:p>25.00,25.50,25.50,27.75,28.00,28.00,26.25,26.00,25.00,25.75,25.75,27.75,28.50,27.50,25.25,23.75</text:p>
          </table:table-cell>
          <table:table-cell office:value-type="string" calcext:value-type="string">
            <text:p>25.25,27.25,26.00,26.75,28.25,26.75,25.00,24.00,24.75,25.50,24.75,24.75,26.50,25.75,24.25,24.00</text:p>
          </table:table-cell>
          <table:table-cell office:value-type="string" calcext:value-type="string">
            <text:p>24.25,24.00,24.75,24.75,24.50,24.50,24.00,24.50,24.00,24.00,24.00,24.00,24.00,23.50,24.00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7.00,27.50,28.50,28.75,29.25,29.25,29.75,28.75,26.00,27.00,27.25,28.00,29.00,29.00,28.50,28.50</text:p>
          </table:table-cell>
          <table:table-cell office:value-type="string" calcext:value-type="string">
            <text:p>25.25,25.25,25.25,27.75,27.75,27.50,26.25,25.75,25.00,25.50,25.75,27.50,28.50,27.00,24.50,24.50</text:p>
          </table:table-cell>
          <table:table-cell office:value-type="string" calcext:value-type="string">
            <text:p>24.75,25.50,25.75,26.50,28.00,26.75,24.25,24.75,24.00,24.25,24.50,25.00,26.25,25.75,24.25,24.00</text:p>
          </table:table-cell>
          <table:table-cell office:value-type="string" calcext:value-type="string">
            <text:p>24.25,24.75,24.25,24.75,24.25,23.75,24.25,24.25,24.00,24.25,24.50,23.75,24.00,23.50,23.0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6.75,27.75,27.75,28.00,28.50,29.00,29.25,28.75,25.75,26.75,26.50,28.00,28.75,28.75,28.25,28.25</text:p>
          </table:table-cell>
          <table:table-cell office:value-type="string" calcext:value-type="string">
            <text:p>25.00,25.25,25.00,27.00,27.75,27.00,25.25,25.50,24.50,25.25,25.00,27.25,27.75,27.25,25.00,24.50</text:p>
          </table:table-cell>
          <table:table-cell office:value-type="string" calcext:value-type="string">
            <text:p>24.50,25.25,25.75,24.50,26.00,26.75,24.50,24.00,24.00,23.75,24.50,24.25,25.00,25.00,24.00,23.50</text:p>
          </table:table-cell>
          <table:table-cell office:value-type="string" calcext:value-type="string">
            <text:p>23.75,24.25,24.25,24.25,23.75,24.00,23.50,23.75,23.75,24.00,24.00,23.50,24.00,23.50,23.00,23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8.25,28.25,28.75,28.75,29.25,29.50,29.25,25.50,27.00,27.75,28.25,29.00,29.00,28.25,29.00</text:p>
          </table:table-cell>
          <table:table-cell office:value-type="string" calcext:value-type="string">
            <text:p>25.50,25.50,25.00,27.75,28.00,27.25,26.50,25.50,25.00,25.25,25.25,27.50,28.00,27.00,25.00,24.00</text:p>
          </table:table-cell>
          <table:table-cell office:value-type="string" calcext:value-type="string">
            <text:p>24.75,25.75,26.25,25.50,27.00,27.25,24.25,23.75,24.25,24.75,25.00,24.25,25.50,25.75,24.50,24.00</text:p>
          </table:table-cell>
          <table:table-cell office:value-type="string" calcext:value-type="string">
            <text:p>24.50,24.75,24.25,24.75,25.00,24.50,24.50,23.75,23.50,24.25,24.75,24.50,24.00,24.00,24.00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7.75,28.00,28.25,28.75,29.50,29.75,29.25,25.75,26.50,27.00,27.75,28.75,29.00,28.75,28.50</text:p>
          </table:table-cell>
          <table:table-cell office:value-type="string" calcext:value-type="string">
            <text:p>25.00,25.50,25.25,26.50,27.50,27.50,26.00,26.00,24.50,25.50,24.75,27.00,28.00,27.75,25.25,24.50</text:p>
          </table:table-cell>
          <table:table-cell office:value-type="string" calcext:value-type="string">
            <text:p>25.25,26.75,25.50,26.00,28.25,27.00,24.75,23.75,24.75,25.75,24.50,24.75,26.00,25.75,24.00,24.25</text:p>
          </table:table-cell>
          <table:table-cell office:value-type="string" calcext:value-type="string">
            <text:p>24.25,24.25,24.25,24.25,24.50,23.50,24.50,24.00,23.50,24.00,24.25,24.50,23.75,23.75,24.25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7.00,26.75,27.25,27.75,28.25,28.25,29.00,28.25,24.75,26.00,26.25,27.00,28.00,27.75,28.00,27.50</text:p>
          </table:table-cell>
          <table:table-cell office:value-type="string" calcext:value-type="string">
            <text:p>24.50,24.75,24.50,27.25,26.50,26.00,25.25,25.50,23.50,24.50,24.50,27.75,27.25,27.00,24.25,23.75</text:p>
          </table:table-cell>
          <table:table-cell office:value-type="string" calcext:value-type="string">
            <text:p>24.00,25.50,25.00,26.00,26.75,26.25,24.25,23.75,23.25,24.75,24.00,24.00,25.25,24.25,23.50,23.25</text:p>
          </table:table-cell>
          <table:table-cell office:value-type="string" calcext:value-type="string">
            <text:p>23.00,23.50,23.75,23.50,23.50,23.50,23.75,23.75,23.25,23.25,23.25,23.00,23.25,23.25,23.25,23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50,27.50,28.50,28.50,28.50,28.75,29.25,28.50,26.00,26.25,26.75,27.75,29.00,29.25,28.00,28.25</text:p>
          </table:table-cell>
          <table:table-cell office:value-type="string" calcext:value-type="string">
            <text:p>24.75,25.00,25.00,28.00,27.75,26.75,25.75,25.00,24.75,25.25,25.50,28.50,28.25,27.50,24.50,23.75</text:p>
          </table:table-cell>
          <table:table-cell office:value-type="string" calcext:value-type="string">
            <text:p>24.75,26.00,25.00,27.00,26.50,27.25,24.75,23.75,23.50,24.75,24.00,24.50,25.25,26.00,23.50,23.50</text:p>
          </table:table-cell>
          <table:table-cell office:value-type="string" calcext:value-type="string">
            <text:p>24.25,24.25,24.00,24.50,24.00,23.50,24.00,23.50,23.50,23.25,24.00,23.75,23.25,23.25,23.00,23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8.00,28.50,29.00,29.50,29.25,29.75,28.75,26.50,27.00,27.75,28.50,29.00,29.75,28.75,28.50</text:p>
          </table:table-cell>
          <table:table-cell office:value-type="string" calcext:value-type="string">
            <text:p>25.25,25.25,25.75,28.25,28.00,27.25,26.25,25.50,25.25,25.75,25.50,28.50,28.25,28.00,25.25,24.25</text:p>
          </table:table-cell>
          <table:table-cell office:value-type="string" calcext:value-type="string">
            <text:p>25.00,26.00,26.00,26.25,28.50,27.75,25.25,24.50,24.25,25.00,25.00,25.25,26.25,27.25,24.00,24.25</text:p>
          </table:table-cell>
          <table:table-cell office:value-type="string" calcext:value-type="string">
            <text:p>24.25,24.75,24.75,24.75,24.75,24.25,24.50,24.25,24.00,24.00,24.50,24.50,24.50,24.50,24.00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7.50,28.25,28.75,29.00,29.25,29.75,29.00,29.50,26.25,27.25,27.75,28.50,29.00,29.25,28.25,29.00</text:p>
          </table:table-cell>
          <table:table-cell office:value-type="string" calcext:value-type="string">
            <text:p>25.25,25.75,27.00,28.25,27.75,27.75,26.50,26.25,25.25,25.50,26.00,28.00,28.50,28.00,25.50,24.75</text:p>
          </table:table-cell>
          <table:table-cell office:value-type="string" calcext:value-type="string">
            <text:p>24.75,25.50,26.25,26.00,28.25,27.75,25.00,24.50,24.25,24.75,24.75,25.00,26.00,26.50,24.00,24.50</text:p>
          </table:table-cell>
          <table:table-cell office:value-type="string" calcext:value-type="string">
            <text:p>24.50,24.75,24.50,24.50,25.00,24.50,24.50,24.25,23.75,24.00,24.00,24.50,24.00,24.25,24.25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6.75,27.50,28.75,28.50,29.00,29.00,29.25,29.25,25.75,27.25,27.50,28.00,28.75,29.25,28.25,28.25</text:p>
          </table:table-cell>
          <table:table-cell office:value-type="string" calcext:value-type="string">
            <text:p>24.50,25.50,26.25,27.75,27.50,27.50,26.00,26.25,24.50,25.50,25.75,27.50,28.00,27.50,25.00,24.25</text:p>
          </table:table-cell>
          <table:table-cell office:value-type="string" calcext:value-type="string">
            <text:p>24.25,25.00,25.75,25.50,27.00,27.25,24.50,24.00,23.50,24.25,24.75,24.25,25.25,26.25,23.75,23.50</text:p>
          </table:table-cell>
          <table:table-cell office:value-type="string" calcext:value-type="string">
            <text:p>23.75,24.00,24.00,23.75,24.00,23.50,24.25,23.75,23.50,24.00,23.50,24.25,23.50,23.75,23.25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7.75,28.00,28.50,29.00,29.00,29.00,29.25,26.50,26.75,27.50,27.75,28.75,29.50,28.75,28.50</text:p>
          </table:table-cell>
          <table:table-cell office:value-type="string" calcext:value-type="string">
            <text:p>24.75,25.00,25.25,27.25,27.75,27.50,26.00,26.00,25.00,25.50,25.75,27.50,27.75,28.50,25.00,24.25</text:p>
          </table:table-cell>
          <table:table-cell office:value-type="string" calcext:value-type="string">
            <text:p>24.50,26.50,26.50,26.75,28.75,27.75,24.75,24.00,24.00,24.75,24.75,26.25,27.75,26.50,24.25,24.25</text:p>
          </table:table-cell>
          <table:table-cell office:value-type="string" calcext:value-type="string">
            <text:p>24.00,24.50,24.50,25.00,24.25,24.75,24.00,23.75,23.50,24.00,24.50,24.75,23.75,24.00,23.25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7.75,28.25,28.50,29.00,29.50,29.25,29.50,28.50,26.25,27.00,27.75,28.25,28.75,29.25,29.00,28.75</text:p>
          </table:table-cell>
          <table:table-cell office:value-type="string" calcext:value-type="string">
            <text:p>25.00,25.25,25.75,28.25,28.25,27.00,26.25,25.50,25.25,26.25,26.00,27.50,28.25,28.00,25.50,24.50</text:p>
          </table:table-cell>
          <table:table-cell office:value-type="string" calcext:value-type="string">
            <text:p>24.75,26.00,26.50,25.75,27.25,27.25,25.00,24.50,24.25,24.75,25.25,25.00,25.75,26.25,24.50,24.00</text:p>
          </table:table-cell>
          <table:table-cell office:value-type="string" calcext:value-type="string">
            <text:p>24.25,24.75,25.00,24.75,25.00,24.25,24.50,24.75,24.25,24.25,24.50,24.75,24.25,24.25,24.00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6.75,27.50,28.25,29.00,29.00,29.50,29.00,28.75,25.75,26.75,27.25,27.75,28.75,28.75,28.50,28.25</text:p>
          </table:table-cell>
          <table:table-cell office:value-type="string" calcext:value-type="string">
            <text:p>24.75,24.75,25.25,27.00,27.50,27.25,26.00,25.75,24.50,25.00,25.25,27.50,28.50,27.50,25.00,24.00</text:p>
          </table:table-cell>
          <table:table-cell office:value-type="string" calcext:value-type="string">
            <text:p>24.75,25.75,25.75,25.75,28.00,27.25,24.75,24.25,23.75,24.25,24.75,25.00,25.50,26.50,24.00,23.50</text:p>
          </table:table-cell>
          <table:table-cell office:value-type="string" calcext:value-type="string">
            <text:p>24.00,24.25,24.75,24.25,24.25,24.25,24.00,24.25,24.00,24.25,24.25,24.25,24.25,23.50,23.75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75,27.75,28.75,28.75,29.75,29.50,29.50,29.50,26.75,27.25,28.00,28.25,29.25,29.50,28.50,29.25</text:p>
          </table:table-cell>
          <table:table-cell office:value-type="string" calcext:value-type="string">
            <text:p>25.25,25.50,25.75,27.75,27.50,27.50,26.00,26.25,25.25,25.75,25.50,27.50,28.75,27.75,25.50,24.25</text:p>
          </table:table-cell>
          <table:table-cell office:value-type="string" calcext:value-type="string">
            <text:p>25.00,26.50,26.25,26.50,28.00,27.25,25.50,24.75,24.50,24.75,25.00,25.00,26.25,26.75,25.00,24.50</text:p>
          </table:table-cell>
          <table:table-cell office:value-type="string" calcext:value-type="string">
            <text:p>24.25,24.75,24.75,24.75,24.75,24.25,24.25,24.25,23.75,24.50,24.75,24.75,24.75,24.50,24.5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50,27.50,28.25,29.00,29.00,29.00,29.50,29.25,26.00,26.75,27.00,28.00,28.75,28.50,28.50,28.25</text:p>
          </table:table-cell>
          <table:table-cell office:value-type="string" calcext:value-type="string">
            <text:p>25.00,24.50,24.50,27.25,27.50,27.25,26.00,25.75,24.50,25.25,25.25,27.50,28.50,27.75,24.75,24.00</text:p>
          </table:table-cell>
          <table:table-cell office:value-type="string" calcext:value-type="string">
            <text:p>24.75,25.25,25.25,25.25,27.50,26.50,24.50,24.50,24.50,24.75,24.50,24.50,26.25,26.25,24.00,23.75</text:p>
          </table:table-cell>
          <table:table-cell office:value-type="string" calcext:value-type="string">
            <text:p>24.00,24.50,24.50,24.75,24.00,24.50,24.00,24.25,24.00,24.25,24.25,24.00,24.00,23.75,23.50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8.00,28.50,29.25,29.00,29.25,30.00,29.00,26.00,27.00,27.00,28.00,28.75,29.00,28.75,29.00</text:p>
          </table:table-cell>
          <table:table-cell office:value-type="string" calcext:value-type="string">
            <text:p>25.25,24.75,25.00,27.00,27.50,26.75,26.50,26.00,24.75,25.25,25.25,27.00,28.25,27.50,25.00,24.25</text:p>
          </table:table-cell>
          <table:table-cell office:value-type="string" calcext:value-type="string">
            <text:p>24.50,25.50,25.75,25.00,27.25,26.75,25.00,24.00,23.75,24.75,24.50,24.50,25.50,25.75,24.25,23.75</text:p>
          </table:table-cell>
          <table:table-cell office:value-type="string" calcext:value-type="string">
            <text:p>24.25,24.25,24.25,24.25,24.50,24.25,24.00,24.75,24.00,24.00,24.25,24.25,23.75,24.25,23.50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7.00,27.75,28.25,28.50,29.00,29.25,28.75,28.75,25.75,26.50,27.25,27.50,28.75,29.25,28.00,28.50</text:p>
          </table:table-cell>
          <table:table-cell office:value-type="string" calcext:value-type="string">
            <text:p>24.50,24.75,25.00,27.25,27.50,27.25,26.25,25.75,24.50,25.25,24.75,26.75,28.25,27.50,25.25,24.00</text:p>
          </table:table-cell>
          <table:table-cell office:value-type="string" calcext:value-type="string">
            <text:p>24.50,25.25,25.75,24.75,27.50,27.50,24.25,24.25,24.50,24.50,24.25,24.50,25.25,25.75,23.75,24.00</text:p>
          </table:table-cell>
          <table:table-cell office:value-type="string" calcext:value-type="string">
            <text:p>24.00,24.25,24.25,24.00,24.50,24.00,23.75,23.50,23.25,23.75,24.00,23.75,24.00,23.25,23.5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7.50,27.00,28.50,28.25,28.75,28.75,28.75,28.75,25.50,26.50,26.75,27.75,28.00,28.25,27.75,27.75</text:p>
          </table:table-cell>
          <table:table-cell office:value-type="string" calcext:value-type="string">
            <text:p>24.75,24.50,24.75,26.75,27.00,26.75,25.50,25.00,24.00,24.50,24.50,26.50,28.50,27.50,24.50,24.00</text:p>
          </table:table-cell>
          <table:table-cell office:value-type="string" calcext:value-type="string">
            <text:p>24.50,25.25,25.25,24.75,27.25,26.75,24.50,23.50,24.00,23.75,24.00,24.50,25.25,25.00,23.50,23.75</text:p>
          </table:table-cell>
          <table:table-cell office:value-type="string" calcext:value-type="string">
            <text:p>23.50,23.75,24.00,24.00,24.00,23.75,23.75,24.25,23.00,23.50,23.50,24.25,23.25,23.25,23.50,23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7.25,28.00,28.25,28.75,29.00,29.25,29.50,29.00,26.25,27.00,26.75,28.00,29.00,28.75,28.50,28.50</text:p>
          </table:table-cell>
          <table:table-cell office:value-type="string" calcext:value-type="string">
            <text:p>25.50,25.00,25.25,27.50,27.75,27.25,26.25,25.75,25.00,25.25,25.50,26.50,28.75,28.00,24.75,24.25</text:p>
          </table:table-cell>
          <table:table-cell office:value-type="string" calcext:value-type="string">
            <text:p>25.50,26.25,26.00,25.25,27.50,28.00,25.25,24.50,24.25,25.00,24.75,24.75,26.25,25.75,24.25,23.50</text:p>
          </table:table-cell>
          <table:table-cell office:value-type="string" calcext:value-type="string">
            <text:p>24.50,25.00,24.50,24.50,24.25,24.00,24.00,24.00,24.00,24.25,24.75,24.75,24.75,24.00,23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7.25,28.00,28.00,28.00,29.00,28.75,29.25,28.75,26.00,26.50,27.25,27.75,28.50,28.75,28.50,28.50</text:p>
          </table:table-cell>
          <table:table-cell office:value-type="string" calcext:value-type="string">
            <text:p>24.75,25.00,25.00,26.50,27.00,27.25,26.25,25.25,25.00,25.50,25.25,26.50,28.25,27.50,25.25,24.50</text:p>
          </table:table-cell>
          <table:table-cell office:value-type="string" calcext:value-type="string">
            <text:p>24.75,25.50,25.75,25.50,27.00,27.00,24.50,23.75,24.00,24.75,25.00,24.75,25.75,25.25,24.00,23.50</text:p>
          </table:table-cell>
          <table:table-cell office:value-type="string" calcext:value-type="string">
            <text:p>24.50,24.50,24.75,24.25,24.25,24.00,24.25,23.75,23.75,24.00,24.00,24.00,23.50,22.75,23.5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7.25,28.25,29.00,29.25,29.25,29.50,28.75,25.75,27.25,27.25,28.00,28.75,29.00,28.50,28.50</text:p>
          </table:table-cell>
          <table:table-cell office:value-type="string" calcext:value-type="string">
            <text:p>24.75,25.00,25.25,27.00,28.00,27.25,26.25,26.25,25.00,25.25,25.25,26.50,28.00,28.00,24.75,24.25</text:p>
          </table:table-cell>
          <table:table-cell office:value-type="string" calcext:value-type="string">
            <text:p>25.00,25.75,26.00,25.25,28.00,27.00,24.75,24.00,24.00,24.75,24.75,25.00,26.50,26.00,24.75,23.50</text:p>
          </table:table-cell>
          <table:table-cell office:value-type="string" calcext:value-type="string">
            <text:p>24.00,24.50,24.50,25.00,24.75,24.25,24.25,24.50,23.00,24.25,24.00,24.50,24.50,24.25,23.75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50,27.75,28.25,29.00,28.75,29.25,29.00,29.00,26.25,27.00,27.25,27.75,28.75,29.25,28.50,28.25</text:p>
          </table:table-cell>
          <table:table-cell office:value-type="string" calcext:value-type="string">
            <text:p>25.00,25.00,25.25,26.75,27.50,27.00,25.25,25.75,24.75,24.75,25.25,26.75,27.75,27.75,24.50,24.00</text:p>
          </table:table-cell>
          <table:table-cell office:value-type="string" calcext:value-type="string">
            <text:p>24.75,25.50,25.50,25.25,25.75,26.50,24.50,24.00,23.75,24.25,24.75,24.25,25.00,25.50,24.25,24.00</text:p>
          </table:table-cell>
          <table:table-cell office:value-type="string" calcext:value-type="string">
            <text:p>24.25,24.25,24.75,25.00,24.25,24.00,24.50,23.75,23.75,23.75,24.50,24.25,23.75,23.50,23.5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7.50,27.75,28.25,28.75,29.25,28.75,28.75,25.75,26.75,27.50,27.50,28.25,28.50,27.75,28.00</text:p>
          </table:table-cell>
          <table:table-cell office:value-type="string" calcext:value-type="string">
            <text:p>25.00,25.25,25.25,27.25,27.50,26.75,25.50,25.50,24.50,25.25,25.00,26.75,28.00,27.75,25.00,24.00</text:p>
          </table:table-cell>
          <table:table-cell office:value-type="string" calcext:value-type="string">
            <text:p>24.75,25.25,25.50,24.75,26.50,27.00,24.00,23.50,24.00,24.00,24.00,24.25,25.00,25.25,23.75,23.25</text:p>
          </table:table-cell>
          <table:table-cell office:value-type="string" calcext:value-type="string">
            <text:p>24.25,24.25,24.00,23.75,24.00,23.50,24.00,24.00,23.75,24.00,24.50,23.50,24.00,23.25,23.5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7.75,28.25,28.75,29.50,29.25,29.25,29.25,26.25,27.00,27.50,27.75,28.75,28.75,28.25,28.50</text:p>
          </table:table-cell>
          <table:table-cell office:value-type="string" calcext:value-type="string">
            <text:p>25.25,25.50,25.50,27.00,27.50,27.25,26.00,26.00,25.00,25.50,25.00,27.50,27.75,28.00,24.75,24.75</text:p>
          </table:table-cell>
          <table:table-cell office:value-type="string" calcext:value-type="string">
            <text:p>24.75,25.75,26.25,25.75,28.75,27.25,24.75,24.75,24.25,24.75,24.50,25.00,27.25,25.75,24.00,23.75</text:p>
          </table:table-cell>
          <table:table-cell office:value-type="string" calcext:value-type="string">
            <text:p>24.50,24.50,24.75,24.50,24.50,24.25,24.25,24.25,24.00,24.25,24.00,24.25,24.00,23.25,23.75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50,28.25,28.50,28.75,29.25,29.00,29.00,28.25,25.75,26.75,27.25,27.75,28.75,28.75,28.50,27.50</text:p>
          </table:table-cell>
          <table:table-cell office:value-type="string" calcext:value-type="string">
            <text:p>25.00,25.25,25.25,27.50,27.00,27.25,26.00,25.50,24.75,26.00,25.25,27.25,27.50,28.00,25.00,24.50</text:p>
          </table:table-cell>
          <table:table-cell office:value-type="string" calcext:value-type="string">
            <text:p>25.00,26.00,25.75,25.25,26.25,27.25,25.00,24.25,24.50,24.50,24.75,24.25,24.75,26.25,24.25,23.75</text:p>
          </table:table-cell>
          <table:table-cell office:value-type="string" calcext:value-type="string">
            <text:p>24.50,24.50,24.50,24.50,24.50,23.75,23.75,24.50,23.25,24.50,24.00,23.75,24.00,23.75,23.50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50,28.00,28.00,28.50,29.25,29.50,28.75,28.50,25.75,26.50,27.25,27.75,28.75,29.00,28.25,27.75</text:p>
          </table:table-cell>
          <table:table-cell office:value-type="string" calcext:value-type="string">
            <text:p>25.00,25.25,25.25,27.25,27.25,26.75,25.75,25.00,24.50,25.25,25.00,26.75,27.75,28.25,25.25,24.25</text:p>
          </table:table-cell>
          <table:table-cell office:value-type="string" calcext:value-type="string">
            <text:p>24.75,25.25,25.50,25.50,26.25,27.50,24.75,23.50,24.25,24.75,24.50,24.75,24.75,25.50,23.50,23.50</text:p>
          </table:table-cell>
          <table:table-cell office:value-type="string" calcext:value-type="string">
            <text:p>24.50,24.75,24.25,24.50,24.25,24.25,23.75,24.00,24.25,23.50,24.00,23.50,24.00,23.75,22.25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8.00,28.00,28.50,28.75,29.50,28.75,29.25,26.25,26.75,27.25,28.00,28.75,28.75,28.50,28.50</text:p>
          </table:table-cell>
          <table:table-cell office:value-type="string" calcext:value-type="string">
            <text:p>25.00,25.00,25.00,27.00,27.50,27.25,25.75,25.25,24.75,25.25,25.50,27.50,28.25,28.25,25.25,24.75</text:p>
          </table:table-cell>
          <table:table-cell office:value-type="string" calcext:value-type="string">
            <text:p>25.00,25.75,26.00,25.50,27.00,28.25,24.75,24.25,24.25,24.50,24.50,24.75,25.00,25.75,24.00,24.00</text:p>
          </table:table-cell>
          <table:table-cell office:value-type="string" calcext:value-type="string">
            <text:p>24.25,24.50,24.25,24.25,24.50,24.50,24.50,24.00,23.75,23.75,24.00,24.00,24.25,23.75,23.50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7.75,28.75,28.25,29.25,29.25,29.25,28.75,26.00,27.25,27.25,28.00,28.75,28.75,28.75,28.75</text:p>
          </table:table-cell>
          <table:table-cell office:value-type="string" calcext:value-type="string">
            <text:p>25.25,25.25,25.00,27.25,27.75,27.25,26.25,25.75,24.75,26.00,25.50,27.50,28.00,28.25,25.00,24.50</text:p>
          </table:table-cell>
          <table:table-cell office:value-type="string" calcext:value-type="string">
            <text:p>24.75,25.50,26.00,24.75,26.25,27.50,25.00,24.50,24.25,24.50,24.75,24.75,24.50,26.50,23.75,24.25</text:p>
          </table:table-cell>
          <table:table-cell office:value-type="string" calcext:value-type="string">
            <text:p>24.50,24.25,24.25,24.75,24.25,24.00,24.25,24.75,23.50,24.50,24.00,23.75,24.25,23.75,23.50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7.25,27.75,28.25,28.75,28.50,29.50,28.50,25.50,26.25,26.50,28.00,28.00,28.25,28.25,28.00</text:p>
          </table:table-cell>
          <table:table-cell office:value-type="string" calcext:value-type="string">
            <text:p>24.50,24.50,24.75,26.50,27.00,26.25,25.75,25.00,25.25,25.00,24.75,26.75,27.25,28.25,24.75,23.75</text:p>
          </table:table-cell>
          <table:table-cell office:value-type="string" calcext:value-type="string">
            <text:p>24.25,25.25,25.25,24.50,25.75,26.50,24.00,23.75,23.75,24.00,24.25,24.00,24.50,24.50,24.00,23.25</text:p>
          </table:table-cell>
          <table:table-cell office:value-type="string" calcext:value-type="string">
            <text:p>23.75,24.25,24.25,23.75,24.00,23.50,23.75,23.25,23.25,23.25,23.75,23.75,23.50,23.25,23.25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7.75,27.75,28.25,28.75,28.75,29.25,28.50,25.75,26.75,26.75,27.75,28.50,29.25,28.25,28.25</text:p>
          </table:table-cell>
          <table:table-cell office:value-type="string" calcext:value-type="string">
            <text:p>24.25,25.25,24.75,26.50,27.50,27.50,25.75,25.75,24.50,25.50,24.75,26.25,27.50,28.25,25.00,24.00</text:p>
          </table:table-cell>
          <table:table-cell office:value-type="string" calcext:value-type="string">
            <text:p>24.75,25.75,25.50,24.50,25.75,27.50,25.00,23.75,24.00,24.25,24.50,24.25,24.50,25.25,24.25,23.50</text:p>
          </table:table-cell>
          <table:table-cell office:value-type="string" calcext:value-type="string">
            <text:p>24.00,24.50,24.50,24.25,24.25,24.25,24.00,24.25,23.75,24.25,24.25,24.00,23.50,23.50,23.75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7.75,28.00,28.75,29.25,28.75,29.50,28.00,25.50,26.50,27.00,27.75,28.75,28.75,28.00,28.00</text:p>
          </table:table-cell>
          <table:table-cell office:value-type="string" calcext:value-type="string">
            <text:p>25.00,24.75,25.25,27.00,27.50,26.75,25.50,25.25,24.50,25.50,25.25,27.00,27.50,27.25,24.75,24.25</text:p>
          </table:table-cell>
          <table:table-cell office:value-type="string" calcext:value-type="string">
            <text:p>24.25,26.00,25.25,25.00,26.25,27.25,24.25,23.50,23.75,24.00,24.50,24.50,25.25,25.25,24.00,23.50</text:p>
          </table:table-cell>
          <table:table-cell office:value-type="string" calcext:value-type="string">
            <text:p>23.75,24.50,24.25,24.00,24.00,23.75,23.25,24.00,23.50,24.00,24.00,24.00,23.75,23.25,23.75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7.75,27.75,28.75,29.00,29.50,29.25,28.75,25.75,26.75,28.00,27.75,28.25,28.50,28.25,27.75</text:p>
          </table:table-cell>
          <table:table-cell office:value-type="string" calcext:value-type="string">
            <text:p>25.00,24.75,25.50,27.50,27.25,27.25,25.75,25.25,25.00,25.50,25.50,27.75,27.75,27.25,24.75,24.25</text:p>
          </table:table-cell>
          <table:table-cell office:value-type="string" calcext:value-type="string">
            <text:p>24.50,25.75,25.75,26.00,26.50,27.25,24.50,24.25,24.25,24.75,24.50,24.75,25.25,25.50,24.25,23.50</text:p>
          </table:table-cell>
          <table:table-cell office:value-type="string" calcext:value-type="string">
            <text:p>24.50,24.75,24.50,24.25,24.00,24.00,24.50,24.25,23.50,24.00,24.00,24.00,24.00,23.75,23.50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50,28.00,28.50,28.75,29.25,29.00,29.25,29.50,25.75,26.75,27.25,28.25,28.75,28.75,28.50,28.25</text:p>
          </table:table-cell>
          <table:table-cell office:value-type="string" calcext:value-type="string">
            <text:p>25.25,25.25,25.50,27.25,27.75,27.00,26.00,24.75,25.25,25.50,26.00,27.75,27.75,27.50,25.25,24.50</text:p>
          </table:table-cell>
          <table:table-cell office:value-type="string" calcext:value-type="string">
            <text:p>25.50,25.75,26.50,27.50,27.00,27.25,24.50,24.25,24.50,24.25,24.25,25.00,25.25,25.75,24.00,23.75</text:p>
          </table:table-cell>
          <table:table-cell office:value-type="string" calcext:value-type="string">
            <text:p>24.50,24.50,24.75,24.75,24.75,24.25,23.50,24.00,23.75,24.25,24.50,24.00,24.00,24.25,24.00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7.50,28.25,28.50,29.50,29.00,29.50,29.25,26.25,26.75,27.25,28.00,29.25,29.25,28.25,28.00</text:p>
          </table:table-cell>
          <table:table-cell office:value-type="string" calcext:value-type="string">
            <text:p>25.00,25.25,25.75,27.75,27.75,26.50,26.00,25.50,24.75,25.75,26.25,28.50,27.50,27.25,25.00,24.25</text:p>
          </table:table-cell>
          <table:table-cell office:value-type="string" calcext:value-type="string">
            <text:p>25.50,27.00,27.25,27.25,26.00,26.50,25.25,24.50,24.50,25.25,25.25,25.25,25.00,26.00,25.00,23.50</text:p>
          </table:table-cell>
          <table:table-cell office:value-type="string" calcext:value-type="string">
            <text:p>24.25,25.25,24.50,24.75,24.00,24.25,24.25,24.50,23.75,24.25,24.50,24.00,24.25,24.00,23.25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7.50,28.50,28.50,29.25,29.00,29.25,28.75,25.50,26.50,27.25,27.75,28.25,28.75,28.25,28.00</text:p>
          </table:table-cell>
          <table:table-cell office:value-type="string" calcext:value-type="string">
            <text:p>24.50,25.00,25.50,27.50,27.25,26.50,25.50,25.50,24.75,25.50,25.25,27.25,27.75,27.00,24.50,24.25</text:p>
          </table:table-cell>
          <table:table-cell office:value-type="string" calcext:value-type="string">
            <text:p>24.75,26.25,26.00,28.00,25.75,27.75,25.00,24.00,24.25,24.75,24.50,25.25,24.50,26.25,24.00,23.25</text:p>
          </table:table-cell>
          <table:table-cell office:value-type="string" calcext:value-type="string">
            <text:p>24.25,24.25,24.25,24.50,24.00,23.75,24.25,23.50,23.50,24.25,24.00,23.50,24.00,23.50,23.25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7.25,28.50,28.50,29.00,29.50,28.50,28.75,26.25,26.50,27.25,27.50,28.25,28.75,27.75,27.75</text:p>
          </table:table-cell>
          <table:table-cell office:value-type="string" calcext:value-type="string">
            <text:p>25.25,25.50,26.25,27.25,27.00,26.50,26.00,25.75,25.00,26.00,26.50,28.25,27.00,27.50,25.00,23.75</text:p>
          </table:table-cell>
          <table:table-cell office:value-type="string" calcext:value-type="string">
            <text:p>24.50,25.25,27.00,28.25,26.00,27.50,24.50,24.00,24.00,24.25,25.00,25.25,25.50,25.25,23.75,23.25</text:p>
          </table:table-cell>
          <table:table-cell office:value-type="string" calcext:value-type="string">
            <text:p>24.50,24.50,24.50,24.50,24.00,24.00,23.75,23.75,24.00,24.25,24.00,24.25,24.00,24.00,23.5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50,27.75,28.00,28.50,29.00,29.00,29.75,28.75,25.75,26.50,27.25,27.75,28.25,28.50,28.25,28.00</text:p>
          </table:table-cell>
          <table:table-cell office:value-type="string" calcext:value-type="string">
            <text:p>25.00,25.00,25.25,28.00,27.75,27.50,26.25,25.25,25.00,25.50,25.75,27.75,28.50,27.25,25.25,24.75</text:p>
          </table:table-cell>
          <table:table-cell office:value-type="string" calcext:value-type="string">
            <text:p>24.75,25.25,26.50,26.50,28.00,27.75,24.75,24.25,24.25,24.50,25.25,25.00,25.75,25.50,24.25,24.00</text:p>
          </table:table-cell>
          <table:table-cell office:value-type="string" calcext:value-type="string">
            <text:p>24.25,24.00,24.75,24.25,24.50,24.25,24.50,23.75,23.25,24.25,24.25,24.25,24.25,23.75,24.0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7.75,28.25,29.00,29.25,29.50,29.50,28.75,26.25,27.00,27.50,28.00,28.75,28.50,28.75,28.75</text:p>
          </table:table-cell>
          <table:table-cell office:value-type="string" calcext:value-type="string">
            <text:p>25.25,25.25,25.50,28.25,27.25,26.75,26.25,25.50,25.25,26.00,26.25,28.25,28.00,27.75,25.00,24.50</text:p>
          </table:table-cell>
          <table:table-cell office:value-type="string" calcext:value-type="string">
            <text:p>25.00,25.00,26.50,27.25,27.00,27.50,25.00,24.25,24.25,24.00,25.25,25.25,25.00,26.00,25.00,24.25</text:p>
          </table:table-cell>
          <table:table-cell office:value-type="string" calcext:value-type="string">
            <text:p>24.25,24.50,25.00,24.75,24.25,24.50,24.50,24.00,24.00,24.75,24.25,24.75,24.25,24.25,24.25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7.50,28.75,29.00,29.50,29.50,29.75,29.00,26.00,26.75,27.50,28.25,28.75,28.75,28.00,28.50</text:p>
          </table:table-cell>
          <table:table-cell office:value-type="string" calcext:value-type="string">
            <text:p>24.75,25.50,26.00,28.00,27.25,26.75,26.00,25.50,24.75,25.75,26.25,28.50,28.00,27.50,25.50,24.50</text:p>
          </table:table-cell>
          <table:table-cell office:value-type="string" calcext:value-type="string">
            <text:p>25.00,26.25,26.50,27.50,26.75,27.50,24.75,24.50,24.50,24.75,25.75,25.25,25.00,26.00,23.75,24.00</text:p>
          </table:table-cell>
          <table:table-cell office:value-type="string" calcext:value-type="string">
            <text:p>24.50,24.50,25.25,24.75,24.50,24.50,24.75,24.00,24.00,24.25,24.00,24.25,24.00,24.25,23.75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8.00,28.00,28.75,29.25,29.25,29.00,29.25,26.00,27.25,27.50,28.00,28.50,29.00,28.75,28.75</text:p>
          </table:table-cell>
          <table:table-cell office:value-type="string" calcext:value-type="string">
            <text:p>25.25,25.25,25.50,27.75,27.25,26.75,25.75,25.75,25.00,25.75,26.00,28.50,28.00,27.50,25.25,24.75</text:p>
          </table:table-cell>
          <table:table-cell office:value-type="string" calcext:value-type="string">
            <text:p>25.00,25.25,26.75,27.50,26.75,27.25,24.50,24.50,24.50,24.50,25.00,25.50,25.50,25.75,24.25,24.00</text:p>
          </table:table-cell>
          <table:table-cell office:value-type="string" calcext:value-type="string">
            <text:p>24.25,25.00,24.50,24.75,24.50,24.00,24.25,23.75,24.00,24.00,24.00,24.75,24.75,23.75,24.0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7.75,28.75,28.50,29.00,29.25,29.00,28.75,26.00,26.75,27.00,27.50,28.25,28.50,27.75,28.00</text:p>
          </table:table-cell>
          <table:table-cell office:value-type="string" calcext:value-type="string">
            <text:p>24.50,25.00,25.75,27.75,27.50,26.25,26.00,25.50,24.25,25.50,25.75,28.25,28.00,27.00,25.00,24.25</text:p>
          </table:table-cell>
          <table:table-cell office:value-type="string" calcext:value-type="string">
            <text:p>24.50,25.25,26.25,27.00,27.25,26.50,24.00,24.00,23.50,24.25,24.75,24.50,25.75,25.25,23.75,23.50</text:p>
          </table:table-cell>
          <table:table-cell office:value-type="string" calcext:value-type="string">
            <text:p>24.25,23.75,24.50,24.25,23.75,23.50,24.00,24.00,23.75,24.00,24.25,24.00,23.75,23.75,23.75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75,28.00,28.50,29.00,29.00,29.50,29.75,29.00,26.25,27.00,27.75,28.25,29.00,29.25,28.25,28.50</text:p>
          </table:table-cell>
          <table:table-cell office:value-type="string" calcext:value-type="string">
            <text:p>25.25,25.50,26.00,28.50,27.50,26.75,26.25,26.25,25.00,25.75,26.50,28.75,27.75,27.25,25.25,24.75</text:p>
          </table:table-cell>
          <table:table-cell office:value-type="string" calcext:value-type="string">
            <text:p>25.00,25.50,26.50,27.00,27.00,27.50,25.00,24.50,24.50,24.75,25.00,25.00,26.50,25.75,24.00,24.00</text:p>
          </table:table-cell>
          <table:table-cell office:value-type="string" calcext:value-type="string">
            <text:p>24.25,24.75,24.50,24.75,24.75,24.25,24.25,24.00,24.00,24.75,24.50,24.50,24.00,23.75,24.00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50,27.75,28.50,28.25,29.00,28.50,28.75,29.00,26.00,26.50,27.25,28.00,29.00,28.75,28.25,28.25</text:p>
          </table:table-cell>
          <table:table-cell office:value-type="string" calcext:value-type="string">
            <text:p>24.50,25.25,25.50,28.00,27.50,26.50,25.75,26.00,24.50,25.50,26.00,28.50,27.75,27.25,24.75,24.50</text:p>
          </table:table-cell>
          <table:table-cell office:value-type="string" calcext:value-type="string">
            <text:p>24.50,25.00,26.50,27.25,27.25,26.75,24.25,24.00,24.25,24.00,25.00,24.75,26.50,24.75,24.00,23.25</text:p>
          </table:table-cell>
          <table:table-cell office:value-type="string" calcext:value-type="string">
            <text:p>23.75,24.50,24.25,24.25,24.25,24.25,23.75,24.00,23.75,24.25,24.00,24.00,24.00,24.00,23.25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7.50,28.00,28.75,28.75,29.25,29.00,28.50,25.75,26.50,27.25,27.50,28.50,28.50,28.00,28.50</text:p>
          </table:table-cell>
          <table:table-cell office:value-type="string" calcext:value-type="string">
            <text:p>25.25,24.75,25.50,28.00,27.50,26.75,25.25,25.25,24.75,25.25,26.25,28.50,27.50,27.00,24.75,24.25</text:p>
          </table:table-cell>
          <table:table-cell office:value-type="string" calcext:value-type="string">
            <text:p>24.25,25.25,26.25,27.75,27.00,26.25,23.75,24.00,23.75,24.25,24.75,24.75,25.75,25.50,24.00,23.75</text:p>
          </table:table-cell>
          <table:table-cell office:value-type="string" calcext:value-type="string">
            <text:p>24.50,23.75,24.50,24.50,24.25,24.25,24.00,24.50,23.50,24.00,24.25,24.00,23.75,23.50,23.75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8.50,28.50,29.00,28.75,29.25,29.25,28.75,26.50,27.00,28.00,28.25,29.00,29.25,28.25,28.75</text:p>
          </table:table-cell>
          <table:table-cell office:value-type="string" calcext:value-type="string">
            <text:p>25.25,25.75,26.00,28.50,27.75,26.75,26.00,25.75,25.75,26.00,26.50,29.25,28.25,27.50,25.00,24.50</text:p>
          </table:table-cell>
          <table:table-cell office:value-type="string" calcext:value-type="string">
            <text:p>25.25,25.75,26.75,27.50,27.25,27.00,25.00,24.25,24.75,25.00,25.75,25.00,26.00,26.50,24.50,24.25</text:p>
          </table:table-cell>
          <table:table-cell office:value-type="string" calcext:value-type="string">
            <text:p>24.75,24.75,25.00,25.00,24.75,24.00,24.50,24.25,24.50,24.50,24.50,24.50,24.25,23.75,24.00,23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8.25,28.75,28.25,29.25,29.25,29.50,29.25,26.50,26.75,27.75,28.00,28.50,29.00,28.25,29.00</text:p>
          </table:table-cell>
          <table:table-cell office:value-type="string" calcext:value-type="string">
            <text:p>25.00,25.50,25.75,28.25,27.50,26.75,25.75,25.75,25.50,25.75,26.50,28.75,28.50,27.00,25.00,24.50</text:p>
          </table:table-cell>
          <table:table-cell office:value-type="string" calcext:value-type="string">
            <text:p>25.00,25.75,27.00,28.25,28.00,26.75,25.25,24.00,24.25,24.50,25.50,25.50,26.25,26.75,24.25,23.50</text:p>
          </table:table-cell>
          <table:table-cell office:value-type="string" calcext:value-type="string">
            <text:p>24.50,24.50,24.75,24.50,25.00,24.50,24.50,24.50,24.00,24.00,24.50,24.50,24.00,24.2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8.00,28.00,28.50,29.00,29.00,29.50,28.75,25.75,27.25,27.25,28.00,28.50,28.50,28.25,28.00</text:p>
          </table:table-cell>
          <table:table-cell office:value-type="string" calcext:value-type="string">
            <text:p>25.25,25.75,27.00,27.75,27.25,26.25,26.00,25.25,25.25,26.00,27.00,28.25,27.50,27.25,25.00,24.00</text:p>
          </table:table-cell>
          <table:table-cell office:value-type="string" calcext:value-type="string">
            <text:p>25.25,27.75,26.75,27.75,26.50,26.75,24.50,24.50,24.75,25.50,24.75,25.50,25.50,25.50,24.25,24.00</text:p>
          </table:table-cell>
          <table:table-cell office:value-type="string" calcext:value-type="string">
            <text:p>24.25,24.25,25.00,24.50,24.50,23.75,24.00,24.25,23.00,24.00,24.00,24.00,24.00,23.75,23.75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7.50,28.00,28.75,29.00,29.00,28.75,29.00,26.00,26.25,27.25,27.75,28.50,28.75,27.75,27.50</text:p>
          </table:table-cell>
          <table:table-cell office:value-type="string" calcext:value-type="string">
            <text:p>24.75,25.25,25.50,27.50,27.00,26.75,25.75,25.00,25.25,25.00,25.75,27.75,27.75,27.00,24.50,24.50</text:p>
          </table:table-cell>
          <table:table-cell office:value-type="string" calcext:value-type="string">
            <text:p>25.00,26.50,25.75,27.75,27.50,26.75,24.50,23.75,24.25,24.50,24.50,25.50,26.00,25.75,24.00,23.75</text:p>
          </table:table-cell>
          <table:table-cell office:value-type="string" calcext:value-type="string">
            <text:p>24.25,24.50,24.25,24.00,24.50,23.75,23.25,23.75,23.25,24.25,23.50,24.25,23.25,24.00,23.5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7.25,28.50,29.00,29.25,29.25,29.25,29.50,26.00,26.75,27.25,28.00,28.75,29.25,28.50,28.25</text:p>
          </table:table-cell>
          <table:table-cell office:value-type="string" calcext:value-type="string">
            <text:p>25.25,25.75,25.75,28.00,27.50,26.75,26.25,25.50,24.75,25.50,26.25,28.50,28.25,27.25,25.50,24.25</text:p>
          </table:table-cell>
          <table:table-cell office:value-type="string" calcext:value-type="string">
            <text:p>25.25,27.50,26.00,28.50,27.75,27.50,25.00,24.75,24.50,25.25,24.75,25.75,25.75,26.00,24.00,24.25</text:p>
          </table:table-cell>
          <table:table-cell office:value-type="string" calcext:value-type="string">
            <text:p>23.75,24.75,25.00,24.50,24.50,24.00,24.25,24.25,23.75,24.25,24.25,24.00,24.00,23.50,24.00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50,27.75,28.50,28.75,29.50,30.00,29.75,29.00,26.50,27.00,27.50,28.50,29.00,29.50,28.25,28.50</text:p>
          </table:table-cell>
          <table:table-cell office:value-type="string" calcext:value-type="string">
            <text:p>25.25,25.50,26.50,28.25,28.25,27.25,26.00,26.00,25.50,26.00,27.25,28.75,28.25,28.00,25.50,24.75</text:p>
          </table:table-cell>
          <table:table-cell office:value-type="string" calcext:value-type="string">
            <text:p>25.00,25.75,26.75,28.75,28.25,27.00,25.00,24.00,24.50,24.75,25.50,25.75,27.00,25.50,24.75,24.25</text:p>
          </table:table-cell>
          <table:table-cell office:value-type="string" calcext:value-type="string">
            <text:p>24.50,25.00,25.25,25.25,25.00,24.50,25.00,24.25,23.75,24.75,24.50,24.50,24.50,24.25,24.00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8.00,28.00,28.50,29.25,29.50,29.25,29.00,26.25,26.75,27.50,28.00,28.75,29.00,28.50,28.75</text:p>
          </table:table-cell>
          <table:table-cell office:value-type="string" calcext:value-type="string">
            <text:p>25.00,25.25,25.00,27.25,27.75,28.00,26.50,26.00,25.25,26.00,25.50,26.75,28.50,28.75,25.50,25.00</text:p>
          </table:table-cell>
          <table:table-cell office:value-type="string" calcext:value-type="string">
            <text:p>25.50,26.75,25.75,25.50,26.75,27.75,25.00,24.75,24.75,25.50,25.00,25.50,26.25,25.25,24.25,24.00</text:p>
          </table:table-cell>
          <table:table-cell office:value-type="string" calcext:value-type="string">
            <text:p>24.75,24.75,25.25,25.00,24.75,24.50,24.50,24.25,24.25,24.50,24.75,24.50,24.50,23.75,23.75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7.75,28.50,28.50,29.00,29.25,29.50,29.25,26.00,26.50,27.25,27.75,28.75,29.25,28.75,28.50</text:p>
          </table:table-cell>
          <table:table-cell office:value-type="string" calcext:value-type="string">
            <text:p>24.75,25.00,25.25,27.00,27.50,28.00,26.00,26.00,25.25,25.25,24.75,26.00,28.50,29.25,25.75,24.50</text:p>
          </table:table-cell>
          <table:table-cell office:value-type="string" calcext:value-type="string">
            <text:p>24.75,25.75,26.25,24.75,26.00,27.25,25.25,24.25,24.25,24.25,24.50,25.00,25.75,26.75,24.25,23.50</text:p>
          </table:table-cell>
          <table:table-cell office:value-type="string" calcext:value-type="string">
            <text:p>24.25,24.00,24.25,24.25,26.75,25.00,24.00,24.50,23.75,24.25,24.25,24.50,24.75,24.50,23.5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25,27.75,28.00,28.75,28.75,29.25,29.25,28.75,26.00,26.75,27.00,27.75,28.50,28.50,28.25,27.50</text:p>
          </table:table-cell>
          <table:table-cell office:value-type="string" calcext:value-type="string">
            <text:p>25.00,25.00,25.50,27.25,27.75,27.50,26.50,25.25,25.50,26.00,25.25,26.75,27.75,27.75,25.50,24.25</text:p>
          </table:table-cell>
          <table:table-cell office:value-type="string" calcext:value-type="string">
            <text:p>25.00,26.00,25.75,24.50,25.25,25.75,24.25,23.75,24.50,25.00,24.75,24.75,24.00,24.25,23.50,24.00</text:p>
          </table:table-cell>
          <table:table-cell office:value-type="string" calcext:value-type="string">
            <text:p>24.50,24.50,24.50,24.50,23.75,23.50,24.00,24.00,23.50,24.50,24.00,24.25,23.50,24.00,23.5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7.75,28.50,28.75,29.00,29.25,29.00,28.50,26.25,26.50,27.00,28.00,28.25,29.00,28.25,28.25</text:p>
          </table:table-cell>
          <table:table-cell office:value-type="string" calcext:value-type="string">
            <text:p>25.25,25.25,25.25,27.00,27.25,27.75,26.00,25.75,25.50,25.75,25.25,26.00,28.00,28.75,25.25,24.50</text:p>
          </table:table-cell>
          <table:table-cell office:value-type="string" calcext:value-type="string">
            <text:p>25.00,26.25,25.75,25.00,25.50,26.50,24.25,24.50,24.25,24.25,24.75,25.00,24.75,24.50,23.75,23.50</text:p>
          </table:table-cell>
          <table:table-cell office:value-type="string" calcext:value-type="string">
            <text:p>24.50,24.50,24.50,25.00,24.50,24.00,24.00,23.25,23.25,24.25,24.00,23.75,23.75,23.50,24.25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8.00,28.50,28.75,29.00,29.50,29.25,28.25,26.50,27.00,27.50,28.50,28.75,29.25,28.50,28.75</text:p>
          </table:table-cell>
          <table:table-cell office:value-type="string" calcext:value-type="string">
            <text:p>25.25,26.00,25.50,27.75,28.00,28.00,26.25,25.50,25.75,26.75,25.75,27.25,28.75,28.50,25.25,24.25</text:p>
          </table:table-cell>
          <table:table-cell office:value-type="string" calcext:value-type="string">
            <text:p>25.25,26.00,26.00,25.00,26.50,26.50,25.00,24.25,24.75,24.50,25.00,24.75,25.00,25.00,24.25,24.25</text:p>
          </table:table-cell>
          <table:table-cell office:value-type="string" calcext:value-type="string">
            <text:p>24.25,24.75,24.75,24.50,24.00,24.50,25.00,24.00,24.25,24.25,24.25,24.50,24.00,24.25,23.75,24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7.75,28.50,28.75,29.75,29.50,29.25,28.50,26.00,27.00,27.50,28.00,29.00,29.25,28.25,29.25</text:p>
          </table:table-cell>
          <table:table-cell office:value-type="string" calcext:value-type="string">
            <text:p>25.25,25.50,25.50,27.50,28.00,27.50,26.25,26.00,25.25,26.25,25.25,26.75,29.00,28.00,25.00,24.75</text:p>
          </table:table-cell>
          <table:table-cell office:value-type="string" calcext:value-type="string">
            <text:p>25.50,26.50,26.25,25.50,27.25,26.00,24.75,24.25,24.75,25.00,25.00,24.75,25.00,25.75,24.00,23.75</text:p>
          </table:table-cell>
          <table:table-cell office:value-type="string" calcext:value-type="string">
            <text:p>24.75,24.75,25.25,24.50,24.75,24.25,24.25,24.25,24.00,24.50,24.50,24.75,24.00,23.75,24.25,24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7.50,28.50,28.50,28.50,29.00,28.50,28.75,25.75,26.50,27.50,27.50,28.50,28.75,28.00,27.75</text:p>
          </table:table-cell>
          <table:table-cell office:value-type="string" calcext:value-type="string">
            <text:p>24.75,25.75,26.50,27.25,27.75,26.25,25.75,25.25,24.50,26.00,25.50,27.50,27.50,25.75,24.25,23.50</text:p>
          </table:table-cell>
          <table:table-cell office:value-type="string" calcext:value-type="string">
            <text:p>25.00,26.25,26.00,26.50,27.00,24.50,24.00,23.50,24.00,24.25,24.25,24.75,25.00,24.50,23.75,23.50</text:p>
          </table:table-cell>
          <table:table-cell office:value-type="string" calcext:value-type="string">
            <text:p>24.50,24.25,24.50,24.25,24.25,23.75,24.25,23.75,23.50,24.25,24.00,24.25,23.50,23.75,23.25,24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50,27.50,27.75,28.50,28.25,29.00,28.75,28.25,25.50,26.75,27.00,27.50,28.25,28.25,27.50,27.75</text:p>
          </table:table-cell>
          <table:table-cell office:value-type="string" calcext:value-type="string">
            <text:p>24.75,25.00,25.25,27.00,26.50,26.00,25.25,25.25,24.75,26.00,25.50,28.00,27.00,25.25,24.25,24.00</text:p>
          </table:table-cell>
          <table:table-cell office:value-type="string" calcext:value-type="string">
            <text:p>25.00,25.75,26.00,27.25,25.50,24.25,23.75,23.25,24.00,24.25,24.50,24.50,24.00,24.25,23.50,22.75</text:p>
          </table:table-cell>
          <table:table-cell office:value-type="string" calcext:value-type="string">
            <text:p>23.75,24.25,24.00,24.25,24.00,23.50,23.25,23.75,23.75,23.75,24.00,24.00,23.75,23.25,23.25,23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7.50,28.25,28.25,28.50,29.25,29.00,28.75,26.25,26.75,27.25,27.75,28.00,28.50,27.75,28.00</text:p>
          </table:table-cell>
          <table:table-cell office:value-type="string" calcext:value-type="string">
            <text:p>24.75,25.25,25.25,27.75,27.25,25.75,25.25,25.50,25.25,26.50,25.75,28.00,27.75,25.50,24.75,23.75</text:p>
          </table:table-cell>
          <table:table-cell office:value-type="string" calcext:value-type="string">
            <text:p>24.75,26.50,26.00,27.00,25.50,24.50,24.25,23.75,24.25,24.50,24.50,24.75,24.25,24.50,23.50,23.25</text:p>
          </table:table-cell>
          <table:table-cell office:value-type="string" calcext:value-type="string">
            <text:p>24.50,24.25,24.25,24.00,24.00,23.75,24.25,24.25,24.00,24.25,23.75,24.25,24.00,23.50,23.50,24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00,27.50,28.25,28.50,28.75,29.00,29.25,28.25,25.75,26.75,27.25,27.75,28.50,28.50,27.25,27.50</text:p>
          </table:table-cell>
          <table:table-cell office:value-type="string" calcext:value-type="string">
            <text:p>24.50,25.25,25.00,27.50,27.00,26.50,25.75,25.25,25.50,26.25,25.25,28.00,27.25,25.75,24.75,24.00</text:p>
          </table:table-cell>
          <table:table-cell office:value-type="string" calcext:value-type="string">
            <text:p>25.00,25.50,25.75,27.50,26.00,24.25,24.00,23.50,24.00,25.00,24.75,25.00,24.75,24.50,24.00,24.00</text:p>
          </table:table-cell>
          <table:table-cell office:value-type="string" calcext:value-type="string">
            <text:p>24.00,24.25,24.50,24.50,23.75,23.75,24.00,23.75,24.00,24.25,24.25,24.00,23.50,23.25,23.25,24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7.75,28.25,28.00,29.25,29.00,28.75,28.50,25.75,26.25,27.25,27.25,28.25,28.75,27.75,27.75</text:p>
          </table:table-cell>
          <table:table-cell office:value-type="string" calcext:value-type="string">
            <text:p>24.50,25.25,25.00,26.75,27.00,26.50,25.50,25.50,25.00,25.75,25.25,27.25,28.00,26.50,24.25,24.25</text:p>
          </table:table-cell>
          <table:table-cell office:value-type="string" calcext:value-type="string">
            <text:p>25.25,26.00,25.50,26.00,26.75,24.75,24.00,24.00,24.50,24.25,24.75,24.50,24.25,24.25,24.00,23.25</text:p>
          </table:table-cell>
          <table:table-cell office:value-type="string" calcext:value-type="string">
            <text:p>24.25,24.50,24.50,23.75,24.25,23.75,24.25,23.25,23.75,23.75,24.00,24.00,23.50,23.75,23.75,24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50,27.50,28.00,27.50,28.75,29.00,29.00,28.50,26.00,26.00,26.75,27.25,28.25,28.50,27.25,28.00</text:p>
          </table:table-cell>
          <table:table-cell office:value-type="string" calcext:value-type="string">
            <text:p>24.50,25.00,25.00,26.50,26.75,26.50,25.00,25.00,25.25,26.25,25.00,27.00,28.00,25.75,24.25,24.00</text:p>
          </table:table-cell>
          <table:table-cell office:value-type="string" calcext:value-type="string">
            <text:p>25.00,26.50,25.50,25.75,26.75,24.75,23.75,23.75,24.50,25.00,24.75,24.50,24.75,24.25,23.75,23.75</text:p>
          </table:table-cell>
          <table:table-cell office:value-type="string" calcext:value-type="string">
            <text:p>24.25,24.00,24.00,24.00,24.25,23.00,24.00,23.50,23.25,23.75,24.00,23.25,24.00,23.25,23.75,23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6.75,27.50,28.25,28.75,29.25,28.75,28.50,25.50,26.50,26.50,27.00,27.25,28.50,28.00,28.00</text:p>
          </table:table-cell>
          <table:table-cell office:value-type="string" calcext:value-type="string">
            <text:p>24.50,25.00,25.50,25.75,25.00,25.50,25.25,25.50,24.50,25.00,27.25,27.00,25.50,26.00,24.75,24.25</text:p>
          </table:table-cell>
          <table:table-cell office:value-type="string" calcext:value-type="string">
            <text:p>24.75,24.50,25.75,26.00,24.75,26.75,24.75,24.25,24.25,24.50,24.75,24.50,24.25,25.25,24.25,24.25</text:p>
          </table:table-cell>
          <table:table-cell office:value-type="string" calcext:value-type="string">
            <text:p>24.50,24.50,24.25,24.25,24.25,23.75,24.25,24.50,23.75,24.50,24.00,24.00,24.00,23.50,23.50,23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7.00,26.75,28.00,28.00,28.50,28.50,28.50,25.25,25.75,26.50,26.50,27.50,28.25,27.75,28.25</text:p>
          </table:table-cell>
          <table:table-cell office:value-type="string" calcext:value-type="string">
            <text:p>24.50,25.00,25.00,25.25,25.25,25.25,25.50,25.00,24.25,25.00,26.75,25.50,25.50,25.75,24.50,24.50</text:p>
          </table:table-cell>
          <table:table-cell office:value-type="string" calcext:value-type="string">
            <text:p>24.50,24.25,25.25,24.25,24.50,26.50,24.75,24.00,23.75,23.75,24.00,24.25,24.00,25.25,24.25,24.00</text:p>
          </table:table-cell>
          <table:table-cell office:value-type="string" calcext:value-type="string">
            <text:p>24.00,24.25,24.00,24.00,24.25,23.75,23.75,23.75,23.50,24.00,23.75,23.75,24.00,23.75,23.25,23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5.75,27.00,27.00,27.50,28.00,28.25,28.50,28.25,25.00,26.00,25.75,26.50,27.25,28.00,27.75,27.50</text:p>
          </table:table-cell>
          <table:table-cell office:value-type="string" calcext:value-type="string">
            <text:p>24.50,24.50,24.75,24.75,25.25,24.75,25.25,25.00,24.00,24.75,26.75,25.75,25.25,25.75,24.00,24.25</text:p>
          </table:table-cell>
          <table:table-cell office:value-type="string" calcext:value-type="string">
            <text:p>24.50,24.25,24.75,24.25,24.75,26.75,24.50,23.50,24.00,24.00,23.75,24.25,24.50,24.75,23.75,23.50</text:p>
          </table:table-cell>
          <table:table-cell office:value-type="string" calcext:value-type="string">
            <text:p>24.00,24.00,24.25,24.00,23.75,23.75,24.00,23.50,23.50,23.75,23.75,23.75,23.25,23.00,23.50,23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50,27.25,27.50,28.00,28.00,28.50,28.75,28.75,25.00,25.75,26.50,26.25,27.25,27.75,27.75,27.75</text:p>
          </table:table-cell>
          <table:table-cell office:value-type="string" calcext:value-type="string">
            <text:p>24.75,24.75,25.00,25.50,25.00,25.00,25.50,24.75,24.00,24.50,26.75,25.50,25.25,25.25,24.25,24.25</text:p>
          </table:table-cell>
          <table:table-cell office:value-type="string" calcext:value-type="string">
            <text:p>24.25,24.50,25.00,24.00,24.75,26.75,24.75,23.75,23.75,24.00,23.75,24.00,24.25,24.50,23.25,24.25</text:p>
          </table:table-cell>
          <table:table-cell office:value-type="string" calcext:value-type="string">
            <text:p>23.75,24.25,24.25,24.25,23.75,23.50,24.00,23.75,23.75,23.50,23.75,23.75,23.50,23.50,23.75,23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7.25,27.25,28.00,28.50,28.75,28.75,28.50,24.75,26.25,26.25,26.50,27.00,28.00,28.25,27.75</text:p>
          </table:table-cell>
          <table:table-cell office:value-type="string" calcext:value-type="string">
            <text:p>24.75,25.00,24.50,25.75,25.75,25.25,25.50,25.25,24.00,26.25,25.75,25.25,25.75,26.00,24.75,24.25</text:p>
          </table:table-cell>
          <table:table-cell office:value-type="string" calcext:value-type="string">
            <text:p>24.25,24.50,25.25,24.50,25.50,26.75,24.75,24.50,23.50,24.25,23.75,24.25,24.00,24.75,24.50,23.75</text:p>
          </table:table-cell>
          <table:table-cell office:value-type="string" calcext:value-type="string">
            <text:p>24.00,24.75,24.25,24.50,24.25,23.25,24.25,24.00,23.50,24.50,24.00,23.75,24.00,23.75,24.00,24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25,26.50,26.50,27.25,27.75,28.25,28.75,27.50,24.50,25.50,26.25,26.00,26.50,27.75,27.25,27.50</text:p>
          </table:table-cell>
          <table:table-cell office:value-type="string" calcext:value-type="string">
            <text:p>24.25,24.50,24.25,25.00,24.25,24.25,25.00,25.25,23.50,25.00,25.75,24.75,25.00,25.00,24.25,23.50</text:p>
          </table:table-cell>
          <table:table-cell office:value-type="string" calcext:value-type="string">
            <text:p>24.00,24.00,24.25,24.00,24.50,26.25,24.25,23.75,23.00,23.75,23.75,23.50,24.00,24.25,23.50,23.00</text:p>
          </table:table-cell>
          <table:table-cell office:value-type="string" calcext:value-type="string">
            <text:p>23.50,23.50,23.75,23.75,23.50,23.50,23.50,23.00,23.25,23.50,23.75,23.75,23.25,23.25,23.75,22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50,27.00,27.75,28.25,28.00,28.75,28.75,28.50,25.00,26.00,26.75,27.00,27.50,28.25,27.75,27.75</text:p>
          </table:table-cell>
          <table:table-cell office:value-type="string" calcext:value-type="string">
            <text:p>24.50,25.00,25.25,25.50,25.25,25.25,24.75,25.50,24.50,25.50,26.25,25.50,25.75,26.00,24.75,23.75</text:p>
          </table:table-cell>
          <table:table-cell office:value-type="string" calcext:value-type="string">
            <text:p>24.50,24.50,24.75,24.50,24.25,26.50,25.00,23.75,24.50,24.25,24.00,24.75,24.50,25.75,24.50,24.00</text:p>
          </table:table-cell>
          <table:table-cell office:value-type="string" calcext:value-type="string">
            <text:p>24.25,24.50,24.25,24.25,23.75,24.25,24.00,24.25,24.25,24.25,24.50,24.25,23.50,24.00,24.00,23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50,26.50,26.75,28.00,28.25,28.75,28.50,28.25,25.00,25.50,26.00,26.75,27.25,27.50,27.25,27.75</text:p>
          </table:table-cell>
          <table:table-cell office:value-type="string" calcext:value-type="string">
            <text:p>24.50,24.75,24.25,25.00,25.25,24.75,25.50,24.75,23.75,24.75,26.25,24.50,25.25,25.25,24.25,24.25</text:p>
          </table:table-cell>
          <table:table-cell office:value-type="string" calcext:value-type="string">
            <text:p>24.50,24.25,24.25,24.00,24.50,26.25,24.50,24.00,23.25,23.50,23.50,24.50,24.00,25.25,23.75,23.25</text:p>
          </table:table-cell>
          <table:table-cell office:value-type="string" calcext:value-type="string">
            <text:p>24.00,23.75,23.75,23.50,24.00,23.50,23.75,24.00,23.25,23.50,24.00,24.00,24.00,23.50,23.00,23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7.50,27.75,28.25,28.50,28.75,29.00,28.25,25.00,26.25,26.50,26.50,27.25,28.75,28.50,28.25</text:p>
          </table:table-cell>
          <table:table-cell office:value-type="string" calcext:value-type="string">
            <text:p>25.00,24.75,25.00,26.25,25.75,26.00,26.25,25.25,24.50,25.25,26.50,27.50,27.50,26.25,24.50,24.50</text:p>
          </table:table-cell>
          <table:table-cell office:value-type="string" calcext:value-type="string">
            <text:p>24.25,24.75,25.75,27.50,27.50,25.50,24.50,24.50,24.00,24.50,24.25,25.25,25.25,25.00,24.50,23.75</text:p>
          </table:table-cell>
          <table:table-cell office:value-type="string" calcext:value-type="string">
            <text:p>24.25,24.25,24.25,24.25,24.75,24.00,24.50,24.00,24.00,24.00,24.25,23.75,24.00,23.50,24.00,24.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6.50,27.50,27.75,28.50,28.75,28.25,28.00,24.75,26.25,26.75,26.50,27.50,28.00,27.75,28.00</text:p>
          </table:table-cell>
          <table:table-cell office:value-type="string" calcext:value-type="string">
            <text:p>24.75,24.25,24.75,25.50,26.00,25.25,25.00,25.50,23.75,24.75,24.50,25.75,26.00,25.25,24.75,24.50</text:p>
          </table:table-cell>
          <table:table-cell office:value-type="string" calcext:value-type="string">
            <text:p>24.50,24.25,24.50,26.75,26.75,25.00,24.50,24.25,23.75,24.25,24.00,26.50,25.75,24.75,23.75,23.75</text:p>
          </table:table-cell>
          <table:table-cell office:value-type="string" calcext:value-type="string">
            <text:p>24.25,24.00,24.75,24.25,24.50,24.25,24.50,24.00,23.50,24.00,23.75,24.00,23.75,23.50,23.25,24.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5,27.50,27.50,28.25,28.50,29.25,29.50,29.00,24.75,26.00,26.25,26.25,28.00,29.00,29.00,28.25</text:p>
          </table:table-cell>
          <table:table-cell office:value-type="string" calcext:value-type="string">
            <text:p>24.50,24.75,25.00,25.50,27.25,29.50,29.00,27.00,24.25,24.75,24.00,25.75,28.00,29.25,28.00,26.75</text:p>
          </table:table-cell>
          <table:table-cell office:value-type="string" calcext:value-type="string">
            <text:p>24.75,24.25,24.50,25.00,28.50,28.00,27.50,25.25,23.75,24.25,24.25,25.25,27.75,28.00,28.25,25.25</text:p>
          </table:table-cell>
          <table:table-cell office:value-type="string" calcext:value-type="string">
            <text:p>24.00,24.50,24.50,24.75,28.25,28.50,28.25,25.00,23.50,24.50,24.50,24.75,25.00,28.25,26.75,24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5.00,24.50,25.00,24.50,24.75,24.75,25.00,25.25,24.25,24.75,24.50,24.75,25.00,24.50,24.25,25.50</text:p>
          </table:table-cell>
          <table:table-cell office:value-type="string" calcext:value-type="string">
            <text:p>25.00,24.75,24.50,24.75,24.50,24.00,24.75,25.50,24.50,24.75,24.25,24.25,24.50,24.50,24.50,24.75</text:p>
          </table:table-cell>
          <table:table-cell office:value-type="string" calcext:value-type="string">
            <text:p>24.50,24.50,24.50,24.25,24.50,24.25,24.00,24.75,24.25,24.00,24.00,24.50,24.50,24.50,24.00,25.00</text:p>
          </table:table-cell>
          <table:table-cell office:value-type="string" calcext:value-type="string">
            <text:p>24.50,24.75,24.75,24.75,24.50,24.00,24.00,24.50,24.75,25.00,24.25,24.75,24.25,23.75,24.00,24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5.00,24.50,25.00,24.75,24.75,25.00,26.50,25.50,24.75,25.00,24.50,24.25,24.50,25.00,26.00,26.50</text:p>
          </table:table-cell>
          <table:table-cell office:value-type="string" calcext:value-type="string">
            <text:p>25.00,25.00,24.50,25.00,24.00,23.75,26.25,26.00,24.25,24.75,24.50,24.25,24.00,24.25,25.50,26.25</text:p>
          </table:table-cell>
          <table:table-cell office:value-type="string" calcext:value-type="string">
            <text:p>24.50,24.00,25.25,24.50,24.25,24.00,25.25,26.00,24.50,23.75,24.25,24.25,24.50,24.25,25.00,26.50</text:p>
          </table:table-cell>
          <table:table-cell office:value-type="string" calcext:value-type="string">
            <text:p>24.00,25.00,24.50,25.00,24.00,24.00,24.00,26.25,24.50,24.25,24.75,24.50,24.25,23.75,24.25,27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7.00,26.50,25.00,24.00,24.00,25.25,26.75,27.00,27.00,27.00,25.50,24.50,24.25,24.25,24.25,26.00</text:p>
          </table:table-cell>
          <table:table-cell office:value-type="string" calcext:value-type="string">
            <text:p>26.25,26.75,24.25,24.25,24.00,24.00,24.50,25.50,25.25,26.75,25.00,23.75,24.00,24.00,24.00,25.75</text:p>
          </table:table-cell>
          <table:table-cell office:value-type="string" calcext:value-type="string">
            <text:p>25.00,26.25,25.00,24.50,24.00,23.50,24.00,24.00,24.25,24.50,24.00,24.00,23.75,23.25,23.50,24.25</text:p>
          </table:table-cell>
          <table:table-cell office:value-type="string" calcext:value-type="string">
            <text:p>24.50,24.25,24.00,24.25,23.75,23.25,23.50,23.50,23.75,24.25,23.75,24.25,23.75,23.25,23.25,23.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50,25.00,24.75,24.25,24.50,24.75,24.75,24.50,25.00,25.00,25.00,25.25,24.25,24.75,24.50,24.50</text:p>
          </table:table-cell>
          <table:table-cell office:value-type="string" calcext:value-type="string">
            <text:p>25.00,24.75,24.25,24.25,24.25,23.50,24.25,24.00,24.25,24.50,24.75,24.50,23.75,24.50,23.75,24.25</text:p>
          </table:table-cell>
          <table:table-cell office:value-type="string" calcext:value-type="string">
            <text:p>24.50,24.25,24.75,24.00,24.75,24.00,24.25,24.00,24.25,24.25,24.25,24.50,24.50,24.25,24.00,24.25</text:p>
          </table:table-cell>
          <table:table-cell office:value-type="string" calcext:value-type="string">
            <text:p>24.75,24.50,24.75,24.50,24.25,23.00,23.25,23.75,24.25,24.00,24.50,24.50,24.25,23.50,24.00,23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4.75,24.75,24.75,24.00,24.00,24.25,24.00,23.75,24.25,24.00,24.75,24.75,24.25,24.25,24.00,24.25</text:p>
          </table:table-cell>
          <table:table-cell office:value-type="string" calcext:value-type="string">
            <text:p>24.50,24.00,24.00,24.25,23.75,23.75,24.00,24.25,24.00,24.50,24.25,24.25,24.00,24.50,24.00,24.00</text:p>
          </table:table-cell>
          <table:table-cell office:value-type="string" calcext:value-type="string">
            <text:p>24.25,24.00,24.50,24.00,24.25,24.00,23.25,24.00,23.75,24.25,24.00,24.00,23.75,24.00,23.50,22.75</text:p>
          </table:table-cell>
          <table:table-cell office:value-type="string" calcext:value-type="string">
            <text:p>24.75,24.50,24.50,24.50,24.00,24.00,23.50,23.25,23.75,24.75,24.50,24.25,24.00,23.75,23.25,23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4.50,24.50,24.25,24.00,23.75,23.50,24.00,24.25,24.25,24.50,24.00,24.00,24.00,23.25,23.75</text:p>
          </table:table-cell>
          <table:table-cell office:value-type="string" calcext:value-type="string">
            <text:p>23.75,24.00,24.00,24.00,23.25,23.25,24.00,23.25,23.25,24.00,24.25,24.00,23.50,23.25,23.75,23.50</text:p>
          </table:table-cell>
          <table:table-cell office:value-type="string" calcext:value-type="string">
            <text:p>24.25,23.75,24.50,23.75,24.00,23.25,23.75,23.25,23.75,23.75,23.75,23.75,23.75,23.75,23.25,23.25</text:p>
          </table:table-cell>
          <table:table-cell office:value-type="string" calcext:value-type="string">
            <text:p>24.00,24.00,24.00,23.75,23.50,23.00,23.50,23.25,24.00,24.00,24.00,24.00,23.75,23.00,23.25,23.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50,23.75,23.50,23.25,23.75,23.75,23.00,23.50,23.50,24.00,23.50,23.25,23.50,23.00,22.75</text:p>
          </table:table-cell>
          <table:table-cell office:value-type="string" calcext:value-type="string">
            <text:p>23.25,23.50,23.00,23.00,23.25,22.50,23.50,22.75,23.25,23.50,23.25,23.00,23.25,23.00,23.00,23.25</text:p>
          </table:table-cell>
          <table:table-cell office:value-type="string" calcext:value-type="string">
            <text:p>23.50,23.00,23.50,23.00,22.75,22.75,23.00,23.25,23.00,23.25,23.25,23.75,23.00,22.75,22.75,22.75</text:p>
          </table:table-cell>
          <table:table-cell office:value-type="string" calcext:value-type="string">
            <text:p>23.25,23.50,23.50,23.50,23.50,22.50,23.00,23.00,23.25,23.25,23.50,23.50,23.25,22.50,22.25,22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75,23.75,23.75,23.25,23.75,23.00,23.25,23.25,23.25,23.75,23.75,23.25,23.50,22.50,23.00</text:p>
          </table:table-cell>
          <table:table-cell office:value-type="string" calcext:value-type="string">
            <text:p>23.75,23.25,23.00,23.50,23.00,22.75,22.75,23.00,22.75,23.75,23.25,23.25,23.25,23.00,22.75,22.75</text:p>
          </table:table-cell>
          <table:table-cell office:value-type="string" calcext:value-type="string">
            <text:p>23.25,22.75,23.25,23.00,23.00,22.75,22.75,22.75,23.00,23.00,22.75,23.00,22.50,22.75,22.25,22.00</text:p>
          </table:table-cell>
          <table:table-cell office:value-type="string" calcext:value-type="string">
            <text:p>23.25,23.25,23.25,23.50,22.75,22.75,22.75,22.75,23.00,23.25,23.50,23.00,22.50,22.00,22.25,22.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4.00,23.25,23.00,23.25,23.25,23.25,23.25,23.25,23.50,23.25,23.25,23.00,23.25,22.50,23.00</text:p>
          </table:table-cell>
          <table:table-cell office:value-type="string" calcext:value-type="string">
            <text:p>23.25,23.00,22.50,23.25,23.00,23.00,22.75,22.75,23.00,23.50,23.25,23.25,22.75,23.00,22.50,22.75</text:p>
          </table:table-cell>
          <table:table-cell office:value-type="string" calcext:value-type="string">
            <text:p>23.00,23.25,23.00,22.75,22.25,22.50,22.25,22.25,22.50,22.75,22.25,22.50,22.50,22.75,22.50,22.50</text:p>
          </table:table-cell>
          <table:table-cell office:value-type="string" calcext:value-type="string">
            <text:p>22.75,23.25,22.75,23.00,23.00,22.00,22.50,23.00,22.50,23.00,23.00,23.25,22.50,22.00,22.00,22.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50,24.00,23.75,23.00,23.25,23.50,23.50,23.50,23.25,23.25,23.25,23.25,23.50,23.25,23.75</text:p>
          </table:table-cell>
          <table:table-cell office:value-type="string" calcext:value-type="string">
            <text:p>23.50,23.75,23.25,23.50,23.25,23.00,23.25,23.25,23.25,23.00,22.75,23.00,22.75,23.00,23.00,23.25</text:p>
          </table:table-cell>
          <table:table-cell office:value-type="string" calcext:value-type="string">
            <text:p>23.75,23.25,23.25,23.50,23.25,22.75,22.75,23.25,23.00,22.75,22.75,23.25,23.00,22.50,22.50,23.00</text:p>
          </table:table-cell>
          <table:table-cell office:value-type="string" calcext:value-type="string">
            <text:p>23.25,23.50,23.50,24.00,23.00,23.00,22.75,23.00,22.75,23.25,22.75,23.75,23.00,22.25,22.50,23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25,23.25,23.00,23.00,22.25,22.75,22.75,22.75,23.25,22.75,23.00,22.75,23.00,22.50,22.50</text:p>
          </table:table-cell>
          <table:table-cell office:value-type="string" calcext:value-type="string">
            <text:p>22.75,22.75,22.75,22.75,22.25,22.50,22.25,22.00,22.25,22.50,22.50,22.50,22.50,22.75,22.25,23.00</text:p>
          </table:table-cell>
          <table:table-cell office:value-type="string" calcext:value-type="string">
            <text:p>22.75,22.00,22.75,22.25,22.50,21.75,22.25,23.00,22.50,22.25,22.50,22.75,22.00,22.25,22.50,22.25</text:p>
          </table:table-cell>
          <table:table-cell office:value-type="string" calcext:value-type="string">
            <text:p>22.50,22.50,22.75,22.50,22.75,22.25,22.25,22.25,22.75,22.50,23.00,22.50,22.50,21.50,21.50,22.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4.25,24.00,23.75,23.25,23.25,23.50,23.00,23.75,24.00,24.00,23.75,23.50,23.50,23.00,23.00</text:p>
          </table:table-cell>
          <table:table-cell office:value-type="string" calcext:value-type="string">
            <text:p>23.50,23.75,23.50,23.50,23.00,22.75,23.50,23.50,23.75,23.50,23.50,23.00,23.00,23.50,23.25,23.00</text:p>
          </table:table-cell>
          <table:table-cell office:value-type="string" calcext:value-type="string">
            <text:p>24.25,23.75,23.50,23.50,23.25,22.75,23.00,22.75,23.25,23.50,23.25,23.25,23.00,23.50,22.50,22.50</text:p>
          </table:table-cell>
          <table:table-cell office:value-type="string" calcext:value-type="string">
            <text:p>23.25,23.50,23.75,23.50,23.50,22.50,23.75,23.00,23.50,23.50,23.00,23.50,23.00,22.50,22.25,22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4.25,23.75,23.50,23.50,23.25,23.00,23.00,23.25,23.75,24.00,23.50,23.75,23.50,23.00,23.75</text:p>
          </table:table-cell>
          <table:table-cell office:value-type="string" calcext:value-type="string">
            <text:p>23.75,23.50,23.00,23.25,23.00,22.75,23.25,23.00,23.00,23.25,23.00,23.25,23.00,22.50,22.75,22.25</text:p>
          </table:table-cell>
          <table:table-cell office:value-type="string" calcext:value-type="string">
            <text:p>23.75,23.50,23.50,23.00,22.75,22.50,22.50,23.00,22.75,23.00,23.00,23.25,23.00,23.25,22.50,22.25</text:p>
          </table:table-cell>
          <table:table-cell office:value-type="string" calcext:value-type="string">
            <text:p>23.50,23.75,23.50,23.50,22.75,22.25,22.75,22.00,23.25,23.50,23.25,23.00,23.50,22.50,22.25,23.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50,24.25,23.75,23.25,23.50,23.25,22.75,23.75,23.75,23.50,23.50,23.25,23.25,22.75,23.00</text:p>
          </table:table-cell>
          <table:table-cell office:value-type="string" calcext:value-type="string">
            <text:p>23.25,23.25,23.50,23.25,23.00,22.75,23.25,23.00,23.25,23.50,23.50,23.00,22.75,23.50,22.50,22.25</text:p>
          </table:table-cell>
          <table:table-cell office:value-type="string" calcext:value-type="string">
            <text:p>23.75,23.25,23.75,23.00,22.75,22.25,22.75,22.75,23.00,23.00,22.75,23.25,22.75,22.75,22.25,21.75</text:p>
          </table:table-cell>
          <table:table-cell office:value-type="string" calcext:value-type="string">
            <text:p>23.25,23.25,23.50,23.25,23.25,22.25,22.75,22.75,23.00,23.00,23.50,23.50,23.00,23.00,22.25,22.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75,23.25,23.50,23.25,23.50,23.50,23.50,23.50,23.50,23.50,23.75,23.50,23.25,22.75,23.00</text:p>
          </table:table-cell>
          <table:table-cell office:value-type="string" calcext:value-type="string">
            <text:p>23.25,23.25,23.00,23.25,22.75,22.50,22.50,23.00,22.50,23.00,23.00,22.50,22.50,23.00,22.25,22.75</text:p>
          </table:table-cell>
          <table:table-cell office:value-type="string" calcext:value-type="string">
            <text:p>23.25,23.00,23.00,22.75,22.75,22.25,22.50,22.50,22.75,22.75,22.75,23.00,23.00,22.50,22.50,22.50</text:p>
          </table:table-cell>
          <table:table-cell office:value-type="string" calcext:value-type="string">
            <text:p>22.75,23.00,22.75,23.25,22.50,22.00,22.25,22.75,22.75,23.25,23.00,23.25,22.75,22.25,22.25,22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4.00,24.50,24.25,24.00,23.75,24.00,22.75,24.00,23.75,24.25,23.75,24.25,24.25,23.50,24.00</text:p>
          </table:table-cell>
          <table:table-cell office:value-type="string" calcext:value-type="string">
            <text:p>24.25,23.75,24.00,23.50,23.75,23.25,23.50,23.25,23.50,23.75,23.75,23.50,23.50,23.75,23.50,23.50</text:p>
          </table:table-cell>
          <table:table-cell office:value-type="string" calcext:value-type="string">
            <text:p>24.00,23.50,24.00,23.50,24.00,23.50,23.25,23.25,23.75,23.50,23.50,24.00,23.50,23.25,23.25,23.25</text:p>
          </table:table-cell>
          <table:table-cell office:value-type="string" calcext:value-type="string">
            <text:p>24.00,23.75,24.00,24.25,23.75,23.50,23.00,23.50,23.25,24.00,23.75,24.25,23.75,23.75,23.25,23.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00,23.50,23.50,23.25,22.75,23.25,22.50,22.75,22.50,23.00,23.25,22.75,23.00,22.75,22.75,22.25</text:p>
          </table:table-cell>
          <table:table-cell office:value-type="string" calcext:value-type="string">
            <text:p>22.75,23.00,22.75,22.25,22.50,22.00,22.50,22.75,22.50,23.00,22.50,22.50,22.50,22.25,22.50,23.25</text:p>
          </table:table-cell>
          <table:table-cell office:value-type="string" calcext:value-type="string">
            <text:p>23.00,22.25,23.00,22.25,22.75,22.50,22.50,22.25,22.50,22.75,22.25,22.25,22.25,22.50,22.50,22.25</text:p>
          </table:table-cell>
          <table:table-cell office:value-type="string" calcext:value-type="string">
            <text:p>22.75,22.50,22.75,23.00,22.75,22.00,22.25,21.75,22.50,22.75,22.25,22.75,22.25,22.00,22.00,22.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4.50,23.75,23.50,23.25,24.00,23.25,22.50,24.25,23.50,23.75,23.75,23.75,23.25,22.75,23.25</text:p>
          </table:table-cell>
          <table:table-cell office:value-type="string" calcext:value-type="string">
            <text:p>23.00,23.25,23.50,23.75,23.25,22.75,23.75,22.75,23.25,23.75,23.25,23.25,23.50,22.75,22.75,22.75</text:p>
          </table:table-cell>
          <table:table-cell office:value-type="string" calcext:value-type="string">
            <text:p>23.25,23.25,23.75,23.25,23.00,22.50,23.50,23.00,23.00,23.00,23.25,23.25,23.50,23.25,22.25,22.25</text:p>
          </table:table-cell>
          <table:table-cell office:value-type="string" calcext:value-type="string">
            <text:p>23.50,23.25,23.50,23.25,23.25,22.75,23.00,22.50,23.25,23.25,23.50,23.25,22.00,22.75,22.50,22.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4.00,23.75,23.75,23.00,22.50,22.75,22.75,23.25,23.50,23.75,23.50,23.00,23.50,23.00,23.50</text:p>
          </table:table-cell>
          <table:table-cell office:value-type="string" calcext:value-type="string">
            <text:p>23.25,23.00,22.75,23.25,22.25,22.75,23.00,23.25,22.75,23.50,23.00,23.00,22.75,23.00,22.50,22.50</text:p>
          </table:table-cell>
          <table:table-cell office:value-type="string" calcext:value-type="string">
            <text:p>23.00,22.75,23.25,22.75,22.75,22.25,22.50,22.75,22.50,23.00,22.50,23.00,22.50,23.00,22.25,22.25</text:p>
          </table:table-cell>
          <table:table-cell office:value-type="string" calcext:value-type="string">
            <text:p>23.00,23.00,22.75,23.00,23.00,22.25,23.00,22.75,23.00,22.75,23.00,23.50,22.25,22.75,22.75,22.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4.25,24.00,23.25,23.00,23.50,23.25,22.75,23.50,23.75,23.75,23.75,23.75,23.50,23.50,23.00</text:p>
          </table:table-cell>
          <table:table-cell office:value-type="string" calcext:value-type="string">
            <text:p>23.75,23.50,23.00,23.25,23.25,22.25,23.75,23.50,23.25,23.25,23.25,22.75,23.25,23.25,22.50,23.00</text:p>
          </table:table-cell>
          <table:table-cell office:value-type="string" calcext:value-type="string">
            <text:p>23.75,23.50,23.25,23.25,23.00,22.75,22.75,22.75,23.25,23.25,23.00,23.25,23.50,23.25,22.25,22.50</text:p>
          </table:table-cell>
          <table:table-cell office:value-type="string" calcext:value-type="string">
            <text:p>23.50,23.25,23.75,23.50,23.25,22.25,23.00,22.25,23.00,23.00,23.25,23.25,23.25,23.00,21.75,22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25,22.75,22.50,22.75,23.00,22.25,22.50,23.00,23.00,23.25,23.00,22.75,22.25,22.50,22.75</text:p>
          </table:table-cell>
          <table:table-cell office:value-type="string" calcext:value-type="string">
            <text:p>22.50,22.75,22.50,22.00,22.00,22.25,22.00,22.00,22.25,22.75,22.25,22.25,22.25,22.25,22.25,22.25</text:p>
          </table:table-cell>
          <table:table-cell office:value-type="string" calcext:value-type="string">
            <text:p>22.75,22.00,22.50,22.25,21.75,22.00,22.25,22.00,22.00,22.25,22.25,22.50,21.25,22.25,21.50,21.75</text:p>
          </table:table-cell>
          <table:table-cell office:value-type="string" calcext:value-type="string">
            <text:p>22.25,22.75,22.25,22.75,22.25,21.75,21.75,22.00,21.75,22.75,22.00,22.25,22.25,21.25,21.25,21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75,23.25,23.50,23.25,22.50,23.00,23.25,23.25,23.50,23.75,23.75,23.50,23.00,23.25,23.25</text:p>
          </table:table-cell>
          <table:table-cell office:value-type="string" calcext:value-type="string">
            <text:p>24.25,23.25,23.25,23.75,23.00,22.50,22.50,23.75,23.00,23.75,23.25,23.00,23.25,23.25,23.00,23.00</text:p>
          </table:table-cell>
          <table:table-cell office:value-type="string" calcext:value-type="string">
            <text:p>23.25,23.00,23.25,23.00,22.75,22.50,22.50,23.00,23.25,22.75,22.50,23.00,22.75,22.75,22.75,23.00</text:p>
          </table:table-cell>
          <table:table-cell office:value-type="string" calcext:value-type="string">
            <text:p>23.00,23.50,23.25,23.25,23.50,22.50,22.75,23.00,22.75,23.50,23.75,23.25,22.75,22.50,22.00,22.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4.25,24.25,23.75,23.50,23.00,23.25,22.50,23.00,24.00,24.00,23.50,23.25,23.25,23.00,23.25</text:p>
          </table:table-cell>
          <table:table-cell office:value-type="string" calcext:value-type="string">
            <text:p>23.75,23.25,23.75,23.00,23.00,22.25,23.00,23.00,23.25,23.00,23.25,23.00,23.25,23.25,22.25,23.00</text:p>
          </table:table-cell>
          <table:table-cell office:value-type="string" calcext:value-type="string">
            <text:p>23.50,23.50,23.50,23.25,22.75,22.50,22.25,22.25,23.25,22.75,22.75,23.25,22.75,22.50,22.25,22.00</text:p>
          </table:table-cell>
          <table:table-cell office:value-type="string" calcext:value-type="string">
            <text:p>23.50,23.75,23.50,23.50,22.75,21.75,22.25,22.50,23.00,23.25,23.25,23.25,22.50,22.25,22.25,22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4.25,24.50,23.75,23.50,23.25,23.75,23.75,23.50,24.25,24.25,24.50,23.75,24.00,23.25,24.00</text:p>
          </table:table-cell>
          <table:table-cell office:value-type="string" calcext:value-type="string">
            <text:p>23.75,24.00,23.25,23.50,23.50,23.25,24.00,23.25,23.00,23.50,23.75,23.75,23.50,23.50,23.25,23.25</text:p>
          </table:table-cell>
          <table:table-cell office:value-type="string" calcext:value-type="string">
            <text:p>24.00,23.25,24.00,23.50,23.00,23.00,23.75,23.25,23.50,23.50,23.50,23.75,23.00,23.00,23.00,23.00</text:p>
          </table:table-cell>
          <table:table-cell office:value-type="string" calcext:value-type="string">
            <text:p>23.50,24.00,23.50,24.00,23.50,23.00,23.50,23.25,23.25,23.75,23.75,24.00,23.00,23.00,22.75,23.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3.75,24.50,23.75,24.00,24.25,23.50,22.75,23.75,24.00,24.00,24.00,23.75,23.25,23.75,23.50</text:p>
          </table:table-cell>
          <table:table-cell office:value-type="string" calcext:value-type="string">
            <text:p>24.25,23.75,23.75,24.00,23.50,23.00,23.75,23.25,23.25,24.00,23.50,23.75,23.50,23.75,23.50,23.50</text:p>
          </table:table-cell>
          <table:table-cell office:value-type="string" calcext:value-type="string">
            <text:p>23.50,23.75,24.00,23.50,23.75,22.75,23.25,23.50,23.25,22.75,23.50,23.75,23.50,23.25,22.75,23.00</text:p>
          </table:table-cell>
          <table:table-cell office:value-type="string" calcext:value-type="string">
            <text:p>24.00,24.00,23.75,23.50,23.50,23.25,23.00,23.25,23.50,23.50,23.25,24.00,23.25,23.50,23.00,22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75,23.25,23.50,22.75,23.00,23.25,22.75,22.50,23.25,23.50,23.50,23.25,22.75,23.00,22.50</text:p>
          </table:table-cell>
          <table:table-cell office:value-type="string" calcext:value-type="string">
            <text:p>23.25,23.00,23.00,22.50,22.50,22.50,22.25,22.75,22.50,23.00,22.50,22.50,22.50,22.50,22.50,22.50</text:p>
          </table:table-cell>
          <table:table-cell office:value-type="string" calcext:value-type="string">
            <text:p>22.75,22.75,23.25,22.50,22.50,23.00,22.50,22.25,22.25,22.25,22.00,22.75,22.50,23.00,21.75,22.50</text:p>
          </table:table-cell>
          <table:table-cell office:value-type="string" calcext:value-type="string">
            <text:p>23.00,23.00,22.75,22.50,22.75,22.00,22.00,22.75,22.25,22.50,23.00,23.00,22.50,22.25,22.00,22.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50,23.25,23.25,23.00,23.00,23.50,22.75,22.75,23.25,23.50,23.25,23.25,23.00,22.75,22.50</text:p>
          </table:table-cell>
          <table:table-cell office:value-type="string" calcext:value-type="string">
            <text:p>23.00,23.00,23.00,23.00,22.50,22.25,23.00,22.75,22.75,22.75,22.75,22.75,22.50,22.75,22.50,22.50</text:p>
          </table:table-cell>
          <table:table-cell office:value-type="string" calcext:value-type="string">
            <text:p>23.00,22.75,22.75,22.50,22.50,22.50,22.75,22.75,22.50,22.75,22.50,23.00,22.50,22.00,22.50,22.25</text:p>
          </table:table-cell>
          <table:table-cell office:value-type="string" calcext:value-type="string">
            <text:p>22.50,23.25,22.75,22.50,22.50,22.25,22.50,22.25,22.50,22.75,23.00,23.00,22.50,22.00,22.25,22.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4.00,24.00,23.75,23.75,23.50,23.75,22.75,23.50,23.75,23.75,24.00,24.00,23.50,23.25,23.50</text:p>
          </table:table-cell>
          <table:table-cell office:value-type="string" calcext:value-type="string">
            <text:p>23.75,23.25,23.75,23.75,23.50,23.25,22.75,23.25,23.25,23.50,23.50,23.50,23.00,23.75,23.00,23.00</text:p>
          </table:table-cell>
          <table:table-cell office:value-type="string" calcext:value-type="string">
            <text:p>23.50,23.75,23.25,23.50,23.00,23.25,22.75,23.00,23.25,23.25,23.00,23.25,23.25,23.25,23.00,22.50</text:p>
          </table:table-cell>
          <table:table-cell office:value-type="string" calcext:value-type="string">
            <text:p>23.75,23.50,23.75,24.00,23.25,22.75,22.25,23.50,23.50,23.25,23.25,23.50,23.00,22.75,22.75,22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4.00,24.00,23.75,23.25,23.50,23.25,22.75,23.50,23.75,23.75,23.50,23.50,23.25,23.00,23.00</text:p>
          </table:table-cell>
          <table:table-cell office:value-type="string" calcext:value-type="string">
            <text:p>23.50,23.25,23.50,23.50,23.25,23.00,23.50,22.50,23.00,23.25,23.50,23.50,23.25,22.75,23.25,23.00</text:p>
          </table:table-cell>
          <table:table-cell office:value-type="string" calcext:value-type="string">
            <text:p>23.50,23.25,23.50,23.25,23.00,23.00,23.25,23.00,23.25,23.00,23.25,23.25,22.75,22.75,22.00,22.50</text:p>
          </table:table-cell>
          <table:table-cell office:value-type="string" calcext:value-type="string">
            <text:p>23.25,23.50,23.25,23.50,23.25,22.75,22.75,22.75,23.50,23.25,23.25,23.50,22.50,22.50,21.75,22.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4.00,24.25,23.25,23.50,23.00,24.00,23.00,23.50,24.00,24.00,23.75,23.75,23.75,23.00,23.00</text:p>
          </table:table-cell>
          <table:table-cell office:value-type="string" calcext:value-type="string">
            <text:p>23.50,23.75,23.75,23.50,23.75,23.50,23.25,23.25,23.25,23.50,24.00,23.50,23.25,23.25,23.00,23.00</text:p>
          </table:table-cell>
          <table:table-cell office:value-type="string" calcext:value-type="string">
            <text:p>23.75,23.50,23.50,23.25,23.25,23.00,23.00,23.25,23.25,22.75,23.25,23.75,23.00,23.00,22.75,22.50</text:p>
          </table:table-cell>
          <table:table-cell office:value-type="string" calcext:value-type="string">
            <text:p>23.25,23.50,23.75,23.50,23.50,22.75,23.00,22.75,23.25,23.25,23.50,23.50,23.25,22.75,22.25,22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4.00,23.50,23.25,23.25,23.50,23.25,23.00,23.00,24.00,23.75,23.50,23.50,23.00,22.25,23.25</text:p>
          </table:table-cell>
          <table:table-cell office:value-type="string" calcext:value-type="string">
            <text:p>23.25,22.50,23.25,23.25,23.00,22.75,23.50,23.00,23.25,23.50,22.75,23.00,23.00,23.00,23.00,22.75</text:p>
          </table:table-cell>
          <table:table-cell office:value-type="string" calcext:value-type="string">
            <text:p>23.25,22.75,23.50,22.75,23.00,22.50,22.00,22.25,22.25,22.75,22.50,23.00,22.75,22.75,23.00,22.00</text:p>
          </table:table-cell>
          <table:table-cell office:value-type="string" calcext:value-type="string">
            <text:p>23.00,23.50,23.50,23.25,23.25,22.25,22.75,22.75,23.50,23.25,23.25,23.25,22.75,22.25,22.50,22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4.00,24.00,23.75,23.00,23.25,23.25,22.75,23.00,24.00,23.50,23.75,23.50,23.50,23.00,23.25</text:p>
          </table:table-cell>
          <table:table-cell office:value-type="string" calcext:value-type="string">
            <text:p>23.25,23.75,23.25,23.00,23.00,23.00,23.75,23.00,23.25,23.25,23.25,23.25,23.00,23.50,23.00,22.50</text:p>
          </table:table-cell>
          <table:table-cell office:value-type="string" calcext:value-type="string">
            <text:p>23.50,23.25,23.25,23.25,23.25,23.00,23.25,23.00,23.00,22.75,22.75,23.50,22.75,23.25,23.00,22.50</text:p>
          </table:table-cell>
          <table:table-cell office:value-type="string" calcext:value-type="string">
            <text:p>23.50,23.25,23.50,23.50,23.00,22.25,22.75,22.50,22.75,23.25,23.50,23.25,23.00,22.50,22.75,21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75,23.75,23.25,23.25,23.50,23.00,22.50,23.00,23.75,23.50,23.75,23.25,23.00,22.50,23.25</text:p>
          </table:table-cell>
          <table:table-cell office:value-type="string" calcext:value-type="string">
            <text:p>23.25,23.25,23.00,23.00,23.00,22.75,23.25,22.75,23.00,23.50,22.75,23.00,23.00,22.50,23.00,22.25</text:p>
          </table:table-cell>
          <table:table-cell office:value-type="string" calcext:value-type="string">
            <text:p>23.25,22.25,23.00,22.75,22.50,22.75,22.75,22.75,22.25,22.50,22.50,23.00,22.50,22.50,22.25,22.25</text:p>
          </table:table-cell>
          <table:table-cell office:value-type="string" calcext:value-type="string">
            <text:p>22.75,23.00,23.25,22.75,23.00,22.25,23.00,22.25,22.50,22.75,23.25,23.00,23.00,22.25,21.75,22.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3.75,24.00,23.50,23.25,22.50,22.75,23.00,23.25,23.00,22.75,23.50,23.00,23.00,22.75,22.50</text:p>
          </table:table-cell>
          <table:table-cell office:value-type="string" calcext:value-type="string">
            <text:p>23.00,23.25,23.00,23.00,22.75,22.50,22.75,22.00,23.00,23.25,22.75,23.00,22.50,22.50,22.25,22.75</text:p>
          </table:table-cell>
          <table:table-cell office:value-type="string" calcext:value-type="string">
            <text:p>22.75,22.75,23.25,22.75,22.50,22.75,22.25,22.50,22.75,22.50,22.50,22.50,22.25,22.25,22.00,22.50</text:p>
          </table:table-cell>
          <table:table-cell office:value-type="string" calcext:value-type="string">
            <text:p>22.50,23.25,23.25,23.00,22.50,22.25,22.25,21.75,22.00,23.00,23.25,23.25,22.50,22.00,22.00,22.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3.50,24.00,23.75,23.75,23.75,23.50,23.75,23.50,23.75,24.00,23.75,23.25,23.50,23.00,23.25</text:p>
          </table:table-cell>
          <table:table-cell office:value-type="string" calcext:value-type="string">
            <text:p>23.50,23.50,23.50,23.50,23.25,22.75,24.00,23.75,23.50,23.75,23.50,23.00,23.00,23.00,23.00,23.25</text:p>
          </table:table-cell>
          <table:table-cell office:value-type="string" calcext:value-type="string">
            <text:p>23.75,23.25,24.00,23.00,23.25,22.75,23.25,23.75,23.50,23.50,23.00,23.50,23.25,23.25,23.25,23.00</text:p>
          </table:table-cell>
          <table:table-cell office:value-type="string" calcext:value-type="string">
            <text:p>23.75,23.75,23.75,24.00,23.75,22.25,23.25,22.50,23.25,23.75,23.00,23.50,23.00,22.25,22.50,22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75,23.75,23.50,23.00,23.00,23.25,22.75,23.50,23.25,23.25,23.25,23.00,23.25,22.50,23.00</text:p>
          </table:table-cell>
          <table:table-cell office:value-type="string" calcext:value-type="string">
            <text:p>23.25,23.50,23.00,23.00,22.75,22.25,22.75,22.75,23.25,23.25,23.25,22.50,22.50,22.75,22.50,23.00</text:p>
          </table:table-cell>
          <table:table-cell office:value-type="string" calcext:value-type="string">
            <text:p>23.00,23.00,23.25,22.75,23.00,22.75,22.25,22.75,23.00,23.00,22.75,23.00,22.75,23.00,22.00,23.00</text:p>
          </table:table-cell>
          <table:table-cell office:value-type="string" calcext:value-type="string">
            <text:p>22.75,23.00,23.00,23.50,22.75,22.50,22.25,23.00,22.75,23.50,22.75,23.75,23.00,22.25,21.75,23.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00,23.75,23.00,23.00,22.75,22.75,22.50,22.25,22.75,23.25,23.00,22.75,22.75,23.00,22.25,22.75</text:p>
          </table:table-cell>
          <table:table-cell office:value-type="string" calcext:value-type="string">
            <text:p>22.50,22.75,22.50,22.75,22.00,22.00,22.50,22.25,22.75,23.00,22.50,22.25,22.25,22.75,22.50,22.00</text:p>
          </table:table-cell>
          <table:table-cell office:value-type="string" calcext:value-type="string">
            <text:p>22.50,22.75,22.75,22.25,22.25,22.25,22.25,22.50,22.50,22.50,22.00,22.50,22.25,22.25,22.25,22.00</text:p>
          </table:table-cell>
          <table:table-cell office:value-type="string" calcext:value-type="string">
            <text:p>23.25,22.75,22.50,23.00,22.25,21.75,22.75,21.75,22.00,22.50,22.50,22.50,22.75,21.75,21.75,21.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4.00,24.00,23.50,23.50,23.00,23.75,23.50,23.75,24.00,23.75,23.75,23.50,23.50,23.50,23.25</text:p>
          </table:table-cell>
          <table:table-cell office:value-type="string" calcext:value-type="string">
            <text:p>24.00,23.25,23.75,23.50,23.00,22.50,23.50,23.25,23.25,24.00,23.75,23.50,23.25,23.25,23.50,22.75</text:p>
          </table:table-cell>
          <table:table-cell office:value-type="string" calcext:value-type="string">
            <text:p>23.75,23.25,23.50,23.75,23.00,23.00,23.00,23.75,22.75,23.00,23.00,23.50,22.75,23.50,22.75,22.50</text:p>
          </table:table-cell>
          <table:table-cell office:value-type="string" calcext:value-type="string">
            <text:p>23.50,23.25,23.75,23.75,23.50,22.75,23.00,23.00,22.75,23.75,23.75,23.25,23.00,22.75,22.50,24.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4.50,24.00,24.00,23.75,23.75,24.25,23.75,24.50,24.00,24.50,24.50,23.75,23.75,23.25,23.75</text:p>
          </table:table-cell>
          <table:table-cell office:value-type="string" calcext:value-type="string">
            <text:p>24.00,24.25,24.00,23.50,23.25,23.25,23.75,23.00,23.75,24.00,23.75,23.75,23.75,23.75,23.50,23.50</text:p>
          </table:table-cell>
          <table:table-cell office:value-type="string" calcext:value-type="string">
            <text:p>24.00,23.50,24.00,23.75,23.75,23.50,23.75,23.50,23.50,23.50,23.75,24.00,23.50,23.50,23.25,23.25</text:p>
          </table:table-cell>
          <table:table-cell office:value-type="string" calcext:value-type="string">
            <text:p>24.00,23.50,24.50,24.00,23.50,22.50,23.25,23.25,23.50,23.75,23.50,24.50,23.25,23.00,22.75,23.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50,24.00,23.75,22.75,22.75,23.25,22.75,23.00,23.00,23.50,23.75,23.50,23.25,23.00,22.75,23.25</text:p>
          </table:table-cell>
          <table:table-cell office:value-type="string" calcext:value-type="string">
            <text:p>23.75,23.25,23.00,22.75,22.50,22.00,23.00,22.75,23.00,23.25,23.00,22.75,22.75,23.00,22.25,23.00</text:p>
          </table:table-cell>
          <table:table-cell office:value-type="string" calcext:value-type="string">
            <text:p>23.25,23.00,23.50,22.50,22.75,22.50,22.25,22.75,22.25,22.75,22.50,23.00,22.75,23.25,23.00,22.25</text:p>
          </table:table-cell>
          <table:table-cell office:value-type="string" calcext:value-type="string">
            <text:p>23.00,23.00,23.00,23.25,22.75,22.25,22.50,22.50,23.00,23.25,23.25,23.00,22.50,22.25,21.75,22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25,24.50,24.00,23.75,23.50,23.75,23.25,24.00,23.75,24.00,24.50,24.25,24.00,23.75,23.75,24.00</text:p>
          </table:table-cell>
          <table:table-cell office:value-type="string" calcext:value-type="string">
            <text:p>23.75,24.00,23.75,23.75,23.75,23.50,23.50,23.75,23.75,23.50,23.50,23.50,23.00,24.00,23.25,23.25</text:p>
          </table:table-cell>
          <table:table-cell office:value-type="string" calcext:value-type="string">
            <text:p>24.00,23.50,23.75,23.75,23.50,23.50,23.75,23.25,23.25,23.75,23.75,24.00,23.50,23.00,23.25,23.25</text:p>
          </table:table-cell>
          <table:table-cell office:value-type="string" calcext:value-type="string">
            <text:p>23.75,23.75,24.25,24.00,23.75,23.25,23.50,23.50,23.75,24.00,23.75,24.00,23.25,23.75,22.75,23.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50,23.75,23.50,23.25,23.25,23.25,22.00,23.50,23.00,23.50,23.00,23.00,23.50,23.25,23.25</text:p>
          </table:table-cell>
          <table:table-cell office:value-type="string" calcext:value-type="string">
            <text:p>23.50,23.00,23.00,23.25,23.25,22.25,23.25,23.00,22.75,23.50,23.50,23.00,22.75,23.00,23.00,23.00</text:p>
          </table:table-cell>
          <table:table-cell office:value-type="string" calcext:value-type="string">
            <text:p>23.25,23.00,23.25,23.00,22.75,22.75,23.00,23.00,22.75,22.75,23.50,23.25,23.00,22.75,22.50,22.50</text:p>
          </table:table-cell>
          <table:table-cell office:value-type="string" calcext:value-type="string">
            <text:p>23.50,23.25,23.50,23.25,23.50,22.75,22.25,22.75,22.75,23.25,23.00,23.00,22.75,22.25,22.50,22.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3.50,23.50,23.50,22.75,23.00,23.00,23.00,23.00,23.00,23.50,23.25,23.00,22.75,22.25,22.50</text:p>
          </table:table-cell>
          <table:table-cell office:value-type="string" calcext:value-type="string">
            <text:p>23.50,23.00,23.00,22.75,23.00,22.75,22.50,23.00,23.25,23.50,23.00,23.25,23.25,23.00,22.75,22.50</text:p>
          </table:table-cell>
          <table:table-cell office:value-type="string" calcext:value-type="string">
            <text:p>23.25,22.75,23.25,22.75,22.75,22.25,23.00,22.75,22.25,22.75,22.75,23.00,23.00,22.50,22.25,22.50</text:p>
          </table:table-cell>
          <table:table-cell office:value-type="string" calcext:value-type="string">
            <text:p>22.75,23.50,22.75,23.00,23.00,22.50,22.75,22.50,22.75,23.25,22.75,23.00,22.25,22.50,22.00,22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75,23.50,24.00,23.50,23.25,23.50,23.25,23.50,23.50,23.50,23.50,24.00,24.00,23.00,23.25,23.25</text:p>
          </table:table-cell>
          <table:table-cell office:value-type="string" calcext:value-type="string">
            <text:p>23.25,23.50,23.50,23.75,23.25,22.75,23.50,23.00,23.50,23.50,23.50,23.50,23.50,23.25,23.25,23.25</text:p>
          </table:table-cell>
          <table:table-cell office:value-type="string" calcext:value-type="string">
            <text:p>23.50,23.25,23.75,23.25,23.25,23.00,23.25,23.50,23.00,23.50,23.00,23.50,23.25,23.00,23.00,22.75</text:p>
          </table:table-cell>
          <table:table-cell office:value-type="string" calcext:value-type="string">
            <text:p>23.25,23.50,24.00,23.75,23.75,22.75,22.75,23.00,23.25,23.25,23.50,24.00,22.75,23.50,22.50,23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25,22.50,22.50,22.00,22.50,22.00,22.00,21.50,22.50,23.00,22.50,22.25,22.25,21.75,22.00,21.75</text:p>
          </table:table-cell>
          <table:table-cell office:value-type="string" calcext:value-type="string">
            <text:p>22.25,22.00,22.00,22.00,21.75,22.00,22.00,22.00,22.00,22.00,22.25,22.00,22.00,21.75,22.00,21.25</text:p>
          </table:table-cell>
          <table:table-cell office:value-type="string" calcext:value-type="string">
            <text:p>22.75,22.00,22.25,22.25,21.75,21.50,21.75,21.75,22.25,22.00,22.00,22.00,22.00,21.50,21.00,21.50</text:p>
          </table:table-cell>
          <table:table-cell office:value-type="string" calcext:value-type="string">
            <text:p>22.25,22.00,22.25,22.00,21.75,21.50,21.25,21.50,21.50,22.00,21.75,22.25,22.25,21.25,21.50,21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25,28.75,28.50,28.00,26.00,26.00,26.25,25.00,28.00,28.75,28.75,28.75,27.75,26.25,25.75,25.50</text:p>
          </table:table-cell>
          <table:table-cell office:value-type="string" calcext:value-type="string">
            <text:p>28.50,28.50,28.00,28.00,28.00,26.50,26.00,25.75,27.25,27.50,26.75,26.75,27.00,27.50,27.25,26.00</text:p>
          </table:table-cell>
          <table:table-cell office:value-type="string" calcext:value-type="string">
            <text:p>27.25,26.75,27.00,26.25,26.50,27.00,26.75,26.00,27.75,27.00,27.00,24.75,25.50,26.75,26.75,26.00</text:p>
          </table:table-cell>
          <table:table-cell office:value-type="string" calcext:value-type="string">
            <text:p>26.50,27.50,27.50,24.75,25.00,26.25,26.75,26.25,25.00,25.25,25.25,24.75,24.25,25.75,26.75,27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25,26.50,25.00,24.50,25.50,25.50,25.75,24.50,26.25,27.00,26.00,24.25,25.75,26.00,25.25,25.50</text:p>
          </table:table-cell>
          <table:table-cell office:value-type="string" calcext:value-type="string">
            <text:p>26.25,26.25,26.00,24.25,25.00,25.50,25.75,25.25,26.25,25.75,26.50,25.25,25.25,26.00,26.00,25.50</text:p>
          </table:table-cell>
          <table:table-cell office:value-type="string" calcext:value-type="string">
            <text:p>25.00,24.00,26.00,26.00,26.00,25.75,25.75,25.50,24.00,23.75,24.25,26.50,26.50,26.75,25.75,25.75</text:p>
          </table:table-cell>
          <table:table-cell office:value-type="string" calcext:value-type="string">
            <text:p>24.25,24.00,24.50,26.25,25.75,26.25,26.50,26.75,23.25,23.75,24.25,24.50,25.50,27.25,26.50,25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4.75,25.00,24.00,24.00,23.75,23.75,23.50,23.75,25.00,26.25,24.00,24.25,24.00,23.50,23.25</text:p>
          </table:table-cell>
          <table:table-cell office:value-type="string" calcext:value-type="string">
            <text:p>24.00,24.50,26.00,23.00,23.50,23.50,23.75,22.75,23.50,24.00,24.25,23.50,23.50,23.75,23.25,23.25</text:p>
          </table:table-cell>
          <table:table-cell office:value-type="string" calcext:value-type="string">
            <text:p>24.25,23.50,24.00,23.00,23.50,23.25,23.00,23.25,23.50,23.25,23.00,23.75,23.50,23.50,22.75,23.00</text:p>
          </table:table-cell>
          <table:table-cell office:value-type="string" calcext:value-type="string">
            <text:p>23.50,24.25,24.25,23.75,23.25,22.75,23.25,23.25,23.00,23.75,23.75,23.25,23.00,22.50,23.0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0,24.25,24.25,23.50,24.25,23.50,23.25,22.75,23.25,25.00,25.25,23.50,24.00,24.00,22.50,22.75</text:p>
          </table:table-cell>
          <table:table-cell office:value-type="string" calcext:value-type="string">
            <text:p>23.50,24.25,24.00,22.00,23.25,23.75,23.00,22.25,23.00,23.50,22.75,22.50,22.50,22.75,22.25,22.25</text:p>
          </table:table-cell>
          <table:table-cell office:value-type="string" calcext:value-type="string">
            <text:p>23.50,22.50,22.50,22.75,22.25,22.25,22.00,22.25,23.00,22.25,22.50,22.50,22.50,22.25,21.75,21.25</text:p>
          </table:table-cell>
          <table:table-cell office:value-type="string" calcext:value-type="string">
            <text:p>23.25,23.00,22.75,22.25,22.00,22.00,22.25,22.25,22.50,22.75,23.25,23.25,22.25,21.75,22.25,23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25,25.75,25.50,25.25,26.25,24.75,25.25,25.25,26.75,26.00,26.00,26.25,26.25,26.00,26.25,25.75</text:p>
          </table:table-cell>
          <table:table-cell office:value-type="string" calcext:value-type="string">
            <text:p>24.50,26.50,26.25,26.00,26.25,25.25,25.25,23.25,24.00,24.75,26.50,26.50,27.25,25.75,24.00,23.50</text:p>
          </table:table-cell>
          <table:table-cell office:value-type="string" calcext:value-type="string">
            <text:p>23.75,23.50,25.25,27.25,28.50,25.75,24.00,23.50,23.25,23.50,23.50,24.75,28.25,27.50,23.75,23.50</text:p>
          </table:table-cell>
          <table:table-cell office:value-type="string" calcext:value-type="string">
            <text:p>23.25,23.75,23.75,23.75,26.25,25.50,23.75,23.50,23.50,23.50,23.75,24.50,23.50,24.00,23.50,24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25,25.50,25.50,26.00,25.75,25.75,25.25,24.75,24.00,25.25,25.50,25.75,24.75,25.00,23.75,24.25</text:p>
          </table:table-cell>
          <table:table-cell office:value-type="string" calcext:value-type="string">
            <text:p>24.00,23.75,24.25,25.50,25.75,24.75,24.25,23.50,23.50,23.75,25.50,26.00,25.25,24.00,25.00,23.25</text:p>
          </table:table-cell>
          <table:table-cell office:value-type="string" calcext:value-type="string">
            <text:p>25.00,23.75,25.50,26.00,25.25,24.00,23.50,22.50,23.50,23.25,24.00,26.00,24.75,23.75,22.75,22.75</text:p>
          </table:table-cell>
          <table:table-cell office:value-type="string" calcext:value-type="string">
            <text:p>23.75,23.50,23.75,25.25,26.25,23.00,22.75,22.75,22.50,23.25,23.25,23.50,23.50,23.00,22.50,23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00,26.00,25.50,25.50,25.50,25.50,25.75,25.00,24.00,25.00,25.75,24.75,25.00,25.00,24.25,24.25</text:p>
          </table:table-cell>
          <table:table-cell office:value-type="string" calcext:value-type="string">
            <text:p>24.75,23.75,23.75,25.00,23.75,24.25,23.75,22.75,24.25,23.75,25.00,25.25,23.25,24.00,24.75,22.50</text:p>
          </table:table-cell>
          <table:table-cell office:value-type="string" calcext:value-type="string">
            <text:p>23.50,23.25,24.00,24.75,23.00,23.50,23.50,22.75,23.25,23.50,23.00,23.00,22.75,23.50,22.75,22.00</text:p>
          </table:table-cell>
          <table:table-cell office:value-type="string" calcext:value-type="string">
            <text:p>23.25,23.50,23.75,23.25,22.75,22.50,23.00,22.75,23.00,23.00,22.75,23.00,23.00,22.00,23.00,22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75,26.50,26.25,26.25,26.00,26.00,26.25,25.25,24.75,25.75,25.75,25.50,25.00,25.50,24.75,25.00</text:p>
          </table:table-cell>
          <table:table-cell office:value-type="string" calcext:value-type="string">
            <text:p>24.50,24.25,24.75,25.25,24.00,25.50,24.25,23.75,24.75,24.25,25.25,26.00,24.25,25.25,25.00,23.00</text:p>
          </table:table-cell>
          <table:table-cell office:value-type="string" calcext:value-type="string">
            <text:p>24.25,24.25,24.25,26.00,23.75,23.50,24.50,23.25,23.50,23.25,23.75,23.75,22.75,23.75,22.75,22.75</text:p>
          </table:table-cell>
          <table:table-cell office:value-type="string" calcext:value-type="string">
            <text:p>23.75,23.75,23.50,23.25,23.75,23.00,23.50,23.25,22.75,23.25,23.50,23.25,23.25,22.50,23.50,23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50,25.50,25.75,25.75,25.50,26.25,25.75,24.50,24.00,25.25,25.50,25.00,24.75,25.00,24.50,24.50</text:p>
          </table:table-cell>
          <table:table-cell office:value-type="string" calcext:value-type="string">
            <text:p>23.75,23.75,24.00,24.75,23.75,24.25,23.75,23.00,23.75,23.75,24.50,25.75,23.50,24.50,24.75,22.75</text:p>
          </table:table-cell>
          <table:table-cell office:value-type="string" calcext:value-type="string">
            <text:p>23.50,23.25,23.25,25.75,22.75,23.25,24.25,22.75,22.75,23.75,23.00,23.50,22.75,23.25,23.00,22.25</text:p>
          </table:table-cell>
          <table:table-cell office:value-type="string" calcext:value-type="string">
            <text:p>23.25,23.25,23.25,23.00,22.50,22.25,23.00,22.50,23.00,23.00,22.75,22.75,22.25,22.25,22.50,23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75,26.25,26.50,25.25,25.75,26.00,26.00,25.00,26.75,26.75,25.50,25.50,25.00,26.00,24.75,25.00</text:p>
          </table:table-cell>
          <table:table-cell office:value-type="string" calcext:value-type="string">
            <text:p>26.50,27.25,25.50,24.75,25.25,24.75,24.75,24.00,24.00,25.25,26.50,24.75,25.75,25.75,25.50,24.50</text:p>
          </table:table-cell>
          <table:table-cell office:value-type="string" calcext:value-type="string">
            <text:p>23.50,23.50,26.25,26.00,25.25,25.50,25.50,26.50,23.25,23.25,24.50,27.00,25.50,25.50,25.00,25.00</text:p>
          </table:table-cell>
          <table:table-cell office:value-type="string" calcext:value-type="string">
            <text:p>23.50,23.75,24.00,26.00,26.00,25.50,25.75,24.75,22.75,22.75,23.50,24.50,25.75,27.25,25.00,23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25,26.00,26.00,25.75,25.75,26.00,25.50,25.00,25.00,25.75,25.50,25.25,25.00,24.75,24.50,25.25</text:p>
          </table:table-cell>
          <table:table-cell office:value-type="string" calcext:value-type="string">
            <text:p>24.25,24.50,24.25,25.00,24.50,24.50,23.75,23.00,23.75,25.00,26.00,26.00,23.75,24.25,24.50,23.00</text:p>
          </table:table-cell>
          <table:table-cell office:value-type="string" calcext:value-type="string">
            <text:p>23.75,25.25,26.00,25.50,23.25,22.75,25.00,22.75,23.25,25.00,24.25,23.75,22.50,22.50,22.75,22.25</text:p>
          </table:table-cell>
          <table:table-cell office:value-type="string" calcext:value-type="string">
            <text:p>23.50,24.25,23.50,23.00,22.75,22.75,22.75,22.75,22.75,23.25,23.25,23.00,22.75,21.75,22.75,22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75,26.00,26.25,26.25,26.50,26.50,25.75,25.75,25.00,25.00,25.50,25.25,25.75,25.50,25.00,25.00</text:p>
          </table:table-cell>
          <table:table-cell office:value-type="string" calcext:value-type="string">
            <text:p>24.25,24.00,24.25,25.25,23.25,24.75,24.00,23.50,23.50,23.75,25.25,25.25,24.25,24.75,24.50,23.50</text:p>
          </table:table-cell>
          <table:table-cell office:value-type="string" calcext:value-type="string">
            <text:p>23.50,23.75,25.75,25.25,24.25,23.50,25.00,23.50,23.00,23.00,24.50,24.50,22.75,23.50,23.00,22.00</text:p>
          </table:table-cell>
          <table:table-cell office:value-type="string" calcext:value-type="string">
            <text:p>23.25,23.75,23.50,23.50,23.00,23.00,23.25,22.75,22.50,23.00,23.25,23.25,23.25,22.75,22.50,22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50,26.25,26.75,26.50,26.75,26.75,26.75,26.50,26.00,26.00,26.75,26.75,26.00,26.25,25.25,25.75</text:p>
          </table:table-cell>
          <table:table-cell office:value-type="string" calcext:value-type="string">
            <text:p>25.25,25.50,25.50,24.75,25.00,24.50,24.25,23.75,24.00,25.00,25.50,25.50,24.25,25.50,24.50,23.25</text:p>
          </table:table-cell>
          <table:table-cell office:value-type="string" calcext:value-type="string">
            <text:p>24.50,25.00,26.25,25.75,24.00,23.75,25.75,23.25,24.25,24.50,25.75,25.50,23.75,23.75,24.75,23.75</text:p>
          </table:table-cell>
          <table:table-cell office:value-type="string" calcext:value-type="string">
            <text:p>23.75,24.50,25.00,24.25,23.25,23.25,23.75,23.75,23.75,24.25,24.00,23.50,23.50,23.00,23.00,23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75,26.00,26.00,25.75,26.00,26.25,25.75,25.50,25.00,25.75,25.75,25.50,25.50,25.75,25.00,25.00</text:p>
          </table:table-cell>
          <table:table-cell office:value-type="string" calcext:value-type="string">
            <text:p>24.25,24.50,24.50,24.25,23.75,23.75,23.75,23.25,23.75,24.00,24.50,24.50,23.75,25.50,23.75,23.25</text:p>
          </table:table-cell>
          <table:table-cell office:value-type="string" calcext:value-type="string">
            <text:p>23.75,24.50,24.75,25.25,23.75,23.50,24.75,23.00,23.00,23.75,25.00,24.00,23.25,23.50,23.25,23.00</text:p>
          </table:table-cell>
          <table:table-cell office:value-type="string" calcext:value-type="string">
            <text:p>22.75,23.25,24.25,23.25,22.75,22.75,23.00,21.75,22.75,23.50,22.75,23.25,22.75,22.25,22.25,22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25,25.50,25.75,26.00,25.75,25.75,26.50,25.75,24.75,25.25,25.50,25.75,25.25,25.75,25.00,25.50</text:p>
          </table:table-cell>
          <table:table-cell office:value-type="string" calcext:value-type="string">
            <text:p>24.25,25.00,24.50,24.25,24.00,24.00,24.00,23.75,22.50,24.25,24.25,24.50,23.50,24.50,24.00,22.75</text:p>
          </table:table-cell>
          <table:table-cell office:value-type="string" calcext:value-type="string">
            <text:p>23.25,24.50,24.75,25.50,23.75,23.25,25.00,23.00,22.75,23.75,24.75,24.50,23.00,23.25,23.75,23.00</text:p>
          </table:table-cell>
          <table:table-cell office:value-type="string" calcext:value-type="string">
            <text:p>23.00,23.50,24.50,23.25,22.75,22.50,23.00,22.50,22.75,23.00,23.25,23.25,22.50,22.25,22.00,22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75,26.00,26.50,25.75,26.25,25.75,26.00,25.50,25.25,26.00,25.50,25.75,25.75,25.50,25.25,25.00</text:p>
          </table:table-cell>
          <table:table-cell office:value-type="string" calcext:value-type="string">
            <text:p>24.50,24.25,24.75,24.25,24.00,23.75,24.00,23.50,23.25,23.50,24.50,24.25,25.00,24.50,23.25,23.25</text:p>
          </table:table-cell>
          <table:table-cell office:value-type="string" calcext:value-type="string">
            <text:p>24.00,24.25,25.00,25.25,24.50,25.00,23.25,23.00,23.00,22.75,24.50,25.50,24.00,24.00,23.00,22.75</text:p>
          </table:table-cell>
          <table:table-cell office:value-type="string" calcext:value-type="string">
            <text:p>23.25,23.50,23.75,23.75,23.25,23.00,23.25,22.75,23.25,23.00,23.25,23.25,23.00,22.25,22.50,22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00,26.25,26.25,26.00,26.50,26.50,26.00,26.00,25.25,26.00,26.00,26.25,26.25,26.25,26.00,25.50</text:p>
          </table:table-cell>
          <table:table-cell office:value-type="string" calcext:value-type="string">
            <text:p>24.75,25.00,25.00,24.50,24.75,24.50,24.25,23.75,24.00,24.50,25.00,24.75,25.25,24.75,23.50,23.50</text:p>
          </table:table-cell>
          <table:table-cell office:value-type="string" calcext:value-type="string">
            <text:p>24.25,24.50,25.50,25.50,25.25,25.25,23.50,23.00,23.50,24.00,25.25,24.75,24.25,24.50,23.00,22.50</text:p>
          </table:table-cell>
          <table:table-cell office:value-type="string" calcext:value-type="string">
            <text:p>23.50,24.00,24.50,23.50,23.25,23.50,23.50,22.75,23.25,23.50,23.25,23.50,23.50,23.00,23.50,23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00,26.00,26.25,26.00,26.50,26.75,26.25,25.75,25.50,26.00,26.00,25.75,25.75,25.75,25.25,25.50</text:p>
          </table:table-cell>
          <table:table-cell office:value-type="string" calcext:value-type="string">
            <text:p>24.25,24.25,24.75,24.25,24.50,23.75,24.00,24.25,23.75,24.25,24.75,24.75,25.25,24.75,23.50,22.75</text:p>
          </table:table-cell>
          <table:table-cell office:value-type="string" calcext:value-type="string">
            <text:p>24.00,24.25,25.25,25.25,25.25,25.50,23.75,23.25,23.25,23.75,25.50,24.50,24.00,25.50,22.50,22.25</text:p>
          </table:table-cell>
          <table:table-cell office:value-type="string" calcext:value-type="string">
            <text:p>23.25,23.50,24.50,23.50,23.00,22.75,23.25,22.75,23.75,23.00,23.00,23.50,22.75,22.50,22.75,22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25,27.00,26.50,26.50,26.25,26.50,26.25,26.25,25.25,26.00,26.25,26.25,26.25,26.50,25.75,26.25</text:p>
          </table:table-cell>
          <table:table-cell office:value-type="string" calcext:value-type="string">
            <text:p>25.00,25.25,25.00,25.25,24.50,24.50,24.00,24.25,23.75,24.75,25.25,25.50,24.75,24.75,24.00,23.75</text:p>
          </table:table-cell>
          <table:table-cell office:value-type="string" calcext:value-type="string">
            <text:p>24.25,24.75,26.00,26.25,24.75,25.50,24.50,23.25,23.50,23.50,25.50,25.75,24.25,24.75,23.75,22.75</text:p>
          </table:table-cell>
          <table:table-cell office:value-type="string" calcext:value-type="string">
            <text:p>24.00,24.25,24.50,24.50,24.00,23.25,23.75,23.25,23.50,23.25,24.00,23.50,23.25,23.00,23.00,23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50,25.75,26.25,25.75,26.50,26.00,26.25,25.75,25.25,25.50,25.50,25.25,25.75,25.25,25.00,25.75</text:p>
          </table:table-cell>
          <table:table-cell office:value-type="string" calcext:value-type="string">
            <text:p>24.50,24.50,24.00,24.50,24.25,23.50,23.75,25.25,23.75,24.25,24.25,25.00,25.00,24.50,24.50,24.75</text:p>
          </table:table-cell>
          <table:table-cell office:value-type="string" calcext:value-type="string">
            <text:p>24.00,23.25,24.25,24.75,24.75,24.50,25.00,23.50,23.25,23.00,22.75,25.50,24.00,24.25,23.50,23.25</text:p>
          </table:table-cell>
          <table:table-cell office:value-type="string" calcext:value-type="string">
            <text:p>23.50,23.25,23.75,23.50,23.25,22.50,23.00,23.50,22.50,23.50,23.25,23.25,23.00,22.25,23.25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75,26.00,26.25,26.25,26.50,26.00,26.00,25.75,25.25,25.00,25.75,25.25,26.00,25.50,24.50,25.50</text:p>
          </table:table-cell>
          <table:table-cell office:value-type="string" calcext:value-type="string">
            <text:p>24.25,24.25,23.75,24.00,23.75,23.75,23.25,23.25,23.50,23.75,23.50,24.25,24.50,25.25,24.00,23.75</text:p>
          </table:table-cell>
          <table:table-cell office:value-type="string" calcext:value-type="string">
            <text:p>23.50,23.25,24.00,24.25,24.75,25.50,23.75,24.50,23.50,23.00,23.00,24.50,24.50,24.00,22.75,23.25</text:p>
          </table:table-cell>
          <table:table-cell office:value-type="string" calcext:value-type="string">
            <text:p>23.25,23.50,24.00,23.75,23.25,23.00,23.25,23.00,22.75,23.00,23.00,23.50,22.50,22.50,22.75,23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50,26.50,27.00,27.25,26.75,26.50,26.25,26.25,25.50,26.25,26.00,26.25,26.00,26.25,25.75,25.50</text:p>
          </table:table-cell>
          <table:table-cell office:value-type="string" calcext:value-type="string">
            <text:p>24.50,25.25,25.00,24.50,24.25,24.50,24.75,24.50,24.25,24.75,24.50,24.75,25.50,26.00,24.75,23.75</text:p>
          </table:table-cell>
          <table:table-cell office:value-type="string" calcext:value-type="string">
            <text:p>24.25,24.00,24.75,25.50,25.75,25.75,24.00,24.75,23.75,24.25,23.75,25.00,25.25,25.00,23.25,23.50</text:p>
          </table:table-cell>
          <table:table-cell office:value-type="string" calcext:value-type="string">
            <text:p>24.00,24.25,24.00,24.25,24.00,23.75,23.50,23.25,23.50,24.00,24.25,23.25,23.25,23.25,23.75,23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75,26.25,26.25,26.75,26.50,26.25,26.50,25.50,25.75,25.50,25.75,26.25,26.25,26.25,25.50,25.75</text:p>
          </table:table-cell>
          <table:table-cell office:value-type="string" calcext:value-type="string">
            <text:p>25.25,24.50,24.75,25.00,24.50,24.50,24.25,24.25,23.25,24.50,24.00,25.00,25.25,25.75,25.00,24.00</text:p>
          </table:table-cell>
          <table:table-cell office:value-type="string" calcext:value-type="string">
            <text:p>23.75,23.75,24.25,25.00,25.25,25.25,23.75,24.50,23.00,23.75,23.50,26.00,23.75,24.75,23.50,23.00</text:p>
          </table:table-cell>
          <table:table-cell office:value-type="string" calcext:value-type="string">
            <text:p>23.75,24.00,24.00,24.00,23.50,23.50,23.50,23.50,23.50,23.50,24.00,23.50,23.25,23.00,23.00,23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25,26.25,26.50,26.50,26.50,26.50,26.25,26.00,25.50,26.00,26.25,26.25,25.75,25.75,25.25,25.75</text:p>
          </table:table-cell>
          <table:table-cell office:value-type="string" calcext:value-type="string">
            <text:p>24.75,24.75,24.75,24.75,24.50,24.25,24.25,24.00,23.75,24.25,24.00,25.25,25.50,25.50,24.75,24.00</text:p>
          </table:table-cell>
          <table:table-cell office:value-type="string" calcext:value-type="string">
            <text:p>24.25,23.75,24.25,25.50,25.50,24.75,23.50,25.00,23.25,24.00,23.75,25.75,24.75,25.00,23.25,23.50</text:p>
          </table:table-cell>
          <table:table-cell office:value-type="string" calcext:value-type="string">
            <text:p>23.75,23.75,24.00,24.25,24.25,23.50,23.50,23.50,23.25,23.50,23.50,23.75,23.50,23.25,23.00,23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25,25.75,25.50,25.75,25.75,25.50,25.50,25.50,25.25,24.75,25.25,25.00,25.00,25.00,24.00,24.25</text:p>
          </table:table-cell>
          <table:table-cell office:value-type="string" calcext:value-type="string">
            <text:p>24.25,23.75,23.75,23.50,23.50,23.50,23.75,23.00,22.75,23.00,23.75,23.75,24.50,24.75,24.25,22.75</text:p>
          </table:table-cell>
          <table:table-cell office:value-type="string" calcext:value-type="string">
            <text:p>24.00,22.75,23.50,24.25,24.75,23.75,22.50,24.00,23.00,22.50,22.75,25.25,23.50,23.50,22.25,22.50</text:p>
          </table:table-cell>
          <table:table-cell office:value-type="string" calcext:value-type="string">
            <text:p>23.50,23.25,23.25,23.25,22.75,22.25,22.75,23.00,22.75,23.25,23.00,23.00,22.50,22.00,22.00,22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25,26.25,26.00,26.00,26.25,25.75,25.50,25.50,25.25,25.50,25.00,25.25,25.75,24.75,24.50,25.00</text:p>
          </table:table-cell>
          <table:table-cell office:value-type="string" calcext:value-type="string">
            <text:p>24.50,24.50,24.25,24.00,23.25,23.50,25.25,23.50,23.50,23.50,23.75,24.25,23.75,24.25,25.00,24.25</text:p>
          </table:table-cell>
          <table:table-cell office:value-type="string" calcext:value-type="string">
            <text:p>23.25,24.00,24.75,24.00,24.00,24.25,24.50,25.50,23.00,23.25,24.75,24.00,24.00,24.25,24.50,24.25</text:p>
          </table:table-cell>
          <table:table-cell office:value-type="string" calcext:value-type="string">
            <text:p>23.50,23.50,23.75,23.00,23.00,22.75,24.75,24.25,22.75,23.50,23.00,23.00,22.25,22.50,23.00,23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75,26.75,26.75,26.75,26.75,26.25,26.50,25.75,25.75,25.50,26.25,26.00,25.75,25.75,25.25,25.50</text:p>
          </table:table-cell>
          <table:table-cell office:value-type="string" calcext:value-type="string">
            <text:p>24.50,24.50,24.25,24.50,24.75,23.75,24.25,24.00,23.75,24.25,24.50,25.25,25.50,25.25,25.00,23.75</text:p>
          </table:table-cell>
          <table:table-cell office:value-type="string" calcext:value-type="string">
            <text:p>24.00,23.50,24.50,25.75,25.50,23.75,25.00,23.25,24.00,23.25,23.50,24.25,23.75,23.50,23.25,22.25</text:p>
          </table:table-cell>
          <table:table-cell office:value-type="string" calcext:value-type="string">
            <text:p>23.75,23.50,23.75,23.75,22.75,22.75,23.50,23.25,23.75,23.25,23.75,23.50,22.75,23.00,22.75,22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75,26.25,26.50,26.25,26.00,26.50,25.50,25.25,24.75,25.75,25.50,25.50,25.50,25.50,24.75,25.00</text:p>
          </table:table-cell>
          <table:table-cell office:value-type="string" calcext:value-type="string">
            <text:p>24.75,24.50,23.75,24.25,24.00,24.00,24.00,23.50,23.50,23.75,23.75,25.00,25.25,25.00,24.50,22.75</text:p>
          </table:table-cell>
          <table:table-cell office:value-type="string" calcext:value-type="string">
            <text:p>24.25,23.00,24.00,25.75,24.50,23.25,24.75,23.25,23.25,23.50,23.75,24.25,23.25,23.25,23.25,22.25</text:p>
          </table:table-cell>
          <table:table-cell office:value-type="string" calcext:value-type="string">
            <text:p>23.00,23.25,23.25,23.50,23.25,23.00,23.00,23.00,23.00,23.25,22.75,23.50,22.75,22.50,22.25,22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00,25.00,25.75,25.75,26.00,26.25,25.75,24.75,24.50,25.25,25.25,25.00,25.25,25.00,24.75,25.00</text:p>
          </table:table-cell>
          <table:table-cell office:value-type="string" calcext:value-type="string">
            <text:p>24.00,24.25,23.50,23.75,23.75,23.25,23.25,23.50,23.25,23.75,23.75,24.50,24.75,24.75,24.25,23.25</text:p>
          </table:table-cell>
          <table:table-cell office:value-type="string" calcext:value-type="string">
            <text:p>23.25,22.75,23.75,25.00,24.50,23.25,24.75,22.50,22.75,22.50,23.00,24.25,23.75,22.75,22.50,22.75</text:p>
          </table:table-cell>
          <table:table-cell office:value-type="string" calcext:value-type="string">
            <text:p>23.25,23.00,23.00,23.25,22.50,22.25,22.25,22.75,22.50,23.00,22.50,22.75,22.25,22.25,22.00,22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50,26.75,27.00,27.25,27.00,27.00,27.25,26.75,26.00,26.25,26.50,26.75,26.50,26.50,26.00,26.00</text:p>
          </table:table-cell>
          <table:table-cell office:value-type="string" calcext:value-type="string">
            <text:p>25.50,25.25,25.25,26.00,25.50,25.00,24.75,24.50,24.50,24.75,25.25,26.25,26.75,26.25,25.75,24.00</text:p>
          </table:table-cell>
          <table:table-cell office:value-type="string" calcext:value-type="string">
            <text:p>24.75,24.50,25.50,27.25,25.50,24.50,26.00,24.00,24.00,24.50,24.50,26.50,25.00,24.25,24.25,23.75</text:p>
          </table:table-cell>
          <table:table-cell office:value-type="string" calcext:value-type="string">
            <text:p>24.25,24.75,25.00,24.75,24.25,23.75,24.50,24.00,24.00,24.25,24.50,24.50,24.75,23.50,23.75,23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75,26.75,26.25,26.50,26.75,26.75,26.25,25.75,25.25,26.00,26.00,26.25,25.75,25.75,25.25,25.25</text:p>
          </table:table-cell>
          <table:table-cell office:value-type="string" calcext:value-type="string">
            <text:p>24.75,24.50,24.25,24.25,24.50,24.50,24.75,23.75,23.75,24.00,24.25,25.25,25.00,25.50,24.75,23.75</text:p>
          </table:table-cell>
          <table:table-cell office:value-type="string" calcext:value-type="string">
            <text:p>23.75,23.75,24.75,26.25,25.00,24.00,25.50,23.25,23.25,23.50,23.75,25.25,24.00,23.00,23.50,23.00</text:p>
          </table:table-cell>
          <table:table-cell office:value-type="string" calcext:value-type="string">
            <text:p>23.50,23.75,24.00,23.50,23.50,23.50,23.25,24.00,23.50,23.25,23.25,23.75,23.25,23.25,23.00,22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25,26.75,26.50,26.50,26.25,26.75,26.75,25.75,25.50,26.00,26.25,26.00,25.75,26.00,25.50,25.50</text:p>
          </table:table-cell>
          <table:table-cell office:value-type="string" calcext:value-type="string">
            <text:p>24.75,25.00,24.50,24.75,25.00,24.50,24.50,23.75,23.75,24.25,24.25,25.75,26.25,25.00,25.25,23.25</text:p>
          </table:table-cell>
          <table:table-cell office:value-type="string" calcext:value-type="string">
            <text:p>24.25,24.25,25.25,26.50,25.00,23.75,24.50,23.00,23.25,23.50,23.50,24.75,23.75,23.50,23.50,23.00</text:p>
          </table:table-cell>
          <table:table-cell office:value-type="string" calcext:value-type="string">
            <text:p>24.25,24.00,24.00,24.25,24.00,23.50,23.50,23.00,24.00,24.00,23.25,23.75,23.00,22.75,23.25,23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25,26.25,27.00,26.75,26.75,26.75,26.50,26.00,25.50,26.25,26.00,26.25,26.25,26.00,25.50,25.50</text:p>
          </table:table-cell>
          <table:table-cell office:value-type="string" calcext:value-type="string">
            <text:p>25.00,24.75,25.00,25.00,24.75,25.00,24.25,24.00,24.00,24.50,24.75,26.00,26.00,25.50,24.75,24.25</text:p>
          </table:table-cell>
          <table:table-cell office:value-type="string" calcext:value-type="string">
            <text:p>24.75,24.00,25.25,26.75,25.50,24.75,25.50,24.00,24.00,24.00,24.50,25.50,24.50,23.75,24.00,23.50</text:p>
          </table:table-cell>
          <table:table-cell office:value-type="string" calcext:value-type="string">
            <text:p>24.00,24.00,24.75,24.00,23.75,23.75,23.25,23.50,23.75,23.75,23.75,23.50,23.00,23.00,23.25,23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25,25.50,26.00,25.50,26.00,26.00,26.00,25.50,25.00,25.25,25.75,25.50,25.75,25.00,24.50,24.75</text:p>
          </table:table-cell>
          <table:table-cell office:value-type="string" calcext:value-type="string">
            <text:p>24.00,24.25,24.00,24.25,24.00,23.75,24.00,23.75,23.75,24.00,24.00,24.75,25.00,24.50,24.00,23.50</text:p>
          </table:table-cell>
          <table:table-cell office:value-type="string" calcext:value-type="string">
            <text:p>24.25,23.50,24.50,26.00,25.25,23.75,24.75,23.25,22.75,22.75,23.50,25.00,23.75,23.00,23.00,22.25</text:p>
          </table:table-cell>
          <table:table-cell office:value-type="string" calcext:value-type="string">
            <text:p>23.75,23.25,23.50,23.25,23.25,22.75,22.25,23.00,23.25,23.00,23.00,23.00,22.50,22.00,22.50,22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25,25.75,26.00,26.25,26.25,26.50,26.25,25.50,24.75,25.50,25.50,25.75,25.50,25.25,25.25,25.00</text:p>
          </table:table-cell>
          <table:table-cell office:value-type="string" calcext:value-type="string">
            <text:p>24.00,24.50,24.50,24.50,24.25,24.25,24.00,24.25,23.25,23.75,24.75,25.00,25.50,24.75,24.50,23.25</text:p>
          </table:table-cell>
          <table:table-cell office:value-type="string" calcext:value-type="string">
            <text:p>23.75,23.50,25.25,26.00,24.75,23.75,25.25,23.75,23.25,23.00,23.25,25.50,23.50,23.50,23.50,23.00</text:p>
          </table:table-cell>
          <table:table-cell office:value-type="string" calcext:value-type="string">
            <text:p>23.50,23.50,24.00,23.50,22.75,23.25,23.00,23.50,22.75,23.25,23.00,23.00,22.75,22.25,23.50,22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00,25.50,26.00,26.00,26.00,26.00,26.00,25.25,25.00,25.00,25.50,25.25,25.25,25.00,24.75,25.25</text:p>
          </table:table-cell>
          <table:table-cell office:value-type="string" calcext:value-type="string">
            <text:p>24.50,24.25,24.00,24.25,24.25,23.50,23.75,23.00,23.75,24.75,24.50,25.25,25.00,25.00,23.75,23.00</text:p>
          </table:table-cell>
          <table:table-cell office:value-type="string" calcext:value-type="string">
            <text:p>24.25,25.25,25.25,25.50,25.00,24.75,24.25,23.00,23.50,23.50,23.25,24.75,23.75,23.75,23.00,22.00</text:p>
          </table:table-cell>
          <table:table-cell office:value-type="string" calcext:value-type="string">
            <text:p>23.00,23.75,23.75,23.75,22.75,22.75,22.50,22.75,22.75,23.00,23.00,23.25,22.25,22.25,22.50,22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00,26.50,26.75,27.25,27.25,27.00,26.25,26.25,25.75,25.75,26.00,26.25,26.25,25.75,25.50,25.25</text:p>
          </table:table-cell>
          <table:table-cell office:value-type="string" calcext:value-type="string">
            <text:p>24.50,25.50,24.75,25.25,25.00,24.75,25.00,24.00,24.25,24.50,25.25,25.75,26.25,26.25,24.75,24.00</text:p>
          </table:table-cell>
          <table:table-cell office:value-type="string" calcext:value-type="string">
            <text:p>25.00,26.00,26.25,26.25,25.25,25.00,25.25,23.25,23.75,24.75,24.25,25.25,24.25,24.50,24.00,23.00</text:p>
          </table:table-cell>
          <table:table-cell office:value-type="string" calcext:value-type="string">
            <text:p>24.00,23.75,24.50,24.00,23.75,23.25,23.50,23.50,23.25,23.50,23.75,23.50,23.50,23.25,23.00,23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50,26.00,26.25,26.00,26.00,26.00,26.50,25.75,24.75,25.25,26.00,25.50,25.50,25.25,25.25,25.00</text:p>
          </table:table-cell>
          <table:table-cell office:value-type="string" calcext:value-type="string">
            <text:p>24.00,24.25,24.25,24.50,24.75,24.00,24.25,24.00,23.50,24.00,24.75,24.75,25.75,25.50,24.00,23.00</text:p>
          </table:table-cell>
          <table:table-cell office:value-type="string" calcext:value-type="string">
            <text:p>24.00,25.25,25.75,25.50,25.00,24.75,24.50,23.25,23.50,23.75,24.00,24.25,24.00,24.00,23.00,22.50</text:p>
          </table:table-cell>
          <table:table-cell office:value-type="string" calcext:value-type="string">
            <text:p>23.50,23.50,23.25,23.25,23.00,23.00,23.00,23.00,22.75,22.75,23.25,23.00,23.00,22.75,22.50,23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75,26.00,26.00,26.25,26.50,26.00,26.00,25.00,25.00,25.25,25.50,26.00,25.75,25.75,25.25,24.75</text:p>
          </table:table-cell>
          <table:table-cell office:value-type="string" calcext:value-type="string">
            <text:p>24.50,25.00,24.25,24.75,24.75,24.50,24.00,23.50,23.75,24.75,24.75,25.50,25.50,25.75,24.25,23.25</text:p>
          </table:table-cell>
          <table:table-cell office:value-type="string" calcext:value-type="string">
            <text:p>24.50,25.50,25.75,25.75,25.25,25.00,24.75,23.25,23.75,24.00,24.25,24.00,24.00,24.25,23.25,22.75</text:p>
          </table:table-cell>
          <table:table-cell office:value-type="string" calcext:value-type="string">
            <text:p>23.50,23.75,24.00,23.50,23.25,22.75,23.25,23.25,23.00,23.50,23.00,23.50,23.25,22.75,22.75,22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75,26.25,26.50,26.75,26.25,26.50,26.50,26.00,25.25,26.00,25.75,25.75,25.75,26.00,25.50,25.50</text:p>
          </table:table-cell>
          <table:table-cell office:value-type="string" calcext:value-type="string">
            <text:p>24.50,24.50,24.25,25.25,25.25,24.25,24.00,23.50,24.25,24.75,25.00,25.50,25.50,25.75,24.50,23.25</text:p>
          </table:table-cell>
          <table:table-cell office:value-type="string" calcext:value-type="string">
            <text:p>24.50,25.50,25.25,26.00,25.50,25.00,24.50,23.75,23.25,24.25,24.25,24.50,24.25,23.75,23.00,22.75</text:p>
          </table:table-cell>
          <table:table-cell office:value-type="string" calcext:value-type="string">
            <text:p>23.75,23.75,24.00,24.00,23.25,23.00,23.00,23.00,23.00,23.00,23.50,23.25,23.00,23.25,22.50,23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7.00,27.50,27.50,28.00,27.00,27.25,27.00,26.25,26.75,27.25,26.75,27.25,26.75,25.75,26.50</text:p>
          </table:table-cell>
          <table:table-cell office:value-type="string" calcext:value-type="string">
            <text:p>25.50,26.00,25.75,26.25,26.00,25.25,25.25,24.25,24.75,25.75,26.50,26.25,26.50,26.50,25.50,24.25</text:p>
          </table:table-cell>
          <table:table-cell office:value-type="string" calcext:value-type="string">
            <text:p>25.25,27.00,26.50,27.25,26.50,26.25,25.50,24.25,24.50,24.75,25.00,25.50,25.50,25.00,24.25,23.50</text:p>
          </table:table-cell>
          <table:table-cell office:value-type="string" calcext:value-type="string">
            <text:p>24.50,24.75,25.00,24.75,24.50,24.00,24.00,24.00,24.50,24.75,24.25,25.00,24.25,23.75,23.25,24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50,27.00,26.50,27.00,27.25,27.50,27.25,26.75,26.00,26.50,26.75,26.75,26.50,26.25,25.50,26.00</text:p>
          </table:table-cell>
          <table:table-cell office:value-type="string" calcext:value-type="string">
            <text:p>25.00,25.50,25.25,25.25,25.50,25.50,24.75,25.00,24.00,26.00,26.00,25.50,26.00,26.00,25.00,24.25</text:p>
          </table:table-cell>
          <table:table-cell office:value-type="string" calcext:value-type="string">
            <text:p>25.25,26.25,26.50,26.75,26.00,25.75,25.25,24.00,25.00,27.00,25.50,25.50,24.50,24.50,23.75,23.50</text:p>
          </table:table-cell>
          <table:table-cell office:value-type="string" calcext:value-type="string">
            <text:p>24.50,26.00,25.25,24.50,24.00,23.50,24.00,23.25,24.25,24.25,24.50,24.25,23.75,23.50,23.75,23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00,26.50,26.75,26.50,27.00,26.50,26.75,26.25,25.25,26.00,26.50,26.00,26.75,26.25,25.25,25.50</text:p>
          </table:table-cell>
          <table:table-cell office:value-type="string" calcext:value-type="string">
            <text:p>25.25,25.25,25.00,25.00,25.25,24.75,24.25,24.25,24.25,24.50,25.00,25.25,24.75,25.75,24.75,24.00</text:p>
          </table:table-cell>
          <table:table-cell office:value-type="string" calcext:value-type="string">
            <text:p>24.50,25.00,25.75,26.50,26.00,25.75,25.00,23.75,23.50,24.50,24.25,25.75,24.00,24.50,23.75,23.25</text:p>
          </table:table-cell>
          <table:table-cell office:value-type="string" calcext:value-type="string">
            <text:p>24.00,24.00,24.50,24.00,23.75,23.75,23.75,23.50,23.50,23.75,23.75,23.25,24.00,23.75,23.75,23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00,26.25,26.50,26.75,26.50,26.50,26.00,25.75,25.00,25.75,25.50,26.00,26.00,25.75,25.50,25.50</text:p>
          </table:table-cell>
          <table:table-cell office:value-type="string" calcext:value-type="string">
            <text:p>25.50,24.25,24.25,24.75,24.75,24.50,24.00,24.25,23.75,24.50,25.00,25.00,25.00,25.50,24.25,23.25</text:p>
          </table:table-cell>
          <table:table-cell office:value-type="string" calcext:value-type="string">
            <text:p>24.00,25.00,25.25,26.00,24.50,24.75,24.75,23.00,23.50,24.00,24.00,25.50,23.75,23.50,23.50,22.25</text:p>
          </table:table-cell>
          <table:table-cell office:value-type="string" calcext:value-type="string">
            <text:p>23.75,23.75,23.50,23.25,23.25,22.75,23.25,23.50,23.00,23.50,23.50,23.25,23.00,22.75,22.75,23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50,26.50,27.00,27.00,27.00,26.75,26.75,26.50,26.00,26.25,26.50,26.50,26.25,26.25,25.50,26.00</text:p>
          </table:table-cell>
          <table:table-cell office:value-type="string" calcext:value-type="string">
            <text:p>25.25,25.00,25.00,25.50,25.50,25.00,24.25,24.25,24.25,24.75,24.75,25.50,25.25,26.00,24.75,24.25</text:p>
          </table:table-cell>
          <table:table-cell office:value-type="string" calcext:value-type="string">
            <text:p>24.75,25.75,25.25,26.00,26.00,25.75,25.50,23.50,24.25,24.75,24.50,26.00,24.50,24.25,24.00,23.25</text:p>
          </table:table-cell>
          <table:table-cell office:value-type="string" calcext:value-type="string">
            <text:p>24.50,24.25,24.50,24.25,24.00,23.75,24.00,23.75,24.25,24.25,24.25,24.00,23.25,23.50,23.00,23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75,26.25,26.75,27.25,26.75,26.25,26.75,26.25,25.25,26.00,26.75,26.50,26.00,26.25,26.00,25.25</text:p>
          </table:table-cell>
          <table:table-cell office:value-type="string" calcext:value-type="string">
            <text:p>24.50,25.00,24.75,25.25,25.25,24.50,24.75,24.00,23.75,24.75,24.75,25.50,25.50,26.00,24.75,24.00</text:p>
          </table:table-cell>
          <table:table-cell office:value-type="string" calcext:value-type="string">
            <text:p>24.50,25.75,25.50,26.25,25.25,25.00,25.00,24.00,23.25,24.75,24.00,25.75,23.75,24.25,24.00,23.25</text:p>
          </table:table-cell>
          <table:table-cell office:value-type="string" calcext:value-type="string">
            <text:p>23.75,24.50,23.75,23.75,23.75,23.25,23.75,23.00,23.50,24.00,23.50,23.75,23.75,23.00,23.25,23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50,26.75,27.00,27.25,27.00,27.50,27.25,27.00,25.75,26.50,27.25,26.75,26.75,26.50,25.75,25.50</text:p>
          </table:table-cell>
          <table:table-cell office:value-type="string" calcext:value-type="string">
            <text:p>25.50,25.50,25.00,25.75,25.75,25.00,24.75,24.75,24.25,25.25,25.25,26.00,25.50,26.25,25.00,24.00</text:p>
          </table:table-cell>
          <table:table-cell office:value-type="string" calcext:value-type="string">
            <text:p>25.25,26.25,26.00,27.00,25.50,26.00,25.50,24.00,24.00,24.75,24.50,26.75,24.50,24.50,23.75,23.75</text:p>
          </table:table-cell>
          <table:table-cell office:value-type="string" calcext:value-type="string">
            <text:p>24.75,24.00,25.25,24.50,24.00,23.75,24.25,24.50,23.75,24.00,24.25,24.25,24.00,23.50,23.75,23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6.75,27.75,27.25,27.25,27.00,26.00,26.00,26.75,26.50,26.50,26.50,27.00,26.25,26.25</text:p>
          </table:table-cell>
          <table:table-cell office:value-type="string" calcext:value-type="string">
            <text:p>25.00,25.25,25.00,26.00,25.50,24.50,24.75,24.25,24.50,25.50,25.25,25.75,25.75,26.25,25.50,24.25</text:p>
          </table:table-cell>
          <table:table-cell office:value-type="string" calcext:value-type="string">
            <text:p>24.50,26.25,26.00,27.00,25.75,26.00,25.25,23.75,24.00,25.00,24.75,26.50,24.50,24.75,23.75,23.25</text:p>
          </table:table-cell>
          <table:table-cell office:value-type="string" calcext:value-type="string">
            <text:p>24.25,24.50,24.75,24.75,24.25,23.75,24.25,23.50,24.25,24.25,24.00,24.25,23.50,23.50,23.75,23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00,26.75,26.75,26.50,26.75,26.25,26.75,26.50,25.00,26.25,26.25,26.25,26.25,26.25,25.25,25.50</text:p>
          </table:table-cell>
          <table:table-cell office:value-type="string" calcext:value-type="string">
            <text:p>25.00,25.00,25.00,24.75,25.25,24.00,24.25,24.00,24.00,24.50,24.75,24.75,25.50,25.50,25.00,23.75</text:p>
          </table:table-cell>
          <table:table-cell office:value-type="string" calcext:value-type="string">
            <text:p>24.50,25.25,25.75,26.00,25.25,24.00,25.75,23.50,23.25,25.00,24.25,25.25,24.25,24.00,24.00,24.00</text:p>
          </table:table-cell>
          <table:table-cell office:value-type="string" calcext:value-type="string">
            <text:p>23.75,24.00,24.00,24.00,23.75,23.25,23.75,23.75,23.00,24.00,23.50,23.75,23.25,23.25,23.00,23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25,26.75,26.00,26.50,26.00,26.75,26.00,25.75,24.75,25.50,26.00,25.50,26.00,25.75,25.00,25.25</text:p>
          </table:table-cell>
          <table:table-cell office:value-type="string" calcext:value-type="string">
            <text:p>24.75,24.50,24.25,24.75,24.75,24.25,24.25,24.00,23.75,24.50,24.75,24.75,25.25,25.75,24.75,23.75</text:p>
          </table:table-cell>
          <table:table-cell office:value-type="string" calcext:value-type="string">
            <text:p>24.25,25.00,25.25,25.50,25.25,24.00,25.00,23.75,23.00,24.00,24.00,25.00,24.00,23.50,23.75,23.00</text:p>
          </table:table-cell>
          <table:table-cell office:value-type="string" calcext:value-type="string">
            <text:p>23.50,24.00,24.25,24.00,23.00,23.25,22.75,23.25,23.25,23.50,23.75,23.25,23.50,23.00,22.50,22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75,26.00,26.00,26.50,26.00,26.00,26.00,26.00,25.25,25.25,25.50,25.50,25.50,25.75,24.75,25.00</text:p>
          </table:table-cell>
          <table:table-cell office:value-type="string" calcext:value-type="string">
            <text:p>24.50,24.25,24.50,24.50,24.75,24.25,23.50,23.25,23.50,24.25,24.50,24.25,25.00,25.00,24.25,23.25</text:p>
          </table:table-cell>
          <table:table-cell office:value-type="string" calcext:value-type="string">
            <text:p>23.50,25.00,24.75,26.00,24.50,24.00,25.25,23.75,23.00,24.00,23.75,24.75,23.75,23.25,23.50,22.75</text:p>
          </table:table-cell>
          <table:table-cell office:value-type="string" calcext:value-type="string">
            <text:p>23.25,23.00,23.50,23.50,23.00,23.00,22.75,23.00,23.00,23.25,23.25,23.25,23.00,22.75,23.00,23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25,26.25,25.75,26.25,26.00,26.00,26.25,25.75,24.75,25.50,25.50,25.50,25.75,25.50,25.00,24.75</text:p>
          </table:table-cell>
          <table:table-cell office:value-type="string" calcext:value-type="string">
            <text:p>24.50,24.25,23.75,25.00,25.00,24.25,24.00,23.50,23.00,24.00,24.25,24.75,24.75,25.25,24.25,23.25</text:p>
          </table:table-cell>
          <table:table-cell office:value-type="string" calcext:value-type="string">
            <text:p>23.50,24.50,25.25,25.75,24.75,23.75,25.25,23.25,23.25,23.75,24.50,24.00,23.75,23.25,23.00,22.50</text:p>
          </table:table-cell>
          <table:table-cell office:value-type="string" calcext:value-type="string">
            <text:p>23.75,23.75,23.75,23.50,23.25,22.75,23.25,23.25,23.25,23.75,23.50,23.00,23.00,23.00,22.75,22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75,25.50,26.00,26.00,26.50,26.00,25.50,25.50,25.00,25.00,25.25,25.50,25.25,25.25,24.75,25.25</text:p>
          </table:table-cell>
          <table:table-cell office:value-type="string" calcext:value-type="string">
            <text:p>24.00,24.50,24.00,24.75,24.00,24.00,23.50,24.00,23.25,24.50,24.75,25.00,25.00,24.75,24.25,23.00</text:p>
          </table:table-cell>
          <table:table-cell office:value-type="string" calcext:value-type="string">
            <text:p>24.00,25.25,25.75,25.50,24.75,23.50,24.75,23.00,23.50,23.75,24.00,24.25,23.75,23.25,23.00,23.00</text:p>
          </table:table-cell>
          <table:table-cell office:value-type="string" calcext:value-type="string">
            <text:p>23.50,23.25,23.75,23.25,22.75,22.25,22.25,22.50,23.25,23.25,23.00,23.25,22.75,22.75,22.50,22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50,26.50,26.50,26.50,26.75,26.25,26.00,26.00,25.75,25.75,26.25,26.00,26.25,26.00,25.25,26.00</text:p>
          </table:table-cell>
          <table:table-cell office:value-type="string" calcext:value-type="string">
            <text:p>24.75,25.00,25.00,25.50,25.25,24.50,24.25,23.75,24.00,24.50,25.75,25.75,25.75,25.75,25.00,23.75</text:p>
          </table:table-cell>
          <table:table-cell office:value-type="string" calcext:value-type="string">
            <text:p>24.75,25.75,26.25,26.00,25.50,25.00,26.00,23.00,23.75,24.50,24.75,24.75,24.25,24.00,23.50,23.25</text:p>
          </table:table-cell>
          <table:table-cell office:value-type="string" calcext:value-type="string">
            <text:p>24.00,24.25,24.50,24.25,23.50,23.25,23.50,23.25,23.00,24.00,23.75,23.50,23.25,23.25,23.00,23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50,26.00,25.75,26.00,26.00,26.00,26.00,25.50,25.00,25.50,25.75,25.75,25.75,25.25,24.75,25.50</text:p>
          </table:table-cell>
          <table:table-cell office:value-type="string" calcext:value-type="string">
            <text:p>24.25,24.25,24.00,24.50,24.25,23.75,24.00,23.25,23.50,24.25,24.75,25.25,25.00,24.75,24.25,23.75</text:p>
          </table:table-cell>
          <table:table-cell office:value-type="string" calcext:value-type="string">
            <text:p>24.50,25.25,25.75,25.50,25.00,23.50,25.00,23.00,23.25,24.00,24.00,24.50,23.50,23.50,23.00,22.75</text:p>
          </table:table-cell>
          <table:table-cell office:value-type="string" calcext:value-type="string">
            <text:p>23.50,23.75,23.75,23.75,22.75,23.00,22.75,22.75,23.00,23.00,23.00,22.75,23.00,23.25,23.00,23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25,26.25,26.50,26.50,26.25,26.25,26.25,26.50,25.75,26.25,25.75,26.25,26.25,26.25,25.50,25.50</text:p>
          </table:table-cell>
          <table:table-cell office:value-type="string" calcext:value-type="string">
            <text:p>24.75,24.75,25.00,25.25,24.50,24.50,24.50,24.25,24.25,24.25,25.25,25.75,25.50,25.75,25.00,23.50</text:p>
          </table:table-cell>
          <table:table-cell office:value-type="string" calcext:value-type="string">
            <text:p>24.50,25.50,25.75,26.75,25.25,24.25,25.75,23.50,24.00,24.50,24.25,24.75,24.00,23.75,23.75,23.50</text:p>
          </table:table-cell>
          <table:table-cell office:value-type="string" calcext:value-type="string">
            <text:p>24.00,24.00,24.75,24.00,23.50,23.00,23.75,23.25,23.50,24.00,23.50,23.75,23.25,23.25,23.00,23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00,26.25,26.25,26.75,26.50,26.75,26.75,26.25,25.50,25.25,26.25,25.75,26.25,25.75,25.25,26.00</text:p>
          </table:table-cell>
          <table:table-cell office:value-type="string" calcext:value-type="string">
            <text:p>24.50,24.25,24.50,24.75,24.75,24.50,24.50,24.00,23.75,24.75,25.00,25.50,25.75,25.50,24.75,23.25</text:p>
          </table:table-cell>
          <table:table-cell office:value-type="string" calcext:value-type="string">
            <text:p>24.25,25.50,25.75,26.50,25.75,23.75,25.50,23.25,23.75,24.25,24.00,25.75,24.50,23.50,23.50,23.00</text:p>
          </table:table-cell>
          <table:table-cell office:value-type="string" calcext:value-type="string">
            <text:p>23.25,23.75,24.00,24.25,23.75,23.50,23.50,23.50,23.75,23.50,23.50,23.25,23.25,23.50,23.00,23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25,25.50,25.75,26.00,25.75,25.75,25.75,25.00,24.50,25.25,25.50,25.75,25.50,25.00,24.25,24.50</text:p>
          </table:table-cell>
          <table:table-cell office:value-type="string" calcext:value-type="string">
            <text:p>24.00,24.00,24.50,24.75,23.75,23.75,23.25,23.00,23.25,23.75,24.50,24.75,24.50,24.75,23.50,22.50</text:p>
          </table:table-cell>
          <table:table-cell office:value-type="string" calcext:value-type="string">
            <text:p>23.75,25.25,25.50,25.00,24.50,23.75,24.75,23.00,23.00,24.00,24.75,24.50,23.50,23.25,22.75,22.50</text:p>
          </table:table-cell>
          <table:table-cell office:value-type="string" calcext:value-type="string">
            <text:p>23.50,23.75,23.25,23.00,22.75,22.75,22.50,23.00,22.75,23.50,23.25,23.00,22.50,22.50,22.00,22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50,26.75,26.50,27.00,27.00,26.75,27.00,26.00,26.25,26.25,26.75,26.75,26.50,26.75,25.50,26.00</text:p>
          </table:table-cell>
          <table:table-cell office:value-type="string" calcext:value-type="string">
            <text:p>24.75,25.25,25.50,26.00,25.75,24.75,25.00,24.25,24.50,25.50,26.25,26.50,26.00,26.50,25.50,24.00</text:p>
          </table:table-cell>
          <table:table-cell office:value-type="string" calcext:value-type="string">
            <text:p>25.00,26.75,27.25,26.75,25.25,24.75,26.00,24.25,24.50,25.00,25.75,25.50,24.75,24.50,23.75,23.75</text:p>
          </table:table-cell>
          <table:table-cell office:value-type="string" calcext:value-type="string">
            <text:p>24.75,24.75,25.00,24.75,24.50,23.50,23.75,24.00,23.75,24.25,24.25,24.00,23.75,23.25,24.00,23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25,26.25,25.75,26.25,26.25,26.00,26.25,25.50,25.00,25.75,25.50,26.00,26.25,26.00,25.25,25.50</text:p>
          </table:table-cell>
          <table:table-cell office:value-type="string" calcext:value-type="string">
            <text:p>24.75,24.75,24.50,25.25,25.00,24.50,24.25,24.25,23.75,24.50,25.50,25.00,25.50,25.50,24.75,24.00</text:p>
          </table:table-cell>
          <table:table-cell office:value-type="string" calcext:value-type="string">
            <text:p>24.25,26.25,26.25,26.00,24.75,24.25,25.25,23.25,23.75,24.25,25.00,25.25,24.00,23.50,23.75,22.75</text:p>
          </table:table-cell>
          <table:table-cell office:value-type="string" calcext:value-type="string">
            <text:p>24.25,24.00,24.00,23.75,23.25,23.00,23.75,23.25,23.50,24.25,24.00,23.50,23.50,23.00,23.25,23.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75,26.50,25.75,26.00,26.25,26.00,26.50,25.25,25.00,25.50,25.50,25.50,25.50,25.25,25.00,25.75</text:p>
          </table:table-cell>
          <table:table-cell office:value-type="string" calcext:value-type="string">
            <text:p>24.50,24.50,24.25,25.00,24.75,24.50,23.75,24.00,23.75,24.25,25.00,25.25,25.25,25.50,24.25,23.25</text:p>
          </table:table-cell>
          <table:table-cell office:value-type="string" calcext:value-type="string">
            <text:p>24.50,26.00,25.75,25.75,25.25,24.00,25.00,23.50,23.75,24.25,24.25,24.75,24.00,23.25,23.50,22.75</text:p>
          </table:table-cell>
          <table:table-cell office:value-type="string" calcext:value-type="string">
            <text:p>23.75,23.75,24.25,24.00,23.50,23.00,23.25,23.00,23.25,23.75,23.25,23.75,23.25,23.00,23.00,23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25,26.00,26.75,26.75,26.50,26.75,27.25,26.25,25.00,26.25,26.75,26.50,26.50,26.00,26.00,26.00</text:p>
          </table:table-cell>
          <table:table-cell office:value-type="string" calcext:value-type="string">
            <text:p>24.75,25.25,25.25,25.50,25.75,24.50,24.75,24.50,24.25,24.75,25.75,25.50,25.75,26.00,25.50,24.25</text:p>
          </table:table-cell>
          <table:table-cell office:value-type="string" calcext:value-type="string">
            <text:p>24.50,26.00,26.25,26.25,25.00,25.00,26.25,24.00,23.75,24.75,25.50,25.25,24.25,23.75,24.00,23.75</text:p>
          </table:table-cell>
          <table:table-cell office:value-type="string" calcext:value-type="string">
            <text:p>24.25,24.25,24.50,24.75,23.75,24.00,24.25,24.00,24.00,24.00,23.75,24.00,23.50,23.25,23.25,24.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25,26.50,27.00,26.75,27.00,26.25,26.75,26.50,25.75,26.00,26.00,26.25,26.25,26.00,25.50,25.50</text:p>
          </table:table-cell>
          <table:table-cell office:value-type="string" calcext:value-type="string">
            <text:p>25.25,24.75,25.25,25.50,25.00,24.75,24.75,24.00,24.25,25.25,25.50,25.50,26.25,26.00,25.00,24.25</text:p>
          </table:table-cell>
          <table:table-cell office:value-type="string" calcext:value-type="string">
            <text:p>24.50,26.50,26.00,26.25,25.75,25.00,25.75,24.00,24.00,25.25,26.00,25.00,24.75,24.50,23.50,23.25</text:p>
          </table:table-cell>
          <table:table-cell office:value-type="string" calcext:value-type="string">
            <text:p>24.00,24.75,24.75,24.25,23.75,23.50,23.75,23.75,23.75,24.25,24.00,23.75,24.00,23.25,23.25,24.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25,25.25,25.25,25.25,25.50,25.00,25.25,24.50,24.00,25.00,25.00,24.75,25.00,25.25,23.75,24.50</text:p>
          </table:table-cell>
          <table:table-cell office:value-type="string" calcext:value-type="string">
            <text:p>23.75,24.00,23.50,24.25,24.00,23.25,23.50,22.75,23.00,24.00,24.25,24.25,24.50,25.00,24.00,22.75</text:p>
          </table:table-cell>
          <table:table-cell office:value-type="string" calcext:value-type="string">
            <text:p>23.50,25.25,25.00,24.50,24.25,23.25,24.50,22.25,22.75,23.50,24.25,23.00,23.25,22.25,23.00,22.25</text:p>
          </table:table-cell>
          <table:table-cell office:value-type="string" calcext:value-type="string">
            <text:p>23.00,23.50,23.50,23.00,23.00,22.25,22.75,22.50,22.25,22.50,22.50,22.75,22.25,22.00,21.75,22.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25,26.25,26.25,26.00,26.25,26.25,26.25,25.50,25.50,25.00,25.50,25.75,25.75,25.50,25.00,24.75</text:p>
          </table:table-cell>
          <table:table-cell office:value-type="string" calcext:value-type="string">
            <text:p>24.50,24.50,24.50,25.25,25.00,24.25,24.25,23.75,24.25,24.25,24.50,24.75,25.25,25.25,24.50,23.75</text:p>
          </table:table-cell>
          <table:table-cell office:value-type="string" calcext:value-type="string">
            <text:p>24.00,26.00,26.00,25.50,25.00,24.25,25.75,23.25,23.25,24.00,24.50,24.25,24.00,23.75,23.25,22.00</text:p>
          </table:table-cell>
          <table:table-cell office:value-type="string" calcext:value-type="string">
            <text:p>23.75,23.50,24.00,24.00,23.50,23.00,23.50,22.75,23.50,23.50,23.50,23.25,23.00,23.00,22.75,23.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00,26.25,25.50,26.00,26.00,25.50,25.50,25.50,24.75,25.00,26.25,25.25,25.50,25.50,24.75,25.00</text:p>
          </table:table-cell>
          <table:table-cell office:value-type="string" calcext:value-type="string">
            <text:p>24.50,24.50,24.25,24.50,24.25,24.00,24.00,24.00,24.00,24.50,25.00,24.75,25.25,25.00,24.25,23.50</text:p>
          </table:table-cell>
          <table:table-cell office:value-type="string" calcext:value-type="string">
            <text:p>24.25,25.50,25.50,25.25,24.75,24.00,25.00,23.25,23.00,24.25,23.50,25.00,23.50,23.50,23.25,22.50</text:p>
          </table:table-cell>
          <table:table-cell office:value-type="string" calcext:value-type="string">
            <text:p>24.00,23.75,23.25,24.00,23.25,23.00,23.25,22.75,23.00,23.50,23.25,23.25,22.25,22.50,22.75,23.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75,26.25,26.75,26.50,26.25,26.50,26.75,25.75,25.50,25.25,26.00,26.25,26.25,26.00,25.50,25.25</text:p>
          </table:table-cell>
          <table:table-cell office:value-type="string" calcext:value-type="string">
            <text:p>24.75,25.00,25.00,25.50,25.00,24.50,24.25,24.25,23.75,25.00,25.25,25.50,25.75,25.75,25.00,23.50</text:p>
          </table:table-cell>
          <table:table-cell office:value-type="string" calcext:value-type="string">
            <text:p>24.50,26.00,25.75,25.75,25.75,24.25,25.75,23.75,23.50,24.50,24.25,25.50,24.00,23.75,23.75,22.75</text:p>
          </table:table-cell>
          <table:table-cell office:value-type="string" calcext:value-type="string">
            <text:p>24.50,24.25,24.25,24.00,23.75,23.25,23.25,23.50,23.00,23.50,23.50,23.50,23.50,23.50,23.50,23.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25,25.25,25.75,26.00,25.75,25.75,25.75,26.00,24.50,25.25,25.50,25.50,25.25,25.50,25.00,25.25</text:p>
          </table:table-cell>
          <table:table-cell office:value-type="string" calcext:value-type="string">
            <text:p>24.25,24.25,24.25,24.25,24.00,23.75,23.75,23.75,23.50,24.25,24.50,25.00,25.00,25.25,24.50,23.50</text:p>
          </table:table-cell>
          <table:table-cell office:value-type="string" calcext:value-type="string">
            <text:p>24.25,25.50,25.25,25.75,25.00,23.50,25.50,23.50,23.50,23.75,23.75,25.00,23.75,23.50,23.25,23.25</text:p>
          </table:table-cell>
          <table:table-cell office:value-type="string" calcext:value-type="string">
            <text:p>23.50,23.50,23.75,23.25,23.00,23.50,22.75,23.50,22.75,23.00,23.75,23.50,23.00,23.00,22.75,23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25,26.25,26.25,26.00,26.25,26.25,25.50,25.00,25.00,25.50,25.75,26.00,25.75,25.75,25.25,25.00</text:p>
          </table:table-cell>
          <table:table-cell office:value-type="string" calcext:value-type="string">
            <text:p>24.25,24.75,24.25,25.25,25.00,24.00,24.00,24.00,24.25,24.75,24.75,25.00,25.25,25.25,24.75,23.50</text:p>
          </table:table-cell>
          <table:table-cell office:value-type="string" calcext:value-type="string">
            <text:p>24.00,26.00,26.00,25.50,25.75,24.00,25.50,23.50,24.00,24.75,24.75,24.75,24.00,24.00,23.75,23.00</text:p>
          </table:table-cell>
          <table:table-cell office:value-type="string" calcext:value-type="string">
            <text:p>23.75,24.00,23.75,23.75,23.75,23.00,23.75,23.50,23.25,23.75,23.75,23.50,23.50,23.00,23.75,24.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25,26.00,26.00,26.25,26.00,26.25,25.75,25.75,25.00,25.75,25.75,26.00,25.75,25.50,25.25,25.00</text:p>
          </table:table-cell>
          <table:table-cell office:value-type="string" calcext:value-type="string">
            <text:p>24.25,24.50,24.75,25.50,25.00,24.25,24.50,24.00,24.25,24.75,25.25,25.50,25.50,25.25,25.25,24.25</text:p>
          </table:table-cell>
          <table:table-cell office:value-type="string" calcext:value-type="string">
            <text:p>24.50,25.75,25.50,26.25,25.50,24.25,25.75,24.00,23.75,24.75,24.00,25.50,24.50,24.00,24.00,23.25</text:p>
          </table:table-cell>
          <table:table-cell office:value-type="string" calcext:value-type="string">
            <text:p>23.75,24.00,24.50,24.00,23.75,23.00,23.50,23.75,23.50,23.75,24.00,23.50,23.00,23.25,23.50,24.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25,25.75,26.00,26.00,26.00,26.25,25.50,25.75,25.25,25.25,25.50,25.75,25.50,25.00,24.75,25.00</text:p>
          </table:table-cell>
          <table:table-cell office:value-type="string" calcext:value-type="string">
            <text:p>24.50,24.50,24.25,25.25,25.00,24.00,24.25,23.25,24.00,24.50,25.00,25.25,25.00,25.50,24.75,23.50</text:p>
          </table:table-cell>
          <table:table-cell office:value-type="string" calcext:value-type="string">
            <text:p>24.50,25.00,25.00,25.75,25.50,24.50,23.50,23.25,23.75,24.25,23.75,24.25,25.00,23.50,23.00,22.75</text:p>
          </table:table-cell>
          <table:table-cell office:value-type="string" calcext:value-type="string">
            <text:p>24.00,23.50,24.00,23.75,23.75,23.00,23.00,22.50,23.75,24.00,23.50,23.25,23.00,23.25,23.25,23.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50,25.50,26.00,25.50,26.00,25.75,25.25,24.75,25.00,24.50,25.25,25.75,25.00,25.25,25.00,25.50</text:p>
          </table:table-cell>
          <table:table-cell office:value-type="string" calcext:value-type="string">
            <text:p>24.00,24.25,23.75,24.75,24.25,24.00,23.50,23.25,23.75,24.25,24.25,24.75,24.75,24.75,24.25,23.50</text:p>
          </table:table-cell>
          <table:table-cell office:value-type="string" calcext:value-type="string">
            <text:p>24.50,25.00,25.00,25.50,25.00,23.75,23.50,23.25,23.50,24.00,23.75,24.25,24.75,23.75,22.75,23.00</text:p>
          </table:table-cell>
          <table:table-cell office:value-type="string" calcext:value-type="string">
            <text:p>24.00,23.50,23.50,24.00,23.75,22.75,23.25,23.25,23.00,23.75,23.75,23.00,23.75,23.00,23.25,23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25,26.50,26.50,27.00,26.75,26.75,26.75,26.25,26.00,26.75,26.75,26.75,26.75,26.50,25.75,26.00</text:p>
          </table:table-cell>
          <table:table-cell office:value-type="string" calcext:value-type="string">
            <text:p>25.75,25.50,25.50,26.00,25.75,24.75,25.25,24.75,24.75,25.75,25.75,26.25,26.50,26.50,25.75,24.50</text:p>
          </table:table-cell>
          <table:table-cell office:value-type="string" calcext:value-type="string">
            <text:p>25.50,26.50,26.50,27.25,27.50,25.50,25.00,24.75,24.50,25.00,24.75,25.50,25.50,25.00,24.25,23.75</text:p>
          </table:table-cell>
          <table:table-cell office:value-type="string" calcext:value-type="string">
            <text:p>25.00,24.75,25.25,25.00,24.25,24.75,24.00,24.00,24.00,24.50,24.75,24.25,24.25,23.75,24.00,23.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75,26.25,25.75,26.25,26.25,26.25,25.75,25.50,25.00,25.50,25.75,25.50,26.00,25.50,24.75,25.00</text:p>
          </table:table-cell>
          <table:table-cell office:value-type="string" calcext:value-type="string">
            <text:p>24.50,25.00,24.25,24.75,24.75,24.50,24.25,24.00,23.50,24.75,24.75,25.25,25.25,25.25,24.75,23.25</text:p>
          </table:table-cell>
          <table:table-cell office:value-type="string" calcext:value-type="string">
            <text:p>24.00,25.00,25.00,25.75,26.00,24.25,24.00,23.25,23.75,24.25,24.00,24.50,24.75,23.50,23.25,22.50</text:p>
          </table:table-cell>
          <table:table-cell office:value-type="string" calcext:value-type="string">
            <text:p>24.00,23.75,23.75,23.50,23.75,23.00,23.50,23.00,23.75,23.50,23.50,23.50,23.50,22.75,23.00,23.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25,25.75,26.25,26.25,25.50,26.00,26.00,25.50,25.00,25.50,25.50,25.75,25.75,25.50,24.75,24.50</text:p>
          </table:table-cell>
          <table:table-cell office:value-type="string" calcext:value-type="string">
            <text:p>24.50,24.75,24.25,25.00,24.75,24.25,24.00,24.25,24.00,25.00,25.00,25.25,25.00,25.50,24.75,23.50</text:p>
          </table:table-cell>
          <table:table-cell office:value-type="string" calcext:value-type="string">
            <text:p>25.00,25.50,24.75,26.00,25.25,24.00,24.25,22.75,23.75,24.00,23.75,24.00,25.25,23.50,23.00,22.25</text:p>
          </table:table-cell>
          <table:table-cell office:value-type="string" calcext:value-type="string">
            <text:p>24.00,23.75,24.25,24.00,23.75,22.75,23.25,22.75,23.50,24.00,23.50,23.75,23.25,23.00,23.25,23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50,25.50,25.75,26.00,25.75,25.50,25.50,25.00,24.50,25.50,25.50,25.25,25.75,25.75,25.00,25.25</text:p>
          </table:table-cell>
          <table:table-cell office:value-type="string" calcext:value-type="string">
            <text:p>23.75,24.25,24.00,24.75,24.50,24.00,23.75,24.00,24.25,24.75,25.00,25.00,25.00,25.50,24.25,23.50</text:p>
          </table:table-cell>
          <table:table-cell office:value-type="string" calcext:value-type="string">
            <text:p>24.75,24.75,25.00,25.50,25.75,24.00,24.00,23.25,23.75,23.75,23.50,24.25,25.50,23.50,22.75,23.25</text:p>
          </table:table-cell>
          <table:table-cell office:value-type="string" calcext:value-type="string">
            <text:p>23.50,24.00,24.00,24.00,23.25,23.75,23.00,23.00,23.00,24.00,23.50,23.00,22.75,22.50,22.50,23.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75,26.50,25.50,25.75,26.25,26.00,25.75,25.00,24.75,25.00,25.75,25.50,26.00,25.50,25.75,25.00</text:p>
          </table:table-cell>
          <table:table-cell office:value-type="string" calcext:value-type="string">
            <text:p>24.75,24.50,24.50,24.75,24.75,24.00,24.25,24.00,24.00,24.75,24.75,25.25,25.25,25.25,24.50,23.50</text:p>
          </table:table-cell>
          <table:table-cell office:value-type="string" calcext:value-type="string">
            <text:p>24.50,25.25,25.25,25.75,25.25,24.25,24.00,23.50,24.00,24.00,24.00,24.50,25.50,24.00,23.25,22.75</text:p>
          </table:table-cell>
          <table:table-cell office:value-type="string" calcext:value-type="string">
            <text:p>23.50,23.75,24.50,23.75,23.75,23.50,23.50,22.75,23.25,24.00,24.00,24.25,23.00,23.50,22.50,23.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00,25.25,25.50,25.75,25.75,25.75,25.75,24.75,24.75,24.75,25.25,24.75,25.50,25.25,25.00,24.75</text:p>
          </table:table-cell>
          <table:table-cell office:value-type="string" calcext:value-type="string">
            <text:p>23.75,24.00,24.25,24.50,24.25,23.75,23.25,23.25,23.75,24.75,24.25,24.75,24.50,24.50,24.50,23.00</text:p>
          </table:table-cell>
          <table:table-cell office:value-type="string" calcext:value-type="string">
            <text:p>24.25,24.50,24.50,25.50,25.50,24.00,23.75,22.50,23.25,23.25,23.50,23.50,24.75,23.50,23.00,22.50</text:p>
          </table:table-cell>
          <table:table-cell office:value-type="string" calcext:value-type="string">
            <text:p>23.50,23.25,23.50,23.50,23.25,22.75,22.75,23.00,23.25,23.50,23.25,23.50,23.25,22.50,22.75,22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75,26.25,26.75,26.25,26.75,26.00,26.75,26.75,25.50,26.00,26.25,26.50,26.50,26.50,25.75,25.25</text:p>
          </table:table-cell>
          <table:table-cell office:value-type="string" calcext:value-type="string">
            <text:p>25.25,25.50,25.00,25.75,25.25,25.00,24.50,24.25,24.25,25.75,25.75,26.00,25.75,25.75,25.25,24.50</text:p>
          </table:table-cell>
          <table:table-cell office:value-type="string" calcext:value-type="string">
            <text:p>24.75,25.75,25.75,26.50,27.00,24.75,24.50,23.75,24.50,24.75,24.50,25.25,25.25,24.50,23.75,23.50</text:p>
          </table:table-cell>
          <table:table-cell office:value-type="string" calcext:value-type="string">
            <text:p>24.50,24.50,25.00,24.75,24.25,24.00,24.00,24.00,24.25,24.50,24.25,24.00,24.25,23.50,23.75,23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00,25.75,26.50,25.75,25.75,26.00,25.50,24.75,24.75,25.00,25.75,25.50,25.50,25.25,24.75,25.00</text:p>
          </table:table-cell>
          <table:table-cell office:value-type="string" calcext:value-type="string">
            <text:p>24.25,24.25,24.50,24.75,24.75,24.00,24.00,23.75,24.00,24.75,24.50,25.25,25.00,25.00,24.50,23.75</text:p>
          </table:table-cell>
          <table:table-cell office:value-type="string" calcext:value-type="string">
            <text:p>24.75,25.25,25.00,25.50,25.25,24.00,23.75,22.75,24.00,24.25,23.75,24.25,24.50,23.50,22.75,22.75</text:p>
          </table:table-cell>
          <table:table-cell office:value-type="string" calcext:value-type="string">
            <text:p>24.25,24.00,23.75,23.75,23.50,23.25,23.50,23.25,23.50,23.50,23.75,23.25,22.75,22.75,23.25,22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75,26.00,25.75,26.25,26.00,25.75,26.50,25.75,24.75,25.50,26.00,26.00,26.00,25.75,24.75,25.25</text:p>
          </table:table-cell>
          <table:table-cell office:value-type="string" calcext:value-type="string">
            <text:p>24.75,25.00,24.50,25.75,24.75,24.25,24.25,24.00,24.00,25.00,25.00,26.00,25.25,25.50,24.75,23.75</text:p>
          </table:table-cell>
          <table:table-cell office:value-type="string" calcext:value-type="string">
            <text:p>25.00,25.25,25.25,26.25,25.50,24.50,24.25,23.25,23.75,24.50,24.50,25.25,25.00,24.00,23.25,23.25</text:p>
          </table:table-cell>
          <table:table-cell office:value-type="string" calcext:value-type="string">
            <text:p>24.00,24.25,24.50,23.75,23.75,24.00,23.75,23.75,23.75,23.75,24.00,24.00,23.50,22.75,23.00,23.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50,25.75,25.50,25.75,25.50,26.00,25.25,25.25,25.25,25.25,25.75,25.50,25.25,25.75,24.75,25.25</text:p>
          </table:table-cell>
          <table:table-cell office:value-type="string" calcext:value-type="string">
            <text:p>24.50,24.25,24.25,24.75,24.75,24.25,24.25,24.00,23.75,24.50,24.25,25.25,25.50,25.50,24.50,24.00</text:p>
          </table:table-cell>
          <table:table-cell office:value-type="string" calcext:value-type="string">
            <text:p>24.50,25.25,25.75,25.25,25.50,24.50,24.00,23.00,23.75,24.25,24.50,24.50,24.00,23.75,23.00,23.50</text:p>
          </table:table-cell>
          <table:table-cell office:value-type="string" calcext:value-type="string">
            <text:p>24.25,23.50,24.25,23.75,23.50,23.00,22.75,23.75,22.75,24.25,23.75,23.50,23.00,23.50,23.25,23.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75,25.50,25.25,25.25,25.50,25.50,25.25,24.75,24.25,25.00,25.50,25.00,25.50,25.25,24.25,25.00</text:p>
          </table:table-cell>
          <table:table-cell office:value-type="string" calcext:value-type="string">
            <text:p>24.50,24.25,24.00,25.00,24.50,23.75,23.25,23.25,23.75,24.50,24.50,25.00,24.50,25.25,24.00,23.25</text:p>
          </table:table-cell>
          <table:table-cell office:value-type="string" calcext:value-type="string">
            <text:p>24.25,25.25,26.00,25.50,24.50,24.00,23.75,22.50,23.50,24.50,25.00,24.50,23.75,23.25,22.25,22.00</text:p>
          </table:table-cell>
          <table:table-cell office:value-type="string" calcext:value-type="string">
            <text:p>23.75,23.75,24.25,23.50,23.00,22.75,22.75,23.25,22.50,23.00,23.00,23.25,22.25,22.25,22.25,22.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25,25.00,25.75,25.50,25.75,25.50,25.50,24.75,24.75,25.00,25.00,25.50,25.25,25.25,24.50,25.00</text:p>
          </table:table-cell>
          <table:table-cell office:value-type="string" calcext:value-type="string">
            <text:p>24.00,24.00,24.00,24.75,24.50,23.50,23.50,23.50,24.00,24.25,24.50,25.25,25.00,25.25,24.25,23.25</text:p>
          </table:table-cell>
          <table:table-cell office:value-type="string" calcext:value-type="string">
            <text:p>24.00,25.00,25.50,25.25,25.25,23.75,23.25,23.25,23.75,24.00,24.25,25.00,23.75,23.00,23.00,23.00</text:p>
          </table:table-cell>
          <table:table-cell office:value-type="string" calcext:value-type="string">
            <text:p>23.25,23.50,23.75,23.50,23.50,22.75,23.25,23.00,23.00,23.25,23.25,23.00,22.75,22.75,23.00,23.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75,25.75,26.50,26.50,26.00,26.00,26.25,25.25,25.25,25.50,25.50,26.00,25.75,26.00,25.50,25.00</text:p>
          </table:table-cell>
          <table:table-cell office:value-type="string" calcext:value-type="string">
            <text:p>25.00,24.75,24.75,25.00,25.25,24.50,24.50,24.00,23.75,24.50,25.00,25.75,25.75,25.75,24.75,23.25</text:p>
          </table:table-cell>
          <table:table-cell office:value-type="string" calcext:value-type="string">
            <text:p>24.75,26.00,26.00,26.00,25.50,24.50,24.00,23.25,23.75,24.25,25.25,25.25,24.25,24.00,23.25,23.00</text:p>
          </table:table-cell>
          <table:table-cell office:value-type="string" calcext:value-type="string">
            <text:p>24.25,24.25,24.50,23.75,24.00,23.50,23.25,23.00,24.25,23.75,24.00,23.75,23.25,23.00,23.00,23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25,25.25,25.75,25.50,25.50,25.50,25.75,24.75,24.50,24.75,25.25,25.75,25.50,25.25,25.00,25.00</text:p>
          </table:table-cell>
          <table:table-cell office:value-type="string" calcext:value-type="string">
            <text:p>24.25,24.50,24.25,24.75,24.25,24.00,24.25,23.50,24.00,24.50,24.75,25.25,24.75,25.25,24.75,23.00</text:p>
          </table:table-cell>
          <table:table-cell office:value-type="string" calcext:value-type="string">
            <text:p>24.00,25.25,25.75,25.75,25.00,23.25,24.00,23.00,23.25,24.25,24.75,25.50,23.50,23.25,22.75,22.50</text:p>
          </table:table-cell>
          <table:table-cell office:value-type="string" calcext:value-type="string">
            <text:p>23.75,23.75,24.00,24.00,23.25,22.75,23.50,23.00,23.25,23.50,23.25,23.50,22.75,22.75,22.50,22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75,26.00,25.75,26.00,26.25,26.00,26.25,26.25,25.00,25.75,25.25,26.00,26.00,25.75,25.25,25.50</text:p>
          </table:table-cell>
          <table:table-cell office:value-type="string" calcext:value-type="string">
            <text:p>24.75,25.00,25.00,25.50,25.50,24.50,24.25,24.50,24.25,24.50,25.25,25.75,25.50,25.75,25.25,23.50</text:p>
          </table:table-cell>
          <table:table-cell office:value-type="string" calcext:value-type="string">
            <text:p>24.50,26.00,26.00,25.75,26.00,24.50,24.00,23.00,23.75,24.50,24.25,25.00,24.00,24.50,23.50,23.00</text:p>
          </table:table-cell>
          <table:table-cell office:value-type="string" calcext:value-type="string">
            <text:p>23.75,24.50,24.25,24.25,23.75,23.00,23.75,23.75,23.75,24.00,24.00,23.75,23.50,23.75,23.25,23.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25,25.25,26.00,25.75,25.50,25.75,25.50,24.75,24.25,24.75,25.00,25.25,25.75,25.00,24.75,25.00</text:p>
          </table:table-cell>
          <table:table-cell office:value-type="string" calcext:value-type="string">
            <text:p>24.25,23.75,24.00,24.75,24.25,23.50,24.00,23.25,23.50,24.50,24.75,25.25,25.25,25.25,24.50,22.75</text:p>
          </table:table-cell>
          <table:table-cell office:value-type="string" calcext:value-type="string">
            <text:p>23.75,25.00,25.50,25.25,25.25,23.75,23.25,23.00,23.25,24.00,24.00,24.75,24.00,23.50,23.25,22.50</text:p>
          </table:table-cell>
          <table:table-cell office:value-type="string" calcext:value-type="string">
            <text:p>24.00,23.75,24.25,23.75,23.50,23.25,22.75,22.50,23.25,24.00,23.00,23.00,22.75,23.00,23.00,23.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25,26.25,26.75,26.00,26.50,26.25,26.25,25.75,25.00,25.50,26.00,26.25,26.50,26.00,25.50,25.50</text:p>
          </table:table-cell>
          <table:table-cell office:value-type="string" calcext:value-type="string">
            <text:p>24.75,25.00,25.00,26.00,25.75,24.75,24.50,24.50,24.25,25.25,25.25,25.75,26.00,25.75,25.25,23.75</text:p>
          </table:table-cell>
          <table:table-cell office:value-type="string" calcext:value-type="string">
            <text:p>25.50,26.00,26.50,26.25,26.25,25.00,24.25,23.75,23.75,24.50,25.75,25.00,24.75,24.25,23.25,23.00</text:p>
          </table:table-cell>
          <table:table-cell office:value-type="string" calcext:value-type="string">
            <text:p>24.25,25.00,24.75,25.00,24.00,23.50,24.00,24.50,23.50,24.00,24.25,23.75,24.00,23.75,23.25,23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25,25.75,26.00,26.25,26.75,26.00,26.00,25.25,25.25,25.50,26.25,26.00,26.00,25.50,25.25,25.50</text:p>
          </table:table-cell>
          <table:table-cell office:value-type="string" calcext:value-type="string">
            <text:p>24.25,25.00,25.00,25.50,25.25,24.50,24.50,23.75,24.25,25.00,25.50,25.25,25.50,25.75,24.75,23.75</text:p>
          </table:table-cell>
          <table:table-cell office:value-type="string" calcext:value-type="string">
            <text:p>24.75,26.00,26.50,25.75,26.25,24.50,24.50,23.50,24.00,24.25,25.00,25.00,24.50,23.75,24.00,23.00</text:p>
          </table:table-cell>
          <table:table-cell office:value-type="string" calcext:value-type="string">
            <text:p>24.50,24.00,24.50,24.25,23.75,23.75,23.50,24.00,23.75,23.75,24.00,24.00,23.50,23.25,23.25,23.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25,26.50,26.25,26.75,26.75,26.00,26.50,26.25,25.50,26.00,26.00,26.00,26.00,26.00,25.50,25.50</text:p>
          </table:table-cell>
          <table:table-cell office:value-type="string" calcext:value-type="string">
            <text:p>25.00,25.00,25.25,25.50,25.75,24.75,24.75,24.00,24.50,25.25,25.75,26.00,26.00,26.75,25.00,24.00</text:p>
          </table:table-cell>
          <table:table-cell office:value-type="string" calcext:value-type="string">
            <text:p>24.50,26.00,26.50,26.00,26.50,25.00,24.25,24.25,24.25,24.75,25.50,25.25,24.50,24.25,24.00,22.50</text:p>
          </table:table-cell>
          <table:table-cell office:value-type="string" calcext:value-type="string">
            <text:p>24.25,24.75,24.50,24.50,23.75,24.00,24.00,24.00,23.75,24.00,24.25,24.00,24.00,24.00,24.00,24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75,26.00,26.00,26.00,26.00,25.75,25.75,25.50,25.00,25.75,26.00,26.00,26.00,25.75,25.25,25.25</text:p>
          </table:table-cell>
          <table:table-cell office:value-type="string" calcext:value-type="string">
            <text:p>24.50,25.00,24.50,25.75,25.25,24.75,24.25,23.75,24.00,25.00,25.25,25.75,25.75,25.75,24.50,23.25</text:p>
          </table:table-cell>
          <table:table-cell office:value-type="string" calcext:value-type="string">
            <text:p>24.75,26.00,26.25,25.50,26.25,24.50,24.00,24.00,24.00,24.75,25.75,25.00,24.25,24.25,23.50,23.50</text:p>
          </table:table-cell>
          <table:table-cell office:value-type="string" calcext:value-type="string">
            <text:p>24.25,25.00,24.75,24.50,23.75,23.50,23.25,22.75,24.00,24.25,23.75,23.75,23.75,23.00,23.25,23.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50,26.00,26.50,26.25,26.50,26.75,26.50,25.75,25.50,26.25,25.75,25.75,26.75,26.50,25.75,25.75</text:p>
          </table:table-cell>
          <table:table-cell office:value-type="string" calcext:value-type="string">
            <text:p>25.25,24.75,24.75,25.75,25.25,25.00,24.75,24.00,24.75,25.25,25.25,26.25,26.00,26.50,25.25,24.00</text:p>
          </table:table-cell>
          <table:table-cell office:value-type="string" calcext:value-type="string">
            <text:p>25.00,26.25,26.50,26.50,26.25,25.00,24.25,24.00,24.50,25.00,25.75,25.00,24.75,23.75,23.75,23.25</text:p>
          </table:table-cell>
          <table:table-cell office:value-type="string" calcext:value-type="string">
            <text:p>24.25,24.75,24.75,24.25,24.00,23.75,23.75,23.25,24.25,24.25,24.25,23.75,24.00,23.25,23.50,23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25,26.00,26.00,25.50,25.75,25.50,25.75,26.00,24.50,25.00,25.50,25.50,25.25,25.25,24.75,24.50</text:p>
          </table:table-cell>
          <table:table-cell office:value-type="string" calcext:value-type="string">
            <text:p>24.25,24.00,24.25,25.00,24.50,24.25,24.50,23.25,23.75,25.00,24.50,25.50,25.00,25.50,24.50,23.50</text:p>
          </table:table-cell>
          <table:table-cell office:value-type="string" calcext:value-type="string">
            <text:p>24.50,25.75,25.75,25.50,25.75,24.00,23.75,23.25,23.25,24.25,25.75,24.50,24.00,23.50,23.25,23.25</text:p>
          </table:table-cell>
          <table:table-cell office:value-type="string" calcext:value-type="string">
            <text:p>24.25,23.75,23.50,23.75,23.25,23.25,23.50,23.25,24.00,23.50,23.75,23.50,22.75,22.00,23.00,22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75,25.75,25.75,25.50,25.50,25.25,25.00,24.75,24.00,25.00,25.00,25.25,25.00,25.25,24.75,24.50</text:p>
          </table:table-cell>
          <table:table-cell office:value-type="string" calcext:value-type="string">
            <text:p>24.00,23.75,24.00,24.50,24.50,24.00,23.25,23.50,23.25,24.00,24.25,25.25,24.75,25.25,24.50,23.25</text:p>
          </table:table-cell>
          <table:table-cell office:value-type="string" calcext:value-type="string">
            <text:p>24.25,24.75,25.50,25.75,24.75,24.25,23.75,23.50,23.50,24.25,25.50,24.50,23.50,23.75,22.50,22.75</text:p>
          </table:table-cell>
          <table:table-cell office:value-type="string" calcext:value-type="string">
            <text:p>23.50,23.25,23.50,23.75,23.25,23.00,23.00,22.75,22.50,23.00,23.50,23.25,23.00,23.00,22.50,23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50,25.75,25.25,25.75,25.75,26.00,25.00,24.50,24.75,25.50,25.25,25.50,25.25,25.50,25.00,25.00</text:p>
          </table:table-cell>
          <table:table-cell office:value-type="string" calcext:value-type="string">
            <text:p>24.25,24.50,24.50,24.50,24.75,24.50,23.75,23.25,24.25,24.75,24.25,25.50,25.25,25.50,24.50,23.50</text:p>
          </table:table-cell>
          <table:table-cell office:value-type="string" calcext:value-type="string">
            <text:p>24.50,25.50,25.75,25.50,26.00,24.25,23.25,23.00,23.25,25.00,24.75,24.00,24.00,24.25,22.75,23.00</text:p>
          </table:table-cell>
          <table:table-cell office:value-type="string" calcext:value-type="string">
            <text:p>24.00,23.75,24.00,23.75,23.75,23.50,23.50,23.00,23.50,23.50,23.25,24.00,22.75,23.00,22.50,23.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50,25.75,26.00,25.75,25.75,25.75,25.50,25.25,24.75,25.25,25.75,26.00,25.75,25.50,24.75,25.00</text:p>
          </table:table-cell>
          <table:table-cell office:value-type="string" calcext:value-type="string">
            <text:p>24.75,24.50,24.50,25.00,25.00,24.75,23.75,23.50,23.75,24.50,24.75,25.25,25.00,25.50,24.75,23.75</text:p>
          </table:table-cell>
          <table:table-cell office:value-type="string" calcext:value-type="string">
            <text:p>25.25,25.75,25.75,25.75,25.75,24.50,23.75,23.25,23.75,24.75,24.50,24.50,24.25,23.75,23.25,22.25</text:p>
          </table:table-cell>
          <table:table-cell office:value-type="string" calcext:value-type="string">
            <text:p>23.75,24.00,24.50,23.75,23.50,23.50,23.75,23.25,23.50,24.25,23.75,23.75,22.75,22.75,22.50,23.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00,25.50,24.75,26.00,25.50,26.00,25.00,25.00,24.50,25.00,25.25,25.00,25.50,25.00,24.25,24.50</text:p>
          </table:table-cell>
          <table:table-cell office:value-type="string" calcext:value-type="string">
            <text:p>24.25,24.25,24.25,24.75,24.50,24.25,24.25,23.50,23.75,24.50,24.75,24.75,25.00,25.25,24.50,23.50</text:p>
          </table:table-cell>
          <table:table-cell office:value-type="string" calcext:value-type="string">
            <text:p>25.25,25.50,25.00,25.25,25.50,24.25,23.75,23.00,23.50,24.25,24.00,24.00,24.25,23.25,22.50,22.75</text:p>
          </table:table-cell>
          <table:table-cell office:value-type="string" calcext:value-type="string">
            <text:p>23.75,23.50,24.00,23.50,23.25,22.75,23.00,23.00,23.25,23.00,23.25,23.75,22.75,22.75,22.75,23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75,26.25,26.75,26.50,26.50,26.75,26.00,25.50,25.50,26.25,26.00,26.50,26.25,26.00,25.50,26.25</text:p>
          </table:table-cell>
          <table:table-cell office:value-type="string" calcext:value-type="string">
            <text:p>24.75,25.50,25.25,26.00,25.75,25.00,25.25,24.25,24.75,25.25,25.75,26.50,26.25,26.50,25.25,24.25</text:p>
          </table:table-cell>
          <table:table-cell office:value-type="string" calcext:value-type="string">
            <text:p>26.00,26.00,26.25,27.00,26.25,25.25,24.00,24.50,24.50,24.75,24.75,26.00,24.75,24.75,23.50,23.25</text:p>
          </table:table-cell>
          <table:table-cell office:value-type="string" calcext:value-type="string">
            <text:p>24.50,24.75,24.75,24.50,24.25,24.25,24.25,23.75,24.25,24.00,24.50,24.25,24.25,23.75,24.25,24.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00,25.50,25.50,26.00,26.00,25.50,25.25,25.25,24.50,24.75,25.25,25.50,25.25,25.75,24.50,24.75</text:p>
          </table:table-cell>
          <table:table-cell office:value-type="string" calcext:value-type="string">
            <text:p>23.75,24.25,24.25,24.75,24.25,24.25,24.00,23.50,23.50,24.75,24.50,25.25,25.00,25.50,24.25,23.25</text:p>
          </table:table-cell>
          <table:table-cell office:value-type="string" calcext:value-type="string">
            <text:p>24.75,25.25,25.25,26.00,25.00,24.00,23.50,22.75,23.25,24.25,23.75,24.25,23.75,23.00,23.25,22.50</text:p>
          </table:table-cell>
          <table:table-cell office:value-type="string" calcext:value-type="string">
            <text:p>24.00,24.00,23.75,23.50,23.00,22.75,23.50,23.25,23.25,23.25,23.25,23.25,23.50,22.50,23.00,23.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50,26.00,26.25,26.25,26.00,26.00,26.00,26.25,25.25,26.00,26.00,26.25,25.75,25.75,25.25,25.50</text:p>
          </table:table-cell>
          <table:table-cell office:value-type="string" calcext:value-type="string">
            <text:p>24.50,25.00,25.00,25.50,25.25,24.75,24.50,24.00,23.75,24.75,25.25,25.50,25.50,26.50,25.25,23.75</text:p>
          </table:table-cell>
          <table:table-cell office:value-type="string" calcext:value-type="string">
            <text:p>25.00,25.50,26.00,26.50,26.00,25.50,24.75,23.50,23.75,24.75,24.25,25.25,24.25,24.00,23.50,23.75</text:p>
          </table:table-cell>
          <table:table-cell office:value-type="string" calcext:value-type="string">
            <text:p>24.00,23.75,24.25,24.25,24.00,23.50,23.75,23.25,24.00,24.50,24.00,23.75,24.00,23.25,23.75,23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00,25.50,25.50,25.25,25.75,25.50,25.50,24.75,24.50,25.25,25.00,24.75,25.00,25.50,24.50,24.50</text:p>
          </table:table-cell>
          <table:table-cell office:value-type="string" calcext:value-type="string">
            <text:p>24.00,24.00,24.00,24.75,24.75,23.75,24.25,23.75,23.75,24.50,25.00,25.25,25.50,25.50,24.25,23.25</text:p>
          </table:table-cell>
          <table:table-cell office:value-type="string" calcext:value-type="string">
            <text:p>24.25,25.00,25.75,25.25,25.25,25.25,24.00,23.00,24.25,24.25,23.75,24.00,23.50,23.25,23.25,22.75</text:p>
          </table:table-cell>
          <table:table-cell office:value-type="string" calcext:value-type="string">
            <text:p>24.00,23.75,23.75,23.75,23.00,23.00,23.00,23.25,23.75,23.50,23.50,23.75,23.00,22.25,23.00,23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50,25.25,26.00,26.00,25.50,26.50,25.50,25.25,24.75,25.00,25.50,25.50,25.75,25.50,25.00,24.50</text:p>
          </table:table-cell>
          <table:table-cell office:value-type="string" calcext:value-type="string">
            <text:p>24.75,24.25,24.75,25.25,25.00,24.50,24.00,23.75,24.00,24.50,25.50,25.50,25.75,25.50,24.75,23.75</text:p>
          </table:table-cell>
          <table:table-cell office:value-type="string" calcext:value-type="string">
            <text:p>24.75,25.50,25.75,25.25,26.00,24.75,24.50,23.50,24.00,24.50,24.00,24.75,24.25,24.00,23.25,22.75</text:p>
          </table:table-cell>
          <table:table-cell office:value-type="string" calcext:value-type="string">
            <text:p>23.50,24.00,24.00,24.25,23.75,23.25,23.50,23.50,23.50,23.75,23.50,24.25,23.25,23.50,23.50,23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75,24.75,25.50,25.25,25.00,25.25,24.75,24.50,24.00,24.75,24.50,24.50,24.50,24.50,24.00,24.25</text:p>
          </table:table-cell>
          <table:table-cell office:value-type="string" calcext:value-type="string">
            <text:p>23.75,24.00,24.25,24.25,23.75,23.00,23.25,22.50,23.50,24.00,25.25,25.50,24.50,24.50,23.75,22.25</text:p>
          </table:table-cell>
          <table:table-cell office:value-type="string" calcext:value-type="string">
            <text:p>24.25,24.75,27.00,26.00,23.25,24.00,23.25,22.25,23.00,23.50,24.25,24.50,23.00,22.75,22.25,22.00</text:p>
          </table:table-cell>
          <table:table-cell office:value-type="string" calcext:value-type="string">
            <text:p>23.50,23.00,23.75,23.00,22.75,22.75,22.25,22.25,22.50,23.25,22.50,22.50,22.50,21.75,21.75,22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75,25.25,25.00,25.25,25.00,25.25,24.50,24.25,24.50,25.00,25.25,24.75,24.50,25.00,24.25,24.50</text:p>
          </table:table-cell>
          <table:table-cell office:value-type="string" calcext:value-type="string">
            <text:p>24.00,24.75,24.25,24.50,23.75,23.25,24.00,22.75,24.00,25.50,24.50,24.75,24.50,24.75,24.00,22.75</text:p>
          </table:table-cell>
          <table:table-cell office:value-type="string" calcext:value-type="string">
            <text:p>25.25,26.75,25.00,24.75,24.50,24.00,23.75,22.50,24.50,26.00,23.75,23.75,23.00,23.00,22.75,22.50</text:p>
          </table:table-cell>
          <table:table-cell office:value-type="string" calcext:value-type="string">
            <text:p>23.50,24.00,23.50,23.00,22.75,22.50,22.75,22.50,23.00,23.00,22.75,22.75,22.50,22.25,22.00,22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25,25.75,25.50,25.75,26.25,25.50,25.50,24.50,25.25,25.50,25.00,25.25,25.00,25.25,24.25,25.00</text:p>
          </table:table-cell>
          <table:table-cell office:value-type="string" calcext:value-type="string">
            <text:p>24.25,24.75,25.50,25.75,24.50,23.75,24.25,23.75,24.50,24.00,25.00,27.25,25.00,25.25,24.50,23.00</text:p>
          </table:table-cell>
          <table:table-cell office:value-type="string" calcext:value-type="string">
            <text:p>24.75,24.75,25.00,25.75,24.75,24.25,24.00,23.25,24.00,24.25,23.75,24.50,23.50,23.75,22.75,22.75</text:p>
          </table:table-cell>
          <table:table-cell office:value-type="string" calcext:value-type="string">
            <text:p>24.00,23.50,24.25,23.50,23.25,22.75,23.25,22.75,23.50,23.50,23.50,23.50,22.75,23.00,23.00,23.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00,25.25,25.50,25.25,25.50,25.50,25.50,24.75,24.50,24.50,25.00,25.00,25.00,25.00,24.25,24.25</text:p>
          </table:table-cell>
          <table:table-cell office:value-type="string" calcext:value-type="string">
            <text:p>24.25,24.25,24.75,25.25,24.25,23.75,23.75,23.25,24.25,24.00,24.75,26.25,24.25,25.00,24.00,23.00</text:p>
          </table:table-cell>
          <table:table-cell office:value-type="string" calcext:value-type="string">
            <text:p>24.50,24.75,24.00,25.00,24.25,24.50,23.25,23.00,23.25,23.50,23.25,23.75,22.75,23.25,23.00,22.25</text:p>
          </table:table-cell>
          <table:table-cell office:value-type="string" calcext:value-type="string">
            <text:p>23.50,23.75,23.50,23.75,23.00,23.00,22.50,22.25,22.50,23.00,22.75,23.00,23.00,22.50,22.75,22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75,25.25,25.50,25.50,25.00,25.25,25.75,24.50,24.00,24.25,25.00,25.25,24.75,24.75,24.25,24.50</text:p>
          </table:table-cell>
          <table:table-cell office:value-type="string" calcext:value-type="string">
            <text:p>24.00,24.50,24.50,25.50,23.75,23.00,23.75,23.75,23.75,24.50,24.50,25.50,24.25,24.75,24.25,23.25</text:p>
          </table:table-cell>
          <table:table-cell office:value-type="string" calcext:value-type="string">
            <text:p>24.25,24.75,24.25,24.75,24.25,24.00,23.25,23.00,23.00,23.75,23.25,23.50,23.50,23.50,22.50,22.25</text:p>
          </table:table-cell>
          <table:table-cell office:value-type="string" calcext:value-type="string">
            <text:p>23.00,22.75,24.00,23.00,23.00,23.00,23.00,22.75,23.25,23.00,23.00,23.00,22.75,22.50,22.75,22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75,25.50,25.25,25.75,25.50,25.25,25.25,25.00,24.25,24.75,25.25,25.00,25.75,25.00,24.50,25.00</text:p>
          </table:table-cell>
          <table:table-cell office:value-type="string" calcext:value-type="string">
            <text:p>24.50,24.25,25.00,25.25,23.75,24.00,24.25,23.25,24.00,24.00,24.50,25.00,24.25,25.25,24.75,23.25</text:p>
          </table:table-cell>
          <table:table-cell office:value-type="string" calcext:value-type="string">
            <text:p>24.25,25.00,24.00,25.25,25.25,24.50,24.00,23.00,23.50,23.75,23.75,24.00,23.75,23.75,23.00,23.00</text:p>
          </table:table-cell>
          <table:table-cell office:value-type="string" calcext:value-type="string">
            <text:p>23.50,23.25,23.75,23.50,23.00,23.00,23.50,23.25,23.00,23.25,23.25,23.25,23.25,22.75,23.25,22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25,26.25,25.25,25.50,25.50,25.75,25.25,24.75,24.50,24.75,25.50,25.50,24.75,25.50,25.00,24.75</text:p>
          </table:table-cell>
          <table:table-cell office:value-type="string" calcext:value-type="string">
            <text:p>24.25,24.75,25.00,26.00,24.00,23.75,23.50,23.25,24.25,24.50,25.00,26.50,24.25,25.50,24.75,23.50</text:p>
          </table:table-cell>
          <table:table-cell office:value-type="string" calcext:value-type="string">
            <text:p>24.25,25.00,24.75,25.50,24.50,24.50,23.50,23.00,23.25,24.25,23.75,24.50,24.00,23.75,23.00,23.00</text:p>
          </table:table-cell>
          <table:table-cell office:value-type="string" calcext:value-type="string">
            <text:p>23.75,23.50,23.50,23.50,23.50,23.25,22.75,22.75,23.25,23.50,23.50,22.75,22.75,22.75,21.75,23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50,24.75,25.25,25.00,25.50,25.00,25.25,24.25,24.25,24.75,25.00,25.00,25.00,24.75,24.00,24.00</text:p>
          </table:table-cell>
          <table:table-cell office:value-type="string" calcext:value-type="string">
            <text:p>24.00,24.50,24.50,25.75,23.75,23.50,23.50,22.50,23.75,24.25,25.00,25.75,24.00,24.75,24.00,22.50</text:p>
          </table:table-cell>
          <table:table-cell office:value-type="string" calcext:value-type="string">
            <text:p>24.75,24.75,24.00,25.00,24.50,23.75,23.50,22.25,23.25,23.50,23.50,24.00,23.25,23.00,22.75,22.50</text:p>
          </table:table-cell>
          <table:table-cell office:value-type="string" calcext:value-type="string">
            <text:p>24.00,23.50,23.75,23.50,22.75,22.75,22.50,22.75,23.00,23.00,23.00,23.00,22.50,22.00,22.00,22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75,25.00,25.00,25.75,25.75,25.25,25.00,25.25,24.75,24.75,24.75,25.25,25.25,24.50,24.50,24.75</text:p>
          </table:table-cell>
          <table:table-cell office:value-type="string" calcext:value-type="string">
            <text:p>24.25,24.50,24.75,25.50,24.25,23.75,23.75,23.75,24.00,24.50,26.25,25.75,24.25,25.00,24.25,23.00</text:p>
          </table:table-cell>
          <table:table-cell office:value-type="string" calcext:value-type="string">
            <text:p>24.75,25.00,24.25,25.25,24.50,24.50,23.50,23.75,23.25,23.75,23.50,24.25,23.75,23.00,22.50,22.50</text:p>
          </table:table-cell>
          <table:table-cell office:value-type="string" calcext:value-type="string">
            <text:p>23.50,23.75,24.00,23.75,23.00,22.50,22.75,23.25,23.00,23.00,23.25,22.75,22.50,22.75,23.00,22.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00,25.25,25.25,25.50,25.25,25.00,24.75,24.25,24.25,25.00,24.75,25.25,24.75,24.75,23.75,24.00</text:p>
          </table:table-cell>
          <table:table-cell office:value-type="string" calcext:value-type="string">
            <text:p>24.25,24.75,24.75,25.75,24.25,23.00,23.25,22.75,24.00,24.25,24.50,26.75,24.00,24.75,24.00,23.00</text:p>
          </table:table-cell>
          <table:table-cell office:value-type="string" calcext:value-type="string">
            <text:p>24.25,24.25,24.25,25.00,24.25,23.75,23.50,22.50,23.00,23.50,23.25,23.75,23.50,23.00,22.75,22.75</text:p>
          </table:table-cell>
          <table:table-cell office:value-type="string" calcext:value-type="string">
            <text:p>23.75,23.75,23.50,23.00,22.75,22.75,22.75,22.50,23.25,23.25,23.25,22.75,22.75,22.25,22.50,22.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.00,26.75,26.00,26.50,26.75,26.25,26.25,25.25,25.25,25.50,26.00,26.25,26.25,26.25,25.75,25.50</text:p>
          </table:table-cell>
          <table:table-cell office:value-type="string" calcext:value-type="string">
            <text:p>24.75,25.25,25.25,25.50,25.50,26.75,25.00,24.00,24.75,25.75,25.25,25.25,25.75,26.75,25.75,24.50</text:p>
          </table:table-cell>
          <table:table-cell office:value-type="string" calcext:value-type="string">
            <text:p>25.50,26.50,26.25,26.75,25.75,26.25,25.50,24.25,24.00,25.25,26.25,25.25,24.50,26.25,25.25,24.00</text:p>
          </table:table-cell>
          <table:table-cell office:value-type="string" calcext:value-type="string">
            <text:p>24.75,25.00,25.50,24.75,24.50,25.25,24.75,24.25,24.25,25.25,24.25,24.25,24.00,24.25,24.00,24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25,26.50,26.75,26.75,26.75,26.75,26.75,26.50,25.50,25.75,26.00,26.00,26.50,26.50,25.25,26.00</text:p>
          </table:table-cell>
          <table:table-cell office:value-type="string" calcext:value-type="string">
            <text:p>24.75,24.75,25.25,25.50,25.00,26.75,25.25,24.75,24.50,25.25,25.00,25.00,25.50,27.00,25.50,25.25</text:p>
          </table:table-cell>
          <table:table-cell office:value-type="string" calcext:value-type="string">
            <text:p>24.75,24.50,25.00,25.00,24.75,26.00,25.00,24.00,24.00,24.00,24.50,24.75,24.50,26.75,25.00,24.25</text:p>
          </table:table-cell>
          <table:table-cell office:value-type="string" calcext:value-type="string">
            <text:p>24.75,24.75,25.00,24.75,24.00,25.00,24.75,24.00,24.50,24.25,24.75,24.25,23.75,24.00,24.00,24.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50,25.75,26.25,26.00,26.00,26.50,25.00,25.00,25.00,25.00,25.75,25.25,25.75,25.50,25.00,24.75</text:p>
          </table:table-cell>
          <table:table-cell office:value-type="string" calcext:value-type="string">
            <text:p>25.25,24.75,24.50,24.75,24.50,24.75,24.50,23.50,25.00,24.75,23.75,23.75,23.75,25.00,24.25,23.50</text:p>
          </table:table-cell>
          <table:table-cell office:value-type="string" calcext:value-type="string">
            <text:p>27.00,24.25,24.00,24.00,24.00,23.75,24.00,23.75,24.50,23.50,23.75,23.75,24.00,23.75,23.75,24.00</text:p>
          </table:table-cell>
          <table:table-cell office:value-type="string" calcext:value-type="string">
            <text:p>24.50,24.25,24.25,24.00,23.25,23.75,24.25,24.25,24.25,23.75,24.00,23.75,23.50,23.50,23.75,24.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50,26.25,26.25,26.25,26.00,26.50,25.50,26.00,25.25,25.50,25.75,25.75,26.00,25.75,25.25,25.50</text:p>
          </table:table-cell>
          <table:table-cell office:value-type="string" calcext:value-type="string">
            <text:p>24.75,25.25,24.75,25.00,24.50,24.75,24.75,24.50,24.50,24.25,24.50,24.00,24.75,25.00,24.25,23.50</text:p>
          </table:table-cell>
          <table:table-cell office:value-type="string" calcext:value-type="string">
            <text:p>24.50,24.25,24.50,24.00,24.00,24.00,24.50,24.75,24.00,24.00,23.50,24.50,24.00,24.25,24.25,23.75</text:p>
          </table:table-cell>
          <table:table-cell office:value-type="string" calcext:value-type="string">
            <text:p>24.25,24.25,24.50,24.00,24.00,23.50,23.75,24.25,23.50,24.50,24.00,24.00,23.75,23.00,23.50,24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25,25.50,26.25,26.00,26.25,25.75,25.75,25.25,25.50,26.00,25.75,25.75,25.75,25.25,24.75,25.50</text:p>
          </table:table-cell>
          <table:table-cell office:value-type="string" calcext:value-type="string">
            <text:p>24.75,24.50,24.75,24.00,24.25,24.50,24.00,23.25,24.25,24.00,24.25,23.75,24.25,24.75,24.25,23.75</text:p>
          </table:table-cell>
          <table:table-cell office:value-type="string" calcext:value-type="string">
            <text:p>24.50,24.25,24.00,23.75,23.75,24.00,24.00,24.25,24.00,23.75,23.75,24.25,23.75,23.50,23.50,23.50</text:p>
          </table:table-cell>
          <table:table-cell office:value-type="string" calcext:value-type="string">
            <text:p>23.50,23.75,24.25,24.00,23.25,23.25,24.00,24.25,23.50,23.75,23.75,23.75,23.50,22.75,23.50,24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50,26.00,26.00,26.25,26.00,26.25,26.00,24.75,24.75,25.00,25.25,25.25,25.25,25.75,24.75,25.25</text:p>
          </table:table-cell>
          <table:table-cell office:value-type="string" calcext:value-type="string">
            <text:p>24.75,24.50,24.50,24.25,24.50,24.50,24.50,23.75,24.00,24.50,24.75,24.00,24.25,25.00,24.25,23.50</text:p>
          </table:table-cell>
          <table:table-cell office:value-type="string" calcext:value-type="string">
            <text:p>24.50,23.75,24.25,23.75,24.25,23.75,24.25,24.00,23.75,23.50,23.75,23.75,23.75,24.00,24.25,23.50</text:p>
          </table:table-cell>
          <table:table-cell office:value-type="string" calcext:value-type="string">
            <text:p>24.00,24.25,24.75,24.00,23.50,23.25,24.00,24.25,24.00,23.75,23.75,23.75,23.00,22.75,23.50,24.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50,25.50,25.75,25.50,25.75,26.00,25.75,25.00,24.50,25.25,25.00,25.25,24.75,24.75,24.75,24.25</text:p>
          </table:table-cell>
          <table:table-cell office:value-type="string" calcext:value-type="string">
            <text:p>24.50,24.50,24.25,23.75,23.50,23.50,24.50,24.00,23.75,24.00,23.50,23.50,23.75,24.50,23.75,23.50</text:p>
          </table:table-cell>
          <table:table-cell office:value-type="string" calcext:value-type="string">
            <text:p>24.00,23.25,24.25,22.75,23.25,23.25,23.75,23.25,23.25,23.25,23.25,23.75,23.50,23.50,23.50,22.75</text:p>
          </table:table-cell>
          <table:table-cell office:value-type="string" calcext:value-type="string">
            <text:p>23.50,24.00,23.75,23.25,22.75,22.75,24.00,23.75,23.25,23.25,23.00,23.75,23.25,22.75,23.50,24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00,25.75,25.50,25.75,25.75,26.25,25.75,25.00,25.25,25.25,25.00,26.00,25.50,25.50,24.25,25.50</text:p>
          </table:table-cell>
          <table:table-cell office:value-type="string" calcext:value-type="string">
            <text:p>24.75,24.25,24.50,24.25,24.25,24.00,24.50,23.75,23.75,24.25,24.00,24.00,23.75,24.75,24.00,23.50</text:p>
          </table:table-cell>
          <table:table-cell office:value-type="string" calcext:value-type="string">
            <text:p>23.75,23.75,24.00,23.75,23.25,24.00,23.25,23.50,23.50,23.25,23.50,23.75,23.25,23.75,23.50,23.50</text:p>
          </table:table-cell>
          <table:table-cell office:value-type="string" calcext:value-type="string">
            <text:p>23.50,23.50,24.00,23.75,23.75,23.25,23.50,24.25,23.50,23.00,23.75,23.50,23.00,23.00,23.75,23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25,27.75,27.00,26.50,25.75,25.00,24.75,24.00,27.50,27.00,27.00,26.50,25.75,25.25,24.25,24.50</text:p>
          </table:table-cell>
          <table:table-cell office:value-type="string" calcext:value-type="string">
            <text:p>27.25,26.50,26.00,26.25,26.00,24.75,24.50,24.00,26.75,25.75,25.50,27.25,25.75,25.00,24.50,24.00</text:p>
          </table:table-cell>
          <table:table-cell office:value-type="string" calcext:value-type="string">
            <text:p>26.50,25.50,25.75,26.25,25.50,24.75,24.25,23.50,26.75,26.00,25.00,25.50,24.50,25.00,24.25,23.50</text:p>
          </table:table-cell>
          <table:table-cell office:value-type="string" calcext:value-type="string">
            <text:p>25.75,26.00,25.50,24.75,25.00,24.25,24.25,24.00,25.25,25.00,24.75,24.75,24.25,24.50,24.00,24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25,27.75,27.75,27.00,26.75,25.00,25.25,24.50,28.25,27.75,27.00,26.50,26.00,25.75,24.75,24.75</text:p>
          </table:table-cell>
          <table:table-cell office:value-type="string" calcext:value-type="string">
            <text:p>28.00,27.00,26.25,26.75,26.50,25.50,24.75,24.75,27.00,26.00,26.00,27.50,26.25,25.50,24.75,24.75</text:p>
          </table:table-cell>
          <table:table-cell office:value-type="string" calcext:value-type="string">
            <text:p>27.25,26.50,26.00,26.25,26.00,25.00,25.00,24.50,27.00,26.50,25.50,25.75,25.25,25.25,24.50,23.75</text:p>
          </table:table-cell>
          <table:table-cell office:value-type="string" calcext:value-type="string">
            <text:p>26.00,26.25,25.50,25.25,25.00,24.50,24.50,24.50,25.50,25.50,25.50,25.75,25.25,24.50,24.75,24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25,27.75,27.25,26.75,26.00,24.50,25.00,24.25,27.50,27.25,27.25,26.00,25.25,25.00,24.25,24.50</text:p>
          </table:table-cell>
          <table:table-cell office:value-type="string" calcext:value-type="string">
            <text:p>27.50,26.25,25.50,26.25,25.75,24.75,24.50,24.25,26.50,26.25,25.75,27.50,26.00,24.75,24.50,23.25</text:p>
          </table:table-cell>
          <table:table-cell office:value-type="string" calcext:value-type="string">
            <text:p>26.75,25.50,25.25,25.75,25.00,24.25,24.75,23.50,27.00,26.25,25.00,25.25,25.25,24.50,24.00,23.50</text:p>
          </table:table-cell>
          <table:table-cell office:value-type="string" calcext:value-type="string">
            <text:p>25.75,25.25,25.50,24.75,24.75,23.75,24.00,24.00,25.00,25.00,25.00,24.75,24.75,24.25,24.25,24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00,28.00,27.50,26.75,26.00,25.00,24.75,24.75,27.50,27.75,27.25,26.50,25.75,25.00,24.25,24.50</text:p>
          </table:table-cell>
          <table:table-cell office:value-type="string" calcext:value-type="string">
            <text:p>28.00,26.50,26.00,26.50,25.25,25.00,25.00,24.50,27.00,25.75,25.75,27.00,25.75,25.25,24.25,24.00</text:p>
          </table:table-cell>
          <table:table-cell office:value-type="string" calcext:value-type="string">
            <text:p>26.75,25.75,25.75,26.25,25.50,24.75,24.25,24.50,26.50,26.00,25.25,25.25,24.75,24.75,24.25,23.50</text:p>
          </table:table-cell>
          <table:table-cell office:value-type="string" calcext:value-type="string">
            <text:p>25.75,25.75,25.25,24.75,24.50,24.25,24.50,24.00,25.25,25.50,25.00,24.75,24.50,24.50,24.25,24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25,28.00,27.50,27.00,26.50,25.00,25.00,24.25,27.75,28.00,27.25,26.50,25.75,25.25,24.25,25.00</text:p>
          </table:table-cell>
          <table:table-cell office:value-type="string" calcext:value-type="string">
            <text:p>27.50,26.75,26.00,26.50,25.50,25.00,24.25,24.50,27.00,26.00,25.75,27.50,25.75,25.00,24.25,23.75</text:p>
          </table:table-cell>
          <table:table-cell office:value-type="string" calcext:value-type="string">
            <text:p>26.50,25.75,25.75,26.75,25.25,25.00,24.50,24.50,27.00,26.00,25.00,25.25,25.00,24.50,24.00,23.75</text:p>
          </table:table-cell>
          <table:table-cell office:value-type="string" calcext:value-type="string">
            <text:p>25.75,26.00,25.50,25.50,25.25,24.75,24.50,24.25,25.25,25.75,25.50,25.00,24.25,24.25,24.50,24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50,27.50,27.50,27.25,27.00,25.25,25.50,25.25,28.00,27.50,27.25,26.75,26.25,25.50,24.75,25.25</text:p>
          </table:table-cell>
          <table:table-cell office:value-type="string" calcext:value-type="string">
            <text:p>28.00,27.00,26.25,26.75,26.25,25.50,25.00,24.75,27.00,26.50,25.75,27.25,26.25,25.25,24.75,24.00</text:p>
          </table:table-cell>
          <table:table-cell office:value-type="string" calcext:value-type="string">
            <text:p>27.50,26.25,25.75,26.75,26.25,25.00,24.75,24.75,26.75,25.75,25.00,25.25,25.50,25.25,24.25,24.25</text:p>
          </table:table-cell>
          <table:table-cell office:value-type="string" calcext:value-type="string">
            <text:p>26.00,26.25,25.75,25.25,25.00,24.75,25.00,24.75,25.50,25.25,25.50,25.25,24.75,24.50,25.25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00,27.75,28.00,26.75,26.00,25.25,25.25,24.25,27.75,27.50,27.00,26.25,25.75,25.25,24.25,24.00</text:p>
          </table:table-cell>
          <table:table-cell office:value-type="string" calcext:value-type="string">
            <text:p>27.75,26.50,25.75,26.25,25.75,24.75,24.25,24.00,26.75,25.75,25.75,26.75,27.00,25.25,24.25,24.25</text:p>
          </table:table-cell>
          <table:table-cell office:value-type="string" calcext:value-type="string">
            <text:p>27.25,25.50,25.75,26.00,25.75,24.50,24.25,24.00,26.25,26.25,25.00,24.50,25.00,24.50,24.00,23.50</text:p>
          </table:table-cell>
          <table:table-cell office:value-type="string" calcext:value-type="string">
            <text:p>25.50,25.50,25.25,25.00,24.50,24.25,24.50,24.25,25.00,25.25,25.25,25.25,24.25,23.50,23.75,24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00,27.50,27.50,27.25,26.25,25.50,25.00,24.25,28.00,28.25,27.50,26.50,25.75,25.50,24.50,24.50</text:p>
          </table:table-cell>
          <table:table-cell office:value-type="string" calcext:value-type="string">
            <text:p>27.25,26.25,26.25,26.25,25.75,24.75,24.50,24.25,26.75,26.75,26.25,27.25,26.00,25.25,24.50,24.50</text:p>
          </table:table-cell>
          <table:table-cell office:value-type="string" calcext:value-type="string">
            <text:p>27.50,26.75,26.00,27.50,25.75,25.00,24.25,23.75,26.25,26.50,25.50,25.50,25.00,24.75,23.50,23.75</text:p>
          </table:table-cell>
          <table:table-cell office:value-type="string" calcext:value-type="string">
            <text:p>25.50,26.00,25.25,25.25,24.75,24.50,24.75,24.25,24.75,25.50,25.25,24.25,24.75,24.00,24.50,24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7.75,27.25,27.00,26.75,26.25,24.50,24.75,23.75,28.00,27.75,27.25,26.25,25.50,25.00,24.00,24.50</text:p>
          </table:table-cell>
          <table:table-cell office:value-type="string" calcext:value-type="string">
            <text:p>27.25,26.25,25.75,26.25,25.25,24.50,24.50,23.75,26.75,26.50,26.50,26.50,26.00,24.75,24.00,23.50</text:p>
          </table:table-cell>
          <table:table-cell office:value-type="string" calcext:value-type="string">
            <text:p>26.50,25.75,25.50,26.25,25.50,24.50,23.75,24.00,26.25,26.50,25.25,25.25,24.50,24.75,23.75,23.50</text:p>
          </table:table-cell>
          <table:table-cell office:value-type="string" calcext:value-type="string">
            <text:p>25.25,25.25,25.50,24.75,24.50,24.00,24.25,24.00,24.75,25.00,24.75,25.50,24.25,24.00,24.00,24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00,27.75,27.00,26.50,26.25,25.00,25.00,24.75,27.25,27.50,26.50,26.25,25.75,25.00,24.00,24.00</text:p>
          </table:table-cell>
          <table:table-cell office:value-type="string" calcext:value-type="string">
            <text:p>27.00,26.25,25.75,26.00,25.50,24.75,24.75,24.00,26.50,26.50,26.00,26.00,26.00,25.00,24.00,24.00</text:p>
          </table:table-cell>
          <table:table-cell office:value-type="string" calcext:value-type="string">
            <text:p>27.00,26.00,26.00,26.25,25.50,24.50,24.25,24.25,25.25,26.00,25.50,25.25,24.75,24.75,23.75,24.00</text:p>
          </table:table-cell>
          <table:table-cell office:value-type="string" calcext:value-type="string">
            <text:p>25.00,25.50,25.75,25.00,24.75,24.50,24.50,24.75,25.00,25.00,25.00,25.00,24.75,24.25,24.25,24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75,28.00,27.75,27.25,26.50,24.50,25.25,24.50,27.75,27.50,27.00,26.25,25.75,25.50,24.75,24.25</text:p>
          </table:table-cell>
          <table:table-cell office:value-type="string" calcext:value-type="string">
            <text:p>27.25,26.25,26.00,26.00,25.75,25.00,24.50,24.50,27.00,26.25,26.50,26.50,27.25,25.50,24.75,24.75</text:p>
          </table:table-cell>
          <table:table-cell office:value-type="string" calcext:value-type="string">
            <text:p>27.00,26.00,26.00,27.00,25.50,24.75,24.50,24.00,26.75,26.75,25.25,25.25,24.75,25.00,24.50,23.50</text:p>
          </table:table-cell>
          <table:table-cell office:value-type="string" calcext:value-type="string">
            <text:p>25.75,26.00,25.50,24.75,25.00,24.75,24.50,24.25,25.00,25.25,25.25,25.00,24.50,24.50,23.75,24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00,27.50,27.25,26.75,25.75,24.75,24.75,24.50,27.25,27.50,26.75,26.25,25.00,25.25,24.50,25.00</text:p>
          </table:table-cell>
          <table:table-cell office:value-type="string" calcext:value-type="string">
            <text:p>26.75,26.25,25.50,26.25,25.50,24.25,24.50,24.00,26.00,25.75,26.00,26.00,26.50,25.00,24.25,24.25</text:p>
          </table:table-cell>
          <table:table-cell office:value-type="string" calcext:value-type="string">
            <text:p>26.50,25.00,25.25,26.50,25.25,24.00,24.25,24.00,25.00,26.00,25.00,24.75,24.25,24.50,24.25,23.50</text:p>
          </table:table-cell>
          <table:table-cell office:value-type="string" calcext:value-type="string">
            <text:p>25.50,25.25,25.00,24.50,24.50,23.75,24.25,24.25,25.00,25.25,25.00,24.25,24.00,24.00,24.25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7.25,27.75,26.50,26.25,25.50,24.00,24.00,24.00,27.50,27.25,26.00,25.75,24.75,24.50,23.75,24.25</text:p>
          </table:table-cell>
          <table:table-cell office:value-type="string" calcext:value-type="string">
            <text:p>27.00,25.50,24.75,25.50,24.75,24.25,24.00,23.50,25.75,25.75,25.50,26.00,25.75,24.25,24.00,23.50</text:p>
          </table:table-cell>
          <table:table-cell office:value-type="string" calcext:value-type="string">
            <text:p>26.25,25.50,25.00,25.75,24.25,24.00,23.50,23.25,25.50,26.25,24.50,24.25,24.00,24.25,23.25,23.25</text:p>
          </table:table-cell>
          <table:table-cell office:value-type="string" calcext:value-type="string">
            <text:p>25.25,25.00,25.25,24.50,24.00,23.75,23.75,23.50,24.50,24.50,24.50,24.75,24.00,23.25,24.50,24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00,28.00,27.50,27.50,26.50,24.25,25.00,24.50,27.75,27.50,27.00,26.50,26.00,25.25,24.75,24.50</text:p>
          </table:table-cell>
          <table:table-cell office:value-type="string" calcext:value-type="string">
            <text:p>27.25,26.50,26.00,26.75,26.25,24.75,25.00,24.25,26.75,26.00,26.25,26.50,26.75,25.75,24.75,24.50</text:p>
          </table:table-cell>
          <table:table-cell office:value-type="string" calcext:value-type="string">
            <text:p>26.50,25.75,25.50,26.25,25.25,25.00,24.50,24.25,26.25,27.00,25.50,25.25,24.75,24.75,23.75,24.00</text:p>
          </table:table-cell>
          <table:table-cell office:value-type="string" calcext:value-type="string">
            <text:p>25.50,26.25,25.50,25.00,24.75,24.50,24.00,23.75,24.75,25.50,24.75,24.75,24.00,24.25,24.50,24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7.25,27.75,26.75,26.50,25.75,24.75,23.75,23.50,27.25,27.25,26.50,25.50,25.00,24.50,23.75,23.75</text:p>
          </table:table-cell>
          <table:table-cell office:value-type="string" calcext:value-type="string">
            <text:p>27.00,25.75,25.50,25.50,25.00,24.00,24.00,23.75,26.50,25.75,25.50,26.00,25.50,24.50,24.00,23.50</text:p>
          </table:table-cell>
          <table:table-cell office:value-type="string" calcext:value-type="string">
            <text:p>26.25,25.75,25.00,26.00,24.50,24.25,24.00,23.75,26.25,25.25,24.50,24.50,24.00,24.25,23.00,24.00</text:p>
          </table:table-cell>
          <table:table-cell office:value-type="string" calcext:value-type="string">
            <text:p>25.50,26.50,24.75,24.50,24.25,23.75,24.75,23.50,25.00,24.75,24.75,23.75,23.75,24.00,23.75,24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25,27.25,27.50,27.00,26.50,25.00,24.50,24.25,27.75,28.00,27.25,26.25,25.50,25.25,24.75,25.00</text:p>
          </table:table-cell>
          <table:table-cell office:value-type="string" calcext:value-type="string">
            <text:p>28.00,26.50,26.00,26.25,25.50,24.75,25.00,24.50,27.00,25.75,26.50,27.50,26.50,25.00,24.50,24.50</text:p>
          </table:table-cell>
          <table:table-cell office:value-type="string" calcext:value-type="string">
            <text:p>26.75,25.75,25.75,27.00,26.00,24.75,24.25,24.00,26.50,27.00,25.00,25.75,25.25,25.00,24.00,23.50</text:p>
          </table:table-cell>
          <table:table-cell office:value-type="string" calcext:value-type="string">
            <text:p>26.00,26.75,25.25,25.25,24.75,24.50,24.50,24.50,25.00,25.25,25.00,24.75,24.50,24.25,24.50,24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00,27.75,27.25,27.00,26.00,25.50,25.25,24.50,28.00,27.25,27.00,26.50,25.75,24.75,24.50,25.00</text:p>
          </table:table-cell>
          <table:table-cell office:value-type="string" calcext:value-type="string">
            <text:p>27.50,26.50,26.00,26.00,25.75,25.00,24.75,24.00,26.50,26.25,26.25,27.00,26.50,25.00,24.50,24.00</text:p>
          </table:table-cell>
          <table:table-cell office:value-type="string" calcext:value-type="string">
            <text:p>26.75,25.50,26.00,26.75,25.50,25.25,24.25,24.25,26.75,27.00,25.00,25.00,24.75,24.50,24.00,23.50</text:p>
          </table:table-cell>
          <table:table-cell office:value-type="string" calcext:value-type="string">
            <text:p>25.75,26.25,25.50,25.00,24.75,24.50,24.25,24.50,24.75,25.25,25.25,25.00,24.00,24.25,24.50,24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50,28.25,27.75,27.00,26.75,25.25,25.50,24.25,28.00,27.75,27.25,27.00,25.75,25.50,24.75,25.00</text:p>
          </table:table-cell>
          <table:table-cell office:value-type="string" calcext:value-type="string">
            <text:p>27.75,27.00,26.00,27.25,26.25,25.00,24.75,24.75,27.00,26.25,26.50,27.25,27.50,25.75,24.75,24.75</text:p>
          </table:table-cell>
          <table:table-cell office:value-type="string" calcext:value-type="string">
            <text:p>26.75,26.00,26.00,27.25,26.50,25.00,24.75,24.00,26.50,26.75,25.25,25.75,25.00,25.25,24.50,24.00</text:p>
          </table:table-cell>
          <table:table-cell office:value-type="string" calcext:value-type="string">
            <text:p>26.00,26.50,26.25,25.25,25.25,24.75,24.75,24.50,25.50,25.75,25.50,25.50,25.25,25.25,24.50,24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25,28.00,27.50,27.00,26.75,25.75,25.00,24.25,28.00,27.75,27.50,27.00,25.50,25.75,24.00,25.00</text:p>
          </table:table-cell>
          <table:table-cell office:value-type="string" calcext:value-type="string">
            <text:p>27.50,26.25,25.75,26.75,26.50,25.25,24.75,24.75,27.00,26.00,26.25,26.75,27.00,25.25,24.50,23.75</text:p>
          </table:table-cell>
          <table:table-cell office:value-type="string" calcext:value-type="string">
            <text:p>26.75,25.75,26.00,27.00,25.75,25.25,24.50,24.50,27.00,26.75,25.50,25.75,25.25,24.25,24.00,23.75</text:p>
          </table:table-cell>
          <table:table-cell office:value-type="string" calcext:value-type="string">
            <text:p>26.00,26.75,25.75,25.50,25.00,24.25,25.00,24.25,25.25,25.25,25.25,25.75,24.75,24.25,24.25,24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00,27.75,27.50,27.25,26.25,25.25,25.25,25.00,27.50,27.50,26.75,26.50,26.00,25.00,24.50,24.75</text:p>
          </table:table-cell>
          <table:table-cell office:value-type="string" calcext:value-type="string">
            <text:p>27.25,26.50,25.75,25.75,26.25,24.75,25.00,24.25,26.75,26.00,26.25,27.00,27.00,25.50,24.00,24.75</text:p>
          </table:table-cell>
          <table:table-cell office:value-type="string" calcext:value-type="string">
            <text:p>26.75,25.75,25.50,26.75,25.00,24.75,24.25,24.00,26.50,26.75,25.25,25.25,24.50,24.50,24.25,24.00</text:p>
          </table:table-cell>
          <table:table-cell office:value-type="string" calcext:value-type="string">
            <text:p>25.75,26.00,25.50,25.00,24.75,25.00,24.50,24.25,24.75,25.75,25.00,24.75,24.75,24.50,24.75,24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8.25,27.75,27.00,27.00,26.00,24.75,24.75,24.75,28.00,27.75,27.00,26.00,25.25,25.00,24.25,25.00</text:p>
          </table:table-cell>
          <table:table-cell office:value-type="string" calcext:value-type="string">
            <text:p>27.75,26.75,26.00,26.25,24.75,24.25,24.75,24.50,26.75,26.00,25.75,26.25,25.00,25.25,24.50,24.50</text:p>
          </table:table-cell>
          <table:table-cell office:value-type="string" calcext:value-type="string">
            <text:p>27.00,25.75,26.00,26.25,24.75,24.75,23.75,24.25,26.50,27.00,25.75,25.00,24.50,24.75,24.25,24.00</text:p>
          </table:table-cell>
          <table:table-cell office:value-type="string" calcext:value-type="string">
            <text:p>26.25,26.00,25.50,24.75,24.75,24.50,24.50,24.25,25.00,25.75,25.25,25.25,24.75,24.50,24.75,24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7.50,27.75,27.00,27.25,26.25,24.25,24.50,24.25,27.50,27.25,26.75,26.00,24.75,24.75,23.75,24.00</text:p>
          </table:table-cell>
          <table:table-cell office:value-type="string" calcext:value-type="string">
            <text:p>26.75,26.25,25.00,25.00,24.50,24.00,24.50,24.25,27.00,25.75,25.00,26.00,24.50,24.25,24.25,23.75</text:p>
          </table:table-cell>
          <table:table-cell office:value-type="string" calcext:value-type="string">
            <text:p>26.50,25.50,25.00,25.75,24.75,24.00,23.75,23.75,26.50,26.25,24.50,24.75,24.25,24.25,23.50,23.75</text:p>
          </table:table-cell>
          <table:table-cell office:value-type="string" calcext:value-type="string">
            <text:p>25.00,26.00,25.25,24.25,24.50,23.75,24.50,24.00,25.25,25.25,24.50,25.00,24.00,24.25,24.00,24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00,27.75,27.00,26.75,26.00,25.00,25.50,24.75,27.50,27.50,26.75,26.00,25.25,25.25,24.25,24.75</text:p>
          </table:table-cell>
          <table:table-cell office:value-type="string" calcext:value-type="string">
            <text:p>27.50,26.50,25.50,25.50,25.00,24.50,24.50,24.25,26.75,26.25,25.25,26.25,24.50,25.00,24.50,24.50</text:p>
          </table:table-cell>
          <table:table-cell office:value-type="string" calcext:value-type="string">
            <text:p>26.75,26.00,25.00,25.75,25.50,24.50,24.50,24.00,26.75,27.25,25.50,25.00,24.75,24.25,24.50,24.00</text:p>
          </table:table-cell>
          <table:table-cell office:value-type="string" calcext:value-type="string">
            <text:p>26.00,25.75,25.25,24.75,24.75,24.25,24.50,24.25,25.75,25.50,25.50,25.00,24.50,24.75,24.50,24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7.50,26.75,26.75,25.25,24.25,24.50,24.00,27.25,27.00,26.50,25.75,24.50,24.25,23.50,24.25</text:p>
          </table:table-cell>
          <table:table-cell office:value-type="string" calcext:value-type="string">
            <text:p>27.00,26.00,25.25,25.00,24.00,24.25,24.25,24.25,26.50,25.50,24.75,25.50,24.25,24.50,23.75,23.50</text:p>
          </table:table-cell>
          <table:table-cell office:value-type="string" calcext:value-type="string">
            <text:p>26.75,25.50,25.25,25.50,24.25,24.00,23.75,23.75,26.00,27.00,24.75,24.50,24.25,23.75,23.25,23.25</text:p>
          </table:table-cell>
          <table:table-cell office:value-type="string" calcext:value-type="string">
            <text:p>26.00,25.50,25.25,24.25,24.25,24.25,24.00,24.00,24.25,24.75,24.50,24.50,24.25,24.00,24.00,24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7.00,26.75,26.50,25.25,25.00,24.50,23.75,27.25,26.50,26.50,26.00,25.00,24.75,23.75,24.25</text:p>
          </table:table-cell>
          <table:table-cell office:value-type="string" calcext:value-type="string">
            <text:p>26.75,26.00,25.00,25.25,24.25,24.25,24.25,23.50,26.75,25.75,25.25,25.25,24.50,24.25,24.00,23.50</text:p>
          </table:table-cell>
          <table:table-cell office:value-type="string" calcext:value-type="string">
            <text:p>27.00,25.25,25.25,25.75,24.25,24.00,23.75,23.75,26.00,25.75,25.50,24.50,24.00,24.25,23.50,23.25</text:p>
          </table:table-cell>
          <table:table-cell office:value-type="string" calcext:value-type="string">
            <text:p>25.75,25.00,25.00,24.50,24.00,24.00,24.00,24.00,24.50,25.25,25.00,25.00,24.25,24.25,24.25,24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25,27.50,26.75,26.75,26.00,24.75,24.25,24.25,27.25,27.25,26.50,25.50,25.00,25.00,24.25,24.50</text:p>
          </table:table-cell>
          <table:table-cell office:value-type="string" calcext:value-type="string">
            <text:p>27.25,26.25,25.00,25.25,24.50,24.25,24.25,23.75,26.75,25.25,25.00,25.25,24.50,24.75,24.00,24.00</text:p>
          </table:table-cell>
          <table:table-cell office:value-type="string" calcext:value-type="string">
            <text:p>26.75,25.50,25.25,25.75,24.25,23.75,23.50,24.50,26.50,26.50,25.00,24.75,24.25,24.25,23.50,23.75</text:p>
          </table:table-cell>
          <table:table-cell office:value-type="string" calcext:value-type="string">
            <text:p>25.25,25.75,24.75,24.75,24.25,23.75,24.50,24.25,24.00,25.25,25.00,24.25,24.25,24.50,24.25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7.50,26.75,26.50,25.25,24.50,23.75,24.00,27.00,27.00,26.25,25.75,25.50,24.75,24.00,24.25</text:p>
          </table:table-cell>
          <table:table-cell office:value-type="string" calcext:value-type="string">
            <text:p>27.00,26.00,25.00,25.25,24.50,24.25,24.25,23.75,26.25,25.75,25.25,25.50,24.25,24.50,24.00,23.75</text:p>
          </table:table-cell>
          <table:table-cell office:value-type="string" calcext:value-type="string">
            <text:p>26.75,26.25,25.75,26.00,24.50,23.75,24.00,23.75,26.00,26.25,25.00,24.75,24.25,24.25,24.00,23.25</text:p>
          </table:table-cell>
          <table:table-cell office:value-type="string" calcext:value-type="string">
            <text:p>25.50,25.00,25.50,24.75,24.25,24.25,24.00,24.00,24.75,25.00,25.00,24.25,24.00,23.50,24.25,24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50,27.50,27.00,26.50,26.50,25.25,25.50,24.75,27.75,27.75,27.00,26.25,25.75,25.50,25.25,25.50</text:p>
          </table:table-cell>
          <table:table-cell office:value-type="string" calcext:value-type="string">
            <text:p>27.50,26.25,25.50,25.50,25.00,26.00,26.25,24.75,26.50,25.50,25.50,26.25,24.75,25.25,25.50,25.50</text:p>
          </table:table-cell>
          <table:table-cell office:value-type="string" calcext:value-type="string">
            <text:p>26.25,25.75,25.75,25.75,25.00,24.00,24.50,26.00,25.50,25.75,24.50,25.00,25.00,24.75,24.00,23.25</text:p>
          </table:table-cell>
          <table:table-cell office:value-type="string" calcext:value-type="string">
            <text:p>25.75,25.75,25.50,24.75,24.75,24.50,24.75,24.25,25.00,25.50,25.75,25.00,25.00,24.75,24.75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50,27.50,27.00,26.25,25.75,24.75,24.75,24.50,27.50,27.50,26.25,25.75,26.00,24.75,24.00,24.75</text:p>
          </table:table-cell>
          <table:table-cell office:value-type="string" calcext:value-type="string">
            <text:p>27.25,26.25,25.50,25.75,24.25,24.75,25.00,24.50,26.75,26.25,25.25,26.00,24.75,24.50,23.75,24.25</text:p>
          </table:table-cell>
          <table:table-cell office:value-type="string" calcext:value-type="string">
            <text:p>27.00,26.75,25.75,25.75,24.75,24.00,24.25,24.50,26.75,26.50,25.25,25.25,24.75,24.50,24.25,23.75</text:p>
          </table:table-cell>
          <table:table-cell office:value-type="string" calcext:value-type="string">
            <text:p>27.00,26.25,25.50,25.00,24.75,24.50,24.50,24.50,25.00,25.25,25.25,25.00,24.25,24.00,24.25,24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50,27.75,27.00,26.75,25.75,25.00,25.25,23.75,27.50,28.00,27.25,26.00,26.00,25.25,24.50,24.75</text:p>
          </table:table-cell>
          <table:table-cell office:value-type="string" calcext:value-type="string">
            <text:p>27.75,26.75,26.00,26.25,25.00,24.75,25.00,24.50,27.25,26.75,26.50,26.50,24.75,25.00,24.25,24.75</text:p>
          </table:table-cell>
          <table:table-cell office:value-type="string" calcext:value-type="string">
            <text:p>27.50,27.50,27.75,26.50,25.00,24.75,24.75,23.75,25.75,26.50,26.00,25.25,24.75,24.50,24.00,24.25</text:p>
          </table:table-cell>
          <table:table-cell office:value-type="string" calcext:value-type="string">
            <text:p>25.50,25.50,25.50,24.75,24.75,24.50,25.00,24.25,25.25,25.75,25.25,25.00,25.00,24.50,25.00,24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50,27.50,27.75,27.00,26.25,25.00,25.25,24.50,27.75,27.50,26.75,26.00,25.75,25.00,24.25,24.25</text:p>
          </table:table-cell>
          <table:table-cell office:value-type="string" calcext:value-type="string">
            <text:p>27.75,26.75,26.25,25.75,24.75,24.25,24.50,24.25,27.50,26.75,25.75,26.25,25.00,25.00,24.75,24.50</text:p>
          </table:table-cell>
          <table:table-cell office:value-type="string" calcext:value-type="string">
            <text:p>27.50,27.00,27.50,26.75,25.25,24.50,24.25,24.25,26.00,26.00,25.50,25.25,25.00,25.00,24.25,24.25</text:p>
          </table:table-cell>
          <table:table-cell office:value-type="string" calcext:value-type="string">
            <text:p>26.00,25.50,25.75,25.00,24.75,24.25,24.75,24.50,25.25,25.25,25.50,25.50,25.00,24.25,25.25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50,27.50,27.50,27.25,26.75,25.50,24.25,24.75,27.75,27.75,27.00,26.25,26.25,25.25,25.25,25.25</text:p>
          </table:table-cell>
          <table:table-cell office:value-type="string" calcext:value-type="string">
            <text:p>28.50,27.25,26.00,25.75,25.00,25.00,24.75,24.50,27.50,27.25,26.50,25.75,25.25,25.25,25.00,24.75</text:p>
          </table:table-cell>
          <table:table-cell office:value-type="string" calcext:value-type="string">
            <text:p>28.50,27.25,27.00,27.00,25.50,24.75,24.75,25.00,27.00,27.25,26.25,26.00,25.25,25.00,24.25,24.50</text:p>
          </table:table-cell>
          <table:table-cell office:value-type="string" calcext:value-type="string">
            <text:p>26.00,26.25,26.00,25.75,25.25,24.00,25.00,24.75,25.75,25.50,25.75,25.75,25.00,24.75,25.00,26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.00,29.25,28.25,27.75,27.00,25.75,25.75,25.00,28.50,29.00,28.25,27.25,26.50,26.25,25.25,25.00</text:p>
          </table:table-cell>
          <table:table-cell office:value-type="string" calcext:value-type="string">
            <text:p>29.00,28.75,28.50,27.00,26.00,26.00,25.75,24.75,28.75,28.25,28.50,27.25,25.75,26.25,25.25,25.50</text:p>
          </table:table-cell>
          <table:table-cell office:value-type="string" calcext:value-type="string">
            <text:p>28.50,28.25,29.00,27.25,26.00,25.75,25.25,25.00,26.75,27.75,29.00,26.75,25.50,25.50,25.00,25.00</text:p>
          </table:table-cell>
          <table:table-cell office:value-type="string" calcext:value-type="string">
            <text:p>26.75,26.75,27.00,26.25,25.75,25.75,25.25,25.25,26.50,26.25,26.50,26.50,25.25,25.75,25.25,25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25,28.50,27.75,27.00,26.50,25.00,25.00,24.50,28.25,27.75,27.25,26.25,26.00,25.50,24.75,24.75</text:p>
          </table:table-cell>
          <table:table-cell office:value-type="string" calcext:value-type="string">
            <text:p>27.75,27.00,26.00,25.75,24.75,25.00,25.25,24.50,27.50,27.25,26.75,25.50,24.50,25.25,24.75,24.75</text:p>
          </table:table-cell>
          <table:table-cell office:value-type="string" calcext:value-type="string">
            <text:p>27.25,27.25,27.00,25.25,24.75,24.75,24.50,24.50,26.75,26.75,26.00,25.25,24.75,25.00,24.00,23.75</text:p>
          </table:table-cell>
          <table:table-cell office:value-type="string" calcext:value-type="string">
            <text:p>26.75,26.00,26.00,25.25,25.25,24.50,24.50,25.00,25.75,26.50,25.25,25.25,25.25,24.50,25.00,25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50,28.25,27.75,27.00,26.50,25.00,25.50,24.25,28.00,28.00,27.25,26.75,25.50,25.00,24.75,24.75</text:p>
          </table:table-cell>
          <table:table-cell office:value-type="string" calcext:value-type="string">
            <text:p>27.75,27.50,26.25,25.75,25.00,24.75,24.75,24.75,26.25,26.25,26.50,26.25,25.00,24.75,24.50,24.50</text:p>
          </table:table-cell>
          <table:table-cell office:value-type="string" calcext:value-type="string">
            <text:p>27.50,26.75,26.50,26.50,25.00,24.75,24.50,24.25,27.50,26.25,25.25,27.25,24.75,24.75,24.00,24.00</text:p>
          </table:table-cell>
          <table:table-cell office:value-type="string" calcext:value-type="string">
            <text:p>27.25,26.50,25.75,25.75,24.75,24.25,24.75,24.25,25.75,26.00,25.50,25.75,25.00,25.00,24.50,25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25,28.25,28.00,27.75,27.00,26.00,26.00,26.00,28.25,28.50,28.25,27.25,26.75,26.75,26.00,27.75</text:p>
          </table:table-cell>
          <table:table-cell office:value-type="string" calcext:value-type="string">
            <text:p>28.00,27.00,27.50,27.00,26.50,27.00,27.25,26.50,26.75,26.50,26.25,27.25,26.75,27.25,27.25,26.75</text:p>
          </table:table-cell>
          <table:table-cell office:value-type="string" calcext:value-type="string">
            <text:p>28.00,26.75,26.25,26.00,26.50,27.00,27.25,27.25,27.50,27.00,25.50,25.75,25.50,26.00,27.25,27.50</text:p>
          </table:table-cell>
          <table:table-cell office:value-type="string" calcext:value-type="string">
            <text:p>27.50,26.50,25.75,25.50,25.25,25.00,25.50,26.50,25.25,26.00,25.75,25.25,25.50,25.00,25.00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.00,28.50,27.75,27.25,26.75,25.50,25.25,25.25,28.25,28.00,27.75,26.25,26.25,25.25,24.50,24.75</text:p>
          </table:table-cell>
          <table:table-cell office:value-type="string" calcext:value-type="string">
            <text:p>28.00,27.00,27.00,26.00,25.75,25.00,25.25,24.75,26.75,26.75,27.00,26.50,25.00,25.50,25.00,24.50</text:p>
          </table:table-cell>
          <table:table-cell office:value-type="string" calcext:value-type="string">
            <text:p>27.25,26.50,26.50,26.75,25.00,25.00,24.50,24.50,26.50,26.50,25.50,25.75,25.00,24.50,24.25,24.25</text:p>
          </table:table-cell>
          <table:table-cell office:value-type="string" calcext:value-type="string">
            <text:p>27.50,26.00,25.50,25.25,25.25,24.75,25.25,24.50,25.75,26.00,25.75,25.25,25.00,25.00,24.50,24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25,28.00,27.75,27.50,26.00,25.25,25.00,24.50,28.00,28.00,27.50,26.00,25.50,25.25,24.50,24.75</text:p>
          </table:table-cell>
          <table:table-cell office:value-type="string" calcext:value-type="string">
            <text:p>27.50,27.00,26.50,26.00,25.25,24.25,24.75,24.50,26.50,25.75,26.25,25.50,25.00,24.75,24.75,24.25</text:p>
          </table:table-cell>
          <table:table-cell office:value-type="string" calcext:value-type="string">
            <text:p>26.50,26.75,25.75,24.75,24.50,24.75,24.50,24.00,26.50,26.50,25.00,25.00,25.25,25.00,24.00,24.00</text:p>
          </table:table-cell>
          <table:table-cell office:value-type="string" calcext:value-type="string">
            <text:p>27.00,25.75,25.75,25.25,25.00,24.25,24.50,24.50,25.50,25.50,25.50,25.00,24.50,24.75,24.75,24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50,28.25,27.75,27.00,26.50,24.75,25.00,24.75,28.25,28.25,27.50,26.25,26.00,25.25,24.25,25.25</text:p>
          </table:table-cell>
          <table:table-cell office:value-type="string" calcext:value-type="string">
            <text:p>28.00,27.00,26.75,26.50,25.25,25.25,25.00,24.75,26.00,26.50,26.75,26.00,25.00,25.25,24.75,24.50</text:p>
          </table:table-cell>
          <table:table-cell office:value-type="string" calcext:value-type="string">
            <text:p>27.00,26.50,25.75,25.25,25.00,25.00,24.50,24.25,27.50,26.25,25.25,25.25,24.75,25.00,24.50,24.00</text:p>
          </table:table-cell>
          <table:table-cell office:value-type="string" calcext:value-type="string">
            <text:p>27.25,26.25,25.25,25.00,24.75,24.50,25.25,24.75,25.75,26.25,25.50,25.50,25.25,24.75,25.00,25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50,28.00,27.75,27.25,26.50,25.75,25.50,25.00,28.00,27.75,27.50,27.00,25.50,25.75,25.25,25.00</text:p>
          </table:table-cell>
          <table:table-cell office:value-type="string" calcext:value-type="string">
            <text:p>28.25,27.25,27.00,26.50,25.50,25.25,25.25,25.00,26.50,26.25,26.50,26.00,25.00,25.00,24.75,24.75</text:p>
          </table:table-cell>
          <table:table-cell office:value-type="string" calcext:value-type="string">
            <text:p>27.25,27.25,25.75,25.25,25.25,25.00,25.00,24.75,27.75,26.25,25.50,25.75,25.00,25.00,24.75,24.50</text:p>
          </table:table-cell>
          <table:table-cell office:value-type="string" calcext:value-type="string">
            <text:p>27.25,26.25,26.00,25.50,25.00,24.75,24.50,25.25,25.50,25.50,25.75,26.00,25.00,24.50,25.25,25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00,28.25,27.50,26.75,26.50,25.25,25.50,24.50,27.50,28.00,27.00,26.00,25.50,25.00,24.75,25.00</text:p>
          </table:table-cell>
          <table:table-cell office:value-type="string" calcext:value-type="string">
            <text:p>27.75,26.75,26.75,26.50,24.75,24.75,24.75,24.25,26.50,26.00,26.25,25.50,25.25,25.00,24.75,24.75</text:p>
          </table:table-cell>
          <table:table-cell office:value-type="string" calcext:value-type="string">
            <text:p>26.75,26.75,26.00,24.75,24.50,24.50,24.50,24.75,27.25,25.25,24.75,24.50,24.75,25.00,25.00,24.50</text:p>
          </table:table-cell>
          <table:table-cell office:value-type="string" calcext:value-type="string">
            <text:p>27.00,26.00,25.50,25.25,25.00,24.75,24.50,24.25,25.00,25.75,25.50,25.00,24.75,24.25,25.50,25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25,28.50,27.75,27.00,26.25,25.50,25.50,24.50,28.25,28.25,28.00,26.75,26.25,25.25,24.75,25.25</text:p>
          </table:table-cell>
          <table:table-cell office:value-type="string" calcext:value-type="string">
            <text:p>28.25,27.25,27.25,26.25,25.00,25.50,25.00,25.00,27.25,27.00,26.50,26.25,25.50,25.25,24.75,25.25</text:p>
          </table:table-cell>
          <table:table-cell office:value-type="string" calcext:value-type="string">
            <text:p>28.00,27.00,26.50,25.75,25.00,25.50,25.00,24.25,27.50,26.25,25.25,25.50,25.25,25.25,24.75,25.00</text:p>
          </table:table-cell>
          <table:table-cell office:value-type="string" calcext:value-type="string">
            <text:p>27.25,27.50,26.25,25.75,25.25,25.00,25.00,25.25,25.75,26.00,25.75,25.50,25.25,24.50,25.25,25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75,28.25,28.00,27.50,26.50,25.00,25.50,24.75,28.00,28.25,27.75,26.75,26.00,25.25,24.50,25.00</text:p>
          </table:table-cell>
          <table:table-cell office:value-type="string" calcext:value-type="string">
            <text:p>28.25,27.50,27.25,26.25,25.75,25.00,25.00,24.75,27.75,27.00,26.50,26.25,25.25,25.50,25.25,24.75</text:p>
          </table:table-cell>
          <table:table-cell office:value-type="string" calcext:value-type="string">
            <text:p>27.75,26.75,26.00,25.50,25.50,25.00,24.50,24.75,27.50,27.00,25.25,25.50,25.25,25.25,24.50,23.75</text:p>
          </table:table-cell>
          <table:table-cell office:value-type="string" calcext:value-type="string">
            <text:p>27.00,26.75,26.25,25.75,25.25,25.00,25.25,24.50,26.00,26.00,26.00,25.75,25.25,24.50,25.00,24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50,28.25,27.75,27.75,26.50,25.50,25.75,24.75,28.00,28.00,27.75,26.25,25.75,25.75,24.75,25.25</text:p>
          </table:table-cell>
          <table:table-cell office:value-type="string" calcext:value-type="string">
            <text:p>28.00,27.00,27.00,26.50,25.00,24.75,25.00,24.00,27.00,26.75,26.25,26.00,24.50,25.25,24.75,24.25</text:p>
          </table:table-cell>
          <table:table-cell office:value-type="string" calcext:value-type="string">
            <text:p>28.00,26.50,26.00,25.75,25.25,24.75,24.50,24.50,27.00,25.75,25.50,25.50,25.00,25.00,24.25,24.00</text:p>
          </table:table-cell>
          <table:table-cell office:value-type="string" calcext:value-type="string">
            <text:p>26.25,26.50,25.75,25.25,25.00,24.75,25.00,24.50,26.25,25.75,25.50,26.00,24.75,24.75,25.25,24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50,28.00,27.75,27.50,26.00,25.25,25.25,24.25,28.25,28.75,27.50,26.25,25.50,25.25,24.75,25.00</text:p>
          </table:table-cell>
          <table:table-cell office:value-type="string" calcext:value-type="string">
            <text:p>28.00,27.00,27.25,26.25,24.75,24.75,24.75,24.25,27.00,26.75,26.25,26.00,25.00,25.00,24.75,24.75</text:p>
          </table:table-cell>
          <table:table-cell office:value-type="string" calcext:value-type="string">
            <text:p>27.75,26.75,26.00,25.00,24.50,24.75,24.50,23.75,27.25,26.25,25.25,25.25,24.50,25.00,24.25,24.25</text:p>
          </table:table-cell>
          <table:table-cell office:value-type="string" calcext:value-type="string">
            <text:p>26.75,26.25,26.25,25.00,24.75,25.00,24.75,25.00,25.50,26.25,25.75,25.50,24.50,25.00,24.50,25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75,28.75,27.75,27.50,27.00,25.75,25.25,25.50,28.75,28.75,27.75,26.75,26.00,25.25,25.25,25.50</text:p>
          </table:table-cell>
          <table:table-cell office:value-type="string" calcext:value-type="string">
            <text:p>28.25,27.75,27.50,26.75,25.00,25.00,24.75,24.50,27.50,26.25,26.50,25.75,25.25,25.00,25.25,24.50</text:p>
          </table:table-cell>
          <table:table-cell office:value-type="string" calcext:value-type="string">
            <text:p>27.50,27.00,26.00,25.50,25.25,24.75,25.25,25.00,26.50,26.75,25.25,25.25,25.25,25.00,24.50,24.50</text:p>
          </table:table-cell>
          <table:table-cell office:value-type="string" calcext:value-type="string">
            <text:p>26.25,25.75,25.75,25.25,25.00,24.75,25.25,25.00,25.75,26.00,25.75,26.00,25.25,24.75,25.00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25,28.00,27.75,27.25,26.25,25.25,25.50,24.25,28.50,28.25,27.75,26.25,25.75,25.25,24.50,24.75</text:p>
          </table:table-cell>
          <table:table-cell office:value-type="string" calcext:value-type="string">
            <text:p>28.00,26.75,27.00,26.50,25.25,25.00,24.75,24.75,26.50,25.75,25.75,25.50,24.75,25.00,24.50,24.75</text:p>
          </table:table-cell>
          <table:table-cell office:value-type="string" calcext:value-type="string">
            <text:p>26.75,26.75,25.75,25.25,25.00,24.25,24.75,24.50,26.25,26.50,24.75,25.25,24.50,24.75,24.25,23.75</text:p>
          </table:table-cell>
          <table:table-cell office:value-type="string" calcext:value-type="string">
            <text:p>26.25,25.75,25.50,24.75,24.50,24.50,25.25,24.50,26.00,25.25,25.25,25.25,24.75,24.50,24.75,25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50,28.75,28.25,28.00,27.00,25.75,25.50,25.00,28.75,28.75,28.00,27.25,26.00,25.75,25.00,25.50</text:p>
          </table:table-cell>
          <table:table-cell office:value-type="string" calcext:value-type="string">
            <text:p>28.25,27.50,27.25,27.25,25.25,25.75,25.50,24.75,26.75,26.50,26.75,26.25,25.75,25.50,25.00,24.50</text:p>
          </table:table-cell>
          <table:table-cell office:value-type="string" calcext:value-type="string">
            <text:p>26.75,27.00,26.50,25.75,25.75,25.00,24.75,24.75,26.75,26.25,25.25,25.50,25.25,25.00,25.00,24.75</text:p>
          </table:table-cell>
          <table:table-cell office:value-type="string" calcext:value-type="string">
            <text:p>26.50,26.50,25.75,25.75,25.75,25.25,25.50,25.00,26.25,26.25,26.00,26.00,25.25,25.25,25.00,25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75,28.75,28.00,27.50,26.75,26.00,26.25,25.00,28.75,28.75,28.00,27.00,25.50,26.25,25.00,25.50</text:p>
          </table:table-cell>
          <table:table-cell office:value-type="string" calcext:value-type="string">
            <text:p>28.25,27.50,27.50,26.75,25.50,25.50,25.25,24.50,27.00,26.75,26.50,26.25,25.75,25.50,25.00,25.00</text:p>
          </table:table-cell>
          <table:table-cell office:value-type="string" calcext:value-type="string">
            <text:p>27.25,27.00,26.50,25.75,25.50,25.50,24.50,24.75,26.50,26.25,25.50,25.75,25.50,25.25,24.75,24.75</text:p>
          </table:table-cell>
          <table:table-cell office:value-type="string" calcext:value-type="string">
            <text:p>26.25,26.00,26.00,25.50,25.00,25.50,24.75,24.75,26.00,26.25,26.00,25.25,25.25,25.00,25.00,25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50,28.50,28.00,27.50,26.75,25.75,25.25,24.75,28.50,28.25,27.75,26.75,26.00,25.25,24.50,25.00</text:p>
          </table:table-cell>
          <table:table-cell office:value-type="string" calcext:value-type="string">
            <text:p>27.75,27.75,27.00,25.75,25.25,25.00,25.50,24.75,26.75,26.50,26.50,26.00,25.00,25.50,25.25,24.50</text:p>
          </table:table-cell>
          <table:table-cell office:value-type="string" calcext:value-type="string">
            <text:p>27.00,26.50,26.00,25.00,25.00,25.25,24.75,24.25,25.75,26.00,25.50,25.00,24.75,25.50,25.00,24.00</text:p>
          </table:table-cell>
          <table:table-cell office:value-type="string" calcext:value-type="string">
            <text:p>25.75,25.75,25.75,25.25,24.75,25.25,25.00,24.75,25.75,25.50,25.25,25.50,25.00,24.75,25.50,24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.00,28.75,28.00,27.75,26.75,25.50,25.50,24.25,28.50,28.50,27.75,27.00,26.00,25.75,25.25,25.00</text:p>
          </table:table-cell>
          <table:table-cell office:value-type="string" calcext:value-type="string">
            <text:p>28.50,27.75,27.00,26.50,25.75,25.50,24.75,24.50,27.00,26.75,26.25,26.50,25.25,25.50,25.00,24.50</text:p>
          </table:table-cell>
          <table:table-cell office:value-type="string" calcext:value-type="string">
            <text:p>27.25,26.50,26.25,25.50,25.25,25.00,25.00,24.75,26.25,26.00,25.25,25.50,25.25,25.00,24.75,24.50</text:p>
          </table:table-cell>
          <table:table-cell office:value-type="string" calcext:value-type="string">
            <text:p>27.00,26.00,25.50,25.25,24.75,24.50,25.25,25.00,26.00,25.75,25.25,25.50,25.00,24.75,24.50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50,28.50,27.75,27.75,26.75,25.25,25.25,24.75,28.50,28.00,27.75,27.00,25.50,25.25,24.50,25.00</text:p>
          </table:table-cell>
          <table:table-cell office:value-type="string" calcext:value-type="string">
            <text:p>28.50,27.25,27.25,26.50,24.75,25.00,25.00,24.50,26.75,26.75,26.00,26.00,25.25,25.50,24.75,24.25</text:p>
          </table:table-cell>
          <table:table-cell office:value-type="string" calcext:value-type="string">
            <text:p>26.75,27.25,26.25,25.25,25.00,24.75,24.50,24.50,25.75,26.00,25.50,25.00,25.00,25.00,24.75,24.50</text:p>
          </table:table-cell>
          <table:table-cell office:value-type="string" calcext:value-type="string">
            <text:p>26.00,25.75,25.75,25.25,25.25,24.75,25.00,24.50,25.75,26.25,25.25,25.75,25.25,24.50,25.00,24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.25,28.75,28.00,27.50,27.00,25.75,25.00,25.25,28.75,28.25,27.75,27.25,25.75,25.50,25.00,25.50</text:p>
          </table:table-cell>
          <table:table-cell office:value-type="string" calcext:value-type="string">
            <text:p>28.50,27.25,27.25,26.50,25.50,25.00,25.50,25.00,26.75,26.50,26.25,26.50,25.50,25.25,25.00,24.75</text:p>
          </table:table-cell>
          <table:table-cell office:value-type="string" calcext:value-type="string">
            <text:p>27.50,27.00,26.25,26.00,25.25,25.00,25.00,25.00,26.25,25.75,25.25,25.50,25.25,25.25,24.75,24.75</text:p>
          </table:table-cell>
          <table:table-cell office:value-type="string" calcext:value-type="string">
            <text:p>26.25,26.00,25.75,25.25,24.75,24.75,25.00,24.50,26.00,25.50,25.50,25.25,24.25,24.75,25.50,25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0,28.50,28.50,28.00,26.75,25.50,25.50,25.50,29.00,29.00,28.25,27.25,26.25,26.00,25.00,25.50</text:p>
          </table:table-cell>
          <table:table-cell office:value-type="string" calcext:value-type="string">
            <text:p>28.75,27.50,27.50,26.25,25.50,25.75,25.50,25.25,27.50,27.25,26.50,26.50,25.50,25.75,25.00,24.75</text:p>
          </table:table-cell>
          <table:table-cell office:value-type="string" calcext:value-type="string">
            <text:p>28.25,27.25,26.50,25.75,25.75,25.00,25.25,24.50,27.75,27.25,26.00,26.00,25.00,25.25,25.25,24.00</text:p>
          </table:table-cell>
          <table:table-cell office:value-type="string" calcext:value-type="string">
            <text:p>26.75,26.75,26.00,25.50,25.75,25.50,25.50,25.00,26.25,26.75,25.50,25.75,25.50,24.75,25.75,25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.00,28.50,28.00,27.50,26.50,25.00,25.50,25.00,28.00,28.25,27.75,26.50,26.00,25.50,25.00,25.00</text:p>
          </table:table-cell>
          <table:table-cell office:value-type="string" calcext:value-type="string">
            <text:p>28.00,27.25,27.00,26.25,25.25,25.50,24.75,24.50,26.75,26.25,26.00,25.50,25.00,24.75,24.75,24.75</text:p>
          </table:table-cell>
          <table:table-cell office:value-type="string" calcext:value-type="string">
            <text:p>27.25,26.75,25.50,25.50,25.00,24.75,24.50,24.25,26.25,25.75,25.00,25.00,24.75,25.25,24.25,24.00</text:p>
          </table:table-cell>
          <table:table-cell office:value-type="string" calcext:value-type="string">
            <text:p>26.50,26.00,25.50,25.25,25.00,24.75,24.75,24.50,25.50,26.00,25.50,25.25,25.00,24.50,25.00,24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25,28.25,28.50,27.50,26.50,25.50,25.25,25.00,28.75,28.25,28.00,26.50,26.00,25.50,24.50,25.50</text:p>
          </table:table-cell>
          <table:table-cell office:value-type="string" calcext:value-type="string">
            <text:p>28.25,27.50,27.00,26.75,25.25,24.75,25.25,24.50,26.75,26.50,26.75,25.75,25.00,25.50,24.75,24.75</text:p>
          </table:table-cell>
          <table:table-cell office:value-type="string" calcext:value-type="string">
            <text:p>28.00,27.25,26.00,25.50,25.00,24.75,24.50,24.50,26.00,26.00,25.50,25.25,25.25,25.25,24.50,24.50</text:p>
          </table:table-cell>
          <table:table-cell office:value-type="string" calcext:value-type="string">
            <text:p>26.00,26.25,25.50,25.25,25.00,24.75,25.25,25.00,25.75,26.00,25.75,25.75,25.50,25.00,25.25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75,28.50,28.00,28.00,26.75,25.75,25.25,25.50,28.50,28.25,28.00,26.50,25.75,26.00,24.75,25.50</text:p>
          </table:table-cell>
          <table:table-cell office:value-type="string" calcext:value-type="string">
            <text:p>28.25,27.25,27.25,26.25,25.50,25.00,25.50,24.00,27.25,25.75,26.00,26.00,25.25,25.25,24.75,24.50</text:p>
          </table:table-cell>
          <table:table-cell office:value-type="string" calcext:value-type="string">
            <text:p>27.75,27.50,26.00,25.25,25.50,24.75,24.50,24.25,26.50,26.00,25.50,25.50,25.25,25.00,24.50,24.25</text:p>
          </table:table-cell>
          <table:table-cell office:value-type="string" calcext:value-type="string">
            <text:p>26.00,26.25,25.50,25.25,24.75,25.00,25.00,24.50,25.75,26.00,25.25,25.25,25.00,24.50,25.25,25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.00,29.00,29.00,28.00,27.50,26.00,25.75,25.00,29.50,29.00,28.00,27.50,26.25,26.50,25.00,25.50</text:p>
          </table:table-cell>
          <table:table-cell office:value-type="string" calcext:value-type="string">
            <text:p>29.00,28.00,28.00,27.00,26.00,25.25,25.25,25.00,27.75,27.00,26.75,26.50,25.50,25.75,25.50,25.75</text:p>
          </table:table-cell>
          <table:table-cell office:value-type="string" calcext:value-type="string">
            <text:p>28.00,27.50,26.50,26.00,26.00,25.50,25.00,25.00,26.75,26.25,25.75,25.75,25.75,25.75,25.75,24.75</text:p>
          </table:table-cell>
          <table:table-cell office:value-type="string" calcext:value-type="string">
            <text:p>27.00,26.75,26.25,25.75,25.50,25.00,25.25,24.75,26.50,26.25,26.00,26.25,25.00,24.75,25.50,25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50,28.50,28.50,27.50,26.25,25.00,24.75,24.75,28.00,28.50,27.75,26.75,25.25,25.00,24.50,24.75</text:p>
          </table:table-cell>
          <table:table-cell office:value-type="string" calcext:value-type="string">
            <text:p>28.50,27.25,28.00,26.50,25.00,24.75,24.50,24.50,27.00,26.25,26.00,25.50,24.50,24.75,24.50,24.25</text:p>
          </table:table-cell>
          <table:table-cell office:value-type="string" calcext:value-type="string">
            <text:p>27.50,26.50,25.75,25.00,25.00,24.25,24.25,24.25,26.75,26.50,25.00,25.00,24.50,24.75,24.25,24.25</text:p>
          </table:table-cell>
          <table:table-cell office:value-type="string" calcext:value-type="string">
            <text:p>26.00,26.50,25.25,24.75,24.75,24.50,24.25,24.50,25.50,25.25,25.25,25.25,24.50,24.75,24.50,24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50,28.75,28.25,27.50,26.50,25.75,25.50,25.25,28.00,28.25,28.00,27.00,25.75,25.75,24.50,25.25</text:p>
          </table:table-cell>
          <table:table-cell office:value-type="string" calcext:value-type="string">
            <text:p>28.25,27.25,27.25,26.50,25.00,25.00,24.75,24.50,27.25,26.25,26.25,25.75,25.00,25.00,24.75,24.25</text:p>
          </table:table-cell>
          <table:table-cell office:value-type="string" calcext:value-type="string">
            <text:p>26.75,27.00,25.75,25.50,25.00,25.00,25.00,24.75,26.50,26.25,25.25,25.25,25.25,25.00,24.75,23.75</text:p>
          </table:table-cell>
          <table:table-cell office:value-type="string" calcext:value-type="string">
            <text:p>26.50,26.00,25.50,25.50,25.00,24.75,25.00,24.75,25.50,25.75,25.50,25.25,25.00,25.25,24.50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.00,28.75,28.50,27.75,27.25,26.25,25.25,25.50,28.75,29.00,28.25,27.00,26.00,25.50,25.25,24.75</text:p>
          </table:table-cell>
          <table:table-cell office:value-type="string" calcext:value-type="string">
            <text:p>28.50,27.50,27.75,27.00,25.25,25.25,25.25,24.75,27.00,27.00,26.50,26.00,25.25,25.50,25.00,24.50</text:p>
          </table:table-cell>
          <table:table-cell office:value-type="string" calcext:value-type="string">
            <text:p>28.00,27.25,26.25,25.75,25.00,25.25,24.50,24.75,26.75,27.00,25.00,25.75,25.00,25.25,24.50,24.25</text:p>
          </table:table-cell>
          <table:table-cell office:value-type="string" calcext:value-type="string">
            <text:p>26.75,26.25,25.75,25.25,25.00,25.25,25.00,24.75,26.00,26.25,25.50,25.75,25.50,24.75,25.00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.25,28.50,28.25,27.75,26.75,26.00,25.75,25.75,28.75,29.25,28.25,27.00,26.25,25.50,25.25,25.25</text:p>
          </table:table-cell>
          <table:table-cell office:value-type="string" calcext:value-type="string">
            <text:p>28.75,28.00,27.75,26.75,25.50,25.25,25.50,25.00,27.25,26.75,26.50,26.50,25.50,25.50,25.25,24.50</text:p>
          </table:table-cell>
          <table:table-cell office:value-type="string" calcext:value-type="string">
            <text:p>28.00,27.00,26.00,25.50,25.50,25.00,24.75,24.50,26.25,27.00,25.50,25.50,25.25,25.00,25.00,24.25</text:p>
          </table:table-cell>
          <table:table-cell office:value-type="string" calcext:value-type="string">
            <text:p>26.75,26.75,26.00,25.50,25.25,25.00,25.75,25.00,26.00,26.00,25.75,25.75,25.25,25.25,25.00,24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.00,29.00,28.75,27.75,26.75,25.50,25.50,25.00,28.75,29.25,28.25,27.25,25.75,25.50,25.25,24.75</text:p>
          </table:table-cell>
          <table:table-cell office:value-type="string" calcext:value-type="string">
            <text:p>28.75,27.50,27.50,26.50,25.50,25.25,25.25,24.75,27.50,27.50,26.50,26.25,25.00,25.50,25.25,24.25</text:p>
          </table:table-cell>
          <table:table-cell office:value-type="string" calcext:value-type="string">
            <text:p>28.00,27.00,26.00,25.75,25.00,25.00,25.00,24.50,26.75,27.50,25.25,25.50,25.00,25.25,24.50,23.75</text:p>
          </table:table-cell>
          <table:table-cell office:value-type="string" calcext:value-type="string">
            <text:p>26.75,26.50,26.00,25.50,25.00,24.75,25.00,24.00,25.75,26.00,25.75,25.50,24.75,25.25,25.00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.00,28.75,28.50,27.75,26.75,25.75,25.25,24.75,28.75,29.25,28.50,27.25,26.25,25.50,25.25,25.00</text:p>
          </table:table-cell>
          <table:table-cell office:value-type="string" calcext:value-type="string">
            <text:p>28.50,27.50,27.25,26.50,25.50,25.50,25.00,25.00,27.75,26.50,26.50,26.25,25.25,25.75,25.00,24.75</text:p>
          </table:table-cell>
          <table:table-cell office:value-type="string" calcext:value-type="string">
            <text:p>27.25,26.25,26.00,25.75,25.00,25.00,24.50,24.75,27.25,26.50,25.75,25.50,25.25,25.50,24.50,24.00</text:p>
          </table:table-cell>
          <table:table-cell office:value-type="string" calcext:value-type="string">
            <text:p>27.00,26.50,26.00,25.75,25.25,25.00,25.50,24.50,26.25,26.00,25.50,25.50,25.25,25.00,25.50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.00,29.00,28.50,28.00,27.00,25.75,25.75,25.00,29.25,28.50,28.25,27.25,26.25,26.00,25.00,25.25</text:p>
          </table:table-cell>
          <table:table-cell office:value-type="string" calcext:value-type="string">
            <text:p>29.00,27.50,27.50,26.75,25.75,25.25,25.25,25.00,27.50,26.75,26.75,26.25,25.25,25.25,25.25,24.75</text:p>
          </table:table-cell>
          <table:table-cell office:value-type="string" calcext:value-type="string">
            <text:p>28.25,27.50,26.50,25.50,25.75,25.25,25.00,24.50,27.25,27.50,25.50,25.75,25.25,25.00,24.25,24.50</text:p>
          </table:table-cell>
          <table:table-cell office:value-type="string" calcext:value-type="string">
            <text:p>26.25,26.50,26.00,25.50,25.50,24.75,25.25,25.00,26.25,26.25,25.75,25.50,25.25,25.00,24.50,25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0,28.75,28.00,27.75,26.50,25.75,25.50,25.50,28.75,28.50,28.50,26.75,25.75,25.50,24.50,24.75</text:p>
          </table:table-cell>
          <table:table-cell office:value-type="string" calcext:value-type="string">
            <text:p>28.75,27.50,27.25,26.75,24.75,25.00,25.25,25.50,27.00,26.75,26.25,25.50,25.25,25.25,24.25,24.50</text:p>
          </table:table-cell>
          <table:table-cell office:value-type="string" calcext:value-type="string">
            <text:p>27.75,26.50,25.50,25.50,25.50,25.50,24.50,24.50,27.00,26.00,25.50,25.25,25.25,25.00,24.75,24.50</text:p>
          </table:table-cell>
          <table:table-cell office:value-type="string" calcext:value-type="string">
            <text:p>26.75,26.25,25.25,25.50,25.00,25.00,25.00,24.75,26.00,25.75,25.25,25.50,25.00,25.00,25.75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.00,29.00,28.00,27.25,27.25,25.75,24.75,24.75,29.25,28.75,27.75,26.75,26.25,25.50,25.00,24.75</text:p>
          </table:table-cell>
          <table:table-cell office:value-type="string" calcext:value-type="string">
            <text:p>28.25,27.50,27.75,26.75,25.25,25.75,25.25,24.50,27.50,26.50,26.50,26.00,25.00,25.00,24.50,24.25</text:p>
          </table:table-cell>
          <table:table-cell office:value-type="string" calcext:value-type="string">
            <text:p>27.75,26.50,25.75,25.50,25.00,24.75,24.75,24.25,26.25,26.00,25.00,25.25,24.75,25.25,24.25,24.25</text:p>
          </table:table-cell>
          <table:table-cell office:value-type="string" calcext:value-type="string">
            <text:p>26.75,26.50,25.75,25.50,25.00,24.75,25.25,24.75,25.75,25.50,26.00,25.25,25.25,24.75,24.75,25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.50,29.00,28.75,27.75,27.25,25.50,25.75,25.00,28.75,29.00,28.25,27.00,26.00,25.50,25.00,25.25</text:p>
          </table:table-cell>
          <table:table-cell office:value-type="string" calcext:value-type="string">
            <text:p>28.50,27.75,27.50,26.75,25.75,25.50,25.75,25.00,28.00,27.00,26.50,26.75,25.75,25.25,25.00,24.75</text:p>
          </table:table-cell>
          <table:table-cell office:value-type="string" calcext:value-type="string">
            <text:p>28.00,27.25,26.25,25.75,25.00,25.25,25.00,25.00,26.75,26.25,25.50,25.50,25.00,25.50,24.75,24.50</text:p>
          </table:table-cell>
          <table:table-cell office:value-type="string" calcext:value-type="string">
            <text:p>26.75,26.50,26.25,25.50,25.75,25.00,25.00,24.50,26.25,26.00,25.75,25.50,25.25,25.00,25.25,25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75,28.25,27.75,27.50,26.25,25.00,24.50,24.25,28.75,28.50,27.25,26.50,25.25,25.00,24.25,24.25</text:p>
          </table:table-cell>
          <table:table-cell office:value-type="string" calcext:value-type="string">
            <text:p>28.25,26.50,26.75,26.00,24.50,25.00,24.75,24.00,27.00,25.75,26.00,25.50,24.50,25.00,24.25,24.25</text:p>
          </table:table-cell>
          <table:table-cell office:value-type="string" calcext:value-type="string">
            <text:p>28.00,26.25,25.50,24.75,24.50,24.50,24.50,24.00,26.50,26.00,25.00,24.75,25.00,25.00,23.75,24.25</text:p>
          </table:table-cell>
          <table:table-cell office:value-type="string" calcext:value-type="string">
            <text:p>26.00,25.75,25.25,25.00,24.25,24.50,24.50,24.25,25.25,25.50,25.25,25.50,24.50,24.75,24.50,24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.00,28.75,28.25,27.75,26.50,25.25,25.25,25.00,28.75,28.50,28.00,27.00,25.75,25.25,25.50,25.00</text:p>
          </table:table-cell>
          <table:table-cell office:value-type="string" calcext:value-type="string">
            <text:p>28.50,27.50,27.00,26.25,25.25,25.00,24.75,24.50,27.50,26.00,26.25,25.50,25.00,25.00,24.75,24.50</text:p>
          </table:table-cell>
          <table:table-cell office:value-type="string" calcext:value-type="string">
            <text:p>27.75,27.00,25.75,25.25,24.75,24.50,25.25,24.50,26.75,26.25,25.25,25.25,25.00,25.25,23.75,24.00</text:p>
          </table:table-cell>
          <table:table-cell office:value-type="string" calcext:value-type="string">
            <text:p>26.25,26.25,25.75,25.50,25.25,24.75,24.50,25.25,25.75,26.00,25.75,25.25,25.00,24.75,25.00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.25,29.25,28.50,28.25,27.00,25.75,25.25,25.25,29.25,29.00,28.50,27.50,25.75,26.00,25.25,25.25</text:p>
          </table:table-cell>
          <table:table-cell office:value-type="string" calcext:value-type="string">
            <text:p>28.75,27.75,27.25,27.25,25.50,25.25,25.00,25.25,28.25,27.00,27.25,27.00,25.25,25.25,25.00,24.75</text:p>
          </table:table-cell>
          <table:table-cell office:value-type="string" calcext:value-type="string">
            <text:p>28.00,27.00,26.25,26.00,25.50,25.00,24.75,24.50,27.00,26.00,25.50,25.75,25.00,25.25,24.75,24.75</text:p>
          </table:table-cell>
          <table:table-cell office:value-type="string" calcext:value-type="string">
            <text:p>26.75,26.50,26.25,25.75,25.75,25.25,25.25,25.00,26.50,26.25,26.00,26.00,25.00,25.25,25.50,25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.00,28.25,28.00,28.00,26.50,25.75,24.75,24.75,28.50,28.50,28.00,27.25,25.75,25.25,24.75,25.00</text:p>
          </table:table-cell>
          <table:table-cell office:value-type="string" calcext:value-type="string">
            <text:p>28.00,27.50,27.50,26.75,25.50,25.00,25.50,24.75,27.50,26.25,26.00,26.25,25.00,25.50,24.75,24.25</text:p>
          </table:table-cell>
          <table:table-cell office:value-type="string" calcext:value-type="string">
            <text:p>27.00,26.00,25.50,25.50,25.25,25.00,24.75,24.75,26.25,25.75,25.25,25.50,25.00,24.75,24.25,24.25</text:p>
          </table:table-cell>
          <table:table-cell office:value-type="string" calcext:value-type="string">
            <text:p>26.25,26.75,25.50,25.75,25.00,24.50,25.00,25.00,25.50,26.00,25.50,25.25,24.75,24.75,24.75,25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50,28.50,28.00,27.50,26.50,25.00,24.50,24.75,28.00,28.25,27.75,26.75,25.75,25.50,24.50,24.50</text:p>
          </table:table-cell>
          <table:table-cell office:value-type="string" calcext:value-type="string">
            <text:p>28.50,27.50,26.75,26.25,24.75,24.75,24.50,24.50,26.50,25.75,26.00,25.00,24.75,25.25,24.25,24.00</text:p>
          </table:table-cell>
          <table:table-cell office:value-type="string" calcext:value-type="string">
            <text:p>27.00,26.50,25.50,25.00,24.75,24.25,24.50,24.25,26.75,25.75,25.25,25.00,24.25,24.75,24.00,23.75</text:p>
          </table:table-cell>
          <table:table-cell office:value-type="string" calcext:value-type="string">
            <text:p>27.00,25.50,25.00,25.25,24.75,24.75,24.75,24.25,25.75,25.50,25.00,25.50,24.75,24.25,25.00,24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.00,29.00,28.00,28.25,27.00,25.75,25.25,24.75,29.00,28.50,28.25,27.50,26.00,25.50,25.00,25.00</text:p>
          </table:table-cell>
          <table:table-cell office:value-type="string" calcext:value-type="string">
            <text:p>28.75,28.00,27.50,27.00,25.50,25.50,26.00,24.75,27.25,27.00,26.50,26.50,25.75,25.25,24.75,25.00</text:p>
          </table:table-cell>
          <table:table-cell office:value-type="string" calcext:value-type="string">
            <text:p>28.00,26.75,25.75,25.75,25.00,25.25,25.00,24.25,26.50,26.25,25.25,25.25,25.25,24.75,24.25,24.25</text:p>
          </table:table-cell>
          <table:table-cell office:value-type="string" calcext:value-type="string">
            <text:p>26.75,26.25,26.00,25.75,25.75,25.00,25.25,25.25,25.75,26.25,26.75,25.75,24.75,24.75,25.25,25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75,28.75,27.75,27.25,26.75,25.50,25.25,24.00,28.75,28.25,28.00,27.25,25.50,25.25,24.75,24.25</text:p>
          </table:table-cell>
          <table:table-cell office:value-type="string" calcext:value-type="string">
            <text:p>28.50,27.50,26.75,26.50,25.25,25.00,25.25,24.50,27.25,26.75,26.25,25.75,25.25,25.25,24.50,25.00</text:p>
          </table:table-cell>
          <table:table-cell office:value-type="string" calcext:value-type="string">
            <text:p>27.50,26.75,26.00,25.75,25.00,24.50,24.75,24.50,26.25,25.50,25.25,25.50,25.25,24.75,24.00,24.25</text:p>
          </table:table-cell>
          <table:table-cell office:value-type="string" calcext:value-type="string">
            <text:p>26.00,26.25,25.50,25.00,24.50,24.75,24.75,25.00,25.75,26.00,25.75,25.25,25.25,24.75,25.00,25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.00,28.75,28.25,28.00,27.25,26.00,25.25,24.50,28.75,29.00,28.25,27.00,26.00,25.50,25.00,25.50</text:p>
          </table:table-cell>
          <table:table-cell office:value-type="string" calcext:value-type="string">
            <text:p>28.50,28.00,27.25,26.75,25.50,25.00,25.75,25.00,26.75,26.75,26.75,25.75,25.25,25.75,25.00,24.50</text:p>
          </table:table-cell>
          <table:table-cell office:value-type="string" calcext:value-type="string">
            <text:p>28.00,26.50,26.00,25.50,25.25,24.75,25.00,24.25,27.00,26.25,25.00,25.75,25.25,25.00,24.75,24.25</text:p>
          </table:table-cell>
          <table:table-cell office:value-type="string" calcext:value-type="string">
            <text:p>26.75,26.00,25.75,25.25,25.25,25.00,24.75,25.50,26.00,25.75,25.75,25.75,25.00,24.50,24.75,25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75,29.75,29.00,28.50,27.50,25.75,25.50,25.75,29.50,29.25,29.00,28.00,26.25,26.25,25.25,25.50</text:p>
          </table:table-cell>
          <table:table-cell office:value-type="string" calcext:value-type="string">
            <text:p>29.00,28.00,27.75,27.25,25.75,25.75,25.75,25.25,27.75,27.00,26.75,27.00,26.00,26.25,25.75,25.00</text:p>
          </table:table-cell>
          <table:table-cell office:value-type="string" calcext:value-type="string">
            <text:p>28.50,27.25,26.75,26.25,26.25,26.00,24.75,25.00,27.75,26.75,25.75,26.25,26.00,26.00,25.00,24.50</text:p>
          </table:table-cell>
          <table:table-cell office:value-type="string" calcext:value-type="string">
            <text:p>27.00,26.75,26.50,25.75,25.75,24.75,24.75,25.25,26.50,26.25,26.25,26.00,25.50,25.00,25.75,24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50,29.00,29.00,28.00,27.25,25.50,25.25,24.75,29.25,29.00,28.25,27.50,26.25,25.75,24.75,25.25</text:p>
          </table:table-cell>
          <table:table-cell office:value-type="string" calcext:value-type="string">
            <text:p>29.00,27.50,27.25,27.00,25.50,25.50,25.25,24.50,27.50,27.00,26.75,26.00,25.25,25.25,25.25,24.25</text:p>
          </table:table-cell>
          <table:table-cell office:value-type="string" calcext:value-type="string">
            <text:p>28.25,26.75,26.25,25.75,25.50,25.00,25.00,24.25,27.50,26.50,25.75,26.00,25.50,25.25,24.50,24.00</text:p>
          </table:table-cell>
          <table:table-cell office:value-type="string" calcext:value-type="string">
            <text:p>26.25,26.50,26.00,25.50,25.50,25.00,24.50,24.25,25.50,26.00,25.50,25.50,25.25,24.75,24.50,24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50,29.25,28.50,28.00,27.25,25.25,24.25,24.25,29.25,29.00,28.75,27.50,26.25,25.50,24.75,24.75</text:p>
          </table:table-cell>
          <table:table-cell office:value-type="string" calcext:value-type="string">
            <text:p>28.50,28.00,27.25,27.00,25.25,25.50,25.25,24.75,27.75,27.25,26.50,26.25,25.50,25.25,25.25,24.25</text:p>
          </table:table-cell>
          <table:table-cell office:value-type="string" calcext:value-type="string">
            <text:p>27.50,26.50,25.75,25.25,25.25,24.75,24.50,24.75,26.75,26.00,25.25,25.75,25.00,25.75,24.25,24.00</text:p>
          </table:table-cell>
          <table:table-cell office:value-type="string" calcext:value-type="string">
            <text:p>26.50,26.00,25.75,25.25,25.00,25.00,25.00,24.75,26.00,25.75,25.25,25.25,24.50,24.50,24.75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25,28.75,28.25,27.25,26.50,25.25,24.00,23.75,28.75,28.25,27.75,27.00,25.25,24.75,24.25,24.00</text:p>
          </table:table-cell>
          <table:table-cell office:value-type="string" calcext:value-type="string">
            <text:p>28.25,27.25,26.25,26.75,24.75,24.25,24.00,23.50,27.00,26.50,25.75,25.75,24.50,24.75,24.00,23.50</text:p>
          </table:table-cell>
          <table:table-cell office:value-type="string" calcext:value-type="string">
            <text:p>26.25,26.25,25.25,24.75,24.50,24.25,24.50,23.50,26.00,25.50,24.25,24.50,24.75,24.00,23.25,23.50</text:p>
          </table:table-cell>
          <table:table-cell office:value-type="string" calcext:value-type="string">
            <text:p>25.50,25.25,25.25,24.75,24.25,24.00,24.00,23.75,25.00,25.00,24.50,24.75,24.00,23.75,23.50,24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50,29.00,28.50,28.00,26.75,25.00,24.75,24.50,29.00,28.50,28.25,27.00,25.25,25.25,24.50,24.25</text:p>
          </table:table-cell>
          <table:table-cell office:value-type="string" calcext:value-type="string">
            <text:p>28.75,27.50,26.25,26.75,25.00,24.75,24.25,24.25,27.00,26.50,25.75,26.00,24.25,24.75,24.50,23.75</text:p>
          </table:table-cell>
          <table:table-cell office:value-type="string" calcext:value-type="string">
            <text:p>27.00,26.50,25.50,25.00,24.50,24.50,24.00,23.75,26.50,25.25,24.75,25.00,24.50,24.75,24.00,24.25</text:p>
          </table:table-cell>
          <table:table-cell office:value-type="string" calcext:value-type="string">
            <text:p>26.25,25.50,25.25,25.00,24.75,23.75,24.25,23.75,24.75,25.25,24.75,25.50,24.50,24.25,23.75,24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75,28.75,28.00,27.75,26.75,25.00,24.50,23.75,29.00,28.25,28.25,27.00,25.50,25.00,23.75,24.25</text:p>
          </table:table-cell>
          <table:table-cell office:value-type="string" calcext:value-type="string">
            <text:p>28.50,27.50,26.50,26.25,24.50,24.75,24.50,23.75,26.75,26.75,25.75,25.50,24.75,24.50,24.00,23.75</text:p>
          </table:table-cell>
          <table:table-cell office:value-type="string" calcext:value-type="string">
            <text:p>26.75,25.75,25.25,24.75,24.50,24.75,24.25,24.00,26.25,25.50,25.00,24.75,24.50,24.75,23.75,23.75</text:p>
          </table:table-cell>
          <table:table-cell office:value-type="string" calcext:value-type="string">
            <text:p>26.25,25.25,25.25,25.00,25.00,24.25,24.25,24.25,25.00,25.00,24.75,25.25,24.75,23.75,23.75,24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9.50,29.25,28.75,28.25,27.00,25.75,25.00,24.25,29.50,28.75,28.50,27.50,26.25,25.50,24.50,24.50</text:p>
          </table:table-cell>
          <table:table-cell office:value-type="string" calcext:value-type="string">
            <text:p>29.00,27.50,27.00,26.50,25.50,25.25,25.00,24.50,27.25,27.25,26.50,26.00,25.00,25.25,24.75,24.25</text:p>
          </table:table-cell>
          <table:table-cell office:value-type="string" calcext:value-type="string">
            <text:p>27.75,26.00,26.00,25.50,25.25,25.00,24.75,24.25,26.75,25.75,25.00,26.00,25.50,24.50,24.50,24.00</text:p>
          </table:table-cell>
          <table:table-cell office:value-type="string" calcext:value-type="string">
            <text:p>26.25,25.50,26.00,25.00,25.00,25.00,24.50,24.75,25.50,25.50,25.00,24.75,24.75,24.75,24.50,2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8.50,28.25,28.00,27.75,26.50,24.75,23.75,23.25,28.00,27.75,27.50,26.00,25.00,24.25,23.50,23.50</text:p>
          </table:table-cell>
          <table:table-cell office:value-type="string" calcext:value-type="string">
            <text:p>28.25,26.75,26.00,26.00,24.25,23.75,23.50,23.25,26.50,25.75,25.25,25.00,24.25,23.75,23.75,23.50</text:p>
          </table:table-cell>
          <table:table-cell office:value-type="string" calcext:value-type="string">
            <text:p>26.50,25.00,24.75,24.00,24.50,23.50,23.50,23.50,25.75,24.50,24.25,24.50,23.75,23.50,23.25,22.75</text:p>
          </table:table-cell>
          <table:table-cell office:value-type="string" calcext:value-type="string">
            <text:p>25.25,25.00,24.50,24.25,23.50,23.75,23.75,23.50,24.75,24.25,24.75,24.00,23.50,23.50,23.50,23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9.50,28.75,28.75,27.75,26.50,25.25,24.75,24.00,29.25,28.75,28.25,26.75,25.75,25.25,24.50,24.75</text:p>
          </table:table-cell>
          <table:table-cell office:value-type="string" calcext:value-type="string">
            <text:p>28.75,27.75,26.75,26.50,25.00,24.75,24.50,24.00,27.25,26.00,26.00,25.50,24.75,24.50,24.50,24.25</text:p>
          </table:table-cell>
          <table:table-cell office:value-type="string" calcext:value-type="string">
            <text:p>26.75,25.75,25.75,24.75,24.50,24.50,24.75,24.00,26.75,24.75,24.75,24.75,25.00,24.75,24.25,23.50</text:p>
          </table:table-cell>
          <table:table-cell office:value-type="string" calcext:value-type="string">
            <text:p>25.75,25.50,25.00,24.75,24.75,24.50,24.25,24.50,25.00,24.50,24.50,24.25,24.50,24.50,24.25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9.25,29.00,28.50,27.50,26.50,24.50,23.75,23.50,28.50,28.50,27.75,27.00,25.25,24.75,24.25,24.00</text:p>
          </table:table-cell>
          <table:table-cell office:value-type="string" calcext:value-type="string">
            <text:p>28.75,27.00,26.50,26.50,24.75,24.00,23.75,23.50,27.25,26.25,26.25,25.50,24.25,24.50,24.00,23.50</text:p>
          </table:table-cell>
          <table:table-cell office:value-type="string" calcext:value-type="string">
            <text:p>27.50,25.50,25.25,24.75,24.50,23.50,24.00,23.50,26.75,25.00,24.50,24.75,24.25,24.00,23.25,23.00</text:p>
          </table:table-cell>
          <table:table-cell office:value-type="string" calcext:value-type="string">
            <text:p>26.25,25.25,25.00,25.00,24.25,24.00,24.25,23.75,24.75,25.00,24.50,24.25,24.00,23.75,23.75,23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9.25,29.25,28.75,27.75,26.50,25.50,24.75,23.75,29.25,29.00,27.75,27.50,25.50,25.25,24.25,24.25</text:p>
          </table:table-cell>
          <table:table-cell office:value-type="string" calcext:value-type="string">
            <text:p>28.50,27.50,26.75,26.25,25.00,24.75,24.50,24.00,27.00,26.25,26.50,25.50,24.75,25.00,24.50,24.50</text:p>
          </table:table-cell>
          <table:table-cell office:value-type="string" calcext:value-type="string">
            <text:p>27.25,25.50,25.50,25.25,24.50,24.50,24.25,23.75,26.50,25.00,25.00,25.00,24.50,24.50,23.75,23.75</text:p>
          </table:table-cell>
          <table:table-cell office:value-type="string" calcext:value-type="string">
            <text:p>25.50,25.50,25.25,24.75,25.00,24.00,25.00,23.75,25.25,25.25,25.00,25.00,24.25,24.25,24.2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9.50,29.50,28.75,28.25,27.00,25.00,25.25,23.75,29.50,29.25,28.50,27.00,25.50,25.00,24.50,24.50</text:p>
          </table:table-cell>
          <table:table-cell office:value-type="string" calcext:value-type="string">
            <text:p>28.75,27.75,27.00,26.25,25.00,24.50,24.50,24.25,27.50,26.75,25.75,25.75,25.00,25.00,24.25,23.50</text:p>
          </table:table-cell>
          <table:table-cell office:value-type="string" calcext:value-type="string">
            <text:p>27.50,26.00,25.75,25.25,25.00,24.75,24.00,24.00,26.75,25.50,25.00,25.25,24.75,24.75,24.00,23.50</text:p>
          </table:table-cell>
          <table:table-cell office:value-type="string" calcext:value-type="string">
            <text:p>26.50,25.00,25.50,25.25,24.50,24.50,24.25,23.75,25.25,24.75,25.00,25.50,24.25,24.00,24.25,24.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9.25,28.50,27.75,27.25,26.50,24.75,24.50,23.50,28.50,28.50,27.75,27.00,24.75,24.25,23.00,24.00</text:p>
          </table:table-cell>
          <table:table-cell office:value-type="string" calcext:value-type="string">
            <text:p>28.50,27.50,26.25,26.00,24.50,24.25,24.50,23.50,27.00,26.00,25.75,25.00,24.00,24.50,23.75,23.25</text:p>
          </table:table-cell>
          <table:table-cell office:value-type="string" calcext:value-type="string">
            <text:p>27.00,25.50,24.75,24.25,24.50,24.00,23.75,23.25,26.25,24.75,24.25,24.50,23.75,23.75,22.75,23.25</text:p>
          </table:table-cell>
          <table:table-cell office:value-type="string" calcext:value-type="string">
            <text:p>25.25,25.00,25.25,24.50,24.00,23.50,24.00,23.75,24.25,24.75,24.50,24.25,23.25,23.00,23.50,23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9.25,29.00,28.50,27.50,26.50,25.25,24.50,24.25,29.25,29.00,28.00,27.00,25.50,24.75,24.25,24.50</text:p>
          </table:table-cell>
          <table:table-cell office:value-type="string" calcext:value-type="string">
            <text:p>28.50,27.50,26.75,26.50,24.75,24.25,24.50,23.75,27.00,26.50,26.25,25.50,24.75,24.25,23.75,23.75</text:p>
          </table:table-cell>
          <table:table-cell office:value-type="string" calcext:value-type="string">
            <text:p>27.00,25.75,25.25,25.00,24.50,24.00,23.75,24.00,26.50,24.75,24.75,24.75,23.75,24.00,24.00,23.25</text:p>
          </table:table-cell>
          <table:table-cell office:value-type="string" calcext:value-type="string">
            <text:p>25.50,25.50,24.75,24.75,24.25,24.25,24.00,23.50,25.25,25.00,24.50,25.25,23.75,23.75,24.00,24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9.50,29.50,28.75,28.50,27.25,25.00,24.50,24.50,29.25,29.75,28.25,27.50,25.75,25.25,24.25,24.25</text:p>
          </table:table-cell>
          <table:table-cell office:value-type="string" calcext:value-type="string">
            <text:p>28.75,28.25,27.25,27.00,25.25,25.00,25.00,24.50,27.75,26.75,26.50,26.25,25.00,25.25,24.25,24.00</text:p>
          </table:table-cell>
          <table:table-cell office:value-type="string" calcext:value-type="string">
            <text:p>27.50,26.25,26.00,25.25,25.25,25.00,24.00,24.25,27.00,25.50,25.00,25.00,24.50,24.75,24.25,24.00</text:p>
          </table:table-cell>
          <table:table-cell office:value-type="string" calcext:value-type="string">
            <text:p>26.00,25.50,25.50,25.25,24.50,24.50,24.25,24.25,25.50,25.25,25.25,25.00,24.25,24.25,24.25,24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9.25,29.25,28.75,27.50,26.25,24.25,24.50,23.75,28.75,28.50,28.00,27.00,25.00,24.50,23.50,24.00</text:p>
          </table:table-cell>
          <table:table-cell office:value-type="string" calcext:value-type="string">
            <text:p>28.50,27.50,26.50,26.25,24.25,24.25,24.25,24.00,27.00,26.25,25.25,25.25,24.25,24.50,24.00,23.50</text:p>
          </table:table-cell>
          <table:table-cell office:value-type="string" calcext:value-type="string">
            <text:p>26.75,26.00,25.25,24.50,24.25,24.00,23.50,23.50,26.75,25.00,24.00,24.75,23.75,24.25,23.00,23.25</text:p>
          </table:table-cell>
          <table:table-cell office:value-type="string" calcext:value-type="string">
            <text:p>25.75,24.75,25.00,24.50,24.25,24.00,23.50,23.75,24.00,24.50,24.75,24.75,23.50,23.25,23.75,23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9.00,29.25,28.25,27.50,25.75,24.75,23.75,23.75,28.75,28.50,27.75,26.75,24.75,24.75,24.00,24.50</text:p>
          </table:table-cell>
          <table:table-cell office:value-type="string" calcext:value-type="string">
            <text:p>28.50,27.25,26.50,25.75,24.00,24.00,24.00,23.75,26.75,26.00,25.50,25.00,24.25,24.25,24.00,23.75</text:p>
          </table:table-cell>
          <table:table-cell office:value-type="string" calcext:value-type="string">
            <text:p>26.25,26.00,25.25,24.75,24.00,23.50,23.75,23.50,26.50,24.75,24.25,24.25,24.00,24.00,23.50,23.25</text:p>
          </table:table-cell>
          <table:table-cell office:value-type="string" calcext:value-type="string">
            <text:p>25.75,24.75,25.00,24.25,24.00,23.50,24.00,23.75,24.25,24.75,23.75,24.75,23.50,23.50,23.75,24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8.25,28.00,27.75,27.00,25.75,24.00,24.00,23.75,27.75,28.00,27.50,26.25,24.75,24.25,23.50,23.75</text:p>
          </table:table-cell>
          <table:table-cell office:value-type="string" calcext:value-type="string">
            <text:p>27.50,26.50,26.00,25.00,23.75,23.75,23.00,23.75,26.00,25.00,25.00,24.75,23.75,23.75,23.50,24.00</text:p>
          </table:table-cell>
          <table:table-cell office:value-type="string" calcext:value-type="string">
            <text:p>26.50,25.25,24.50,24.00,24.00,23.75,23.25,23.75,25.50,24.50,24.25,24.25,23.75,23.75,23.25,23.00</text:p>
          </table:table-cell>
          <table:table-cell office:value-type="string" calcext:value-type="string">
            <text:p>25.50,24.50,24.25,24.00,24.00,23.50,23.50,23.75,24.75,24.00,24.00,23.75,23.50,23.25,23.75,24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8.75,29.00,28.75,27.75,26.25,24.50,24.75,24.25,29.00,28.50,27.50,27.00,24.75,25.00,24.00,24.00</text:p>
          </table:table-cell>
          <table:table-cell office:value-type="string" calcext:value-type="string">
            <text:p>28.00,27.25,26.75,26.50,24.50,24.50,24.50,24.25,26.50,25.75,25.50,25.25,24.25,24.50,24.50,23.75</text:p>
          </table:table-cell>
          <table:table-cell office:value-type="string" calcext:value-type="string">
            <text:p>26.50,25.50,25.25,25.00,24.50,24.25,24.25,24.00,25.75,25.00,24.50,24.50,24.75,23.75,23.25,23.50</text:p>
          </table:table-cell>
          <table:table-cell office:value-type="string" calcext:value-type="string">
            <text:p>25.75,25.25,25.50,24.75,24.50,24.25,24.25,24.00,25.25,25.50,24.75,25.00,24.25,24.50,24.25,23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9.00,28.75,28.00,27.50,26.75,25.25,24.50,24.25,28.75,29.00,28.00,26.50,25.25,25.00,24.75,24.50</text:p>
          </table:table-cell>
          <table:table-cell office:value-type="string" calcext:value-type="string">
            <text:p>28.75,27.25,26.25,26.00,24.50,24.25,24.75,24.50,27.00,26.00,25.75,25.50,24.50,24.50,24.50,24.75</text:p>
          </table:table-cell>
          <table:table-cell office:value-type="string" calcext:value-type="string">
            <text:p>26.75,25.50,24.75,24.50,24.50,24.25,24.00,24.00,26.50,24.75,24.50,24.75,24.50,24.50,23.50,23.75</text:p>
          </table:table-cell>
          <table:table-cell office:value-type="string" calcext:value-type="string">
            <text:p>25.75,25.50,24.75,24.75,24.50,24.25,24.75,24.50,25.25,25.25,24.75,25.00,24.75,24.25,25.00,25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9.50,28.50,28.25,27.50,26.25,25.25,24.50,24.75,28.75,28.75,27.75,26.50,25.25,25.00,24.25,24.75</text:p>
          </table:table-cell>
          <table:table-cell office:value-type="string" calcext:value-type="string">
            <text:p>28.50,27.00,26.75,26.25,24.50,24.50,24.50,24.00,26.75,25.75,26.00,25.00,24.25,24.25,24.25,24.00</text:p>
          </table:table-cell>
          <table:table-cell office:value-type="string" calcext:value-type="string">
            <text:p>26.50,25.75,25.25,25.00,24.50,24.25,24.25,24.50,26.00,25.25,24.50,24.75,24.00,24.50,24.00,23.75</text:p>
          </table:table-cell>
          <table:table-cell office:value-type="string" calcext:value-type="string">
            <text:p>25.75,25.25,25.25,24.50,24.75,24.25,24.25,24.25,25.25,24.75,25.25,25.00,24.50,24.00,24.25,24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0.00,29.50,28.75,27.75,26.75,25.50,25.50,24.00,28.75,29.25,28.25,27.25,25.75,25.50,24.50,25.00</text:p>
          </table:table-cell>
          <table:table-cell office:value-type="string" calcext:value-type="string">
            <text:p>29.25,27.00,26.25,26.50,25.25,24.75,24.75,24.50,26.25,26.00,26.00,25.25,24.75,25.25,24.50,24.25</text:p>
          </table:table-cell>
          <table:table-cell office:value-type="string" calcext:value-type="string">
            <text:p>27.25,26.00,25.25,25.00,24.50,24.50,24.50,24.25,26.50,25.75,25.00,25.00,24.25,24.50,23.50,24.25</text:p>
          </table:table-cell>
          <table:table-cell office:value-type="string" calcext:value-type="string">
            <text:p>26.00,26.00,25.00,25.00,24.75,24.75,24.25,24.50,25.25,25.75,25.00,25.50,24.50,24.25,24.75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9.00,29.25,28.25,28.25,26.25,25.00,24.75,24.00,28.75,28.50,27.75,26.75,25.75,25.50,25.00,24.75</text:p>
          </table:table-cell>
          <table:table-cell office:value-type="string" calcext:value-type="string">
            <text:p>28.25,27.00,26.50,26.50,24.50,24.25,24.25,24.25,27.00,26.00,25.50,25.25,24.50,24.25,24.50,24.25</text:p>
          </table:table-cell>
          <table:table-cell office:value-type="string" calcext:value-type="string">
            <text:p>27.00,25.50,25.25,25.00,24.50,24.75,24.25,24.50,26.25,25.25,25.00,25.00,24.75,24.50,24.25,24.00</text:p>
          </table:table-cell>
          <table:table-cell office:value-type="string" calcext:value-type="string">
            <text:p>26.25,26.00,25.25,25.00,24.75,24.50,24.50,24.25,25.50,25.25,25.25,25.00,24.50,24.00,24.25,24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8.75,28.25,27.75,27.25,26.50,24.75,24.25,23.50,28.25,28.00,27.25,27.00,25.50,24.75,23.75,24.25</text:p>
          </table:table-cell>
          <table:table-cell office:value-type="string" calcext:value-type="string">
            <text:p>28.25,27.25,26.00,25.75,24.25,24.25,24.75,24.00,26.00,25.75,25.50,25.00,23.75,24.25,24.00,23.75</text:p>
          </table:table-cell>
          <table:table-cell office:value-type="string" calcext:value-type="string">
            <text:p>26.25,25.25,24.75,24.25,24.00,24.25,23.75,24.00,25.75,25.00,24.50,24.50,24.25,24.50,23.50,23.75</text:p>
          </table:table-cell>
          <table:table-cell office:value-type="string" calcext:value-type="string">
            <text:p>25.25,24.75,25.00,24.50,24.25,24.00,24.25,24.25,24.75,25.25,25.25,24.25,23.75,23.75,24.25,24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8.75,28.75,28.50,27.75,26.75,25.25,24.75,24.50,28.75,28.75,28.25,27.25,25.25,24.75,24.50,24.50</text:p>
          </table:table-cell>
          <table:table-cell office:value-type="string" calcext:value-type="string">
            <text:p>28.50,27.25,26.50,26.25,24.75,25.00,24.50,23.75,26.75,26.25,26.25,25.75,24.75,24.75,24.00,23.75</text:p>
          </table:table-cell>
          <table:table-cell office:value-type="string" calcext:value-type="string">
            <text:p>26.75,25.75,25.75,25.25,24.50,24.25,24.00,24.00,26.25,25.25,25.00,25.25,24.50,24.75,24.00,24.25</text:p>
          </table:table-cell>
          <table:table-cell office:value-type="string" calcext:value-type="string">
            <text:p>25.75,25.25,25.75,24.75,24.50,24.00,24.00,24.00,25.50,25.50,24.75,24.75,24.50,24.25,25.00,24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9.00,29.00,28.50,27.75,26.75,25.50,24.75,24.50,28.75,28.50,28.25,27.00,25.75,25.25,24.25,25.00</text:p>
          </table:table-cell>
          <table:table-cell office:value-type="string" calcext:value-type="string">
            <text:p>27.50,27.50,26.75,26.25,24.75,24.50,24.75,24.00,27.00,25.75,26.00,25.50,24.50,24.75,24.25,24.00</text:p>
          </table:table-cell>
          <table:table-cell office:value-type="string" calcext:value-type="string">
            <text:p>26.75,25.25,25.75,24.75,25.00,24.25,24.50,24.25,26.50,25.25,24.75,25.00,24.50,24.50,23.75,24.00</text:p>
          </table:table-cell>
          <table:table-cell office:value-type="string" calcext:value-type="string">
            <text:p>25.75,26.00,25.75,25.00,24.50,24.25,24.00,24.00,25.00,25.00,25.00,25.50,24.75,24.50,24.25,25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0.00,29.50,29.00,28.50,27.75,26.50,25.25,24.75,29.50,29.25,29.25,27.50,26.25,26.00,25.00,25.25</text:p>
          </table:table-cell>
          <table:table-cell office:value-type="string" calcext:value-type="string">
            <text:p>29.25,27.75,27.25,27.25,25.75,25.50,25.25,24.75,28.00,26.75,26.50,26.25,25.25,25.75,25.25,24.50</text:p>
          </table:table-cell>
          <table:table-cell office:value-type="string" calcext:value-type="string">
            <text:p>28.00,26.50,26.25,25.75,25.50,25.50,24.75,25.00,26.50,26.50,25.75,25.75,25.50,25.50,24.75,24.50</text:p>
          </table:table-cell>
          <table:table-cell office:value-type="string" calcext:value-type="string">
            <text:p>26.50,25.75,26.00,25.50,25.25,25.25,24.75,25.00,26.75,26.00,25.75,25.50,25.25,24.50,25.25,25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0,29.25,28.50,27.75,26.50,25.25,24.75,24.25,29.50,28.50,27.50,27.00,25.75,25.25,24.50,25.25</text:p>
          </table:table-cell>
          <table:table-cell office:value-type="string" calcext:value-type="string">
            <text:p>29.25,27.50,27.00,26.00,24.50,25.00,25.00,24.25,26.75,26.00,25.75,25.25,24.50,25.25,24.25,24.00</text:p>
          </table:table-cell>
          <table:table-cell office:value-type="string" calcext:value-type="string">
            <text:p>26.50,25.75,25.25,25.25,24.75,24.25,24.25,23.50,26.25,25.25,24.75,25.00,24.75,24.75,24.25,24.00</text:p>
          </table:table-cell>
          <table:table-cell office:value-type="string" calcext:value-type="string">
            <text:p>25.25,25.75,25.75,25.00,24.50,24.50,24.25,24.25,25.50,25.25,25.25,25.25,24.25,24.25,24.75,25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0,28.75,28.50,28.00,26.75,25.25,25.25,24.50,29.00,28.25,27.75,27.00,26.00,25.25,24.75,25.00</text:p>
          </table:table-cell>
          <table:table-cell office:value-type="string" calcext:value-type="string">
            <text:p>28.25,27.50,26.75,26.50,25.00,24.50,24.50,24.75,27.00,26.25,25.75,25.25,24.75,24.50,24.00,24.25</text:p>
          </table:table-cell>
          <table:table-cell office:value-type="string" calcext:value-type="string">
            <text:p>26.25,25.50,25.50,24.75,24.25,24.25,24.50,24.50,26.50,25.50,25.00,24.75,24.50,24.50,23.75,24.00</text:p>
          </table:table-cell>
          <table:table-cell office:value-type="string" calcext:value-type="string">
            <text:p>26.00,25.75,25.50,24.50,24.75,24.50,25.00,24.75,25.50,25.50,25.25,25.25,25.00,24.75,24.75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25,29.00,28.25,28.00,26.50,25.50,25.25,24.25,29.25,28.75,28.25,27.25,26.00,25.50,24.50,25.00</text:p>
          </table:table-cell>
          <table:table-cell office:value-type="string" calcext:value-type="string">
            <text:p>29.25,27.25,27.00,26.75,25.00,24.75,24.75,24.25,27.25,26.50,26.00,25.50,25.00,25.25,24.50,24.75</text:p>
          </table:table-cell>
          <table:table-cell office:value-type="string" calcext:value-type="string">
            <text:p>26.75,26.00,26.00,25.00,25.25,25.00,24.25,24.00,26.25,24.75,25.00,25.00,24.75,25.00,24.25,24.00</text:p>
          </table:table-cell>
          <table:table-cell office:value-type="string" calcext:value-type="string">
            <text:p>26.00,26.00,25.50,25.25,25.25,25.00,25.00,25.25,25.50,25.75,25.75,25.50,25.25,25.00,24.75,25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50,29.25,28.50,28.50,27.25,25.50,25.00,24.75,29.00,29.00,28.25,27.00,26.00,25.25,24.75,24.75</text:p>
          </table:table-cell>
          <table:table-cell office:value-type="string" calcext:value-type="string">
            <text:p>29.50,28.00,27.00,26.75,25.25,24.75,25.25,24.00,26.75,26.00,26.25,25.25,25.00,25.25,25.00,24.75</text:p>
          </table:table-cell>
          <table:table-cell office:value-type="string" calcext:value-type="string">
            <text:p>26.75,26.00,25.75,25.00,25.00,25.25,24.25,24.50,26.75,25.75,25.50,25.50,25.00,25.00,24.25,24.50</text:p>
          </table:table-cell>
          <table:table-cell office:value-type="string" calcext:value-type="string">
            <text:p>26.25,25.75,25.75,25.50,25.00,25.00,25.00,24.50,25.75,25.75,26.00,25.50,25.00,25.00,25.00,24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25,29.50,28.50,28.25,26.75,25.25,25.25,25.50,29.75,29.00,28.75,27.50,26.00,25.25,25.00,25.25</text:p>
          </table:table-cell>
          <table:table-cell office:value-type="string" calcext:value-type="string">
            <text:p>29.00,27.75,27.25,26.75,25.25,25.00,25.00,24.75,26.75,26.50,26.00,25.75,24.75,25.50,25.00,24.75</text:p>
          </table:table-cell>
          <table:table-cell office:value-type="string" calcext:value-type="string">
            <text:p>26.75,26.00,25.50,25.50,25.25,24.50,24.75,24.75,26.50,25.50,25.25,25.50,24.75,25.25,24.50,24.50</text:p>
          </table:table-cell>
          <table:table-cell office:value-type="string" calcext:value-type="string">
            <text:p>26.00,25.75,25.50,25.25,24.75,24.75,25.00,25.00,25.50,25.75,25.75,25.50,25.00,24.75,24.75,25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25,29.25,28.75,28.00,26.50,25.25,25.00,24.50,29.25,29.00,28.25,27.25,26.00,25.50,25.00,24.25</text:p>
          </table:table-cell>
          <table:table-cell office:value-type="string" calcext:value-type="string">
            <text:p>28.75,27.75,27.00,26.50,24.75,25.25,25.00,24.25,27.25,26.50,25.75,26.00,25.00,25.00,24.75,24.25</text:p>
          </table:table-cell>
          <table:table-cell office:value-type="string" calcext:value-type="string">
            <text:p>27.00,25.75,25.50,25.25,25.00,24.50,24.75,24.75,26.50,25.00,25.00,25.50,25.00,25.00,24.25,24.00</text:p>
          </table:table-cell>
          <table:table-cell office:value-type="string" calcext:value-type="string">
            <text:p>26.25,25.75,25.50,25.25,24.75,24.75,24.50,24.25,25.25,25.25,25.50,25.25,25.00,24.50,25.25,24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0,29.25,28.75,28.00,26.75,25.25,24.75,24.50,29.00,29.00,28.25,27.00,25.75,25.25,24.25,24.50</text:p>
          </table:table-cell>
          <table:table-cell office:value-type="string" calcext:value-type="string">
            <text:p>28.25,27.75,27.00,26.00,25.00,25.00,24.75,24.25,26.75,26.50,26.00,25.50,24.75,25.25,24.75,24.25</text:p>
          </table:table-cell>
          <table:table-cell office:value-type="string" calcext:value-type="string">
            <text:p>26.75,25.25,25.75,25.00,25.00,24.75,24.25,24.00,25.75,25.00,25.25,25.00,24.25,25.00,24.25,23.75</text:p>
          </table:table-cell>
          <table:table-cell office:value-type="string" calcext:value-type="string">
            <text:p>26.25,25.25,25.25,25.00,25.25,24.75,24.75,24.25,25.25,24.75,25.00,25.25,24.50,24.25,25.25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50,28.50,28.25,27.75,26.00,24.50,24.00,24.50,28.75,28.25,27.50,26.25,25.00,24.50,24.50,25.25</text:p>
          </table:table-cell>
          <table:table-cell office:value-type="string" calcext:value-type="string">
            <text:p>28.50,27.00,25.75,25.25,24.00,24.00,24.00,24.00,26.25,25.75,25.50,25.00,24.00,24.25,24.00,24.50</text:p>
          </table:table-cell>
          <table:table-cell office:value-type="string" calcext:value-type="string">
            <text:p>26.25,25.25,24.75,24.25,24.00,24.00,23.75,23.75,26.00,25.00,24.50,24.25,24.50,24.50,23.75,23.50</text:p>
          </table:table-cell>
          <table:table-cell office:value-type="string" calcext:value-type="string">
            <text:p>25.75,25.00,25.00,25.00,24.50,23.50,24.25,24.75,24.75,24.75,24.50,25.00,24.50,24.50,24.50,24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50,29.00,28.50,27.75,26.50,25.75,24.50,24.25,28.50,28.75,28.25,26.75,25.75,25.00,24.50,25.00</text:p>
          </table:table-cell>
          <table:table-cell office:value-type="string" calcext:value-type="string">
            <text:p>28.25,27.50,26.25,26.25,24.75,24.75,25.00,24.25,26.75,26.25,26.25,25.25,24.75,24.50,25.25,24.75</text:p>
          </table:table-cell>
          <table:table-cell office:value-type="string" calcext:value-type="string">
            <text:p>27.25,25.75,25.25,25.00,24.50,24.25,24.25,24.50,26.25,25.00,24.75,25.25,24.50,24.50,24.00,24.00</text:p>
          </table:table-cell>
          <table:table-cell office:value-type="string" calcext:value-type="string">
            <text:p>25.75,25.50,25.25,24.75,24.50,24.50,24.50,24.50,25.50,25.00,25.25,25.25,25.25,24.25,24.25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50,28.50,28.25,28.00,26.25,24.50,24.75,24.00,28.75,28.75,28.25,26.50,25.50,25.00,24.00,25.00</text:p>
          </table:table-cell>
          <table:table-cell office:value-type="string" calcext:value-type="string">
            <text:p>28.25,27.00,26.00,26.50,24.50,24.75,24.25,24.00,26.75,25.75,25.50,24.75,24.75,24.75,24.75,24.50</text:p>
          </table:table-cell>
          <table:table-cell office:value-type="string" calcext:value-type="string">
            <text:p>26.25,25.25,25.00,24.50,24.75,24.75,24.50,23.75,26.25,24.75,24.50,24.75,24.75,25.00,24.25,24.25</text:p>
          </table:table-cell>
          <table:table-cell office:value-type="string" calcext:value-type="string">
            <text:p>25.50,25.00,24.75,25.00,24.75,24.50,24.25,24.25,24.75,25.00,25.00,24.75,24.75,23.75,24.50,24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0,28.75,28.50,27.50,26.50,25.00,24.75,24.75,28.75,28.75,28.00,27.00,25.25,25.00,24.75,25.00</text:p>
          </table:table-cell>
          <table:table-cell office:value-type="string" calcext:value-type="string">
            <text:p>28.25,27.00,26.25,26.00,24.50,24.50,25.00,24.00,26.50,25.50,25.50,25.25,24.75,24.75,24.00,24.00</text:p>
          </table:table-cell>
          <table:table-cell office:value-type="string" calcext:value-type="string">
            <text:p>26.50,25.50,25.25,24.50,24.50,24.75,24.00,24.50,26.00,25.25,24.75,24.75,24.50,24.50,23.75,23.75</text:p>
          </table:table-cell>
          <table:table-cell office:value-type="string" calcext:value-type="string">
            <text:p>26.25,25.00,25.25,24.75,24.50,24.75,24.50,24.00,24.50,25.25,25.50,25.25,24.25,24.25,25.00,24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75,29.00,28.50,28.00,26.75,25.50,25.00,24.00,28.75,29.00,28.00,27.25,25.25,25.50,24.50,25.00</text:p>
          </table:table-cell>
          <table:table-cell office:value-type="string" calcext:value-type="string">
            <text:p>28.75,27.50,26.00,26.25,24.75,25.00,24.75,24.25,26.25,26.00,26.00,25.25,25.00,24.75,24.75,24.25</text:p>
          </table:table-cell>
          <table:table-cell office:value-type="string" calcext:value-type="string">
            <text:p>27.25,25.75,25.25,25.25,24.75,25.00,24.25,24.75,26.00,25.00,25.25,25.00,24.75,24.75,24.00,24.25</text:p>
          </table:table-cell>
          <table:table-cell office:value-type="string" calcext:value-type="string">
            <text:p>26.00,25.50,25.25,25.00,25.00,24.50,24.50,24.00,25.50,25.25,24.75,25.25,24.25,24.25,24.75,24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75,28.50,28.25,28.00,26.25,25.00,24.50,23.75,29.25,28.50,28.00,26.50,25.25,24.25,23.75,24.50</text:p>
          </table:table-cell>
          <table:table-cell office:value-type="string" calcext:value-type="string">
            <text:p>28.25,27.25,26.50,25.75,24.25,24.25,24.50,24.25,27.75,26.50,25.50,25.00,24.25,24.50,24.25,23.50</text:p>
          </table:table-cell>
          <table:table-cell office:value-type="string" calcext:value-type="string">
            <text:p>27.25,25.75,25.00,24.75,24.50,24.50,24.25,24.25,26.75,26.00,25.25,24.25,24.50,24.50,24.00,23.50</text:p>
          </table:table-cell>
          <table:table-cell office:value-type="string" calcext:value-type="string">
            <text:p>25.50,25.75,25.25,25.00,24.25,23.75,24.25,23.75,25.00,24.75,25.25,24.75,24.25,24.50,24.50,24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0,29.00,28.50,27.75,26.75,25.25,24.75,25.00,29.00,29.25,28.00,27.00,26.25,25.75,24.75,25.50</text:p>
          </table:table-cell>
          <table:table-cell office:value-type="string" calcext:value-type="string">
            <text:p>29.00,28.00,27.00,26.50,25.00,25.00,25.00,24.50,28.00,27.25,26.00,25.50,25.25,25.25,25.00,24.50</text:p>
          </table:table-cell>
          <table:table-cell office:value-type="string" calcext:value-type="string">
            <text:p>27.75,26.25,26.00,25.25,25.25,24.50,25.00,24.75,26.75,27.00,25.25,25.25,25.00,25.25,24.75,24.00</text:p>
          </table:table-cell>
          <table:table-cell office:value-type="string" calcext:value-type="string">
            <text:p>25.75,25.75,25.50,25.25,25.00,24.75,24.75,25.25,25.00,25.25,25.75,25.50,25.25,24.75,25.00,24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0,29.50,29.25,28.00,27.00,25.00,24.75,24.75,29.25,29.25,28.50,27.50,25.75,25.00,24.75,24.50</text:p>
          </table:table-cell>
          <table:table-cell office:value-type="string" calcext:value-type="string">
            <text:p>29.00,28.00,27.00,26.50,25.00,24.75,25.00,24.50,28.25,26.50,26.00,25.50,25.00,25.50,25.25,24.75</text:p>
          </table:table-cell>
          <table:table-cell office:value-type="string" calcext:value-type="string">
            <text:p>28.25,26.25,25.50,25.00,25.25,24.50,24.25,24.25,27.50,27.25,25.50,25.50,24.75,25.00,24.50,24.25</text:p>
          </table:table-cell>
          <table:table-cell office:value-type="string" calcext:value-type="string">
            <text:p>26.25,26.00,25.75,25.25,25.00,24.50,25.00,24.75,25.25,26.25,25.50,25.00,24.75,24.50,24.50,25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50,29.25,29.00,27.75,27.25,25.75,25.25,25.00,29.00,29.25,28.25,27.75,26.00,25.25,25.00,25.00</text:p>
          </table:table-cell>
          <table:table-cell office:value-type="string" calcext:value-type="string">
            <text:p>28.75,27.75,27.25,26.75,25.50,25.25,25.25,24.50,27.75,26.75,26.25,25.75,25.00,25.50,24.75,24.25</text:p>
          </table:table-cell>
          <table:table-cell office:value-type="string" calcext:value-type="string">
            <text:p>28.00,26.75,26.25,25.75,25.25,25.25,24.50,24.50,27.25,26.50,26.00,25.50,25.00,25.25,24.50,24.50</text:p>
          </table:table-cell>
          <table:table-cell office:value-type="string" calcext:value-type="string">
            <text:p>26.25,25.75,25.50,25.50,25.00,25.00,25.25,24.50,25.25,26.00,26.25,25.75,25.00,24.50,25.50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0,29.25,28.50,28.00,26.25,25.00,24.75,24.25,29.00,29.25,28.00,27.25,25.75,25.25,24.50,24.75</text:p>
          </table:table-cell>
          <table:table-cell office:value-type="string" calcext:value-type="string">
            <text:p>29.25,28.00,27.00,26.25,25.25,25.00,24.75,24.50,28.00,26.50,26.25,26.25,25.00,25.00,24.25,24.25</text:p>
          </table:table-cell>
          <table:table-cell office:value-type="string" calcext:value-type="string">
            <text:p>28.00,27.25,26.00,25.50,24.75,24.50,24.00,24.75,26.75,26.50,25.25,25.00,24.75,24.50,24.00,24.00</text:p>
          </table:table-cell>
          <table:table-cell office:value-type="string" calcext:value-type="string">
            <text:p>26.25,26.00,26.00,25.25,25.25,24.75,25.00,25.25,25.25,25.25,25.25,25.50,25.00,24.50,25.00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75,28.75,28.75,28.00,27.25,25.75,25.50,24.50,29.00,29.25,28.25,27.75,26.50,25.50,24.75,25.50</text:p>
          </table:table-cell>
          <table:table-cell office:value-type="string" calcext:value-type="string">
            <text:p>29.00,28.00,27.25,26.75,25.50,25.25,25.50,25.00,28.00,27.50,26.25,26.75,25.00,25.50,25.00,24.25</text:p>
          </table:table-cell>
          <table:table-cell office:value-type="string" calcext:value-type="string">
            <text:p>27.75,26.75,26.25,25.25,25.25,25.00,24.75,25.00,27.50,26.50,25.50,25.50,25.25,25.00,24.25,24.75</text:p>
          </table:table-cell>
          <table:table-cell office:value-type="string" calcext:value-type="string">
            <text:p>26.00,25.75,25.75,25.50,25.50,25.25,24.75,24.75,25.50,26.25,25.50,25.75,25.00,24.75,25.25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75,29.50,29.25,28.75,27.25,25.75,25.00,25.25,29.50,29.25,28.50,27.75,26.50,26.25,25.25,25.50</text:p>
          </table:table-cell>
          <table:table-cell office:value-type="string" calcext:value-type="string">
            <text:p>29.00,28.50,27.00,26.75,25.25,25.50,25.00,24.25,28.50,27.75,26.75,26.50,25.25,25.50,24.75,25.00</text:p>
          </table:table-cell>
          <table:table-cell office:value-type="string" calcext:value-type="string">
            <text:p>28.00,26.75,26.25,25.50,25.50,25.25,24.75,24.75,27.50,26.75,26.00,25.50,25.25,25.25,24.50,24.00</text:p>
          </table:table-cell>
          <table:table-cell office:value-type="string" calcext:value-type="string">
            <text:p>26.00,26.25,26.00,25.25,25.25,25.00,25.25,24.75,26.00,26.00,26.00,25.25,25.25,25.25,24.75,25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25,28.50,28.50,28.00,26.75,25.00,24.50,24.00,28.50,28.75,27.50,27.00,25.75,25.00,24.25,24.50</text:p>
          </table:table-cell>
          <table:table-cell office:value-type="string" calcext:value-type="string">
            <text:p>28.75,27.50,26.50,26.00,24.75,25.25,24.75,24.25,27.75,27.25,26.00,26.25,24.50,24.75,24.25,24.50</text:p>
          </table:table-cell>
          <table:table-cell office:value-type="string" calcext:value-type="string">
            <text:p>27.50,26.25,25.25,25.00,24.75,24.50,24.00,23.75,27.00,26.00,24.75,25.00,24.75,24.50,23.75,23.75</text:p>
          </table:table-cell>
          <table:table-cell office:value-type="string" calcext:value-type="string">
            <text:p>25.75,26.00,25.00,25.25,24.50,24.50,24.50,24.25,25.50,25.25,25.50,25.25,24.50,24.25,25.00,24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25,29.50,29.00,28.75,27.25,25.50,24.50,25.00,29.00,29.00,28.50,27.75,27.00,25.50,24.75,25.50</text:p>
          </table:table-cell>
          <table:table-cell office:value-type="string" calcext:value-type="string">
            <text:p>28.75,28.00,27.00,27.25,26.25,25.25,25.25,25.00,28.00,27.00,26.25,26.25,27.75,26.00,25.25,24.75</text:p>
          </table:table-cell>
          <table:table-cell office:value-type="string" calcext:value-type="string">
            <text:p>28.50,27.00,26.25,25.50,25.25,25.25,24.75,24.00,27.50,26.75,25.25,25.50,25.25,25.00,24.50,24.75</text:p>
          </table:table-cell>
          <table:table-cell office:value-type="string" calcext:value-type="string">
            <text:p>26.25,26.25,26.00,25.50,25.00,24.50,24.75,24.75,25.75,26.00,25.75,25.50,25.25,24.50,24.50,25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25,28.75,28.00,27.50,26.75,25.75,25.25,25.00,28.50,28.50,28.00,26.50,25.25,26.00,25.50,25.75</text:p>
          </table:table-cell>
          <table:table-cell office:value-type="string" calcext:value-type="string">
            <text:p>28.00,27.50,26.00,25.50,24.50,26.50,27.25,25.25,26.75,26.75,26.00,24.50,24.75,25.00,27.00,25.25</text:p>
          </table:table-cell>
          <table:table-cell office:value-type="string" calcext:value-type="string">
            <text:p>27.25,25.75,25.50,25.00,24.75,24.50,25.00,25.50,26.50,26.25,24.75,25.00,24.75,24.75,24.25,24.25</text:p>
          </table:table-cell>
          <table:table-cell office:value-type="string" calcext:value-type="string">
            <text:p>25.50,25.25,25.00,24.75,24.75,24.25,25.00,24.75,25.25,25.25,24.75,25.25,25.25,24.50,24.75,25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0,28.50,28.00,27.50,26.50,25.00,24.25,24.75,28.50,28.00,28.00,26.25,25.00,25.25,24.25,25.00</text:p>
          </table:table-cell>
          <table:table-cell office:value-type="string" calcext:value-type="string">
            <text:p>28.50,27.00,26.00,25.25,24.75,24.50,24.00,24.75,27.00,26.00,26.00,24.75,24.50,24.75,24.50,24.75</text:p>
          </table:table-cell>
          <table:table-cell office:value-type="string" calcext:value-type="string">
            <text:p>26.75,26.00,26.25,25.00,25.00,24.00,24.00,24.50,26.00,26.00,25.25,24.75,24.25,24.25,23.75,23.75</text:p>
          </table:table-cell>
          <table:table-cell office:value-type="string" calcext:value-type="string">
            <text:p>26.00,25.50,25.50,24.75,24.75,24.25,24.50,25.00,24.75,25.50,25.00,25.50,24.50,24.25,24.75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75,28.25,28.50,27.50,26.50,25.50,24.75,24.75,29.00,28.75,27.75,26.75,25.25,25.00,24.50,25.00</text:p>
          </table:table-cell>
          <table:table-cell office:value-type="string" calcext:value-type="string">
            <text:p>28.25,27.50,26.25,25.25,24.75,25.00,25.00,24.75,27.50,26.50,26.00,25.00,24.75,24.75,24.50,24.75</text:p>
          </table:table-cell>
          <table:table-cell office:value-type="string" calcext:value-type="string">
            <text:p>27.25,26.75,26.25,25.00,24.75,24.75,24.25,25.00,26.75,26.50,25.25,25.50,24.50,25.00,24.50,24.00</text:p>
          </table:table-cell>
          <table:table-cell office:value-type="string" calcext:value-type="string">
            <text:p>26.00,25.75,25.50,25.25,24.75,24.50,25.25,24.50,25.50,25.75,25.50,25.50,24.75,24.75,25.25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50,29.25,28.25,27.50,26.75,25.25,25.00,24.50,28.50,28.75,27.75,26.50,26.00,25.25,24.50,24.75</text:p>
          </table:table-cell>
          <table:table-cell office:value-type="string" calcext:value-type="string">
            <text:p>29.00,27.50,26.25,25.50,25.00,24.75,24.75,24.50,28.00,26.75,26.25,25.75,25.00,25.00,24.50,24.25</text:p>
          </table:table-cell>
          <table:table-cell office:value-type="string" calcext:value-type="string">
            <text:p>26.75,26.25,25.75,25.50,24.75,24.75,24.25,24.25,26.50,26.00,24.75,25.00,25.00,24.25,24.25,24.25</text:p>
          </table:table-cell>
          <table:table-cell office:value-type="string" calcext:value-type="string">
            <text:p>25.50,26.00,25.25,25.25,25.25,24.75,24.75,24.75,25.25,25.25,25.75,25.00,24.75,25.00,24.50,24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.00,29.00,28.00,27.50,26.75,25.25,25.00,24.25,28.75,28.50,27.75,26.50,25.00,24.75,24.25,25.00</text:p>
          </table:table-cell>
          <table:table-cell office:value-type="string" calcext:value-type="string">
            <text:p>28.25,27.25,25.75,25.50,24.75,25.00,25.00,24.50,27.25,26.25,25.75,25.75,25.00,24.75,24.50,24.75</text:p>
          </table:table-cell>
          <table:table-cell office:value-type="string" calcext:value-type="string">
            <text:p>27.25,26.25,25.75,25.75,25.00,24.50,24.00,24.50,25.75,26.00,25.25,25.25,24.50,24.75,24.25,24.00</text:p>
          </table:table-cell>
          <table:table-cell office:value-type="string" calcext:value-type="string">
            <text:p>25.75,25.50,25.50,24.75,24.75,24.75,24.50,24.50,25.00,25.50,25.00,25.25,24.75,24.75,25.25,24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9.50,29.25,28.25,27.75,26.75,25.50,25.50,24.25,28.50,29.25,28.25,27.00,25.75,25.25,24.75,25.25</text:p>
          </table:table-cell>
          <table:table-cell office:value-type="string" calcext:value-type="string">
            <text:p>28.75,27.75,26.50,25.75,24.75,25.00,25.25,24.25,27.50,26.50,26.50,25.75,25.00,25.50,25.00,24.50</text:p>
          </table:table-cell>
          <table:table-cell office:value-type="string" calcext:value-type="string">
            <text:p>27.25,26.75,26.25,25.75,25.00,25.25,24.50,24.75,25.75,26.25,25.25,25.75,24.75,25.50,24.50,24.25</text:p>
          </table:table-cell>
          <table:table-cell office:value-type="string" calcext:value-type="string">
            <text:p>26.25,26.00,26.00,25.25,25.00,25.00,24.75,24.25,25.25,25.75,25.50,25.50,25.00,25.25,24.50,24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9.25,29.00,28.75,28.00,26.25,24.75,24.75,24.25,29.00,29.00,28.25,26.25,25.25,25.50,24.50,25.25</text:p>
          </table:table-cell>
          <table:table-cell office:value-type="string" calcext:value-type="string">
            <text:p>28.75,27.50,26.00,25.50,25.00,24.75,24.50,24.50,27.25,26.25,25.75,25.25,25.25,25.25,24.50,23.75</text:p>
          </table:table-cell>
          <table:table-cell office:value-type="string" calcext:value-type="string">
            <text:p>27.25,26.50,26.00,25.50,25.00,24.50,24.75,23.75,26.50,25.75,25.00,25.25,24.75,24.75,23.75,23.75</text:p>
          </table:table-cell>
          <table:table-cell office:value-type="string" calcext:value-type="string">
            <text:p>25.75,25.50,25.75,24.75,24.75,24.75,24.00,24.25,25.00,25.25,25.00,25.50,24.75,24.50,24.50,24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50,29.00,29.00,28.25,27.25,25.50,24.00,24.00,29.25,29.25,28.50,27.00,26.25,25.25,24.75,25.25</text:p>
          </table:table-cell>
          <table:table-cell office:value-type="string" calcext:value-type="string">
            <text:p>28.75,28.00,26.75,26.00,25.25,25.00,24.75,24.50,27.25,26.75,26.50,26.00,25.50,25.25,24.75,24.75</text:p>
          </table:table-cell>
          <table:table-cell office:value-type="string" calcext:value-type="string">
            <text:p>27.25,27.00,26.25,26.00,25.50,25.25,24.75,24.50,26.00,27.00,25.50,25.50,25.50,25.50,24.50,24.25</text:p>
          </table:table-cell>
          <table:table-cell office:value-type="string" calcext:value-type="string">
            <text:p>26.25,26.00,26.00,25.50,25.50,24.50,25.00,24.75,25.50,25.75,26.00,26.00,25.50,24.50,24.50,24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25,29.00,28.25,27.50,26.75,25.50,25.00,24.75,29.25,28.75,27.75,26.50,25.25,25.25,24.75,25.00</text:p>
          </table:table-cell>
          <table:table-cell office:value-type="string" calcext:value-type="string">
            <text:p>28.25,27.50,26.00,25.75,24.75,25.00,25.00,24.25,27.25,26.25,26.00,25.75,25.25,25.00,24.50,24.25</text:p>
          </table:table-cell>
          <table:table-cell office:value-type="string" calcext:value-type="string">
            <text:p>27.00,26.00,26.00,25.75,24.75,25.25,24.50,24.50,25.75,25.75,25.00,25.25,24.75,25.00,24.25,23.75</text:p>
          </table:table-cell>
          <table:table-cell office:value-type="string" calcext:value-type="string">
            <text:p>26.00,25.25,25.50,25.50,25.25,24.75,25.00,24.00,25.75,25.50,25.25,25.25,24.75,25.25,25.00,24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00,28.50,28.00,27.50,26.50,25.25,24.25,24.50,28.75,28.75,27.75,26.25,25.50,25.25,24.50,24.75</text:p>
          </table:table-cell>
          <table:table-cell office:value-type="string" calcext:value-type="string">
            <text:p>28.50,27.50,25.75,25.50,24.75,24.50,24.50,24.25,26.75,26.00,25.75,25.75,24.50,25.00,24.50,24.50</text:p>
          </table:table-cell>
          <table:table-cell office:value-type="string" calcext:value-type="string">
            <text:p>27.00,26.50,25.75,25.50,24.75,24.50,24.75,24.00,25.50,25.50,25.25,25.00,24.50,24.75,24.25,24.00</text:p>
          </table:table-cell>
          <table:table-cell office:value-type="string" calcext:value-type="string">
            <text:p>26.00,25.00,25.25,25.00,24.75,24.00,24.75,24.50,25.25,25.25,25.25,25.50,24.50,24.25,25.00,24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75,29.00,28.50,27.50,27.00,25.25,24.25,24.00,29.00,29.00,28.25,27.00,25.00,25.25,24.25,24.75</text:p>
          </table:table-cell>
          <table:table-cell office:value-type="string" calcext:value-type="string">
            <text:p>28.75,27.75,26.00,25.50,24.75,25.00,24.75,25.00,27.00,26.50,26.25,26.00,25.00,25.00,24.50,24.25</text:p>
          </table:table-cell>
          <table:table-cell office:value-type="string" calcext:value-type="string">
            <text:p>27.50,26.75,26.25,25.50,24.50,24.50,23.75,24.25,26.00,26.00,25.25,25.75,24.75,25.00,24.25,23.75</text:p>
          </table:table-cell>
          <table:table-cell office:value-type="string" calcext:value-type="string">
            <text:p>25.75,25.75,25.50,25.25,25.00,24.50,24.75,24.00,25.50,26.00,25.00,25.25,24.25,24.25,24.75,25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50,29.25,28.25,27.75,26.75,25.50,24.75,24.50,28.75,28.50,28.25,26.50,25.50,25.50,24.75,25.25</text:p>
          </table:table-cell>
          <table:table-cell office:value-type="string" calcext:value-type="string">
            <text:p>28.75,27.75,26.25,25.75,25.25,25.00,25.50,24.50,27.25,26.75,26.25,25.50,24.75,25.25,24.75,24.25</text:p>
          </table:table-cell>
          <table:table-cell office:value-type="string" calcext:value-type="string">
            <text:p>27.50,26.75,26.00,25.75,24.75,24.75,24.75,24.00,25.50,26.25,25.00,25.25,25.00,25.00,25.00,24.25</text:p>
          </table:table-cell>
          <table:table-cell office:value-type="string" calcext:value-type="string">
            <text:p>26.25,26.00,25.50,25.00,25.25,24.75,24.75,24.75,25.25,26.00,25.75,25.25,25.00,24.50,24.75,25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50,29.00,28.50,28.00,27.00,25.75,24.50,24.75,29.00,28.75,27.75,26.75,25.50,25.00,24.75,24.75</text:p>
          </table:table-cell>
          <table:table-cell office:value-type="string" calcext:value-type="string">
            <text:p>28.50,27.50,26.25,25.75,25.00,24.75,24.25,24.25,27.00,26.25,26.00,25.50,24.75,25.00,24.50,24.75</text:p>
          </table:table-cell>
          <table:table-cell office:value-type="string" calcext:value-type="string">
            <text:p>27.00,26.50,26.00,26.00,24.75,24.75,25.00,24.00,25.25,26.25,24.75,25.25,24.25,25.00,24.75,23.75</text:p>
          </table:table-cell>
          <table:table-cell office:value-type="string" calcext:value-type="string">
            <text:p>26.25,25.25,25.50,25.00,25.50,24.75,24.75,24.75,25.25,25.50,25.50,25.50,24.75,25.00,24.50,24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25,29.00,28.25,27.50,26.25,25.25,25.25,25.00,28.50,28.50,28.00,26.25,25.50,25.25,24.50,24.25</text:p>
          </table:table-cell>
          <table:table-cell office:value-type="string" calcext:value-type="string">
            <text:p>28.00,27.25,25.75,25.00,24.50,24.50,24.50,24.50,27.00,26.25,25.75,25.25,24.75,24.75,24.50,24.25</text:p>
          </table:table-cell>
          <table:table-cell office:value-type="string" calcext:value-type="string">
            <text:p>27.00,26.00,25.50,25.25,24.25,24.25,24.75,23.75,25.75,25.50,25.00,25.00,24.75,24.50,24.00,24.00</text:p>
          </table:table-cell>
          <table:table-cell office:value-type="string" calcext:value-type="string">
            <text:p>25.75,25.75,25.25,24.75,24.50,24.50,24.25,25.00,25.50,25.00,25.25,24.50,24.75,24.50,25.00,24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0,29.25,28.25,27.25,27.00,25.75,25.25,24.75,29.25,28.75,28.00,27.00,25.50,25.75,24.50,25.00</text:p>
          </table:table-cell>
          <table:table-cell office:value-type="string" calcext:value-type="string">
            <text:p>28.75,27.25,26.25,26.00,25.00,24.75,24.75,25.00,27.00,26.25,25.75,25.75,24.75,25.00,24.75,24.50</text:p>
          </table:table-cell>
          <table:table-cell office:value-type="string" calcext:value-type="string">
            <text:p>27.50,27.00,26.00,26.00,25.00,24.50,24.50,24.25,25.75,25.75,25.25,25.25,25.00,24.75,24.00,24.00</text:p>
          </table:table-cell>
          <table:table-cell office:value-type="string" calcext:value-type="string">
            <text:p>26.00,25.75,25.75,25.50,24.75,24.50,25.25,24.75,25.75,25.25,25.75,25.50,25.00,24.25,24.50,25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0,28.50,28.25,27.75,26.25,24.75,24.50,24.25,28.75,28.50,27.75,26.00,25.25,24.75,24.00,25.00</text:p>
          </table:table-cell>
          <table:table-cell office:value-type="string" calcext:value-type="string">
            <text:p>28.00,27.00,26.00,25.50,24.50,24.25,24.75,24.50,27.25,26.00,25.50,25.00,24.50,24.25,24.00,24.50</text:p>
          </table:table-cell>
          <table:table-cell office:value-type="string" calcext:value-type="string">
            <text:p>26.75,26.25,25.75,25.50,24.50,24.00,24.00,24.00,25.50,25.50,24.50,24.75,24.25,24.50,23.75,23.75</text:p>
          </table:table-cell>
          <table:table-cell office:value-type="string" calcext:value-type="string">
            <text:p>26.00,25.25,25.00,25.00,24.75,24.25,24.25,24.75,25.25,25.25,25.25,25.50,25.00,24.50,25.25,24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25,29.25,28.00,27.75,26.75,25.25,25.25,24.75,29.25,29.50,28.25,26.50,25.75,25.25,24.75,24.75</text:p>
          </table:table-cell>
          <table:table-cell office:value-type="string" calcext:value-type="string">
            <text:p>28.75,27.25,26.00,25.50,24.75,24.75,24.25,24.50,27.25,26.25,26.00,25.50,25.00,24.75,24.25,24.25</text:p>
          </table:table-cell>
          <table:table-cell office:value-type="string" calcext:value-type="string">
            <text:p>27.00,26.75,26.00,25.75,24.75,25.00,24.50,23.75,26.00,26.00,25.25,25.25,24.75,24.75,24.00,24.00</text:p>
          </table:table-cell>
          <table:table-cell office:value-type="string" calcext:value-type="string">
            <text:p>26.25,25.75,25.50,25.00,25.00,24.50,24.75,24.25,26.00,25.50,25.25,25.25,24.25,24.25,25.25,25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00,27.75,27.25,27.00,26.00,24.75,24.25,24.50,27.75,28.25,27.00,26.00,24.75,24.75,24.25,24.50</text:p>
          </table:table-cell>
          <table:table-cell office:value-type="string" calcext:value-type="string">
            <text:p>27.50,26.75,25.00,24.50,24.00,24.25,24.25,24.00,26.25,25.75,25.50,25.00,24.00,24.50,24.25,23.50</text:p>
          </table:table-cell>
          <table:table-cell office:value-type="string" calcext:value-type="string">
            <text:p>26.25,25.75,25.00,24.75,24.50,24.00,23.75,23.75,25.50,24.75,24.25,24.50,24.25,24.00,23.75,23.75</text:p>
          </table:table-cell>
          <table:table-cell office:value-type="string" calcext:value-type="string">
            <text:p>25.50,24.75,25.00,24.25,24.50,24.00,24.50,24.25,24.25,24.75,24.50,24.50,23.75,23.75,24.25,24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25,28.50,28.25,27.50,27.25,25.50,25.00,24.25,28.75,29.00,28.25,26.75,25.50,25.25,24.75,24.50</text:p>
          </table:table-cell>
          <table:table-cell office:value-type="string" calcext:value-type="string">
            <text:p>28.50,27.25,26.00,25.75,25.25,25.25,25.00,24.75,27.00,26.25,26.25,25.25,25.00,25.00,25.00,24.50</text:p>
          </table:table-cell>
          <table:table-cell office:value-type="string" calcext:value-type="string">
            <text:p>27.50,26.75,26.00,25.75,25.00,24.75,24.50,24.00,26.25,25.75,25.00,25.25,25.00,25.00,24.50,23.75</text:p>
          </table:table-cell>
          <table:table-cell office:value-type="string" calcext:value-type="string">
            <text:p>25.75,25.75,25.75,25.25,25.25,25.00,24.75,24.75,25.25,25.50,25.75,25.50,25.50,24.50,24.50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0,29.00,28.25,27.25,26.25,25.00,24.75,24.25,29.25,28.75,27.50,26.50,25.50,25.50,24.25,25.00</text:p>
          </table:table-cell>
          <table:table-cell office:value-type="string" calcext:value-type="string">
            <text:p>28.50,27.50,26.00,25.00,24.75,25.00,24.50,24.25,26.75,26.50,26.25,25.00,25.00,25.00,24.75,23.50</text:p>
          </table:table-cell>
          <table:table-cell office:value-type="string" calcext:value-type="string">
            <text:p>27.75,26.75,26.00,25.25,24.50,24.50,24.50,24.25,26.00,25.75,24.75,25.00,25.00,24.50,24.00,23.75</text:p>
          </table:table-cell>
          <table:table-cell office:value-type="string" calcext:value-type="string">
            <text:p>26.00,25.50,25.25,24.75,24.75,24.25,24.75,24.00,25.00,25.75,25.25,25.25,24.25,24.25,24.25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0,28.75,28.75,27.75,27.25,25.50,25.50,24.50,29.50,29.25,28.25,27.00,26.25,25.25,24.25,25.50</text:p>
          </table:table-cell>
          <table:table-cell office:value-type="string" calcext:value-type="string">
            <text:p>29.00,27.75,26.25,26.00,25.50,24.75,25.00,25.00,27.75,26.75,26.50,26.00,25.25,25.00,24.75,24.75</text:p>
          </table:table-cell>
          <table:table-cell office:value-type="string" calcext:value-type="string">
            <text:p>27.25,27.00,26.25,25.75,25.00,24.75,24.75,24.00,26.50,26.00,25.50,25.50,25.25,25.25,24.75,24.25</text:p>
          </table:table-cell>
          <table:table-cell office:value-type="string" calcext:value-type="string">
            <text:p>26.00,25.75,25.75,25.50,25.50,24.50,24.75,25.00,25.25,25.50,25.50,25.50,25.00,24.75,24.50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0,28.75,28.25,27.50,26.50,25.25,24.75,24.00,28.50,28.75,27.75,26.25,25.75,25.00,24.75,24.75</text:p>
          </table:table-cell>
          <table:table-cell office:value-type="string" calcext:value-type="string">
            <text:p>28.50,27.25,26.00,25.75,24.75,24.25,24.00,24.50,26.50,26.00,26.25,25.25,25.00,24.50,24.25,24.00</text:p>
          </table:table-cell>
          <table:table-cell office:value-type="string" calcext:value-type="string">
            <text:p>27.00,26.50,26.00,25.50,25.00,24.25,24.50,24.25,25.75,25.75,25.25,25.00,24.75,25.00,24.25,24.00</text:p>
          </table:table-cell>
          <table:table-cell office:value-type="string" calcext:value-type="string">
            <text:p>25.50,25.00,25.50,25.25,24.75,24.25,24.50,24.50,25.25,25.25,25.25,25.00,25.00,24.25,24.50,24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0,28.75,28.75,27.75,26.75,25.00,24.25,24.50,28.25,28.50,28.25,27.00,25.50,24.75,24.75,24.50</text:p>
          </table:table-cell>
          <table:table-cell office:value-type="string" calcext:value-type="string">
            <text:p>28.50,27.00,25.75,25.50,25.00,24.50,24.50,24.50,27.00,26.25,26.00,25.25,25.00,25.00,24.50,24.25</text:p>
          </table:table-cell>
          <table:table-cell office:value-type="string" calcext:value-type="string">
            <text:p>27.25,26.75,25.75,25.25,25.00,24.25,24.50,24.50,26.00,26.00,25.00,25.00,24.75,24.75,24.00,24.25</text:p>
          </table:table-cell>
          <table:table-cell office:value-type="string" calcext:value-type="string">
            <text:p>25.25,25.75,25.25,24.75,25.00,25.00,24.50,24.25,25.00,25.50,25.00,25.00,25.00,24.50,25.00,24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0,28.50,28.00,28.00,26.25,25.00,24.75,24.00,28.75,28.50,27.75,26.50,25.25,24.75,24.25,24.00</text:p>
          </table:table-cell>
          <table:table-cell office:value-type="string" calcext:value-type="string">
            <text:p>28.50,27.00,25.75,25.50,25.00,24.25,24.50,24.25,26.75,26.25,25.75,25.75,24.75,25.00,24.00,23.75</text:p>
          </table:table-cell>
          <table:table-cell office:value-type="string" calcext:value-type="string">
            <text:p>26.50,26.25,25.50,25.50,24.75,24.25,24.50,23.25,25.75,25.50,25.00,24.75,24.75,24.25,23.75,23.75</text:p>
          </table:table-cell>
          <table:table-cell office:value-type="string" calcext:value-type="string">
            <text:p>25.75,25.25,25.00,24.75,25.25,24.25,24.25,24.25,24.75,25.25,26.00,25.25,24.50,24.25,24.25,24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25,29.00,28.50,27.75,27.00,25.50,26.00,24.50,29.25,28.75,28.00,26.50,25.50,25.25,25.00,25.25</text:p>
          </table:table-cell>
          <table:table-cell office:value-type="string" calcext:value-type="string">
            <text:p>28.75,27.50,25.75,26.00,25.00,25.75,25.00,25.00,26.75,26.50,26.25,25.75,25.25,25.75,24.75,25.00</text:p>
          </table:table-cell>
          <table:table-cell office:value-type="string" calcext:value-type="string">
            <text:p>27.25,27.00,26.00,26.00,25.25,25.00,25.00,24.75,26.25,26.25,25.25,25.50,24.75,25.50,25.00,24.75</text:p>
          </table:table-cell>
          <table:table-cell office:value-type="string" calcext:value-type="string">
            <text:p>26.25,25.50,25.75,25.50,25.00,25.00,25.25,25.00,25.50,24.50,25.50,25.25,25.25,25.00,24.75,25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25,29.00,28.25,27.50,27.00,25.50,24.75,24.75,28.50,28.50,27.50,26.50,25.75,25.25,25.00,25.00</text:p>
          </table:table-cell>
          <table:table-cell office:value-type="string" calcext:value-type="string">
            <text:p>28.00,27.25,26.00,25.75,25.00,24.75,25.25,24.50,26.75,26.50,25.75,25.25,24.75,25.25,24.75,24.50</text:p>
          </table:table-cell>
          <table:table-cell office:value-type="string" calcext:value-type="string">
            <text:p>27.00,26.25,25.75,26.25,24.75,24.50,24.50,24.75,26.25,25.75,25.00,24.75,25.00,24.75,24.00,24.25</text:p>
          </table:table-cell>
          <table:table-cell office:value-type="string" calcext:value-type="string">
            <text:p>25.50,25.50,25.50,25.50,25.50,24.75,25.00,25.50,25.25,26.00,25.00,25.50,25.25,24.75,24.75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25,28.75,28.00,27.50,26.75,25.25,25.00,25.00,29.00,28.25,27.75,26.25,25.50,25.00,24.75,24.50</text:p>
          </table:table-cell>
          <table:table-cell office:value-type="string" calcext:value-type="string">
            <text:p>28.50,27.25,26.00,25.25,24.75,24.75,25.25,24.75,26.75,26.25,26.00,25.50,24.50,25.25,24.50,24.50</text:p>
          </table:table-cell>
          <table:table-cell office:value-type="string" calcext:value-type="string">
            <text:p>27.00,26.00,25.50,25.50,24.25,24.50,24.75,24.75,26.00,25.25,24.75,25.00,24.75,24.75,24.50,24.25</text:p>
          </table:table-cell>
          <table:table-cell office:value-type="string" calcext:value-type="string">
            <text:p>25.75,25.25,25.25,25.00,24.75,24.50,24.75,24.75,25.25,25.75,24.75,25.25,25.25,24.25,25.00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25,29.00,28.25,27.50,27.00,26.00,25.00,25.25,29.00,28.50,28.00,27.00,25.75,25.25,25.25,25.25</text:p>
          </table:table-cell>
          <table:table-cell office:value-type="string" calcext:value-type="string">
            <text:p>28.75,27.50,26.25,25.75,25.00,25.00,25.00,25.00,27.25,26.50,26.25,25.75,25.00,25.25,24.75,25.00</text:p>
          </table:table-cell>
          <table:table-cell office:value-type="string" calcext:value-type="string">
            <text:p>27.50,27.25,26.25,26.00,25.25,25.00,24.50,24.50,26.50,25.75,25.25,25.50,25.00,25.25,24.25,24.00</text:p>
          </table:table-cell>
          <table:table-cell office:value-type="string" calcext:value-type="string">
            <text:p>26.25,25.50,25.75,25.75,25.00,25.00,25.25,25.00,25.25,25.75,25.75,25.75,24.75,25.50,25.00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50,28.75,28.00,28.00,26.50,25.25,25.25,24.25,28.75,28.25,27.75,26.50,25.25,24.75,24.25,25.00</text:p>
          </table:table-cell>
          <table:table-cell office:value-type="string" calcext:value-type="string">
            <text:p>28.50,27.25,25.75,25.25,24.75,24.50,24.75,24.25,26.75,26.50,26.00,26.00,24.50,25.00,25.00,24.00</text:p>
          </table:table-cell>
          <table:table-cell office:value-type="string" calcext:value-type="string">
            <text:p>27.00,26.50,25.50,25.75,25.00,24.50,24.25,24.25,26.75,25.75,25.50,25.00,24.75,24.50,24.00,24.00</text:p>
          </table:table-cell>
          <table:table-cell office:value-type="string" calcext:value-type="string">
            <text:p>26.00,25.50,25.50,25.25,24.75,24.75,24.50,24.50,24.75,25.25,25.50,25.00,25.00,24.75,24.75,24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0,29.00,28.00,27.75,26.75,25.00,25.00,24.25,28.75,28.00,28.00,26.50,25.50,25.50,24.25,24.50</text:p>
          </table:table-cell>
          <table:table-cell office:value-type="string" calcext:value-type="string">
            <text:p>28.25,27.25,25.75,25.50,24.50,25.00,24.75,24.25,26.25,26.25,26.25,25.25,24.75,24.75,24.25,24.00</text:p>
          </table:table-cell>
          <table:table-cell office:value-type="string" calcext:value-type="string">
            <text:p>27.50,26.50,25.50,25.75,25.00,24.50,24.25,24.50,26.25,25.75,25.00,25.25,24.75,24.75,24.00,24.25</text:p>
          </table:table-cell>
          <table:table-cell office:value-type="string" calcext:value-type="string">
            <text:p>26.00,25.75,25.50,25.50,24.75,25.00,24.50,24.25,24.50,25.50,25.00,25.50,25.00,24.50,24.25,24.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0,28.50,27.75,27.50,26.25,25.00,24.25,24.50,28.50,28.25,27.50,26.00,25.00,24.75,24.25,25.00</text:p>
          </table:table-cell>
          <table:table-cell office:value-type="string" calcext:value-type="string">
            <text:p>28.25,26.50,25.25,24.75,24.75,24.75,24.00,24.75,26.25,25.75,25.25,25.25,24.25,24.50,24.50,24.50</text:p>
          </table:table-cell>
          <table:table-cell office:value-type="string" calcext:value-type="string">
            <text:p>26.75,26.00,25.50,25.25,24.25,24.00,23.75,24.25,25.25,25.00,24.75,24.75,24.25,24.50,23.75,24.25</text:p>
          </table:table-cell>
          <table:table-cell office:value-type="string" calcext:value-type="string">
            <text:p>25.50,25.00,25.00,24.75,24.25,24.25,24.50,24.50,25.00,24.75,24.50,24.75,24.50,24.00,24.25,25.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25,29.00,28.25,28.00,27.00,25.00,24.50,25.00,28.75,28.50,28.25,26.50,25.75,25.25,25.00,25.50</text:p>
          </table:table-cell>
          <table:table-cell office:value-type="string" calcext:value-type="string">
            <text:p>28.25,27.50,26.00,25.75,25.00,25.00,25.00,25.25,27.00,26.50,26.25,25.75,25.00,25.25,25.25,24.75</text:p>
          </table:table-cell>
          <table:table-cell office:value-type="string" calcext:value-type="string">
            <text:p>27.25,26.75,26.00,26.00,25.00,25.25,24.50,24.75,26.50,26.00,25.50,25.50,25.00,25.25,24.50,24.50</text:p>
          </table:table-cell>
          <table:table-cell office:value-type="string" calcext:value-type="string">
            <text:p>26.00,25.50,25.50,25.50,25.50,25.00,24.75,24.75,25.25,25.25,25.50,25.50,25.00,24.75,24.50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75,28.25,27.75,27.00,26.75,25.50,25.00,24.25,28.75,28.50,27.75,26.25,25.50,25.00,24.75,25.25</text:p>
          </table:table-cell>
          <table:table-cell office:value-type="string" calcext:value-type="string">
            <text:p>28.00,27.00,25.75,25.00,24.25,24.75,25.00,24.50,26.50,26.00,26.25,25.50,24.75,24.75,24.25,24.00</text:p>
          </table:table-cell>
          <table:table-cell office:value-type="string" calcext:value-type="string">
            <text:p>26.75,26.50,25.50,25.25,24.25,24.25,24.50,24.50,25.50,25.50,25.00,25.00,24.75,24.50,24.00,24.25</text:p>
          </table:table-cell>
          <table:table-cell office:value-type="string" calcext:value-type="string">
            <text:p>25.50,25.00,25.00,25.00,24.50,24.50,24.75,24.75,24.75,25.50,25.50,25.25,25.25,24.75,25.00,25.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50,28.25,28.00,27.25,26.50,24.75,25.00,24.75,28.25,28.00,27.25,26.25,25.00,24.50,24.00,24.25</text:p>
          </table:table-cell>
          <table:table-cell office:value-type="string" calcext:value-type="string">
            <text:p>28.00,26.75,25.25,24.75,24.50,24.25,24.50,24.25,26.50,26.00,25.50,25.25,24.25,24.50,23.75,24.25</text:p>
          </table:table-cell>
          <table:table-cell office:value-type="string" calcext:value-type="string">
            <text:p>26.75,26.25,25.50,24.75,24.00,24.50,24.25,23.75,25.75,25.50,25.00,24.75,24.25,24.75,23.75,24.00</text:p>
          </table:table-cell>
          <table:table-cell office:value-type="string" calcext:value-type="string">
            <text:p>25.50,25.00,25.25,24.75,24.25,24.00,24.50,24.00,25.25,25.00,25.00,24.75,25.00,24.25,25.00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0,29.00,28.75,28.00,27.00,25.50,24.75,25.00,28.75,28.75,28.50,26.75,26.00,25.50,25.25,25.25</text:p>
          </table:table-cell>
          <table:table-cell office:value-type="string" calcext:value-type="string">
            <text:p>28.50,27.25,26.50,25.75,25.00,25.25,25.25,24.75,26.50,26.75,26.50,26.00,25.25,25.00,25.25,24.50</text:p>
          </table:table-cell>
          <table:table-cell office:value-type="string" calcext:value-type="string">
            <text:p>27.75,26.50,26.50,25.75,25.25,25.00,24.50,24.75,26.25,25.75,25.50,25.25,25.50,25.00,24.50,24.75</text:p>
          </table:table-cell>
          <table:table-cell office:value-type="string" calcext:value-type="string">
            <text:p>26.00,25.75,25.75,25.25,25.00,25.00,24.75,25.00,25.50,25.75,25.75,25.50,25.00,24.75,24.75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0,28.25,27.50,27.00,26.75,25.75,25.50,25.00,28.75,28.25,27.25,26.25,25.50,25.50,25.00,25.50</text:p>
          </table:table-cell>
          <table:table-cell office:value-type="string" calcext:value-type="string">
            <text:p>28.25,27.00,25.75,25.75,24.50,25.00,24.75,24.50,27.25,25.75,26.00,25.75,25.25,25.00,24.50,24.25</text:p>
          </table:table-cell>
          <table:table-cell office:value-type="string" calcext:value-type="string">
            <text:p>27.25,26.00,25.75,26.00,24.75,24.75,24.25,24.75,25.75,25.50,25.00,25.25,24.75,25.25,24.00,24.25</text:p>
          </table:table-cell>
          <table:table-cell office:value-type="string" calcext:value-type="string">
            <text:p>26.00,25.25,25.25,25.00,25.25,24.75,24.75,24.75,25.50,25.25,25.25,25.50,25.25,24.25,24.75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0,28.25,27.50,27.00,26.75,25.75,25.50,25.00,28.75,28.25,27.25,26.25,25.50,25.50,25.00,25.50</text:p>
          </table:table-cell>
          <table:table-cell office:value-type="string" calcext:value-type="string">
            <text:p>28.25,27.00,25.75,25.75,24.50,25.00,24.75,24.50,27.25,25.75,26.00,25.75,25.25,25.00,24.50,24.25</text:p>
          </table:table-cell>
          <table:table-cell office:value-type="string" calcext:value-type="string">
            <text:p>27.25,26.00,25.75,26.00,24.75,24.75,24.25,24.75,25.75,25.50,25.00,25.25,24.75,25.25,24.00,24.25</text:p>
          </table:table-cell>
          <table:table-cell office:value-type="string" calcext:value-type="string">
            <text:p>26.00,25.25,25.25,25.00,25.25,24.75,24.75,24.75,25.50,25.25,25.25,25.50,25.25,24.25,24.75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0,28.25,27.50,27.00,26.75,25.75,25.50,25.00,28.75,28.25,27.25,26.25,25.50,25.50,25.00,25.50</text:p>
          </table:table-cell>
          <table:table-cell office:value-type="string" calcext:value-type="string">
            <text:p>28.25,27.00,25.75,25.75,24.50,25.00,24.75,24.50,27.25,25.75,26.00,25.75,25.25,25.00,24.50,24.25</text:p>
          </table:table-cell>
          <table:table-cell office:value-type="string" calcext:value-type="string">
            <text:p>27.25,26.00,25.75,26.00,24.75,24.75,24.25,24.75,25.75,25.50,25.00,25.25,24.75,25.25,24.00,24.25</text:p>
          </table:table-cell>
          <table:table-cell office:value-type="string" calcext:value-type="string">
            <text:p>26.00,25.25,25.25,25.00,25.25,24.75,24.75,24.75,25.50,25.25,25.25,25.50,25.25,24.25,24.75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0,28.25,27.50,27.00,26.75,25.75,25.50,25.00,28.75,28.25,27.25,26.25,25.50,25.50,25.00,25.50</text:p>
          </table:table-cell>
          <table:table-cell office:value-type="string" calcext:value-type="string">
            <text:p>28.25,27.00,25.75,25.75,24.50,25.00,24.75,24.50,27.25,25.75,26.00,25.75,25.25,25.00,24.50,24.25</text:p>
          </table:table-cell>
          <table:table-cell office:value-type="string" calcext:value-type="string">
            <text:p>27.25,26.00,25.75,26.00,24.75,24.75,24.25,24.75,25.75,25.50,25.00,25.25,24.75,25.25,24.00,24.25</text:p>
          </table:table-cell>
          <table:table-cell office:value-type="string" calcext:value-type="string">
            <text:p>26.00,25.25,25.25,25.00,25.25,24.75,24.75,24.75,25.50,25.25,25.25,25.50,25.25,24.25,24.75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0,28.25,27.50,27.00,26.75,25.75,25.50,25.00,28.75,28.25,27.25,26.25,25.50,25.50,25.00,25.50</text:p>
          </table:table-cell>
          <table:table-cell office:value-type="string" calcext:value-type="string">
            <text:p>28.25,27.00,25.75,25.75,24.50,25.00,24.75,24.50,27.25,25.75,26.00,25.75,25.25,25.00,24.50,24.25</text:p>
          </table:table-cell>
          <table:table-cell office:value-type="string" calcext:value-type="string">
            <text:p>27.25,26.00,25.75,26.00,24.75,24.75,24.25,24.75,25.75,25.50,25.00,25.25,24.75,25.25,24.00,24.25</text:p>
          </table:table-cell>
          <table:table-cell office:value-type="string" calcext:value-type="string">
            <text:p>26.00,25.25,25.25,25.00,25.25,24.75,24.75,24.75,25.50,25.25,25.25,25.50,25.25,24.25,24.75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0,28.25,27.50,27.00,26.75,25.75,25.50,25.00,28.75,28.25,27.25,26.25,25.50,25.50,25.00,25.50</text:p>
          </table:table-cell>
          <table:table-cell office:value-type="string" calcext:value-type="string">
            <text:p>28.25,27.00,25.75,25.75,24.50,25.00,24.75,24.50,27.25,25.75,26.00,25.75,25.25,25.00,24.50,24.25</text:p>
          </table:table-cell>
          <table:table-cell office:value-type="string" calcext:value-type="string">
            <text:p>27.25,26.00,25.75,26.00,24.75,24.75,24.25,24.75,25.75,25.50,25.00,25.25,24.75,25.25,24.00,24.25</text:p>
          </table:table-cell>
          <table:table-cell office:value-type="string" calcext:value-type="string">
            <text:p>26.00,25.25,25.25,25.00,25.25,24.75,24.75,24.75,25.50,25.25,25.25,25.50,25.25,24.25,24.75,25.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7.50,28.75,29.00,30.50,30.75,29.75,27.00,26.00,27.25,27.75,30.50,31.25,29.25,27.75,27.00,27.25</text:p>
          </table:table-cell>
          <table:table-cell office:value-type="string" calcext:value-type="string">
            <text:p>28.00,28.00,27.50,28.50,28.00,27.50,27.25,27.00,28.25,27.50,26.50,27.75,27.75,28.00,27.00,26.75</text:p>
          </table:table-cell>
          <table:table-cell office:value-type="string" calcext:value-type="string">
            <text:p>28.50,27.75,27.50,27.50,28.25,28.00,28.00,27.25,28.50,28.25,28.00,27.50,28.50,28.50,27.75,27.50</text:p>
          </table:table-cell>
          <table:table-cell office:value-type="string" calcext:value-type="string">
            <text:p>27.25,26.50,27.75,28.00,28.00,29.50,28.50,26.75,26.25,25.50,25.50,26.00,27.00,28.75,29.75,29.0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50,26.00,25.00,25.00,25.25,25.50,25.00,26.25,25.75,25.00,24.75,25.25,24.75,24.75,25.50</text:p>
          </table:table-cell>
          <table:table-cell office:value-type="string" calcext:value-type="string">
            <text:p>27.00,26.00,25.00,25.50,24.75,24.50,24.50,24.50,27.25,27.00,25.25,24.50,24.75,24.75,24.50,24.00</text:p>
          </table:table-cell>
          <table:table-cell office:value-type="string" calcext:value-type="string">
            <text:p>26.75,25.50,25.25,25.25,24.50,24.75,24.25,24.75,27.75,25.00,24.50,24.75,25.25,24.75,24.50,23.75</text:p>
          </table:table-cell>
          <table:table-cell office:value-type="string" calcext:value-type="string">
            <text:p>26.50,25.00,24.50,25.00,24.50,24.25,24.75,24.25,25.00,25.25,25.00,24.75,24.00,23.50,23.75,24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7.50,28.75,29.00,30.50,30.75,29.75,27.00,26.00,27.25,27.75,30.50,31.25,29.25,27.75,27.00,27.25</text:p>
          </table:table-cell>
          <table:table-cell office:value-type="string" calcext:value-type="string">
            <text:p>28.00,28.00,27.50,28.50,28.00,27.50,27.25,27.00,28.25,27.50,26.50,27.75,27.75,28.00,27.00,26.75</text:p>
          </table:table-cell>
          <table:table-cell office:value-type="string" calcext:value-type="string">
            <text:p>28.50,27.75,27.50,27.50,28.25,28.00,28.00,27.25,28.50,28.25,28.00,27.50,28.50,28.50,27.75,27.50</text:p>
          </table:table-cell>
          <table:table-cell office:value-type="string" calcext:value-type="string">
            <text:p>27.25,26.50,27.75,28.00,28.00,29.50,28.50,26.75,26.25,25.50,25.50,26.00,27.00,28.75,29.75,29.0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50,26.00,25.00,25.00,25.25,25.50,25.00,26.25,25.75,25.00,24.75,25.25,24.75,24.75,25.50</text:p>
          </table:table-cell>
          <table:table-cell office:value-type="string" calcext:value-type="string">
            <text:p>27.00,26.00,25.00,25.50,24.75,24.50,24.50,24.50,27.25,27.00,25.25,24.50,24.75,24.75,24.50,24.00</text:p>
          </table:table-cell>
          <table:table-cell office:value-type="string" calcext:value-type="string">
            <text:p>26.75,25.50,25.25,25.25,24.50,24.75,24.25,24.75,27.75,25.00,24.50,24.75,25.25,24.75,24.50,23.75</text:p>
          </table:table-cell>
          <table:table-cell office:value-type="string" calcext:value-type="string">
            <text:p>26.50,25.00,24.50,25.00,24.50,24.25,24.75,24.25,25.00,25.25,25.00,24.75,24.00,23.50,23.75,24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7.50,28.75,29.00,30.50,30.75,29.75,27.00,26.00,27.25,27.75,30.50,31.25,29.25,27.75,27.00,27.25</text:p>
          </table:table-cell>
          <table:table-cell office:value-type="string" calcext:value-type="string">
            <text:p>28.00,28.00,27.50,28.50,28.00,27.50,27.25,27.00,28.25,27.50,26.50,27.75,27.75,28.00,27.00,26.75</text:p>
          </table:table-cell>
          <table:table-cell office:value-type="string" calcext:value-type="string">
            <text:p>28.50,27.75,27.50,27.50,28.25,28.00,28.00,27.25,28.50,28.25,28.00,27.50,28.50,28.50,27.75,27.50</text:p>
          </table:table-cell>
          <table:table-cell office:value-type="string" calcext:value-type="string">
            <text:p>27.25,26.50,27.75,28.00,28.00,29.50,28.50,26.75,26.25,25.50,25.50,26.00,27.00,28.75,29.75,29.0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50,26.00,25.00,25.00,25.25,25.50,25.00,26.25,25.75,25.00,24.75,25.25,24.75,24.75,25.50</text:p>
          </table:table-cell>
          <table:table-cell office:value-type="string" calcext:value-type="string">
            <text:p>27.00,26.00,25.00,25.50,24.75,24.50,24.50,24.50,27.25,27.00,25.25,24.50,24.75,24.75,24.50,24.00</text:p>
          </table:table-cell>
          <table:table-cell office:value-type="string" calcext:value-type="string">
            <text:p>26.75,25.50,25.25,25.25,24.50,24.75,24.25,24.75,27.75,25.00,24.50,24.75,25.25,24.75,24.50,23.75</text:p>
          </table:table-cell>
          <table:table-cell office:value-type="string" calcext:value-type="string">
            <text:p>26.50,25.00,24.50,25.00,24.50,24.25,24.75,24.25,25.00,25.25,25.00,24.75,24.00,23.50,23.75,24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7.50,28.75,29.00,30.50,30.75,29.75,27.00,26.00,27.25,27.75,30.50,31.25,29.25,27.75,27.00,27.25</text:p>
          </table:table-cell>
          <table:table-cell office:value-type="string" calcext:value-type="string">
            <text:p>28.00,28.00,27.50,28.50,28.00,27.50,27.25,27.00,28.25,27.50,26.50,27.75,27.75,28.00,27.00,26.75</text:p>
          </table:table-cell>
          <table:table-cell office:value-type="string" calcext:value-type="string">
            <text:p>28.50,27.75,27.50,27.50,28.25,28.00,28.00,27.25,28.50,28.25,28.00,27.50,28.50,28.50,27.75,27.50</text:p>
          </table:table-cell>
          <table:table-cell office:value-type="string" calcext:value-type="string">
            <text:p>27.25,26.50,27.75,28.00,28.00,29.50,28.50,26.75,26.25,25.50,25.50,26.00,27.00,28.75,29.75,29.0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50,26.00,25.00,25.00,25.25,25.50,25.00,26.25,25.75,25.00,24.75,25.25,24.75,24.75,25.50</text:p>
          </table:table-cell>
          <table:table-cell office:value-type="string" calcext:value-type="string">
            <text:p>27.00,26.00,25.00,25.50,24.75,24.50,24.50,24.50,27.25,27.00,25.25,24.50,24.75,24.75,24.50,24.00</text:p>
          </table:table-cell>
          <table:table-cell office:value-type="string" calcext:value-type="string">
            <text:p>26.75,25.50,25.25,25.25,24.50,24.75,24.25,24.75,27.75,25.00,24.50,24.75,25.25,24.75,24.50,23.75</text:p>
          </table:table-cell>
          <table:table-cell office:value-type="string" calcext:value-type="string">
            <text:p>26.50,25.00,24.50,25.00,24.50,24.25,24.75,24.25,25.00,25.25,25.00,24.75,24.00,23.50,23.75,24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7.50,28.75,29.00,30.50,30.75,29.75,27.00,26.00,27.25,27.75,30.50,31.25,29.25,27.75,27.00,27.25</text:p>
          </table:table-cell>
          <table:table-cell office:value-type="string" calcext:value-type="string">
            <text:p>28.00,28.00,27.50,28.50,28.00,27.50,27.25,27.00,28.25,27.50,26.50,27.75,27.75,28.00,27.00,26.75</text:p>
          </table:table-cell>
          <table:table-cell office:value-type="string" calcext:value-type="string">
            <text:p>28.50,27.75,27.50,27.50,28.25,28.00,28.00,27.25,28.50,28.25,28.00,27.50,28.50,28.50,27.75,27.50</text:p>
          </table:table-cell>
          <table:table-cell office:value-type="string" calcext:value-type="string">
            <text:p>27.25,26.50,27.75,28.00,28.00,29.50,28.50,26.75,26.25,25.50,25.50,26.00,27.00,28.75,29.75,29.0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50,26.00,25.00,25.00,25.25,25.50,25.00,26.25,25.75,25.00,24.75,25.25,24.75,24.75,25.50</text:p>
          </table:table-cell>
          <table:table-cell office:value-type="string" calcext:value-type="string">
            <text:p>27.00,26.00,25.00,25.50,24.75,24.50,24.50,24.50,27.25,27.00,25.25,24.50,24.75,24.75,24.50,24.00</text:p>
          </table:table-cell>
          <table:table-cell office:value-type="string" calcext:value-type="string">
            <text:p>26.75,25.50,25.25,25.25,24.50,24.75,24.25,24.75,27.75,25.00,24.50,24.75,25.25,24.75,24.50,23.75</text:p>
          </table:table-cell>
          <table:table-cell office:value-type="string" calcext:value-type="string">
            <text:p>26.50,25.00,24.50,25.00,24.50,24.25,24.75,24.25,25.00,25.25,25.00,24.75,24.00,23.50,23.75,24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7.50,28.75,29.00,30.50,30.75,29.75,27.00,26.00,27.25,27.75,30.50,31.25,29.25,27.75,27.00,27.25</text:p>
          </table:table-cell>
          <table:table-cell office:value-type="string" calcext:value-type="string">
            <text:p>28.00,28.00,27.50,28.50,28.00,27.50,27.25,27.00,28.25,27.50,26.50,27.75,27.75,28.00,27.00,26.75</text:p>
          </table:table-cell>
          <table:table-cell office:value-type="string" calcext:value-type="string">
            <text:p>28.50,27.75,27.50,27.50,28.25,28.00,28.00,27.25,28.50,28.25,28.00,27.50,28.50,28.50,27.75,27.50</text:p>
          </table:table-cell>
          <table:table-cell office:value-type="string" calcext:value-type="string">
            <text:p>27.25,26.50,27.75,28.00,28.00,29.50,28.50,26.75,26.25,25.50,25.50,26.00,27.00,28.75,29.75,29.0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50,26.00,25.00,25.00,25.25,25.50,25.00,26.25,25.75,25.00,24.75,25.25,24.75,24.75,25.50</text:p>
          </table:table-cell>
          <table:table-cell office:value-type="string" calcext:value-type="string">
            <text:p>27.00,26.00,25.00,25.50,24.75,24.50,24.50,24.50,27.25,27.00,25.25,24.50,24.75,24.75,24.50,24.00</text:p>
          </table:table-cell>
          <table:table-cell office:value-type="string" calcext:value-type="string">
            <text:p>26.75,25.50,25.25,25.25,24.50,24.75,24.25,24.75,27.75,25.00,24.50,24.75,25.25,24.75,24.50,23.75</text:p>
          </table:table-cell>
          <table:table-cell office:value-type="string" calcext:value-type="string">
            <text:p>26.50,25.00,24.50,25.00,24.50,24.25,24.75,24.25,25.00,25.25,25.00,24.75,24.00,23.50,23.75,24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7.50,28.75,29.00,30.50,30.75,29.75,27.00,26.00,27.25,27.75,30.50,31.25,29.25,27.75,27.00,27.25</text:p>
          </table:table-cell>
          <table:table-cell office:value-type="string" calcext:value-type="string">
            <text:p>28.00,28.00,27.50,28.50,28.00,27.50,27.25,27.00,28.25,27.50,26.50,27.75,27.75,28.00,27.00,26.75</text:p>
          </table:table-cell>
          <table:table-cell office:value-type="string" calcext:value-type="string">
            <text:p>28.50,27.75,27.50,27.50,28.25,28.00,28.00,27.25,28.50,28.25,28.00,27.50,28.50,28.50,27.75,27.50</text:p>
          </table:table-cell>
          <table:table-cell office:value-type="string" calcext:value-type="string">
            <text:p>27.25,26.50,27.75,28.00,28.00,29.50,28.50,26.75,26.25,25.50,25.50,26.00,27.00,28.75,29.75,29.0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50,26.00,25.00,25.00,25.25,25.50,25.00,26.25,25.75,25.00,24.75,25.25,24.75,24.75,25.50</text:p>
          </table:table-cell>
          <table:table-cell office:value-type="string" calcext:value-type="string">
            <text:p>27.00,26.00,25.00,25.50,24.75,24.50,24.50,24.50,27.25,27.00,25.25,24.50,24.75,24.75,24.50,24.00</text:p>
          </table:table-cell>
          <table:table-cell office:value-type="string" calcext:value-type="string">
            <text:p>26.75,25.50,25.25,25.25,24.50,24.75,24.25,24.75,27.75,25.00,24.50,24.75,25.25,24.75,24.50,23.75</text:p>
          </table:table-cell>
          <table:table-cell office:value-type="string" calcext:value-type="string">
            <text:p>26.50,25.00,24.50,25.00,24.50,24.25,24.75,24.25,25.00,25.25,25.00,24.75,24.00,23.50,23.75,24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7.50,28.75,29.00,30.50,30.75,29.75,27.00,26.00,27.25,27.75,30.50,31.25,29.25,27.75,27.00,27.25</text:p>
          </table:table-cell>
          <table:table-cell office:value-type="string" calcext:value-type="string">
            <text:p>28.00,28.00,27.50,28.50,28.00,27.50,27.25,27.00,28.25,27.50,26.50,27.75,27.75,28.00,27.00,26.75</text:p>
          </table:table-cell>
          <table:table-cell office:value-type="string" calcext:value-type="string">
            <text:p>28.50,27.75,27.50,27.50,28.25,28.00,28.00,27.25,28.50,28.25,28.00,27.50,28.50,28.50,27.75,27.50</text:p>
          </table:table-cell>
          <table:table-cell office:value-type="string" calcext:value-type="string">
            <text:p>27.25,26.50,27.75,28.00,28.00,29.50,28.50,26.75,26.25,25.50,25.50,26.00,27.00,28.75,29.75,29.0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50,26.00,25.00,25.00,25.25,25.50,25.00,26.25,25.75,25.00,24.75,25.25,24.75,24.75,25.50</text:p>
          </table:table-cell>
          <table:table-cell office:value-type="string" calcext:value-type="string">
            <text:p>27.00,26.00,25.00,25.50,24.75,24.50,24.50,24.50,27.25,27.00,25.25,24.50,24.75,24.75,24.50,24.00</text:p>
          </table:table-cell>
          <table:table-cell office:value-type="string" calcext:value-type="string">
            <text:p>26.75,25.50,25.25,25.25,24.50,24.75,24.25,24.75,27.75,25.00,24.50,24.75,25.25,24.75,24.50,23.75</text:p>
          </table:table-cell>
          <table:table-cell office:value-type="string" calcext:value-type="string">
            <text:p>26.50,25.00,24.50,25.00,24.50,24.25,24.75,24.25,25.00,25.25,25.00,24.75,24.00,23.50,23.75,24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7.50,28.75,29.00,30.50,30.75,29.75,27.00,26.00,27.25,27.75,30.50,31.25,29.25,27.75,27.00,27.25</text:p>
          </table:table-cell>
          <table:table-cell office:value-type="string" calcext:value-type="string">
            <text:p>28.00,28.00,27.50,28.50,28.00,27.50,27.25,27.00,28.25,27.50,26.50,27.75,27.75,28.00,27.00,26.75</text:p>
          </table:table-cell>
          <table:table-cell office:value-type="string" calcext:value-type="string">
            <text:p>28.50,27.75,27.50,27.50,28.25,28.00,28.00,27.25,28.50,28.25,28.00,27.50,28.50,28.50,27.75,27.50</text:p>
          </table:table-cell>
          <table:table-cell office:value-type="string" calcext:value-type="string">
            <text:p>27.25,26.50,27.75,28.00,28.00,29.50,28.50,26.75,26.25,25.50,25.50,26.00,27.00,28.75,29.75,29.0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50,26.00,25.00,25.00,25.25,25.50,25.00,26.25,25.75,25.00,24.75,25.25,24.75,24.75,25.50</text:p>
          </table:table-cell>
          <table:table-cell office:value-type="string" calcext:value-type="string">
            <text:p>27.00,26.00,25.00,25.50,24.75,24.50,24.50,24.50,27.25,27.00,25.25,24.50,24.75,24.75,24.50,24.00</text:p>
          </table:table-cell>
          <table:table-cell office:value-type="string" calcext:value-type="string">
            <text:p>26.75,25.50,25.25,25.25,24.50,24.75,24.25,24.75,27.75,25.00,24.50,24.75,25.25,24.75,24.50,23.75</text:p>
          </table:table-cell>
          <table:table-cell office:value-type="string" calcext:value-type="string">
            <text:p>26.50,25.00,24.50,25.00,24.50,24.25,24.75,24.25,25.00,25.25,25.00,24.75,24.00,23.50,23.75,24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7.50,28.75,29.00,30.50,30.75,29.75,27.00,26.00,27.25,27.75,30.50,31.25,29.25,27.75,27.00,27.25</text:p>
          </table:table-cell>
          <table:table-cell office:value-type="string" calcext:value-type="string">
            <text:p>28.00,28.00,27.50,28.50,28.00,27.50,27.25,27.00,28.25,27.50,26.50,27.75,27.75,28.00,27.00,26.75</text:p>
          </table:table-cell>
          <table:table-cell office:value-type="string" calcext:value-type="string">
            <text:p>28.50,27.75,27.50,27.50,28.25,28.00,28.00,27.25,28.50,28.25,28.00,27.50,28.50,28.50,27.75,27.50</text:p>
          </table:table-cell>
          <table:table-cell office:value-type="string" calcext:value-type="string">
            <text:p>27.25,26.50,27.75,28.00,28.00,29.50,28.50,26.75,26.25,25.50,25.50,26.00,27.00,28.75,29.75,29.0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50,26.00,25.00,25.00,25.25,25.50,25.00,26.25,25.75,25.00,24.75,25.25,24.75,24.75,25.50</text:p>
          </table:table-cell>
          <table:table-cell office:value-type="string" calcext:value-type="string">
            <text:p>27.00,26.00,25.00,25.50,24.75,24.50,24.50,24.50,27.25,27.00,25.25,24.50,24.75,24.75,24.50,24.00</text:p>
          </table:table-cell>
          <table:table-cell office:value-type="string" calcext:value-type="string">
            <text:p>26.75,25.50,25.25,25.25,24.50,24.75,24.25,24.75,27.75,25.00,24.50,24.75,25.25,24.75,24.50,23.75</text:p>
          </table:table-cell>
          <table:table-cell office:value-type="string" calcext:value-type="string">
            <text:p>26.50,25.00,24.50,25.00,24.50,24.25,24.75,24.25,25.00,25.25,25.00,24.75,24.00,23.50,23.75,24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7.50,28.75,29.00,30.50,30.75,29.75,27.00,26.00,27.25,27.75,30.50,31.25,29.25,27.75,27.00,27.25</text:p>
          </table:table-cell>
          <table:table-cell office:value-type="string" calcext:value-type="string">
            <text:p>28.00,28.00,27.50,28.50,28.00,27.50,27.25,27.00,28.25,27.50,26.50,27.75,27.75,28.00,27.00,26.75</text:p>
          </table:table-cell>
          <table:table-cell office:value-type="string" calcext:value-type="string">
            <text:p>28.50,27.75,27.50,27.50,28.25,28.00,28.00,27.25,28.50,28.25,28.00,27.50,28.50,28.50,27.75,27.50</text:p>
          </table:table-cell>
          <table:table-cell office:value-type="string" calcext:value-type="string">
            <text:p>27.25,26.50,27.75,28.00,28.00,29.50,28.50,26.75,26.25,25.50,25.50,26.00,27.00,28.75,29.75,29.0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50,26.00,25.00,25.00,25.25,25.50,25.00,26.25,25.75,25.00,24.75,25.25,24.75,24.75,25.50</text:p>
          </table:table-cell>
          <table:table-cell office:value-type="string" calcext:value-type="string">
            <text:p>27.00,26.00,25.00,25.50,24.75,24.50,24.50,24.50,27.25,27.00,25.25,24.50,24.75,24.75,24.50,24.00</text:p>
          </table:table-cell>
          <table:table-cell office:value-type="string" calcext:value-type="string">
            <text:p>26.75,25.50,25.25,25.25,24.50,24.75,24.25,24.75,27.75,25.00,24.50,24.75,25.25,24.75,24.50,23.75</text:p>
          </table:table-cell>
          <table:table-cell office:value-type="string" calcext:value-type="string">
            <text:p>26.50,25.00,24.50,25.00,24.50,24.25,24.75,24.25,25.00,25.25,25.00,24.75,24.00,23.50,23.75,24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7.50,28.75,29.00,30.50,30.75,29.75,27.00,26.00,27.25,27.75,30.50,31.25,29.25,27.75,27.00,27.25</text:p>
          </table:table-cell>
          <table:table-cell office:value-type="string" calcext:value-type="string">
            <text:p>28.00,28.00,27.50,28.50,28.00,27.50,27.25,27.00,28.25,27.50,26.50,27.75,27.75,28.00,27.00,26.75</text:p>
          </table:table-cell>
          <table:table-cell office:value-type="string" calcext:value-type="string">
            <text:p>28.50,27.75,27.50,27.50,28.25,28.00,28.00,27.25,28.50,28.25,28.00,27.50,28.50,28.50,27.75,27.50</text:p>
          </table:table-cell>
          <table:table-cell office:value-type="string" calcext:value-type="string">
            <text:p>27.25,26.50,27.75,28.00,28.00,29.50,28.50,26.75,26.25,25.50,25.50,26.00,27.00,28.75,29.75,29.0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50,26.00,25.00,25.00,25.25,25.50,25.00,26.25,25.75,25.00,24.75,25.25,24.75,24.75,25.50</text:p>
          </table:table-cell>
          <table:table-cell office:value-type="string" calcext:value-type="string">
            <text:p>27.00,26.00,25.00,25.50,24.75,24.50,24.50,24.50,27.25,27.00,25.25,24.50,24.75,24.75,24.50,24.00</text:p>
          </table:table-cell>
          <table:table-cell office:value-type="string" calcext:value-type="string">
            <text:p>26.75,25.50,25.25,25.25,24.50,24.75,24.25,24.75,27.75,25.00,24.50,24.75,25.25,24.75,24.50,23.75</text:p>
          </table:table-cell>
          <table:table-cell office:value-type="string" calcext:value-type="string">
            <text:p>26.50,25.00,24.50,25.00,24.50,24.25,24.75,24.25,25.00,25.25,25.00,24.75,24.00,23.50,23.75,24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7.50,28.75,29.00,30.50,30.75,29.75,27.00,26.00,27.25,27.75,30.50,31.25,29.25,27.75,27.00,27.25</text:p>
          </table:table-cell>
          <table:table-cell office:value-type="string" calcext:value-type="string">
            <text:p>28.00,28.00,27.50,28.50,28.00,27.50,27.25,27.00,28.25,27.50,26.50,27.75,27.75,28.00,27.00,26.75</text:p>
          </table:table-cell>
          <table:table-cell office:value-type="string" calcext:value-type="string">
            <text:p>28.50,27.75,27.50,27.50,28.25,28.00,28.00,27.25,28.50,28.25,28.00,27.50,28.50,28.50,27.75,27.50</text:p>
          </table:table-cell>
          <table:table-cell office:value-type="string" calcext:value-type="string">
            <text:p>27.25,26.50,27.75,28.00,28.00,29.50,28.50,26.75,26.25,25.50,25.50,26.00,27.00,28.75,29.75,29.0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50,26.00,25.00,25.00,25.25,25.50,25.00,26.25,25.75,25.00,24.75,25.25,24.75,24.75,25.50</text:p>
          </table:table-cell>
          <table:table-cell office:value-type="string" calcext:value-type="string">
            <text:p>27.00,26.00,25.00,25.50,24.75,24.50,24.50,24.50,27.25,27.00,25.25,24.50,24.75,24.75,24.50,24.00</text:p>
          </table:table-cell>
          <table:table-cell office:value-type="string" calcext:value-type="string">
            <text:p>26.75,25.50,25.25,25.25,24.50,24.75,24.25,24.75,27.75,25.00,24.50,24.75,25.25,24.75,24.50,23.75</text:p>
          </table:table-cell>
          <table:table-cell office:value-type="string" calcext:value-type="string">
            <text:p>26.50,25.00,24.50,25.00,24.50,24.25,24.75,24.25,25.00,25.25,25.00,24.75,24.00,23.50,23.75,24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7.50,28.75,29.00,30.50,30.75,29.75,27.00,26.00,27.25,27.75,30.50,31.25,29.25,27.75,27.00,27.25</text:p>
          </table:table-cell>
          <table:table-cell office:value-type="string" calcext:value-type="string">
            <text:p>28.00,28.00,27.50,28.50,28.00,27.50,27.25,27.00,28.25,27.50,26.50,27.75,27.75,28.00,27.00,26.75</text:p>
          </table:table-cell>
          <table:table-cell office:value-type="string" calcext:value-type="string">
            <text:p>28.50,27.75,27.50,27.50,28.25,28.00,28.00,27.25,28.50,28.25,28.00,27.50,28.50,28.50,27.75,27.50</text:p>
          </table:table-cell>
          <table:table-cell office:value-type="string" calcext:value-type="string">
            <text:p>27.25,26.50,27.75,28.00,28.00,29.50,28.50,26.75,26.25,25.50,25.50,26.00,27.00,28.75,29.75,29.0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50,26.00,25.00,25.00,25.25,25.50,25.00,26.25,25.75,25.00,24.75,25.25,24.75,24.75,25.50</text:p>
          </table:table-cell>
          <table:table-cell office:value-type="string" calcext:value-type="string">
            <text:p>27.00,26.00,25.00,25.50,24.75,24.50,24.50,24.50,27.25,27.00,25.25,24.50,24.75,24.75,24.50,24.00</text:p>
          </table:table-cell>
          <table:table-cell office:value-type="string" calcext:value-type="string">
            <text:p>26.75,25.50,25.25,25.25,24.50,24.75,24.25,24.75,27.75,25.00,24.50,24.75,25.25,24.75,24.50,23.75</text:p>
          </table:table-cell>
          <table:table-cell office:value-type="string" calcext:value-type="string">
            <text:p>26.50,25.00,24.50,25.00,24.50,24.25,24.75,24.25,25.00,25.25,25.00,24.75,24.00,23.50,23.75,24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7.50,28.75,29.00,30.50,30.75,29.75,27.00,26.00,27.25,27.75,30.50,31.25,29.25,27.75,27.00,27.25</text:p>
          </table:table-cell>
          <table:table-cell office:value-type="string" calcext:value-type="string">
            <text:p>28.00,28.00,27.50,28.50,28.00,27.50,27.25,27.00,28.25,27.50,26.50,27.75,27.75,28.00,27.00,26.75</text:p>
          </table:table-cell>
          <table:table-cell office:value-type="string" calcext:value-type="string">
            <text:p>28.50,27.75,27.50,27.50,28.25,28.00,28.00,27.25,28.50,28.25,28.00,27.50,28.50,28.50,27.75,27.50</text:p>
          </table:table-cell>
          <table:table-cell office:value-type="string" calcext:value-type="string">
            <text:p>27.25,26.50,27.75,28.00,28.00,29.50,28.50,26.75,26.25,25.50,25.50,26.00,27.00,28.75,29.75,29.0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50,26.00,25.00,25.00,25.25,25.50,25.00,26.25,25.75,25.00,24.75,25.25,24.75,24.75,25.50</text:p>
          </table:table-cell>
          <table:table-cell office:value-type="string" calcext:value-type="string">
            <text:p>27.00,26.00,25.00,25.50,24.75,24.50,24.50,24.50,27.25,27.00,25.25,24.50,24.75,24.75,24.50,24.00</text:p>
          </table:table-cell>
          <table:table-cell office:value-type="string" calcext:value-type="string">
            <text:p>26.75,25.50,25.25,25.25,24.50,24.75,24.25,24.75,27.75,25.00,24.50,24.75,25.25,24.75,24.50,23.75</text:p>
          </table:table-cell>
          <table:table-cell office:value-type="string" calcext:value-type="string">
            <text:p>26.50,25.00,24.50,25.00,24.50,24.25,24.75,24.25,25.00,25.25,25.00,24.75,24.00,23.50,23.75,24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7.50,28.75,29.00,30.50,30.75,29.75,27.00,26.00,27.25,27.75,30.50,31.25,29.25,27.75,27.00,27.25</text:p>
          </table:table-cell>
          <table:table-cell office:value-type="string" calcext:value-type="string">
            <text:p>28.00,28.00,27.50,28.50,28.00,27.50,27.25,27.00,28.25,27.50,26.50,27.75,27.75,28.00,27.00,26.75</text:p>
          </table:table-cell>
          <table:table-cell office:value-type="string" calcext:value-type="string">
            <text:p>28.50,27.75,27.50,27.50,28.25,28.00,28.00,27.25,28.50,28.25,28.00,27.50,28.50,28.50,27.75,27.50</text:p>
          </table:table-cell>
          <table:table-cell office:value-type="string" calcext:value-type="string">
            <text:p>27.25,26.50,27.75,28.00,28.00,29.50,28.50,26.75,26.25,25.50,25.50,26.00,27.00,28.75,29.75,29.0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50,26.00,25.00,25.00,25.25,25.50,25.00,26.25,25.75,25.00,24.75,25.25,24.75,24.75,25.50</text:p>
          </table:table-cell>
          <table:table-cell office:value-type="string" calcext:value-type="string">
            <text:p>27.00,26.00,25.00,25.50,24.75,24.50,24.50,24.50,27.25,27.00,25.25,24.50,24.75,24.75,24.50,24.00</text:p>
          </table:table-cell>
          <table:table-cell office:value-type="string" calcext:value-type="string">
            <text:p>26.75,25.50,25.25,25.25,24.50,24.75,24.25,24.75,27.75,25.00,24.50,24.75,25.25,24.75,24.50,23.75</text:p>
          </table:table-cell>
          <table:table-cell office:value-type="string" calcext:value-type="string">
            <text:p>26.50,25.00,24.50,25.00,24.50,24.25,24.75,24.25,25.00,25.25,25.00,24.75,24.00,23.50,23.75,24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75,25.50,25.50,25.50,25.25,25.00,24.25,26.00,25.50,25.50,25.00,24.75,24.50,24.25,24.50</text:p>
          </table:table-cell>
          <table:table-cell office:value-type="string" calcext:value-type="string">
            <text:p>27.00,26.00,25.25,24.75,24.75,24.50,24.50,24.25,27.00,26.50,25.25,25.00,24.50,24.50,24.25,24.75</text:p>
          </table:table-cell>
          <table:table-cell office:value-type="string" calcext:value-type="string">
            <text:p>27.25,25.00,25.00,24.75,24.25,24.75,24.25,24.25,27.50,24.75,24.75,24.75,24.75,24.50,24.25,23.75</text:p>
          </table:table-cell>
          <table:table-cell office:value-type="string" calcext:value-type="string">
            <text:p>26.75,25.25,25.00,24.50,24.75,24.50,25.00,24.00,25.25,25.00,24.75,24.50,24.00,24.00,24.00,23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7.50,28.75,29.00,30.50,30.75,29.75,27.00,26.00,27.25,27.75,30.50,31.25,29.25,27.75,27.00,27.25</text:p>
          </table:table-cell>
          <table:table-cell office:value-type="string" calcext:value-type="string">
            <text:p>28.00,28.00,27.50,28.50,28.00,27.50,27.25,27.00,28.25,27.50,26.50,27.75,27.75,28.00,27.00,26.75</text:p>
          </table:table-cell>
          <table:table-cell office:value-type="string" calcext:value-type="string">
            <text:p>28.50,27.75,27.50,27.50,28.25,28.00,28.00,27.25,28.50,28.25,28.00,27.50,28.50,28.50,27.75,27.50</text:p>
          </table:table-cell>
          <table:table-cell office:value-type="string" calcext:value-type="string">
            <text:p>27.25,26.50,27.75,28.00,28.00,29.50,28.50,26.75,26.25,25.50,25.50,26.00,27.00,28.75,29.75,29.0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75,26.50,26.00,25.00,25.00,25.25,25.50,25.00,26.25,25.75,25.00,24.75,25.25,24.75,24.75,25.50</text:p>
          </table:table-cell>
          <table:table-cell office:value-type="string" calcext:value-type="string">
            <text:p>27.00,26.00,25.00,25.50,24.75,24.50,24.50,24.50,27.25,27.00,25.25,24.50,24.75,24.75,24.50,24.00</text:p>
          </table:table-cell>
          <table:table-cell office:value-type="string" calcext:value-type="string">
            <text:p>26.75,25.50,25.25,25.25,24.50,24.75,24.25,24.75,27.75,25.00,24.50,24.75,25.25,24.75,24.50,23.75</text:p>
          </table:table-cell>
          <table:table-cell office:value-type="string" calcext:value-type="string">
            <text:p>26.50,25.00,24.50,25.00,24.50,24.25,24.75,24.25,25.00,25.25,25.00,24.75,24.00,23.50,23.75,24.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50,23.00,23.25,23.25,23.25,23.00,23.50,23.00,22.75,23.25,23.75,23.50,23.25,24.00,23.25,24.00</text:p>
          </table:table-cell>
          <table:table-cell office:value-type="string" calcext:value-type="string">
            <text:p>23.25,23.25,23.50,23.75,23.00,23.00,23.50,24.00,23.00,23.50,23.50,23.50,23.00,23.75,23.25,23.25</text:p>
          </table:table-cell>
          <table:table-cell office:value-type="string" calcext:value-type="string">
            <text:p>23.00,23.00,23.75,23.50,23.50,23.25,23.25,23.50,22.75,23.25,23.25,23.50,23.50,23.75,23.25,23.00</text:p>
          </table:table-cell>
          <table:table-cell office:value-type="string" calcext:value-type="string">
            <text:p>23.50,23.50,23.50,24.00,23.50,23.25,23.75,23.50,23.75,23.25,23.50,23.50,23.50,23.75,24.00,24.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00,24.50,24.50,24.00,24.25,24.00,24.25,24.00,23.75,24.00,24.75,25.00,25.25,25.00,23.75,25.00</text:p>
          </table:table-cell>
          <table:table-cell office:value-type="string" calcext:value-type="string">
            <text:p>24.25,24.75,25.50,27.50,26.25,25.75,25.25,25.75,24.25,25.25,27.00,27.25,27.00,26.75,26.50,25.75</text:p>
          </table:table-cell>
          <table:table-cell office:value-type="string" calcext:value-type="string">
            <text:p>25.25,25.25,27.25,27.75,27.00,26.25,27.25,26.75,27.00,25.25,26.75,27.50,27.50,26.75,26.25,27.00</text:p>
          </table:table-cell>
          <table:table-cell office:value-type="string" calcext:value-type="string">
            <text:p>27.75,25.75,27.25,28.00,27.25,26.50,26.25,27.25,27.00,26.75,27.00,27.25,26.75,26.00,26.25,25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.75,28.75,26.75,27.50,26.50,25.00,24.25,23.25,26.75,28.00,27.50,27.25,27.50,25.50,24.25,24.25</text:p>
          </table:table-cell>
          <table:table-cell office:value-type="string" calcext:value-type="string">
            <text:p>27.00,28.00,27.00,27.00,27.75,26.25,24.25,23.50,26.00,27.50,26.50,27.00,27.50,27.50,24.75,24.00</text:p>
          </table:table-cell>
          <table:table-cell office:value-type="string" calcext:value-type="string">
            <text:p>27.25,27.00,27.25,27.00,28.00,27.00,24.75,23.75,26.75,27.00,27.25,27.50,28.50,28.00,24.25,24.00</text:p>
          </table:table-cell>
          <table:table-cell office:value-type="string" calcext:value-type="string">
            <text:p>27.00,27.75,27.75,30.00,29.50,25.75,25.00,24.25,27.25,29.00,30.50,31.00,30.00,26.00,24.75,24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0,24.75,24.75,24.50,24.75,24.75,24.50,23.50,25.50,25.75,25.00,24.50,25.75,25.25,25.25,25.25</text:p>
          </table:table-cell>
          <table:table-cell office:value-type="string" calcext:value-type="string">
            <text:p>26.75,26.75,27.50,26.00,27.25,27.25,25.25,26.25,26.75,27.50,26.50,25.00,27.25,27.25,24.50,25.75</text:p>
          </table:table-cell>
          <table:table-cell office:value-type="string" calcext:value-type="string">
            <text:p>27.50,27.25,26.75,24.75,26.25,25.75,24.00,26.00,27.75,28.00,26.25,24.25,24.25,24.50,24.50,25.50</text:p>
          </table:table-cell>
          <table:table-cell office:value-type="string" calcext:value-type="string">
            <text:p>28.00,28.75,25.75,24.75,24.50,25.25,24.25,25.50,26.75,26.75,25.00,24.25,24.50,25.25,24.25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0,24.00,24.75,24.50,25.00,25.25,25.75,24.50,24.75,25.25,24.50,24.50,25.50,25.50,25.50,25.75</text:p>
          </table:table-cell>
          <table:table-cell office:value-type="string" calcext:value-type="string">
            <text:p>25.75,25.00,25.00,25.75,27.25,27.00,27.25,26.50,25.00,25.25,24.75,25.00,27.25,28.00,27.50,26.50</text:p>
          </table:table-cell>
          <table:table-cell office:value-type="string" calcext:value-type="string">
            <text:p>24.50,24.75,24.50,24.75,25.50,27.25,28.00,26.50,25.25,24.75,24.50,24.00,24.25,27.50,30.25,27.00</text:p>
          </table:table-cell>
          <table:table-cell office:value-type="string" calcext:value-type="string">
            <text:p>25.00,25.00,24.50,24.25,24.50,27.50,29.00,26.00,25.00,24.75,25.25,23.75,24.25,26.50,26.50,25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4.75,24.25,24.25,24.00,24.50,23.75,25.00,24.00,24.25,24.75,24.00,24.50,25.25,24.50,24.25,25.50</text:p>
          </table:table-cell>
          <table:table-cell office:value-type="string" calcext:value-type="string">
            <text:p>25.00,24.50,24.25,25.25,26.75,26.25,24.75,25.75,24.75,24.75,24.50,24.75,27.50,25.75,24.75,25.25</text:p>
          </table:table-cell>
          <table:table-cell office:value-type="string" calcext:value-type="string">
            <text:p>24.75,24.50,24.50,24.25,25.25,24.75,25.75,25.75,25.00,25.00,24.50,24.00,24.00,24.50,26.00,25.50</text:p>
          </table:table-cell>
          <table:table-cell office:value-type="string" calcext:value-type="string">
            <text:p>25.00,25.00,24.50,23.75,24.00,24.00,24.25,25.75,24.75,25.00,24.75,24.50,24.50,24.50,24.75,24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0,24.75,24.75,24.50,24.75,24.75,24.50,23.50,25.50,25.75,25.00,24.50,25.75,25.25,25.25,25.25</text:p>
          </table:table-cell>
          <table:table-cell office:value-type="string" calcext:value-type="string">
            <text:p>26.75,26.75,27.50,26.00,27.25,27.25,25.25,26.25,26.75,27.50,26.50,25.00,27.25,27.25,24.50,25.75</text:p>
          </table:table-cell>
          <table:table-cell office:value-type="string" calcext:value-type="string">
            <text:p>27.50,27.25,26.75,24.75,26.25,25.75,24.00,26.00,27.75,28.00,26.25,24.25,24.25,24.50,24.50,25.50</text:p>
          </table:table-cell>
          <table:table-cell office:value-type="string" calcext:value-type="string">
            <text:p>28.00,28.75,25.75,24.75,24.50,25.25,24.25,25.50,26.75,26.75,25.00,24.25,24.50,25.25,24.25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0,24.00,24.75,24.50,25.00,25.25,25.75,24.50,24.75,25.25,24.50,24.50,25.50,25.50,25.50,25.75</text:p>
          </table:table-cell>
          <table:table-cell office:value-type="string" calcext:value-type="string">
            <text:p>25.75,25.00,25.00,25.75,27.25,27.00,27.25,26.50,25.00,25.25,24.75,25.00,27.25,28.00,27.50,26.50</text:p>
          </table:table-cell>
          <table:table-cell office:value-type="string" calcext:value-type="string">
            <text:p>24.50,24.75,24.50,24.75,25.50,27.25,28.00,26.50,25.25,24.75,24.50,24.00,24.25,27.50,30.25,27.00</text:p>
          </table:table-cell>
          <table:table-cell office:value-type="string" calcext:value-type="string">
            <text:p>25.00,25.00,24.50,24.25,24.50,27.50,29.00,26.00,25.00,24.75,25.25,23.75,24.25,26.50,26.50,25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4.75,24.25,24.25,24.00,24.50,23.75,25.00,24.00,24.25,24.75,24.00,24.50,25.25,24.50,24.25,25.50</text:p>
          </table:table-cell>
          <table:table-cell office:value-type="string" calcext:value-type="string">
            <text:p>25.00,24.50,24.25,25.25,26.75,26.25,24.75,25.75,24.75,24.75,24.50,24.75,27.50,25.75,24.75,25.25</text:p>
          </table:table-cell>
          <table:table-cell office:value-type="string" calcext:value-type="string">
            <text:p>24.75,24.50,24.50,24.25,25.25,24.75,25.75,25.75,25.00,25.00,24.50,24.00,24.00,24.50,26.00,25.50</text:p>
          </table:table-cell>
          <table:table-cell office:value-type="string" calcext:value-type="string">
            <text:p>25.00,25.00,24.50,23.75,24.00,24.00,24.25,25.75,24.75,25.00,24.75,24.50,24.50,24.50,24.75,24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0,24.75,24.75,24.50,24.75,24.75,24.50,23.50,25.50,25.75,25.00,24.50,25.75,25.25,25.25,25.25</text:p>
          </table:table-cell>
          <table:table-cell office:value-type="string" calcext:value-type="string">
            <text:p>26.75,26.75,27.50,26.00,27.25,27.25,25.25,26.25,26.75,27.50,26.50,25.00,27.25,27.25,24.50,25.75</text:p>
          </table:table-cell>
          <table:table-cell office:value-type="string" calcext:value-type="string">
            <text:p>27.50,27.25,26.75,24.75,26.25,25.75,24.00,26.00,27.75,28.00,26.25,24.25,24.25,24.50,24.50,25.50</text:p>
          </table:table-cell>
          <table:table-cell office:value-type="string" calcext:value-type="string">
            <text:p>28.00,28.75,25.75,24.75,24.50,25.25,24.25,25.50,26.75,26.75,25.00,24.25,24.50,25.25,24.25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0,24.00,24.75,24.50,25.00,25.25,25.75,24.50,24.75,25.25,24.50,24.50,25.50,25.50,25.50,25.75</text:p>
          </table:table-cell>
          <table:table-cell office:value-type="string" calcext:value-type="string">
            <text:p>25.75,25.00,25.00,25.75,27.25,27.00,27.25,26.50,25.00,25.25,24.75,25.00,27.25,28.00,27.50,26.50</text:p>
          </table:table-cell>
          <table:table-cell office:value-type="string" calcext:value-type="string">
            <text:p>24.50,24.75,24.50,24.75,25.50,27.25,28.00,26.50,25.25,24.75,24.50,24.00,24.25,27.50,30.25,27.00</text:p>
          </table:table-cell>
          <table:table-cell office:value-type="string" calcext:value-type="string">
            <text:p>25.00,25.00,24.50,24.25,24.50,27.50,29.00,26.00,25.00,24.75,25.25,23.75,24.25,26.50,26.50,25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4.75,24.25,24.25,24.00,24.50,23.75,25.00,24.00,24.25,24.75,24.00,24.50,25.25,24.50,24.25,25.50</text:p>
          </table:table-cell>
          <table:table-cell office:value-type="string" calcext:value-type="string">
            <text:p>25.00,24.50,24.25,25.25,26.75,26.25,24.75,25.75,24.75,24.75,24.50,24.75,27.50,25.75,24.75,25.25</text:p>
          </table:table-cell>
          <table:table-cell office:value-type="string" calcext:value-type="string">
            <text:p>24.75,24.50,24.50,24.25,25.25,24.75,25.75,25.75,25.00,25.00,24.50,24.00,24.00,24.50,26.00,25.50</text:p>
          </table:table-cell>
          <table:table-cell office:value-type="string" calcext:value-type="string">
            <text:p>25.00,25.00,24.50,23.75,24.00,24.00,24.25,25.75,24.75,25.00,24.75,24.50,24.50,24.50,24.75,24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0,24.75,24.75,24.50,24.75,24.75,24.50,23.50,25.50,25.75,25.00,24.50,25.75,25.25,25.25,25.25</text:p>
          </table:table-cell>
          <table:table-cell office:value-type="string" calcext:value-type="string">
            <text:p>26.75,26.75,27.50,26.00,27.25,27.25,25.25,26.25,26.75,27.50,26.50,25.00,27.25,27.25,24.50,25.75</text:p>
          </table:table-cell>
          <table:table-cell office:value-type="string" calcext:value-type="string">
            <text:p>27.50,27.25,26.75,24.75,26.25,25.75,24.00,26.00,27.75,28.00,26.25,24.25,24.25,24.50,24.50,25.50</text:p>
          </table:table-cell>
          <table:table-cell office:value-type="string" calcext:value-type="string">
            <text:p>28.00,28.75,25.75,24.75,24.50,25.25,24.25,25.50,26.75,26.75,25.00,24.25,24.50,25.25,24.25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0,24.00,24.75,24.50,25.00,25.25,25.75,24.50,24.75,25.25,24.50,24.50,25.50,25.50,25.50,25.75</text:p>
          </table:table-cell>
          <table:table-cell office:value-type="string" calcext:value-type="string">
            <text:p>25.75,25.00,25.00,25.75,27.25,27.00,27.25,26.50,25.00,25.25,24.75,25.00,27.25,28.00,27.50,26.50</text:p>
          </table:table-cell>
          <table:table-cell office:value-type="string" calcext:value-type="string">
            <text:p>24.50,24.75,24.50,24.75,25.50,27.25,28.00,26.50,25.25,24.75,24.50,24.00,24.25,27.50,30.25,27.00</text:p>
          </table:table-cell>
          <table:table-cell office:value-type="string" calcext:value-type="string">
            <text:p>25.00,25.00,24.50,24.25,24.50,27.50,29.00,26.00,25.00,24.75,25.25,23.75,24.25,26.50,26.50,25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4.75,24.25,24.25,24.00,24.50,23.75,25.00,24.00,24.25,24.75,24.00,24.50,25.25,24.50,24.25,25.50</text:p>
          </table:table-cell>
          <table:table-cell office:value-type="string" calcext:value-type="string">
            <text:p>25.00,24.50,24.25,25.25,26.75,26.25,24.75,25.75,24.75,24.75,24.50,24.75,27.50,25.75,24.75,25.25</text:p>
          </table:table-cell>
          <table:table-cell office:value-type="string" calcext:value-type="string">
            <text:p>24.75,24.50,24.50,24.25,25.25,24.75,25.75,25.75,25.00,25.00,24.50,24.00,24.00,24.50,26.00,25.50</text:p>
          </table:table-cell>
          <table:table-cell office:value-type="string" calcext:value-type="string">
            <text:p>25.00,25.00,24.50,23.75,24.00,24.00,24.25,25.75,24.75,25.00,24.75,24.50,24.50,24.50,24.75,24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0,24.75,24.75,24.50,24.75,24.75,24.50,23.50,25.50,25.75,25.00,24.50,25.75,25.25,25.25,25.25</text:p>
          </table:table-cell>
          <table:table-cell office:value-type="string" calcext:value-type="string">
            <text:p>26.75,26.75,27.50,26.00,27.25,27.25,25.25,26.25,26.75,27.50,26.50,25.00,27.25,27.25,24.50,25.75</text:p>
          </table:table-cell>
          <table:table-cell office:value-type="string" calcext:value-type="string">
            <text:p>27.50,27.25,26.75,24.75,26.25,25.75,24.00,26.00,27.75,28.00,26.25,24.25,24.25,24.50,24.50,25.50</text:p>
          </table:table-cell>
          <table:table-cell office:value-type="string" calcext:value-type="string">
            <text:p>28.00,28.75,25.75,24.75,24.50,25.25,24.25,25.50,26.75,26.75,25.00,24.25,24.50,25.25,24.25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0,24.00,24.75,24.50,25.00,25.25,25.75,24.50,24.75,25.25,24.50,24.50,25.50,25.50,25.50,25.75</text:p>
          </table:table-cell>
          <table:table-cell office:value-type="string" calcext:value-type="string">
            <text:p>25.75,25.00,25.00,25.75,27.25,27.00,27.25,26.50,25.00,25.25,24.75,25.00,27.25,28.00,27.50,26.50</text:p>
          </table:table-cell>
          <table:table-cell office:value-type="string" calcext:value-type="string">
            <text:p>24.50,24.75,24.50,24.75,25.50,27.25,28.00,26.50,25.25,24.75,24.50,24.00,24.25,27.50,30.25,27.00</text:p>
          </table:table-cell>
          <table:table-cell office:value-type="string" calcext:value-type="string">
            <text:p>25.00,25.00,24.50,24.25,24.50,27.50,29.00,26.00,25.00,24.75,25.25,23.75,24.25,26.50,26.50,25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4.75,24.25,24.25,24.00,24.50,23.75,25.00,24.00,24.25,24.75,24.00,24.50,25.25,24.50,24.25,25.50</text:p>
          </table:table-cell>
          <table:table-cell office:value-type="string" calcext:value-type="string">
            <text:p>25.00,24.50,24.25,25.25,26.75,26.25,24.75,25.75,24.75,24.75,24.50,24.75,27.50,25.75,24.75,25.25</text:p>
          </table:table-cell>
          <table:table-cell office:value-type="string" calcext:value-type="string">
            <text:p>24.75,24.50,24.50,24.25,25.25,24.75,25.75,25.75,25.00,25.00,24.50,24.00,24.00,24.50,26.00,25.50</text:p>
          </table:table-cell>
          <table:table-cell office:value-type="string" calcext:value-type="string">
            <text:p>25.00,25.00,24.50,23.75,24.00,24.00,24.25,25.75,24.75,25.00,24.75,24.50,24.50,24.50,24.75,24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0,24.75,24.75,24.50,24.75,24.75,24.50,23.50,25.50,25.75,25.00,24.50,25.75,25.25,25.25,25.25</text:p>
          </table:table-cell>
          <table:table-cell office:value-type="string" calcext:value-type="string">
            <text:p>26.75,26.75,27.50,26.00,27.25,27.25,25.25,26.25,26.75,27.50,26.50,25.00,27.25,27.25,24.50,25.75</text:p>
          </table:table-cell>
          <table:table-cell office:value-type="string" calcext:value-type="string">
            <text:p>27.50,27.25,26.75,24.75,26.25,25.75,24.00,26.00,27.75,28.00,26.25,24.25,24.25,24.50,24.50,25.50</text:p>
          </table:table-cell>
          <table:table-cell office:value-type="string" calcext:value-type="string">
            <text:p>28.00,28.75,25.75,24.75,24.50,25.25,24.25,25.50,26.75,26.75,25.00,24.25,24.50,25.25,24.25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0,24.00,24.75,24.50,25.00,25.25,25.75,24.50,24.75,25.25,24.50,24.50,25.50,25.50,25.50,25.75</text:p>
          </table:table-cell>
          <table:table-cell office:value-type="string" calcext:value-type="string">
            <text:p>25.75,25.00,25.00,25.75,27.25,27.00,27.25,26.50,25.00,25.25,24.75,25.00,27.25,28.00,27.50,26.50</text:p>
          </table:table-cell>
          <table:table-cell office:value-type="string" calcext:value-type="string">
            <text:p>24.50,24.75,24.50,24.75,25.50,27.25,28.00,26.50,25.25,24.75,24.50,24.00,24.25,27.50,30.25,27.00</text:p>
          </table:table-cell>
          <table:table-cell office:value-type="string" calcext:value-type="string">
            <text:p>25.00,25.00,24.50,24.25,24.50,27.50,29.00,26.00,25.00,24.75,25.25,23.75,24.25,26.50,26.50,25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4.75,24.25,24.25,24.00,24.50,23.75,25.00,24.00,24.25,24.75,24.00,24.50,25.25,24.50,24.25,25.50</text:p>
          </table:table-cell>
          <table:table-cell office:value-type="string" calcext:value-type="string">
            <text:p>25.00,24.50,24.25,25.25,26.75,26.25,24.75,25.75,24.75,24.75,24.50,24.75,27.50,25.75,24.75,25.25</text:p>
          </table:table-cell>
          <table:table-cell office:value-type="string" calcext:value-type="string">
            <text:p>24.75,24.50,24.50,24.25,25.25,24.75,25.75,25.75,25.00,25.00,24.50,24.00,24.00,24.50,26.00,25.50</text:p>
          </table:table-cell>
          <table:table-cell office:value-type="string" calcext:value-type="string">
            <text:p>25.00,25.00,24.50,23.75,24.00,24.00,24.25,25.75,24.75,25.00,24.75,24.50,24.50,24.50,24.75,24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0,24.75,24.75,24.50,24.75,24.75,24.50,23.50,25.50,25.75,25.00,24.50,25.75,25.25,25.25,25.25</text:p>
          </table:table-cell>
          <table:table-cell office:value-type="string" calcext:value-type="string">
            <text:p>26.75,26.75,27.50,26.00,27.25,27.25,25.25,26.25,26.75,27.50,26.50,25.00,27.25,27.25,24.50,25.75</text:p>
          </table:table-cell>
          <table:table-cell office:value-type="string" calcext:value-type="string">
            <text:p>27.50,27.25,26.75,24.75,26.25,25.75,24.00,26.00,27.75,28.00,26.25,24.25,24.25,24.50,24.50,25.50</text:p>
          </table:table-cell>
          <table:table-cell office:value-type="string" calcext:value-type="string">
            <text:p>28.00,28.75,25.75,24.75,24.50,25.25,24.25,25.50,26.75,26.75,25.00,24.25,24.50,25.25,24.25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0,24.00,24.75,24.50,25.00,25.25,25.75,24.50,24.75,25.25,24.50,24.50,25.50,25.50,25.50,25.75</text:p>
          </table:table-cell>
          <table:table-cell office:value-type="string" calcext:value-type="string">
            <text:p>25.75,25.00,25.00,25.75,27.25,27.00,27.25,26.50,25.00,25.25,24.75,25.00,27.25,28.00,27.50,26.50</text:p>
          </table:table-cell>
          <table:table-cell office:value-type="string" calcext:value-type="string">
            <text:p>24.50,24.75,24.50,24.75,25.50,27.25,28.00,26.50,25.25,24.75,24.50,24.00,24.25,27.50,30.25,27.00</text:p>
          </table:table-cell>
          <table:table-cell office:value-type="string" calcext:value-type="string">
            <text:p>25.00,25.00,24.50,24.25,24.50,27.50,29.00,26.00,25.00,24.75,25.25,23.75,24.25,26.50,26.50,25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4.75,24.25,24.25,24.00,24.50,23.75,25.00,24.00,24.25,24.75,24.00,24.50,25.25,24.50,24.25,25.50</text:p>
          </table:table-cell>
          <table:table-cell office:value-type="string" calcext:value-type="string">
            <text:p>25.00,24.50,24.25,25.25,26.75,26.25,24.75,25.75,24.75,24.75,24.50,24.75,27.50,25.75,24.75,25.25</text:p>
          </table:table-cell>
          <table:table-cell office:value-type="string" calcext:value-type="string">
            <text:p>24.75,24.50,24.50,24.25,25.25,24.75,25.75,25.75,25.00,25.00,24.50,24.00,24.00,24.50,26.00,25.50</text:p>
          </table:table-cell>
          <table:table-cell office:value-type="string" calcext:value-type="string">
            <text:p>25.00,25.00,24.50,23.75,24.00,24.00,24.25,25.75,24.75,25.00,24.75,24.50,24.50,24.50,24.75,24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0,24.75,24.75,24.50,24.75,24.75,24.50,23.50,25.50,25.75,25.00,24.50,25.75,25.25,25.25,25.25</text:p>
          </table:table-cell>
          <table:table-cell office:value-type="string" calcext:value-type="string">
            <text:p>26.75,26.75,27.50,26.00,27.25,27.25,25.25,26.25,26.75,27.50,26.50,25.00,27.25,27.25,24.50,25.75</text:p>
          </table:table-cell>
          <table:table-cell office:value-type="string" calcext:value-type="string">
            <text:p>27.50,27.25,26.75,24.75,26.25,25.75,24.00,26.00,27.75,28.00,26.25,24.25,24.25,24.50,24.50,25.50</text:p>
          </table:table-cell>
          <table:table-cell office:value-type="string" calcext:value-type="string">
            <text:p>28.00,28.75,25.75,24.75,24.50,25.25,24.25,25.50,26.75,26.75,25.00,24.25,24.50,25.25,24.25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0,24.00,24.75,24.50,25.00,25.25,25.75,24.50,24.75,25.25,24.50,24.50,25.50,25.50,25.50,25.75</text:p>
          </table:table-cell>
          <table:table-cell office:value-type="string" calcext:value-type="string">
            <text:p>25.75,25.00,25.00,25.75,27.25,27.00,27.25,26.50,25.00,25.25,24.75,25.00,27.25,28.00,27.50,26.50</text:p>
          </table:table-cell>
          <table:table-cell office:value-type="string" calcext:value-type="string">
            <text:p>24.50,24.75,24.50,24.75,25.50,27.25,28.00,26.50,25.25,24.75,24.50,24.00,24.25,27.50,30.25,27.00</text:p>
          </table:table-cell>
          <table:table-cell office:value-type="string" calcext:value-type="string">
            <text:p>25.00,25.00,24.50,24.25,24.50,27.50,29.00,26.00,25.00,24.75,25.25,23.75,24.25,26.50,26.50,25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4.75,24.25,24.25,24.00,24.50,23.75,25.00,24.00,24.25,24.75,24.00,24.50,25.25,24.50,24.25,25.50</text:p>
          </table:table-cell>
          <table:table-cell office:value-type="string" calcext:value-type="string">
            <text:p>25.00,24.50,24.25,25.25,26.75,26.25,24.75,25.75,24.75,24.75,24.50,24.75,27.50,25.75,24.75,25.25</text:p>
          </table:table-cell>
          <table:table-cell office:value-type="string" calcext:value-type="string">
            <text:p>24.75,24.50,24.50,24.25,25.25,24.75,25.75,25.75,25.00,25.00,24.50,24.00,24.00,24.50,26.00,25.50</text:p>
          </table:table-cell>
          <table:table-cell office:value-type="string" calcext:value-type="string">
            <text:p>25.00,25.00,24.50,23.75,24.00,24.00,24.25,25.75,24.75,25.00,24.75,24.50,24.50,24.50,24.75,24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0,24.75,24.75,24.50,24.75,24.75,24.50,23.50,25.50,25.75,25.00,24.50,25.75,25.25,25.25,25.25</text:p>
          </table:table-cell>
          <table:table-cell office:value-type="string" calcext:value-type="string">
            <text:p>26.75,26.75,27.50,26.00,27.25,27.25,25.25,26.25,26.75,27.50,26.50,25.00,27.25,27.25,24.50,25.75</text:p>
          </table:table-cell>
          <table:table-cell office:value-type="string" calcext:value-type="string">
            <text:p>27.50,27.25,26.75,24.75,26.25,25.75,24.00,26.00,27.75,28.00,26.25,24.25,24.25,24.50,24.50,25.50</text:p>
          </table:table-cell>
          <table:table-cell office:value-type="string" calcext:value-type="string">
            <text:p>28.00,28.75,25.75,24.75,24.50,25.25,24.25,25.50,26.75,26.75,25.00,24.25,24.50,25.25,24.25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0,24.00,24.75,24.50,25.00,25.25,25.75,24.50,24.75,25.25,24.50,24.50,25.50,25.50,25.50,25.75</text:p>
          </table:table-cell>
          <table:table-cell office:value-type="string" calcext:value-type="string">
            <text:p>25.75,25.00,25.00,25.75,27.25,27.00,27.25,26.50,25.00,25.25,24.75,25.00,27.25,28.00,27.50,26.50</text:p>
          </table:table-cell>
          <table:table-cell office:value-type="string" calcext:value-type="string">
            <text:p>24.50,24.75,24.50,24.75,25.50,27.25,28.00,26.50,25.25,24.75,24.50,24.00,24.25,27.50,30.25,27.00</text:p>
          </table:table-cell>
          <table:table-cell office:value-type="string" calcext:value-type="string">
            <text:p>25.00,25.00,24.50,24.25,24.50,27.50,29.00,26.00,25.00,24.75,25.25,23.75,24.25,26.50,26.50,25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4.75,24.25,24.25,24.00,24.50,23.75,25.00,24.00,24.25,24.75,24.00,24.50,25.25,24.50,24.25,25.50</text:p>
          </table:table-cell>
          <table:table-cell office:value-type="string" calcext:value-type="string">
            <text:p>25.00,24.50,24.25,25.25,26.75,26.25,24.75,25.75,24.75,24.75,24.50,24.75,27.50,25.75,24.75,25.25</text:p>
          </table:table-cell>
          <table:table-cell office:value-type="string" calcext:value-type="string">
            <text:p>24.75,24.50,24.50,24.25,25.25,24.75,25.75,25.75,25.00,25.00,24.50,24.00,24.00,24.50,26.00,25.50</text:p>
          </table:table-cell>
          <table:table-cell office:value-type="string" calcext:value-type="string">
            <text:p>25.00,25.00,24.50,23.75,24.00,24.00,24.25,25.75,24.75,25.00,24.75,24.50,24.50,24.50,24.75,24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0,24.75,24.75,24.50,24.75,24.75,24.50,23.50,25.50,25.75,25.00,24.50,25.75,25.25,25.25,25.25</text:p>
          </table:table-cell>
          <table:table-cell office:value-type="string" calcext:value-type="string">
            <text:p>26.75,26.75,27.50,26.00,27.25,27.25,25.25,26.25,26.75,27.50,26.50,25.00,27.25,27.25,24.50,25.75</text:p>
          </table:table-cell>
          <table:table-cell office:value-type="string" calcext:value-type="string">
            <text:p>27.50,27.25,26.75,24.75,26.25,25.75,24.00,26.00,27.75,28.00,26.25,24.25,24.25,24.50,24.50,25.50</text:p>
          </table:table-cell>
          <table:table-cell office:value-type="string" calcext:value-type="string">
            <text:p>28.00,28.75,25.75,24.75,24.50,25.25,24.25,25.50,26.75,26.75,25.00,24.25,24.50,25.25,24.25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0,24.00,24.75,24.50,25.00,25.25,25.75,24.50,24.75,25.25,24.50,24.50,25.50,25.50,25.50,25.75</text:p>
          </table:table-cell>
          <table:table-cell office:value-type="string" calcext:value-type="string">
            <text:p>25.75,25.00,25.00,25.75,27.25,27.00,27.25,26.50,25.00,25.25,24.75,25.00,27.25,28.00,27.50,26.50</text:p>
          </table:table-cell>
          <table:table-cell office:value-type="string" calcext:value-type="string">
            <text:p>24.50,24.75,24.50,24.75,25.50,27.25,28.00,26.50,25.25,24.75,24.50,24.00,24.25,27.50,30.25,27.00</text:p>
          </table:table-cell>
          <table:table-cell office:value-type="string" calcext:value-type="string">
            <text:p>25.00,25.00,24.50,24.25,24.50,27.50,29.00,26.00,25.00,24.75,25.25,23.75,24.25,26.50,26.50,25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4.75,24.25,24.25,24.00,24.50,23.75,25.00,24.00,24.25,24.75,24.00,24.50,25.25,24.50,24.25,25.50</text:p>
          </table:table-cell>
          <table:table-cell office:value-type="string" calcext:value-type="string">
            <text:p>25.00,24.50,24.25,25.25,26.75,26.25,24.75,25.75,24.75,24.75,24.50,24.75,27.50,25.75,24.75,25.25</text:p>
          </table:table-cell>
          <table:table-cell office:value-type="string" calcext:value-type="string">
            <text:p>24.75,24.50,24.50,24.25,25.25,24.75,25.75,25.75,25.00,25.00,24.50,24.00,24.00,24.50,26.00,25.50</text:p>
          </table:table-cell>
          <table:table-cell office:value-type="string" calcext:value-type="string">
            <text:p>25.00,25.00,24.50,23.75,24.00,24.00,24.25,25.75,24.75,25.00,24.75,24.50,24.50,24.50,24.75,24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0,24.75,24.75,24.50,24.75,24.75,24.50,23.50,25.50,25.75,25.00,24.50,25.75,25.25,25.25,25.25</text:p>
          </table:table-cell>
          <table:table-cell office:value-type="string" calcext:value-type="string">
            <text:p>26.75,26.75,27.50,26.00,27.25,27.25,25.25,26.25,26.75,27.50,26.50,25.00,27.25,27.25,24.50,25.75</text:p>
          </table:table-cell>
          <table:table-cell office:value-type="string" calcext:value-type="string">
            <text:p>27.50,27.25,26.75,24.75,26.25,25.75,24.00,26.00,27.75,28.00,26.25,24.25,24.25,24.50,24.50,25.50</text:p>
          </table:table-cell>
          <table:table-cell office:value-type="string" calcext:value-type="string">
            <text:p>28.00,28.75,25.75,24.75,24.50,25.25,24.25,25.50,26.75,26.75,25.00,24.25,24.50,25.25,24.25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0,24.00,24.75,24.50,25.00,25.25,25.75,24.50,24.75,25.25,24.50,24.50,25.50,25.50,25.50,25.75</text:p>
          </table:table-cell>
          <table:table-cell office:value-type="string" calcext:value-type="string">
            <text:p>25.75,25.00,25.00,25.75,27.25,27.00,27.25,26.50,25.00,25.25,24.75,25.00,27.25,28.00,27.50,26.50</text:p>
          </table:table-cell>
          <table:table-cell office:value-type="string" calcext:value-type="string">
            <text:p>24.50,24.75,24.50,24.75,25.50,27.25,28.00,26.50,25.25,24.75,24.50,24.00,24.25,27.50,30.25,27.00</text:p>
          </table:table-cell>
          <table:table-cell office:value-type="string" calcext:value-type="string">
            <text:p>25.00,25.00,24.50,24.25,24.50,27.50,29.00,26.00,25.00,24.75,25.25,23.75,24.25,26.50,26.50,25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4.75,24.25,24.25,24.00,24.50,23.75,25.00,24.00,24.25,24.75,24.00,24.50,25.25,24.50,24.25,25.50</text:p>
          </table:table-cell>
          <table:table-cell office:value-type="string" calcext:value-type="string">
            <text:p>25.00,24.50,24.25,25.25,26.75,26.25,24.75,25.75,24.75,24.75,24.50,24.75,27.50,25.75,24.75,25.25</text:p>
          </table:table-cell>
          <table:table-cell office:value-type="string" calcext:value-type="string">
            <text:p>24.75,24.50,24.50,24.25,25.25,24.75,25.75,25.75,25.00,25.00,24.50,24.00,24.00,24.50,26.00,25.50</text:p>
          </table:table-cell>
          <table:table-cell office:value-type="string" calcext:value-type="string">
            <text:p>25.00,25.00,24.50,23.75,24.00,24.00,24.25,25.75,24.75,25.00,24.75,24.50,24.50,24.50,24.75,24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0,24.75,24.75,24.50,24.75,24.75,24.50,23.50,25.50,25.75,25.00,24.50,25.75,25.25,25.25,25.25</text:p>
          </table:table-cell>
          <table:table-cell office:value-type="string" calcext:value-type="string">
            <text:p>26.75,26.75,27.50,26.00,27.25,27.25,25.25,26.25,26.75,27.50,26.50,25.00,27.25,27.25,24.50,25.75</text:p>
          </table:table-cell>
          <table:table-cell office:value-type="string" calcext:value-type="string">
            <text:p>27.50,27.25,26.75,24.75,26.25,25.75,24.00,26.00,27.75,28.00,26.25,24.25,24.25,24.50,24.50,25.50</text:p>
          </table:table-cell>
          <table:table-cell office:value-type="string" calcext:value-type="string">
            <text:p>28.00,28.75,25.75,24.75,24.50,25.25,24.25,25.50,26.75,26.75,25.00,24.25,24.50,25.25,24.25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0,24.00,24.75,24.50,25.00,25.25,25.75,24.50,24.75,25.25,24.50,24.50,25.50,25.50,25.50,25.75</text:p>
          </table:table-cell>
          <table:table-cell office:value-type="string" calcext:value-type="string">
            <text:p>25.75,25.00,25.00,25.75,27.25,27.00,27.25,26.50,25.00,25.25,24.75,25.00,27.25,28.00,27.50,26.50</text:p>
          </table:table-cell>
          <table:table-cell office:value-type="string" calcext:value-type="string">
            <text:p>24.50,24.75,24.50,24.75,25.50,27.25,28.00,26.50,25.25,24.75,24.50,24.00,24.25,27.50,30.25,27.00</text:p>
          </table:table-cell>
          <table:table-cell office:value-type="string" calcext:value-type="string">
            <text:p>25.00,25.00,24.50,24.25,24.50,27.50,29.00,26.00,25.00,24.75,25.25,23.75,24.25,26.50,26.50,25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4.75,24.25,24.25,24.00,24.50,23.75,25.00,24.00,24.25,24.75,24.00,24.50,25.25,24.50,24.25,25.50</text:p>
          </table:table-cell>
          <table:table-cell office:value-type="string" calcext:value-type="string">
            <text:p>25.00,24.50,24.25,25.25,26.75,26.25,24.75,25.75,24.75,24.75,24.50,24.75,27.50,25.75,24.75,25.25</text:p>
          </table:table-cell>
          <table:table-cell office:value-type="string" calcext:value-type="string">
            <text:p>24.75,24.50,24.50,24.25,25.25,24.75,25.75,25.75,25.00,25.00,24.50,24.00,24.00,24.50,26.00,25.50</text:p>
          </table:table-cell>
          <table:table-cell office:value-type="string" calcext:value-type="string">
            <text:p>25.00,25.00,24.50,23.75,24.00,24.00,24.25,25.75,24.75,25.00,24.75,24.50,24.50,24.50,24.75,24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0,24.75,24.75,24.50,24.75,24.75,24.50,23.50,25.50,25.75,25.00,24.50,25.75,25.25,25.25,25.25</text:p>
          </table:table-cell>
          <table:table-cell office:value-type="string" calcext:value-type="string">
            <text:p>26.75,26.75,27.50,26.00,27.25,27.25,25.25,26.25,26.75,27.50,26.50,25.00,27.25,27.25,24.50,25.75</text:p>
          </table:table-cell>
          <table:table-cell office:value-type="string" calcext:value-type="string">
            <text:p>27.50,27.25,26.75,24.75,26.25,25.75,24.00,26.00,27.75,28.00,26.25,24.25,24.25,24.50,24.50,25.50</text:p>
          </table:table-cell>
          <table:table-cell office:value-type="string" calcext:value-type="string">
            <text:p>28.00,28.75,25.75,24.75,24.50,25.25,24.25,25.50,26.75,26.75,25.00,24.25,24.50,25.25,24.25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0,24.00,24.75,24.50,25.00,25.25,25.75,24.50,24.75,25.25,24.50,24.50,25.50,25.50,25.50,25.75</text:p>
          </table:table-cell>
          <table:table-cell office:value-type="string" calcext:value-type="string">
            <text:p>25.75,25.00,25.00,25.75,27.25,27.00,27.25,26.50,25.00,25.25,24.75,25.00,27.25,28.00,27.50,26.50</text:p>
          </table:table-cell>
          <table:table-cell office:value-type="string" calcext:value-type="string">
            <text:p>24.50,24.75,24.50,24.75,25.50,27.25,28.00,26.50,25.25,24.75,24.50,24.00,24.25,27.50,30.25,27.00</text:p>
          </table:table-cell>
          <table:table-cell office:value-type="string" calcext:value-type="string">
            <text:p>25.00,25.00,24.50,24.25,24.50,27.50,29.00,26.00,25.00,24.75,25.25,23.75,24.25,26.50,26.50,25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4.75,24.25,24.25,24.00,24.50,23.75,25.00,24.00,24.25,24.75,24.00,24.50,25.25,24.50,24.25,25.50</text:p>
          </table:table-cell>
          <table:table-cell office:value-type="string" calcext:value-type="string">
            <text:p>25.00,24.50,24.25,25.25,26.75,26.25,24.75,25.75,24.75,24.75,24.50,24.75,27.50,25.75,24.75,25.25</text:p>
          </table:table-cell>
          <table:table-cell office:value-type="string" calcext:value-type="string">
            <text:p>24.75,24.50,24.50,24.25,25.25,24.75,25.75,25.75,25.00,25.00,24.50,24.00,24.00,24.50,26.00,25.50</text:p>
          </table:table-cell>
          <table:table-cell office:value-type="string" calcext:value-type="string">
            <text:p>25.00,25.00,24.50,23.75,24.00,24.00,24.25,25.75,24.75,25.00,24.75,24.50,24.50,24.50,24.75,24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0,24.75,24.75,24.50,24.75,24.75,24.50,23.50,25.50,25.75,25.00,24.50,25.75,25.25,25.25,25.25</text:p>
          </table:table-cell>
          <table:table-cell office:value-type="string" calcext:value-type="string">
            <text:p>26.75,26.75,27.50,26.00,27.25,27.25,25.25,26.25,26.75,27.50,26.50,25.00,27.25,27.25,24.50,25.75</text:p>
          </table:table-cell>
          <table:table-cell office:value-type="string" calcext:value-type="string">
            <text:p>27.50,27.25,26.75,24.75,26.25,25.75,24.00,26.00,27.75,28.00,26.25,24.25,24.25,24.50,24.50,25.50</text:p>
          </table:table-cell>
          <table:table-cell office:value-type="string" calcext:value-type="string">
            <text:p>28.00,28.75,25.75,24.75,24.50,25.25,24.25,25.50,26.75,26.75,25.00,24.25,24.50,25.25,24.25,24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0,24.00,24.75,24.50,25.00,25.25,25.75,24.50,24.75,25.25,24.50,24.50,25.50,25.50,25.50,25.75</text:p>
          </table:table-cell>
          <table:table-cell office:value-type="string" calcext:value-type="string">
            <text:p>25.75,25.00,25.00,25.75,27.25,27.00,27.25,26.50,25.00,25.25,24.75,25.00,27.25,28.00,27.50,26.50</text:p>
          </table:table-cell>
          <table:table-cell office:value-type="string" calcext:value-type="string">
            <text:p>24.50,24.75,24.50,24.75,25.50,27.25,28.00,26.50,25.25,24.75,24.50,24.00,24.25,27.50,30.25,27.00</text:p>
          </table:table-cell>
          <table:table-cell office:value-type="string" calcext:value-type="string">
            <text:p>25.00,25.00,24.50,24.25,24.50,27.50,29.00,26.00,25.00,24.75,25.25,23.75,24.25,26.50,26.50,25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4.75,24.25,24.25,24.00,24.50,23.75,25.00,24.00,24.25,24.75,24.00,24.50,25.25,24.50,24.25,25.50</text:p>
          </table:table-cell>
          <table:table-cell office:value-type="string" calcext:value-type="string">
            <text:p>25.00,24.50,24.25,25.25,26.75,26.25,24.75,25.75,24.75,24.75,24.50,24.75,27.50,25.75,24.75,25.25</text:p>
          </table:table-cell>
          <table:table-cell office:value-type="string" calcext:value-type="string">
            <text:p>24.75,24.50,24.50,24.25,25.25,24.75,25.75,25.75,25.00,25.00,24.50,24.00,24.00,24.50,26.00,25.50</text:p>
          </table:table-cell>
          <table:table-cell office:value-type="string" calcext:value-type="string">
            <text:p>25.00,25.00,24.50,23.75,24.00,24.00,24.25,25.75,24.75,25.00,24.75,24.50,24.50,24.50,24.75,24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3">00/00/0000</text:date>, <text:time style:data-style-name="N2" text:time-value="10:11:02.672878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23T10:22:16.033589980</dc:date>
    <meta:editing-duration>PT46M23S</meta:editing-duration>
    <meta:editing-cycles>8</meta:editing-cycles>
    <meta:generator>LibreOffice/6.4.7.2$Linux_X86_64 LibreOffice_project/40$Build-2</meta:generator>
    <meta:document-statistic meta:table-count="1" meta:cell-count="8414" meta:object-count="0"/>
  </office:meta>
</office:document-meta>
</file>